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80%" style:writing-mode="lr-tb"/>
    </style:style>
    <style:style style:name="T1_1" style:family="text">
      <style:text-properties fo:background-color="#ffffff" fo:color="#272a34" style:font-name="Times New Roman" style:font-name-asian="Times New Roman" style:font-name-complex="Times New Roman"/>
    </style:style>
    <style:style style:name="T1_2" style:family="text">
      <style:text-properties fo:background-color="#ffffff" fo:color="#272a34" style:font-name="Times New Roman" style:font-name-asian="Times New Roman" style:font-name-complex="Times New Roman"/>
    </style:style>
    <style:style style:name="T1_3" style:family="text">
      <style:text-properties fo:background-color="#ffffff" fo:color="#272a34" style:font-name="Times New Roman" style:font-name-asian="Times New Roman" style:font-name-complex="Times New Roman"/>
    </style:style>
    <style:style style:name="T1_4" style:family="text">
      <style:text-properties fo:background-color="#ffffff" fo:color="#272a34" style:font-name="Times New Roman" style:font-name-asian="Times New Roman" style:font-name-complex="Times New Roman"/>
    </style:style>
    <style:style style:name="T1_5" style:family="text">
      <style:text-properties fo:background-color="#ffffff" fo:color="#272a34" style:font-name="Times New Roman" style:font-name-asian="Times New Roman" style:font-name-complex="Times New Roman"/>
    </style:style>
    <style:style style:name="T1_6" style:family="text">
      <style:text-properties fo:background-color="#ffffff" fo:color="#272a34" style:font-name="Times New Roman" style:font-name-asian="Times New Roman" style:font-name-complex="Times New Roman"/>
    </style:style>
    <style:style style:name="T1_7" style:family="text">
      <style:text-properties fo:background-color="#ffffff" fo:color="#272a34" style:font-name="Times New Roman" style:font-name-asian="Times New Roman" style:font-name-complex="Times New Roman"/>
    </style:style>
    <style:style style:name="T1_8" style:family="text">
      <style:text-properties fo:background-color="#ffffff" fo:color="#272a34" style:font-name="Times New Roman" style:font-name-asian="Times New Roman" style:font-name-complex="Times New Roman"/>
    </style:style>
    <style:style style:name="T1_9" style:family="text">
      <style:text-properties fo:background-color="#ffffff" fo:color="#272a34" style:font-name="Times New Roman" style:font-name-asian="Times New Roman" style:font-name-complex="Times New Roman"/>
    </style:style>
    <style:style style:name="T1_10" style:family="text">
      <style:text-properties fo:background-color="#ffffff" fo:color="#272a34" style:font-name="Times New Roman" style:font-name-asian="Times New Roman" style:font-name-complex="Times New Roman"/>
    </style:style>
    <style:style style:name="T1_11" style:family="text">
      <style:text-properties fo:background-color="#ffffff" fo:color="#272a34" style:font-name="Times New Roman" style:font-name-asian="Times New Roman" style:font-name-complex="Times New Roman"/>
    </style:style>
    <style:style style:name="T1_12" style:family="text">
      <style:text-properties fo:background-color="#ffffff" fo:color="#272a34" style:font-name="Times New Roman" style:font-name-asian="Times New Roman" style:font-name-complex="Times New Roman"/>
    </style:style>
    <style:style style:name="T1_13" style:family="text">
      <style:text-properties fo:background-color="#ffffff" fo:color="#272a34" style:font-name="Times New Roman" style:font-name-asian="Times New Roman" style:font-name-complex="Times New Roman"/>
    </style:style>
    <style:style style:name="T1_14" style:family="text">
      <style:text-properties fo:background-color="#ffffff" fo:color="#272a34" style:font-name="Times New Roman" style:font-name-asian="Times New Roman" style:font-name-complex="Times New Roman"/>
    </style:style>
    <style:style style:name="T1_15" style:family="text">
      <style:text-properties fo:background-color="#ffffff" fo:color="#272a34" style:font-name="Times New Roman" style:font-name-asian="Times New Roman" style:font-name-complex="Times New Roman"/>
    </style:style>
    <style:style style:name="T1_16" style:family="text">
      <style:text-properties fo:background-color="#ffffff" fo:color="#272a34" style:font-name="Times New Roman" style:font-name-asian="Times New Roman" style:font-name-complex="Times New Roman"/>
    </style:style>
    <style:style style:name="T1_17" style:family="text">
      <style:text-properties fo:background-color="#ffffff" fo:color="#272a34" style:font-name="Times New Roman" style:font-name-asian="Times New Roman" style:font-name-complex="Times New Roman"/>
    </style:style>
    <style:style style:name="T1_18" style:family="text">
      <style:text-properties fo:background-color="#ffffff" fo:color="#272a34" style:font-name="Times New Roman" style:font-name-asian="Times New Roman" style:font-name-complex="Times New Roman"/>
    </style:style>
    <style:style style:name="T1_19" style:family="text">
      <style:text-properties fo:background-color="#ffffff" fo:color="#272a34" style:font-name="Times New Roman" style:font-name-asian="Times New Roman" style:font-name-complex="Times New Roman"/>
    </style:style>
    <style:style style:name="T1_20" style:family="text">
      <style:text-properties fo:background-color="#ffffff" fo:color="#272a34" style:font-name="Times New Roman" style:font-name-asian="Times New Roman" style:font-name-complex="Times New Roman"/>
    </style:style>
    <style:style style:name="T1_21" style:family="text">
      <style:text-properties fo:background-color="#ffffff" fo:color="#272a34" style:font-name="Times New Roman" style:font-name-asian="Times New Roman" style:font-name-complex="Times New Roman"/>
    </style:style>
    <style:style style:name="T1_22" style:family="text">
      <style:text-properties fo:background-color="#ffffff" fo:color="#272a34"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justify" fo:break-before="auto" fo:line-height="180%" style:writing-mode="lr-tb"/>
    </style:style>
    <style:style style:name="T2_1" style:family="text">
      <style:text-properties fo:background-color="#ffffff" fo:color="#272a34" fo:font-size="10pt" style:font-size-asian="10pt" style:font-size-complex="10pt"/>
    </style:style>
    <style:style style:name="T2_2" style:family="text">
      <style:text-properties fo:background-color="#ffffff" fo:color="#272a34" fo:font-size="10pt" style:font-size-asian="10pt" style:font-size-complex="10pt"/>
    </style:style>
    <style:style style:name="T2_3" style:family="text">
      <style:text-properties fo:background-color="#ffffff" fo:color="#272a34" fo:font-size="10pt" style:font-size-asian="10pt" style:font-size-complex="10pt"/>
    </style:style>
    <style:style style:name="T2_4" style:family="text">
      <style:text-properties fo:background-color="#ffffff" fo:color="#272a34" fo:font-size="10pt" style:font-size-asian="10pt" style:font-size-complex="10pt"/>
    </style:style>
    <style:style style:name="T2_5" style:family="text">
      <style:text-properties fo:background-color="#ffffff" fo:color="#272a34" fo:font-size="10pt" style:font-size-asian="10pt" style:font-size-complex="10pt"/>
    </style:style>
    <style:style style:name="T2_6" style:family="text">
      <style:text-properties fo:background-color="#ffffff" fo:color="#272a34" fo:font-size="10pt" style:font-size-asian="10pt" style:font-size-complex="10pt"/>
    </style:style>
    <style:style style:name="T2_7" style:family="text">
      <style:text-properties fo:background-color="#ffffff" fo:color="#272a34" fo:font-size="10pt" style:font-size-asian="10pt" style:font-size-complex="10pt"/>
    </style:style>
    <style:style style:name="T2_8" style:family="text">
      <style:text-properties fo:background-color="#ffffff" fo:color="#272a34" fo:font-size="10pt" style:font-size-asian="10pt" style:font-size-complex="10pt"/>
    </style:style>
    <style:style style:name="T2_9" style:family="text">
      <style:text-properties fo:background-color="#ffffff" fo:color="#272a34" fo:font-size="10pt" style:font-size-asian="10pt" style:font-size-complex="10pt"/>
    </style:style>
    <style:style style:name="T2_10" style:family="text">
      <style:text-properties fo:background-color="#ffffff" fo:color="#272a34" fo:font-size="10pt" style:font-size-asian="10pt" style:font-size-complex="10pt"/>
    </style:style>
    <style:style style:name="T2_11" style:family="text">
      <style:text-properties fo:background-color="#ffffff" fo:color="#272a34" fo:font-size="10pt" style:font-size-asian="10pt" style:font-size-complex="10pt"/>
    </style:style>
    <style:style style:name="T2_12" style:family="text">
      <style:text-properties fo:background-color="#ffffff" fo:color="#272a34" fo:font-size="10pt" style:font-size-asian="10pt" style:font-size-complex="10pt"/>
    </style:style>
    <style:style style:name="T2_13" style:family="text">
      <style:text-properties fo:background-color="#ffffff" fo:color="#272a34" fo:font-size="10pt" style:font-size-asian="10pt" style:font-size-complex="10pt"/>
    </style:style>
    <style:style style:name="T2_14" style:family="text">
      <style:text-properties fo:background-color="#ffffff" fo:color="#272a34" fo:font-size="10pt" style:font-size-asian="10pt" style:font-size-complex="10pt"/>
    </style:style>
    <style:style style:name="T2_15" style:family="text">
      <style:text-properties fo:background-color="#ffffff" fo:color="#272a34" fo:font-size="10pt" style:font-size-asian="10pt" style:font-size-complex="10pt"/>
    </style:style>
    <style:style style:name="T2_16" style:family="text">
      <style:text-properties fo:background-color="#ffffff" fo:color="#272a34" fo:font-size="10pt" style:font-size-asian="10pt" style:font-size-complex="10pt"/>
    </style:style>
    <style:style style:name="T2_17" style:family="text">
      <style:text-properties fo:background-color="#ffffff" fo:color="#272a34" fo:font-size="10pt" style:font-size-asian="10pt" style:font-size-complex="10pt"/>
    </style:style>
    <style:style style:name="T2_18" style:family="text">
      <style:text-properties fo:background-color="#ffffff" fo:color="#272a34" fo:font-size="10pt" style:font-size-asian="10pt" style:font-size-complex="10pt"/>
    </style:style>
    <style:style style:name="T2_19" style:family="text">
      <style:text-properties fo:background-color="#ffffff" fo:color="#272a34" fo:font-size="10pt" style:font-size-asian="10pt" style:font-size-complex="10pt"/>
    </style:style>
    <style:style style:name="T2_20" style:family="text">
      <style:text-properties fo:background-color="#ffffff" fo:color="#272a34" fo:font-size="10pt" style:font-size-asian="10pt" style:font-size-complex="10pt"/>
    </style:style>
    <style:style style:name="T2_21" style:family="text">
      <style:text-properties fo:background-color="#ffffff" fo:color="#272a34" fo:font-size="10pt" style:font-size-asian="10pt" style:font-size-complex="10pt"/>
    </style:style>
    <style:style style:name="T2_22" style:family="text">
      <style:text-properties fo:background-color="#ffffff" fo:color="#272a34" fo:font-size="10pt" style:font-size-asian="10pt" style:font-size-complex="10pt"/>
    </style:style>
    <style:style style:name="T2_23" style:family="text">
      <style:text-properties fo:background-color="#ffffff" fo:color="#272a34" fo:font-size="10pt" style:font-size-asian="10pt" style:font-size-complex="10pt"/>
    </style:style>
    <style:style style:name="T2_24" style:family="text">
      <style:text-properties fo:background-color="#ffffff" fo:color="#272a34" fo:font-size="10pt" style:font-size-asian="10pt" style:font-size-complex="10pt"/>
    </style:style>
    <style:style style:name="T2_25" style:family="text">
      <style:text-properties fo:background-color="#ffffff" fo:color="#272a34" fo:font-size="10pt" style:font-size-asian="10pt" style:font-size-complex="10pt"/>
    </style:style>
    <style:style style:name="T2_26" style:family="text">
      <style:text-properties fo:background-color="#ffffff" fo:color="#272a34" fo:font-size="10pt" style:font-size-asian="10pt" style:font-size-complex="10pt"/>
    </style:style>
    <style:style style:name="T2_27" style:family="text">
      <style:text-properties fo:background-color="#ffffff" fo:color="#272a34" fo:font-size="10pt" style:font-size-asian="10pt" style:font-size-complex="10pt"/>
    </style:style>
    <style:style style:name="T2_28" style:family="text">
      <style:text-properties fo:background-color="#ffffff" fo:color="#272a34" fo:font-size="10pt" style:font-size-asian="10pt" style:font-size-complex="10pt"/>
    </style:style>
    <style:style style:name="T2_29" style:family="text">
      <style:text-properties fo:background-color="#ffffff" fo:color="#272a34" fo:font-size="10pt" style:font-size-asian="10pt" style:font-size-complex="10pt"/>
    </style:style>
    <style:style style:name="T2_30" style:family="text">
      <style:text-properties fo:background-color="#ffffff" fo:color="#272a34" fo:font-size="10pt" style:font-size-asian="10pt" style:font-size-complex="10pt"/>
    </style:style>
    <style:style style:name="T2_31" style:family="text">
      <style:text-properties fo:background-color="#ffffff" fo:color="#272a34" fo:font-size="10pt" style:font-size-asian="10pt" style:font-size-complex="10pt"/>
    </style:style>
    <style:style style:name="T2_32" style:family="text">
      <style:text-properties fo:background-color="#ffffff" fo:color="#272a34" fo:font-size="10pt" style:font-size-asian="10pt" style:font-size-complex="10pt"/>
    </style:style>
    <style:style style:name="T2_33" style:family="text">
      <style:text-properties fo:background-color="#ffffff" fo:color="#272a34" fo:font-size="10pt" style:font-size-asian="10pt" style:font-size-complex="10pt"/>
    </style:style>
    <style:style style:name="T2_34" style:family="text">
      <style:text-properties fo:background-color="#ffffff" fo:color="#272a34" fo:font-size="10pt" style:font-size-asian="10pt" style:font-size-complex="10pt"/>
    </style:style>
    <style:style style:name="T2_35" style:family="text">
      <style:text-properties fo:background-color="#ffffff" fo:color="#272a34" fo:font-size="10pt" style:font-size-asian="10pt" style:font-size-complex="10pt"/>
    </style:style>
    <style:style style:name="T2_36" style:family="text">
      <style:text-properties fo:background-color="#ffffff" fo:color="#272a34" fo:font-size="10pt" style:font-size-asian="10pt" style:font-size-complex="10pt"/>
    </style:style>
    <style:style style:name="T2_37" style:family="text">
      <style:text-properties fo:background-color="#ffffff" fo:color="#272a34" fo:font-size="10pt" style:font-size-asian="10pt" style:font-size-complex="10pt"/>
    </style:style>
    <style:style style:name="T2_38" style:family="text">
      <style:text-properties fo:background-color="#ffffff" fo:color="#272a34" fo:font-size="10pt" style:font-size-asian="10pt" style:font-size-complex="10pt"/>
    </style:style>
    <style:style style:name="T2_39" style:family="text">
      <style:text-properties fo:background-color="#ffffff" fo:color="#272a34" fo:font-size="10pt" style:font-size-asian="10pt" style:font-size-complex="10pt"/>
    </style:style>
    <style:style style:name="T2_40" style:family="text">
      <style:text-properties fo:background-color="#ffffff" fo:color="#272a34" fo:font-size="10pt" style:font-size-asian="10pt" style:font-size-complex="10pt"/>
    </style:style>
    <style:style style:name="T2_41" style:family="text">
      <style:text-properties fo:background-color="#ffffff" fo:color="#272a34" fo:font-size="10pt" style:font-size-asian="10pt" style:font-size-complex="10pt"/>
    </style:style>
    <style:style style:name="T2_42" style:family="text">
      <style:text-properties fo:background-color="#ffffff" fo:color="#272a34" fo:font-size="10pt" style:font-size-asian="10pt" style:font-size-complex="10pt"/>
    </style:style>
    <style:style style:name="T2_43" style:family="text">
      <style:text-properties fo:background-color="#ffffff" fo:color="#272a34" fo:font-size="10pt" style:font-size-asian="10pt" style:font-size-complex="10pt"/>
    </style:style>
    <style:style style:name="T2_44" style:family="text">
      <style:text-properties fo:background-color="#ffffff" fo:color="#272a34" fo:font-size="10pt" style:font-size-asian="10pt" style:font-size-complex="10pt"/>
    </style:style>
    <style:style style:name="T2_45" style:family="text">
      <style:text-properties fo:background-color="#ffffff" fo:color="#272a34" fo:font-size="10pt" style:font-size-asian="10pt" style:font-size-complex="10pt"/>
    </style:style>
    <style:style style:name="T2_46" style:family="text">
      <style:text-properties fo:background-color="#ffffff" fo:color="#272a34" fo:font-size="10pt" style:font-size-asian="10pt" style:font-size-complex="10pt"/>
    </style:style>
    <style:style style:name="T2_47" style:family="text">
      <style:text-properties fo:background-color="#ffffff" fo:color="#272a34" fo:font-size="10pt" style:font-size-asian="10pt" style:font-size-complex="10pt"/>
    </style:style>
    <style:style style:name="T2_48" style:family="text">
      <style:text-properties fo:background-color="#ffffff" fo:color="#272a34" fo:font-size="10pt" style:font-size-asian="10pt" style:font-size-complex="10pt"/>
    </style:style>
    <style:style style:name="T2_49" style:family="text">
      <style:text-properties fo:background-color="#ffffff" fo:color="#272a34" fo:font-size="10pt" style:font-size-asian="10pt" style:font-size-complex="10pt"/>
    </style:style>
    <style:style style:name="T2_50" style:family="text">
      <style:text-properties fo:background-color="#ffffff" fo:color="#272a34" fo:font-size="10pt" style:font-size-asian="10pt" style:font-size-complex="10pt"/>
    </style:style>
    <style:style style:name="T2_51" style:family="text">
      <style:text-properties fo:background-color="#ffffff" fo:color="#272a34" fo:font-size="10pt" style:font-size-asian="10pt" style:font-size-complex="10pt"/>
    </style:style>
    <style:style style:name="T2_52" style:family="text">
      <style:text-properties fo:background-color="#ffffff" fo:color="#272a34" fo:font-size="10pt" style:font-size-asian="10pt" style:font-size-complex="10pt"/>
    </style:style>
    <style:style style:name="T2_53" style:family="text">
      <style:text-properties fo:background-color="#ffffff" fo:color="#272a34" fo:font-size="10pt" style:font-size-asian="10pt" style:font-size-complex="10pt"/>
    </style:style>
    <style:style style:name="T2_54" style:family="text">
      <style:text-properties fo:background-color="#ffffff" fo:color="#272a34" fo:font-size="10pt" style:font-size-asian="10pt" style:font-size-complex="10pt"/>
    </style:style>
    <style:style style:name="T2_55" style:family="text">
      <style:text-properties fo:background-color="#ffffff" fo:color="#272a34" fo:font-size="10pt" style:font-size-asian="10pt" style:font-size-complex="10pt"/>
    </style:style>
    <style:style style:name="T2_56" style:family="text">
      <style:text-properties fo:background-color="#ffffff" fo:color="#272a34" fo:font-size="10pt" style:font-size-asian="10pt" style:font-size-complex="10pt"/>
    </style:style>
    <style:style style:name="T2_57" style:family="text">
      <style:text-properties fo:background-color="#ffffff" fo:color="#272a34" fo:font-size="10pt" style:font-size-asian="10pt" style:font-size-complex="10pt"/>
    </style:style>
    <style:style style:name="T2_58" style:family="text">
      <style:text-properties fo:background-color="#ffffff" fo:color="#272a34" fo:font-size="10pt" style:font-size-asian="10pt" style:font-size-complex="10pt"/>
    </style:style>
    <style:style style:name="T2_59" style:family="text">
      <style:text-properties fo:background-color="#ffffff" fo:color="#272a34" fo:font-size="10pt" style:font-size-asian="10pt" style:font-size-complex="10pt"/>
    </style:style>
    <style:style style:name="T2_60" style:family="text">
      <style:text-properties fo:background-color="#ffffff" fo:color="#272a34" fo:font-size="10pt" style:font-size-asian="10pt" style:font-size-complex="10pt"/>
    </style:style>
    <style:style style:name="T2_61" style:family="text">
      <style:text-properties fo:background-color="#ffffff" fo:color="#272a34" fo:font-size="10pt" style:font-size-asian="10pt" style:font-size-complex="10pt"/>
    </style:style>
    <style:style style:name="T2_62" style:family="text">
      <style:text-properties fo:background-color="#ffffff" fo:color="#272a34" fo:font-size="10pt" style:font-size-asian="10pt" style:font-size-complex="10pt"/>
    </style:style>
    <style:style style:name="T2_63" style:family="text">
      <style:text-properties fo:background-color="#ffffff" fo:color="#272a34" fo:font-size="10pt" style:font-size-asian="10pt" style:font-size-complex="10pt"/>
    </style:style>
    <style:style style:name="T2_64" style:family="text">
      <style:text-properties fo:background-color="#ffffff" fo:color="#272a34" fo:font-size="10pt" style:font-size-asian="10pt" style:font-size-complex="10pt"/>
    </style:style>
    <style:style style:name="T2_65" style:family="text">
      <style:text-properties fo:background-color="#ffffff" fo:color="#272a34" fo:font-size="10pt" style:font-size-asian="10pt" style:font-size-complex="10pt"/>
    </style:style>
    <style:style style:name="T2_66" style:family="text">
      <style:text-properties fo:background-color="#ffffff" fo:color="#272a34" fo:font-size="10pt" style:font-size-asian="10pt" style:font-size-complex="10pt"/>
    </style:style>
    <style:style style:name="T2_67" style:family="text">
      <style:text-properties fo:background-color="#ffffff" fo:color="#272a34" fo:font-size="10pt" style:font-size-asian="10pt" style:font-size-complex="10pt"/>
    </style:style>
    <style:style style:name="T2_68" style:family="text">
      <style:text-properties fo:background-color="#ffffff" fo:color="#272a34" fo:font-size="10pt" style:font-size-asian="10pt" style:font-size-complex="10pt"/>
    </style:style>
    <style:style style:name="T2_69" style:family="text">
      <style:text-properties fo:background-color="#ffffff" fo:color="#272a34" fo:font-size="10pt" style:font-size-asian="10pt" style:font-size-complex="10pt"/>
    </style:style>
    <style:style style:name="T2_70" style:family="text">
      <style:text-properties fo:background-color="#ffffff" fo:color="#272a34" fo:font-size="10pt" style:font-size-asian="10pt" style:font-size-complex="10pt"/>
    </style:style>
    <style:style style:name="T2_71" style:family="text">
      <style:text-properties fo:background-color="#ffffff" fo:color="#272a34" fo:font-size="10pt" style:font-size-asian="10pt" style:font-size-complex="10pt"/>
    </style:style>
    <style:style style:name="T2_72" style:family="text">
      <style:text-properties fo:background-color="#ffffff" fo:color="#272a34" fo:font-size="10pt" style:font-size-asian="10pt" style:font-size-complex="10pt"/>
    </style:style>
    <style:style style:name="T2_73" style:family="text">
      <style:text-properties fo:background-color="#ffffff" fo:color="#272a34" fo:font-size="10pt" style:font-size-asian="10pt" style:font-size-complex="10pt"/>
    </style:style>
    <style:style style:name="T2_74" style:family="text">
      <style:text-properties fo:background-color="#ffffff" fo:color="#272a34" fo:font-size="10pt" style:font-size-asian="10pt" style:font-size-complex="10pt"/>
    </style:style>
    <style:style style:name="T2_75" style:family="text">
      <style:text-properties fo:background-color="#ffffff" fo:color="#272a34" fo:font-size="10pt" style:font-size-asian="10pt" style:font-size-complex="10pt"/>
    </style:style>
    <style:style style:name="T2_76" style:family="text">
      <style:text-properties fo:background-color="#ffffff" fo:color="#272a34" fo:font-size="10pt" style:font-size-asian="10pt" style:font-size-complex="10pt"/>
    </style:style>
    <style:style style:name="T2_77" style:family="text">
      <style:text-properties fo:background-color="#ffffff" fo:color="#272a34" fo:font-size="10pt" style:font-size-asian="10pt" style:font-size-complex="10pt"/>
    </style:style>
    <style:style style:name="T2_78" style:family="text">
      <style:text-properties fo:background-color="#ffffff" fo:color="#272a34" fo:font-size="10pt" style:font-size-asian="10pt" style:font-size-complex="10pt"/>
    </style:style>
    <style:style style:name="T2_79" style:family="text">
      <style:text-properties fo:background-color="#ffffff" fo:color="#272a34" fo:font-size="10pt" style:font-size-asian="10pt" style:font-size-complex="10pt"/>
    </style:style>
    <style:style style:name="T2_80" style:family="text">
      <style:text-properties fo:background-color="#ffffff" fo:color="#272a34" fo:font-size="10pt" style:font-size-asian="10pt" style:font-size-complex="10pt"/>
    </style:style>
    <style:style style:name="T2_81" style:family="text">
      <style:text-properties fo:background-color="#ffffff" fo:color="#272a34" fo:font-size="10pt" style:font-size-asian="10pt" style:font-size-complex="10pt"/>
    </style:style>
    <style:style style:name="T2_82" style:family="text">
      <style:text-properties fo:background-color="#ffffff" fo:color="#272a34" fo:font-size="10pt" style:font-size-asian="10pt" style:font-size-complex="10pt"/>
    </style:style>
    <style:style style:name="T2_83" style:family="text">
      <style:text-properties fo:background-color="#ffffff" fo:color="#272a34" fo:font-size="10pt" style:font-size-asian="10pt" style:font-size-complex="10pt"/>
    </style:style>
    <style:style style:name="T2_84" style:family="text">
      <style:text-properties fo:background-color="#ffffff" fo:color="#272a34" fo:font-size="10pt" style:font-size-asian="10pt" style:font-size-complex="10pt"/>
    </style:style>
    <style:style style:name="T2_85" style:family="text">
      <style:text-properties fo:background-color="#ffffff" fo:color="#272a34" fo:font-size="10pt" style:font-size-asian="10pt" style:font-size-complex="10pt"/>
    </style:style>
    <style:style style:name="T2_86" style:family="text">
      <style:text-properties fo:background-color="#ffffff" fo:color="#272a34" fo:font-size="10pt" style:font-size-asian="10pt" style:font-size-complex="10pt"/>
    </style:style>
    <style:style style:name="T2_87" style:family="text">
      <style:text-properties fo:background-color="#ffffff" fo:color="#272a34" fo:font-size="10pt" style:font-size-asian="10pt" style:font-size-complex="10pt"/>
    </style:style>
    <style:style style:name="T2_88" style:family="text">
      <style:text-properties fo:background-color="#ffffff" fo:color="#272a34" fo:font-size="10pt" style:font-size-asian="10pt" style:font-size-complex="10pt"/>
    </style:style>
    <style:style style:name="T2_89" style:family="text">
      <style:text-properties fo:background-color="#ffffff" fo:color="#272a34" fo:font-size="10pt" style:font-size-asian="10pt" style:font-size-complex="10pt"/>
    </style:style>
    <style:style style:name="T2_90" style:family="text">
      <style:text-properties fo:background-color="#ffffff" fo:color="#272a34" fo:font-size="10pt" style:font-size-asian="10pt" style:font-size-complex="10pt"/>
    </style:style>
    <style:style style:name="T2_91" style:family="text">
      <style:text-properties fo:background-color="#ffffff" fo:color="#272a34" fo:font-size="10pt" style:font-size-asian="10pt" style:font-size-complex="10pt"/>
    </style:style>
    <style:style style:name="T2_92" style:family="text">
      <style:text-properties fo:background-color="#ffffff" fo:color="#272a34" fo:font-size="10pt" style:font-size-asian="10pt" style:font-size-complex="10pt"/>
    </style:style>
    <style:style style:name="T2_93" style:family="text">
      <style:text-properties fo:background-color="#ffffff" fo:color="#272a34" fo:font-size="10pt" style:font-size-asian="10pt" style:font-size-complex="10pt"/>
    </style:style>
    <style:style style:name="T2_94" style:family="text">
      <style:text-properties fo:background-color="#ffffff" fo:color="#272a34" fo:font-size="10pt" style:font-size-asian="10pt" style:font-size-complex="10pt"/>
    </style:style>
    <style:style style:name="T2_95" style:family="text">
      <style:text-properties fo:background-color="#ffffff" fo:color="#272a34" fo:font-size="10pt" style:font-size-asian="10pt" style:font-size-complex="10pt"/>
    </style:style>
    <style:style style:name="T2_96" style:family="text">
      <style:text-properties fo:background-color="#ffffff" fo:color="#272a34" fo:font-size="10pt" style:font-size-asian="10pt" style:font-size-complex="10pt"/>
    </style:style>
    <style:style style:name="T2_97" style:family="text">
      <style:text-properties fo:background-color="#ffffff" fo:color="#272a34" fo:font-size="10pt" style:font-size-asian="10pt" style:font-size-complex="10pt"/>
    </style:style>
    <style:style style:name="T2_98" style:family="text">
      <style:text-properties fo:background-color="#ffffff" fo:color="#272a34" fo:font-size="10pt" style:font-size-asian="10pt" style:font-size-complex="10pt"/>
    </style:style>
    <style:style style:name="T2_99" style:family="text">
      <style:text-properties fo:background-color="#ffffff" fo:color="#272a34" fo:font-size="10pt" style:font-size-asian="10pt" style:font-size-complex="10pt"/>
    </style:style>
    <style:style style:name="T2_100" style:family="text">
      <style:text-properties fo:background-color="#ffffff" fo:color="#272a34" fo:font-size="10pt" style:font-size-asian="10pt" style:font-size-complex="10pt"/>
    </style:style>
    <style:style style:name="P3" style:family="paragraph" style:parent-style-name="Standard">
      <style:paragraph-properties fo:text-align="justify" fo:break-before="auto" fo:line-height="180%" style:writing-mode="lr-tb"/>
    </style:style>
    <style:style style:name="T3_1" style:family="text">
      <style:text-properties fo:background-color="#ffffff" fo:color="#272a34" fo:font-size="10pt" style:font-size-asian="10pt" style:font-size-complex="10pt"/>
    </style:style>
    <style:style style:name="P4" style:family="paragraph" style:parent-style-name="Standard">
      <style:paragraph-properties fo:text-align="justify" fo:break-before="auto" fo:line-height="180%" style:writing-mode="lr-tb"/>
    </style:style>
    <style:style style:name="T4_1" style:family="text">
      <style:text-properties fo:background-color="#ffffff" fo:color="#272a34" style:font-name="Times New Roman" style:font-name-asian="Times New Roman" style:font-name-complex="Times New Roman"/>
    </style:style>
    <style:style style:name="T4_2" style:family="text">
      <style:text-properties fo:background-color="#ffffff" fo:color="#272a34" style:font-name="Times New Roman" style:font-name-asian="Times New Roman" style:font-name-complex="Times New Roman"/>
    </style:style>
    <style:style style:name="T4_3" style:family="text">
      <style:text-properties fo:background-color="#ffffff" fo:color="#272a34" style:font-name="Times New Roman" style:font-name-asian="Times New Roman" style:font-name-complex="Times New Roman"/>
    </style:style>
    <style:style style:name="T4_4" style:family="text">
      <style:text-properties fo:background-color="#ffffff" fo:color="#272a34" style:font-name="Times New Roman" style:font-name-asian="Times New Roman" style:font-name-complex="Times New Roman"/>
    </style:style>
    <style:style style:name="T4_5" style:family="text">
      <style:text-properties fo:background-color="#ffffff" fo:color="#272a34" style:font-name="Times New Roman" style:font-name-asian="Times New Roman" style:font-name-complex="Times New Roman"/>
    </style:style>
    <style:style style:name="T4_6" style:family="text">
      <style:text-properties fo:background-color="#ffffff" fo:color="#272a34" style:font-name="Times New Roman" style:font-name-asian="Times New Roman" style:font-name-complex="Times New Roman"/>
    </style:style>
    <style:style style:name="T4_7" style:family="text">
      <style:text-properties fo:background-color="#ffffff" fo:color="#272a34" style:font-name="Times New Roman" style:font-name-asian="Times New Roman" style:font-name-complex="Times New Roman"/>
    </style:style>
    <style:style style:name="T4_8" style:family="text">
      <style:text-properties fo:background-color="#ffffff" fo:color="#272a34" style:font-name="Times New Roman" style:font-name-asian="Times New Roman" style:font-name-complex="Times New Roman"/>
    </style:style>
    <style:style style:name="T4_9" style:family="text">
      <style:text-properties fo:background-color="#ffffff" fo:color="#272a34" style:font-name="Times New Roman" style:font-name-asian="Times New Roman" style:font-name-complex="Times New Roman"/>
    </style:style>
    <style:style style:name="T4_10" style:family="text">
      <style:text-properties fo:background-color="#ffffff" fo:color="#272a34"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80%" style:writing-mode="lr-tb"/>
    </style:style>
    <style:style style:name="T5_1" style:family="text">
      <style:text-properties fo:background-color="#ffffff" fo:color="#272a34" fo:font-size="10pt" style:font-size-asian="10pt" style:font-size-complex="10pt"/>
    </style:style>
    <style:style style:name="T5_2" style:family="text">
      <style:text-properties fo:background-color="#ffffff" fo:color="#272a34" fo:font-size="10pt" style:font-size-asian="10pt" style:font-size-complex="10pt"/>
    </style:style>
    <style:style style:name="T5_3" style:family="text">
      <style:text-properties fo:background-color="#ffffff" fo:color="#272a34" fo:font-size="10pt" style:font-size-asian="10pt" style:font-size-complex="10pt"/>
    </style:style>
    <style:style style:name="T5_4" style:family="text">
      <style:text-properties fo:background-color="#ffffff" fo:color="#272a34" fo:font-size="10pt" style:font-size-asian="10pt" style:font-size-complex="10pt"/>
    </style:style>
    <style:style style:name="T5_5" style:family="text">
      <style:text-properties fo:background-color="#ffffff" fo:color="#272a34" fo:font-size="10pt" style:font-size-asian="10pt" style:font-size-complex="10pt"/>
    </style:style>
    <style:style style:name="T5_6" style:family="text">
      <style:text-properties fo:background-color="#ffffff" fo:color="#272a34" fo:font-size="10pt" style:font-size-asian="10pt" style:font-size-complex="10pt"/>
    </style:style>
    <style:style style:name="T5_7" style:family="text">
      <style:text-properties fo:background-color="#ffffff" fo:color="#272a34" fo:font-size="10pt" style:font-size-asian="10pt" style:font-size-complex="10pt"/>
    </style:style>
    <style:style style:name="T5_8" style:family="text">
      <style:text-properties fo:background-color="#ffffff" fo:color="#272a34" fo:font-size="10pt" style:font-size-asian="10pt" style:font-size-complex="10pt"/>
    </style:style>
    <style:style style:name="T5_9" style:family="text">
      <style:text-properties fo:background-color="#ffffff" fo:color="#272a34" fo:font-size="10pt" style:font-size-asian="10pt" style:font-size-complex="10pt"/>
    </style:style>
    <style:style style:name="T5_10" style:family="text">
      <style:text-properties fo:background-color="#ffffff" fo:color="#272a34" fo:font-size="10pt" style:font-size-asian="10pt" style:font-size-complex="10pt"/>
    </style:style>
    <style:style style:name="T5_11" style:family="text">
      <style:text-properties fo:background-color="#ffffff" fo:color="#272a34" fo:font-size="10pt" style:font-size-asian="10pt" style:font-size-complex="10pt"/>
    </style:style>
    <style:style style:name="T5_12" style:family="text">
      <style:text-properties fo:background-color="#ffffff" fo:color="#272a34" fo:font-size="10pt" style:font-size-asian="10pt" style:font-size-complex="10pt"/>
    </style:style>
    <style:style style:name="T5_13" style:family="text">
      <style:text-properties fo:background-color="#ffffff" fo:color="#272a34" fo:font-size="10pt" style:font-size-asian="10pt" style:font-size-complex="10pt"/>
    </style:style>
    <style:style style:name="T5_14" style:family="text">
      <style:text-properties fo:background-color="#ffffff" fo:color="#272a34" fo:font-size="10pt" style:font-size-asian="10pt" style:font-size-complex="10pt"/>
    </style:style>
    <style:style style:name="T5_15" style:family="text">
      <style:text-properties fo:background-color="#ffffff" fo:color="#272a34" fo:font-size="10pt" style:font-size-asian="10pt" style:font-size-complex="10pt"/>
    </style:style>
    <style:style style:name="T5_16" style:family="text">
      <style:text-properties fo:background-color="#ffffff" fo:color="#272a34" fo:font-size="10pt" style:font-size-asian="10pt" style:font-size-complex="10pt"/>
    </style:style>
    <style:style style:name="T5_17" style:family="text">
      <style:text-properties fo:background-color="#ffffff" fo:color="#272a34" fo:font-size="10pt" style:font-size-asian="10pt" style:font-size-complex="10pt"/>
    </style:style>
    <style:style style:name="T5_18" style:family="text">
      <style:text-properties fo:background-color="#ffffff" fo:color="#272a34" fo:font-size="10pt" style:font-size-asian="10pt" style:font-size-complex="10pt"/>
    </style:style>
    <style:style style:name="T5_19" style:family="text">
      <style:text-properties fo:background-color="#ffffff" fo:color="#272a34" fo:font-size="10pt" style:font-size-asian="10pt" style:font-size-complex="10pt"/>
    </style:style>
    <style:style style:name="T5_20" style:family="text">
      <style:text-properties fo:background-color="#ffffff" fo:color="#272a34" fo:font-size="10pt" style:font-size-asian="10pt" style:font-size-complex="10pt"/>
    </style:style>
    <style:style style:name="T5_21" style:family="text">
      <style:text-properties fo:background-color="#ffffff" fo:color="#272a34" fo:font-size="10pt" style:font-size-asian="10pt" style:font-size-complex="10pt"/>
    </style:style>
    <style:style style:name="T5_22" style:family="text">
      <style:text-properties fo:background-color="#ffffff" fo:color="#272a34" fo:font-size="10pt" style:font-size-asian="10pt" style:font-size-complex="10pt"/>
    </style:style>
    <style:style style:name="T5_23" style:family="text">
      <style:text-properties fo:background-color="#ffffff" fo:color="#272a34" fo:font-size="10pt" style:font-size-asian="10pt" style:font-size-complex="10pt"/>
    </style:style>
    <style:style style:name="T5_24" style:family="text">
      <style:text-properties fo:background-color="#ffffff" fo:color="#272a34" fo:font-size="10pt" style:font-size-asian="10pt" style:font-size-complex="10pt"/>
    </style:style>
    <style:style style:name="T5_25" style:family="text">
      <style:text-properties fo:background-color="#ffffff" fo:color="#272a34" fo:font-size="10pt" style:font-size-asian="10pt" style:font-size-complex="10pt"/>
    </style:style>
    <style:style style:name="T5_26" style:family="text">
      <style:text-properties fo:background-color="#ffffff" fo:color="#272a34" fo:font-size="10pt" style:font-size-asian="10pt" style:font-size-complex="10pt"/>
    </style:style>
    <style:style style:name="T5_27" style:family="text">
      <style:text-properties fo:background-color="#ffffff" fo:color="#272a34" fo:font-size="10pt" style:font-size-asian="10pt" style:font-size-complex="10pt"/>
    </style:style>
    <style:style style:name="T5_28" style:family="text">
      <style:text-properties fo:background-color="#ffffff" fo:color="#272a34" fo:font-size="10pt" style:font-size-asian="10pt" style:font-size-complex="10pt"/>
    </style:style>
    <style:style style:name="T5_29" style:family="text">
      <style:text-properties fo:background-color="#ffffff" fo:color="#272a34" fo:font-size="10pt" style:font-size-asian="10pt" style:font-size-complex="10pt"/>
    </style:style>
    <style:style style:name="T5_30" style:family="text">
      <style:text-properties fo:background-color="#ffffff" fo:color="#272a34" fo:font-size="10pt" style:font-size-asian="10pt" style:font-size-complex="10pt"/>
    </style:style>
    <style:style style:name="T5_31" style:family="text">
      <style:text-properties fo:background-color="#ffffff" fo:color="#272a34" fo:font-size="10pt" style:font-size-asian="10pt" style:font-size-complex="10pt"/>
    </style:style>
    <style:style style:name="T5_32" style:family="text">
      <style:text-properties fo:background-color="#ffffff" fo:color="#272a34" fo:font-size="10pt" style:font-size-asian="10pt" style:font-size-complex="10pt"/>
    </style:style>
    <style:style style:name="T5_33" style:family="text">
      <style:text-properties fo:background-color="#ffffff" fo:color="#272a34" fo:font-size="10pt" style:font-size-asian="10pt" style:font-size-complex="10pt"/>
    </style:style>
    <style:style style:name="T5_34" style:family="text">
      <style:text-properties fo:background-color="#ffffff" fo:color="#272a34" fo:font-size="10pt" style:font-size-asian="10pt" style:font-size-complex="10pt"/>
    </style:style>
    <style:style style:name="T5_35" style:family="text">
      <style:text-properties fo:background-color="#ffffff" fo:color="#272a34" fo:font-size="10pt" style:font-size-asian="10pt" style:font-size-complex="10pt"/>
    </style:style>
    <style:style style:name="T5_36" style:family="text">
      <style:text-properties fo:background-color="#ffffff" fo:color="#272a34" fo:font-size="10pt" style:font-size-asian="10pt" style:font-size-complex="10pt"/>
    </style:style>
    <style:style style:name="T5_37" style:family="text">
      <style:text-properties fo:background-color="#ffffff" fo:color="#272a34" fo:font-size="10pt" style:font-size-asian="10pt" style:font-size-complex="10pt"/>
    </style:style>
    <style:style style:name="T5_38" style:family="text">
      <style:text-properties fo:background-color="#ffffff" fo:color="#272a34" fo:font-size="10pt" style:font-size-asian="10pt" style:font-size-complex="10pt"/>
    </style:style>
    <style:style style:name="T5_39" style:family="text">
      <style:text-properties fo:background-color="#ffffff" fo:color="#272a34" fo:font-size="10pt" style:font-size-asian="10pt" style:font-size-complex="10pt"/>
    </style:style>
    <style:style style:name="T5_40" style:family="text">
      <style:text-properties fo:background-color="#ffffff" fo:color="#272a34" fo:font-size="10pt" style:font-size-asian="10pt" style:font-size-complex="10pt"/>
    </style:style>
    <style:style style:name="T5_41" style:family="text">
      <style:text-properties fo:background-color="#ffffff" fo:color="#272a34" fo:font-size="10pt" style:font-size-asian="10pt" style:font-size-complex="10pt"/>
    </style:style>
    <style:style style:name="T5_42" style:family="text">
      <style:text-properties fo:background-color="#ffffff" fo:color="#272a34" fo:font-size="10pt" style:font-size-asian="10pt" style:font-size-complex="10pt"/>
    </style:style>
    <style:style style:name="T5_43" style:family="text">
      <style:text-properties fo:background-color="#ffffff" fo:color="#272a34" fo:font-size="10pt" style:font-size-asian="10pt" style:font-size-complex="10pt"/>
    </style:style>
    <style:style style:name="T5_44" style:family="text">
      <style:text-properties fo:background-color="#ffffff" fo:color="#272a34" fo:font-size="10pt" style:font-size-asian="10pt" style:font-size-complex="10pt"/>
    </style:style>
    <style:style style:name="T5_45" style:family="text">
      <style:text-properties fo:background-color="#ffffff" fo:color="#272a34" fo:font-size="10pt" style:font-size-asian="10pt" style:font-size-complex="10pt"/>
    </style:style>
    <style:style style:name="T5_46" style:family="text">
      <style:text-properties fo:background-color="#ffffff" fo:color="#272a34" fo:font-size="10pt" style:font-size-asian="10pt" style:font-size-complex="10pt"/>
    </style:style>
    <style:style style:name="T5_47" style:family="text">
      <style:text-properties fo:background-color="#ffffff" fo:color="#272a34" fo:font-size="10pt" style:font-size-asian="10pt" style:font-size-complex="10pt"/>
    </style:style>
    <style:style style:name="T5_48" style:family="text">
      <style:text-properties fo:background-color="#ffffff" fo:color="#272a34" fo:font-size="10pt" style:font-size-asian="10pt" style:font-size-complex="10pt"/>
    </style:style>
    <style:style style:name="T5_49" style:family="text">
      <style:text-properties fo:background-color="#ffffff" fo:color="#272a34" fo:font-size="10pt" style:font-size-asian="10pt" style:font-size-complex="10pt"/>
    </style:style>
    <style:style style:name="T5_50" style:family="text">
      <style:text-properties fo:background-color="#ffffff" fo:color="#272a34" fo:font-size="10pt" style:font-size-asian="10pt" style:font-size-complex="10pt"/>
    </style:style>
    <style:style style:name="T5_51" style:family="text">
      <style:text-properties fo:background-color="#ffffff" fo:color="#272a34" fo:font-size="10pt" style:font-size-asian="10pt" style:font-size-complex="10pt"/>
    </style:style>
    <style:style style:name="T5_52" style:family="text">
      <style:text-properties fo:background-color="#ffffff" fo:color="#272a34" fo:font-size="10pt" style:font-size-asian="10pt" style:font-size-complex="10pt"/>
    </style:style>
    <style:style style:name="T5_53" style:family="text">
      <style:text-properties fo:background-color="#ffffff" fo:color="#272a34" fo:font-size="10pt" style:font-size-asian="10pt" style:font-size-complex="10pt"/>
    </style:style>
    <style:style style:name="T5_54" style:family="text">
      <style:text-properties fo:background-color="#ffffff" fo:color="#272a34" fo:font-size="10pt" style:font-size-asian="10pt" style:font-size-complex="10pt"/>
    </style:style>
    <style:style style:name="T5_55" style:family="text">
      <style:text-properties fo:background-color="#ffffff" fo:color="#272a34" fo:font-size="10pt" style:font-size-asian="10pt" style:font-size-complex="10pt"/>
    </style:style>
    <style:style style:name="T5_56" style:family="text">
      <style:text-properties fo:background-color="#ffffff" fo:color="#272a34" fo:font-size="10pt" style:font-size-asian="10pt" style:font-size-complex="10pt"/>
    </style:style>
    <style:style style:name="T5_57" style:family="text">
      <style:text-properties fo:background-color="#ffffff" fo:color="#272a34" fo:font-size="10pt" style:font-size-asian="10pt" style:font-size-complex="10pt"/>
    </style:style>
    <style:style style:name="T5_58" style:family="text">
      <style:text-properties fo:background-color="#ffffff" fo:color="#272a34" fo:font-size="10pt" style:font-size-asian="10pt" style:font-size-complex="10pt"/>
    </style:style>
    <style:style style:name="T5_59" style:family="text">
      <style:text-properties fo:background-color="#ffffff" fo:color="#272a34" fo:font-size="10pt" style:font-size-asian="10pt" style:font-size-complex="10pt"/>
    </style:style>
    <style:style style:name="T5_60" style:family="text">
      <style:text-properties fo:background-color="#ffffff" fo:color="#272a34" fo:font-size="10pt" style:font-size-asian="10pt" style:font-size-complex="10pt"/>
    </style:style>
    <style:style style:name="T5_61" style:family="text">
      <style:text-properties fo:background-color="#ffffff" fo:color="#272a34" fo:font-size="10pt" style:font-size-asian="10pt" style:font-size-complex="10pt"/>
    </style:style>
    <style:style style:name="T5_62" style:family="text">
      <style:text-properties fo:background-color="#ffffff" fo:color="#272a34" fo:font-size="10pt" style:font-size-asian="10pt" style:font-size-complex="10pt"/>
    </style:style>
    <style:style style:name="T5_63" style:family="text">
      <style:text-properties fo:background-color="#ffffff" fo:color="#272a34" fo:font-size="10pt" style:font-size-asian="10pt" style:font-size-complex="10pt"/>
    </style:style>
    <style:style style:name="T5_64" style:family="text">
      <style:text-properties fo:background-color="#ffffff" fo:color="#272a34" fo:font-size="10pt" style:font-size-asian="10pt" style:font-size-complex="10pt"/>
    </style:style>
    <style:style style:name="T5_65" style:family="text">
      <style:text-properties fo:background-color="#ffffff" fo:color="#272a34" fo:font-size="10pt" style:font-size-asian="10pt" style:font-size-complex="10pt"/>
    </style:style>
    <style:style style:name="T5_66" style:family="text">
      <style:text-properties fo:background-color="#ffffff" fo:color="#272a34" fo:font-size="10pt" style:font-size-asian="10pt" style:font-size-complex="10pt"/>
    </style:style>
    <style:style style:name="T5_67" style:family="text">
      <style:text-properties fo:background-color="#ffffff" fo:color="#272a34" fo:font-size="10pt" style:font-size-asian="10pt" style:font-size-complex="10pt"/>
    </style:style>
    <style:style style:name="T5_68" style:family="text">
      <style:text-properties fo:background-color="#ffffff" fo:color="#272a34" fo:font-size="10pt" style:font-size-asian="10pt" style:font-size-complex="10pt"/>
    </style:style>
    <style:style style:name="T5_69" style:family="text">
      <style:text-properties fo:background-color="#ffffff" fo:color="#272a34" fo:font-size="10pt" style:font-size-asian="10pt" style:font-size-complex="10pt"/>
    </style:style>
    <style:style style:name="T5_70" style:family="text">
      <style:text-properties fo:background-color="#ffffff" fo:color="#272a34" fo:font-size="10pt" style:font-size-asian="10pt" style:font-size-complex="10pt"/>
    </style:style>
    <style:style style:name="T5_71" style:family="text">
      <style:text-properties fo:background-color="#ffffff" fo:color="#272a34" fo:font-size="10pt" style:font-size-asian="10pt" style:font-size-complex="10pt"/>
    </style:style>
    <style:style style:name="T5_72" style:family="text">
      <style:text-properties fo:background-color="#ffffff" fo:color="#272a34" fo:font-size="10pt" style:font-size-asian="10pt" style:font-size-complex="10pt"/>
    </style:style>
    <style:style style:name="T5_73" style:family="text">
      <style:text-properties fo:background-color="#ffffff" fo:color="#272a34" fo:font-size="10pt" style:font-size-asian="10pt" style:font-size-complex="10pt"/>
    </style:style>
    <style:style style:name="T5_74" style:family="text">
      <style:text-properties fo:background-color="#ffffff" fo:color="#272a34" fo:font-size="10pt" style:font-size-asian="10pt" style:font-size-complex="10pt"/>
    </style:style>
    <style:style style:name="T5_75" style:family="text">
      <style:text-properties fo:background-color="#ffffff" fo:color="#272a34" fo:font-size="10pt" style:font-size-asian="10pt" style:font-size-complex="10pt"/>
    </style:style>
    <style:style style:name="T5_76" style:family="text">
      <style:text-properties fo:background-color="#ffffff" fo:color="#272a34" fo:font-size="10pt" style:font-size-asian="10pt" style:font-size-complex="10pt"/>
    </style:style>
    <style:style style:name="T5_77" style:family="text">
      <style:text-properties fo:background-color="#ffffff" fo:color="#272a34" fo:font-size="10pt" style:font-size-asian="10pt" style:font-size-complex="10pt"/>
    </style:style>
    <style:style style:name="T5_78" style:family="text">
      <style:text-properties fo:background-color="#ffffff" fo:color="#272a34" fo:font-size="10pt" style:font-size-asian="10pt" style:font-size-complex="10pt"/>
    </style:style>
    <style:style style:name="T5_79" style:family="text">
      <style:text-properties fo:background-color="#ffffff" fo:color="#272a34" fo:font-size="10pt" style:font-size-asian="10pt" style:font-size-complex="10pt"/>
    </style:style>
    <style:style style:name="T5_80" style:family="text">
      <style:text-properties fo:background-color="#ffffff" fo:color="#272a34" fo:font-size="10pt" style:font-size-asian="10pt" style:font-size-complex="10pt"/>
    </style:style>
    <style:style style:name="T5_81" style:family="text">
      <style:text-properties fo:background-color="#ffffff" fo:color="#272a34" fo:font-size="10pt" style:font-size-asian="10pt" style:font-size-complex="10pt"/>
    </style:style>
    <style:style style:name="T5_82" style:family="text">
      <style:text-properties fo:background-color="#ffffff" fo:color="#272a34" fo:font-size="10pt" style:font-size-asian="10pt" style:font-size-complex="10pt"/>
    </style:style>
    <style:style style:name="T5_83" style:family="text">
      <style:text-properties fo:background-color="#ffffff" fo:color="#272a34" fo:font-size="10pt" style:font-size-asian="10pt" style:font-size-complex="10pt"/>
    </style:style>
    <style:style style:name="T5_84" style:family="text">
      <style:text-properties fo:background-color="#ffffff" fo:color="#272a34" fo:font-size="10pt" style:font-size-asian="10pt" style:font-size-complex="10pt"/>
    </style:style>
    <style:style style:name="T5_85" style:family="text">
      <style:text-properties fo:background-color="#ffffff" fo:color="#272a34" fo:font-size="10pt" style:font-size-asian="10pt" style:font-size-complex="10pt"/>
    </style:style>
    <style:style style:name="T5_86" style:family="text">
      <style:text-properties fo:background-color="#ffffff" fo:color="#272a34" fo:font-size="10pt" style:font-size-asian="10pt" style:font-size-complex="10pt"/>
    </style:style>
    <style:style style:name="T5_87" style:family="text">
      <style:text-properties fo:background-color="#ffffff" fo:color="#272a34" fo:font-size="10pt" style:font-size-asian="10pt" style:font-size-complex="10pt"/>
    </style:style>
    <style:style style:name="T5_88" style:family="text">
      <style:text-properties fo:background-color="#ffffff" fo:color="#272a34" fo:font-size="10pt" style:font-size-asian="10pt" style:font-size-complex="10pt"/>
    </style:style>
    <style:style style:name="T5_89" style:family="text">
      <style:text-properties fo:background-color="#ffffff" fo:color="#272a34" fo:font-size="10pt" style:font-size-asian="10pt" style:font-size-complex="10pt"/>
    </style:style>
    <style:style style:name="T5_90" style:family="text">
      <style:text-properties fo:background-color="#ffffff" fo:color="#272a34" fo:font-size="10pt" style:font-size-asian="10pt" style:font-size-complex="10pt"/>
    </style:style>
    <style:style style:name="T5_91" style:family="text">
      <style:text-properties fo:background-color="#ffffff" fo:color="#272a34" fo:font-size="10pt" style:font-size-asian="10pt" style:font-size-complex="10pt"/>
    </style:style>
    <style:style style:name="T5_92" style:family="text">
      <style:text-properties fo:background-color="#ffffff" fo:color="#272a34" fo:font-size="10pt" style:font-size-asian="10pt" style:font-size-complex="10pt"/>
    </style:style>
    <style:style style:name="T5_93" style:family="text">
      <style:text-properties fo:background-color="#ffffff" fo:color="#272a34" fo:font-size="10pt" style:font-size-asian="10pt" style:font-size-complex="10pt"/>
    </style:style>
    <style:style style:name="T5_94" style:family="text">
      <style:text-properties fo:background-color="#ffffff" fo:color="#272a34" fo:font-size="10pt" style:font-size-asian="10pt" style:font-size-complex="10pt"/>
    </style:style>
    <style:style style:name="T5_95" style:family="text">
      <style:text-properties fo:background-color="#ffffff" fo:color="#272a34" fo:font-size="10pt" style:font-size-asian="10pt" style:font-size-complex="10pt"/>
    </style:style>
    <style:style style:name="T5_96" style:family="text">
      <style:text-properties fo:background-color="#ffffff" fo:color="#272a34" fo:font-size="10pt" style:font-size-asian="10pt" style:font-size-complex="10pt"/>
    </style:style>
    <style:style style:name="T5_97" style:family="text">
      <style:text-properties fo:background-color="#ffffff" fo:color="#272a34" fo:font-size="10pt" style:font-size-asian="10pt" style:font-size-complex="10pt"/>
    </style:style>
    <style:style style:name="T5_98" style:family="text">
      <style:text-properties fo:background-color="#ffffff" fo:color="#272a34" fo:font-size="10pt" style:font-size-asian="10pt" style:font-size-complex="10pt"/>
    </style:style>
    <style:style style:name="T5_99" style:family="text">
      <style:text-properties fo:background-color="#ffffff" fo:color="#272a34" fo:font-size="10pt" style:font-size-asian="10pt" style:font-size-complex="10pt"/>
    </style:style>
    <style:style style:name="T5_100" style:family="text">
      <style:text-properties fo:background-color="#ffffff" fo:color="#272a34" fo:font-size="10pt" style:font-size-asian="10pt" style:font-size-complex="10pt"/>
    </style:style>
    <style:style style:name="P6" style:family="paragraph" style:parent-style-name="Standard">
      <style:paragraph-properties fo:text-align="justify" fo:break-before="auto" fo:line-height="180%" style:writing-mode="lr-tb"/>
    </style:style>
    <style:style style:name="T6_1" style:family="text">
      <style:text-properties fo:background-color="#ffffff" fo:color="#272a34" fo:font-size="10pt" style:font-size-asian="10pt" style:font-size-complex="10pt"/>
    </style:style>
    <style:style style:name="P7" style:family="paragraph" style:parent-style-name="Standard">
      <style:paragraph-properties fo:text-align="justify" fo:break-before="auto" fo:line-height="180%" style:writing-mode="lr-tb"/>
    </style:style>
    <style:style style:name="T7_1" style:family="text">
      <style:text-properties fo:background-color="#ffffff" fo:color="#272a34" style:font-name="Times New Roman" style:font-name-asian="Times New Roman" style:font-name-complex="Times New Roman"/>
    </style:style>
    <style:style style:name="T7_2" style:family="text">
      <style:text-properties fo:background-color="#ffffff" fo:color="#272a34" style:font-name="Times New Roman" style:font-name-asian="Times New Roman" style:font-name-complex="Times New Roman"/>
    </style:style>
    <style:style style:name="T7_3" style:family="text">
      <style:text-properties fo:background-color="#ffffff" fo:color="#272a34" style:font-name="Times New Roman" style:font-name-asian="Times New Roman" style:font-name-complex="Times New Roman"/>
    </style:style>
    <style:style style:name="T7_4" style:family="text">
      <style:text-properties fo:background-color="#ffffff" fo:color="#272a34" style:font-name="Times New Roman" style:font-name-asian="Times New Roman" style:font-name-complex="Times New Roman"/>
    </style:style>
    <style:style style:name="T7_5" style:family="text">
      <style:text-properties fo:background-color="#ffffff" fo:color="#272a34" style:font-name="Times New Roman" style:font-name-asian="Times New Roman" style:font-name-complex="Times New Roman"/>
    </style:style>
    <style:style style:name="T7_6" style:family="text">
      <style:text-properties fo:background-color="#ffffff" fo:color="#272a34" style:font-name="Times New Roman" style:font-name-asian="Times New Roman" style:font-name-complex="Times New Roman"/>
    </style:style>
    <style:style style:name="T7_7" style:family="text">
      <style:text-properties fo:background-color="#ffffff" fo:color="#272a34" style:font-name="Times New Roman" style:font-name-asian="Times New Roman" style:font-name-complex="Times New Roman"/>
    </style:style>
    <style:style style:name="T7_8" style:family="text">
      <style:text-properties fo:background-color="#ffffff" fo:color="#272a34" style:font-name="Times New Roman" style:font-name-asian="Times New Roman" style:font-name-complex="Times New Roman"/>
    </style:style>
    <style:style style:name="T7_9" style:family="text">
      <style:text-properties fo:background-color="#ffffff" fo:color="#272a34" style:font-name="Times New Roman" style:font-name-asian="Times New Roman" style:font-name-complex="Times New Roman"/>
    </style:style>
    <style:style style:name="T7_10" style:family="text">
      <style:text-properties fo:background-color="#ffffff" fo:color="#272a34" style:font-name="Times New Roman" style:font-name-asian="Times New Roman" style:font-name-complex="Times New Roman"/>
    </style:style>
    <style:style style:name="T7_11" style:family="text">
      <style:text-properties fo:background-color="#ffffff" fo:color="#272a34" style:font-name="Times New Roman" style:font-name-asian="Times New Roman" style:font-name-complex="Times New Roman"/>
    </style:style>
    <style:style style:name="T7_12" style:family="text">
      <style:text-properties fo:background-color="#ffffff" fo:color="#272a34" style:font-name="Times New Roman" style:font-name-asian="Times New Roman" style:font-name-complex="Times New Roman"/>
    </style:style>
    <style:style style:name="T7_13" style:family="text">
      <style:text-properties fo:background-color="#ffffff" fo:color="#272a34" style:font-name="Times New Roman" style:font-name-asian="Times New Roman" style:font-name-complex="Times New Roman"/>
    </style:style>
    <style:style style:name="T7_14" style:family="text">
      <style:text-properties fo:background-color="#ffffff" fo:color="#272a34" style:font-name="Times New Roman" style:font-name-asian="Times New Roman" style:font-name-complex="Times New Roman"/>
    </style:style>
    <style:style style:name="T7_15" style:family="text">
      <style:text-properties fo:background-color="#ffffff" fo:color="#272a34" style:font-name="Times New Roman" style:font-name-asian="Times New Roman" style:font-name-complex="Times New Roman"/>
    </style:style>
    <style:style style:name="T7_16" style:family="text">
      <style:text-properties fo:background-color="#ffffff" fo:color="#272a34" style:font-name="Times New Roman" style:font-name-asian="Times New Roman" style:font-name-complex="Times New Roman"/>
    </style:style>
    <style:style style:name="T7_17" style:family="text">
      <style:text-properties fo:background-color="#ffffff" fo:color="#272a34" style:font-name="Times New Roman" style:font-name-asian="Times New Roman" style:font-name-complex="Times New Roman"/>
    </style:style>
    <style:style style:name="T7_18" style:family="text">
      <style:text-properties fo:background-color="#ffffff" fo:color="#272a34" style:font-name="Times New Roman" style:font-name-asian="Times New Roman" style:font-name-complex="Times New Roman"/>
    </style:style>
    <style:style style:name="T7_19" style:family="text">
      <style:text-properties fo:background-color="#ffffff" fo:color="#272a34" style:font-name="Times New Roman" style:font-name-asian="Times New Roman" style:font-name-complex="Times New Roman"/>
    </style:style>
    <style:style style:name="T7_20" style:family="text">
      <style:text-properties fo:background-color="#ffffff" fo:color="#272a34" style:font-name="Times New Roman" style:font-name-asian="Times New Roman" style:font-name-complex="Times New Roman"/>
    </style:style>
    <style:style style:name="T7_21" style:family="text">
      <style:text-properties fo:background-color="#ffffff" fo:color="#272a34" style:font-name="Times New Roman" style:font-name-asian="Times New Roman" style:font-name-complex="Times New Roman"/>
    </style:style>
    <style:style style:name="T7_22" style:family="text">
      <style:text-properties fo:background-color="#ffffff" fo:color="#272a34" style:font-name="Times New Roman" style:font-name-asian="Times New Roman" style:font-name-complex="Times New Roman"/>
    </style:style>
    <style:style style:name="T7_23" style:family="text">
      <style:text-properties fo:background-color="#ffffff" fo:color="#272a34" style:font-name="Times New Roman" style:font-name-asian="Times New Roman" style:font-name-complex="Times New Roman"/>
    </style:style>
    <style:style style:name="T7_24" style:family="text">
      <style:text-properties fo:background-color="#ffffff" fo:color="#272a34" style:font-name="Times New Roman" style:font-name-asian="Times New Roman" style:font-name-complex="Times New Roman"/>
    </style:style>
    <style:style style:name="T7_25" style:family="text">
      <style:text-properties fo:background-color="#ffffff" fo:color="#272a34" style:font-name="Times New Roman" style:font-name-asian="Times New Roman" style:font-name-complex="Times New Roman"/>
    </style:style>
    <style:style style:name="T7_26" style:family="text">
      <style:text-properties fo:background-color="#ffffff" fo:color="#272a34" style:font-name="Times New Roman" style:font-name-asian="Times New Roman" style:font-name-complex="Times New Roman"/>
    </style:style>
    <style:style style:name="T7_27" style:family="text">
      <style:text-properties fo:background-color="#ffffff" fo:color="#272a34" style:font-name="Times New Roman" style:font-name-asian="Times New Roman" style:font-name-complex="Times New Roman"/>
    </style:style>
    <style:style style:name="T7_28" style:family="text">
      <style:text-properties fo:background-color="#ffffff" fo:color="#272a34"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80%" style:writing-mode="lr-tb"/>
    </style:style>
    <style:style style:name="T8_1" style:family="text">
      <style:text-properties fo:background-color="#ffffff" fo:color="#272a34" fo:font-size="10pt" style:font-size-asian="10pt" style:font-size-complex="10pt"/>
    </style:style>
    <style:style style:name="T8_2" style:family="text">
      <style:text-properties fo:background-color="#ffffff" fo:color="#272a34" fo:font-size="10pt" style:font-size-asian="10pt" style:font-size-complex="10pt"/>
    </style:style>
    <style:style style:name="T8_3" style:family="text">
      <style:text-properties fo:background-color="#ffffff" fo:color="#272a34" fo:font-size="10pt" style:font-size-asian="10pt" style:font-size-complex="10pt"/>
    </style:style>
    <style:style style:name="T8_4" style:family="text">
      <style:text-properties fo:background-color="#ffffff" fo:color="#272a34" fo:font-size="10pt" style:font-size-asian="10pt" style:font-size-complex="10pt"/>
    </style:style>
    <style:style style:name="T8_5" style:family="text">
      <style:text-properties fo:background-color="#ffffff" fo:color="#272a34" fo:font-size="10pt" style:font-size-asian="10pt" style:font-size-complex="10pt"/>
    </style:style>
    <style:style style:name="T8_6" style:family="text">
      <style:text-properties fo:background-color="#ffffff" fo:color="#272a34" fo:font-size="10pt" style:font-size-asian="10pt" style:font-size-complex="10pt"/>
    </style:style>
    <style:style style:name="T8_7" style:family="text">
      <style:text-properties fo:background-color="#ffffff" fo:color="#272a34" fo:font-size="10pt" style:font-size-asian="10pt" style:font-size-complex="10pt"/>
    </style:style>
    <style:style style:name="T8_8" style:family="text">
      <style:text-properties fo:background-color="#ffffff" fo:color="#272a34" fo:font-size="10pt" style:font-size-asian="10pt" style:font-size-complex="10pt"/>
    </style:style>
    <style:style style:name="T8_9" style:family="text">
      <style:text-properties fo:background-color="#ffffff" fo:color="#272a34" fo:font-size="10pt" style:font-size-asian="10pt" style:font-size-complex="10pt"/>
    </style:style>
    <style:style style:name="T8_10" style:family="text">
      <style:text-properties fo:background-color="#ffffff" fo:color="#272a34" fo:font-size="10pt" style:font-size-asian="10pt" style:font-size-complex="10pt"/>
    </style:style>
    <style:style style:name="T8_11" style:family="text">
      <style:text-properties fo:background-color="#ffffff" fo:color="#272a34" fo:font-size="10pt" style:font-size-asian="10pt" style:font-size-complex="10pt"/>
    </style:style>
    <style:style style:name="T8_12" style:family="text">
      <style:text-properties fo:background-color="#ffffff" fo:color="#272a34" fo:font-size="10pt" style:font-size-asian="10pt" style:font-size-complex="10pt"/>
    </style:style>
    <style:style style:name="T8_13" style:family="text">
      <style:text-properties fo:background-color="#ffffff" fo:color="#272a34" fo:font-size="10pt" style:font-size-asian="10pt" style:font-size-complex="10pt"/>
    </style:style>
    <style:style style:name="T8_14" style:family="text">
      <style:text-properties fo:background-color="#ffffff" fo:color="#272a34" fo:font-size="10pt" style:font-size-asian="10pt" style:font-size-complex="10pt"/>
    </style:style>
    <style:style style:name="T8_15" style:family="text">
      <style:text-properties fo:background-color="#ffffff" fo:color="#272a34" fo:font-size="10pt" style:font-size-asian="10pt" style:font-size-complex="10pt"/>
    </style:style>
    <style:style style:name="T8_16" style:family="text">
      <style:text-properties fo:background-color="#ffffff" fo:color="#272a34" fo:font-size="10pt" style:font-size-asian="10pt" style:font-size-complex="10pt"/>
    </style:style>
    <style:style style:name="T8_17" style:family="text">
      <style:text-properties fo:background-color="#ffffff" fo:color="#272a34" fo:font-size="10pt" style:font-size-asian="10pt" style:font-size-complex="10pt"/>
    </style:style>
    <style:style style:name="T8_18" style:family="text">
      <style:text-properties fo:background-color="#ffffff" fo:color="#272a34" fo:font-size="10pt" style:font-size-asian="10pt" style:font-size-complex="10pt"/>
    </style:style>
    <style:style style:name="T8_19" style:family="text">
      <style:text-properties fo:background-color="#ffffff" fo:color="#272a34" fo:font-size="10pt" style:font-size-asian="10pt" style:font-size-complex="10pt"/>
    </style:style>
    <style:style style:name="T8_20" style:family="text">
      <style:text-properties fo:background-color="#ffffff" fo:color="#272a34" fo:font-size="10pt" style:font-size-asian="10pt" style:font-size-complex="10pt"/>
    </style:style>
    <style:style style:name="T8_21" style:family="text">
      <style:text-properties fo:background-color="#ffffff" fo:color="#272a34" fo:font-size="10pt" style:font-size-asian="10pt" style:font-size-complex="10pt"/>
    </style:style>
    <style:style style:name="T8_22" style:family="text">
      <style:text-properties fo:background-color="#ffffff" fo:color="#272a34" fo:font-size="10pt" style:font-size-asian="10pt" style:font-size-complex="10pt"/>
    </style:style>
    <style:style style:name="T8_23" style:family="text">
      <style:text-properties fo:background-color="#ffffff" fo:color="#272a34" fo:font-size="10pt" style:font-size-asian="10pt" style:font-size-complex="10pt"/>
    </style:style>
    <style:style style:name="T8_24" style:family="text">
      <style:text-properties fo:background-color="#ffffff" fo:color="#272a34" fo:font-size="10pt" style:font-size-asian="10pt" style:font-size-complex="10pt"/>
    </style:style>
    <style:style style:name="T8_25" style:family="text">
      <style:text-properties fo:background-color="#ffffff" fo:color="#272a34" fo:font-size="10pt" style:font-size-asian="10pt" style:font-size-complex="10pt"/>
    </style:style>
    <style:style style:name="T8_26" style:family="text">
      <style:text-properties fo:background-color="#ffffff" fo:color="#272a34" fo:font-size="10pt" style:font-size-asian="10pt" style:font-size-complex="10pt"/>
    </style:style>
    <style:style style:name="T8_27" style:family="text">
      <style:text-properties fo:background-color="#ffffff" fo:color="#272a34" fo:font-size="10pt" style:font-size-asian="10pt" style:font-size-complex="10pt"/>
    </style:style>
    <style:style style:name="T8_28" style:family="text">
      <style:text-properties fo:background-color="#ffffff" fo:color="#272a34" fo:font-size="10pt" style:font-size-asian="10pt" style:font-size-complex="10pt"/>
    </style:style>
    <style:style style:name="T8_29" style:family="text">
      <style:text-properties fo:background-color="#ffffff" fo:color="#272a34" fo:font-size="10pt" style:font-size-asian="10pt" style:font-size-complex="10pt"/>
    </style:style>
    <style:style style:name="T8_30" style:family="text">
      <style:text-properties fo:background-color="#ffffff" fo:color="#272a34" fo:font-size="10pt" style:font-size-asian="10pt" style:font-size-complex="10pt"/>
    </style:style>
    <style:style style:name="T8_31" style:family="text">
      <style:text-properties fo:background-color="#ffffff" fo:color="#272a34" fo:font-size="10pt" style:font-size-asian="10pt" style:font-size-complex="10pt"/>
    </style:style>
    <style:style style:name="T8_32" style:family="text">
      <style:text-properties fo:background-color="#ffffff" fo:color="#272a34" fo:font-size="10pt" style:font-size-asian="10pt" style:font-size-complex="10pt"/>
    </style:style>
    <style:style style:name="T8_33" style:family="text">
      <style:text-properties fo:background-color="#ffffff" fo:color="#272a34" fo:font-size="10pt" style:font-size-asian="10pt" style:font-size-complex="10pt"/>
    </style:style>
    <style:style style:name="T8_34" style:family="text">
      <style:text-properties fo:background-color="#ffffff" fo:color="#272a34" fo:font-size="10pt" style:font-size-asian="10pt" style:font-size-complex="10pt"/>
    </style:style>
    <style:style style:name="T8_35" style:family="text">
      <style:text-properties fo:background-color="#ffffff" fo:color="#272a34" fo:font-size="10pt" style:font-size-asian="10pt" style:font-size-complex="10pt"/>
    </style:style>
    <style:style style:name="T8_36" style:family="text">
      <style:text-properties fo:background-color="#ffffff" fo:color="#272a34" fo:font-size="10pt" style:font-size-asian="10pt" style:font-size-complex="10pt"/>
    </style:style>
    <style:style style:name="T8_37" style:family="text">
      <style:text-properties fo:background-color="#ffffff" fo:color="#272a34" fo:font-size="10pt" style:font-size-asian="10pt" style:font-size-complex="10pt"/>
    </style:style>
    <style:style style:name="T8_38" style:family="text">
      <style:text-properties fo:background-color="#ffffff" fo:color="#272a34" fo:font-size="10pt" style:font-size-asian="10pt" style:font-size-complex="10pt"/>
    </style:style>
    <style:style style:name="T8_39" style:family="text">
      <style:text-properties fo:background-color="#ffffff" fo:color="#272a34" fo:font-size="10pt" style:font-size-asian="10pt" style:font-size-complex="10pt"/>
    </style:style>
    <style:style style:name="T8_40" style:family="text">
      <style:text-properties fo:background-color="#ffffff" fo:color="#272a34" fo:font-size="10pt" style:font-size-asian="10pt" style:font-size-complex="10pt"/>
    </style:style>
    <style:style style:name="T8_41" style:family="text">
      <style:text-properties fo:background-color="#ffffff" fo:color="#272a34" fo:font-size="10pt" style:font-size-asian="10pt" style:font-size-complex="10pt"/>
    </style:style>
    <style:style style:name="T8_42" style:family="text">
      <style:text-properties fo:background-color="#ffffff" fo:color="#272a34" fo:font-size="10pt" style:font-size-asian="10pt" style:font-size-complex="10pt"/>
    </style:style>
    <style:style style:name="T8_43" style:family="text">
      <style:text-properties fo:background-color="#ffffff" fo:color="#272a34" fo:font-size="10pt" style:font-size-asian="10pt" style:font-size-complex="10pt"/>
    </style:style>
    <style:style style:name="T8_44" style:family="text">
      <style:text-properties fo:background-color="#ffffff" fo:color="#272a34" fo:font-size="10pt" style:font-size-asian="10pt" style:font-size-complex="10pt"/>
    </style:style>
    <style:style style:name="T8_45" style:family="text">
      <style:text-properties fo:background-color="#ffffff" fo:color="#272a34" fo:font-size="10pt" style:font-size-asian="10pt" style:font-size-complex="10pt"/>
    </style:style>
    <style:style style:name="T8_46" style:family="text">
      <style:text-properties fo:background-color="#ffffff" fo:color="#272a34" fo:font-size="10pt" style:font-size-asian="10pt" style:font-size-complex="10pt"/>
    </style:style>
    <style:style style:name="T8_47" style:family="text">
      <style:text-properties fo:background-color="#ffffff" fo:color="#272a34" fo:font-size="10pt" style:font-size-asian="10pt" style:font-size-complex="10pt"/>
    </style:style>
    <style:style style:name="T8_48" style:family="text">
      <style:text-properties fo:background-color="#ffffff" fo:color="#272a34" fo:font-size="10pt" style:font-size-asian="10pt" style:font-size-complex="10pt"/>
    </style:style>
    <style:style style:name="T8_49" style:family="text">
      <style:text-properties fo:background-color="#ffffff" fo:color="#272a34" fo:font-size="10pt" style:font-size-asian="10pt" style:font-size-complex="10pt"/>
    </style:style>
    <style:style style:name="T8_50" style:family="text">
      <style:text-properties fo:background-color="#ffffff" fo:color="#272a34" fo:font-size="10pt" style:font-size-asian="10pt" style:font-size-complex="10pt"/>
    </style:style>
    <style:style style:name="T8_51" style:family="text">
      <style:text-properties fo:background-color="#ffffff" fo:color="#272a34" fo:font-size="10pt" style:font-size-asian="10pt" style:font-size-complex="10pt"/>
    </style:style>
    <style:style style:name="T8_52" style:family="text">
      <style:text-properties fo:background-color="#ffffff" fo:color="#272a34" fo:font-size="10pt" style:font-size-asian="10pt" style:font-size-complex="10pt"/>
    </style:style>
    <style:style style:name="T8_53" style:family="text">
      <style:text-properties fo:background-color="#ffffff" fo:color="#272a34" fo:font-size="10pt" style:font-size-asian="10pt" style:font-size-complex="10pt"/>
    </style:style>
    <style:style style:name="T8_54" style:family="text">
      <style:text-properties fo:background-color="#ffffff" fo:color="#272a34" fo:font-size="10pt" style:font-size-asian="10pt" style:font-size-complex="10pt"/>
    </style:style>
    <style:style style:name="T8_55" style:family="text">
      <style:text-properties fo:background-color="#ffffff" fo:color="#272a34" fo:font-size="10pt" style:font-size-asian="10pt" style:font-size-complex="10pt"/>
    </style:style>
    <style:style style:name="T8_56" style:family="text">
      <style:text-properties fo:background-color="#ffffff" fo:color="#272a34" fo:font-size="10pt" style:font-size-asian="10pt" style:font-size-complex="10pt"/>
    </style:style>
    <style:style style:name="T8_57" style:family="text">
      <style:text-properties fo:background-color="#ffffff" fo:color="#272a34" fo:font-size="10pt" style:font-size-asian="10pt" style:font-size-complex="10pt"/>
    </style:style>
    <style:style style:name="T8_58" style:family="text">
      <style:text-properties fo:background-color="#ffffff" fo:color="#272a34" fo:font-size="10pt" style:font-size-asian="10pt" style:font-size-complex="10pt"/>
    </style:style>
    <style:style style:name="T8_59" style:family="text">
      <style:text-properties fo:background-color="#ffffff" fo:color="#272a34" fo:font-size="10pt" style:font-size-asian="10pt" style:font-size-complex="10pt"/>
    </style:style>
    <style:style style:name="T8_60" style:family="text">
      <style:text-properties fo:background-color="#ffffff" fo:color="#272a34" fo:font-size="10pt" style:font-size-asian="10pt" style:font-size-complex="10pt"/>
    </style:style>
    <style:style style:name="T8_61" style:family="text">
      <style:text-properties fo:background-color="#ffffff" fo:color="#272a34" fo:font-size="10pt" style:font-size-asian="10pt" style:font-size-complex="10pt"/>
    </style:style>
    <style:style style:name="T8_62" style:family="text">
      <style:text-properties fo:background-color="#ffffff" fo:color="#272a34" fo:font-size="10pt" style:font-size-asian="10pt" style:font-size-complex="10pt"/>
    </style:style>
    <style:style style:name="T8_63" style:family="text">
      <style:text-properties fo:background-color="#ffffff" fo:color="#272a34" fo:font-size="10pt" style:font-size-asian="10pt" style:font-size-complex="10pt"/>
    </style:style>
    <style:style style:name="T8_64" style:family="text">
      <style:text-properties fo:background-color="#ffffff" fo:color="#272a34" fo:font-size="10pt" style:font-size-asian="10pt" style:font-size-complex="10pt"/>
    </style:style>
    <style:style style:name="T8_65" style:family="text">
      <style:text-properties fo:background-color="#ffffff" fo:color="#272a34" fo:font-size="10pt" style:font-size-asian="10pt" style:font-size-complex="10pt"/>
    </style:style>
    <style:style style:name="T8_66" style:family="text">
      <style:text-properties fo:background-color="#ffffff" fo:color="#272a34" fo:font-size="10pt" style:font-size-asian="10pt" style:font-size-complex="10pt"/>
    </style:style>
    <style:style style:name="T8_67" style:family="text">
      <style:text-properties fo:background-color="#ffffff" fo:color="#272a34" fo:font-size="10pt" style:font-size-asian="10pt" style:font-size-complex="10pt"/>
    </style:style>
    <style:style style:name="T8_68" style:family="text">
      <style:text-properties fo:background-color="#ffffff" fo:color="#272a34" fo:font-size="10pt" style:font-size-asian="10pt" style:font-size-complex="10pt"/>
    </style:style>
    <style:style style:name="T8_69" style:family="text">
      <style:text-properties fo:background-color="#ffffff" fo:color="#272a34" fo:font-size="10pt" style:font-size-asian="10pt" style:font-size-complex="10pt"/>
    </style:style>
    <style:style style:name="T8_70" style:family="text">
      <style:text-properties fo:background-color="#ffffff" fo:color="#272a34" fo:font-size="10pt" style:font-size-asian="10pt" style:font-size-complex="10pt"/>
    </style:style>
    <style:style style:name="T8_71" style:family="text">
      <style:text-properties fo:background-color="#ffffff" fo:color="#272a34" fo:font-size="10pt" style:font-size-asian="10pt" style:font-size-complex="10pt"/>
    </style:style>
    <style:style style:name="T8_72" style:family="text">
      <style:text-properties fo:background-color="#ffffff" fo:color="#272a34" fo:font-size="10pt" style:font-size-asian="10pt" style:font-size-complex="10pt"/>
    </style:style>
    <style:style style:name="T8_73" style:family="text">
      <style:text-properties fo:background-color="#ffffff" fo:color="#272a34" fo:font-size="10pt" style:font-size-asian="10pt" style:font-size-complex="10pt"/>
    </style:style>
    <style:style style:name="T8_74" style:family="text">
      <style:text-properties fo:background-color="#ffffff" fo:color="#272a34" fo:font-size="10pt" style:font-size-asian="10pt" style:font-size-complex="10pt"/>
    </style:style>
    <style:style style:name="T8_75" style:family="text">
      <style:text-properties fo:background-color="#ffffff" fo:color="#272a34" fo:font-size="10pt" style:font-size-asian="10pt" style:font-size-complex="10pt"/>
    </style:style>
    <style:style style:name="T8_76" style:family="text">
      <style:text-properties fo:background-color="#ffffff" fo:color="#272a34" fo:font-size="10pt" style:font-size-asian="10pt" style:font-size-complex="10pt"/>
    </style:style>
    <style:style style:name="T8_77" style:family="text">
      <style:text-properties fo:background-color="#ffffff" fo:color="#272a34" fo:font-size="10pt" style:font-size-asian="10pt" style:font-size-complex="10pt"/>
    </style:style>
    <style:style style:name="T8_78" style:family="text">
      <style:text-properties fo:background-color="#ffffff" fo:color="#272a34" fo:font-size="10pt" style:font-size-asian="10pt" style:font-size-complex="10pt"/>
    </style:style>
    <style:style style:name="T8_79" style:family="text">
      <style:text-properties fo:background-color="#ffffff" fo:color="#272a34" fo:font-size="10pt" style:font-size-asian="10pt" style:font-size-complex="10pt"/>
    </style:style>
    <style:style style:name="T8_80" style:family="text">
      <style:text-properties fo:background-color="#ffffff" fo:color="#272a34" fo:font-size="10pt" style:font-size-asian="10pt" style:font-size-complex="10pt"/>
    </style:style>
    <style:style style:name="T8_81" style:family="text">
      <style:text-properties fo:background-color="#ffffff" fo:color="#272a34" fo:font-size="10pt" style:font-size-asian="10pt" style:font-size-complex="10pt"/>
    </style:style>
    <style:style style:name="T8_82" style:family="text">
      <style:text-properties fo:background-color="#ffffff" fo:color="#272a34" fo:font-size="10pt" style:font-size-asian="10pt" style:font-size-complex="10pt"/>
    </style:style>
    <style:style style:name="T8_83" style:family="text">
      <style:text-properties fo:background-color="#ffffff" fo:color="#272a34" fo:font-size="10pt" style:font-size-asian="10pt" style:font-size-complex="10pt"/>
    </style:style>
    <style:style style:name="T8_84" style:family="text">
      <style:text-properties fo:background-color="#ffffff" fo:color="#272a34" fo:font-size="10pt" style:font-size-asian="10pt" style:font-size-complex="10pt"/>
    </style:style>
    <style:style style:name="T8_85" style:family="text">
      <style:text-properties fo:background-color="#ffffff" fo:color="#272a34" fo:font-size="10pt" style:font-size-asian="10pt" style:font-size-complex="10pt"/>
    </style:style>
    <style:style style:name="T8_86" style:family="text">
      <style:text-properties fo:background-color="#ffffff" fo:color="#272a34" fo:font-size="10pt" style:font-size-asian="10pt" style:font-size-complex="10pt"/>
    </style:style>
    <style:style style:name="T8_87" style:family="text">
      <style:text-properties fo:background-color="#ffffff" fo:color="#272a34" fo:font-size="10pt" style:font-size-asian="10pt" style:font-size-complex="10pt"/>
    </style:style>
    <style:style style:name="T8_88" style:family="text">
      <style:text-properties fo:background-color="#ffffff" fo:color="#272a34" fo:font-size="10pt" style:font-size-asian="10pt" style:font-size-complex="10pt"/>
    </style:style>
    <style:style style:name="P9" style:family="paragraph" style:parent-style-name="Standard">
      <style:paragraph-properties fo:text-align="justify" fo:break-before="auto" fo:line-height="180%" style:writing-mode="lr-tb"/>
    </style:style>
    <style:style style:name="T9_1" style:family="text">
      <style:text-properties fo:background-color="#ffffff" fo:color="#272a34" fo:font-size="10pt" style:font-size-asian="10pt" style:font-size-complex="10pt"/>
    </style:style>
    <style:style style:name="P10" style:family="paragraph" style:parent-style-name="Standard">
      <style:paragraph-properties fo:text-align="justify" fo:break-before="auto" fo:line-height="180%" style:writing-mode="lr-tb"/>
    </style:style>
    <style:style style:name="T10_1" style:family="text">
      <style:text-properties fo:background-color="#ffffff" fo:color="#272a34" style:font-name="Times New Roman" style:font-name-asian="Times New Roman" style:font-name-complex="Times New Roman"/>
    </style:style>
    <style:style style:name="T10_2" style:family="text">
      <style:text-properties fo:background-color="#ffffff" fo:color="#272a34" style:font-name="Times New Roman" style:font-name-asian="Times New Roman" style:font-name-complex="Times New Roman"/>
    </style:style>
    <style:style style:name="T10_3" style:family="text">
      <style:text-properties fo:background-color="#ffffff" fo:color="#272a34" style:font-name="Times New Roman" style:font-name-asian="Times New Roman" style:font-name-complex="Times New Roman"/>
    </style:style>
    <style:style style:name="T10_4" style:family="text">
      <style:text-properties fo:background-color="#ffffff" fo:color="#272a34" style:font-name="Times New Roman" style:font-name-asian="Times New Roman" style:font-name-complex="Times New Roman"/>
    </style:style>
    <style:style style:name="T10_5" style:family="text">
      <style:text-properties fo:background-color="#ffffff" fo:color="#272a34" style:font-name="Times New Roman" style:font-name-asian="Times New Roman" style:font-name-complex="Times New Roman"/>
    </style:style>
    <style:style style:name="T10_6" style:family="text">
      <style:text-properties fo:background-color="#ffffff" fo:color="#272a34" style:font-name="Times New Roman" style:font-name-asian="Times New Roman" style:font-name-complex="Times New Roman"/>
    </style:style>
    <style:style style:name="T10_7" style:family="text">
      <style:text-properties fo:background-color="#ffffff" fo:color="#272a34" style:font-name="Times New Roman" style:font-name-asian="Times New Roman" style:font-name-complex="Times New Roman"/>
    </style:style>
    <style:style style:name="T10_8" style:family="text">
      <style:text-properties fo:background-color="#ffffff" fo:color="#272a34" style:font-name="Times New Roman" style:font-name-asian="Times New Roman" style:font-name-complex="Times New Roman"/>
    </style:style>
    <style:style style:name="T10_9" style:family="text">
      <style:text-properties fo:background-color="#ffffff" fo:color="#272a34" style:font-name="Times New Roman" style:font-name-asian="Times New Roman" style:font-name-complex="Times New Roman"/>
    </style:style>
    <style:style style:name="T10_10" style:family="text">
      <style:text-properties fo:background-color="#ffffff" fo:color="#272a34" style:font-name="Times New Roman" style:font-name-asian="Times New Roman" style:font-name-complex="Times New Roman"/>
    </style:style>
    <style:style style:name="T10_11" style:family="text">
      <style:text-properties fo:background-color="#ffffff" fo:color="#272a34" style:font-name="Times New Roman" style:font-name-asian="Times New Roman" style:font-name-complex="Times New Roman"/>
    </style:style>
    <style:style style:name="T10_12" style:family="text">
      <style:text-properties fo:background-color="#ffffff" fo:color="#272a34" style:font-name="Times New Roman" style:font-name-asian="Times New Roman" style:font-name-complex="Times New Roman"/>
    </style:style>
    <style:style style:name="T10_13" style:family="text">
      <style:text-properties fo:background-color="#ffffff" fo:color="#272a34" style:font-name="Times New Roman" style:font-name-asian="Times New Roman" style:font-name-complex="Times New Roman"/>
    </style:style>
    <style:style style:name="T10_14" style:family="text">
      <style:text-properties fo:background-color="#ffffff" fo:color="#272a34" style:font-name="Times New Roman" style:font-name-asian="Times New Roman" style:font-name-complex="Times New Roman"/>
    </style:style>
    <style:style style:name="T10_15" style:family="text">
      <style:text-properties fo:background-color="#ffffff" fo:color="#272a34" style:font-name="Times New Roman" style:font-name-asian="Times New Roman" style:font-name-complex="Times New Roman"/>
    </style:style>
    <style:style style:name="T10_16" style:family="text">
      <style:text-properties fo:background-color="#ffffff" fo:color="#272a34" style:font-name="Times New Roman" style:font-name-asian="Times New Roman" style:font-name-complex="Times New Roman"/>
    </style:style>
    <style:style style:name="T10_17" style:family="text">
      <style:text-properties fo:background-color="#ffffff" fo:color="#272a34" style:font-name="Times New Roman" style:font-name-asian="Times New Roman" style:font-name-complex="Times New Roman"/>
    </style:style>
    <style:style style:name="T10_18" style:family="text">
      <style:text-properties fo:background-color="#ffffff" fo:color="#272a34" style:font-name="Times New Roman" style:font-name-asian="Times New Roman" style:font-name-complex="Times New Roman"/>
    </style:style>
    <style:style style:name="T10_19" style:family="text">
      <style:text-properties fo:background-color="#ffffff" fo:color="#272a34" style:font-name="Times New Roman" style:font-name-asian="Times New Roman" style:font-name-complex="Times New Roman"/>
    </style:style>
    <style:style style:name="T10_20" style:family="text">
      <style:text-properties fo:background-color="#ffffff" fo:color="#272a34" style:font-name="Times New Roman" style:font-name-asian="Times New Roman" style:font-name-complex="Times New Roman"/>
    </style:style>
    <style:style style:name="T10_21" style:family="text">
      <style:text-properties fo:background-color="#ffffff" fo:color="#272a34" style:font-name="Times New Roman" style:font-name-asian="Times New Roman" style:font-name-complex="Times New Roman"/>
    </style:style>
    <style:style style:name="T10_22" style:family="text">
      <style:text-properties fo:background-color="#ffffff" fo:color="#272a34"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80%" style:writing-mode="lr-tb"/>
    </style:style>
    <style:style style:name="T11_1" style:family="text">
      <style:text-properties fo:background-color="#ffffff" fo:color="#272a34" fo:font-size="10pt" style:font-size-asian="10pt" style:font-size-complex="10pt"/>
    </style:style>
    <style:style style:name="T11_2" style:family="text">
      <style:text-properties fo:background-color="#ffffff" fo:color="#272a34" fo:font-size="10pt" style:font-size-asian="10pt" style:font-size-complex="10pt"/>
    </style:style>
    <style:style style:name="T11_3" style:family="text">
      <style:text-properties fo:background-color="#ffffff" fo:color="#272a34" fo:font-size="10pt" style:font-size-asian="10pt" style:font-size-complex="10pt"/>
    </style:style>
    <style:style style:name="T11_4" style:family="text">
      <style:text-properties fo:background-color="#ffffff" fo:color="#272a34" fo:font-size="10pt" style:font-size-asian="10pt" style:font-size-complex="10pt"/>
    </style:style>
    <style:style style:name="T11_5" style:family="text">
      <style:text-properties fo:background-color="#ffffff" fo:color="#272a34" fo:font-size="10pt" style:font-size-asian="10pt" style:font-size-complex="10pt"/>
    </style:style>
    <style:style style:name="T11_6" style:family="text">
      <style:text-properties fo:background-color="#ffffff" fo:color="#272a34" fo:font-size="10pt" style:font-size-asian="10pt" style:font-size-complex="10pt"/>
    </style:style>
    <style:style style:name="T11_7" style:family="text">
      <style:text-properties fo:background-color="#ffffff" fo:color="#272a34" fo:font-size="10pt" style:font-size-asian="10pt" style:font-size-complex="10pt"/>
    </style:style>
    <style:style style:name="T11_8" style:family="text">
      <style:text-properties fo:background-color="#ffffff" fo:color="#272a34" fo:font-size="10pt" style:font-size-asian="10pt" style:font-size-complex="10pt"/>
    </style:style>
    <style:style style:name="T11_9" style:family="text">
      <style:text-properties fo:background-color="#ffffff" fo:color="#272a34" fo:font-size="10pt" style:font-size-asian="10pt" style:font-size-complex="10pt"/>
    </style:style>
    <style:style style:name="T11_10" style:family="text">
      <style:text-properties fo:background-color="#ffffff" fo:color="#272a34" fo:font-size="10pt" style:font-size-asian="10pt" style:font-size-complex="10pt"/>
    </style:style>
    <style:style style:name="T11_11" style:family="text">
      <style:text-properties fo:background-color="#ffffff" fo:color="#272a34" fo:font-size="10pt" style:font-size-asian="10pt" style:font-size-complex="10pt"/>
    </style:style>
    <style:style style:name="T11_12" style:family="text">
      <style:text-properties fo:background-color="#ffffff" fo:color="#272a34" fo:font-size="10pt" style:font-size-asian="10pt" style:font-size-complex="10pt"/>
    </style:style>
    <style:style style:name="T11_13" style:family="text">
      <style:text-properties fo:background-color="#ffffff" fo:color="#272a34" fo:font-size="10pt" style:font-size-asian="10pt" style:font-size-complex="10pt"/>
    </style:style>
    <style:style style:name="T11_14" style:family="text">
      <style:text-properties fo:background-color="#ffffff" fo:color="#272a34" fo:font-size="10pt" style:font-size-asian="10pt" style:font-size-complex="10pt"/>
    </style:style>
    <style:style style:name="T11_15" style:family="text">
      <style:text-properties fo:background-color="#ffffff" fo:color="#272a34" fo:font-size="10pt" style:font-size-asian="10pt" style:font-size-complex="10pt"/>
    </style:style>
    <style:style style:name="T11_16" style:family="text">
      <style:text-properties fo:background-color="#ffffff" fo:color="#272a34" fo:font-size="10pt" style:font-size-asian="10pt" style:font-size-complex="10pt"/>
    </style:style>
    <style:style style:name="T11_17" style:family="text">
      <style:text-properties fo:background-color="#ffffff" fo:color="#272a34" fo:font-size="10pt" style:font-size-asian="10pt" style:font-size-complex="10pt"/>
    </style:style>
    <style:style style:name="T11_18" style:family="text">
      <style:text-properties fo:background-color="#ffffff" fo:color="#272a34" fo:font-size="10pt" style:font-size-asian="10pt" style:font-size-complex="10pt"/>
    </style:style>
    <style:style style:name="T11_19" style:family="text">
      <style:text-properties fo:background-color="#ffffff" fo:color="#272a34" fo:font-size="10pt" style:font-size-asian="10pt" style:font-size-complex="10pt"/>
    </style:style>
    <style:style style:name="T11_20" style:family="text">
      <style:text-properties fo:background-color="#ffffff" fo:color="#272a34" fo:font-size="10pt" style:font-size-asian="10pt" style:font-size-complex="10pt"/>
    </style:style>
    <style:style style:name="T11_21" style:family="text">
      <style:text-properties fo:background-color="#ffffff" fo:color="#272a34" fo:font-size="10pt" style:font-size-asian="10pt" style:font-size-complex="10pt"/>
    </style:style>
    <style:style style:name="T11_22" style:family="text">
      <style:text-properties fo:background-color="#ffffff" fo:color="#272a34" fo:font-size="10pt" style:font-size-asian="10pt" style:font-size-complex="10pt"/>
    </style:style>
    <style:style style:name="T11_23" style:family="text">
      <style:text-properties fo:background-color="#ffffff" fo:color="#272a34" fo:font-size="10pt" style:font-size-asian="10pt" style:font-size-complex="10pt"/>
    </style:style>
    <style:style style:name="T11_24" style:family="text">
      <style:text-properties fo:background-color="#ffffff" fo:color="#272a34" fo:font-size="10pt" style:font-size-asian="10pt" style:font-size-complex="10pt"/>
    </style:style>
    <style:style style:name="T11_25" style:family="text">
      <style:text-properties fo:background-color="#ffffff" fo:color="#272a34" fo:font-size="10pt" style:font-size-asian="10pt" style:font-size-complex="10pt"/>
    </style:style>
    <style:style style:name="T11_26" style:family="text">
      <style:text-properties fo:background-color="#ffffff" fo:color="#272a34" fo:font-size="10pt" style:font-size-asian="10pt" style:font-size-complex="10pt"/>
    </style:style>
    <style:style style:name="T11_27" style:family="text">
      <style:text-properties fo:background-color="#ffffff" fo:color="#272a34" fo:font-size="10pt" style:font-size-asian="10pt" style:font-size-complex="10pt"/>
    </style:style>
    <style:style style:name="T11_28" style:family="text">
      <style:text-properties fo:background-color="#ffffff" fo:color="#272a34" fo:font-size="10pt" style:font-size-asian="10pt" style:font-size-complex="10pt"/>
    </style:style>
    <style:style style:name="T11_29" style:family="text">
      <style:text-properties fo:background-color="#ffffff" fo:color="#272a34" fo:font-size="10pt" style:font-size-asian="10pt" style:font-size-complex="10pt"/>
    </style:style>
    <style:style style:name="T11_30" style:family="text">
      <style:text-properties fo:background-color="#ffffff" fo:color="#272a34" fo:font-size="10pt" style:font-size-asian="10pt" style:font-size-complex="10pt"/>
    </style:style>
    <style:style style:name="T11_31" style:family="text">
      <style:text-properties fo:background-color="#ffffff" fo:color="#272a34" fo:font-size="10pt" style:font-size-asian="10pt" style:font-size-complex="10pt"/>
    </style:style>
    <style:style style:name="T11_32" style:family="text">
      <style:text-properties fo:background-color="#ffffff" fo:color="#272a34" fo:font-size="10pt" style:font-size-asian="10pt" style:font-size-complex="10pt"/>
    </style:style>
    <style:style style:name="T11_33" style:family="text">
      <style:text-properties fo:background-color="#ffffff" fo:color="#272a34" fo:font-size="10pt" style:font-size-asian="10pt" style:font-size-complex="10pt"/>
    </style:style>
    <style:style style:name="T11_34" style:family="text">
      <style:text-properties fo:background-color="#ffffff" fo:color="#272a34" fo:font-size="10pt" style:font-size-asian="10pt" style:font-size-complex="10pt"/>
    </style:style>
    <style:style style:name="T11_35" style:family="text">
      <style:text-properties fo:background-color="#ffffff" fo:color="#272a34" fo:font-size="10pt" style:font-size-asian="10pt" style:font-size-complex="10pt"/>
    </style:style>
    <style:style style:name="T11_36" style:family="text">
      <style:text-properties fo:background-color="#ffffff" fo:color="#272a34" fo:font-size="10pt" style:font-size-asian="10pt" style:font-size-complex="10pt"/>
    </style:style>
    <style:style style:name="T11_37" style:family="text">
      <style:text-properties fo:background-color="#ffffff" fo:color="#272a34" fo:font-size="10pt" style:font-size-asian="10pt" style:font-size-complex="10pt"/>
    </style:style>
    <style:style style:name="T11_38" style:family="text">
      <style:text-properties fo:background-color="#ffffff" fo:color="#272a34" fo:font-size="10pt" style:font-size-asian="10pt" style:font-size-complex="10pt"/>
    </style:style>
    <style:style style:name="T11_39" style:family="text">
      <style:text-properties fo:background-color="#ffffff" fo:color="#272a34" fo:font-size="10pt" style:font-size-asian="10pt" style:font-size-complex="10pt"/>
    </style:style>
    <style:style style:name="T11_40" style:family="text">
      <style:text-properties fo:background-color="#ffffff" fo:color="#272a34" fo:font-size="10pt" style:font-size-asian="10pt" style:font-size-complex="10pt"/>
    </style:style>
    <style:style style:name="T11_41" style:family="text">
      <style:text-properties fo:background-color="#ffffff" fo:color="#272a34" fo:font-size="10pt" style:font-size-asian="10pt" style:font-size-complex="10pt"/>
    </style:style>
    <style:style style:name="T11_42" style:family="text">
      <style:text-properties fo:background-color="#ffffff" fo:color="#272a34" fo:font-size="10pt" style:font-size-asian="10pt" style:font-size-complex="10pt"/>
    </style:style>
    <style:style style:name="T11_43" style:family="text">
      <style:text-properties fo:background-color="#ffffff" fo:color="#272a34" fo:font-size="10pt" style:font-size-asian="10pt" style:font-size-complex="10pt"/>
    </style:style>
    <style:style style:name="T11_44" style:family="text">
      <style:text-properties fo:background-color="#ffffff" fo:color="#272a34" fo:font-size="10pt" style:font-size-asian="10pt" style:font-size-complex="10pt"/>
    </style:style>
    <style:style style:name="T11_45" style:family="text">
      <style:text-properties fo:background-color="#ffffff" fo:color="#272a34" fo:font-size="10pt" style:font-size-asian="10pt" style:font-size-complex="10pt"/>
    </style:style>
    <style:style style:name="T11_46" style:family="text">
      <style:text-properties fo:background-color="#ffffff" fo:color="#272a34" fo:font-size="10pt" style:font-size-asian="10pt" style:font-size-complex="10pt"/>
    </style:style>
    <style:style style:name="T11_47" style:family="text">
      <style:text-properties fo:background-color="#ffffff" fo:color="#272a34" fo:font-size="10pt" style:font-size-asian="10pt" style:font-size-complex="10pt"/>
    </style:style>
    <style:style style:name="T11_48" style:family="text">
      <style:text-properties fo:background-color="#ffffff" fo:color="#272a34" fo:font-size="10pt" style:font-size-asian="10pt" style:font-size-complex="10pt"/>
    </style:style>
    <style:style style:name="T11_49" style:family="text">
      <style:text-properties fo:background-color="#ffffff" fo:color="#272a34" fo:font-size="10pt" style:font-size-asian="10pt" style:font-size-complex="10pt"/>
    </style:style>
    <style:style style:name="T11_50" style:family="text">
      <style:text-properties fo:background-color="#ffffff" fo:color="#272a34" fo:font-size="10pt" style:font-size-asian="10pt" style:font-size-complex="10pt"/>
    </style:style>
    <style:style style:name="T11_51" style:family="text">
      <style:text-properties fo:background-color="#ffffff" fo:color="#272a34" fo:font-size="10pt" style:font-size-asian="10pt" style:font-size-complex="10pt"/>
    </style:style>
    <style:style style:name="T11_52" style:family="text">
      <style:text-properties fo:background-color="#ffffff" fo:color="#272a34" fo:font-size="10pt" style:font-size-asian="10pt" style:font-size-complex="10pt"/>
    </style:style>
    <style:style style:name="T11_53" style:family="text">
      <style:text-properties fo:background-color="#ffffff" fo:color="#272a34" fo:font-size="10pt" style:font-size-asian="10pt" style:font-size-complex="10pt"/>
    </style:style>
    <style:style style:name="T11_54" style:family="text">
      <style:text-properties fo:background-color="#ffffff" fo:color="#272a34" fo:font-size="10pt" style:font-size-asian="10pt" style:font-size-complex="10pt"/>
    </style:style>
    <style:style style:name="T11_55" style:family="text">
      <style:text-properties fo:background-color="#ffffff" fo:color="#272a34" fo:font-size="10pt" style:font-size-asian="10pt" style:font-size-complex="10pt"/>
    </style:style>
    <style:style style:name="T11_56" style:family="text">
      <style:text-properties fo:background-color="#ffffff" fo:color="#272a34" fo:font-size="10pt" style:font-size-asian="10pt" style:font-size-complex="10pt"/>
    </style:style>
    <style:style style:name="T11_57" style:family="text">
      <style:text-properties fo:background-color="#ffffff" fo:color="#272a34" fo:font-size="10pt" style:font-size-asian="10pt" style:font-size-complex="10pt"/>
    </style:style>
    <style:style style:name="T11_58" style:family="text">
      <style:text-properties fo:background-color="#ffffff" fo:color="#272a34" fo:font-size="10pt" style:font-size-asian="10pt" style:font-size-complex="10pt"/>
    </style:style>
    <style:style style:name="T11_59" style:family="text">
      <style:text-properties fo:background-color="#ffffff" fo:color="#272a34" fo:font-size="10pt" style:font-size-asian="10pt" style:font-size-complex="10pt"/>
    </style:style>
    <style:style style:name="T11_60" style:family="text">
      <style:text-properties fo:background-color="#ffffff" fo:color="#272a34" fo:font-size="10pt" style:font-size-asian="10pt" style:font-size-complex="10pt"/>
    </style:style>
    <style:style style:name="T11_61" style:family="text">
      <style:text-properties fo:background-color="#ffffff" fo:color="#272a34" fo:font-size="10pt" style:font-size-asian="10pt" style:font-size-complex="10pt"/>
    </style:style>
    <style:style style:name="T11_62" style:family="text">
      <style:text-properties fo:background-color="#ffffff" fo:color="#272a34" fo:font-size="10pt" style:font-size-asian="10pt" style:font-size-complex="10pt"/>
    </style:style>
    <style:style style:name="T11_63" style:family="text">
      <style:text-properties fo:background-color="#ffffff" fo:color="#272a34" fo:font-size="10pt" style:font-size-asian="10pt" style:font-size-complex="10pt"/>
    </style:style>
    <style:style style:name="T11_64" style:family="text">
      <style:text-properties fo:background-color="#ffffff" fo:color="#272a34" fo:font-size="10pt" style:font-size-asian="10pt" style:font-size-complex="10pt"/>
    </style:style>
    <style:style style:name="T11_65" style:family="text">
      <style:text-properties fo:background-color="#ffffff" fo:color="#272a34" fo:font-size="10pt" style:font-size-asian="10pt" style:font-size-complex="10pt"/>
    </style:style>
    <style:style style:name="T11_66" style:family="text">
      <style:text-properties fo:background-color="#ffffff" fo:color="#272a34" fo:font-size="10pt" style:font-size-asian="10pt" style:font-size-complex="10pt"/>
    </style:style>
    <style:style style:name="T11_67" style:family="text">
      <style:text-properties fo:background-color="#ffffff" fo:color="#272a34" fo:font-size="10pt" style:font-size-asian="10pt" style:font-size-complex="10pt"/>
    </style:style>
    <style:style style:name="T11_68" style:family="text">
      <style:text-properties fo:background-color="#ffffff" fo:color="#272a34" fo:font-size="10pt" style:font-size-asian="10pt" style:font-size-complex="10pt"/>
    </style:style>
    <style:style style:name="T11_69" style:family="text">
      <style:text-properties fo:background-color="#ffffff" fo:color="#272a34" fo:font-size="10pt" style:font-size-asian="10pt" style:font-size-complex="10pt"/>
    </style:style>
    <style:style style:name="T11_70" style:family="text">
      <style:text-properties fo:background-color="#ffffff" fo:color="#272a34" fo:font-size="10pt" style:font-size-asian="10pt" style:font-size-complex="10pt"/>
    </style:style>
    <style:style style:name="T11_71" style:family="text">
      <style:text-properties fo:background-color="#ffffff" fo:color="#272a34" fo:font-size="10pt" style:font-size-asian="10pt" style:font-size-complex="10pt"/>
    </style:style>
    <style:style style:name="T11_72" style:family="text">
      <style:text-properties fo:background-color="#ffffff" fo:color="#272a34" fo:font-size="10pt" style:font-size-asian="10pt" style:font-size-complex="10pt"/>
    </style:style>
    <style:style style:name="T11_73" style:family="text">
      <style:text-properties fo:background-color="#ffffff" fo:color="#272a34" fo:font-size="10pt" style:font-size-asian="10pt" style:font-size-complex="10pt"/>
    </style:style>
    <style:style style:name="T11_74" style:family="text">
      <style:text-properties fo:background-color="#ffffff" fo:color="#272a34" fo:font-size="10pt" style:font-size-asian="10pt" style:font-size-complex="10pt"/>
    </style:style>
    <style:style style:name="T11_75" style:family="text">
      <style:text-properties fo:background-color="#ffffff" fo:color="#272a34" fo:font-size="10pt" style:font-size-asian="10pt" style:font-size-complex="10pt"/>
    </style:style>
    <style:style style:name="T11_76" style:family="text">
      <style:text-properties fo:background-color="#ffffff" fo:color="#272a34" fo:font-size="10pt" style:font-size-asian="10pt" style:font-size-complex="10pt"/>
    </style:style>
    <style:style style:name="T11_77" style:family="text">
      <style:text-properties fo:background-color="#ffffff" fo:color="#272a34" fo:font-size="10pt" style:font-size-asian="10pt" style:font-size-complex="10pt"/>
    </style:style>
    <style:style style:name="T11_78" style:family="text">
      <style:text-properties fo:background-color="#ffffff" fo:color="#272a34" fo:font-size="10pt" style:font-size-asian="10pt" style:font-size-complex="10pt"/>
    </style:style>
    <style:style style:name="T11_79" style:family="text">
      <style:text-properties fo:background-color="#ffffff" fo:color="#272a34" fo:font-size="10pt" style:font-size-asian="10pt" style:font-size-complex="10pt"/>
    </style:style>
    <style:style style:name="T11_80" style:family="text">
      <style:text-properties fo:background-color="#ffffff" fo:color="#272a34" fo:font-size="10pt" style:font-size-asian="10pt" style:font-size-complex="10pt"/>
    </style:style>
    <style:style style:name="T11_81" style:family="text">
      <style:text-properties fo:background-color="#ffffff" fo:color="#272a34" fo:font-size="10pt" style:font-size-asian="10pt" style:font-size-complex="10pt"/>
    </style:style>
    <style:style style:name="T11_82" style:family="text">
      <style:text-properties fo:background-color="#ffffff" fo:color="#272a34" fo:font-size="10pt" style:font-size-asian="10pt" style:font-size-complex="10pt"/>
    </style:style>
    <style:style style:name="T11_83" style:family="text">
      <style:text-properties fo:background-color="#ffffff" fo:color="#272a34" fo:font-size="10pt" style:font-size-asian="10pt" style:font-size-complex="10pt"/>
    </style:style>
    <style:style style:name="T11_84" style:family="text">
      <style:text-properties fo:background-color="#ffffff" fo:color="#272a34" fo:font-size="10pt" style:font-size-asian="10pt" style:font-size-complex="10pt"/>
    </style:style>
    <style:style style:name="T11_85" style:family="text">
      <style:text-properties fo:background-color="#ffffff" fo:color="#272a34" fo:font-size="10pt" style:font-size-asian="10pt" style:font-size-complex="10pt"/>
    </style:style>
    <style:style style:name="T11_86" style:family="text">
      <style:text-properties fo:background-color="#ffffff" fo:color="#272a34" fo:font-size="10pt" style:font-size-asian="10pt" style:font-size-complex="10pt"/>
    </style:style>
    <style:style style:name="T11_87" style:family="text">
      <style:text-properties fo:background-color="#ffffff" fo:color="#272a34" fo:font-size="10pt" style:font-size-asian="10pt" style:font-size-complex="10pt"/>
    </style:style>
    <style:style style:name="T11_88" style:family="text">
      <style:text-properties fo:background-color="#ffffff" fo:color="#272a34" fo:font-size="10pt" style:font-size-asian="10pt" style:font-size-complex="10pt"/>
    </style:style>
    <style:style style:name="T11_89" style:family="text">
      <style:text-properties fo:background-color="#ffffff" fo:color="#272a34" fo:font-size="10pt" style:font-size-asian="10pt" style:font-size-complex="10pt"/>
    </style:style>
    <style:style style:name="T11_90" style:family="text">
      <style:text-properties fo:background-color="#ffffff" fo:color="#272a34" fo:font-size="10pt" style:font-size-asian="10pt" style:font-size-complex="10pt"/>
    </style:style>
    <style:style style:name="T11_91" style:family="text">
      <style:text-properties fo:background-color="#ffffff" fo:color="#272a34" fo:font-size="10pt" style:font-size-asian="10pt" style:font-size-complex="10pt"/>
    </style:style>
    <style:style style:name="T11_92" style:family="text">
      <style:text-properties fo:background-color="#ffffff" fo:color="#272a34" fo:font-size="10pt" style:font-size-asian="10pt" style:font-size-complex="10pt"/>
    </style:style>
    <style:style style:name="T11_93" style:family="text">
      <style:text-properties fo:background-color="#ffffff" fo:color="#272a34" fo:font-size="10pt" style:font-size-asian="10pt" style:font-size-complex="10pt"/>
    </style:style>
    <style:style style:name="T11_94" style:family="text">
      <style:text-properties fo:background-color="#ffffff" fo:color="#272a34" fo:font-size="10pt" style:font-size-asian="10pt" style:font-size-complex="10pt"/>
    </style:style>
    <style:style style:name="T11_95" style:family="text">
      <style:text-properties fo:background-color="#ffffff" fo:color="#272a34" fo:font-size="10pt" style:font-size-asian="10pt" style:font-size-complex="10pt"/>
    </style:style>
    <style:style style:name="T11_96" style:family="text">
      <style:text-properties fo:background-color="#ffffff" fo:color="#272a34" fo:font-size="10pt" style:font-size-asian="10pt" style:font-size-complex="10pt"/>
    </style:style>
    <style:style style:name="T11_97" style:family="text">
      <style:text-properties fo:background-color="#ffffff" fo:color="#272a34" fo:font-size="10pt" style:font-size-asian="10pt" style:font-size-complex="10pt"/>
    </style:style>
    <style:style style:name="T11_98" style:family="text">
      <style:text-properties fo:background-color="#ffffff" fo:color="#272a34" fo:font-size="10pt" style:font-size-asian="10pt" style:font-size-complex="10pt"/>
    </style:style>
    <style:style style:name="T11_99" style:family="text">
      <style:text-properties fo:background-color="#ffffff" fo:color="#272a34" fo:font-size="10pt" style:font-size-asian="10pt" style:font-size-complex="10pt"/>
    </style:style>
    <style:style style:name="T11_100" style:family="text">
      <style:text-properties fo:background-color="#ffffff" fo:color="#272a34" fo:font-size="10pt" style:font-size-asian="10pt" style:font-size-complex="10pt"/>
    </style:style>
    <style:style style:name="T11_101" style:family="text">
      <style:text-properties fo:background-color="#ffffff" fo:color="#272a34" fo:font-size="10pt" style:font-size-asian="10pt" style:font-size-complex="10pt"/>
    </style:style>
    <style:style style:name="T11_102" style:family="text">
      <style:text-properties fo:background-color="#ffffff" fo:color="#272a34" fo:font-size="10pt" style:font-size-asian="10pt" style:font-size-complex="10pt"/>
    </style:style>
    <style:style style:name="T11_103" style:family="text">
      <style:text-properties fo:background-color="#ffffff" fo:color="#272a34" fo:font-size="10pt" style:font-size-asian="10pt" style:font-size-complex="10pt"/>
    </style:style>
    <style:style style:name="T11_104" style:family="text">
      <style:text-properties fo:background-color="#ffffff" fo:color="#272a34" fo:font-size="10pt" style:font-size-asian="10pt" style:font-size-complex="10pt"/>
    </style:style>
    <style:style style:name="T11_105" style:family="text">
      <style:text-properties fo:background-color="#ffffff" fo:color="#272a34" fo:font-size="10pt" style:font-size-asian="10pt" style:font-size-complex="10pt"/>
    </style:style>
    <style:style style:name="T11_106" style:family="text">
      <style:text-properties fo:background-color="#ffffff" fo:color="#272a34" fo:font-size="10pt" style:font-size-asian="10pt" style:font-size-complex="10pt"/>
    </style:style>
    <style:style style:name="T11_107" style:family="text">
      <style:text-properties fo:background-color="#ffffff" fo:color="#272a34" fo:font-size="10pt" style:font-size-asian="10pt" style:font-size-complex="10pt"/>
    </style:style>
    <style:style style:name="T11_108" style:family="text">
      <style:text-properties fo:background-color="#ffffff" fo:color="#272a34" fo:font-size="10pt" style:font-size-asian="10pt" style:font-size-complex="10pt"/>
    </style:style>
    <style:style style:name="T11_109" style:family="text">
      <style:text-properties fo:background-color="#ffffff" fo:color="#272a34" fo:font-size="10pt" style:font-size-asian="10pt" style:font-size-complex="10pt"/>
    </style:style>
    <style:style style:name="T11_110" style:family="text">
      <style:text-properties fo:background-color="#ffffff" fo:color="#272a34" fo:font-size="10pt" style:font-size-asian="10pt" style:font-size-complex="10pt"/>
    </style:style>
    <style:style style:name="T11_111" style:family="text">
      <style:text-properties fo:background-color="#ffffff" fo:color="#272a34" fo:font-size="10pt" style:font-size-asian="10pt" style:font-size-complex="10pt"/>
    </style:style>
    <style:style style:name="T11_112" style:family="text">
      <style:text-properties fo:background-color="#ffffff" fo:color="#272a34" fo:font-size="10pt" style:font-size-asian="10pt" style:font-size-complex="10pt"/>
    </style:style>
    <style:style style:name="T11_113" style:family="text">
      <style:text-properties fo:background-color="#ffffff" fo:color="#272a34" fo:font-size="10pt" style:font-size-asian="10pt" style:font-size-complex="10pt"/>
    </style:style>
    <style:style style:name="T11_114" style:family="text">
      <style:text-properties fo:background-color="#ffffff" fo:color="#272a34" fo:font-size="10pt" style:font-size-asian="10pt" style:font-size-complex="10pt"/>
    </style:style>
    <style:style style:name="T11_115" style:family="text">
      <style:text-properties fo:background-color="#ffffff" fo:color="#272a34" fo:font-size="10pt" style:font-size-asian="10pt" style:font-size-complex="10pt"/>
    </style:style>
    <style:style style:name="T11_116" style:family="text">
      <style:text-properties fo:background-color="#ffffff" fo:color="#272a34" fo:font-size="10pt" style:font-size-asian="10pt" style:font-size-complex="10pt"/>
    </style:style>
    <style:style style:name="T11_117" style:family="text">
      <style:text-properties fo:background-color="#ffffff" fo:color="#272a34" fo:font-size="10pt" style:font-size-asian="10pt" style:font-size-complex="10pt"/>
    </style:style>
    <style:style style:name="T11_118" style:family="text">
      <style:text-properties fo:background-color="#ffffff" fo:color="#272a34" fo:font-size="10pt" style:font-size-asian="10pt" style:font-size-complex="10pt"/>
    </style:style>
    <style:style style:name="T11_119" style:family="text">
      <style:text-properties fo:background-color="#ffffff" fo:color="#272a34" fo:font-size="10pt" style:font-size-asian="10pt" style:font-size-complex="10pt"/>
    </style:style>
    <style:style style:name="T11_120" style:family="text">
      <style:text-properties fo:background-color="#ffffff" fo:color="#272a34" fo:font-size="10pt" style:font-size-asian="10pt" style:font-size-complex="10pt"/>
    </style:style>
    <style:style style:name="T11_121" style:family="text">
      <style:text-properties fo:background-color="#ffffff" fo:color="#272a34" fo:font-size="10pt" style:font-size-asian="10pt" style:font-size-complex="10pt"/>
    </style:style>
    <style:style style:name="T11_122" style:family="text">
      <style:text-properties fo:background-color="#ffffff" fo:color="#272a34" fo:font-size="10pt" style:font-size-asian="10pt" style:font-size-complex="10pt"/>
    </style:style>
    <style:style style:name="T11_123" style:family="text">
      <style:text-properties fo:background-color="#ffffff" fo:color="#272a34" fo:font-size="10pt" style:font-size-asian="10pt" style:font-size-complex="10pt"/>
    </style:style>
    <style:style style:name="T11_124" style:family="text">
      <style:text-properties fo:background-color="#ffffff" fo:color="#272a34" fo:font-size="10pt" style:font-size-asian="10pt" style:font-size-complex="10pt"/>
    </style:style>
    <style:style style:name="T11_125" style:family="text">
      <style:text-properties fo:background-color="#ffffff" fo:color="#272a34" fo:font-size="10pt" style:font-size-asian="10pt" style:font-size-complex="10pt"/>
    </style:style>
    <style:style style:name="T11_126" style:family="text">
      <style:text-properties fo:background-color="#ffffff" fo:color="#272a34" fo:font-size="10pt" style:font-size-asian="10pt" style:font-size-complex="10pt"/>
    </style:style>
    <style:style style:name="T11_127" style:family="text">
      <style:text-properties fo:background-color="#ffffff" fo:color="#272a34" fo:font-size="10pt" style:font-size-asian="10pt" style:font-size-complex="10pt"/>
    </style:style>
    <style:style style:name="T11_128" style:family="text">
      <style:text-properties fo:background-color="#ffffff" fo:color="#272a34" fo:font-size="10pt" style:font-size-asian="10pt" style:font-size-complex="10pt"/>
    </style:style>
    <style:style style:name="T11_129" style:family="text">
      <style:text-properties fo:background-color="#ffffff" fo:color="#272a34" fo:font-size="10pt" style:font-size-asian="10pt" style:font-size-complex="10pt"/>
    </style:style>
    <style:style style:name="T11_130" style:family="text">
      <style:text-properties fo:background-color="#ffffff" fo:color="#272a34" fo:font-size="10pt" style:font-size-asian="10pt" style:font-size-complex="10pt"/>
    </style:style>
    <style:style style:name="T11_131" style:family="text">
      <style:text-properties fo:background-color="#ffffff" fo:color="#272a34" fo:font-size="10pt" style:font-size-asian="10pt" style:font-size-complex="10pt"/>
    </style:style>
    <style:style style:name="T11_132" style:family="text">
      <style:text-properties fo:background-color="#ffffff" fo:color="#272a34" fo:font-size="10pt" style:font-size-asian="10pt" style:font-size-complex="10pt"/>
    </style:style>
    <style:style style:name="T11_133" style:family="text">
      <style:text-properties fo:background-color="#ffffff" fo:color="#272a34" fo:font-size="10pt" style:font-size-asian="10pt" style:font-size-complex="10pt"/>
    </style:style>
    <style:style style:name="T11_134" style:family="text">
      <style:text-properties fo:background-color="#ffffff" fo:color="#272a34" fo:font-size="10pt" style:font-size-asian="10pt" style:font-size-complex="10pt"/>
    </style:style>
    <style:style style:name="T11_135" style:family="text">
      <style:text-properties fo:background-color="#ffffff" fo:color="#272a34" fo:font-size="10pt" style:font-size-asian="10pt" style:font-size-complex="10pt"/>
    </style:style>
    <style:style style:name="T11_136" style:family="text">
      <style:text-properties fo:background-color="#ffffff" fo:color="#272a34" fo:font-size="10pt" style:font-size-asian="10pt" style:font-size-complex="10pt"/>
    </style:style>
    <style:style style:name="T11_137" style:family="text">
      <style:text-properties fo:background-color="#ffffff" fo:color="#272a34" fo:font-size="10pt" style:font-size-asian="10pt" style:font-size-complex="10pt"/>
    </style:style>
    <style:style style:name="T11_138" style:family="text">
      <style:text-properties fo:background-color="#ffffff" fo:color="#272a34" fo:font-size="10pt" style:font-size-asian="10pt" style:font-size-complex="10pt"/>
    </style:style>
    <style:style style:name="T11_139" style:family="text">
      <style:text-properties fo:background-color="#ffffff" fo:color="#272a34" fo:font-size="10pt" style:font-size-asian="10pt" style:font-size-complex="10pt"/>
    </style:style>
    <style:style style:name="T11_140" style:family="text">
      <style:text-properties fo:background-color="#ffffff" fo:color="#272a34" fo:font-size="10pt" style:font-size-asian="10pt" style:font-size-complex="10pt"/>
    </style:style>
    <style:style style:name="T11_141" style:family="text">
      <style:text-properties fo:background-color="#ffffff" fo:color="#272a34" fo:font-size="10pt" style:font-size-asian="10pt" style:font-size-complex="10pt"/>
    </style:style>
    <style:style style:name="T11_142" style:family="text">
      <style:text-properties fo:background-color="#ffffff" fo:color="#272a34" fo:font-size="10pt" style:font-size-asian="10pt" style:font-size-complex="10pt"/>
    </style:style>
    <style:style style:name="T11_143" style:family="text">
      <style:text-properties fo:background-color="#ffffff" fo:color="#272a34" fo:font-size="10pt" style:font-size-asian="10pt" style:font-size-complex="10pt"/>
    </style:style>
    <style:style style:name="T11_144" style:family="text">
      <style:text-properties fo:background-color="#ffffff" fo:color="#272a34" fo:font-size="10pt" style:font-size-asian="10pt" style:font-size-complex="10pt"/>
    </style:style>
    <style:style style:name="T11_145" style:family="text">
      <style:text-properties fo:background-color="#ffffff" fo:color="#272a34" fo:font-size="10pt" style:font-size-asian="10pt" style:font-size-complex="10pt"/>
    </style:style>
    <style:style style:name="T11_146" style:family="text">
      <style:text-properties fo:background-color="#ffffff" fo:color="#272a34" fo:font-size="10pt" style:font-size-asian="10pt" style:font-size-complex="10pt"/>
    </style:style>
    <style:style style:name="T11_147" style:family="text">
      <style:text-properties fo:background-color="#ffffff" fo:color="#272a34" fo:font-size="10pt" style:font-size-asian="10pt" style:font-size-complex="10pt"/>
    </style:style>
    <style:style style:name="T11_148" style:family="text">
      <style:text-properties fo:background-color="#ffffff" fo:color="#272a34" fo:font-size="10pt" style:font-size-asian="10pt" style:font-size-complex="10pt"/>
    </style:style>
    <style:style style:name="T11_149" style:family="text">
      <style:text-properties fo:background-color="#ffffff" fo:color="#272a34" fo:font-size="10pt" style:font-size-asian="10pt" style:font-size-complex="10pt"/>
    </style:style>
    <style:style style:name="T11_150" style:family="text">
      <style:text-properties fo:background-color="#ffffff" fo:color="#272a34" fo:font-size="10pt" style:font-size-asian="10pt" style:font-size-complex="10pt"/>
    </style:style>
    <style:style style:name="T11_151" style:family="text">
      <style:text-properties fo:background-color="#ffffff" fo:color="#272a34" fo:font-size="10pt" style:font-size-asian="10pt" style:font-size-complex="10pt"/>
    </style:style>
    <style:style style:name="T11_152" style:family="text">
      <style:text-properties fo:background-color="#ffffff" fo:color="#272a34" fo:font-size="10pt" style:font-size-asian="10pt" style:font-size-complex="10pt"/>
    </style:style>
    <style:style style:name="T11_153" style:family="text">
      <style:text-properties fo:background-color="#ffffff" fo:color="#272a34" fo:font-size="10pt" style:font-size-asian="10pt" style:font-size-complex="10pt"/>
    </style:style>
    <style:style style:name="T11_154" style:family="text">
      <style:text-properties fo:background-color="#ffffff" fo:color="#272a34" fo:font-size="10pt" style:font-size-asian="10pt" style:font-size-complex="10pt"/>
    </style:style>
    <style:style style:name="T11_155" style:family="text">
      <style:text-properties fo:background-color="#ffffff" fo:color="#272a34" fo:font-size="10pt" style:font-size-asian="10pt" style:font-size-complex="10pt"/>
    </style:style>
    <style:style style:name="T11_156" style:family="text">
      <style:text-properties fo:background-color="#ffffff" fo:color="#272a34" fo:font-size="10pt" style:font-size-asian="10pt" style:font-size-complex="10pt"/>
    </style:style>
    <style:style style:name="T11_157" style:family="text">
      <style:text-properties fo:background-color="#ffffff" fo:color="#272a34" fo:font-size="10pt" style:font-size-asian="10pt" style:font-size-complex="10pt"/>
    </style:style>
    <style:style style:name="T11_158" style:family="text">
      <style:text-properties fo:background-color="#ffffff" fo:color="#272a34" fo:font-size="10pt" style:font-size-asian="10pt" style:font-size-complex="10pt"/>
    </style:style>
    <style:style style:name="T11_159" style:family="text">
      <style:text-properties fo:background-color="#ffffff" fo:color="#272a34" fo:font-size="10pt" style:font-size-asian="10pt" style:font-size-complex="10pt"/>
    </style:style>
    <style:style style:name="T11_160" style:family="text">
      <style:text-properties fo:background-color="#ffffff" fo:color="#272a34" fo:font-size="10pt" style:font-size-asian="10pt" style:font-size-complex="10pt"/>
    </style:style>
    <style:style style:name="T11_161" style:family="text">
      <style:text-properties fo:background-color="#ffffff" fo:color="#272a34" fo:font-size="10pt" style:font-size-asian="10pt" style:font-size-complex="10pt"/>
    </style:style>
    <style:style style:name="T11_162" style:family="text">
      <style:text-properties fo:background-color="#ffffff" fo:color="#272a34" fo:font-size="10pt" style:font-size-asian="10pt" style:font-size-complex="10pt"/>
    </style:style>
    <style:style style:name="T11_163" style:family="text">
      <style:text-properties fo:background-color="#ffffff" fo:color="#272a34" fo:font-size="10pt" style:font-size-asian="10pt" style:font-size-complex="10pt"/>
    </style:style>
    <style:style style:name="T11_164" style:family="text">
      <style:text-properties fo:background-color="#ffffff" fo:color="#272a34" fo:font-size="10pt" style:font-size-asian="10pt" style:font-size-complex="10pt"/>
    </style:style>
    <style:style style:name="T11_165" style:family="text">
      <style:text-properties fo:background-color="#ffffff" fo:color="#272a34" fo:font-size="10pt" style:font-size-asian="10pt" style:font-size-complex="10pt"/>
    </style:style>
    <style:style style:name="T11_166" style:family="text">
      <style:text-properties fo:background-color="#ffffff" fo:color="#272a34" fo:font-size="10pt" style:font-size-asian="10pt" style:font-size-complex="10pt"/>
    </style:style>
    <style:style style:name="T11_167" style:family="text">
      <style:text-properties fo:background-color="#ffffff" fo:color="#272a34" fo:font-size="10pt" style:font-size-asian="10pt" style:font-size-complex="10pt"/>
    </style:style>
    <style:style style:name="T11_168" style:family="text">
      <style:text-properties fo:background-color="#ffffff" fo:color="#272a34" fo:font-size="10pt" style:font-size-asian="10pt" style:font-size-complex="10pt"/>
    </style:style>
    <style:style style:name="T11_169" style:family="text">
      <style:text-properties fo:background-color="#ffffff" fo:color="#272a34" fo:font-size="10pt" style:font-size-asian="10pt" style:font-size-complex="10pt"/>
    </style:style>
    <style:style style:name="T11_170" style:family="text">
      <style:text-properties fo:background-color="#ffffff" fo:color="#272a34" fo:font-size="10pt" style:font-size-asian="10pt" style:font-size-complex="10pt"/>
    </style:style>
    <style:style style:name="T11_171" style:family="text">
      <style:text-properties fo:background-color="#ffffff" fo:color="#272a34" fo:font-size="10pt" style:font-size-asian="10pt" style:font-size-complex="10pt"/>
    </style:style>
    <style:style style:name="T11_172" style:family="text">
      <style:text-properties fo:background-color="#ffffff" fo:color="#272a34" fo:font-size="10pt" style:font-size-asian="10pt" style:font-size-complex="10pt"/>
    </style:style>
    <style:style style:name="T11_173" style:family="text">
      <style:text-properties fo:background-color="#ffffff" fo:color="#272a34" fo:font-size="10pt" style:font-size-asian="10pt" style:font-size-complex="10pt"/>
    </style:style>
    <style:style style:name="T11_174" style:family="text">
      <style:text-properties fo:background-color="#ffffff" fo:color="#272a34" fo:font-size="10pt" style:font-size-asian="10pt" style:font-size-complex="10pt"/>
    </style:style>
    <style:style style:name="T11_175" style:family="text">
      <style:text-properties fo:background-color="#ffffff" fo:color="#272a34" fo:font-size="10pt" style:font-size-asian="10pt" style:font-size-complex="10pt"/>
    </style:style>
    <style:style style:name="T11_176" style:family="text">
      <style:text-properties fo:background-color="#ffffff" fo:color="#272a34" fo:font-size="10pt" style:font-size-asian="10pt" style:font-size-complex="10pt"/>
    </style:style>
    <style:style style:name="T11_177" style:family="text">
      <style:text-properties fo:background-color="#ffffff" fo:color="#272a34" fo:font-size="10pt" style:font-size-asian="10pt" style:font-size-complex="10pt"/>
    </style:style>
    <style:style style:name="T11_178" style:family="text">
      <style:text-properties fo:background-color="#ffffff" fo:color="#272a34" fo:font-size="10pt" style:font-size-asian="10pt" style:font-size-complex="10pt"/>
    </style:style>
    <style:style style:name="T11_179" style:family="text">
      <style:text-properties fo:background-color="#ffffff" fo:color="#272a34" fo:font-size="10pt" style:font-size-asian="10pt" style:font-size-complex="10pt"/>
    </style:style>
    <style:style style:name="T11_180" style:family="text">
      <style:text-properties fo:background-color="#ffffff" fo:color="#272a34" fo:font-size="10pt" style:font-size-asian="10pt" style:font-size-complex="10pt"/>
    </style:style>
    <style:style style:name="T11_181" style:family="text">
      <style:text-properties fo:background-color="#ffffff" fo:color="#272a34" fo:font-size="10pt" style:font-size-asian="10pt" style:font-size-complex="10pt"/>
    </style:style>
    <style:style style:name="T11_182" style:family="text">
      <style:text-properties fo:background-color="#ffffff" fo:color="#272a34" fo:font-size="10pt" style:font-size-asian="10pt" style:font-size-complex="10pt"/>
    </style:style>
    <style:style style:name="T11_183" style:family="text">
      <style:text-properties fo:background-color="#ffffff" fo:color="#272a34" fo:font-size="10pt" style:font-size-asian="10pt" style:font-size-complex="10pt"/>
    </style:style>
    <style:style style:name="T11_184" style:family="text">
      <style:text-properties fo:background-color="#ffffff" fo:color="#272a34" fo:font-size="10pt" style:font-size-asian="10pt" style:font-size-complex="10pt"/>
    </style:style>
    <style:style style:name="T11_185" style:family="text">
      <style:text-properties fo:background-color="#ffffff" fo:color="#272a34" fo:font-size="10pt" style:font-size-asian="10pt" style:font-size-complex="10pt"/>
    </style:style>
    <style:style style:name="T11_186" style:family="text">
      <style:text-properties fo:background-color="#ffffff" fo:color="#272a34" fo:font-size="10pt" style:font-size-asian="10pt" style:font-size-complex="10pt"/>
    </style:style>
    <style:style style:name="T11_187" style:family="text">
      <style:text-properties fo:background-color="#ffffff" fo:color="#272a34" fo:font-size="10pt" style:font-size-asian="10pt" style:font-size-complex="10pt"/>
    </style:style>
    <style:style style:name="T11_188" style:family="text">
      <style:text-properties fo:background-color="#ffffff" fo:color="#272a34" fo:font-size="10pt" style:font-size-asian="10pt" style:font-size-complex="10pt"/>
    </style:style>
    <style:style style:name="T11_189" style:family="text">
      <style:text-properties fo:background-color="#ffffff" fo:color="#272a34" fo:font-size="10pt" style:font-size-asian="10pt" style:font-size-complex="10pt"/>
    </style:style>
    <style:style style:name="T11_190" style:family="text">
      <style:text-properties fo:background-color="#ffffff" fo:color="#272a34" fo:font-size="10pt" style:font-size-asian="10pt" style:font-size-complex="10pt"/>
    </style:style>
    <style:style style:name="T11_191" style:family="text">
      <style:text-properties fo:background-color="#ffffff" fo:color="#272a34" fo:font-size="10pt" style:font-size-asian="10pt" style:font-size-complex="10pt"/>
    </style:style>
    <style:style style:name="T11_192" style:family="text">
      <style:text-properties fo:background-color="#ffffff" fo:color="#272a34" fo:font-size="10pt" style:font-size-asian="10pt" style:font-size-complex="10pt"/>
    </style:style>
    <style:style style:name="T11_193" style:family="text">
      <style:text-properties fo:background-color="#ffffff" fo:color="#272a34" fo:font-size="10pt" style:font-size-asian="10pt" style:font-size-complex="10pt"/>
    </style:style>
    <style:style style:name="T11_194" style:family="text">
      <style:text-properties fo:background-color="#ffffff" fo:color="#272a34" fo:font-size="10pt" style:font-size-asian="10pt" style:font-size-complex="10pt"/>
    </style:style>
    <style:style style:name="T11_195" style:family="text">
      <style:text-properties fo:background-color="#ffffff" fo:color="#272a34" fo:font-size="10pt" style:font-size-asian="10pt" style:font-size-complex="10pt"/>
    </style:style>
    <style:style style:name="T11_196" style:family="text">
      <style:text-properties fo:background-color="#ffffff" fo:color="#272a34" fo:font-size="10pt" style:font-size-asian="10pt" style:font-size-complex="10pt"/>
    </style:style>
    <style:style style:name="T11_197" style:family="text">
      <style:text-properties fo:background-color="#ffffff" fo:color="#272a34" fo:font-size="10pt" style:font-size-asian="10pt" style:font-size-complex="10pt"/>
    </style:style>
    <style:style style:name="T11_198" style:family="text">
      <style:text-properties fo:background-color="#ffffff" fo:color="#272a34" fo:font-size="10pt" style:font-size-asian="10pt" style:font-size-complex="10pt"/>
    </style:style>
    <style:style style:name="T11_199" style:family="text">
      <style:text-properties fo:background-color="#ffffff" fo:color="#272a34" fo:font-size="10pt" style:font-size-asian="10pt" style:font-size-complex="10pt"/>
    </style:style>
    <style:style style:name="T11_200" style:family="text">
      <style:text-properties fo:background-color="#ffffff" fo:color="#272a34" fo:font-size="10pt" style:font-size-asian="10pt" style:font-size-complex="10pt"/>
    </style:style>
    <style:style style:name="T11_201" style:family="text">
      <style:text-properties fo:background-color="#ffffff" fo:color="#272a34" fo:font-size="10pt" style:font-size-asian="10pt" style:font-size-complex="10pt"/>
    </style:style>
    <style:style style:name="T11_202" style:family="text">
      <style:text-properties fo:background-color="#ffffff" fo:color="#272a34" fo:font-size="10pt" style:font-size-asian="10pt" style:font-size-complex="10pt"/>
    </style:style>
    <style:style style:name="T11_203" style:family="text">
      <style:text-properties fo:background-color="#ffffff" fo:color="#272a34" fo:font-size="10pt" style:font-size-asian="10pt" style:font-size-complex="10pt"/>
    </style:style>
    <style:style style:name="T11_204" style:family="text">
      <style:text-properties fo:background-color="#ffffff" fo:color="#272a34" fo:font-size="10pt" style:font-size-asian="10pt" style:font-size-complex="10pt"/>
    </style:style>
    <style:style style:name="T11_205" style:family="text">
      <style:text-properties fo:background-color="#ffffff" fo:color="#272a34" fo:font-size="10pt" style:font-size-asian="10pt" style:font-size-complex="10pt"/>
    </style:style>
    <style:style style:name="T11_206" style:family="text">
      <style:text-properties fo:background-color="#ffffff" fo:color="#272a34" fo:font-size="10pt" style:font-size-asian="10pt" style:font-size-complex="10pt"/>
    </style:style>
    <style:style style:name="T11_207" style:family="text">
      <style:text-properties fo:background-color="#ffffff" fo:color="#272a34" fo:font-size="10pt" style:font-size-asian="10pt" style:font-size-complex="10pt"/>
    </style:style>
    <style:style style:name="T11_208" style:family="text">
      <style:text-properties fo:background-color="#ffffff" fo:color="#272a34" fo:font-size="10pt" style:font-size-asian="10pt" style:font-size-complex="10pt"/>
    </style:style>
    <style:style style:name="T11_209" style:family="text">
      <style:text-properties fo:background-color="#ffffff" fo:color="#272a34" fo:font-size="10pt" style:font-size-asian="10pt" style:font-size-complex="10pt"/>
    </style:style>
    <style:style style:name="T11_210" style:family="text">
      <style:text-properties fo:background-color="#ffffff" fo:color="#272a34" fo:font-size="10pt" style:font-size-asian="10pt" style:font-size-complex="10pt"/>
    </style:style>
    <style:style style:name="T11_211" style:family="text">
      <style:text-properties fo:background-color="#ffffff" fo:color="#272a34" fo:font-size="10pt" style:font-size-asian="10pt" style:font-size-complex="10pt"/>
    </style:style>
    <style:style style:name="T11_212" style:family="text">
      <style:text-properties fo:background-color="#ffffff" fo:color="#272a34" fo:font-size="10pt" style:font-size-asian="10pt" style:font-size-complex="10pt"/>
    </style:style>
    <style:style style:name="T11_213" style:family="text">
      <style:text-properties fo:background-color="#ffffff" fo:color="#272a34" fo:font-size="10pt" style:font-size-asian="10pt" style:font-size-complex="10pt"/>
    </style:style>
    <style:style style:name="T11_214" style:family="text">
      <style:text-properties fo:background-color="#ffffff" fo:color="#272a34" fo:font-size="10pt" style:font-size-asian="10pt" style:font-size-complex="10pt"/>
    </style:style>
    <style:style style:name="T11_215" style:family="text">
      <style:text-properties fo:background-color="#ffffff" fo:color="#272a34" fo:font-size="10pt" style:font-size-asian="10pt" style:font-size-complex="10pt"/>
    </style:style>
    <style:style style:name="T11_216" style:family="text">
      <style:text-properties fo:background-color="#ffffff" fo:color="#272a34" fo:font-size="10pt" style:font-size-asian="10pt" style:font-size-complex="10pt"/>
    </style:style>
    <style:style style:name="T11_217" style:family="text">
      <style:text-properties fo:background-color="#ffffff" fo:color="#272a34" fo:font-size="10pt" style:font-size-asian="10pt" style:font-size-complex="10pt"/>
    </style:style>
    <style:style style:name="T11_218" style:family="text">
      <style:text-properties fo:background-color="#ffffff" fo:color="#272a34" fo:font-size="10pt" style:font-size-asian="10pt" style:font-size-complex="10pt"/>
    </style:style>
    <style:style style:name="T11_219" style:family="text">
      <style:text-properties fo:background-color="#ffffff" fo:color="#272a34" fo:font-size="10pt" style:font-size-asian="10pt" style:font-size-complex="10pt"/>
    </style:style>
    <style:style style:name="T11_220" style:family="text">
      <style:text-properties fo:background-color="#ffffff" fo:color="#272a34" fo:font-size="10pt" style:font-size-asian="10pt" style:font-size-complex="10pt"/>
    </style:style>
    <style:style style:name="T11_221" style:family="text">
      <style:text-properties fo:background-color="#ffffff" fo:color="#272a34" fo:font-size="10pt" style:font-size-asian="10pt" style:font-size-complex="10pt"/>
    </style:style>
    <style:style style:name="T11_222" style:family="text">
      <style:text-properties fo:background-color="#ffffff" fo:color="#272a34" fo:font-size="10pt" style:font-size-asian="10pt" style:font-size-complex="10pt"/>
    </style:style>
    <style:style style:name="T11_223" style:family="text">
      <style:text-properties fo:background-color="#ffffff" fo:color="#272a34" fo:font-size="10pt" style:font-size-asian="10pt" style:font-size-complex="10pt"/>
    </style:style>
    <style:style style:name="T11_224" style:family="text">
      <style:text-properties fo:background-color="#ffffff" fo:color="#272a34" fo:font-size="10pt" style:font-size-asian="10pt" style:font-size-complex="10pt"/>
    </style:style>
    <style:style style:name="T11_225" style:family="text">
      <style:text-properties fo:background-color="#ffffff" fo:color="#272a34" fo:font-size="10pt" style:font-size-asian="10pt" style:font-size-complex="10pt"/>
    </style:style>
    <style:style style:name="T11_226" style:family="text">
      <style:text-properties fo:background-color="#ffffff" fo:color="#272a34" fo:font-size="10pt" style:font-size-asian="10pt" style:font-size-complex="10pt"/>
    </style:style>
    <style:style style:name="T11_227" style:family="text">
      <style:text-properties fo:background-color="#ffffff" fo:color="#272a34" fo:font-size="10pt" style:font-size-asian="10pt" style:font-size-complex="10pt"/>
    </style:style>
    <style:style style:name="T11_228" style:family="text">
      <style:text-properties fo:background-color="#ffffff" fo:color="#272a34" fo:font-size="10pt" style:font-size-asian="10pt" style:font-size-complex="10pt"/>
    </style:style>
    <style:style style:name="T11_229" style:family="text">
      <style:text-properties fo:background-color="#ffffff" fo:color="#272a34" fo:font-size="10pt" style:font-size-asian="10pt" style:font-size-complex="10pt"/>
    </style:style>
    <style:style style:name="T11_230" style:family="text">
      <style:text-properties fo:background-color="#ffffff" fo:color="#272a34" fo:font-size="10pt" style:font-size-asian="10pt" style:font-size-complex="10pt"/>
    </style:style>
    <style:style style:name="T11_231" style:family="text">
      <style:text-properties fo:background-color="#ffffff" fo:color="#272a34" fo:font-size="10pt" style:font-size-asian="10pt" style:font-size-complex="10pt"/>
    </style:style>
    <style:style style:name="T11_232" style:family="text">
      <style:text-properties fo:background-color="#ffffff" fo:color="#272a34" fo:font-size="10pt" style:font-size-asian="10pt" style:font-size-complex="10pt"/>
    </style:style>
    <style:style style:name="T11_233" style:family="text">
      <style:text-properties fo:background-color="#ffffff" fo:color="#272a34" fo:font-size="10pt" style:font-size-asian="10pt" style:font-size-complex="10pt"/>
    </style:style>
    <style:style style:name="T11_234" style:family="text">
      <style:text-properties fo:background-color="#ffffff" fo:color="#272a34" fo:font-size="10pt" style:font-size-asian="10pt" style:font-size-complex="10pt"/>
    </style:style>
    <style:style style:name="T11_235" style:family="text">
      <style:text-properties fo:background-color="#ffffff" fo:color="#272a34" fo:font-size="10pt" style:font-size-asian="10pt" style:font-size-complex="10pt"/>
    </style:style>
    <style:style style:name="T11_236" style:family="text">
      <style:text-properties fo:background-color="#ffffff" fo:color="#272a34" fo:font-size="10pt" style:font-size-asian="10pt" style:font-size-complex="10pt"/>
    </style:style>
    <style:style style:name="T11_237" style:family="text">
      <style:text-properties fo:background-color="#ffffff" fo:color="#272a34" fo:font-size="10pt" style:font-size-asian="10pt" style:font-size-complex="10pt"/>
    </style:style>
    <style:style style:name="T11_238" style:family="text">
      <style:text-properties fo:background-color="#ffffff" fo:color="#272a34" fo:font-size="10pt" style:font-size-asian="10pt" style:font-size-complex="10pt"/>
    </style:style>
    <style:style style:name="T11_239" style:family="text">
      <style:text-properties fo:background-color="#ffffff" fo:color="#272a34" fo:font-size="10pt" style:font-size-asian="10pt" style:font-size-complex="10pt"/>
    </style:style>
    <style:style style:name="T11_240" style:family="text">
      <style:text-properties fo:background-color="#ffffff" fo:color="#272a34" fo:font-size="10pt" style:font-size-asian="10pt" style:font-size-complex="10pt"/>
    </style:style>
    <style:style style:name="T11_241" style:family="text">
      <style:text-properties fo:background-color="#ffffff" fo:color="#272a34" fo:font-size="10pt" style:font-size-asian="10pt" style:font-size-complex="10pt"/>
    </style:style>
    <style:style style:name="T11_242" style:family="text">
      <style:text-properties fo:background-color="#ffffff" fo:color="#272a34" fo:font-size="10pt" style:font-size-asian="10pt" style:font-size-complex="10pt"/>
    </style:style>
    <style:style style:name="T11_243" style:family="text">
      <style:text-properties fo:background-color="#ffffff" fo:color="#272a34" fo:font-size="10pt" style:font-size-asian="10pt" style:font-size-complex="10pt"/>
    </style:style>
    <style:style style:name="T11_244" style:family="text">
      <style:text-properties fo:background-color="#ffffff" fo:color="#272a34" fo:font-size="10pt" style:font-size-asian="10pt" style:font-size-complex="10pt"/>
    </style:style>
    <style:style style:name="T11_245" style:family="text">
      <style:text-properties fo:background-color="#ffffff" fo:color="#272a34" fo:font-size="10pt" style:font-size-asian="10pt" style:font-size-complex="10pt"/>
    </style:style>
    <style:style style:name="T11_246" style:family="text">
      <style:text-properties fo:background-color="#ffffff" fo:color="#272a34" fo:font-size="10pt" style:font-size-asian="10pt" style:font-size-complex="10pt"/>
    </style:style>
    <style:style style:name="T11_247" style:family="text">
      <style:text-properties fo:background-color="#ffffff" fo:color="#272a34" fo:font-size="10pt" style:font-size-asian="10pt" style:font-size-complex="10pt"/>
    </style:style>
    <style:style style:name="T11_248" style:family="text">
      <style:text-properties fo:background-color="#ffffff" fo:color="#272a34" fo:font-size="10pt" style:font-size-asian="10pt" style:font-size-complex="10pt"/>
    </style:style>
    <style:style style:name="T11_249" style:family="text">
      <style:text-properties fo:background-color="#ffffff" fo:color="#272a34" fo:font-size="10pt" style:font-size-asian="10pt" style:font-size-complex="10pt"/>
    </style:style>
    <style:style style:name="T11_250" style:family="text">
      <style:text-properties fo:background-color="#ffffff" fo:color="#272a34" fo:font-size="10pt" style:font-size-asian="10pt" style:font-size-complex="10pt"/>
    </style:style>
    <style:style style:name="T11_251" style:family="text">
      <style:text-properties fo:background-color="#ffffff" fo:color="#272a34" fo:font-size="10pt" style:font-size-asian="10pt" style:font-size-complex="10pt"/>
    </style:style>
    <style:style style:name="T11_252" style:family="text">
      <style:text-properties fo:background-color="#ffffff" fo:color="#272a34" fo:font-size="10pt" style:font-size-asian="10pt" style:font-size-complex="10pt"/>
    </style:style>
    <style:style style:name="T11_253" style:family="text">
      <style:text-properties fo:background-color="#ffffff" fo:color="#272a34" fo:font-size="10pt" style:font-size-asian="10pt" style:font-size-complex="10pt"/>
    </style:style>
    <style:style style:name="T11_254" style:family="text">
      <style:text-properties fo:background-color="#ffffff" fo:color="#272a34" fo:font-size="10pt" style:font-size-asian="10pt" style:font-size-complex="10pt"/>
    </style:style>
    <style:style style:name="T11_255" style:family="text">
      <style:text-properties fo:background-color="#ffffff" fo:color="#272a34" fo:font-size="10pt" style:font-size-asian="10pt" style:font-size-complex="10pt"/>
    </style:style>
    <style:style style:name="T11_256" style:family="text">
      <style:text-properties fo:background-color="#ffffff" fo:color="#272a34" fo:font-size="10pt" style:font-size-asian="10pt" style:font-size-complex="10pt"/>
    </style:style>
    <style:style style:name="T11_257" style:family="text">
      <style:text-properties fo:background-color="#ffffff" fo:color="#272a34" fo:font-size="10pt" style:font-size-asian="10pt" style:font-size-complex="10pt"/>
    </style:style>
    <style:style style:name="T11_258" style:family="text">
      <style:text-properties fo:background-color="#ffffff" fo:color="#272a34" fo:font-size="10pt" style:font-size-asian="10pt" style:font-size-complex="10pt"/>
    </style:style>
    <style:style style:name="T11_259" style:family="text">
      <style:text-properties fo:background-color="#ffffff" fo:color="#272a34" fo:font-size="10pt" style:font-size-asian="10pt" style:font-size-complex="10pt"/>
    </style:style>
    <style:style style:name="T11_260" style:family="text">
      <style:text-properties fo:background-color="#ffffff" fo:color="#272a34" fo:font-size="10pt" style:font-size-asian="10pt" style:font-size-complex="10pt"/>
    </style:style>
    <style:style style:name="T11_261" style:family="text">
      <style:text-properties fo:background-color="#ffffff" fo:color="#272a34" fo:font-size="10pt" style:font-size-asian="10pt" style:font-size-complex="10pt"/>
    </style:style>
    <style:style style:name="T11_262" style:family="text">
      <style:text-properties fo:background-color="#ffffff" fo:color="#272a34" fo:font-size="10pt" style:font-size-asian="10pt" style:font-size-complex="10pt"/>
    </style:style>
    <style:style style:name="T11_263" style:family="text">
      <style:text-properties fo:background-color="#ffffff" fo:color="#272a34" fo:font-size="10pt" style:font-size-asian="10pt" style:font-size-complex="10pt"/>
    </style:style>
    <style:style style:name="T11_264" style:family="text">
      <style:text-properties fo:background-color="#ffffff" fo:color="#272a34" fo:font-size="10pt" style:font-size-asian="10pt" style:font-size-complex="10pt"/>
    </style:style>
    <style:style style:name="T11_265" style:family="text">
      <style:text-properties fo:background-color="#ffffff" fo:color="#272a34" fo:font-size="10pt" style:font-size-asian="10pt" style:font-size-complex="10pt"/>
    </style:style>
    <style:style style:name="T11_266" style:family="text">
      <style:text-properties fo:background-color="#ffffff" fo:color="#272a34" fo:font-size="10pt" style:font-size-asian="10pt" style:font-size-complex="10pt"/>
    </style:style>
    <style:style style:name="T11_267" style:family="text">
      <style:text-properties fo:background-color="#ffffff" fo:color="#272a34" fo:font-size="10pt" style:font-size-asian="10pt" style:font-size-complex="10pt"/>
    </style:style>
    <style:style style:name="T11_268" style:family="text">
      <style:text-properties fo:background-color="#ffffff" fo:color="#272a34" fo:font-size="10pt" style:font-size-asian="10pt" style:font-size-complex="10pt"/>
    </style:style>
    <style:style style:name="T11_269" style:family="text">
      <style:text-properties fo:background-color="#ffffff" fo:color="#272a34" fo:font-size="10pt" style:font-size-asian="10pt" style:font-size-complex="10pt"/>
    </style:style>
    <style:style style:name="T11_270" style:family="text">
      <style:text-properties fo:background-color="#ffffff" fo:color="#272a34" fo:font-size="10pt" style:font-size-asian="10pt" style:font-size-complex="10pt"/>
    </style:style>
    <style:style style:name="T11_271" style:family="text">
      <style:text-properties fo:background-color="#ffffff" fo:color="#272a34" fo:font-size="10pt" style:font-size-asian="10pt" style:font-size-complex="10pt"/>
    </style:style>
    <style:style style:name="T11_272" style:family="text">
      <style:text-properties fo:background-color="#ffffff" fo:color="#272a34" fo:font-size="10pt" style:font-size-asian="10pt" style:font-size-complex="10pt"/>
    </style:style>
    <style:style style:name="T11_273" style:family="text">
      <style:text-properties fo:background-color="#ffffff" fo:color="#272a34" fo:font-size="10pt" style:font-size-asian="10pt" style:font-size-complex="10pt"/>
    </style:style>
    <style:style style:name="T11_274" style:family="text">
      <style:text-properties fo:background-color="#ffffff" fo:color="#272a34" fo:font-size="10pt" style:font-size-asian="10pt" style:font-size-complex="10pt"/>
    </style:style>
    <style:style style:name="T11_275" style:family="text">
      <style:text-properties fo:background-color="#ffffff" fo:color="#272a34" fo:font-size="10pt" style:font-size-asian="10pt" style:font-size-complex="10pt"/>
    </style:style>
    <style:style style:name="T11_276" style:family="text">
      <style:text-properties fo:background-color="#ffffff" fo:color="#272a34" fo:font-size="10pt" style:font-size-asian="10pt" style:font-size-complex="10pt"/>
    </style:style>
    <style:style style:name="T11_277" style:family="text">
      <style:text-properties fo:background-color="#ffffff" fo:color="#272a34" fo:font-size="10pt" style:font-size-asian="10pt" style:font-size-complex="10pt"/>
    </style:style>
    <style:style style:name="T11_278" style:family="text">
      <style:text-properties fo:background-color="#ffffff" fo:color="#272a34" fo:font-size="10pt" style:font-size-asian="10pt" style:font-size-complex="10pt"/>
    </style:style>
    <style:style style:name="T11_279" style:family="text">
      <style:text-properties fo:background-color="#ffffff" fo:color="#272a34" fo:font-size="10pt" style:font-size-asian="10pt" style:font-size-complex="10pt"/>
    </style:style>
    <style:style style:name="T11_280" style:family="text">
      <style:text-properties fo:background-color="#ffffff" fo:color="#272a34" fo:font-size="10pt" style:font-size-asian="10pt" style:font-size-complex="10pt"/>
    </style:style>
    <style:style style:name="T11_281" style:family="text">
      <style:text-properties fo:background-color="#ffffff" fo:color="#272a34" fo:font-size="10pt" style:font-size-asian="10pt" style:font-size-complex="10pt"/>
    </style:style>
    <style:style style:name="T11_282" style:family="text">
      <style:text-properties fo:background-color="#ffffff" fo:color="#272a34" fo:font-size="10pt" style:font-size-asian="10pt" style:font-size-complex="10pt"/>
    </style:style>
    <style:style style:name="T11_283" style:family="text">
      <style:text-properties fo:background-color="#ffffff" fo:color="#272a34" fo:font-size="10pt" style:font-size-asian="10pt" style:font-size-complex="10pt"/>
    </style:style>
    <style:style style:name="T11_284" style:family="text">
      <style:text-properties fo:background-color="#ffffff" fo:color="#272a34" fo:font-size="10pt" style:font-size-asian="10pt" style:font-size-complex="10pt"/>
    </style:style>
    <style:style style:name="T11_285" style:family="text">
      <style:text-properties fo:background-color="#ffffff" fo:color="#272a34" fo:font-size="10pt" style:font-size-asian="10pt" style:font-size-complex="10pt"/>
    </style:style>
    <style:style style:name="T11_286" style:family="text">
      <style:text-properties fo:background-color="#ffffff" fo:color="#272a34" fo:font-size="10pt" style:font-size-asian="10pt" style:font-size-complex="10pt"/>
    </style:style>
    <style:style style:name="T11_287" style:family="text">
      <style:text-properties fo:background-color="#ffffff" fo:color="#272a34" fo:font-size="10pt" style:font-size-asian="10pt" style:font-size-complex="10pt"/>
    </style:style>
    <style:style style:name="T11_288" style:family="text">
      <style:text-properties fo:background-color="#ffffff" fo:color="#272a34" fo:font-size="10pt" style:font-size-asian="10pt" style:font-size-complex="10pt"/>
    </style:style>
    <style:style style:name="T11_289" style:family="text">
      <style:text-properties fo:background-color="#ffffff" fo:color="#272a34" fo:font-size="10pt" style:font-size-asian="10pt" style:font-size-complex="10pt"/>
    </style:style>
    <style:style style:name="T11_290" style:family="text">
      <style:text-properties fo:background-color="#ffffff" fo:color="#272a34" fo:font-size="10pt" style:font-size-asian="10pt" style:font-size-complex="10pt"/>
    </style:style>
    <style:style style:name="T11_291" style:family="text">
      <style:text-properties fo:background-color="#ffffff" fo:color="#272a34" fo:font-size="10pt" style:font-size-asian="10pt" style:font-size-complex="10pt"/>
    </style:style>
    <style:style style:name="T11_292" style:family="text">
      <style:text-properties fo:background-color="#ffffff" fo:color="#272a34" fo:font-size="10pt" style:font-size-asian="10pt" style:font-size-complex="10pt"/>
    </style:style>
    <style:style style:name="T11_293" style:family="text">
      <style:text-properties fo:background-color="#ffffff" fo:color="#272a34" fo:font-size="10pt" style:font-size-asian="10pt" style:font-size-complex="10pt"/>
    </style:style>
    <style:style style:name="T11_294" style:family="text">
      <style:text-properties fo:background-color="#ffffff" fo:color="#272a34" fo:font-size="10pt" style:font-size-asian="10pt" style:font-size-complex="10pt"/>
    </style:style>
    <style:style style:name="T11_295" style:family="text">
      <style:text-properties fo:background-color="#ffffff" fo:color="#272a34" fo:font-size="10pt" style:font-size-asian="10pt" style:font-size-complex="10pt"/>
    </style:style>
    <style:style style:name="T11_296" style:family="text">
      <style:text-properties fo:background-color="#ffffff" fo:color="#272a34" fo:font-size="10pt" style:font-size-asian="10pt" style:font-size-complex="10pt"/>
    </style:style>
    <style:style style:name="T11_297" style:family="text">
      <style:text-properties fo:background-color="#ffffff" fo:color="#272a34" fo:font-size="10pt" style:font-size-asian="10pt" style:font-size-complex="10pt"/>
    </style:style>
    <style:style style:name="T11_298" style:family="text">
      <style:text-properties fo:background-color="#ffffff" fo:color="#272a34" fo:font-size="10pt" style:font-size-asian="10pt" style:font-size-complex="10pt"/>
    </style:style>
    <style:style style:name="T11_299" style:family="text">
      <style:text-properties fo:background-color="#ffffff" fo:color="#272a34" fo:font-size="10pt" style:font-size-asian="10pt" style:font-size-complex="10pt"/>
    </style:style>
    <style:style style:name="T11_300" style:family="text">
      <style:text-properties fo:background-color="#ffffff" fo:color="#272a34" fo:font-size="10pt" style:font-size-asian="10pt" style:font-size-complex="10pt"/>
    </style:style>
    <style:style style:name="T11_301" style:family="text">
      <style:text-properties fo:background-color="#ffffff" fo:color="#272a34" fo:font-size="10pt" style:font-size-asian="10pt" style:font-size-complex="10pt"/>
    </style:style>
    <style:style style:name="T11_302" style:family="text">
      <style:text-properties fo:background-color="#ffffff" fo:color="#272a34" fo:font-size="10pt" style:font-size-asian="10pt" style:font-size-complex="10pt"/>
    </style:style>
    <style:style style:name="T11_303" style:family="text">
      <style:text-properties fo:background-color="#ffffff" fo:color="#272a34" fo:font-size="10pt" style:font-size-asian="10pt" style:font-size-complex="10pt"/>
    </style:style>
    <style:style style:name="T11_304" style:family="text">
      <style:text-properties fo:background-color="#ffffff" fo:color="#272a34" fo:font-size="10pt" style:font-size-asian="10pt" style:font-size-complex="10pt"/>
    </style:style>
    <style:style style:name="T11_305" style:family="text">
      <style:text-properties fo:background-color="#ffffff" fo:color="#272a34" fo:font-size="10pt" style:font-size-asian="10pt" style:font-size-complex="10pt"/>
    </style:style>
    <style:style style:name="T11_306" style:family="text">
      <style:text-properties fo:background-color="#ffffff" fo:color="#272a34" fo:font-size="10pt" style:font-size-asian="10pt" style:font-size-complex="10pt"/>
    </style:style>
    <style:style style:name="T11_307" style:family="text">
      <style:text-properties fo:background-color="#ffffff" fo:color="#272a34" fo:font-size="10pt" style:font-size-asian="10pt" style:font-size-complex="10pt"/>
    </style:style>
    <style:style style:name="T11_308" style:family="text">
      <style:text-properties fo:background-color="#ffffff" fo:color="#272a34" fo:font-size="10pt" style:font-size-asian="10pt" style:font-size-complex="10pt"/>
    </style:style>
    <style:style style:name="T11_309" style:family="text">
      <style:text-properties fo:background-color="#ffffff" fo:color="#272a34" fo:font-size="10pt" style:font-size-asian="10pt" style:font-size-complex="10pt"/>
    </style:style>
    <style:style style:name="T11_310" style:family="text">
      <style:text-properties fo:background-color="#ffffff" fo:color="#272a34" fo:font-size="10pt" style:font-size-asian="10pt" style:font-size-complex="10pt"/>
    </style:style>
    <style:style style:name="T11_311" style:family="text">
      <style:text-properties fo:background-color="#ffffff" fo:color="#272a34" fo:font-size="10pt" style:font-size-asian="10pt" style:font-size-complex="10pt"/>
    </style:style>
    <style:style style:name="T11_312" style:family="text">
      <style:text-properties fo:background-color="#ffffff" fo:color="#272a34" fo:font-size="10pt" style:font-size-asian="10pt" style:font-size-complex="10pt"/>
    </style:style>
    <style:style style:name="T11_313" style:family="text">
      <style:text-properties fo:background-color="#ffffff" fo:color="#272a34" fo:font-size="10pt" style:font-size-asian="10pt" style:font-size-complex="10pt"/>
    </style:style>
    <style:style style:name="T11_314" style:family="text">
      <style:text-properties fo:background-color="#ffffff" fo:color="#272a34" fo:font-size="10pt" style:font-size-asian="10pt" style:font-size-complex="10pt"/>
    </style:style>
    <style:style style:name="T11_315" style:family="text">
      <style:text-properties fo:background-color="#ffffff" fo:color="#272a34" fo:font-size="10pt" style:font-size-asian="10pt" style:font-size-complex="10pt"/>
    </style:style>
    <style:style style:name="T11_316" style:family="text">
      <style:text-properties fo:background-color="#ffffff" fo:color="#272a34" fo:font-size="10pt" style:font-size-asian="10pt" style:font-size-complex="10pt"/>
    </style:style>
    <style:style style:name="T11_317" style:family="text">
      <style:text-properties fo:background-color="#ffffff" fo:color="#272a34" fo:font-size="10pt" style:font-size-asian="10pt" style:font-size-complex="10pt"/>
    </style:style>
    <style:style style:name="T11_318" style:family="text">
      <style:text-properties fo:background-color="#ffffff" fo:color="#272a34" fo:font-size="10pt" style:font-size-asian="10pt" style:font-size-complex="10pt"/>
    </style:style>
    <style:style style:name="T11_319" style:family="text">
      <style:text-properties fo:background-color="#ffffff" fo:color="#272a34" fo:font-size="10pt" style:font-size-asian="10pt" style:font-size-complex="10pt"/>
    </style:style>
    <style:style style:name="T11_320" style:family="text">
      <style:text-properties fo:background-color="#ffffff" fo:color="#272a34" fo:font-size="10pt" style:font-size-asian="10pt" style:font-size-complex="10pt"/>
    </style:style>
    <style:style style:name="T11_321" style:family="text">
      <style:text-properties fo:background-color="#ffffff" fo:color="#272a34" fo:font-size="10pt" style:font-size-asian="10pt" style:font-size-complex="10pt"/>
    </style:style>
    <style:style style:name="T11_322" style:family="text">
      <style:text-properties fo:background-color="#ffffff" fo:color="#272a34" fo:font-size="10pt" style:font-size-asian="10pt" style:font-size-complex="10pt"/>
    </style:style>
    <style:style style:name="T11_323" style:family="text">
      <style:text-properties fo:background-color="#ffffff" fo:color="#272a34" fo:font-size="10pt" style:font-size-asian="10pt" style:font-size-complex="10pt"/>
    </style:style>
    <style:style style:name="T11_324" style:family="text">
      <style:text-properties fo:background-color="#ffffff" fo:color="#272a34" fo:font-size="10pt" style:font-size-asian="10pt" style:font-size-complex="10pt"/>
    </style:style>
    <style:style style:name="T11_325" style:family="text">
      <style:text-properties fo:background-color="#ffffff" fo:color="#272a34" fo:font-size="10pt" style:font-size-asian="10pt" style:font-size-complex="10pt"/>
    </style:style>
    <style:style style:name="T11_326" style:family="text">
      <style:text-properties fo:background-color="#ffffff" fo:color="#272a34" fo:font-size="10pt" style:font-size-asian="10pt" style:font-size-complex="10pt"/>
    </style:style>
    <style:style style:name="T11_327" style:family="text">
      <style:text-properties fo:background-color="#ffffff" fo:color="#272a34" fo:font-size="10pt" style:font-size-asian="10pt" style:font-size-complex="10pt"/>
    </style:style>
    <style:style style:name="T11_328" style:family="text">
      <style:text-properties fo:background-color="#ffffff" fo:color="#272a34" fo:font-size="10pt" style:font-size-asian="10pt" style:font-size-complex="10pt"/>
    </style:style>
    <style:style style:name="T11_329" style:family="text">
      <style:text-properties fo:background-color="#ffffff" fo:color="#272a34" fo:font-size="10pt" style:font-size-asian="10pt" style:font-size-complex="10pt"/>
    </style:style>
    <style:style style:name="T11_330" style:family="text">
      <style:text-properties fo:background-color="#ffffff" fo:color="#272a34" fo:font-size="10pt" style:font-size-asian="10pt" style:font-size-complex="10pt"/>
    </style:style>
    <style:style style:name="T11_331" style:family="text">
      <style:text-properties fo:background-color="#ffffff" fo:color="#272a34" fo:font-size="10pt" style:font-size-asian="10pt" style:font-size-complex="10pt"/>
    </style:style>
    <style:style style:name="T11_332" style:family="text">
      <style:text-properties fo:background-color="#ffffff" fo:color="#272a34" fo:font-size="10pt" style:font-size-asian="10pt" style:font-size-complex="10pt"/>
    </style:style>
    <style:style style:name="T11_333" style:family="text">
      <style:text-properties fo:background-color="#ffffff" fo:color="#272a34" fo:font-size="10pt" style:font-size-asian="10pt" style:font-size-complex="10pt"/>
    </style:style>
    <style:style style:name="T11_334" style:family="text">
      <style:text-properties fo:background-color="#ffffff" fo:color="#272a34" fo:font-size="10pt" style:font-size-asian="10pt" style:font-size-complex="10pt"/>
    </style:style>
    <style:style style:name="T11_335" style:family="text">
      <style:text-properties fo:background-color="#ffffff" fo:color="#272a34" fo:font-size="10pt" style:font-size-asian="10pt" style:font-size-complex="10pt"/>
    </style:style>
    <style:style style:name="T11_336" style:family="text">
      <style:text-properties fo:background-color="#ffffff" fo:color="#272a34" fo:font-size="10pt" style:font-size-asian="10pt" style:font-size-complex="10pt"/>
    </style:style>
    <style:style style:name="T11_337" style:family="text">
      <style:text-properties fo:background-color="#ffffff" fo:color="#272a34" fo:font-size="10pt" style:font-size-asian="10pt" style:font-size-complex="10pt"/>
    </style:style>
    <style:style style:name="T11_338" style:family="text">
      <style:text-properties fo:background-color="#ffffff" fo:color="#272a34" fo:font-size="10pt" style:font-size-asian="10pt" style:font-size-complex="10pt"/>
    </style:style>
    <style:style style:name="T11_339" style:family="text">
      <style:text-properties fo:background-color="#ffffff" fo:color="#272a34" fo:font-size="10pt" style:font-size-asian="10pt" style:font-size-complex="10pt"/>
    </style:style>
    <style:style style:name="T11_340" style:family="text">
      <style:text-properties fo:background-color="#ffffff" fo:color="#272a34" fo:font-size="10pt" style:font-size-asian="10pt" style:font-size-complex="10pt"/>
    </style:style>
    <style:style style:name="T11_341" style:family="text">
      <style:text-properties fo:background-color="#ffffff" fo:color="#272a34" fo:font-size="10pt" style:font-size-asian="10pt" style:font-size-complex="10pt"/>
    </style:style>
    <style:style style:name="T11_342" style:family="text">
      <style:text-properties fo:background-color="#ffffff" fo:color="#272a34" fo:font-size="10pt" style:font-size-asian="10pt" style:font-size-complex="10pt"/>
    </style:style>
    <style:style style:name="T11_343" style:family="text">
      <style:text-properties fo:background-color="#ffffff" fo:color="#272a34" fo:font-size="10pt" style:font-size-asian="10pt" style:font-size-complex="10pt"/>
    </style:style>
    <style:style style:name="T11_344" style:family="text">
      <style:text-properties fo:background-color="#ffffff" fo:color="#272a34" fo:font-size="10pt" style:font-size-asian="10pt" style:font-size-complex="10pt"/>
    </style:style>
    <style:style style:name="T11_345" style:family="text">
      <style:text-properties fo:background-color="#ffffff" fo:color="#272a34" fo:font-size="10pt" style:font-size-asian="10pt" style:font-size-complex="10pt"/>
    </style:style>
    <style:style style:name="T11_346" style:family="text">
      <style:text-properties fo:background-color="#ffffff" fo:color="#272a34" fo:font-size="10pt" style:font-size-asian="10pt" style:font-size-complex="10pt"/>
    </style:style>
    <style:style style:name="T11_347" style:family="text">
      <style:text-properties fo:background-color="#ffffff" fo:color="#272a34" fo:font-size="10pt" style:font-size-asian="10pt" style:font-size-complex="10pt"/>
    </style:style>
    <style:style style:name="T11_348" style:family="text">
      <style:text-properties fo:background-color="#ffffff" fo:color="#272a34" fo:font-size="10pt" style:font-size-asian="10pt" style:font-size-complex="10pt"/>
    </style:style>
    <style:style style:name="T11_349" style:family="text">
      <style:text-properties fo:background-color="#ffffff" fo:color="#272a34" fo:font-size="10pt" style:font-size-asian="10pt" style:font-size-complex="10pt"/>
    </style:style>
    <style:style style:name="T11_350" style:family="text">
      <style:text-properties fo:background-color="#ffffff" fo:color="#272a34" fo:font-size="10pt" style:font-size-asian="10pt" style:font-size-complex="10pt"/>
    </style:style>
    <style:style style:name="T11_351" style:family="text">
      <style:text-properties fo:background-color="#ffffff" fo:color="#272a34" fo:font-size="10pt" style:font-size-asian="10pt" style:font-size-complex="10pt"/>
    </style:style>
    <style:style style:name="T11_352" style:family="text">
      <style:text-properties fo:background-color="#ffffff" fo:color="#272a34" fo:font-size="10pt" style:font-size-asian="10pt" style:font-size-complex="10pt"/>
    </style:style>
    <style:style style:name="T11_353" style:family="text">
      <style:text-properties fo:background-color="#ffffff" fo:color="#272a34" fo:font-size="10pt" style:font-size-asian="10pt" style:font-size-complex="10pt"/>
    </style:style>
    <style:style style:name="T11_354" style:family="text">
      <style:text-properties fo:background-color="#ffffff" fo:color="#272a34" fo:font-size="10pt" style:font-size-asian="10pt" style:font-size-complex="10pt"/>
    </style:style>
    <style:style style:name="T11_355" style:family="text">
      <style:text-properties fo:background-color="#ffffff" fo:color="#272a34" fo:font-size="10pt" style:font-size-asian="10pt" style:font-size-complex="10pt"/>
    </style:style>
    <style:style style:name="T11_356" style:family="text">
      <style:text-properties fo:background-color="#ffffff" fo:color="#272a34" fo:font-size="10pt" style:font-size-asian="10pt" style:font-size-complex="10pt"/>
    </style:style>
    <style:style style:name="T11_357" style:family="text">
      <style:text-properties fo:background-color="#ffffff" fo:color="#272a34" fo:font-size="10pt" style:font-size-asian="10pt" style:font-size-complex="10pt"/>
    </style:style>
    <style:style style:name="T11_358" style:family="text">
      <style:text-properties fo:background-color="#ffffff" fo:color="#272a34" fo:font-size="10pt" style:font-size-asian="10pt" style:font-size-complex="10pt"/>
    </style:style>
    <style:style style:name="T11_359" style:family="text">
      <style:text-properties fo:background-color="#ffffff" fo:color="#272a34" fo:font-size="10pt" style:font-size-asian="10pt" style:font-size-complex="10pt"/>
    </style:style>
    <style:style style:name="T11_360" style:family="text">
      <style:text-properties fo:background-color="#ffffff" fo:color="#272a34" fo:font-size="10pt" style:font-size-asian="10pt" style:font-size-complex="10pt"/>
    </style:style>
    <style:style style:name="T11_361" style:family="text">
      <style:text-properties fo:background-color="#ffffff" fo:color="#272a34" fo:font-size="10pt" style:font-size-asian="10pt" style:font-size-complex="10pt"/>
    </style:style>
    <style:style style:name="T11_362" style:family="text">
      <style:text-properties fo:background-color="#ffffff" fo:color="#272a34" fo:font-size="10pt" style:font-size-asian="10pt" style:font-size-complex="10pt"/>
    </style:style>
    <style:style style:name="T11_363" style:family="text">
      <style:text-properties fo:background-color="#ffffff" fo:color="#272a34" fo:font-size="10pt" style:font-size-asian="10pt" style:font-size-complex="10pt"/>
    </style:style>
    <style:style style:name="T11_364" style:family="text">
      <style:text-properties fo:background-color="#ffffff" fo:color="#272a34" fo:font-size="10pt" style:font-size-asian="10pt" style:font-size-complex="10pt"/>
    </style:style>
    <style:style style:name="T11_365" style:family="text">
      <style:text-properties fo:background-color="#ffffff" fo:color="#272a34" fo:font-size="10pt" style:font-size-asian="10pt" style:font-size-complex="10pt"/>
    </style:style>
    <style:style style:name="T11_366" style:family="text">
      <style:text-properties fo:background-color="#ffffff" fo:color="#272a34" fo:font-size="10pt" style:font-size-asian="10pt" style:font-size-complex="10pt"/>
    </style:style>
    <style:style style:name="T11_367" style:family="text">
      <style:text-properties fo:background-color="#ffffff" fo:color="#272a34" fo:font-size="10pt" style:font-size-asian="10pt" style:font-size-complex="10pt"/>
    </style:style>
    <style:style style:name="T11_368" style:family="text">
      <style:text-properties fo:background-color="#ffffff" fo:color="#272a34" fo:font-size="10pt" style:font-size-asian="10pt" style:font-size-complex="10pt"/>
    </style:style>
    <style:style style:name="T11_369" style:family="text">
      <style:text-properties fo:background-color="#ffffff" fo:color="#272a34" fo:font-size="10pt" style:font-size-asian="10pt" style:font-size-complex="10pt"/>
    </style:style>
    <style:style style:name="T11_370" style:family="text">
      <style:text-properties fo:background-color="#ffffff" fo:color="#272a34" fo:font-size="10pt" style:font-size-asian="10pt" style:font-size-complex="10pt"/>
    </style:style>
    <style:style style:name="T11_371" style:family="text">
      <style:text-properties fo:background-color="#ffffff" fo:color="#272a34" fo:font-size="10pt" style:font-size-asian="10pt" style:font-size-complex="10pt"/>
    </style:style>
    <style:style style:name="T11_372" style:family="text">
      <style:text-properties fo:background-color="#ffffff" fo:color="#272a34" fo:font-size="10pt" style:font-size-asian="10pt" style:font-size-complex="10pt"/>
    </style:style>
    <style:style style:name="T11_373" style:family="text">
      <style:text-properties fo:background-color="#ffffff" fo:color="#272a34" fo:font-size="10pt" style:font-size-asian="10pt" style:font-size-complex="10pt"/>
    </style:style>
    <style:style style:name="T11_374" style:family="text">
      <style:text-properties fo:background-color="#ffffff" fo:color="#272a34" fo:font-size="10pt" style:font-size-asian="10pt" style:font-size-complex="10pt"/>
    </style:style>
    <style:style style:name="T11_375" style:family="text">
      <style:text-properties fo:background-color="#ffffff" fo:color="#272a34" fo:font-size="10pt" style:font-size-asian="10pt" style:font-size-complex="10pt"/>
    </style:style>
    <style:style style:name="T11_376" style:family="text">
      <style:text-properties fo:background-color="#ffffff" fo:color="#272a34" fo:font-size="10pt" style:font-size-asian="10pt" style:font-size-complex="10pt"/>
    </style:style>
    <style:style style:name="T11_377" style:family="text">
      <style:text-properties fo:background-color="#ffffff" fo:color="#272a34" fo:font-size="10pt" style:font-size-asian="10pt" style:font-size-complex="10pt"/>
    </style:style>
    <style:style style:name="T11_378" style:family="text">
      <style:text-properties fo:background-color="#ffffff" fo:color="#272a34" fo:font-size="10pt" style:font-size-asian="10pt" style:font-size-complex="10pt"/>
    </style:style>
    <style:style style:name="P12" style:family="paragraph" style:parent-style-name="Standard">
      <style:paragraph-properties fo:text-align="justify" fo:break-before="auto" fo:line-height="180%" style:writing-mode="lr-tb"/>
    </style:style>
    <style:style style:name="T12_1" style:family="text">
      <style:text-properties fo:background-color="#ffffff" fo:color="#272a34"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line-height="180%" style:writing-mode="lr-tb"/>
    </style:style>
    <style:style style:name="T13_1" style:family="text">
      <style:text-properties fo:background-color="#ffffff" fo:color="#272a34" style:font-name="Times New Roman" style:font-name-asian="Times New Roman" style:font-name-complex="Times New Roman"/>
    </style:style>
    <style:style style:name="T13_2" style:family="text">
      <style:text-properties fo:background-color="#ffffff" fo:color="#272a34" style:font-name="Times New Roman" style:font-name-asian="Times New Roman" style:font-name-complex="Times New Roman"/>
    </style:style>
    <style:style style:name="T13_3" style:family="text">
      <style:text-properties fo:background-color="#ffffff" fo:color="#272a34" style:font-name="Times New Roman" style:font-name-asian="Times New Roman" style:font-name-complex="Times New Roman"/>
    </style:style>
    <style:style style:name="T13_4" style:family="text">
      <style:text-properties fo:background-color="#ffffff" fo:color="#272a34" style:font-name="Times New Roman" style:font-name-asian="Times New Roman" style:font-name-complex="Times New Roman"/>
    </style:style>
    <style:style style:name="T13_5" style:family="text">
      <style:text-properties fo:background-color="#ffffff" fo:color="#272a34" style:font-name="Times New Roman" style:font-name-asian="Times New Roman" style:font-name-complex="Times New Roman"/>
    </style:style>
    <style:style style:name="T13_6" style:family="text">
      <style:text-properties fo:background-color="#ffffff" fo:color="#272a34" style:font-name="Times New Roman" style:font-name-asian="Times New Roman" style:font-name-complex="Times New Roman"/>
    </style:style>
    <style:style style:name="T13_7" style:family="text">
      <style:text-properties fo:background-color="#ffffff" fo:color="#272a34" style:font-name="Times New Roman" style:font-name-asian="Times New Roman" style:font-name-complex="Times New Roman"/>
    </style:style>
    <style:style style:name="T13_8" style:family="text">
      <style:text-properties fo:background-color="#ffffff" fo:color="#272a34" style:font-name="Times New Roman" style:font-name-asian="Times New Roman" style:font-name-complex="Times New Roman"/>
    </style:style>
    <style:style style:name="T13_9" style:family="text">
      <style:text-properties fo:background-color="#ffffff" fo:color="#272a34" style:font-name="Times New Roman" style:font-name-asian="Times New Roman" style:font-name-complex="Times New Roman"/>
    </style:style>
    <style:style style:name="T13_10" style:family="text">
      <style:text-properties fo:background-color="#ffffff" fo:color="#272a34" style:font-name="Times New Roman" style:font-name-asian="Times New Roman" style:font-name-complex="Times New Roman"/>
    </style:style>
    <style:style style:name="T13_11" style:family="text">
      <style:text-properties fo:background-color="#ffffff" fo:color="#272a34" style:font-name="Times New Roman" style:font-name-asian="Times New Roman" style:font-name-complex="Times New Roman"/>
    </style:style>
    <style:style style:name="T13_12" style:family="text">
      <style:text-properties fo:background-color="#ffffff" fo:color="#272a34" style:font-name="Times New Roman" style:font-name-asian="Times New Roman" style:font-name-complex="Times New Roman"/>
    </style:style>
    <style:style style:name="T13_13" style:family="text">
      <style:text-properties fo:background-color="#ffffff" fo:color="#272a34" style:font-name="Times New Roman" style:font-name-asian="Times New Roman" style:font-name-complex="Times New Roman"/>
    </style:style>
    <style:style style:name="T13_14" style:family="text">
      <style:text-properties fo:background-color="#ffffff" fo:color="#272a34" style:font-name="Times New Roman" style:font-name-asian="Times New Roman" style:font-name-complex="Times New Roman"/>
    </style:style>
    <style:style style:name="T13_15" style:family="text">
      <style:text-properties fo:background-color="#ffffff" fo:color="#272a34" style:font-name="Times New Roman" style:font-name-asian="Times New Roman" style:font-name-complex="Times New Roman"/>
    </style:style>
    <style:style style:name="T13_16" style:family="text">
      <style:text-properties fo:background-color="#ffffff" fo:color="#272a34" style:font-name="Times New Roman" style:font-name-asian="Times New Roman" style:font-name-complex="Times New Roman"/>
    </style:style>
    <style:style style:name="T13_17" style:family="text">
      <style:text-properties fo:background-color="#ffffff" fo:color="#272a34" style:font-name="Times New Roman" style:font-name-asian="Times New Roman" style:font-name-complex="Times New Roman"/>
    </style:style>
    <style:style style:name="T13_18" style:family="text">
      <style:text-properties fo:background-color="#ffffff" fo:color="#272a34" style:font-name="Times New Roman" style:font-name-asian="Times New Roman" style:font-name-complex="Times New Roman"/>
    </style:style>
    <style:style style:name="T13_19" style:family="text">
      <style:text-properties fo:background-color="#ffffff" fo:color="#272a34" style:font-name="Times New Roman" style:font-name-asian="Times New Roman" style:font-name-complex="Times New Roman"/>
    </style:style>
    <style:style style:name="T13_20" style:family="text">
      <style:text-properties fo:background-color="#ffffff" fo:color="#272a34" style:font-name="Times New Roman" style:font-name-asian="Times New Roman" style:font-name-complex="Times New Roman"/>
    </style:style>
    <style:style style:name="T13_21" style:family="text">
      <style:text-properties fo:background-color="#ffffff" fo:color="#272a34" style:font-name="Times New Roman" style:font-name-asian="Times New Roman" style:font-name-complex="Times New Roman"/>
    </style:style>
    <style:style style:name="T13_22" style:family="text">
      <style:text-properties fo:background-color="#ffffff" fo:color="#272a34" style:font-name="Times New Roman" style:font-name-asian="Times New Roman" style:font-name-complex="Times New Roman"/>
    </style:style>
    <style:style style:name="T13_23" style:family="text">
      <style:text-properties fo:background-color="#ffffff" fo:color="#272a34" style:font-name="Times New Roman" style:font-name-asian="Times New Roman" style:font-name-complex="Times New Roman"/>
    </style:style>
    <style:style style:name="T13_24" style:family="text">
      <style:text-properties fo:background-color="#ffffff" fo:color="#272a34" style:font-name="Times New Roman" style:font-name-asian="Times New Roman" style:font-name-complex="Times New Roman"/>
    </style:style>
    <style:style style:name="T13_25" style:family="text">
      <style:text-properties fo:background-color="#ffffff" fo:color="#272a34" style:font-name="Times New Roman" style:font-name-asian="Times New Roman" style:font-name-complex="Times New Roman"/>
    </style:style>
    <style:style style:name="T13_26" style:family="text">
      <style:text-properties fo:background-color="#ffffff" fo:color="#272a34" style:font-name="Times New Roman" style:font-name-asian="Times New Roman" style:font-name-complex="Times New Roman"/>
    </style:style>
    <style:style style:name="T13_27" style:family="text">
      <style:text-properties fo:background-color="#ffffff" fo:color="#272a34" style:font-name="Times New Roman" style:font-name-asian="Times New Roman" style:font-name-complex="Times New Roman"/>
    </style:style>
    <style:style style:name="T13_28" style:family="text">
      <style:text-properties fo:background-color="#ffffff" fo:color="#272a34"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80%" style:writing-mode="lr-tb"/>
    </style:style>
    <style:style style:name="T14_1" style:family="text">
      <style:text-properties fo:background-color="#ffffff" fo:color="#272a34" fo:font-size="10pt" style:font-size-asian="10pt" style:font-size-complex="10pt"/>
    </style:style>
    <style:style style:name="T14_2" style:family="text">
      <style:text-properties fo:background-color="#ffffff" fo:color="#272a34" fo:font-size="10pt" style:font-size-asian="10pt" style:font-size-complex="10pt"/>
    </style:style>
    <style:style style:name="T14_3" style:family="text">
      <style:text-properties fo:background-color="#ffffff" fo:color="#272a34" fo:font-size="10pt" style:font-size-asian="10pt" style:font-size-complex="10pt"/>
    </style:style>
    <style:style style:name="T14_4" style:family="text">
      <style:text-properties fo:background-color="#ffffff" fo:color="#272a34" fo:font-size="10pt" style:font-size-asian="10pt" style:font-size-complex="10pt"/>
    </style:style>
    <style:style style:name="T14_5" style:family="text">
      <style:text-properties fo:background-color="#ffffff" fo:color="#272a34" fo:font-size="10pt" style:font-size-asian="10pt" style:font-size-complex="10pt"/>
    </style:style>
    <style:style style:name="T14_6" style:family="text">
      <style:text-properties fo:background-color="#ffffff" fo:color="#272a34" fo:font-size="10pt" style:font-size-asian="10pt" style:font-size-complex="10pt"/>
    </style:style>
    <style:style style:name="T14_7" style:family="text">
      <style:text-properties fo:background-color="#ffffff" fo:color="#272a34" fo:font-size="10pt" style:font-size-asian="10pt" style:font-size-complex="10pt"/>
    </style:style>
    <style:style style:name="T14_8" style:family="text">
      <style:text-properties fo:background-color="#ffffff" fo:color="#272a34" fo:font-size="10pt" style:font-size-asian="10pt" style:font-size-complex="10pt"/>
    </style:style>
    <style:style style:name="T14_9" style:family="text">
      <style:text-properties fo:background-color="#ffffff" fo:color="#272a34" fo:font-size="10pt" style:font-size-asian="10pt" style:font-size-complex="10pt"/>
    </style:style>
    <style:style style:name="T14_10" style:family="text">
      <style:text-properties fo:background-color="#ffffff" fo:color="#272a34" fo:font-size="10pt" style:font-size-asian="10pt" style:font-size-complex="10pt"/>
    </style:style>
    <style:style style:name="T14_11" style:family="text">
      <style:text-properties fo:background-color="#ffffff" fo:color="#272a34" fo:font-size="10pt" style:font-size-asian="10pt" style:font-size-complex="10pt"/>
    </style:style>
    <style:style style:name="T14_12" style:family="text">
      <style:text-properties fo:background-color="#ffffff" fo:color="#272a34" fo:font-size="10pt" style:font-size-asian="10pt" style:font-size-complex="10pt"/>
    </style:style>
    <style:style style:name="T14_13" style:family="text">
      <style:text-properties fo:background-color="#ffffff" fo:color="#272a34" fo:font-size="10pt" style:font-size-asian="10pt" style:font-size-complex="10pt"/>
    </style:style>
    <style:style style:name="T14_14" style:family="text">
      <style:text-properties fo:background-color="#ffffff" fo:color="#272a34" fo:font-size="10pt" style:font-size-asian="10pt" style:font-size-complex="10pt"/>
    </style:style>
    <style:style style:name="T14_15" style:family="text">
      <style:text-properties fo:background-color="#ffffff" fo:color="#272a34" fo:font-size="10pt" style:font-size-asian="10pt" style:font-size-complex="10pt"/>
    </style:style>
    <style:style style:name="T14_16" style:family="text">
      <style:text-properties fo:background-color="#ffffff" fo:color="#272a34" fo:font-size="10pt" style:font-size-asian="10pt" style:font-size-complex="10pt"/>
    </style:style>
    <style:style style:name="T14_17" style:family="text">
      <style:text-properties fo:background-color="#ffffff" fo:color="#272a34" fo:font-size="10pt" style:font-size-asian="10pt" style:font-size-complex="10pt"/>
    </style:style>
    <style:style style:name="T14_18" style:family="text">
      <style:text-properties fo:background-color="#ffffff" fo:color="#272a34" fo:font-size="10pt" style:font-size-asian="10pt" style:font-size-complex="10pt"/>
    </style:style>
    <style:style style:name="T14_19" style:family="text">
      <style:text-properties fo:background-color="#ffffff" fo:color="#272a34" fo:font-size="10pt" style:font-size-asian="10pt" style:font-size-complex="10pt"/>
    </style:style>
    <style:style style:name="T14_20" style:family="text">
      <style:text-properties fo:background-color="#ffffff" fo:color="#272a34" fo:font-size="10pt" style:font-size-asian="10pt" style:font-size-complex="10pt"/>
    </style:style>
    <style:style style:name="T14_21" style:family="text">
      <style:text-properties fo:background-color="#ffffff" fo:color="#272a34" fo:font-size="10pt" style:font-size-asian="10pt" style:font-size-complex="10pt"/>
    </style:style>
    <style:style style:name="T14_22" style:family="text">
      <style:text-properties fo:background-color="#ffffff" fo:color="#272a34" fo:font-size="10pt" style:font-size-asian="10pt" style:font-size-complex="10pt"/>
    </style:style>
    <style:style style:name="T14_23" style:family="text">
      <style:text-properties fo:background-color="#ffffff" fo:color="#272a34" fo:font-size="10pt" style:font-size-asian="10pt" style:font-size-complex="10pt"/>
    </style:style>
    <style:style style:name="T14_24" style:family="text">
      <style:text-properties fo:background-color="#ffffff" fo:color="#272a34" fo:font-size="10pt" style:font-size-asian="10pt" style:font-size-complex="10pt"/>
    </style:style>
    <style:style style:name="T14_25" style:family="text">
      <style:text-properties fo:background-color="#ffffff" fo:color="#272a34" fo:font-size="10pt" style:font-size-asian="10pt" style:font-size-complex="10pt"/>
    </style:style>
    <style:style style:name="T14_26" style:family="text">
      <style:text-properties fo:background-color="#ffffff" fo:color="#272a34" fo:font-size="10pt" style:font-size-asian="10pt" style:font-size-complex="10pt"/>
    </style:style>
    <style:style style:name="T14_27" style:family="text">
      <style:text-properties fo:background-color="#ffffff" fo:color="#272a34" fo:font-size="10pt" style:font-size-asian="10pt" style:font-size-complex="10pt"/>
    </style:style>
    <style:style style:name="T14_28" style:family="text">
      <style:text-properties fo:background-color="#ffffff" fo:color="#272a34" fo:font-size="10pt" style:font-size-asian="10pt" style:font-size-complex="10pt"/>
    </style:style>
    <style:style style:name="T14_29" style:family="text">
      <style:text-properties fo:background-color="#ffffff" fo:color="#272a34" fo:font-size="10pt" style:font-size-asian="10pt" style:font-size-complex="10pt"/>
    </style:style>
    <style:style style:name="T14_30" style:family="text">
      <style:text-properties fo:background-color="#ffffff" fo:color="#272a34" fo:font-size="10pt" style:font-size-asian="10pt" style:font-size-complex="10pt"/>
    </style:style>
    <style:style style:name="T14_31" style:family="text">
      <style:text-properties fo:background-color="#ffffff" fo:color="#272a34" fo:font-size="10pt" style:font-size-asian="10pt" style:font-size-complex="10pt"/>
    </style:style>
    <style:style style:name="T14_32" style:family="text">
      <style:text-properties fo:background-color="#ffffff" fo:color="#272a34" fo:font-size="10pt" style:font-size-asian="10pt" style:font-size-complex="10pt"/>
    </style:style>
    <style:style style:name="T14_33" style:family="text">
      <style:text-properties fo:background-color="#ffffff" fo:color="#272a34" fo:font-size="10pt" style:font-size-asian="10pt" style:font-size-complex="10pt"/>
    </style:style>
    <style:style style:name="T14_34" style:family="text">
      <style:text-properties fo:background-color="#ffffff" fo:color="#272a34" fo:font-size="10pt" style:font-size-asian="10pt" style:font-size-complex="10pt"/>
    </style:style>
    <style:style style:name="T14_35" style:family="text">
      <style:text-properties fo:background-color="#ffffff" fo:color="#272a34" fo:font-size="10pt" style:font-size-asian="10pt" style:font-size-complex="10pt"/>
    </style:style>
    <style:style style:name="T14_36" style:family="text">
      <style:text-properties fo:background-color="#ffffff" fo:color="#272a34" fo:font-size="10pt" style:font-size-asian="10pt" style:font-size-complex="10pt"/>
    </style:style>
    <style:style style:name="T14_37" style:family="text">
      <style:text-properties fo:background-color="#ffffff" fo:color="#272a34" fo:font-size="10pt" style:font-size-asian="10pt" style:font-size-complex="10pt"/>
    </style:style>
    <style:style style:name="T14_38" style:family="text">
      <style:text-properties fo:background-color="#ffffff" fo:color="#272a34" fo:font-size="10pt" style:font-size-asian="10pt" style:font-size-complex="10pt"/>
    </style:style>
    <style:style style:name="T14_39" style:family="text">
      <style:text-properties fo:background-color="#ffffff" fo:color="#272a34" fo:font-size="10pt" style:font-size-asian="10pt" style:font-size-complex="10pt"/>
    </style:style>
    <style:style style:name="T14_40" style:family="text">
      <style:text-properties fo:background-color="#ffffff" fo:color="#272a34" fo:font-size="10pt" style:font-size-asian="10pt" style:font-size-complex="10pt"/>
    </style:style>
    <style:style style:name="T14_41" style:family="text">
      <style:text-properties fo:background-color="#ffffff" fo:color="#272a34" fo:font-size="10pt" style:font-size-asian="10pt" style:font-size-complex="10pt"/>
    </style:style>
    <style:style style:name="T14_42" style:family="text">
      <style:text-properties fo:background-color="#ffffff" fo:color="#272a34" fo:font-size="10pt" style:font-size-asian="10pt" style:font-size-complex="10pt"/>
    </style:style>
    <style:style style:name="T14_43" style:family="text">
      <style:text-properties fo:background-color="#ffffff" fo:color="#272a34" fo:font-size="10pt" style:font-size-asian="10pt" style:font-size-complex="10pt"/>
    </style:style>
    <style:style style:name="T14_44" style:family="text">
      <style:text-properties fo:background-color="#ffffff" fo:color="#272a34" fo:font-size="10pt" style:font-size-asian="10pt" style:font-size-complex="10pt"/>
    </style:style>
    <style:style style:name="T14_45" style:family="text">
      <style:text-properties fo:background-color="#ffffff" fo:color="#272a34" fo:font-size="10pt" style:font-size-asian="10pt" style:font-size-complex="10pt"/>
    </style:style>
    <style:style style:name="T14_46" style:family="text">
      <style:text-properties fo:background-color="#ffffff" fo:color="#272a34" fo:font-size="10pt" style:font-size-asian="10pt" style:font-size-complex="10pt"/>
    </style:style>
    <style:style style:name="T14_47" style:family="text">
      <style:text-properties fo:background-color="#ffffff" fo:color="#272a34" fo:font-size="10pt" style:font-size-asian="10pt" style:font-size-complex="10pt"/>
    </style:style>
    <style:style style:name="T14_48" style:family="text">
      <style:text-properties fo:background-color="#ffffff" fo:color="#272a34" fo:font-size="10pt" style:font-size-asian="10pt" style:font-size-complex="10pt"/>
    </style:style>
    <style:style style:name="T14_49" style:family="text">
      <style:text-properties fo:background-color="#ffffff" fo:color="#272a34" fo:font-size="10pt" style:font-size-asian="10pt" style:font-size-complex="10pt"/>
    </style:style>
    <style:style style:name="T14_50" style:family="text">
      <style:text-properties fo:background-color="#ffffff" fo:color="#272a34" fo:font-size="10pt" style:font-size-asian="10pt" style:font-size-complex="10pt"/>
    </style:style>
    <style:style style:name="T14_51" style:family="text">
      <style:text-properties fo:background-color="#ffffff" fo:color="#272a34" fo:font-size="10pt" style:font-size-asian="10pt" style:font-size-complex="10pt"/>
    </style:style>
    <style:style style:name="T14_52" style:family="text">
      <style:text-properties fo:background-color="#ffffff" fo:color="#272a34" fo:font-size="10pt" style:font-size-asian="10pt" style:font-size-complex="10pt"/>
    </style:style>
    <style:style style:name="T14_53" style:family="text">
      <style:text-properties fo:background-color="#ffffff" fo:color="#272a34" fo:font-size="10pt" style:font-size-asian="10pt" style:font-size-complex="10pt"/>
    </style:style>
    <style:style style:name="T14_54" style:family="text">
      <style:text-properties fo:background-color="#ffffff" fo:color="#272a34" fo:font-size="10pt" style:font-size-asian="10pt" style:font-size-complex="10pt"/>
    </style:style>
    <style:style style:name="T14_55" style:family="text">
      <style:text-properties fo:background-color="#ffffff" fo:color="#272a34" fo:font-size="10pt" style:font-size-asian="10pt" style:font-size-complex="10pt"/>
    </style:style>
    <style:style style:name="T14_56" style:family="text">
      <style:text-properties fo:background-color="#ffffff" fo:color="#272a34" fo:font-size="10pt" style:font-size-asian="10pt" style:font-size-complex="10pt"/>
    </style:style>
    <style:style style:name="T14_57" style:family="text">
      <style:text-properties fo:background-color="#ffffff" fo:color="#272a34" fo:font-size="10pt" style:font-size-asian="10pt" style:font-size-complex="10pt"/>
    </style:style>
    <style:style style:name="T14_58" style:family="text">
      <style:text-properties fo:background-color="#ffffff" fo:color="#272a34" fo:font-size="10pt" style:font-size-asian="10pt" style:font-size-complex="10pt"/>
    </style:style>
    <style:style style:name="T14_59" style:family="text">
      <style:text-properties fo:background-color="#ffffff" fo:color="#272a34" fo:font-size="10pt" style:font-size-asian="10pt" style:font-size-complex="10pt"/>
    </style:style>
    <style:style style:name="T14_60" style:family="text">
      <style:text-properties fo:background-color="#ffffff" fo:color="#272a34" fo:font-size="10pt" style:font-size-asian="10pt" style:font-size-complex="10pt"/>
    </style:style>
    <style:style style:name="T14_61" style:family="text">
      <style:text-properties fo:background-color="#ffffff" fo:color="#272a34" fo:font-size="10pt" style:font-size-asian="10pt" style:font-size-complex="10pt"/>
    </style:style>
    <style:style style:name="T14_62" style:family="text">
      <style:text-properties fo:background-color="#ffffff" fo:color="#272a34" fo:font-size="10pt" style:font-size-asian="10pt" style:font-size-complex="10pt"/>
    </style:style>
    <style:style style:name="T14_63" style:family="text">
      <style:text-properties fo:background-color="#ffffff" fo:color="#272a34" fo:font-size="10pt" style:font-size-asian="10pt" style:font-size-complex="10pt"/>
    </style:style>
    <style:style style:name="T14_64" style:family="text">
      <style:text-properties fo:background-color="#ffffff" fo:color="#272a34" fo:font-size="10pt" style:font-size-asian="10pt" style:font-size-complex="10pt"/>
    </style:style>
    <style:style style:name="T14_65" style:family="text">
      <style:text-properties fo:background-color="#ffffff" fo:color="#272a34" fo:font-size="10pt" style:font-size-asian="10pt" style:font-size-complex="10pt"/>
    </style:style>
    <style:style style:name="T14_66" style:family="text">
      <style:text-properties fo:background-color="#ffffff" fo:color="#272a34" fo:font-size="10pt" style:font-size-asian="10pt" style:font-size-complex="10pt"/>
    </style:style>
    <style:style style:name="T14_67" style:family="text">
      <style:text-properties fo:background-color="#ffffff" fo:color="#272a34" fo:font-size="10pt" style:font-size-asian="10pt" style:font-size-complex="10pt"/>
    </style:style>
    <style:style style:name="T14_68" style:family="text">
      <style:text-properties fo:background-color="#ffffff" fo:color="#272a34" fo:font-size="10pt" style:font-size-asian="10pt" style:font-size-complex="10pt"/>
    </style:style>
    <style:style style:name="T14_69" style:family="text">
      <style:text-properties fo:background-color="#ffffff" fo:color="#272a34" fo:font-size="10pt" style:font-size-asian="10pt" style:font-size-complex="10pt"/>
    </style:style>
    <style:style style:name="T14_70" style:family="text">
      <style:text-properties fo:background-color="#ffffff" fo:color="#272a34" fo:font-size="10pt" style:font-size-asian="10pt" style:font-size-complex="10pt"/>
    </style:style>
    <style:style style:name="T14_71" style:family="text">
      <style:text-properties fo:background-color="#ffffff" fo:color="#272a34" fo:font-size="10pt" style:font-size-asian="10pt" style:font-size-complex="10pt"/>
    </style:style>
    <style:style style:name="T14_72" style:family="text">
      <style:text-properties fo:background-color="#ffffff" fo:color="#272a34" fo:font-size="10pt" style:font-size-asian="10pt" style:font-size-complex="10pt"/>
    </style:style>
    <style:style style:name="T14_73" style:family="text">
      <style:text-properties fo:background-color="#ffffff" fo:color="#272a34" fo:font-size="10pt" style:font-size-asian="10pt" style:font-size-complex="10pt"/>
    </style:style>
    <style:style style:name="T14_74" style:family="text">
      <style:text-properties fo:background-color="#ffffff" fo:color="#272a34" fo:font-size="10pt" style:font-size-asian="10pt" style:font-size-complex="10pt"/>
    </style:style>
    <style:style style:name="T14_75" style:family="text">
      <style:text-properties fo:background-color="#ffffff" fo:color="#272a34" fo:font-size="10pt" style:font-size-asian="10pt" style:font-size-complex="10pt"/>
    </style:style>
    <style:style style:name="T14_76" style:family="text">
      <style:text-properties fo:background-color="#ffffff" fo:color="#272a34" fo:font-size="10pt" style:font-size-asian="10pt" style:font-size-complex="10pt"/>
    </style:style>
    <style:style style:name="T14_77" style:family="text">
      <style:text-properties fo:background-color="#ffffff" fo:color="#272a34" fo:font-size="10pt" style:font-size-asian="10pt" style:font-size-complex="10pt"/>
    </style:style>
    <style:style style:name="T14_78" style:family="text">
      <style:text-properties fo:background-color="#ffffff" fo:color="#272a34" fo:font-size="10pt" style:font-size-asian="10pt" style:font-size-complex="10pt"/>
    </style:style>
    <style:style style:name="T14_79" style:family="text">
      <style:text-properties fo:background-color="#ffffff" fo:color="#272a34" fo:font-size="10pt" style:font-size-asian="10pt" style:font-size-complex="10pt"/>
    </style:style>
    <style:style style:name="T14_80" style:family="text">
      <style:text-properties fo:background-color="#ffffff" fo:color="#272a34" fo:font-size="10pt" style:font-size-asian="10pt" style:font-size-complex="10pt"/>
    </style:style>
    <style:style style:name="T14_81" style:family="text">
      <style:text-properties fo:background-color="#ffffff" fo:color="#272a34" fo:font-size="10pt" style:font-size-asian="10pt" style:font-size-complex="10pt"/>
    </style:style>
    <style:style style:name="T14_82" style:family="text">
      <style:text-properties fo:background-color="#ffffff" fo:color="#272a34" fo:font-size="10pt" style:font-size-asian="10pt" style:font-size-complex="10pt"/>
    </style:style>
    <style:style style:name="T14_83" style:family="text">
      <style:text-properties fo:background-color="#ffffff" fo:color="#272a34" fo:font-size="10pt" style:font-size-asian="10pt" style:font-size-complex="10pt"/>
    </style:style>
    <style:style style:name="T14_84" style:family="text">
      <style:text-properties fo:background-color="#ffffff" fo:color="#272a34" fo:font-size="10pt" style:font-size-asian="10pt" style:font-size-complex="10pt"/>
    </style:style>
    <style:style style:name="T14_85" style:family="text">
      <style:text-properties fo:background-color="#ffffff" fo:color="#272a34" fo:font-size="10pt" style:font-size-asian="10pt" style:font-size-complex="10pt"/>
    </style:style>
    <style:style style:name="T14_86" style:family="text">
      <style:text-properties fo:background-color="#ffffff" fo:color="#272a34" fo:font-size="10pt" style:font-size-asian="10pt" style:font-size-complex="10pt"/>
    </style:style>
    <style:style style:name="T14_87" style:family="text">
      <style:text-properties fo:background-color="#ffffff" fo:color="#272a34" fo:font-size="10pt" style:font-size-asian="10pt" style:font-size-complex="10pt"/>
    </style:style>
    <style:style style:name="T14_88" style:family="text">
      <style:text-properties fo:background-color="#ffffff" fo:color="#272a34" fo:font-size="10pt" style:font-size-asian="10pt" style:font-size-complex="10pt"/>
    </style:style>
    <style:style style:name="T14_89" style:family="text">
      <style:text-properties fo:background-color="#ffffff" fo:color="#272a34" fo:font-size="10pt" style:font-size-asian="10pt" style:font-size-complex="10pt"/>
    </style:style>
    <style:style style:name="T14_90" style:family="text">
      <style:text-properties fo:background-color="#ffffff" fo:color="#272a34" fo:font-size="10pt" style:font-size-asian="10pt" style:font-size-complex="10pt"/>
    </style:style>
    <style:style style:name="T14_91" style:family="text">
      <style:text-properties fo:background-color="#ffffff" fo:color="#272a34" fo:font-size="10pt" style:font-size-asian="10pt" style:font-size-complex="10pt"/>
    </style:style>
    <style:style style:name="T14_92" style:family="text">
      <style:text-properties fo:background-color="#ffffff" fo:color="#272a34" fo:font-size="10pt" style:font-size-asian="10pt" style:font-size-complex="10pt"/>
    </style:style>
    <style:style style:name="T14_93" style:family="text">
      <style:text-properties fo:background-color="#ffffff" fo:color="#272a34" fo:font-size="10pt" style:font-size-asian="10pt" style:font-size-complex="10pt"/>
    </style:style>
    <style:style style:name="T14_94" style:family="text">
      <style:text-properties fo:background-color="#ffffff" fo:color="#272a34" fo:font-size="10pt" style:font-size-asian="10pt" style:font-size-complex="10pt"/>
    </style:style>
    <style:style style:name="T14_95" style:family="text">
      <style:text-properties fo:background-color="#ffffff" fo:color="#272a34" fo:font-size="10pt" style:font-size-asian="10pt" style:font-size-complex="10pt"/>
    </style:style>
    <style:style style:name="T14_96" style:family="text">
      <style:text-properties fo:background-color="#ffffff" fo:color="#272a34" fo:font-size="10pt" style:font-size-asian="10pt" style:font-size-complex="10pt"/>
    </style:style>
    <style:style style:name="T14_97" style:family="text">
      <style:text-properties fo:background-color="#ffffff" fo:color="#272a34" fo:font-size="10pt" style:font-size-asian="10pt" style:font-size-complex="10pt"/>
    </style:style>
    <style:style style:name="T14_98" style:family="text">
      <style:text-properties fo:background-color="#ffffff" fo:color="#272a34" fo:font-size="10pt" style:font-size-asian="10pt" style:font-size-complex="10pt"/>
    </style:style>
    <style:style style:name="T14_99" style:family="text">
      <style:text-properties fo:background-color="#ffffff" fo:color="#272a34" fo:font-size="10pt" style:font-size-asian="10pt" style:font-size-complex="10pt"/>
    </style:style>
    <style:style style:name="T14_100" style:family="text">
      <style:text-properties fo:background-color="#ffffff" fo:color="#272a34" fo:font-size="10pt" style:font-size-asian="10pt" style:font-size-complex="10pt"/>
    </style:style>
    <style:style style:name="T14_101" style:family="text">
      <style:text-properties fo:background-color="#ffffff" fo:color="#272a34" fo:font-size="10pt" style:font-size-asian="10pt" style:font-size-complex="10pt"/>
    </style:style>
    <style:style style:name="T14_102" style:family="text">
      <style:text-properties fo:background-color="#ffffff" fo:color="#272a34" fo:font-size="10pt" style:font-size-asian="10pt" style:font-size-complex="10pt"/>
    </style:style>
    <style:style style:name="T14_103" style:family="text">
      <style:text-properties fo:background-color="#ffffff" fo:color="#272a34" fo:font-size="10pt" style:font-size-asian="10pt" style:font-size-complex="10pt"/>
    </style:style>
    <style:style style:name="T14_104" style:family="text">
      <style:text-properties fo:background-color="#ffffff" fo:color="#272a34" fo:font-size="10pt" style:font-size-asian="10pt" style:font-size-complex="10pt"/>
    </style:style>
    <style:style style:name="T14_105" style:family="text">
      <style:text-properties fo:background-color="#ffffff" fo:color="#272a34" fo:font-size="10pt" style:font-size-asian="10pt" style:font-size-complex="10pt"/>
    </style:style>
    <style:style style:name="T14_106" style:family="text">
      <style:text-properties fo:background-color="#ffffff" fo:color="#272a34" fo:font-size="10pt" style:font-size-asian="10pt" style:font-size-complex="10pt"/>
    </style:style>
    <style:style style:name="T14_107" style:family="text">
      <style:text-properties fo:background-color="#ffffff" fo:color="#272a34" fo:font-size="10pt" style:font-size-asian="10pt" style:font-size-complex="10pt"/>
    </style:style>
    <style:style style:name="T14_108" style:family="text">
      <style:text-properties fo:background-color="#ffffff" fo:color="#272a34" fo:font-size="10pt" style:font-size-asian="10pt" style:font-size-complex="10pt"/>
    </style:style>
    <style:style style:name="T14_109" style:family="text">
      <style:text-properties fo:background-color="#ffffff" fo:color="#272a34" fo:font-size="10pt" style:font-size-asian="10pt" style:font-size-complex="10pt"/>
    </style:style>
    <style:style style:name="T14_110" style:family="text">
      <style:text-properties fo:background-color="#ffffff" fo:color="#272a34" fo:font-size="10pt" style:font-size-asian="10pt" style:font-size-complex="10pt"/>
    </style:style>
    <style:style style:name="T14_111" style:family="text">
      <style:text-properties fo:background-color="#ffffff" fo:color="#272a34" fo:font-size="10pt" style:font-size-asian="10pt" style:font-size-complex="10pt"/>
    </style:style>
    <style:style style:name="T14_112" style:family="text">
      <style:text-properties fo:background-color="#ffffff" fo:color="#272a34" fo:font-size="10pt" style:font-size-asian="10pt" style:font-size-complex="10pt"/>
    </style:style>
    <style:style style:name="T14_113" style:family="text">
      <style:text-properties fo:background-color="#ffffff" fo:color="#272a34" fo:font-size="10pt" style:font-size-asian="10pt" style:font-size-complex="10pt"/>
    </style:style>
    <style:style style:name="T14_114" style:family="text">
      <style:text-properties fo:background-color="#ffffff" fo:color="#272a34" fo:font-size="10pt" style:font-size-asian="10pt" style:font-size-complex="10pt"/>
    </style:style>
    <style:style style:name="T14_115" style:family="text">
      <style:text-properties fo:background-color="#ffffff" fo:color="#272a34" fo:font-size="10pt" style:font-size-asian="10pt" style:font-size-complex="10pt"/>
    </style:style>
    <style:style style:name="T14_116" style:family="text">
      <style:text-properties fo:background-color="#ffffff" fo:color="#272a34" fo:font-size="10pt" style:font-size-asian="10pt" style:font-size-complex="10pt"/>
    </style:style>
    <style:style style:name="T14_117" style:family="text">
      <style:text-properties fo:background-color="#ffffff" fo:color="#272a34" fo:font-size="10pt" style:font-size-asian="10pt" style:font-size-complex="10pt"/>
    </style:style>
    <style:style style:name="T14_118" style:family="text">
      <style:text-properties fo:background-color="#ffffff" fo:color="#272a34" fo:font-size="10pt" style:font-size-asian="10pt" style:font-size-complex="10pt"/>
    </style:style>
    <style:style style:name="T14_119" style:family="text">
      <style:text-properties fo:background-color="#ffffff" fo:color="#272a34" fo:font-size="10pt" style:font-size-asian="10pt" style:font-size-complex="10pt"/>
    </style:style>
    <style:style style:name="T14_120" style:family="text">
      <style:text-properties fo:background-color="#ffffff" fo:color="#272a34" fo:font-size="10pt" style:font-size-asian="10pt" style:font-size-complex="10pt"/>
    </style:style>
    <style:style style:name="T14_121" style:family="text">
      <style:text-properties fo:background-color="#ffffff" fo:color="#272a34" fo:font-size="10pt" style:font-size-asian="10pt" style:font-size-complex="10pt"/>
    </style:style>
    <style:style style:name="T14_122" style:family="text">
      <style:text-properties fo:background-color="#ffffff" fo:color="#272a34" fo:font-size="10pt" style:font-size-asian="10pt" style:font-size-complex="10pt"/>
    </style:style>
    <style:style style:name="T14_123" style:family="text">
      <style:text-properties fo:background-color="#ffffff" fo:color="#272a34" fo:font-size="10pt" style:font-size-asian="10pt" style:font-size-complex="10pt"/>
    </style:style>
    <style:style style:name="T14_124" style:family="text">
      <style:text-properties fo:background-color="#ffffff" fo:color="#272a34" fo:font-size="10pt" style:font-size-asian="10pt" style:font-size-complex="10pt"/>
    </style:style>
    <style:style style:name="T14_125" style:family="text">
      <style:text-properties fo:background-color="#ffffff" fo:color="#272a34" fo:font-size="10pt" style:font-size-asian="10pt" style:font-size-complex="10pt"/>
    </style:style>
    <style:style style:name="T14_126" style:family="text">
      <style:text-properties fo:background-color="#ffffff" fo:color="#272a34" fo:font-size="10pt" style:font-size-asian="10pt" style:font-size-complex="10pt"/>
    </style:style>
    <style:style style:name="T14_127" style:family="text">
      <style:text-properties fo:background-color="#ffffff" fo:color="#272a34" fo:font-size="10pt" style:font-size-asian="10pt" style:font-size-complex="10pt"/>
    </style:style>
    <style:style style:name="T14_128" style:family="text">
      <style:text-properties fo:background-color="#ffffff" fo:color="#272a34" fo:font-size="10pt" style:font-size-asian="10pt" style:font-size-complex="10pt"/>
    </style:style>
    <style:style style:name="T14_129" style:family="text">
      <style:text-properties fo:background-color="#ffffff" fo:color="#272a34" fo:font-size="10pt" style:font-size-asian="10pt" style:font-size-complex="10pt"/>
    </style:style>
    <style:style style:name="T14_130" style:family="text">
      <style:text-properties fo:background-color="#ffffff" fo:color="#272a34" fo:font-size="10pt" style:font-size-asian="10pt" style:font-size-complex="10pt"/>
    </style:style>
    <style:style style:name="T14_131" style:family="text">
      <style:text-properties fo:background-color="#ffffff" fo:color="#272a34" fo:font-size="10pt" style:font-size-asian="10pt" style:font-size-complex="10pt"/>
    </style:style>
    <style:style style:name="T14_132" style:family="text">
      <style:text-properties fo:background-color="#ffffff" fo:color="#272a34" fo:font-size="10pt" style:font-size-asian="10pt" style:font-size-complex="10pt"/>
    </style:style>
    <style:style style:name="T14_133" style:family="text">
      <style:text-properties fo:background-color="#ffffff" fo:color="#272a34" fo:font-size="10pt" style:font-size-asian="10pt" style:font-size-complex="10pt"/>
    </style:style>
    <style:style style:name="T14_134" style:family="text">
      <style:text-properties fo:background-color="#ffffff" fo:color="#272a34" fo:font-size="10pt" style:font-size-asian="10pt" style:font-size-complex="10pt"/>
    </style:style>
    <style:style style:name="T14_135" style:family="text">
      <style:text-properties fo:background-color="#ffffff" fo:color="#272a34" fo:font-size="10pt" style:font-size-asian="10pt" style:font-size-complex="10pt"/>
    </style:style>
    <style:style style:name="T14_136" style:family="text">
      <style:text-properties fo:background-color="#ffffff" fo:color="#272a34" fo:font-size="10pt" style:font-size-asian="10pt" style:font-size-complex="10pt"/>
    </style:style>
    <style:style style:name="T14_137" style:family="text">
      <style:text-properties fo:background-color="#ffffff" fo:color="#272a34" fo:font-size="10pt" style:font-size-asian="10pt" style:font-size-complex="10pt"/>
    </style:style>
    <style:style style:name="T14_138" style:family="text">
      <style:text-properties fo:background-color="#ffffff" fo:color="#272a34" fo:font-size="10pt" style:font-size-asian="10pt" style:font-size-complex="10pt"/>
    </style:style>
    <style:style style:name="T14_139" style:family="text">
      <style:text-properties fo:background-color="#ffffff" fo:color="#272a34" fo:font-size="10pt" style:font-size-asian="10pt" style:font-size-complex="10pt"/>
    </style:style>
    <style:style style:name="T14_140" style:family="text">
      <style:text-properties fo:background-color="#ffffff" fo:color="#272a34" fo:font-size="10pt" style:font-size-asian="10pt" style:font-size-complex="10pt"/>
    </style:style>
    <style:style style:name="T14_141" style:family="text">
      <style:text-properties fo:background-color="#ffffff" fo:color="#272a34" fo:font-size="10pt" style:font-size-asian="10pt" style:font-size-complex="10pt"/>
    </style:style>
    <style:style style:name="T14_142" style:family="text">
      <style:text-properties fo:background-color="#ffffff" fo:color="#272a34" fo:font-size="10pt" style:font-size-asian="10pt" style:font-size-complex="10pt"/>
    </style:style>
    <style:style style:name="T14_143" style:family="text">
      <style:text-properties fo:background-color="#ffffff" fo:color="#272a34" fo:font-size="10pt" style:font-size-asian="10pt" style:font-size-complex="10pt"/>
    </style:style>
    <style:style style:name="T14_144" style:family="text">
      <style:text-properties fo:background-color="#ffffff" fo:color="#272a34" fo:font-size="10pt" style:font-size-asian="10pt" style:font-size-complex="10pt"/>
    </style:style>
    <style:style style:name="T14_145" style:family="text">
      <style:text-properties fo:background-color="#ffffff" fo:color="#272a34" fo:font-size="10pt" style:font-size-asian="10pt" style:font-size-complex="10pt"/>
    </style:style>
    <style:style style:name="T14_146" style:family="text">
      <style:text-properties fo:background-color="#ffffff" fo:color="#272a34" fo:font-size="10pt" style:font-size-asian="10pt" style:font-size-complex="10pt"/>
    </style:style>
    <style:style style:name="T14_147" style:family="text">
      <style:text-properties fo:background-color="#ffffff" fo:color="#272a34" fo:font-size="10pt" style:font-size-asian="10pt" style:font-size-complex="10pt"/>
    </style:style>
    <style:style style:name="T14_148" style:family="text">
      <style:text-properties fo:background-color="#ffffff" fo:color="#272a34" fo:font-size="10pt" style:font-size-asian="10pt" style:font-size-complex="10pt"/>
    </style:style>
    <style:style style:name="T14_149" style:family="text">
      <style:text-properties fo:background-color="#ffffff" fo:color="#272a34" fo:font-size="10pt" style:font-size-asian="10pt" style:font-size-complex="10pt"/>
    </style:style>
    <style:style style:name="T14_150" style:family="text">
      <style:text-properties fo:background-color="#ffffff" fo:color="#272a34" fo:font-size="10pt" style:font-size-asian="10pt" style:font-size-complex="10pt"/>
    </style:style>
    <style:style style:name="T14_151" style:family="text">
      <style:text-properties fo:background-color="#ffffff" fo:color="#272a34" fo:font-size="10pt" style:font-size-asian="10pt" style:font-size-complex="10pt"/>
    </style:style>
    <style:style style:name="T14_152" style:family="text">
      <style:text-properties fo:background-color="#ffffff" fo:color="#272a34" fo:font-size="10pt" style:font-size-asian="10pt" style:font-size-complex="10pt"/>
    </style:style>
    <style:style style:name="T14_153" style:family="text">
      <style:text-properties fo:background-color="#ffffff" fo:color="#272a34" fo:font-size="10pt" style:font-size-asian="10pt" style:font-size-complex="10pt"/>
    </style:style>
    <style:style style:name="T14_154" style:family="text">
      <style:text-properties fo:background-color="#ffffff" fo:color="#272a34" fo:font-size="10pt" style:font-size-asian="10pt" style:font-size-complex="10pt"/>
    </style:style>
    <style:style style:name="T14_155" style:family="text">
      <style:text-properties fo:background-color="#ffffff" fo:color="#272a34" fo:font-size="10pt" style:font-size-asian="10pt" style:font-size-complex="10pt"/>
    </style:style>
    <style:style style:name="T14_156" style:family="text">
      <style:text-properties fo:background-color="#ffffff" fo:color="#272a34" fo:font-size="10pt" style:font-size-asian="10pt" style:font-size-complex="10pt"/>
    </style:style>
    <style:style style:name="T14_157" style:family="text">
      <style:text-properties fo:background-color="#ffffff" fo:color="#272a34" fo:font-size="10pt" style:font-size-asian="10pt" style:font-size-complex="10pt"/>
    </style:style>
    <style:style style:name="T14_158" style:family="text">
      <style:text-properties fo:background-color="#ffffff" fo:color="#272a34" fo:font-size="10pt" style:font-size-asian="10pt" style:font-size-complex="10pt"/>
    </style:style>
    <style:style style:name="T14_159" style:family="text">
      <style:text-properties fo:background-color="#ffffff" fo:color="#272a34" fo:font-size="10pt" style:font-size-asian="10pt" style:font-size-complex="10pt"/>
    </style:style>
    <style:style style:name="T14_160" style:family="text">
      <style:text-properties fo:background-color="#ffffff" fo:color="#272a34" fo:font-size="10pt" style:font-size-asian="10pt" style:font-size-complex="10pt"/>
    </style:style>
    <style:style style:name="T14_161" style:family="text">
      <style:text-properties fo:background-color="#ffffff" fo:color="#272a34" fo:font-size="10pt" style:font-size-asian="10pt" style:font-size-complex="10pt"/>
    </style:style>
    <style:style style:name="T14_162" style:family="text">
      <style:text-properties fo:background-color="#ffffff" fo:color="#272a34" fo:font-size="10pt" style:font-size-asian="10pt" style:font-size-complex="10pt"/>
    </style:style>
    <style:style style:name="T14_163" style:family="text">
      <style:text-properties fo:background-color="#ffffff" fo:color="#272a34" fo:font-size="10pt" style:font-size-asian="10pt" style:font-size-complex="10pt"/>
    </style:style>
    <style:style style:name="T14_164" style:family="text">
      <style:text-properties fo:background-color="#ffffff" fo:color="#272a34" fo:font-size="10pt" style:font-size-asian="10pt" style:font-size-complex="10pt"/>
    </style:style>
    <style:style style:name="T14_165" style:family="text">
      <style:text-properties fo:background-color="#ffffff" fo:color="#272a34" fo:font-size="10pt" style:font-size-asian="10pt" style:font-size-complex="10pt"/>
    </style:style>
    <style:style style:name="T14_166" style:family="text">
      <style:text-properties fo:background-color="#ffffff" fo:color="#272a34" fo:font-size="10pt" style:font-size-asian="10pt" style:font-size-complex="10pt"/>
    </style:style>
    <style:style style:name="T14_167" style:family="text">
      <style:text-properties fo:background-color="#ffffff" fo:color="#272a34" fo:font-size="10pt" style:font-size-asian="10pt" style:font-size-complex="10pt"/>
    </style:style>
    <style:style style:name="T14_168" style:family="text">
      <style:text-properties fo:background-color="#ffffff" fo:color="#272a34" fo:font-size="10pt" style:font-size-asian="10pt" style:font-size-complex="10pt"/>
    </style:style>
    <style:style style:name="T14_169" style:family="text">
      <style:text-properties fo:background-color="#ffffff" fo:color="#272a34" fo:font-size="10pt" style:font-size-asian="10pt" style:font-size-complex="10pt"/>
    </style:style>
    <style:style style:name="T14_170" style:family="text">
      <style:text-properties fo:background-color="#ffffff" fo:color="#272a34" fo:font-size="10pt" style:font-size-asian="10pt" style:font-size-complex="10pt"/>
    </style:style>
    <style:style style:name="T14_171" style:family="text">
      <style:text-properties fo:background-color="#ffffff" fo:color="#272a34" fo:font-size="10pt" style:font-size-asian="10pt" style:font-size-complex="10pt"/>
    </style:style>
    <style:style style:name="T14_172" style:family="text">
      <style:text-properties fo:background-color="#ffffff" fo:color="#272a34" fo:font-size="10pt" style:font-size-asian="10pt" style:font-size-complex="10pt"/>
    </style:style>
    <style:style style:name="T14_173" style:family="text">
      <style:text-properties fo:background-color="#ffffff" fo:color="#272a34" fo:font-size="10pt" style:font-size-asian="10pt" style:font-size-complex="10pt"/>
    </style:style>
    <style:style style:name="T14_174" style:family="text">
      <style:text-properties fo:background-color="#ffffff" fo:color="#272a34" fo:font-size="10pt" style:font-size-asian="10pt" style:font-size-complex="10pt"/>
    </style:style>
    <style:style style:name="T14_175" style:family="text">
      <style:text-properties fo:background-color="#ffffff" fo:color="#272a34" fo:font-size="10pt" style:font-size-asian="10pt" style:font-size-complex="10pt"/>
    </style:style>
    <style:style style:name="T14_176" style:family="text">
      <style:text-properties fo:background-color="#ffffff" fo:color="#272a34" fo:font-size="10pt" style:font-size-asian="10pt" style:font-size-complex="10pt"/>
    </style:style>
    <style:style style:name="T14_177" style:family="text">
      <style:text-properties fo:background-color="#ffffff" fo:color="#272a34" fo:font-size="10pt" style:font-size-asian="10pt" style:font-size-complex="10pt"/>
    </style:style>
    <style:style style:name="T14_178" style:family="text">
      <style:text-properties fo:background-color="#ffffff" fo:color="#272a34" fo:font-size="10pt" style:font-size-asian="10pt" style:font-size-complex="10pt"/>
    </style:style>
    <style:style style:name="T14_179" style:family="text">
      <style:text-properties fo:background-color="#ffffff" fo:color="#272a34" fo:font-size="10pt" style:font-size-asian="10pt" style:font-size-complex="10pt"/>
    </style:style>
    <style:style style:name="T14_180" style:family="text">
      <style:text-properties fo:background-color="#ffffff" fo:color="#272a34" fo:font-size="10pt" style:font-size-asian="10pt" style:font-size-complex="10pt"/>
    </style:style>
    <style:style style:name="T14_181" style:family="text">
      <style:text-properties fo:background-color="#ffffff" fo:color="#272a34" fo:font-size="10pt" style:font-size-asian="10pt" style:font-size-complex="10pt"/>
    </style:style>
    <style:style style:name="T14_182" style:family="text">
      <style:text-properties fo:background-color="#ffffff" fo:color="#272a34" fo:font-size="10pt" style:font-size-asian="10pt" style:font-size-complex="10pt"/>
    </style:style>
    <style:style style:name="T14_183" style:family="text">
      <style:text-properties fo:background-color="#ffffff" fo:color="#272a34" fo:font-size="10pt" style:font-size-asian="10pt" style:font-size-complex="10pt"/>
    </style:style>
    <style:style style:name="T14_184" style:family="text">
      <style:text-properties fo:background-color="#ffffff" fo:color="#272a34" fo:font-size="10pt" style:font-size-asian="10pt" style:font-size-complex="10pt"/>
    </style:style>
    <style:style style:name="T14_185" style:family="text">
      <style:text-properties fo:background-color="#ffffff" fo:color="#272a34" fo:font-size="10pt" style:font-size-asian="10pt" style:font-size-complex="10pt"/>
    </style:style>
    <style:style style:name="T14_186" style:family="text">
      <style:text-properties fo:background-color="#ffffff" fo:color="#272a34" fo:font-size="10pt" style:font-size-asian="10pt" style:font-size-complex="10pt"/>
    </style:style>
    <style:style style:name="T14_187" style:family="text">
      <style:text-properties fo:background-color="#ffffff" fo:color="#272a34" fo:font-size="10pt" style:font-size-asian="10pt" style:font-size-complex="10pt"/>
    </style:style>
    <style:style style:name="T14_188" style:family="text">
      <style:text-properties fo:background-color="#ffffff" fo:color="#272a34" fo:font-size="10pt" style:font-size-asian="10pt" style:font-size-complex="10pt"/>
    </style:style>
    <style:style style:name="T14_189" style:family="text">
      <style:text-properties fo:background-color="#ffffff" fo:color="#272a34" fo:font-size="10pt" style:font-size-asian="10pt" style:font-size-complex="10pt"/>
    </style:style>
    <style:style style:name="T14_190" style:family="text">
      <style:text-properties fo:background-color="#ffffff" fo:color="#272a34" fo:font-size="10pt" style:font-size-asian="10pt" style:font-size-complex="10pt"/>
    </style:style>
    <style:style style:name="T14_191" style:family="text">
      <style:text-properties fo:background-color="#ffffff" fo:color="#272a34" fo:font-size="10pt" style:font-size-asian="10pt" style:font-size-complex="10pt"/>
    </style:style>
    <style:style style:name="T14_192" style:family="text">
      <style:text-properties fo:background-color="#ffffff" fo:color="#272a34" fo:font-size="10pt" style:font-size-asian="10pt" style:font-size-complex="10pt"/>
    </style:style>
    <style:style style:name="T14_193" style:family="text">
      <style:text-properties fo:background-color="#ffffff" fo:color="#272a34" fo:font-size="10pt" style:font-size-asian="10pt" style:font-size-complex="10pt"/>
    </style:style>
    <style:style style:name="T14_194" style:family="text">
      <style:text-properties fo:background-color="#ffffff" fo:color="#272a34" fo:font-size="10pt" style:font-size-asian="10pt" style:font-size-complex="10pt"/>
    </style:style>
    <style:style style:name="T14_195" style:family="text">
      <style:text-properties fo:background-color="#ffffff" fo:color="#272a34" fo:font-size="10pt" style:font-size-asian="10pt" style:font-size-complex="10pt"/>
    </style:style>
    <style:style style:name="T14_196" style:family="text">
      <style:text-properties fo:background-color="#ffffff" fo:color="#272a34" fo:font-size="10pt" style:font-size-asian="10pt" style:font-size-complex="10pt"/>
    </style:style>
    <style:style style:name="T14_197" style:family="text">
      <style:text-properties fo:background-color="#ffffff" fo:color="#272a34" fo:font-size="10pt" style:font-size-asian="10pt" style:font-size-complex="10pt"/>
    </style:style>
    <style:style style:name="T14_198" style:family="text">
      <style:text-properties fo:background-color="#ffffff" fo:color="#272a34" fo:font-size="10pt" style:font-size-asian="10pt" style:font-size-complex="10pt"/>
    </style:style>
    <style:style style:name="T14_199" style:family="text">
      <style:text-properties fo:background-color="#ffffff" fo:color="#272a34" fo:font-size="10pt" style:font-size-asian="10pt" style:font-size-complex="10pt"/>
    </style:style>
    <style:style style:name="T14_200" style:family="text">
      <style:text-properties fo:background-color="#ffffff" fo:color="#272a34" fo:font-size="10pt" style:font-size-asian="10pt" style:font-size-complex="10pt"/>
    </style:style>
    <style:style style:name="T14_201" style:family="text">
      <style:text-properties fo:background-color="#ffffff" fo:color="#272a34" fo:font-size="10pt" style:font-size-asian="10pt" style:font-size-complex="10pt"/>
    </style:style>
    <style:style style:name="T14_202" style:family="text">
      <style:text-properties fo:background-color="#ffffff" fo:color="#272a34" fo:font-size="10pt" style:font-size-asian="10pt" style:font-size-complex="10pt"/>
    </style:style>
    <style:style style:name="T14_203" style:family="text">
      <style:text-properties fo:background-color="#ffffff" fo:color="#272a34" fo:font-size="10pt" style:font-size-asian="10pt" style:font-size-complex="10pt"/>
    </style:style>
    <style:style style:name="T14_204" style:family="text">
      <style:text-properties fo:background-color="#ffffff" fo:color="#272a34" fo:font-size="10pt" style:font-size-asian="10pt" style:font-size-complex="10pt"/>
    </style:style>
    <style:style style:name="T14_205" style:family="text">
      <style:text-properties fo:background-color="#ffffff" fo:color="#272a34" fo:font-size="10pt" style:font-size-asian="10pt" style:font-size-complex="10pt"/>
    </style:style>
    <style:style style:name="T14_206" style:family="text">
      <style:text-properties fo:background-color="#ffffff" fo:color="#272a34" fo:font-size="10pt" style:font-size-asian="10pt" style:font-size-complex="10pt"/>
    </style:style>
    <style:style style:name="T14_207" style:family="text">
      <style:text-properties fo:background-color="#ffffff" fo:color="#272a34" fo:font-size="10pt" style:font-size-asian="10pt" style:font-size-complex="10pt"/>
    </style:style>
    <style:style style:name="T14_208" style:family="text">
      <style:text-properties fo:background-color="#ffffff" fo:color="#272a34" fo:font-size="10pt" style:font-size-asian="10pt" style:font-size-complex="10pt"/>
    </style:style>
    <style:style style:name="T14_209" style:family="text">
      <style:text-properties fo:background-color="#ffffff" fo:color="#272a34" fo:font-size="10pt" style:font-size-asian="10pt" style:font-size-complex="10pt"/>
    </style:style>
    <style:style style:name="T14_210" style:family="text">
      <style:text-properties fo:background-color="#ffffff" fo:color="#272a34" fo:font-size="10pt" style:font-size-asian="10pt" style:font-size-complex="10pt"/>
    </style:style>
    <style:style style:name="T14_211" style:family="text">
      <style:text-properties fo:background-color="#ffffff" fo:color="#272a34" fo:font-size="10pt" style:font-size-asian="10pt" style:font-size-complex="10pt"/>
    </style:style>
    <style:style style:name="T14_212" style:family="text">
      <style:text-properties fo:background-color="#ffffff" fo:color="#272a34" fo:font-size="10pt" style:font-size-asian="10pt" style:font-size-complex="10pt"/>
    </style:style>
    <style:style style:name="T14_213" style:family="text">
      <style:text-properties fo:background-color="#ffffff" fo:color="#272a34" fo:font-size="10pt" style:font-size-asian="10pt" style:font-size-complex="10pt"/>
    </style:style>
    <style:style style:name="T14_214" style:family="text">
      <style:text-properties fo:background-color="#ffffff" fo:color="#272a34" fo:font-size="10pt" style:font-size-asian="10pt" style:font-size-complex="10pt"/>
    </style:style>
    <style:style style:name="T14_215" style:family="text">
      <style:text-properties fo:background-color="#ffffff" fo:color="#272a34" fo:font-size="10pt" style:font-size-asian="10pt" style:font-size-complex="10pt"/>
    </style:style>
    <style:style style:name="T14_216" style:family="text">
      <style:text-properties fo:background-color="#ffffff" fo:color="#272a34" fo:font-size="10pt" style:font-size-asian="10pt" style:font-size-complex="10pt"/>
    </style:style>
    <style:style style:name="T14_217" style:family="text">
      <style:text-properties fo:background-color="#ffffff" fo:color="#272a34" fo:font-size="10pt" style:font-size-asian="10pt" style:font-size-complex="10pt"/>
    </style:style>
    <style:style style:name="T14_218" style:family="text">
      <style:text-properties fo:background-color="#ffffff" fo:color="#272a34" fo:font-size="10pt" style:font-size-asian="10pt" style:font-size-complex="10pt"/>
    </style:style>
    <style:style style:name="T14_219" style:family="text">
      <style:text-properties fo:background-color="#ffffff" fo:color="#272a34" fo:font-size="10pt" style:font-size-asian="10pt" style:font-size-complex="10pt"/>
    </style:style>
    <style:style style:name="T14_220" style:family="text">
      <style:text-properties fo:background-color="#ffffff" fo:color="#272a34" fo:font-size="10pt" style:font-size-asian="10pt" style:font-size-complex="10pt"/>
    </style:style>
    <style:style style:name="T14_221" style:family="text">
      <style:text-properties fo:background-color="#ffffff" fo:color="#272a34" fo:font-size="10pt" style:font-size-asian="10pt" style:font-size-complex="10pt"/>
    </style:style>
    <style:style style:name="T14_222" style:family="text">
      <style:text-properties fo:background-color="#ffffff" fo:color="#272a34" fo:font-size="10pt" style:font-size-asian="10pt" style:font-size-complex="10pt"/>
    </style:style>
    <style:style style:name="T14_223" style:family="text">
      <style:text-properties fo:background-color="#ffffff" fo:color="#272a34" fo:font-size="10pt" style:font-size-asian="10pt" style:font-size-complex="10pt"/>
    </style:style>
    <style:style style:name="T14_224" style:family="text">
      <style:text-properties fo:background-color="#ffffff" fo:color="#272a34" fo:font-size="10pt" style:font-size-asian="10pt" style:font-size-complex="10pt"/>
    </style:style>
    <style:style style:name="T14_225" style:family="text">
      <style:text-properties fo:background-color="#ffffff" fo:color="#272a34" fo:font-size="10pt" style:font-size-asian="10pt" style:font-size-complex="10pt"/>
    </style:style>
    <style:style style:name="T14_226" style:family="text">
      <style:text-properties fo:background-color="#ffffff" fo:color="#272a34" fo:font-size="10pt" style:font-size-asian="10pt" style:font-size-complex="10pt"/>
    </style:style>
    <style:style style:name="T14_227" style:family="text">
      <style:text-properties fo:background-color="#ffffff" fo:color="#272a34" fo:font-size="10pt" style:font-size-asian="10pt" style:font-size-complex="10pt"/>
    </style:style>
    <style:style style:name="T14_228" style:family="text">
      <style:text-properties fo:background-color="#ffffff" fo:color="#272a34" fo:font-size="10pt" style:font-size-asian="10pt" style:font-size-complex="10pt"/>
    </style:style>
    <style:style style:name="T14_229" style:family="text">
      <style:text-properties fo:background-color="#ffffff" fo:color="#272a34" fo:font-size="10pt" style:font-size-asian="10pt" style:font-size-complex="10pt"/>
    </style:style>
    <style:style style:name="T14_230" style:family="text">
      <style:text-properties fo:background-color="#ffffff" fo:color="#272a34" fo:font-size="10pt" style:font-size-asian="10pt" style:font-size-complex="10pt"/>
    </style:style>
    <style:style style:name="T14_231" style:family="text">
      <style:text-properties fo:background-color="#ffffff" fo:color="#272a34" fo:font-size="10pt" style:font-size-asian="10pt" style:font-size-complex="10pt"/>
    </style:style>
    <style:style style:name="T14_232" style:family="text">
      <style:text-properties fo:background-color="#ffffff" fo:color="#272a34" fo:font-size="10pt" style:font-size-asian="10pt" style:font-size-complex="10pt"/>
    </style:style>
    <style:style style:name="T14_233" style:family="text">
      <style:text-properties fo:background-color="#ffffff" fo:color="#272a34" fo:font-size="10pt" style:font-size-asian="10pt" style:font-size-complex="10pt"/>
    </style:style>
    <style:style style:name="T14_234" style:family="text">
      <style:text-properties fo:background-color="#ffffff" fo:color="#272a34" fo:font-size="10pt" style:font-size-asian="10pt" style:font-size-complex="10pt"/>
    </style:style>
    <style:style style:name="T14_235" style:family="text">
      <style:text-properties fo:background-color="#ffffff" fo:color="#272a34" fo:font-size="10pt" style:font-size-asian="10pt" style:font-size-complex="10pt"/>
    </style:style>
    <style:style style:name="T14_236" style:family="text">
      <style:text-properties fo:background-color="#ffffff" fo:color="#272a34" fo:font-size="10pt" style:font-size-asian="10pt" style:font-size-complex="10pt"/>
    </style:style>
    <style:style style:name="T14_237" style:family="text">
      <style:text-properties fo:background-color="#ffffff" fo:color="#272a34" fo:font-size="10pt" style:font-size-asian="10pt" style:font-size-complex="10pt"/>
    </style:style>
    <style:style style:name="T14_238" style:family="text">
      <style:text-properties fo:background-color="#ffffff" fo:color="#272a34" fo:font-size="10pt" style:font-size-asian="10pt" style:font-size-complex="10pt"/>
    </style:style>
    <style:style style:name="T14_239" style:family="text">
      <style:text-properties fo:background-color="#ffffff" fo:color="#272a34" fo:font-size="10pt" style:font-size-asian="10pt" style:font-size-complex="10pt"/>
    </style:style>
    <style:style style:name="T14_240" style:family="text">
      <style:text-properties fo:background-color="#ffffff" fo:color="#272a34" fo:font-size="10pt" style:font-size-asian="10pt" style:font-size-complex="10pt"/>
    </style:style>
    <style:style style:name="T14_241" style:family="text">
      <style:text-properties fo:background-color="#ffffff" fo:color="#272a34" fo:font-size="10pt" style:font-size-asian="10pt" style:font-size-complex="10pt"/>
    </style:style>
    <style:style style:name="T14_242" style:family="text">
      <style:text-properties fo:background-color="#ffffff" fo:color="#272a34" fo:font-size="10pt" style:font-size-asian="10pt" style:font-size-complex="10pt"/>
    </style:style>
    <style:style style:name="T14_243" style:family="text">
      <style:text-properties fo:background-color="#ffffff" fo:color="#272a34" fo:font-size="10pt" style:font-size-asian="10pt" style:font-size-complex="10pt"/>
    </style:style>
    <style:style style:name="T14_244" style:family="text">
      <style:text-properties fo:background-color="#ffffff" fo:color="#272a34" fo:font-size="10pt" style:font-size-asian="10pt" style:font-size-complex="10pt"/>
    </style:style>
    <style:style style:name="T14_245" style:family="text">
      <style:text-properties fo:background-color="#ffffff" fo:color="#272a34" fo:font-size="10pt" style:font-size-asian="10pt" style:font-size-complex="10pt"/>
    </style:style>
    <style:style style:name="T14_246" style:family="text">
      <style:text-properties fo:background-color="#ffffff" fo:color="#272a34" fo:font-size="10pt" style:font-size-asian="10pt" style:font-size-complex="10pt"/>
    </style:style>
    <style:style style:name="T14_247" style:family="text">
      <style:text-properties fo:background-color="#ffffff" fo:color="#272a34" fo:font-size="10pt" style:font-size-asian="10pt" style:font-size-complex="10pt"/>
    </style:style>
    <style:style style:name="T14_248" style:family="text">
      <style:text-properties fo:background-color="#ffffff" fo:color="#272a34" fo:font-size="10pt" style:font-size-asian="10pt" style:font-size-complex="10pt"/>
    </style:style>
    <style:style style:name="T14_249" style:family="text">
      <style:text-properties fo:background-color="#ffffff" fo:color="#272a34" fo:font-size="10pt" style:font-size-asian="10pt" style:font-size-complex="10pt"/>
    </style:style>
    <style:style style:name="T14_250" style:family="text">
      <style:text-properties fo:background-color="#ffffff" fo:color="#272a34" fo:font-size="10pt" style:font-size-asian="10pt" style:font-size-complex="10pt"/>
    </style:style>
    <style:style style:name="T14_251" style:family="text">
      <style:text-properties fo:background-color="#ffffff" fo:color="#272a34" fo:font-size="10pt" style:font-size-asian="10pt" style:font-size-complex="10pt"/>
    </style:style>
    <style:style style:name="T14_252" style:family="text">
      <style:text-properties fo:background-color="#ffffff" fo:color="#272a34" fo:font-size="10pt" style:font-size-asian="10pt" style:font-size-complex="10pt"/>
    </style:style>
    <style:style style:name="T14_253" style:family="text">
      <style:text-properties fo:background-color="#ffffff" fo:color="#272a34" fo:font-size="10pt" style:font-size-asian="10pt" style:font-size-complex="10pt"/>
    </style:style>
    <style:style style:name="T14_254" style:family="text">
      <style:text-properties fo:background-color="#ffffff" fo:color="#272a34" fo:font-size="10pt" style:font-size-asian="10pt" style:font-size-complex="10pt"/>
    </style:style>
    <style:style style:name="T14_255" style:family="text">
      <style:text-properties fo:background-color="#ffffff" fo:color="#272a34" fo:font-size="10pt" style:font-size-asian="10pt" style:font-size-complex="10pt"/>
    </style:style>
    <style:style style:name="T14_256" style:family="text">
      <style:text-properties fo:background-color="#ffffff" fo:color="#272a34" fo:font-size="10pt" style:font-size-asian="10pt" style:font-size-complex="10pt"/>
    </style:style>
    <style:style style:name="T14_257" style:family="text">
      <style:text-properties fo:background-color="#ffffff" fo:color="#272a34" fo:font-size="10pt" style:font-size-asian="10pt" style:font-size-complex="10pt"/>
    </style:style>
    <style:style style:name="T14_258" style:family="text">
      <style:text-properties fo:background-color="#ffffff" fo:color="#272a34" fo:font-size="10pt" style:font-size-asian="10pt" style:font-size-complex="10pt"/>
    </style:style>
    <style:style style:name="T14_259" style:family="text">
      <style:text-properties fo:background-color="#ffffff" fo:color="#272a34" fo:font-size="10pt" style:font-size-asian="10pt" style:font-size-complex="10pt"/>
    </style:style>
    <style:style style:name="T14_260" style:family="text">
      <style:text-properties fo:background-color="#ffffff" fo:color="#272a34" fo:font-size="10pt" style:font-size-asian="10pt" style:font-size-complex="10pt"/>
    </style:style>
    <style:style style:name="T14_261" style:family="text">
      <style:text-properties fo:background-color="#ffffff" fo:color="#272a34" fo:font-size="10pt" style:font-size-asian="10pt" style:font-size-complex="10pt"/>
    </style:style>
    <style:style style:name="T14_262" style:family="text">
      <style:text-properties fo:background-color="#ffffff" fo:color="#272a34" fo:font-size="10pt" style:font-size-asian="10pt" style:font-size-complex="10pt"/>
    </style:style>
    <style:style style:name="T14_263" style:family="text">
      <style:text-properties fo:background-color="#ffffff" fo:color="#272a34" fo:font-size="10pt" style:font-size-asian="10pt" style:font-size-complex="10pt"/>
    </style:style>
    <style:style style:name="T14_264" style:family="text">
      <style:text-properties fo:background-color="#ffffff" fo:color="#272a34" fo:font-size="10pt" style:font-size-asian="10pt" style:font-size-complex="10pt"/>
    </style:style>
    <style:style style:name="T14_265" style:family="text">
      <style:text-properties fo:background-color="#ffffff" fo:color="#272a34" fo:font-size="10pt" style:font-size-asian="10pt" style:font-size-complex="10pt"/>
    </style:style>
    <style:style style:name="T14_266" style:family="text">
      <style:text-properties fo:background-color="#ffffff" fo:color="#272a34" fo:font-size="10pt" style:font-size-asian="10pt" style:font-size-complex="10pt"/>
    </style:style>
    <style:style style:name="T14_267" style:family="text">
      <style:text-properties fo:background-color="#ffffff" fo:color="#272a34" fo:font-size="10pt" style:font-size-asian="10pt" style:font-size-complex="10pt"/>
    </style:style>
    <style:style style:name="T14_268" style:family="text">
      <style:text-properties fo:background-color="#ffffff" fo:color="#272a34" fo:font-size="10pt" style:font-size-asian="10pt" style:font-size-complex="10pt"/>
    </style:style>
    <style:style style:name="T14_269" style:family="text">
      <style:text-properties fo:background-color="#ffffff" fo:color="#272a34" fo:font-size="10pt" style:font-size-asian="10pt" style:font-size-complex="10pt"/>
    </style:style>
    <style:style style:name="T14_270" style:family="text">
      <style:text-properties fo:background-color="#ffffff" fo:color="#272a34" fo:font-size="10pt" style:font-size-asian="10pt" style:font-size-complex="10pt"/>
    </style:style>
    <style:style style:name="T14_271" style:family="text">
      <style:text-properties fo:background-color="#ffffff" fo:color="#272a34" fo:font-size="10pt" style:font-size-asian="10pt" style:font-size-complex="10pt"/>
    </style:style>
    <style:style style:name="T14_272" style:family="text">
      <style:text-properties fo:background-color="#ffffff" fo:color="#272a34" fo:font-size="10pt" style:font-size-asian="10pt" style:font-size-complex="10pt"/>
    </style:style>
    <style:style style:name="T14_273" style:family="text">
      <style:text-properties fo:background-color="#ffffff" fo:color="#272a34" fo:font-size="10pt" style:font-size-asian="10pt" style:font-size-complex="10pt"/>
    </style:style>
    <style:style style:name="T14_274" style:family="text">
      <style:text-properties fo:background-color="#ffffff" fo:color="#272a34" fo:font-size="10pt" style:font-size-asian="10pt" style:font-size-complex="10pt"/>
    </style:style>
    <style:style style:name="T14_275" style:family="text">
      <style:text-properties fo:background-color="#ffffff" fo:color="#272a34" fo:font-size="10pt" style:font-size-asian="10pt" style:font-size-complex="10pt"/>
    </style:style>
    <style:style style:name="T14_276" style:family="text">
      <style:text-properties fo:background-color="#ffffff" fo:color="#272a34" fo:font-size="10pt" style:font-size-asian="10pt" style:font-size-complex="10pt"/>
    </style:style>
    <style:style style:name="T14_277" style:family="text">
      <style:text-properties fo:background-color="#ffffff" fo:color="#272a34" fo:font-size="10pt" style:font-size-asian="10pt" style:font-size-complex="10pt"/>
    </style:style>
    <style:style style:name="T14_278" style:family="text">
      <style:text-properties fo:background-color="#ffffff" fo:color="#272a34" fo:font-size="10pt" style:font-size-asian="10pt" style:font-size-complex="10pt"/>
    </style:style>
    <style:style style:name="T14_279" style:family="text">
      <style:text-properties fo:background-color="#ffffff" fo:color="#272a34" fo:font-size="10pt" style:font-size-asian="10pt" style:font-size-complex="10pt"/>
    </style:style>
    <style:style style:name="T14_280" style:family="text">
      <style:text-properties fo:background-color="#ffffff" fo:color="#272a34" fo:font-size="10pt" style:font-size-asian="10pt" style:font-size-complex="10pt"/>
    </style:style>
    <style:style style:name="T14_281" style:family="text">
      <style:text-properties fo:background-color="#ffffff" fo:color="#272a34" fo:font-size="10pt" style:font-size-asian="10pt" style:font-size-complex="10pt"/>
    </style:style>
    <style:style style:name="T14_282" style:family="text">
      <style:text-properties fo:background-color="#ffffff" fo:color="#272a34" fo:font-size="10pt" style:font-size-asian="10pt" style:font-size-complex="10pt"/>
    </style:style>
    <style:style style:name="T14_283" style:family="text">
      <style:text-properties fo:background-color="#ffffff" fo:color="#272a34" fo:font-size="10pt" style:font-size-asian="10pt" style:font-size-complex="10pt"/>
    </style:style>
    <style:style style:name="T14_284" style:family="text">
      <style:text-properties fo:background-color="#ffffff" fo:color="#272a34" fo:font-size="10pt" style:font-size-asian="10pt" style:font-size-complex="10pt"/>
    </style:style>
    <style:style style:name="T14_285" style:family="text">
      <style:text-properties fo:background-color="#ffffff" fo:color="#272a34" fo:font-size="10pt" style:font-size-asian="10pt" style:font-size-complex="10pt"/>
    </style:style>
    <style:style style:name="T14_286" style:family="text">
      <style:text-properties fo:background-color="#ffffff" fo:color="#272a34" fo:font-size="10pt" style:font-size-asian="10pt" style:font-size-complex="10pt"/>
    </style:style>
    <style:style style:name="T14_287" style:family="text">
      <style:text-properties fo:background-color="#ffffff" fo:color="#272a34" fo:font-size="10pt" style:font-size-asian="10pt" style:font-size-complex="10pt"/>
    </style:style>
    <style:style style:name="T14_288" style:family="text">
      <style:text-properties fo:background-color="#ffffff" fo:color="#272a34" fo:font-size="10pt" style:font-size-asian="10pt" style:font-size-complex="10pt"/>
    </style:style>
    <style:style style:name="T14_289" style:family="text">
      <style:text-properties fo:background-color="#ffffff" fo:color="#272a34" fo:font-size="10pt" style:font-size-asian="10pt" style:font-size-complex="10pt"/>
    </style:style>
    <style:style style:name="T14_290" style:family="text">
      <style:text-properties fo:background-color="#ffffff" fo:color="#272a34" fo:font-size="10pt" style:font-size-asian="10pt" style:font-size-complex="10pt"/>
    </style:style>
    <style:style style:name="T14_291" style:family="text">
      <style:text-properties fo:background-color="#ffffff" fo:color="#272a34" fo:font-size="10pt" style:font-size-asian="10pt" style:font-size-complex="10pt"/>
    </style:style>
    <style:style style:name="T14_292" style:family="text">
      <style:text-properties fo:background-color="#ffffff" fo:color="#272a34" fo:font-size="10pt" style:font-size-asian="10pt" style:font-size-complex="10pt"/>
    </style:style>
    <style:style style:name="T14_293" style:family="text">
      <style:text-properties fo:background-color="#ffffff" fo:color="#272a34" fo:font-size="10pt" style:font-size-asian="10pt" style:font-size-complex="10pt"/>
    </style:style>
    <style:style style:name="T14_294" style:family="text">
      <style:text-properties fo:background-color="#ffffff" fo:color="#272a34" fo:font-size="10pt" style:font-size-asian="10pt" style:font-size-complex="10pt"/>
    </style:style>
    <style:style style:name="T14_295" style:family="text">
      <style:text-properties fo:background-color="#ffffff" fo:color="#272a34" fo:font-size="10pt" style:font-size-asian="10pt" style:font-size-complex="10pt"/>
    </style:style>
    <style:style style:name="T14_296" style:family="text">
      <style:text-properties fo:background-color="#ffffff" fo:color="#272a34" fo:font-size="10pt" style:font-size-asian="10pt" style:font-size-complex="10pt"/>
    </style:style>
    <style:style style:name="T14_297" style:family="text">
      <style:text-properties fo:background-color="#ffffff" fo:color="#272a34" fo:font-size="10pt" style:font-size-asian="10pt" style:font-size-complex="10pt"/>
    </style:style>
    <style:style style:name="T14_298" style:family="text">
      <style:text-properties fo:background-color="#ffffff" fo:color="#272a34" fo:font-size="10pt" style:font-size-asian="10pt" style:font-size-complex="10pt"/>
    </style:style>
    <style:style style:name="T14_299" style:family="text">
      <style:text-properties fo:background-color="#ffffff" fo:color="#272a34" fo:font-size="10pt" style:font-size-asian="10pt" style:font-size-complex="10pt"/>
    </style:style>
    <style:style style:name="T14_300" style:family="text">
      <style:text-properties fo:background-color="#ffffff" fo:color="#272a34" fo:font-size="10pt" style:font-size-asian="10pt" style:font-size-complex="10pt"/>
    </style:style>
    <style:style style:name="T14_301" style:family="text">
      <style:text-properties fo:background-color="#ffffff" fo:color="#272a34" fo:font-size="10pt" style:font-size-asian="10pt" style:font-size-complex="10pt"/>
    </style:style>
    <style:style style:name="T14_302" style:family="text">
      <style:text-properties fo:background-color="#ffffff" fo:color="#272a34" fo:font-size="10pt" style:font-size-asian="10pt" style:font-size-complex="10pt"/>
    </style:style>
    <style:style style:name="T14_303" style:family="text">
      <style:text-properties fo:background-color="#ffffff" fo:color="#272a34" fo:font-size="10pt" style:font-size-asian="10pt" style:font-size-complex="10pt"/>
    </style:style>
    <style:style style:name="T14_304" style:family="text">
      <style:text-properties fo:background-color="#ffffff" fo:color="#272a34" fo:font-size="10pt" style:font-size-asian="10pt" style:font-size-complex="10pt"/>
    </style:style>
    <style:style style:name="T14_305" style:family="text">
      <style:text-properties fo:background-color="#ffffff" fo:color="#272a34" fo:font-size="10pt" style:font-size-asian="10pt" style:font-size-complex="10pt"/>
    </style:style>
    <style:style style:name="P15" style:family="paragraph" style:parent-style-name="Standard">
      <style:paragraph-properties fo:text-align="justify" fo:break-before="auto" fo:line-height="180%" style:writing-mode="lr-tb"/>
    </style:style>
    <style:style style:name="T15_1" style:family="text">
      <style:text-properties fo:background-color="#ffffff" fo:color="#272a34" fo:font-size="10pt" style:font-size-asian="10pt" style:font-size-complex="10pt"/>
    </style:style>
    <style:style style:name="T15_2" style:family="text">
      <style:text-properties fo:background-color="#ffffff" fo:color="#272a34" fo:font-size="10pt" style:font-size-asian="10pt" style:font-size-complex="10pt"/>
    </style:style>
    <style:style style:name="T15_3" style:family="text">
      <style:text-properties fo:background-color="#ffffff" fo:color="#272a34" fo:font-size="10pt" style:font-size-asian="10pt" style:font-size-complex="10pt"/>
    </style:style>
    <style:style style:name="T15_4" style:family="text">
      <style:text-properties fo:background-color="#ffffff" fo:color="#272a34" fo:font-size="10pt" style:font-size-asian="10pt" style:font-size-complex="10pt"/>
    </style:style>
    <style:style style:name="T15_5" style:family="text">
      <style:text-properties fo:background-color="#ffffff" fo:color="#272a34" fo:font-size="10pt" style:font-size-asian="10pt" style:font-size-complex="10pt"/>
    </style:style>
    <style:style style:name="T15_6" style:family="text">
      <style:text-properties fo:background-color="#ffffff" fo:color="#272a34" fo:font-size="10pt" style:font-size-asian="10pt" style:font-size-complex="10pt"/>
    </style:style>
    <style:style style:name="T15_7" style:family="text">
      <style:text-properties fo:background-color="#ffffff" fo:color="#272a34" fo:font-size="10pt" style:font-size-asian="10pt" style:font-size-complex="10pt"/>
    </style:style>
    <style:style style:name="T15_8" style:family="text">
      <style:text-properties fo:background-color="#ffffff" fo:color="#272a34" fo:font-size="10pt" style:font-size-asian="10pt" style:font-size-complex="10pt"/>
    </style:style>
    <style:style style:name="T15_9" style:family="text">
      <style:text-properties fo:background-color="#ffffff" fo:color="#272a34" fo:font-size="10pt" style:font-size-asian="10pt" style:font-size-complex="10pt"/>
    </style:style>
    <style:style style:name="T15_10" style:family="text">
      <style:text-properties fo:background-color="#ffffff" fo:color="#272a34" fo:font-size="10pt" style:font-size-asian="10pt" style:font-size-complex="10pt"/>
    </style:style>
    <style:style style:name="T15_11" style:family="text">
      <style:text-properties fo:background-color="#ffffff" fo:color="#272a34" fo:font-size="10pt" style:font-size-asian="10pt" style:font-size-complex="10pt"/>
    </style:style>
    <style:style style:name="T15_12" style:family="text">
      <style:text-properties fo:background-color="#ffffff" fo:color="#272a34" fo:font-size="10pt" style:font-size-asian="10pt" style:font-size-complex="10pt"/>
    </style:style>
    <style:style style:name="T15_13" style:family="text">
      <style:text-properties fo:background-color="#ffffff" fo:color="#272a34" fo:font-size="10pt" style:font-size-asian="10pt" style:font-size-complex="10pt"/>
    </style:style>
    <style:style style:name="T15_14" style:family="text">
      <style:text-properties fo:background-color="#ffffff" fo:color="#272a34" fo:font-size="10pt" style:font-size-asian="10pt" style:font-size-complex="10pt"/>
    </style:style>
    <style:style style:name="T15_15" style:family="text">
      <style:text-properties fo:background-color="#ffffff" fo:color="#272a34" fo:font-size="10pt" style:font-size-asian="10pt" style:font-size-complex="10pt"/>
    </style:style>
    <style:style style:name="T15_16" style:family="text">
      <style:text-properties fo:background-color="#ffffff" fo:color="#272a34" fo:font-size="10pt" style:font-size-asian="10pt" style:font-size-complex="10pt"/>
    </style:style>
    <style:style style:name="T15_17" style:family="text">
      <style:text-properties fo:background-color="#ffffff" fo:color="#272a34" fo:font-size="10pt" style:font-size-asian="10pt" style:font-size-complex="10pt"/>
    </style:style>
    <style:style style:name="T15_18" style:family="text">
      <style:text-properties fo:background-color="#ffffff" fo:color="#272a34" fo:font-size="10pt" style:font-size-asian="10pt" style:font-size-complex="10pt"/>
    </style:style>
    <style:style style:name="T15_19" style:family="text">
      <style:text-properties fo:background-color="#ffffff" fo:color="#272a34" fo:font-size="10pt" style:font-size-asian="10pt" style:font-size-complex="10pt"/>
    </style:style>
    <style:style style:name="T15_20" style:family="text">
      <style:text-properties fo:background-color="#ffffff" fo:color="#272a34" fo:font-size="10pt" style:font-size-asian="10pt" style:font-size-complex="10pt"/>
    </style:style>
    <style:style style:name="T15_21" style:family="text">
      <style:text-properties fo:background-color="#ffffff" fo:color="#272a34" fo:font-size="10pt" style:font-size-asian="10pt" style:font-size-complex="10pt"/>
    </style:style>
    <style:style style:name="T15_22" style:family="text">
      <style:text-properties fo:background-color="#ffffff" fo:color="#272a34" fo:font-size="10pt" style:font-size-asian="10pt" style:font-size-complex="10pt"/>
    </style:style>
    <style:style style:name="T15_23" style:family="text">
      <style:text-properties fo:background-color="#ffffff" fo:color="#272a34" fo:font-size="10pt" style:font-size-asian="10pt" style:font-size-complex="10pt"/>
    </style:style>
    <style:style style:name="T15_24" style:family="text">
      <style:text-properties fo:background-color="#ffffff" fo:color="#272a34" fo:font-size="10pt" style:font-size-asian="10pt" style:font-size-complex="10pt"/>
    </style:style>
    <style:style style:name="T15_25" style:family="text">
      <style:text-properties fo:background-color="#ffffff" fo:color="#272a34" fo:font-size="10pt" style:font-size-asian="10pt" style:font-size-complex="10pt"/>
    </style:style>
    <style:style style:name="T15_26" style:family="text">
      <style:text-properties fo:background-color="#ffffff" fo:color="#272a34" fo:font-size="10pt" style:font-size-asian="10pt" style:font-size-complex="10pt"/>
    </style:style>
    <style:style style:name="T15_27" style:family="text">
      <style:text-properties fo:background-color="#ffffff" fo:color="#272a34" fo:font-size="10pt" style:font-size-asian="10pt" style:font-size-complex="10pt"/>
    </style:style>
    <style:style style:name="T15_28" style:family="text">
      <style:text-properties fo:background-color="#ffffff" fo:color="#272a34" fo:font-size="10pt" style:font-size-asian="10pt" style:font-size-complex="10pt"/>
    </style:style>
    <style:style style:name="T15_29" style:family="text">
      <style:text-properties fo:background-color="#ffffff" fo:color="#272a34" fo:font-size="10pt" style:font-size-asian="10pt" style:font-size-complex="10pt"/>
    </style:style>
    <style:style style:name="T15_30" style:family="text">
      <style:text-properties fo:background-color="#ffffff" fo:color="#272a34" fo:font-size="10pt" style:font-size-asian="10pt" style:font-size-complex="10pt"/>
    </style:style>
    <style:style style:name="T15_31" style:family="text">
      <style:text-properties fo:background-color="#ffffff" fo:color="#272a34" fo:font-size="10pt" style:font-size-asian="10pt" style:font-size-complex="10pt"/>
    </style:style>
    <style:style style:name="T15_32" style:family="text">
      <style:text-properties fo:background-color="#ffffff" fo:color="#272a34" fo:font-size="10pt" style:font-size-asian="10pt" style:font-size-complex="10pt"/>
    </style:style>
    <style:style style:name="T15_33" style:family="text">
      <style:text-properties fo:background-color="#ffffff" fo:color="#272a34" fo:font-size="10pt" style:font-size-asian="10pt" style:font-size-complex="10pt"/>
    </style:style>
    <style:style style:name="T15_34" style:family="text">
      <style:text-properties fo:background-color="#ffffff" fo:color="#272a34" fo:font-size="10pt" style:font-size-asian="10pt" style:font-size-complex="10pt"/>
    </style:style>
    <style:style style:name="T15_35" style:family="text">
      <style:text-properties fo:background-color="#ffffff" fo:color="#272a34" fo:font-size="10pt" style:font-size-asian="10pt" style:font-size-complex="10pt"/>
    </style:style>
    <style:style style:name="T15_36" style:family="text">
      <style:text-properties fo:background-color="#ffffff" fo:color="#272a34" fo:font-size="10pt" style:font-size-asian="10pt" style:font-size-complex="10pt"/>
    </style:style>
    <style:style style:name="T15_37" style:family="text">
      <style:text-properties fo:background-color="#ffffff" fo:color="#272a34" fo:font-size="10pt" style:font-size-asian="10pt" style:font-size-complex="10pt"/>
    </style:style>
    <style:style style:name="T15_38" style:family="text">
      <style:text-properties fo:background-color="#ffffff" fo:color="#272a34" fo:font-size="10pt" style:font-size-asian="10pt" style:font-size-complex="10pt"/>
    </style:style>
    <style:style style:name="T15_39" style:family="text">
      <style:text-properties fo:background-color="#ffffff" fo:color="#272a34" fo:font-size="10pt" style:font-size-asian="10pt" style:font-size-complex="10pt"/>
    </style:style>
    <style:style style:name="T15_40" style:family="text">
      <style:text-properties fo:background-color="#ffffff" fo:color="#272a34" fo:font-size="10pt" style:font-size-asian="10pt" style:font-size-complex="10pt"/>
    </style:style>
    <style:style style:name="T15_41" style:family="text">
      <style:text-properties fo:background-color="#ffffff" fo:color="#272a34" fo:font-size="10pt" style:font-size-asian="10pt" style:font-size-complex="10pt"/>
    </style:style>
    <style:style style:name="T15_42" style:family="text">
      <style:text-properties fo:background-color="#ffffff" fo:color="#272a34" fo:font-size="10pt" style:font-size-asian="10pt" style:font-size-complex="10pt"/>
    </style:style>
    <style:style style:name="T15_43" style:family="text">
      <style:text-properties fo:background-color="#ffffff" fo:color="#272a34" fo:font-size="10pt" style:font-size-asian="10pt" style:font-size-complex="10pt"/>
    </style:style>
    <style:style style:name="T15_44" style:family="text">
      <style:text-properties fo:background-color="#ffffff" fo:color="#272a34" fo:font-size="10pt" style:font-size-asian="10pt" style:font-size-complex="10pt"/>
    </style:style>
    <style:style style:name="T15_45" style:family="text">
      <style:text-properties fo:background-color="#ffffff" fo:color="#272a34" fo:font-size="10pt" style:font-size-asian="10pt" style:font-size-complex="10pt"/>
    </style:style>
    <style:style style:name="T15_46" style:family="text">
      <style:text-properties fo:background-color="#ffffff" fo:color="#272a34" fo:font-size="10pt" style:font-size-asian="10pt" style:font-size-complex="10pt"/>
    </style:style>
    <style:style style:name="T15_47" style:family="text">
      <style:text-properties fo:background-color="#ffffff" fo:color="#272a34" fo:font-size="10pt" style:font-size-asian="10pt" style:font-size-complex="10pt"/>
    </style:style>
    <style:style style:name="T15_48" style:family="text">
      <style:text-properties fo:background-color="#ffffff" fo:color="#272a34" fo:font-size="10pt" style:font-size-asian="10pt" style:font-size-complex="10pt"/>
    </style:style>
    <style:style style:name="T15_49" style:family="text">
      <style:text-properties fo:background-color="#ffffff" fo:color="#272a34" fo:font-size="10pt" style:font-size-asian="10pt" style:font-size-complex="10pt"/>
    </style:style>
    <style:style style:name="T15_50" style:family="text">
      <style:text-properties fo:background-color="#ffffff" fo:color="#272a34" fo:font-size="10pt" style:font-size-asian="10pt" style:font-size-complex="10pt"/>
    </style:style>
    <style:style style:name="T15_51" style:family="text">
      <style:text-properties fo:background-color="#ffffff" fo:color="#272a34" fo:font-size="10pt" style:font-size-asian="10pt" style:font-size-complex="10pt"/>
    </style:style>
    <style:style style:name="T15_52" style:family="text">
      <style:text-properties fo:background-color="#ffffff" fo:color="#272a34" fo:font-size="10pt" style:font-size-asian="10pt" style:font-size-complex="10pt"/>
    </style:style>
    <style:style style:name="T15_53" style:family="text">
      <style:text-properties fo:background-color="#ffffff" fo:color="#272a34" fo:font-size="10pt" style:font-size-asian="10pt" style:font-size-complex="10pt"/>
    </style:style>
    <style:style style:name="T15_54" style:family="text">
      <style:text-properties fo:background-color="#ffffff" fo:color="#272a34" fo:font-size="10pt" style:font-size-asian="10pt" style:font-size-complex="10pt"/>
    </style:style>
    <style:style style:name="T15_55" style:family="text">
      <style:text-properties fo:background-color="#ffffff" fo:color="#272a34" fo:font-size="10pt" style:font-size-asian="10pt" style:font-size-complex="10pt"/>
    </style:style>
    <style:style style:name="T15_56" style:family="text">
      <style:text-properties fo:background-color="#ffffff" fo:color="#272a34" fo:font-size="10pt" style:font-size-asian="10pt" style:font-size-complex="10pt"/>
    </style:style>
    <style:style style:name="T15_57" style:family="text">
      <style:text-properties fo:background-color="#ffffff" fo:color="#272a34" fo:font-size="10pt" style:font-size-asian="10pt" style:font-size-complex="10pt"/>
    </style:style>
    <style:style style:name="T15_58" style:family="text">
      <style:text-properties fo:background-color="#ffffff" fo:color="#272a34" fo:font-size="10pt" style:font-size-asian="10pt" style:font-size-complex="10pt"/>
    </style:style>
    <style:style style:name="T15_59" style:family="text">
      <style:text-properties fo:background-color="#ffffff" fo:color="#272a34" fo:font-size="10pt" style:font-size-asian="10pt" style:font-size-complex="10pt"/>
    </style:style>
    <style:style style:name="T15_60" style:family="text">
      <style:text-properties fo:background-color="#ffffff" fo:color="#272a34" fo:font-size="10pt" style:font-size-asian="10pt" style:font-size-complex="10pt"/>
    </style:style>
    <style:style style:name="T15_61" style:family="text">
      <style:text-properties fo:background-color="#ffffff" fo:color="#272a34" fo:font-size="10pt" style:font-size-asian="10pt" style:font-size-complex="10pt"/>
    </style:style>
    <style:style style:name="T15_62" style:family="text">
      <style:text-properties fo:background-color="#ffffff" fo:color="#272a34" fo:font-size="10pt" style:font-size-asian="10pt" style:font-size-complex="10pt"/>
    </style:style>
    <style:style style:name="T15_63" style:family="text">
      <style:text-properties fo:background-color="#ffffff" fo:color="#272a34" fo:font-size="10pt" style:font-size-asian="10pt" style:font-size-complex="10pt"/>
    </style:style>
    <style:style style:name="T15_64" style:family="text">
      <style:text-properties fo:background-color="#ffffff" fo:color="#272a34" fo:font-size="10pt" style:font-size-asian="10pt" style:font-size-complex="10pt"/>
    </style:style>
    <style:style style:name="T15_65" style:family="text">
      <style:text-properties fo:background-color="#ffffff" fo:color="#272a34" fo:font-size="10pt" style:font-size-asian="10pt" style:font-size-complex="10pt"/>
    </style:style>
    <style:style style:name="T15_66" style:family="text">
      <style:text-properties fo:background-color="#ffffff" fo:color="#272a34" fo:font-size="10pt" style:font-size-asian="10pt" style:font-size-complex="10pt"/>
    </style:style>
    <style:style style:name="T15_67" style:family="text">
      <style:text-properties fo:background-color="#ffffff" fo:color="#272a34" fo:font-size="10pt" style:font-size-asian="10pt" style:font-size-complex="10pt"/>
    </style:style>
    <style:style style:name="T15_68" style:family="text">
      <style:text-properties fo:background-color="#ffffff" fo:color="#272a34" fo:font-size="10pt" style:font-size-asian="10pt" style:font-size-complex="10pt"/>
    </style:style>
    <style:style style:name="T15_69" style:family="text">
      <style:text-properties fo:background-color="#ffffff" fo:color="#272a34" fo:font-size="10pt" style:font-size-asian="10pt" style:font-size-complex="10pt"/>
    </style:style>
    <style:style style:name="T15_70" style:family="text">
      <style:text-properties fo:background-color="#ffffff" fo:color="#272a34" fo:font-size="10pt" style:font-size-asian="10pt" style:font-size-complex="10pt"/>
    </style:style>
    <style:style style:name="T15_71" style:family="text">
      <style:text-properties fo:background-color="#ffffff" fo:color="#272a34" fo:font-size="10pt" style:font-size-asian="10pt" style:font-size-complex="10pt"/>
    </style:style>
    <style:style style:name="T15_72" style:family="text">
      <style:text-properties fo:background-color="#ffffff" fo:color="#272a34" fo:font-size="10pt" style:font-size-asian="10pt" style:font-size-complex="10pt"/>
    </style:style>
    <style:style style:name="T15_73" style:family="text">
      <style:text-properties fo:background-color="#ffffff" fo:color="#272a34" fo:font-size="10pt" style:font-size-asian="10pt" style:font-size-complex="10pt"/>
    </style:style>
    <style:style style:name="T15_74" style:family="text">
      <style:text-properties fo:background-color="#ffffff" fo:color="#272a34" fo:font-size="10pt" style:font-size-asian="10pt" style:font-size-complex="10pt"/>
    </style:style>
    <style:style style:name="T15_75" style:family="text">
      <style:text-properties fo:background-color="#ffffff" fo:color="#272a34" fo:font-size="10pt" style:font-size-asian="10pt" style:font-size-complex="10pt"/>
    </style:style>
    <style:style style:name="T15_76" style:family="text">
      <style:text-properties fo:background-color="#ffffff" fo:color="#272a34" fo:font-size="10pt" style:font-size-asian="10pt" style:font-size-complex="10pt"/>
    </style:style>
    <style:style style:name="T15_77" style:family="text">
      <style:text-properties fo:background-color="#ffffff" fo:color="#272a34" fo:font-size="10pt" style:font-size-asian="10pt" style:font-size-complex="10pt"/>
    </style:style>
    <style:style style:name="T15_78" style:family="text">
      <style:text-properties fo:background-color="#ffffff" fo:color="#272a34" fo:font-size="10pt" style:font-size-asian="10pt" style:font-size-complex="10pt"/>
    </style:style>
    <style:style style:name="T15_79" style:family="text">
      <style:text-properties fo:background-color="#ffffff" fo:color="#272a34" fo:font-size="10pt" style:font-size-asian="10pt" style:font-size-complex="10pt"/>
    </style:style>
    <style:style style:name="T15_80" style:family="text">
      <style:text-properties fo:background-color="#ffffff" fo:color="#272a34" fo:font-size="10pt" style:font-size-asian="10pt" style:font-size-complex="10pt"/>
    </style:style>
    <style:style style:name="T15_81" style:family="text">
      <style:text-properties fo:background-color="#ffffff" fo:color="#272a34" fo:font-size="10pt" style:font-size-asian="10pt" style:font-size-complex="10pt"/>
    </style:style>
    <style:style style:name="T15_82" style:family="text">
      <style:text-properties fo:background-color="#ffffff" fo:color="#272a34" fo:font-size="10pt" style:font-size-asian="10pt" style:font-size-complex="10pt"/>
    </style:style>
    <style:style style:name="T15_83" style:family="text">
      <style:text-properties fo:background-color="#ffffff" fo:color="#272a34" fo:font-size="10pt" style:font-size-asian="10pt" style:font-size-complex="10pt"/>
    </style:style>
    <style:style style:name="T15_84" style:family="text">
      <style:text-properties fo:background-color="#ffffff" fo:color="#272a34" fo:font-size="10pt" style:font-size-asian="10pt" style:font-size-complex="10pt"/>
    </style:style>
    <style:style style:name="T15_85" style:family="text">
      <style:text-properties fo:background-color="#ffffff" fo:color="#272a34" fo:font-size="10pt" style:font-size-asian="10pt" style:font-size-complex="10pt"/>
    </style:style>
    <style:style style:name="T15_86" style:family="text">
      <style:text-properties fo:background-color="#ffffff" fo:color="#272a34" fo:font-size="10pt" style:font-size-asian="10pt" style:font-size-complex="10pt"/>
    </style:style>
    <style:style style:name="T15_87" style:family="text">
      <style:text-properties fo:background-color="#ffffff" fo:color="#272a34" fo:font-size="10pt" style:font-size-asian="10pt" style:font-size-complex="10pt"/>
    </style:style>
    <style:style style:name="T15_88" style:family="text">
      <style:text-properties fo:background-color="#ffffff" fo:color="#272a34" fo:font-size="10pt" style:font-size-asian="10pt" style:font-size-complex="10pt"/>
    </style:style>
    <style:style style:name="T15_89" style:family="text">
      <style:text-properties fo:background-color="#ffffff" fo:color="#272a34" fo:font-size="10pt" style:font-size-asian="10pt" style:font-size-complex="10pt"/>
    </style:style>
    <style:style style:name="T15_90" style:family="text">
      <style:text-properties fo:background-color="#ffffff" fo:color="#272a34" fo:font-size="10pt" style:font-size-asian="10pt" style:font-size-complex="10pt"/>
    </style:style>
    <style:style style:name="T15_91" style:family="text">
      <style:text-properties fo:background-color="#ffffff" fo:color="#272a34" fo:font-size="10pt" style:font-size-asian="10pt" style:font-size-complex="10pt"/>
    </style:style>
    <style:style style:name="T15_92" style:family="text">
      <style:text-properties fo:background-color="#ffffff" fo:color="#272a34" fo:font-size="10pt" style:font-size-asian="10pt" style:font-size-complex="10pt"/>
    </style:style>
    <style:style style:name="T15_93" style:family="text">
      <style:text-properties fo:background-color="#ffffff" fo:color="#272a34" fo:font-size="10pt" style:font-size-asian="10pt" style:font-size-complex="10pt"/>
    </style:style>
    <style:style style:name="T15_94" style:family="text">
      <style:text-properties fo:background-color="#ffffff" fo:color="#272a34" fo:font-size="10pt" style:font-size-asian="10pt" style:font-size-complex="10pt"/>
    </style:style>
    <style:style style:name="T15_95" style:family="text">
      <style:text-properties fo:background-color="#ffffff" fo:color="#272a34" fo:font-size="10pt" style:font-size-asian="10pt" style:font-size-complex="10pt"/>
    </style:style>
    <style:style style:name="T15_96" style:family="text">
      <style:text-properties fo:background-color="#ffffff" fo:color="#272a34" fo:font-size="10pt" style:font-size-asian="10pt" style:font-size-complex="10pt"/>
    </style:style>
    <style:style style:name="T15_97" style:family="text">
      <style:text-properties fo:background-color="#ffffff" fo:color="#272a34" fo:font-size="10pt" style:font-size-asian="10pt" style:font-size-complex="10pt"/>
    </style:style>
    <style:style style:name="T15_98" style:family="text">
      <style:text-properties fo:background-color="#ffffff" fo:color="#272a34" fo:font-size="10pt" style:font-size-asian="10pt" style:font-size-complex="10pt"/>
    </style:style>
    <style:style style:name="T15_99" style:family="text">
      <style:text-properties fo:background-color="#ffffff" fo:color="#272a34" fo:font-size="10pt" style:font-size-asian="10pt" style:font-size-complex="10pt"/>
    </style:style>
    <style:style style:name="T15_100" style:family="text">
      <style:text-properties fo:background-color="#ffffff" fo:color="#272a34" fo:font-size="10pt" style:font-size-asian="10pt" style:font-size-complex="10pt"/>
    </style:style>
    <style:style style:name="T15_101" style:family="text">
      <style:text-properties fo:background-color="#ffffff" fo:color="#272a34" fo:font-size="10pt" style:font-size-asian="10pt" style:font-size-complex="10pt"/>
    </style:style>
    <style:style style:name="T15_102" style:family="text">
      <style:text-properties fo:background-color="#ffffff" fo:color="#272a34" fo:font-size="10pt" style:font-size-asian="10pt" style:font-size-complex="10pt"/>
    </style:style>
    <style:style style:name="T15_103" style:family="text">
      <style:text-properties fo:background-color="#ffffff" fo:color="#272a34" fo:font-size="10pt" style:font-size-asian="10pt" style:font-size-complex="10pt"/>
    </style:style>
    <style:style style:name="T15_104" style:family="text">
      <style:text-properties fo:background-color="#ffffff" fo:color="#272a34" fo:font-size="10pt" style:font-size-asian="10pt" style:font-size-complex="10pt"/>
    </style:style>
    <style:style style:name="T15_105" style:family="text">
      <style:text-properties fo:background-color="#ffffff" fo:color="#272a34" fo:font-size="10pt" style:font-size-asian="10pt" style:font-size-complex="10pt"/>
    </style:style>
    <style:style style:name="T15_106" style:family="text">
      <style:text-properties fo:background-color="#ffffff" fo:color="#272a34" fo:font-size="10pt" style:font-size-asian="10pt" style:font-size-complex="10pt"/>
    </style:style>
    <style:style style:name="T15_107" style:family="text">
      <style:text-properties fo:background-color="#ffffff" fo:color="#272a34" fo:font-size="10pt" style:font-size-asian="10pt" style:font-size-complex="10pt"/>
    </style:style>
    <style:style style:name="T15_108" style:family="text">
      <style:text-properties fo:background-color="#ffffff" fo:color="#272a34" fo:font-size="10pt" style:font-size-asian="10pt" style:font-size-complex="10pt"/>
    </style:style>
    <style:style style:name="T15_109" style:family="text">
      <style:text-properties fo:background-color="#ffffff" fo:color="#272a34" fo:font-size="10pt" style:font-size-asian="10pt" style:font-size-complex="10pt"/>
    </style:style>
    <style:style style:name="T15_110" style:family="text">
      <style:text-properties fo:background-color="#ffffff" fo:color="#272a34" fo:font-size="10pt" style:font-size-asian="10pt" style:font-size-complex="10pt"/>
    </style:style>
    <style:style style:name="T15_111" style:family="text">
      <style:text-properties fo:background-color="#ffffff" fo:color="#272a34" fo:font-size="10pt" style:font-size-asian="10pt" style:font-size-complex="10pt"/>
    </style:style>
    <style:style style:name="T15_112" style:family="text">
      <style:text-properties fo:background-color="#ffffff" fo:color="#272a34" fo:font-size="10pt" style:font-size-asian="10pt" style:font-size-complex="10pt"/>
    </style:style>
    <style:style style:name="T15_113" style:family="text">
      <style:text-properties fo:background-color="#ffffff" fo:color="#272a34" fo:font-size="10pt" style:font-size-asian="10pt" style:font-size-complex="10pt"/>
    </style:style>
    <style:style style:name="T15_114" style:family="text">
      <style:text-properties fo:background-color="#ffffff" fo:color="#272a34" fo:font-size="10pt" style:font-size-asian="10pt" style:font-size-complex="10pt"/>
    </style:style>
    <style:style style:name="T15_115" style:family="text">
      <style:text-properties fo:background-color="#ffffff" fo:color="#272a34" fo:font-size="10pt" style:font-size-asian="10pt" style:font-size-complex="10pt"/>
    </style:style>
    <style:style style:name="T15_116" style:family="text">
      <style:text-properties fo:background-color="#ffffff" fo:color="#272a34" fo:font-size="10pt" style:font-size-asian="10pt" style:font-size-complex="10pt"/>
    </style:style>
    <style:style style:name="T15_117" style:family="text">
      <style:text-properties fo:background-color="#ffffff" fo:color="#272a34" fo:font-size="10pt" style:font-size-asian="10pt" style:font-size-complex="10pt"/>
    </style:style>
    <style:style style:name="T15_118" style:family="text">
      <style:text-properties fo:background-color="#ffffff" fo:color="#272a34" fo:font-size="10pt" style:font-size-asian="10pt" style:font-size-complex="10pt"/>
    </style:style>
    <style:style style:name="T15_119" style:family="text">
      <style:text-properties fo:background-color="#ffffff" fo:color="#272a34" fo:font-size="10pt" style:font-size-asian="10pt" style:font-size-complex="10pt"/>
    </style:style>
    <style:style style:name="T15_120" style:family="text">
      <style:text-properties fo:background-color="#ffffff" fo:color="#272a34" fo:font-size="10pt" style:font-size-asian="10pt" style:font-size-complex="10pt"/>
    </style:style>
    <style:style style:name="T15_121" style:family="text">
      <style:text-properties fo:background-color="#ffffff" fo:color="#272a34" fo:font-size="10pt" style:font-size-asian="10pt" style:font-size-complex="10pt"/>
    </style:style>
    <style:style style:name="T15_122" style:family="text">
      <style:text-properties fo:background-color="#ffffff" fo:color="#272a34" fo:font-size="10pt" style:font-size-asian="10pt" style:font-size-complex="10pt"/>
    </style:style>
    <style:style style:name="T15_123" style:family="text">
      <style:text-properties fo:background-color="#ffffff" fo:color="#272a34" fo:font-size="10pt" style:font-size-asian="10pt" style:font-size-complex="10pt"/>
    </style:style>
    <style:style style:name="T15_124" style:family="text">
      <style:text-properties fo:background-color="#ffffff" fo:color="#272a34" fo:font-size="10pt" style:font-size-asian="10pt" style:font-size-complex="10pt"/>
    </style:style>
    <style:style style:name="T15_125" style:family="text">
      <style:text-properties fo:background-color="#ffffff" fo:color="#272a34" fo:font-size="10pt" style:font-size-asian="10pt" style:font-size-complex="10pt"/>
    </style:style>
    <style:style style:name="T15_126" style:family="text">
      <style:text-properties fo:background-color="#ffffff" fo:color="#272a34" fo:font-size="10pt" style:font-size-asian="10pt" style:font-size-complex="10pt"/>
    </style:style>
    <style:style style:name="T15_127" style:family="text">
      <style:text-properties fo:background-color="#ffffff" fo:color="#272a34" fo:font-size="10pt" style:font-size-asian="10pt" style:font-size-complex="10pt"/>
    </style:style>
    <style:style style:name="T15_128" style:family="text">
      <style:text-properties fo:background-color="#ffffff" fo:color="#272a34" fo:font-size="10pt" style:font-size-asian="10pt" style:font-size-complex="10pt"/>
    </style:style>
    <style:style style:name="T15_129" style:family="text">
      <style:text-properties fo:background-color="#ffffff" fo:color="#272a34" fo:font-size="10pt" style:font-size-asian="10pt" style:font-size-complex="10pt"/>
    </style:style>
    <style:style style:name="T15_130" style:family="text">
      <style:text-properties fo:background-color="#ffffff" fo:color="#272a34" fo:font-size="10pt" style:font-size-asian="10pt" style:font-size-complex="10pt"/>
    </style:style>
    <style:style style:name="T15_131" style:family="text">
      <style:text-properties fo:background-color="#ffffff" fo:color="#272a34" fo:font-size="10pt" style:font-size-asian="10pt" style:font-size-complex="10pt"/>
    </style:style>
    <style:style style:name="T15_132" style:family="text">
      <style:text-properties fo:background-color="#ffffff" fo:color="#272a34" fo:font-size="10pt" style:font-size-asian="10pt" style:font-size-complex="10pt"/>
    </style:style>
    <style:style style:name="T15_133" style:family="text">
      <style:text-properties fo:background-color="#ffffff" fo:color="#272a34" fo:font-size="10pt" style:font-size-asian="10pt" style:font-size-complex="10pt"/>
    </style:style>
    <style:style style:name="T15_134" style:family="text">
      <style:text-properties fo:background-color="#ffffff" fo:color="#272a34" fo:font-size="10pt" style:font-size-asian="10pt" style:font-size-complex="10pt"/>
    </style:style>
    <style:style style:name="T15_135" style:family="text">
      <style:text-properties fo:background-color="#ffffff" fo:color="#272a34" fo:font-size="10pt" style:font-size-asian="10pt" style:font-size-complex="10pt"/>
    </style:style>
    <style:style style:name="T15_136" style:family="text">
      <style:text-properties fo:background-color="#ffffff" fo:color="#272a34" fo:font-size="10pt" style:font-size-asian="10pt" style:font-size-complex="10pt"/>
    </style:style>
    <style:style style:name="T15_137" style:family="text">
      <style:text-properties fo:background-color="#ffffff" fo:color="#272a34" fo:font-size="10pt" style:font-size-asian="10pt" style:font-size-complex="10pt"/>
    </style:style>
    <style:style style:name="T15_138" style:family="text">
      <style:text-properties fo:background-color="#ffffff" fo:color="#272a34" fo:font-size="10pt" style:font-size-asian="10pt" style:font-size-complex="10pt"/>
    </style:style>
    <style:style style:name="T15_139" style:family="text">
      <style:text-properties fo:background-color="#ffffff" fo:color="#272a34" fo:font-size="10pt" style:font-size-asian="10pt" style:font-size-complex="10pt"/>
    </style:style>
    <style:style style:name="T15_140" style:family="text">
      <style:text-properties fo:background-color="#ffffff" fo:color="#272a34" fo:font-size="10pt" style:font-size-asian="10pt" style:font-size-complex="10pt"/>
    </style:style>
    <style:style style:name="T15_141" style:family="text">
      <style:text-properties fo:background-color="#ffffff" fo:color="#272a34" fo:font-size="10pt" style:font-size-asian="10pt" style:font-size-complex="10pt"/>
    </style:style>
    <style:style style:name="T15_142" style:family="text">
      <style:text-properties fo:background-color="#ffffff" fo:color="#272a34" fo:font-size="10pt" style:font-size-asian="10pt" style:font-size-complex="10pt"/>
    </style:style>
    <style:style style:name="T15_143" style:family="text">
      <style:text-properties fo:background-color="#ffffff" fo:color="#272a34" fo:font-size="10pt" style:font-size-asian="10pt" style:font-size-complex="10pt"/>
    </style:style>
    <style:style style:name="T15_144" style:family="text">
      <style:text-properties fo:background-color="#ffffff" fo:color="#272a34" fo:font-size="10pt" style:font-size-asian="10pt" style:font-size-complex="10pt"/>
    </style:style>
    <style:style style:name="T15_145" style:family="text">
      <style:text-properties fo:background-color="#ffffff" fo:color="#272a34" fo:font-size="10pt" style:font-size-asian="10pt" style:font-size-complex="10pt"/>
    </style:style>
    <style:style style:name="T15_146" style:family="text">
      <style:text-properties fo:background-color="#ffffff" fo:color="#272a34" fo:font-size="10pt" style:font-size-asian="10pt" style:font-size-complex="10pt"/>
    </style:style>
    <style:style style:name="T15_147" style:family="text">
      <style:text-properties fo:background-color="#ffffff" fo:color="#272a34" fo:font-size="10pt" style:font-size-asian="10pt" style:font-size-complex="10pt"/>
    </style:style>
    <style:style style:name="T15_148" style:family="text">
      <style:text-properties fo:background-color="#ffffff" fo:color="#272a34" fo:font-size="10pt" style:font-size-asian="10pt" style:font-size-complex="10pt"/>
    </style:style>
    <style:style style:name="T15_149" style:family="text">
      <style:text-properties fo:background-color="#ffffff" fo:color="#272a34" fo:font-size="10pt" style:font-size-asian="10pt" style:font-size-complex="10pt"/>
    </style:style>
    <style:style style:name="T15_150" style:family="text">
      <style:text-properties fo:background-color="#ffffff" fo:color="#272a34" fo:font-size="10pt" style:font-size-asian="10pt" style:font-size-complex="10pt"/>
    </style:style>
    <style:style style:name="T15_151" style:family="text">
      <style:text-properties fo:background-color="#ffffff" fo:color="#272a34" fo:font-size="10pt" style:font-size-asian="10pt" style:font-size-complex="10pt"/>
    </style:style>
    <style:style style:name="T15_152" style:family="text">
      <style:text-properties fo:background-color="#ffffff" fo:color="#272a34" fo:font-size="10pt" style:font-size-asian="10pt" style:font-size-complex="10pt"/>
    </style:style>
    <style:style style:name="T15_153" style:family="text">
      <style:text-properties fo:background-color="#ffffff" fo:color="#272a34" fo:font-size="10pt" style:font-size-asian="10pt" style:font-size-complex="10pt"/>
    </style:style>
    <style:style style:name="T15_154" style:family="text">
      <style:text-properties fo:background-color="#ffffff" fo:color="#272a34" fo:font-size="10pt" style:font-size-asian="10pt" style:font-size-complex="10pt"/>
    </style:style>
    <style:style style:name="T15_155" style:family="text">
      <style:text-properties fo:background-color="#ffffff" fo:color="#272a34" fo:font-size="10pt" style:font-size-asian="10pt" style:font-size-complex="10pt"/>
    </style:style>
    <style:style style:name="T15_156" style:family="text">
      <style:text-properties fo:background-color="#ffffff" fo:color="#272a34" fo:font-size="10pt" style:font-size-asian="10pt" style:font-size-complex="10pt"/>
    </style:style>
    <style:style style:name="T15_157" style:family="text">
      <style:text-properties fo:background-color="#ffffff" fo:color="#272a34" fo:font-size="10pt" style:font-size-asian="10pt" style:font-size-complex="10pt"/>
    </style:style>
    <style:style style:name="T15_158" style:family="text">
      <style:text-properties fo:background-color="#ffffff" fo:color="#272a34" fo:font-size="10pt" style:font-size-asian="10pt" style:font-size-complex="10pt"/>
    </style:style>
    <style:style style:name="T15_159" style:family="text">
      <style:text-properties fo:background-color="#ffffff" fo:color="#272a34" fo:font-size="10pt" style:font-size-asian="10pt" style:font-size-complex="10pt"/>
    </style:style>
    <style:style style:name="T15_160" style:family="text">
      <style:text-properties fo:background-color="#ffffff" fo:color="#272a34" fo:font-size="10pt" style:font-size-asian="10pt" style:font-size-complex="10pt"/>
    </style:style>
    <style:style style:name="T15_161" style:family="text">
      <style:text-properties fo:background-color="#ffffff" fo:color="#272a34" fo:font-size="10pt" style:font-size-asian="10pt" style:font-size-complex="10pt"/>
    </style:style>
    <style:style style:name="T15_162" style:family="text">
      <style:text-properties fo:background-color="#ffffff" fo:color="#272a34" fo:font-size="10pt" style:font-size-asian="10pt" style:font-size-complex="10pt"/>
    </style:style>
    <style:style style:name="T15_163" style:family="text">
      <style:text-properties fo:background-color="#ffffff" fo:color="#272a34" fo:font-size="10pt" style:font-size-asian="10pt" style:font-size-complex="10pt"/>
    </style:style>
    <style:style style:name="T15_164" style:family="text">
      <style:text-properties fo:background-color="#ffffff" fo:color="#272a34" fo:font-size="10pt" style:font-size-asian="10pt" style:font-size-complex="10pt"/>
    </style:style>
    <style:style style:name="T15_165" style:family="text">
      <style:text-properties fo:background-color="#ffffff" fo:color="#272a34" fo:font-size="10pt" style:font-size-asian="10pt" style:font-size-complex="10pt"/>
    </style:style>
    <style:style style:name="T15_166" style:family="text">
      <style:text-properties fo:background-color="#ffffff" fo:color="#272a34" fo:font-size="10pt" style:font-size-asian="10pt" style:font-size-complex="10pt"/>
    </style:style>
    <style:style style:name="T15_167" style:family="text">
      <style:text-properties fo:background-color="#ffffff" fo:color="#272a34" fo:font-size="10pt" style:font-size-asian="10pt" style:font-size-complex="10pt"/>
    </style:style>
    <style:style style:name="T15_168" style:family="text">
      <style:text-properties fo:background-color="#ffffff" fo:color="#272a34" fo:font-size="10pt" style:font-size-asian="10pt" style:font-size-complex="10pt"/>
    </style:style>
    <style:style style:name="T15_169" style:family="text">
      <style:text-properties fo:background-color="#ffffff" fo:color="#272a34" fo:font-size="10pt" style:font-size-asian="10pt" style:font-size-complex="10pt"/>
    </style:style>
    <style:style style:name="T15_170" style:family="text">
      <style:text-properties fo:background-color="#ffffff" fo:color="#272a34" fo:font-size="10pt" style:font-size-asian="10pt" style:font-size-complex="10pt"/>
    </style:style>
    <style:style style:name="T15_171" style:family="text">
      <style:text-properties fo:background-color="#ffffff" fo:color="#272a34" fo:font-size="10pt" style:font-size-asian="10pt" style:font-size-complex="10pt"/>
    </style:style>
    <style:style style:name="T15_172" style:family="text">
      <style:text-properties fo:background-color="#ffffff" fo:color="#272a34" fo:font-size="10pt" style:font-size-asian="10pt" style:font-size-complex="10pt"/>
    </style:style>
    <style:style style:name="T15_173" style:family="text">
      <style:text-properties fo:background-color="#ffffff" fo:color="#272a34" fo:font-size="10pt" style:font-size-asian="10pt" style:font-size-complex="10pt"/>
    </style:style>
    <style:style style:name="T15_174" style:family="text">
      <style:text-properties fo:background-color="#ffffff" fo:color="#272a34" fo:font-size="10pt" style:font-size-asian="10pt" style:font-size-complex="10pt"/>
    </style:style>
    <style:style style:name="T15_175" style:family="text">
      <style:text-properties fo:background-color="#ffffff" fo:color="#272a34" fo:font-size="10pt" style:font-size-asian="10pt" style:font-size-complex="10pt"/>
    </style:style>
    <style:style style:name="T15_176" style:family="text">
      <style:text-properties fo:background-color="#ffffff" fo:color="#272a34" fo:font-size="10pt" style:font-size-asian="10pt" style:font-size-complex="10pt"/>
    </style:style>
    <style:style style:name="T15_177" style:family="text">
      <style:text-properties fo:background-color="#ffffff" fo:color="#272a34" fo:font-size="10pt" style:font-size-asian="10pt" style:font-size-complex="10pt"/>
    </style:style>
    <style:style style:name="T15_178" style:family="text">
      <style:text-properties fo:background-color="#ffffff" fo:color="#272a34" fo:font-size="10pt" style:font-size-asian="10pt" style:font-size-complex="10pt"/>
    </style:style>
    <style:style style:name="T15_179" style:family="text">
      <style:text-properties fo:background-color="#ffffff" fo:color="#272a34" fo:font-size="10pt" style:font-size-asian="10pt" style:font-size-complex="10pt"/>
    </style:style>
    <style:style style:name="T15_180" style:family="text">
      <style:text-properties fo:background-color="#ffffff" fo:color="#272a34" fo:font-size="10pt" style:font-size-asian="10pt" style:font-size-complex="10pt"/>
    </style:style>
    <style:style style:name="T15_181" style:family="text">
      <style:text-properties fo:background-color="#ffffff" fo:color="#272a34" fo:font-size="10pt" style:font-size-asian="10pt" style:font-size-complex="10pt"/>
    </style:style>
    <style:style style:name="T15_182" style:family="text">
      <style:text-properties fo:background-color="#ffffff" fo:color="#272a34" fo:font-size="10pt" style:font-size-asian="10pt" style:font-size-complex="10pt"/>
    </style:style>
    <style:style style:name="T15_183" style:family="text">
      <style:text-properties fo:background-color="#ffffff" fo:color="#272a34" fo:font-size="10pt" style:font-size-asian="10pt" style:font-size-complex="10pt"/>
    </style:style>
    <style:style style:name="T15_184" style:family="text">
      <style:text-properties fo:background-color="#ffffff" fo:color="#272a34" fo:font-size="10pt" style:font-size-asian="10pt" style:font-size-complex="10pt"/>
    </style:style>
    <style:style style:name="T15_185" style:family="text">
      <style:text-properties fo:background-color="#ffffff" fo:color="#272a34" fo:font-size="10pt" style:font-size-asian="10pt" style:font-size-complex="10pt"/>
    </style:style>
    <style:style style:name="T15_186" style:family="text">
      <style:text-properties fo:background-color="#ffffff" fo:color="#272a34" fo:font-size="10pt" style:font-size-asian="10pt" style:font-size-complex="10pt"/>
    </style:style>
    <style:style style:name="T15_187" style:family="text">
      <style:text-properties fo:background-color="#ffffff" fo:color="#272a34" fo:font-size="10pt" style:font-size-asian="10pt" style:font-size-complex="10pt"/>
    </style:style>
    <style:style style:name="T15_188" style:family="text">
      <style:text-properties fo:background-color="#ffffff" fo:color="#272a34" fo:font-size="10pt" style:font-size-asian="10pt" style:font-size-complex="10pt"/>
    </style:style>
    <style:style style:name="T15_189" style:family="text">
      <style:text-properties fo:background-color="#ffffff" fo:color="#272a34" fo:font-size="10pt" style:font-size-asian="10pt" style:font-size-complex="10pt"/>
    </style:style>
    <style:style style:name="T15_190" style:family="text">
      <style:text-properties fo:background-color="#ffffff" fo:color="#272a34" fo:font-size="10pt" style:font-size-asian="10pt" style:font-size-complex="10pt"/>
    </style:style>
    <style:style style:name="T15_191" style:family="text">
      <style:text-properties fo:background-color="#ffffff" fo:color="#272a34" fo:font-size="10pt" style:font-size-asian="10pt" style:font-size-complex="10pt"/>
    </style:style>
    <style:style style:name="T15_192" style:family="text">
      <style:text-properties fo:background-color="#ffffff" fo:color="#272a34" fo:font-size="10pt" style:font-size-asian="10pt" style:font-size-complex="10pt"/>
    </style:style>
    <style:style style:name="P16" style:family="paragraph" style:parent-style-name="Standard">
      <style:paragraph-properties fo:text-align="justify" fo:break-before="auto" fo:line-height="180%" style:writing-mode="lr-tb"/>
    </style:style>
    <style:style style:name="T16_1" style:family="text">
      <style:text-properties fo:background-color="#ffffff" fo:color="#272a34"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80%" style:writing-mode="lr-tb"/>
    </style:style>
    <style:style style:name="T17_1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4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5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6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7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8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9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0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1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2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3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4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5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6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7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8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19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0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1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2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3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4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5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6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7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8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29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0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1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2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3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4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5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T17_36" style:family="text">
      <style:text-properties fo:background-color="#ffffff" fo:color="#272a34" style:font-name="Times New Roman" fo:font-size="10pt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text-align="justify" fo:break-before="auto" fo:line-height="180%" style:writing-mode="lr-tb"/>
    </style:style>
    <style:style style:name="T18_1" style:family="text">
      <style:text-properties fo:background-color="#ffffff" fo:color="#272a34" fo:font-size="10pt" style:font-size-asian="10pt" style:font-size-complex="10pt"/>
    </style:style>
    <style:style style:name="T18_2" style:family="text">
      <style:text-properties fo:background-color="#ffffff" fo:color="#272a34" fo:font-size="10pt" style:font-size-asian="10pt" style:font-size-complex="10pt"/>
    </style:style>
    <style:style style:name="T18_3" style:family="text">
      <style:text-properties fo:background-color="#ffffff" fo:color="#272a34" fo:font-size="10pt" style:font-size-asian="10pt" style:font-size-complex="10pt"/>
    </style:style>
    <style:style style:name="T18_4" style:family="text">
      <style:text-properties fo:background-color="#ffffff" fo:color="#272a34" fo:font-size="10pt" style:font-size-asian="10pt" style:font-size-complex="10pt"/>
    </style:style>
    <style:style style:name="T18_5" style:family="text">
      <style:text-properties fo:background-color="#ffffff" fo:color="#272a34" fo:font-size="10pt" style:font-size-asian="10pt" style:font-size-complex="10pt"/>
    </style:style>
    <style:style style:name="T18_6" style:family="text">
      <style:text-properties fo:background-color="#ffffff" fo:color="#272a34" fo:font-size="10pt" style:font-size-asian="10pt" style:font-size-complex="10pt"/>
    </style:style>
    <style:style style:name="T18_7" style:family="text">
      <style:text-properties fo:background-color="#ffffff" fo:color="#272a34" fo:font-size="10pt" style:font-size-asian="10pt" style:font-size-complex="10pt"/>
    </style:style>
    <style:style style:name="T18_8" style:family="text">
      <style:text-properties fo:background-color="#ffffff" fo:color="#272a34" fo:font-size="10pt" style:font-size-asian="10pt" style:font-size-complex="10pt"/>
    </style:style>
    <style:style style:name="T18_9" style:family="text">
      <style:text-properties fo:background-color="#ffffff" fo:color="#272a34" fo:font-size="10pt" style:font-size-asian="10pt" style:font-size-complex="10pt"/>
    </style:style>
    <style:style style:name="T18_10" style:family="text">
      <style:text-properties fo:background-color="#ffffff" fo:color="#272a34" fo:font-size="10pt" style:font-size-asian="10pt" style:font-size-complex="10pt"/>
    </style:style>
    <style:style style:name="T18_11" style:family="text">
      <style:text-properties fo:background-color="#ffffff" fo:color="#272a34" fo:font-size="10pt" style:font-size-asian="10pt" style:font-size-complex="10pt"/>
    </style:style>
    <style:style style:name="T18_12" style:family="text">
      <style:text-properties fo:background-color="#ffffff" fo:color="#272a34" fo:font-size="10pt" style:font-size-asian="10pt" style:font-size-complex="10pt"/>
    </style:style>
    <style:style style:name="T18_13" style:family="text">
      <style:text-properties fo:background-color="#ffffff" fo:color="#272a34" fo:font-size="10pt" style:font-size-asian="10pt" style:font-size-complex="10pt"/>
    </style:style>
    <style:style style:name="T18_14" style:family="text">
      <style:text-properties fo:background-color="#ffffff" fo:color="#272a34" fo:font-size="10pt" style:font-size-asian="10pt" style:font-size-complex="10pt"/>
    </style:style>
    <style:style style:name="T18_15" style:family="text">
      <style:text-properties fo:background-color="#ffffff" fo:color="#272a34" fo:font-size="10pt" style:font-size-asian="10pt" style:font-size-complex="10pt"/>
    </style:style>
    <style:style style:name="T18_16" style:family="text">
      <style:text-properties fo:background-color="#ffffff" fo:color="#272a34" fo:font-size="10pt" style:font-size-asian="10pt" style:font-size-complex="10pt"/>
    </style:style>
    <style:style style:name="T18_17" style:family="text">
      <style:text-properties fo:background-color="#ffffff" fo:color="#272a34" fo:font-size="10pt" style:font-size-asian="10pt" style:font-size-complex="10pt"/>
    </style:style>
    <style:style style:name="T18_18" style:family="text">
      <style:text-properties fo:background-color="#ffffff" fo:color="#272a34" fo:font-size="10pt" style:font-size-asian="10pt" style:font-size-complex="10pt"/>
    </style:style>
    <style:style style:name="T18_19" style:family="text">
      <style:text-properties fo:background-color="#ffffff" fo:color="#272a34" fo:font-size="10pt" style:font-size-asian="10pt" style:font-size-complex="10pt"/>
    </style:style>
    <style:style style:name="T18_20" style:family="text">
      <style:text-properties fo:background-color="#ffffff" fo:color="#272a34" fo:font-size="10pt" style:font-size-asian="10pt" style:font-size-complex="10pt"/>
    </style:style>
    <style:style style:name="T18_21" style:family="text">
      <style:text-properties fo:background-color="#ffffff" fo:color="#272a34" fo:font-size="10pt" style:font-size-asian="10pt" style:font-size-complex="10pt"/>
    </style:style>
    <style:style style:name="T18_22" style:family="text">
      <style:text-properties fo:background-color="#ffffff" fo:color="#272a34" fo:font-size="10pt" style:font-size-asian="10pt" style:font-size-complex="10pt"/>
    </style:style>
    <style:style style:name="T18_23" style:family="text">
      <style:text-properties fo:background-color="#ffffff" fo:color="#272a34" fo:font-size="10pt" style:font-size-asian="10pt" style:font-size-complex="10pt"/>
    </style:style>
    <style:style style:name="T18_24" style:family="text">
      <style:text-properties fo:background-color="#ffffff" fo:color="#272a34" fo:font-size="10pt" style:font-size-asian="10pt" style:font-size-complex="10pt"/>
    </style:style>
    <style:style style:name="T18_25" style:family="text">
      <style:text-properties fo:background-color="#ffffff" fo:color="#272a34" fo:font-size="10pt" style:font-size-asian="10pt" style:font-size-complex="10pt"/>
    </style:style>
    <style:style style:name="T18_26" style:family="text">
      <style:text-properties fo:background-color="#ffffff" fo:color="#272a34" fo:font-size="10pt" style:font-size-asian="10pt" style:font-size-complex="10pt"/>
    </style:style>
    <style:style style:name="T18_27" style:family="text">
      <style:text-properties fo:background-color="#ffffff" fo:color="#272a34" fo:font-size="10pt" style:font-size-asian="10pt" style:font-size-complex="10pt"/>
    </style:style>
    <style:style style:name="T18_28" style:family="text">
      <style:text-properties fo:background-color="#ffffff" fo:color="#272a34" fo:font-size="10pt" style:font-size-asian="10pt" style:font-size-complex="10pt"/>
    </style:style>
    <style:style style:name="T18_29" style:family="text">
      <style:text-properties fo:background-color="#ffffff" fo:color="#272a34" fo:font-size="10pt" style:font-size-asian="10pt" style:font-size-complex="10pt"/>
    </style:style>
    <style:style style:name="T18_30" style:family="text">
      <style:text-properties fo:background-color="#ffffff" fo:color="#272a34" fo:font-size="10pt" style:font-size-asian="10pt" style:font-size-complex="10pt"/>
    </style:style>
    <style:style style:name="T18_31" style:family="text">
      <style:text-properties fo:background-color="#ffffff" fo:color="#272a34" fo:font-size="10pt" style:font-size-asian="10pt" style:font-size-complex="10pt"/>
    </style:style>
    <style:style style:name="T18_32" style:family="text">
      <style:text-properties fo:background-color="#ffffff" fo:color="#272a34" fo:font-size="10pt" style:font-size-asian="10pt" style:font-size-complex="10pt"/>
    </style:style>
    <style:style style:name="T18_33" style:family="text">
      <style:text-properties fo:background-color="#ffffff" fo:color="#272a34" fo:font-size="10pt" style:font-size-asian="10pt" style:font-size-complex="10pt"/>
    </style:style>
    <style:style style:name="T18_34" style:family="text">
      <style:text-properties fo:background-color="#ffffff" fo:color="#272a34" fo:font-size="10pt" style:font-size-asian="10pt" style:font-size-complex="10pt"/>
    </style:style>
    <style:style style:name="T18_35" style:family="text">
      <style:text-properties fo:background-color="#ffffff" fo:color="#272a34" fo:font-size="10pt" style:font-size-asian="10pt" style:font-size-complex="10pt"/>
    </style:style>
    <style:style style:name="T18_36" style:family="text">
      <style:text-properties fo:background-color="#ffffff" fo:color="#272a34" fo:font-size="10pt" style:font-size-asian="10pt" style:font-size-complex="10pt"/>
    </style:style>
    <style:style style:name="T18_37" style:family="text">
      <style:text-properties fo:background-color="#ffffff" fo:color="#272a34" fo:font-size="10pt" style:font-size-asian="10pt" style:font-size-complex="10pt"/>
    </style:style>
    <style:style style:name="T18_38" style:family="text">
      <style:text-properties fo:background-color="#ffffff" fo:color="#272a34" fo:font-size="10pt" style:font-size-asian="10pt" style:font-size-complex="10pt"/>
    </style:style>
    <style:style style:name="T18_39" style:family="text">
      <style:text-properties fo:background-color="#ffffff" fo:color="#272a34" fo:font-size="10pt" style:font-size-asian="10pt" style:font-size-complex="10pt"/>
    </style:style>
    <style:style style:name="T18_40" style:family="text">
      <style:text-properties fo:background-color="#ffffff" fo:color="#272a34" fo:font-size="10pt" style:font-size-asian="10pt" style:font-size-complex="10pt"/>
    </style:style>
    <style:style style:name="T18_41" style:family="text">
      <style:text-properties fo:background-color="#ffffff" fo:color="#272a34" fo:font-size="10pt" style:font-size-asian="10pt" style:font-size-complex="10pt"/>
    </style:style>
    <style:style style:name="T18_42" style:family="text">
      <style:text-properties fo:background-color="#ffffff" fo:color="#272a34" fo:font-size="10pt" style:font-size-asian="10pt" style:font-size-complex="10pt"/>
    </style:style>
    <style:style style:name="T18_43" style:family="text">
      <style:text-properties fo:background-color="#ffffff" fo:color="#272a34" fo:font-size="10pt" style:font-size-asian="10pt" style:font-size-complex="10pt"/>
    </style:style>
    <style:style style:name="T18_44" style:family="text">
      <style:text-properties fo:background-color="#ffffff" fo:color="#272a34" fo:font-size="10pt" style:font-size-asian="10pt" style:font-size-complex="10pt"/>
    </style:style>
    <style:style style:name="T18_45" style:family="text">
      <style:text-properties fo:background-color="#ffffff" fo:color="#272a34" fo:font-size="10pt" style:font-size-asian="10pt" style:font-size-complex="10pt"/>
    </style:style>
    <style:style style:name="T18_46" style:family="text">
      <style:text-properties fo:background-color="#ffffff" fo:color="#272a34" fo:font-size="10pt" style:font-size-asian="10pt" style:font-size-complex="10pt"/>
    </style:style>
    <style:style style:name="T18_47" style:family="text">
      <style:text-properties fo:background-color="#ffffff" fo:color="#272a34" fo:font-size="10pt" style:font-size-asian="10pt" style:font-size-complex="10pt"/>
    </style:style>
    <style:style style:name="T18_48" style:family="text">
      <style:text-properties fo:background-color="#ffffff" fo:color="#272a34" fo:font-size="10pt" style:font-size-asian="10pt" style:font-size-complex="10pt"/>
    </style:style>
    <style:style style:name="T18_49" style:family="text">
      <style:text-properties fo:background-color="#ffffff" fo:color="#272a34" fo:font-size="10pt" style:font-size-asian="10pt" style:font-size-complex="10pt"/>
    </style:style>
    <style:style style:name="T18_50" style:family="text">
      <style:text-properties fo:background-color="#ffffff" fo:color="#272a34" fo:font-size="10pt" style:font-size-asian="10pt" style:font-size-complex="10pt"/>
    </style:style>
    <style:style style:name="T18_51" style:family="text">
      <style:text-properties fo:background-color="#ffffff" fo:color="#272a34" fo:font-size="10pt" style:font-size-asian="10pt" style:font-size-complex="10pt"/>
    </style:style>
    <style:style style:name="T18_52" style:family="text">
      <style:text-properties fo:background-color="#ffffff" fo:color="#272a34" fo:font-size="10pt" style:font-size-asian="10pt" style:font-size-complex="10pt"/>
    </style:style>
    <style:style style:name="T18_53" style:family="text">
      <style:text-properties fo:background-color="#ffffff" fo:color="#272a34" fo:font-size="10pt" style:font-size-asian="10pt" style:font-size-complex="10pt"/>
    </style:style>
    <style:style style:name="T18_54" style:family="text">
      <style:text-properties fo:background-color="#ffffff" fo:color="#272a34" fo:font-size="10pt" style:font-size-asian="10pt" style:font-size-complex="10pt"/>
    </style:style>
    <style:style style:name="T18_55" style:family="text">
      <style:text-properties fo:background-color="#ffffff" fo:color="#272a34" fo:font-size="10pt" style:font-size-asian="10pt" style:font-size-complex="10pt"/>
    </style:style>
    <style:style style:name="T18_56" style:family="text">
      <style:text-properties fo:background-color="#ffffff" fo:color="#272a34" fo:font-size="10pt" style:font-size-asian="10pt" style:font-size-complex="10pt"/>
    </style:style>
    <style:style style:name="T18_57" style:family="text">
      <style:text-properties fo:background-color="#ffffff" fo:color="#272a34" fo:font-size="10pt" style:font-size-asian="10pt" style:font-size-complex="10pt"/>
    </style:style>
    <style:style style:name="T18_58" style:family="text">
      <style:text-properties fo:background-color="#ffffff" fo:color="#272a34" fo:font-size="10pt" style:font-size-asian="10pt" style:font-size-complex="10pt"/>
    </style:style>
    <style:style style:name="T18_59" style:family="text">
      <style:text-properties fo:background-color="#ffffff" fo:color="#272a34" fo:font-size="10pt" style:font-size-asian="10pt" style:font-size-complex="10pt"/>
    </style:style>
    <style:style style:name="T18_60" style:family="text">
      <style:text-properties fo:background-color="#ffffff" fo:color="#272a34" fo:font-size="10pt" style:font-size-asian="10pt" style:font-size-complex="10pt"/>
    </style:style>
    <style:style style:name="T18_61" style:family="text">
      <style:text-properties fo:background-color="#ffffff" fo:color="#272a34" fo:font-size="10pt" style:font-size-asian="10pt" style:font-size-complex="10pt"/>
    </style:style>
    <style:style style:name="T18_62" style:family="text">
      <style:text-properties fo:background-color="#ffffff" fo:color="#272a34" fo:font-size="10pt" style:font-size-asian="10pt" style:font-size-complex="10pt"/>
    </style:style>
    <style:style style:name="T18_63" style:family="text">
      <style:text-properties fo:background-color="#ffffff" fo:color="#272a34" fo:font-size="10pt" style:font-size-asian="10pt" style:font-size-complex="10pt"/>
    </style:style>
    <style:style style:name="T18_64" style:family="text">
      <style:text-properties fo:background-color="#ffffff" fo:color="#272a34" fo:font-size="10pt" style:font-size-asian="10pt" style:font-size-complex="10pt"/>
    </style:style>
    <style:style style:name="T18_65" style:family="text">
      <style:text-properties fo:background-color="#ffffff" fo:color="#272a34" fo:font-size="10pt" style:font-size-asian="10pt" style:font-size-complex="10pt"/>
    </style:style>
    <style:style style:name="T18_66" style:family="text">
      <style:text-properties fo:background-color="#ffffff" fo:color="#272a34" fo:font-size="10pt" style:font-size-asian="10pt" style:font-size-complex="10pt"/>
    </style:style>
    <style:style style:name="T18_67" style:family="text">
      <style:text-properties fo:background-color="#ffffff" fo:color="#272a34" fo:font-size="10pt" style:font-size-asian="10pt" style:font-size-complex="10pt"/>
    </style:style>
    <style:style style:name="T18_68" style:family="text">
      <style:text-properties fo:background-color="#ffffff" fo:color="#272a34" fo:font-size="10pt" style:font-size-asian="10pt" style:font-size-complex="10pt"/>
    </style:style>
    <style:style style:name="T18_69" style:family="text">
      <style:text-properties fo:background-color="#ffffff" fo:color="#272a34" fo:font-size="10pt" style:font-size-asian="10pt" style:font-size-complex="10pt"/>
    </style:style>
    <style:style style:name="T18_70" style:family="text">
      <style:text-properties fo:background-color="#ffffff" fo:color="#272a34" fo:font-size="10pt" style:font-size-asian="10pt" style:font-size-complex="10pt"/>
    </style:style>
    <style:style style:name="T18_71" style:family="text">
      <style:text-properties fo:background-color="#ffffff" fo:color="#272a34" fo:font-size="10pt" style:font-size-asian="10pt" style:font-size-complex="10pt"/>
    </style:style>
    <style:style style:name="T18_72" style:family="text">
      <style:text-properties fo:background-color="#ffffff" fo:color="#272a34" fo:font-size="10pt" style:font-size-asian="10pt" style:font-size-complex="10pt"/>
    </style:style>
    <style:style style:name="T18_73" style:family="text">
      <style:text-properties fo:background-color="#ffffff" fo:color="#272a34" fo:font-size="10pt" style:font-size-asian="10pt" style:font-size-complex="10pt"/>
    </style:style>
    <style:style style:name="T18_74" style:family="text">
      <style:text-properties fo:background-color="#ffffff" fo:color="#272a34" fo:font-size="10pt" style:font-size-asian="10pt" style:font-size-complex="10pt"/>
    </style:style>
    <style:style style:name="T18_75" style:family="text">
      <style:text-properties fo:background-color="#ffffff" fo:color="#272a34" fo:font-size="10pt" style:font-size-asian="10pt" style:font-size-complex="10pt"/>
    </style:style>
    <style:style style:name="T18_76" style:family="text">
      <style:text-properties fo:background-color="#ffffff" fo:color="#272a34" fo:font-size="10pt" style:font-size-asian="10pt" style:font-size-complex="10pt"/>
    </style:style>
    <style:style style:name="T18_77" style:family="text">
      <style:text-properties fo:background-color="#ffffff" fo:color="#272a34" fo:font-size="10pt" style:font-size-asian="10pt" style:font-size-complex="10pt"/>
    </style:style>
    <style:style style:name="T18_78" style:family="text">
      <style:text-properties fo:background-color="#ffffff" fo:color="#272a34" fo:font-size="10pt" style:font-size-asian="10pt" style:font-size-complex="10pt"/>
    </style:style>
    <style:style style:name="T18_79" style:family="text">
      <style:text-properties fo:background-color="#ffffff" fo:color="#272a34" fo:font-size="10pt" style:font-size-asian="10pt" style:font-size-complex="10pt"/>
    </style:style>
    <style:style style:name="T18_80" style:family="text">
      <style:text-properties fo:background-color="#ffffff" fo:color="#272a34" fo:font-size="10pt" style:font-size-asian="10pt" style:font-size-complex="10pt"/>
    </style:style>
    <style:style style:name="T18_81" style:family="text">
      <style:text-properties fo:background-color="#ffffff" fo:color="#272a34" fo:font-size="10pt" style:font-size-asian="10pt" style:font-size-complex="10pt"/>
    </style:style>
    <style:style style:name="T18_82" style:family="text">
      <style:text-properties fo:background-color="#ffffff" fo:color="#272a34" fo:font-size="10pt" style:font-size-asian="10pt" style:font-size-complex="10pt"/>
    </style:style>
    <style:style style:name="T18_83" style:family="text">
      <style:text-properties fo:background-color="#ffffff" fo:color="#272a34" fo:font-size="10pt" style:font-size-asian="10pt" style:font-size-complex="10pt"/>
    </style:style>
    <style:style style:name="T18_84" style:family="text">
      <style:text-properties fo:background-color="#ffffff" fo:color="#272a34" fo:font-size="10pt" style:font-size-asian="10pt" style:font-size-complex="10pt"/>
    </style:style>
    <style:style style:name="T18_85" style:family="text">
      <style:text-properties fo:background-color="#ffffff" fo:color="#272a34" fo:font-size="10pt" style:font-size-asian="10pt" style:font-size-complex="10pt"/>
    </style:style>
    <style:style style:name="T18_86" style:family="text">
      <style:text-properties fo:background-color="#ffffff" fo:color="#272a34" fo:font-size="10pt" style:font-size-asian="10pt" style:font-size-complex="10pt"/>
    </style:style>
    <style:style style:name="T18_87" style:family="text">
      <style:text-properties fo:background-color="#ffffff" fo:color="#272a34" fo:font-size="10pt" style:font-size-asian="10pt" style:font-size-complex="10pt"/>
    </style:style>
    <style:style style:name="T18_88" style:family="text">
      <style:text-properties fo:background-color="#ffffff" fo:color="#272a34" fo:font-size="10pt" style:font-size-asian="10pt" style:font-size-complex="10pt"/>
    </style:style>
    <style:style style:name="T18_89" style:family="text">
      <style:text-properties fo:background-color="#ffffff" fo:color="#272a34" fo:font-size="10pt" style:font-size-asian="10pt" style:font-size-complex="10pt"/>
    </style:style>
    <style:style style:name="T18_90" style:family="text">
      <style:text-properties fo:background-color="#ffffff" fo:color="#272a34" fo:font-size="10pt" style:font-size-asian="10pt" style:font-size-complex="10pt"/>
    </style:style>
    <style:style style:name="T18_91" style:family="text">
      <style:text-properties fo:background-color="#ffffff" fo:color="#272a34" fo:font-size="10pt" style:font-size-asian="10pt" style:font-size-complex="10pt"/>
    </style:style>
    <style:style style:name="T18_92" style:family="text">
      <style:text-properties fo:background-color="#ffffff" fo:color="#272a34" fo:font-size="10pt" style:font-size-asian="10pt" style:font-size-complex="10pt"/>
    </style:style>
    <style:style style:name="T18_93" style:family="text">
      <style:text-properties fo:background-color="#ffffff" fo:color="#272a34" fo:font-size="10pt" style:font-size-asian="10pt" style:font-size-complex="10pt"/>
    </style:style>
    <style:style style:name="T18_94" style:family="text">
      <style:text-properties fo:background-color="#ffffff" fo:color="#272a34" fo:font-size="10pt" style:font-size-asian="10pt" style:font-size-complex="10pt"/>
    </style:style>
    <style:style style:name="T18_95" style:family="text">
      <style:text-properties fo:background-color="#ffffff" fo:color="#272a34" fo:font-size="10pt" style:font-size-asian="10pt" style:font-size-complex="10pt"/>
    </style:style>
    <style:style style:name="T18_96" style:family="text">
      <style:text-properties fo:background-color="#ffffff" fo:color="#272a34" fo:font-size="10pt" style:font-size-asian="10pt" style:font-size-complex="10pt"/>
    </style:style>
    <style:style style:name="T18_97" style:family="text">
      <style:text-properties fo:background-color="#ffffff" fo:color="#272a34" fo:font-size="10pt" style:font-size-asian="10pt" style:font-size-complex="10pt"/>
    </style:style>
    <style:style style:name="T18_98" style:family="text">
      <style:text-properties fo:background-color="#ffffff" fo:color="#272a34" fo:font-size="10pt" style:font-size-asian="10pt" style:font-size-complex="10pt"/>
    </style:style>
    <style:style style:name="T18_99" style:family="text">
      <style:text-properties fo:background-color="#ffffff" fo:color="#272a34" fo:font-size="10pt" style:font-size-asian="10pt" style:font-size-complex="10pt"/>
    </style:style>
    <style:style style:name="T18_100" style:family="text">
      <style:text-properties fo:background-color="#ffffff" fo:color="#272a34" fo:font-size="10pt" style:font-size-asian="10pt" style:font-size-complex="10pt"/>
    </style:style>
    <style:style style:name="T18_101" style:family="text">
      <style:text-properties fo:background-color="#ffffff" fo:color="#272a34" fo:font-size="10pt" style:font-size-asian="10pt" style:font-size-complex="10pt"/>
    </style:style>
    <style:style style:name="T18_102" style:family="text">
      <style:text-properties fo:background-color="#ffffff" fo:color="#272a34" fo:font-size="10pt" style:font-size-asian="10pt" style:font-size-complex="10pt"/>
    </style:style>
    <style:style style:name="T18_103" style:family="text">
      <style:text-properties fo:background-color="#ffffff" fo:color="#272a34" fo:font-size="10pt" style:font-size-asian="10pt" style:font-size-complex="10pt"/>
    </style:style>
    <style:style style:name="T18_104" style:family="text">
      <style:text-properties fo:background-color="#ffffff" fo:color="#272a34" fo:font-size="10pt" style:font-size-asian="10pt" style:font-size-complex="10pt"/>
    </style:style>
    <style:style style:name="T18_105" style:family="text">
      <style:text-properties fo:background-color="#ffffff" fo:color="#272a34" fo:font-size="10pt" style:font-size-asian="10pt" style:font-size-complex="10pt"/>
    </style:style>
    <style:style style:name="T18_106" style:family="text">
      <style:text-properties fo:background-color="#ffffff" fo:color="#272a34" fo:font-size="10pt" style:font-size-asian="10pt" style:font-size-complex="10pt"/>
    </style:style>
    <style:style style:name="T18_107" style:family="text">
      <style:text-properties fo:background-color="#ffffff" fo:color="#272a34" fo:font-size="10pt" style:font-size-asian="10pt" style:font-size-complex="10pt"/>
    </style:style>
    <style:style style:name="T18_108" style:family="text">
      <style:text-properties fo:background-color="#ffffff" fo:color="#272a34" fo:font-size="10pt" style:font-size-asian="10pt" style:font-size-complex="10pt"/>
    </style:style>
    <style:style style:name="T18_109" style:family="text">
      <style:text-properties fo:background-color="#ffffff" fo:color="#272a34" fo:font-size="10pt" style:font-size-asian="10pt" style:font-size-complex="10pt"/>
    </style:style>
    <style:style style:name="T18_110" style:family="text">
      <style:text-properties fo:background-color="#ffffff" fo:color="#272a34" fo:font-size="10pt" style:font-size-asian="10pt" style:font-size-complex="10pt"/>
    </style:style>
    <style:style style:name="T18_111" style:family="text">
      <style:text-properties fo:background-color="#ffffff" fo:color="#272a34" fo:font-size="10pt" style:font-size-asian="10pt" style:font-size-complex="10pt"/>
    </style:style>
    <style:style style:name="T18_112" style:family="text">
      <style:text-properties fo:background-color="#ffffff" fo:color="#272a34" fo:font-size="10pt" style:font-size-asian="10pt" style:font-size-complex="10pt"/>
    </style:style>
    <style:style style:name="T18_113" style:family="text">
      <style:text-properties fo:background-color="#ffffff" fo:color="#272a34" fo:font-size="10pt" style:font-size-asian="10pt" style:font-size-complex="10pt"/>
    </style:style>
    <style:style style:name="T18_114" style:family="text">
      <style:text-properties fo:background-color="#ffffff" fo:color="#272a34" fo:font-size="10pt" style:font-size-asian="10pt" style:font-size-complex="10pt"/>
    </style:style>
    <style:style style:name="T18_115" style:family="text">
      <style:text-properties fo:background-color="#ffffff" fo:color="#272a34" fo:font-size="10pt" style:font-size-asian="10pt" style:font-size-complex="10pt"/>
    </style:style>
    <style:style style:name="T18_116" style:family="text">
      <style:text-properties fo:background-color="#ffffff" fo:color="#272a34" fo:font-size="10pt" style:font-size-asian="10pt" style:font-size-complex="10pt"/>
    </style:style>
    <style:style style:name="T18_117" style:family="text">
      <style:text-properties fo:background-color="#ffffff" fo:color="#272a34" fo:font-size="10pt" style:font-size-asian="10pt" style:font-size-complex="10pt"/>
    </style:style>
    <style:style style:name="T18_118" style:family="text">
      <style:text-properties fo:background-color="#ffffff" fo:color="#272a34" fo:font-size="10pt" style:font-size-asian="10pt" style:font-size-complex="10pt"/>
    </style:style>
    <style:style style:name="T18_119" style:family="text">
      <style:text-properties fo:background-color="#ffffff" fo:color="#272a34" fo:font-size="10pt" style:font-size-asian="10pt" style:font-size-complex="10pt"/>
    </style:style>
    <style:style style:name="T18_120" style:family="text">
      <style:text-properties fo:background-color="#ffffff" fo:color="#272a34" fo:font-size="10pt" style:font-size-asian="10pt" style:font-size-complex="10pt"/>
    </style:style>
    <style:style style:name="T18_121" style:family="text">
      <style:text-properties fo:background-color="#ffffff" fo:color="#272a34" fo:font-size="10pt" style:font-size-asian="10pt" style:font-size-complex="10pt"/>
    </style:style>
    <style:style style:name="T18_122" style:family="text">
      <style:text-properties fo:background-color="#ffffff" fo:color="#272a34" fo:font-size="10pt" style:font-size-asian="10pt" style:font-size-complex="10pt"/>
    </style:style>
    <style:style style:name="T18_123" style:family="text">
      <style:text-properties fo:background-color="#ffffff" fo:color="#272a34" fo:font-size="10pt" style:font-size-asian="10pt" style:font-size-complex="10pt"/>
    </style:style>
    <style:style style:name="T18_124" style:family="text">
      <style:text-properties fo:background-color="#ffffff" fo:color="#272a34" fo:font-size="10pt" style:font-size-asian="10pt" style:font-size-complex="10pt"/>
    </style:style>
    <style:style style:name="T18_125" style:family="text">
      <style:text-properties fo:background-color="#ffffff" fo:color="#272a34" fo:font-size="10pt" style:font-size-asian="10pt" style:font-size-complex="10pt"/>
    </style:style>
    <style:style style:name="T18_126" style:family="text">
      <style:text-properties fo:background-color="#ffffff" fo:color="#272a34" fo:font-size="10pt" style:font-size-asian="10pt" style:font-size-complex="10pt"/>
    </style:style>
    <style:style style:name="T18_127" style:family="text">
      <style:text-properties fo:background-color="#ffffff" fo:color="#272a34" fo:font-size="10pt" style:font-size-asian="10pt" style:font-size-complex="10pt"/>
    </style:style>
    <style:style style:name="T18_128" style:family="text">
      <style:text-properties fo:background-color="#ffffff" fo:color="#272a34" fo:font-size="10pt" style:font-size-asian="10pt" style:font-size-complex="10pt"/>
    </style:style>
    <style:style style:name="T18_129" style:family="text">
      <style:text-properties fo:background-color="#ffffff" fo:color="#272a34" fo:font-size="10pt" style:font-size-asian="10pt" style:font-size-complex="10pt"/>
    </style:style>
    <style:style style:name="T18_130" style:family="text">
      <style:text-properties fo:background-color="#ffffff" fo:color="#272a34" fo:font-size="10pt" style:font-size-asian="10pt" style:font-size-complex="10pt"/>
    </style:style>
    <style:style style:name="T18_131" style:family="text">
      <style:text-properties fo:background-color="#ffffff" fo:color="#272a34" fo:font-size="10pt" style:font-size-asian="10pt" style:font-size-complex="10pt"/>
    </style:style>
    <style:style style:name="T18_132" style:family="text">
      <style:text-properties fo:background-color="#ffffff" fo:color="#272a34" fo:font-size="10pt" style:font-size-asian="10pt" style:font-size-complex="10pt"/>
    </style:style>
    <style:style style:name="T18_133" style:family="text">
      <style:text-properties fo:background-color="#ffffff" fo:color="#272a34" fo:font-size="10pt" style:font-size-asian="10pt" style:font-size-complex="10pt"/>
    </style:style>
    <style:style style:name="T18_134" style:family="text">
      <style:text-properties fo:background-color="#ffffff" fo:color="#272a34" fo:font-size="10pt" style:font-size-asian="10pt" style:font-size-complex="10pt"/>
    </style:style>
    <style:style style:name="T18_135" style:family="text">
      <style:text-properties fo:background-color="#ffffff" fo:color="#272a34" fo:font-size="10pt" style:font-size-asian="10pt" style:font-size-complex="10pt"/>
    </style:style>
    <style:style style:name="T18_136" style:family="text">
      <style:text-properties fo:background-color="#ffffff" fo:color="#272a34" fo:font-size="10pt" style:font-size-asian="10pt" style:font-size-complex="10pt"/>
    </style:style>
    <style:style style:name="T18_137" style:family="text">
      <style:text-properties fo:background-color="#ffffff" fo:color="#272a34" fo:font-size="10pt" style:font-size-asian="10pt" style:font-size-complex="10pt"/>
    </style:style>
    <style:style style:name="T18_138" style:family="text">
      <style:text-properties fo:background-color="#ffffff" fo:color="#272a34" fo:font-size="10pt" style:font-size-asian="10pt" style:font-size-complex="10pt"/>
    </style:style>
    <style:style style:name="T18_139" style:family="text">
      <style:text-properties fo:background-color="#ffffff" fo:color="#272a34" fo:font-size="10pt" style:font-size-asian="10pt" style:font-size-complex="10pt"/>
    </style:style>
    <style:style style:name="T18_140" style:family="text">
      <style:text-properties fo:background-color="#ffffff" fo:color="#272a34" fo:font-size="10pt" style:font-size-asian="10pt" style:font-size-complex="10pt"/>
    </style:style>
    <style:style style:name="T18_141" style:family="text">
      <style:text-properties fo:background-color="#ffffff" fo:color="#272a34" fo:font-size="10pt" style:font-size-asian="10pt" style:font-size-complex="10pt"/>
    </style:style>
    <style:style style:name="T18_142" style:family="text">
      <style:text-properties fo:background-color="#ffffff" fo:color="#272a34" fo:font-size="10pt" style:font-size-asian="10pt" style:font-size-complex="10pt"/>
    </style:style>
    <style:style style:name="T18_143" style:family="text">
      <style:text-properties fo:background-color="#ffffff" fo:color="#272a34" fo:font-size="10pt" style:font-size-asian="10pt" style:font-size-complex="10pt"/>
    </style:style>
    <style:style style:name="T18_144" style:family="text">
      <style:text-properties fo:background-color="#ffffff" fo:color="#272a34" fo:font-size="10pt" style:font-size-asian="10pt" style:font-size-complex="10pt"/>
    </style:style>
    <style:style style:name="T18_145" style:family="text">
      <style:text-properties fo:background-color="#ffffff" fo:color="#272a34" fo:font-size="10pt" style:font-size-asian="10pt" style:font-size-complex="10pt"/>
    </style:style>
    <style:style style:name="T18_146" style:family="text">
      <style:text-properties fo:background-color="#ffffff" fo:color="#272a34" fo:font-size="10pt" style:font-size-asian="10pt" style:font-size-complex="10pt"/>
    </style:style>
    <style:style style:name="T18_147" style:family="text">
      <style:text-properties fo:background-color="#ffffff" fo:color="#272a34" fo:font-size="10pt" style:font-size-asian="10pt" style:font-size-complex="10pt"/>
    </style:style>
    <style:style style:name="T18_148" style:family="text">
      <style:text-properties fo:background-color="#ffffff" fo:color="#272a34" fo:font-size="10pt" style:font-size-asian="10pt" style:font-size-complex="10pt"/>
    </style:style>
    <style:style style:name="T18_149" style:family="text">
      <style:text-properties fo:background-color="#ffffff" fo:color="#272a34" fo:font-size="10pt" style:font-size-asian="10pt" style:font-size-complex="10pt"/>
    </style:style>
    <style:style style:name="T18_150" style:family="text">
      <style:text-properties fo:background-color="#ffffff" fo:color="#272a34" fo:font-size="10pt" style:font-size-asian="10pt" style:font-size-complex="10pt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9" style:family="paragraph" style:parent-style-name="Standard">
      <style:paragraph-properties fo:text-align="justify" fo:break-before="auto" fo:line-height="180%" style:writing-mode="lr-tb"/>
    </style:style>
    <style:style style:name="T19_1" style:family="text">
      <style:text-properties fo:background-color="#ffffff" fo:color="#272a34" fo:font-size="10pt" style:font-size-asian="10pt" style:font-size-complex="10pt"/>
    </style:style>
    <style:style style:name="P20" style:family="paragraph" style:parent-style-name="Standard">
      <style:paragraph-properties fo:text-align="justify" fo:break-before="auto" fo:line-height="180%" style:writing-mode="lr-tb"/>
    </style:style>
    <style:style style:name="T20_1" style:family="text">
      <style:text-properties fo:background-color="#ffffff" fo:color="#272a34" style:font-name="Times New Roman" style:font-name-asian="Times New Roman" style:font-name-complex="Times New Roman"/>
    </style:style>
    <style:style style:name="T20_2" style:family="text">
      <style:text-properties fo:background-color="#ffffff" fo:color="#272a34" style:font-name="Times New Roman" style:font-name-asian="Times New Roman" style:font-name-complex="Times New Roman"/>
    </style:style>
    <style:style style:name="T20_3" style:family="text">
      <style:text-properties fo:background-color="#ffffff" fo:color="#272a34" style:font-name="Times New Roman" style:font-name-asian="Times New Roman" style:font-name-complex="Times New Roman"/>
    </style:style>
    <style:style style:name="T20_4" style:family="text">
      <style:text-properties fo:background-color="#ffffff" fo:color="#272a34" style:font-name="Times New Roman" style:font-name-asian="Times New Roman" style:font-name-complex="Times New Roman"/>
    </style:style>
    <style:style style:name="T20_5" style:family="text">
      <style:text-properties fo:background-color="#ffffff" fo:color="#272a34" style:font-name="Times New Roman" style:font-name-asian="Times New Roman" style:font-name-complex="Times New Roman"/>
    </style:style>
    <style:style style:name="T20_6" style:family="text">
      <style:text-properties fo:background-color="#ffffff" fo:color="#272a34" style:font-name="Times New Roman" style:font-name-asian="Times New Roman" style:font-name-complex="Times New Roman"/>
    </style:style>
    <style:style style:name="T20_7" style:family="text">
      <style:text-properties fo:background-color="#ffffff" fo:color="#272a34" style:font-name="Times New Roman" style:font-name-asian="Times New Roman" style:font-name-complex="Times New Roman"/>
    </style:style>
    <style:style style:name="T20_8" style:family="text">
      <style:text-properties fo:background-color="#ffffff" fo:color="#272a34" style:font-name="Times New Roman" style:font-name-asian="Times New Roman" style:font-name-complex="Times New Roman"/>
    </style:style>
    <style:style style:name="T20_9" style:family="text">
      <style:text-properties fo:background-color="#ffffff" fo:color="#272a34" style:font-name="Times New Roman" style:font-name-asian="Times New Roman" style:font-name-complex="Times New Roman"/>
    </style:style>
    <style:style style:name="T20_10" style:family="text">
      <style:text-properties fo:background-color="#ffffff" fo:color="#272a34" style:font-name="Times New Roman" style:font-name-asian="Times New Roman" style:font-name-complex="Times New Roman"/>
    </style:style>
    <style:style style:name="T20_11" style:family="text">
      <style:text-properties fo:background-color="#ffffff" fo:color="#272a34" style:font-name="Times New Roman" style:font-name-asian="Times New Roman" style:font-name-complex="Times New Roman"/>
    </style:style>
    <style:style style:name="T20_12" style:family="text">
      <style:text-properties fo:background-color="#ffffff" fo:color="#272a34" style:font-name="Times New Roman" style:font-name-asian="Times New Roman" style:font-name-complex="Times New Roman"/>
    </style:style>
    <style:style style:name="T20_13" style:family="text">
      <style:text-properties fo:background-color="#ffffff" fo:color="#272a34" style:font-name="Times New Roman" style:font-name-asian="Times New Roman" style:font-name-complex="Times New Roman"/>
    </style:style>
    <style:style style:name="T20_14" style:family="text">
      <style:text-properties fo:background-color="#ffffff" fo:color="#272a34" style:font-name="Times New Roman" style:font-name-asian="Times New Roman" style:font-name-complex="Times New Roman"/>
    </style:style>
    <style:style style:name="T20_15" style:family="text">
      <style:text-properties fo:background-color="#ffffff" fo:color="#272a34" style:font-name="Times New Roman" style:font-name-asian="Times New Roman" style:font-name-complex="Times New Roman"/>
    </style:style>
    <style:style style:name="T20_16" style:family="text">
      <style:text-properties fo:background-color="#ffffff" fo:color="#272a34" style:font-name="Times New Roman" style:font-name-asian="Times New Roman" style:font-name-complex="Times New Roman"/>
    </style:style>
    <style:style style:name="T20_17" style:family="text">
      <style:text-properties fo:background-color="#ffffff" fo:color="#272a34" style:font-name="Times New Roman" style:font-name-asian="Times New Roman" style:font-name-complex="Times New Roman"/>
    </style:style>
    <style:style style:name="T20_18" style:family="text">
      <style:text-properties fo:background-color="#ffffff" fo:color="#272a34" style:font-name="Times New Roman" style:font-name-asian="Times New Roman" style:font-name-complex="Times New Roman"/>
    </style:style>
    <style:style style:name="T20_19" style:family="text">
      <style:text-properties fo:background-color="#ffffff" fo:color="#272a34" style:font-name="Times New Roman" style:font-name-asian="Times New Roman" style:font-name-complex="Times New Roman"/>
    </style:style>
    <style:style style:name="T20_20" style:family="text">
      <style:text-properties fo:background-color="#ffffff" fo:color="#272a34" style:font-name="Times New Roman" style:font-name-asian="Times New Roman" style:font-name-complex="Times New Roman"/>
    </style:style>
    <style:style style:name="T20_21" style:family="text">
      <style:text-properties fo:background-color="#ffffff" fo:color="#272a34" style:font-name="Times New Roman" style:font-name-asian="Times New Roman" style:font-name-complex="Times New Roman"/>
    </style:style>
    <style:style style:name="T20_22" style:family="text">
      <style:text-properties fo:background-color="#ffffff" fo:color="#272a34" style:font-name="Times New Roman" style:font-name-asian="Times New Roman" style:font-name-complex="Times New Roman"/>
    </style:style>
    <style:style style:name="T20_23" style:family="text">
      <style:text-properties fo:background-color="#ffffff" fo:color="#272a34" style:font-name="Times New Roman" style:font-name-asian="Times New Roman" style:font-name-complex="Times New Roman"/>
    </style:style>
    <style:style style:name="T20_24" style:family="text">
      <style:text-properties fo:background-color="#ffffff" fo:color="#272a34" style:font-name="Times New Roman" style:font-name-asian="Times New Roman" style:font-name-complex="Times New Roman"/>
    </style:style>
    <style:style style:name="T20_25" style:family="text">
      <style:text-properties fo:background-color="#ffffff" fo:color="#272a34" style:font-name="Times New Roman" style:font-name-asian="Times New Roman" style:font-name-complex="Times New Roman"/>
    </style:style>
    <style:style style:name="T20_26" style:family="text">
      <style:text-properties fo:background-color="#ffffff" fo:color="#272a34" style:font-name="Times New Roman" style:font-name-asian="Times New Roman" style:font-name-complex="Times New Roman"/>
    </style:style>
    <style:style style:name="T20_27" style:family="text">
      <style:text-properties fo:background-color="#ffffff" fo:color="#272a34" style:font-name="Times New Roman" style:font-name-asian="Times New Roman" style:font-name-complex="Times New Roman"/>
    </style:style>
    <style:style style:name="T20_28" style:family="text">
      <style:text-properties fo:background-color="#ffffff" fo:color="#272a34" style:font-name="Times New Roman" style:font-name-asian="Times New Roman" style:font-name-complex="Times New Roman"/>
    </style:style>
    <style:style style:name="T20_29" style:family="text">
      <style:text-properties fo:background-color="#ffffff" fo:color="#272a34" style:font-name="Times New Roman" style:font-name-asian="Times New Roman" style:font-name-complex="Times New Roman"/>
    </style:style>
    <style:style style:name="T20_30" style:family="text">
      <style:text-properties fo:background-color="#ffffff" fo:color="#272a34"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80%" style:writing-mode="lr-tb"/>
    </style:style>
    <style:style style:name="T21_1" style:family="text">
      <style:text-properties fo:background-color="#ffffff" fo:color="#272a34" fo:font-size="10pt" style:font-size-asian="10pt" style:font-size-complex="10pt"/>
    </style:style>
    <style:style style:name="T21_2" style:family="text">
      <style:text-properties fo:background-color="#ffffff" fo:color="#272a34" fo:font-size="10pt" style:font-size-asian="10pt" style:font-size-complex="10pt"/>
    </style:style>
    <style:style style:name="T21_3" style:family="text">
      <style:text-properties fo:background-color="#ffffff" fo:color="#272a34" fo:font-size="10pt" style:font-size-asian="10pt" style:font-size-complex="10pt"/>
    </style:style>
    <style:style style:name="T21_4" style:family="text">
      <style:text-properties fo:background-color="#ffffff" fo:color="#272a34" fo:font-size="10pt" style:font-size-asian="10pt" style:font-size-complex="10pt"/>
    </style:style>
    <style:style style:name="T21_5" style:family="text">
      <style:text-properties fo:background-color="#ffffff" fo:color="#272a34" fo:font-size="10pt" style:font-size-asian="10pt" style:font-size-complex="10pt"/>
    </style:style>
    <style:style style:name="T21_6" style:family="text">
      <style:text-properties fo:background-color="#ffffff" fo:color="#272a34" fo:font-size="10pt" style:font-size-asian="10pt" style:font-size-complex="10pt"/>
    </style:style>
    <style:style style:name="T21_7" style:family="text">
      <style:text-properties fo:background-color="#ffffff" fo:color="#272a34" fo:font-size="10pt" style:font-size-asian="10pt" style:font-size-complex="10pt"/>
    </style:style>
    <style:style style:name="T21_8" style:family="text">
      <style:text-properties fo:background-color="#ffffff" fo:color="#272a34" fo:font-size="10pt" style:font-size-asian="10pt" style:font-size-complex="10pt"/>
    </style:style>
    <style:style style:name="T21_9" style:family="text">
      <style:text-properties fo:background-color="#ffffff" fo:color="#272a34" fo:font-size="10pt" style:font-size-asian="10pt" style:font-size-complex="10pt"/>
    </style:style>
    <style:style style:name="T21_10" style:family="text">
      <style:text-properties fo:background-color="#ffffff" fo:color="#272a34" fo:font-size="10pt" style:font-size-asian="10pt" style:font-size-complex="10pt"/>
    </style:style>
    <style:style style:name="T21_11" style:family="text">
      <style:text-properties fo:background-color="#ffffff" fo:color="#272a34" fo:font-size="10pt" style:font-size-asian="10pt" style:font-size-complex="10pt"/>
    </style:style>
    <style:style style:name="T21_12" style:family="text">
      <style:text-properties fo:background-color="#ffffff" fo:color="#272a34" fo:font-size="10pt" style:font-size-asian="10pt" style:font-size-complex="10pt"/>
    </style:style>
    <style:style style:name="T21_13" style:family="text">
      <style:text-properties fo:background-color="#ffffff" fo:color="#272a34" fo:font-size="10pt" style:font-size-asian="10pt" style:font-size-complex="10pt"/>
    </style:style>
    <style:style style:name="T21_14" style:family="text">
      <style:text-properties fo:background-color="#ffffff" fo:color="#272a34" fo:font-size="10pt" style:font-size-asian="10pt" style:font-size-complex="10pt"/>
    </style:style>
    <style:style style:name="T21_15" style:family="text">
      <style:text-properties fo:background-color="#ffffff" fo:color="#272a34" fo:font-size="10pt" style:font-size-asian="10pt" style:font-size-complex="10pt"/>
    </style:style>
    <style:style style:name="T21_16" style:family="text">
      <style:text-properties fo:background-color="#ffffff" fo:color="#272a34" fo:font-size="10pt" style:font-size-asian="10pt" style:font-size-complex="10pt"/>
    </style:style>
    <style:style style:name="T21_17" style:family="text">
      <style:text-properties fo:background-color="#ffffff" fo:color="#272a34" fo:font-size="10pt" style:font-size-asian="10pt" style:font-size-complex="10pt"/>
    </style:style>
    <style:style style:name="T21_18" style:family="text">
      <style:text-properties fo:background-color="#ffffff" fo:color="#272a34" fo:font-size="10pt" style:font-size-asian="10pt" style:font-size-complex="10pt"/>
    </style:style>
    <style:style style:name="T21_19" style:family="text">
      <style:text-properties fo:background-color="#ffffff" fo:color="#272a34" fo:font-size="10pt" style:font-size-asian="10pt" style:font-size-complex="10pt"/>
    </style:style>
    <style:style style:name="T21_20" style:family="text">
      <style:text-properties fo:background-color="#ffffff" fo:color="#272a34" fo:font-size="10pt" style:font-size-asian="10pt" style:font-size-complex="10pt"/>
    </style:style>
    <style:style style:name="T21_21" style:family="text">
      <style:text-properties fo:background-color="#ffffff" fo:color="#272a34" fo:font-size="10pt" style:font-size-asian="10pt" style:font-size-complex="10pt"/>
    </style:style>
    <style:style style:name="T21_22" style:family="text">
      <style:text-properties fo:background-color="#ffffff" fo:color="#272a34" fo:font-size="10pt" style:font-size-asian="10pt" style:font-size-complex="10pt"/>
    </style:style>
    <style:style style:name="T21_23" style:family="text">
      <style:text-properties fo:background-color="#ffffff" fo:color="#272a34" fo:font-size="10pt" style:font-size-asian="10pt" style:font-size-complex="10pt"/>
    </style:style>
    <style:style style:name="T21_24" style:family="text">
      <style:text-properties fo:background-color="#ffffff" fo:color="#272a34" fo:font-size="10pt" style:font-size-asian="10pt" style:font-size-complex="10pt"/>
    </style:style>
    <style:style style:name="T21_25" style:family="text">
      <style:text-properties fo:background-color="#ffffff" fo:color="#272a34" fo:font-size="10pt" style:font-size-asian="10pt" style:font-size-complex="10pt"/>
    </style:style>
    <style:style style:name="T21_26" style:family="text">
      <style:text-properties fo:background-color="#ffffff" fo:color="#272a34" fo:font-size="10pt" style:font-size-asian="10pt" style:font-size-complex="10pt"/>
    </style:style>
    <style:style style:name="T21_27" style:family="text">
      <style:text-properties fo:background-color="#ffffff" fo:color="#272a34" fo:font-size="10pt" style:font-size-asian="10pt" style:font-size-complex="10pt"/>
    </style:style>
    <style:style style:name="T21_28" style:family="text">
      <style:text-properties fo:background-color="#ffffff" fo:color="#272a34" fo:font-size="10pt" style:font-size-asian="10pt" style:font-size-complex="10pt"/>
    </style:style>
    <style:style style:name="T21_29" style:family="text">
      <style:text-properties fo:background-color="#ffffff" fo:color="#272a34" fo:font-size="10pt" style:font-size-asian="10pt" style:font-size-complex="10pt"/>
    </style:style>
    <style:style style:name="T21_30" style:family="text">
      <style:text-properties fo:background-color="#ffffff" fo:color="#272a34" fo:font-size="10pt" style:font-size-asian="10pt" style:font-size-complex="10pt"/>
    </style:style>
    <style:style style:name="T21_31" style:family="text">
      <style:text-properties fo:background-color="#ffffff" fo:color="#272a34" fo:font-size="10pt" style:font-size-asian="10pt" style:font-size-complex="10pt"/>
    </style:style>
    <style:style style:name="T21_32" style:family="text">
      <style:text-properties fo:background-color="#ffffff" fo:color="#272a34" fo:font-size="10pt" style:font-size-asian="10pt" style:font-size-complex="10pt"/>
    </style:style>
    <style:style style:name="T21_33" style:family="text">
      <style:text-properties fo:background-color="#ffffff" fo:color="#272a34" fo:font-size="10pt" style:font-size-asian="10pt" style:font-size-complex="10pt"/>
    </style:style>
    <style:style style:name="T21_34" style:family="text">
      <style:text-properties fo:background-color="#ffffff" fo:color="#272a34" fo:font-size="10pt" style:font-size-asian="10pt" style:font-size-complex="10pt"/>
    </style:style>
    <style:style style:name="T21_35" style:family="text">
      <style:text-properties fo:background-color="#ffffff" fo:color="#272a34" fo:font-size="10pt" style:font-size-asian="10pt" style:font-size-complex="10pt"/>
    </style:style>
    <style:style style:name="T21_36" style:family="text">
      <style:text-properties fo:background-color="#ffffff" fo:color="#272a34" fo:font-size="10pt" style:font-size-asian="10pt" style:font-size-complex="10pt"/>
    </style:style>
    <style:style style:name="T21_37" style:family="text">
      <style:text-properties fo:background-color="#ffffff" fo:color="#272a34" fo:font-size="10pt" style:font-size-asian="10pt" style:font-size-complex="10pt"/>
    </style:style>
    <style:style style:name="T21_38" style:family="text">
      <style:text-properties fo:background-color="#ffffff" fo:color="#272a34" fo:font-size="10pt" style:font-size-asian="10pt" style:font-size-complex="10pt"/>
    </style:style>
    <style:style style:name="T21_39" style:family="text">
      <style:text-properties fo:background-color="#ffffff" fo:color="#272a34" fo:font-size="10pt" style:font-size-asian="10pt" style:font-size-complex="10pt"/>
    </style:style>
    <style:style style:name="T21_40" style:family="text">
      <style:text-properties fo:background-color="#ffffff" fo:color="#272a34" fo:font-size="10pt" style:font-size-asian="10pt" style:font-size-complex="10pt"/>
    </style:style>
    <style:style style:name="T21_41" style:family="text">
      <style:text-properties fo:background-color="#ffffff" fo:color="#272a34" fo:font-size="10pt" style:font-size-asian="10pt" style:font-size-complex="10pt"/>
    </style:style>
    <style:style style:name="T21_42" style:family="text">
      <style:text-properties fo:background-color="#ffffff" fo:color="#272a34" fo:font-size="10pt" style:font-size-asian="10pt" style:font-size-complex="10pt"/>
    </style:style>
    <style:style style:name="T21_43" style:family="text">
      <style:text-properties fo:background-color="#ffffff" fo:color="#272a34" fo:font-size="10pt" style:font-size-asian="10pt" style:font-size-complex="10pt"/>
    </style:style>
    <style:style style:name="T21_44" style:family="text">
      <style:text-properties fo:background-color="#ffffff" fo:color="#272a34" fo:font-size="10pt" style:font-size-asian="10pt" style:font-size-complex="10pt"/>
    </style:style>
    <style:style style:name="T21_45" style:family="text">
      <style:text-properties fo:background-color="#ffffff" fo:color="#272a34" fo:font-size="10pt" style:font-size-asian="10pt" style:font-size-complex="10pt"/>
    </style:style>
    <style:style style:name="T21_46" style:family="text">
      <style:text-properties fo:background-color="#ffffff" fo:color="#272a34" fo:font-size="10pt" style:font-size-asian="10pt" style:font-size-complex="10pt"/>
    </style:style>
    <style:style style:name="T21_47" style:family="text">
      <style:text-properties fo:background-color="#ffffff" fo:color="#272a34" fo:font-size="10pt" style:font-size-asian="10pt" style:font-size-complex="10pt"/>
    </style:style>
    <style:style style:name="T21_48" style:family="text">
      <style:text-properties fo:background-color="#ffffff" fo:color="#272a34" fo:font-size="10pt" style:font-size-asian="10pt" style:font-size-complex="10pt"/>
    </style:style>
    <style:style style:name="T21_49" style:family="text">
      <style:text-properties fo:background-color="#ffffff" fo:color="#272a34" fo:font-size="10pt" style:font-size-asian="10pt" style:font-size-complex="10pt"/>
    </style:style>
    <style:style style:name="T21_50" style:family="text">
      <style:text-properties fo:background-color="#ffffff" fo:color="#272a34" fo:font-size="10pt" style:font-size-asian="10pt" style:font-size-complex="10pt"/>
    </style:style>
    <style:style style:name="T21_51" style:family="text">
      <style:text-properties fo:background-color="#ffffff" fo:color="#272a34" fo:font-size="10pt" style:font-size-asian="10pt" style:font-size-complex="10pt"/>
    </style:style>
    <style:style style:name="T21_52" style:family="text">
      <style:text-properties fo:background-color="#ffffff" fo:color="#272a34" fo:font-size="10pt" style:font-size-asian="10pt" style:font-size-complex="10pt"/>
    </style:style>
    <style:style style:name="T21_53" style:family="text">
      <style:text-properties fo:background-color="#ffffff" fo:color="#272a34" fo:font-size="10pt" style:font-size-asian="10pt" style:font-size-complex="10pt"/>
    </style:style>
    <style:style style:name="T21_54" style:family="text">
      <style:text-properties fo:background-color="#ffffff" fo:color="#272a34" fo:font-size="10pt" style:font-size-asian="10pt" style:font-size-complex="10pt"/>
    </style:style>
    <style:style style:name="T21_55" style:family="text">
      <style:text-properties fo:background-color="#ffffff" fo:color="#272a34" fo:font-size="10pt" style:font-size-asian="10pt" style:font-size-complex="10pt"/>
    </style:style>
    <style:style style:name="T21_56" style:family="text">
      <style:text-properties fo:background-color="#ffffff" fo:color="#272a34" fo:font-size="10pt" style:font-size-asian="10pt" style:font-size-complex="10pt"/>
    </style:style>
    <style:style style:name="T21_57" style:family="text">
      <style:text-properties fo:background-color="#ffffff" fo:color="#272a34" fo:font-size="10pt" style:font-size-asian="10pt" style:font-size-complex="10pt"/>
    </style:style>
    <style:style style:name="T21_58" style:family="text">
      <style:text-properties fo:background-color="#ffffff" fo:color="#272a34" fo:font-size="10pt" style:font-size-asian="10pt" style:font-size-complex="10pt"/>
    </style:style>
    <style:style style:name="T21_59" style:family="text">
      <style:text-properties fo:background-color="#ffffff" fo:color="#272a34" fo:font-size="10pt" style:font-size-asian="10pt" style:font-size-complex="10pt"/>
    </style:style>
    <style:style style:name="T21_60" style:family="text">
      <style:text-properties fo:background-color="#ffffff" fo:color="#272a34" fo:font-size="10pt" style:font-size-asian="10pt" style:font-size-complex="10pt"/>
    </style:style>
    <style:style style:name="T21_61" style:family="text">
      <style:text-properties fo:background-color="#ffffff" fo:color="#272a34" fo:font-size="10pt" style:font-size-asian="10pt" style:font-size-complex="10pt"/>
    </style:style>
    <style:style style:name="T21_62" style:family="text">
      <style:text-properties fo:background-color="#ffffff" fo:color="#272a34" fo:font-size="10pt" style:font-size-asian="10pt" style:font-size-complex="10pt"/>
    </style:style>
    <style:style style:name="T21_63" style:family="text">
      <style:text-properties fo:background-color="#ffffff" fo:color="#272a34" fo:font-size="10pt" style:font-size-asian="10pt" style:font-size-complex="10pt"/>
    </style:style>
    <style:style style:name="T21_64" style:family="text">
      <style:text-properties fo:background-color="#ffffff" fo:color="#272a34" fo:font-size="10pt" style:font-size-asian="10pt" style:font-size-complex="10pt"/>
    </style:style>
    <style:style style:name="T21_65" style:family="text">
      <style:text-properties fo:background-color="#ffffff" fo:color="#272a34" fo:font-size="10pt" style:font-size-asian="10pt" style:font-size-complex="10pt"/>
    </style:style>
    <style:style style:name="T21_66" style:family="text">
      <style:text-properties fo:background-color="#ffffff" fo:color="#272a34" fo:font-size="10pt" style:font-size-asian="10pt" style:font-size-complex="10pt"/>
    </style:style>
    <style:style style:name="T21_67" style:family="text">
      <style:text-properties fo:background-color="#ffffff" fo:color="#272a34" fo:font-size="10pt" style:font-size-asian="10pt" style:font-size-complex="10pt"/>
    </style:style>
    <style:style style:name="T21_68" style:family="text">
      <style:text-properties fo:background-color="#ffffff" fo:color="#272a34" fo:font-size="10pt" style:font-size-asian="10pt" style:font-size-complex="10pt"/>
    </style:style>
    <style:style style:name="T21_69" style:family="text">
      <style:text-properties fo:background-color="#ffffff" fo:color="#272a34" fo:font-size="10pt" style:font-size-asian="10pt" style:font-size-complex="10pt"/>
    </style:style>
    <style:style style:name="T21_70" style:family="text">
      <style:text-properties fo:background-color="#ffffff" fo:color="#272a34" fo:font-size="10pt" style:font-size-asian="10pt" style:font-size-complex="10pt"/>
    </style:style>
    <style:style style:name="T21_71" style:family="text">
      <style:text-properties fo:background-color="#ffffff" fo:color="#272a34" fo:font-size="10pt" style:font-size-asian="10pt" style:font-size-complex="10pt"/>
    </style:style>
    <style:style style:name="T21_72" style:family="text">
      <style:text-properties fo:background-color="#ffffff" fo:color="#272a34" fo:font-size="10pt" style:font-size-asian="10pt" style:font-size-complex="10pt"/>
    </style:style>
    <style:style style:name="T21_73" style:family="text">
      <style:text-properties fo:background-color="#ffffff" fo:color="#272a34" fo:font-size="10pt" style:font-size-asian="10pt" style:font-size-complex="10pt"/>
    </style:style>
    <style:style style:name="T21_74" style:family="text">
      <style:text-properties fo:background-color="#ffffff" fo:color="#272a34" fo:font-size="10pt" style:font-size-asian="10pt" style:font-size-complex="10pt"/>
    </style:style>
    <style:style style:name="T21_75" style:family="text">
      <style:text-properties fo:background-color="#ffffff" fo:color="#272a34" fo:font-size="10pt" style:font-size-asian="10pt" style:font-size-complex="10pt"/>
    </style:style>
    <style:style style:name="T21_76" style:family="text">
      <style:text-properties fo:background-color="#ffffff" fo:color="#272a34" fo:font-size="10pt" style:font-size-asian="10pt" style:font-size-complex="10pt"/>
    </style:style>
    <style:style style:name="T21_77" style:family="text">
      <style:text-properties fo:background-color="#ffffff" fo:color="#272a34" fo:font-size="10pt" style:font-size-asian="10pt" style:font-size-complex="10pt"/>
    </style:style>
    <style:style style:name="T21_78" style:family="text">
      <style:text-properties fo:background-color="#ffffff" fo:color="#272a34" fo:font-size="10pt" style:font-size-asian="10pt" style:font-size-complex="10pt"/>
    </style:style>
    <style:style style:name="T21_79" style:family="text">
      <style:text-properties fo:background-color="#ffffff" fo:color="#272a34" fo:font-size="10pt" style:font-size-asian="10pt" style:font-size-complex="10pt"/>
    </style:style>
    <style:style style:name="T21_80" style:family="text">
      <style:text-properties fo:background-color="#ffffff" fo:color="#272a34" fo:font-size="10pt" style:font-size-asian="10pt" style:font-size-complex="10pt"/>
    </style:style>
    <style:style style:name="T21_81" style:family="text">
      <style:text-properties fo:background-color="#ffffff" fo:color="#272a34" fo:font-size="10pt" style:font-size-asian="10pt" style:font-size-complex="10pt"/>
    </style:style>
    <style:style style:name="T21_82" style:family="text">
      <style:text-properties fo:background-color="#ffffff" fo:color="#272a34" fo:font-size="10pt" style:font-size-asian="10pt" style:font-size-complex="10pt"/>
    </style:style>
    <style:style style:name="T21_83" style:family="text">
      <style:text-properties fo:background-color="#ffffff" fo:color="#272a34" fo:font-size="10pt" style:font-size-asian="10pt" style:font-size-complex="10pt"/>
    </style:style>
    <style:style style:name="T21_84" style:family="text">
      <style:text-properties fo:background-color="#ffffff" fo:color="#272a34" fo:font-size="10pt" style:font-size-asian="10pt" style:font-size-complex="10pt"/>
    </style:style>
    <style:style style:name="T21_85" style:family="text">
      <style:text-properties fo:background-color="#ffffff" fo:color="#272a34" fo:font-size="10pt" style:font-size-asian="10pt" style:font-size-complex="10pt"/>
    </style:style>
    <style:style style:name="T21_86" style:family="text">
      <style:text-properties fo:background-color="#ffffff" fo:color="#272a34" fo:font-size="10pt" style:font-size-asian="10pt" style:font-size-complex="10pt"/>
    </style:style>
    <style:style style:name="T21_87" style:family="text">
      <style:text-properties fo:background-color="#ffffff" fo:color="#272a34" fo:font-size="10pt" style:font-size-asian="10pt" style:font-size-complex="10pt"/>
    </style:style>
    <style:style style:name="T21_88" style:family="text">
      <style:text-properties fo:background-color="#ffffff" fo:color="#272a34" fo:font-size="10pt" style:font-size-asian="10pt" style:font-size-complex="10pt"/>
    </style:style>
    <style:style style:name="T21_89" style:family="text">
      <style:text-properties fo:background-color="#ffffff" fo:color="#272a34" fo:font-size="10pt" style:font-size-asian="10pt" style:font-size-complex="10pt"/>
    </style:style>
    <style:style style:name="T21_90" style:family="text">
      <style:text-properties fo:background-color="#ffffff" fo:color="#272a34" fo:font-size="10pt" style:font-size-asian="10pt" style:font-size-complex="10pt"/>
    </style:style>
    <style:style style:name="T21_91" style:family="text">
      <style:text-properties fo:background-color="#ffffff" fo:color="#272a34" fo:font-size="10pt" style:font-size-asian="10pt" style:font-size-complex="10pt"/>
    </style:style>
    <style:style style:name="T21_92" style:family="text">
      <style:text-properties fo:background-color="#ffffff" fo:color="#272a34" fo:font-size="10pt" style:font-size-asian="10pt" style:font-size-complex="10pt"/>
    </style:style>
    <style:style style:name="T21_93" style:family="text">
      <style:text-properties fo:background-color="#ffffff" fo:color="#272a34" fo:font-size="10pt" style:font-size-asian="10pt" style:font-size-complex="10pt"/>
    </style:style>
    <style:style style:name="T21_94" style:family="text">
      <style:text-properties fo:background-color="#ffffff" fo:color="#272a34" fo:font-size="10pt" style:font-size-asian="10pt" style:font-size-complex="10pt"/>
    </style:style>
    <style:style style:name="T21_95" style:family="text">
      <style:text-properties fo:background-color="#ffffff" fo:color="#272a34" fo:font-size="10pt" style:font-size-asian="10pt" style:font-size-complex="10pt"/>
    </style:style>
    <style:style style:name="T21_96" style:family="text">
      <style:text-properties fo:background-color="#ffffff" fo:color="#272a34" fo:font-size="10pt" style:font-size-asian="10pt" style:font-size-complex="10pt"/>
    </style:style>
    <style:style style:name="T21_97" style:family="text">
      <style:text-properties fo:background-color="#ffffff" fo:color="#272a34" fo:font-size="10pt" style:font-size-asian="10pt" style:font-size-complex="10pt"/>
    </style:style>
    <style:style style:name="T21_98" style:family="text">
      <style:text-properties fo:background-color="#ffffff" fo:color="#272a34" fo:font-size="10pt" style:font-size-asian="10pt" style:font-size-complex="10pt"/>
    </style:style>
    <style:style style:name="T21_99" style:family="text">
      <style:text-properties fo:background-color="#ffffff" fo:color="#272a34" fo:font-size="10pt" style:font-size-asian="10pt" style:font-size-complex="10pt"/>
    </style:style>
    <style:style style:name="T21_100" style:family="text">
      <style:text-properties fo:background-color="#ffffff" fo:color="#272a34" fo:font-size="10pt" style:font-size-asian="10pt" style:font-size-complex="10pt"/>
    </style:style>
    <style:style style:name="T21_101" style:family="text">
      <style:text-properties fo:background-color="#ffffff" fo:color="#272a34" fo:font-size="10pt" style:font-size-asian="10pt" style:font-size-complex="10pt"/>
    </style:style>
    <style:style style:name="T21_102" style:family="text">
      <style:text-properties fo:background-color="#ffffff" fo:color="#272a34" fo:font-size="10pt" style:font-size-asian="10pt" style:font-size-complex="10pt"/>
    </style:style>
    <style:style style:name="T21_103" style:family="text">
      <style:text-properties fo:background-color="#ffffff" fo:color="#272a34" fo:font-size="10pt" style:font-size-asian="10pt" style:font-size-complex="10pt"/>
    </style:style>
    <style:style style:name="T21_104" style:family="text">
      <style:text-properties fo:background-color="#ffffff" fo:color="#272a34" fo:font-size="10pt" style:font-size-asian="10pt" style:font-size-complex="10pt"/>
    </style:style>
    <style:style style:name="T21_105" style:family="text">
      <style:text-properties fo:background-color="#ffffff" fo:color="#272a34" fo:font-size="10pt" style:font-size-asian="10pt" style:font-size-complex="10pt"/>
    </style:style>
    <style:style style:name="T21_106" style:family="text">
      <style:text-properties fo:background-color="#ffffff" fo:color="#272a34" fo:font-size="10pt" style:font-size-asian="10pt" style:font-size-complex="10pt"/>
    </style:style>
    <style:style style:name="T21_107" style:family="text">
      <style:text-properties fo:background-color="#ffffff" fo:color="#272a34" fo:font-size="10pt" style:font-size-asian="10pt" style:font-size-complex="10pt"/>
    </style:style>
    <style:style style:name="T21_108" style:family="text">
      <style:text-properties fo:background-color="#ffffff" fo:color="#272a34" fo:font-size="10pt" style:font-size-asian="10pt" style:font-size-complex="10pt"/>
    </style:style>
    <style:style style:name="T21_109" style:family="text">
      <style:text-properties fo:background-color="#ffffff" fo:color="#272a34" fo:font-size="10pt" style:font-size-asian="10pt" style:font-size-complex="10pt"/>
    </style:style>
    <style:style style:name="T21_110" style:family="text">
      <style:text-properties fo:background-color="#ffffff" fo:color="#272a34" fo:font-size="10pt" style:font-size-asian="10pt" style:font-size-complex="10pt"/>
    </style:style>
    <style:style style:name="T21_111" style:family="text">
      <style:text-properties fo:background-color="#ffffff" fo:color="#272a34" fo:font-size="10pt" style:font-size-asian="10pt" style:font-size-complex="10pt"/>
    </style:style>
    <style:style style:name="T21_112" style:family="text">
      <style:text-properties fo:background-color="#ffffff" fo:color="#272a34" fo:font-size="10pt" style:font-size-asian="10pt" style:font-size-complex="10pt"/>
    </style:style>
    <style:style style:name="T21_113" style:family="text">
      <style:text-properties fo:background-color="#ffffff" fo:color="#272a34" fo:font-size="10pt" style:font-size-asian="10pt" style:font-size-complex="10pt"/>
    </style:style>
    <style:style style:name="T21_114" style:family="text">
      <style:text-properties fo:background-color="#ffffff" fo:color="#272a34" fo:font-size="10pt" style:font-size-asian="10pt" style:font-size-complex="10pt"/>
    </style:style>
    <style:style style:name="T21_115" style:family="text">
      <style:text-properties fo:background-color="#ffffff" fo:color="#272a34" fo:font-size="10pt" style:font-size-asian="10pt" style:font-size-complex="10pt"/>
    </style:style>
    <style:style style:name="T21_116" style:family="text">
      <style:text-properties fo:background-color="#ffffff" fo:color="#272a34" fo:font-size="10pt" style:font-size-asian="10pt" style:font-size-complex="10pt"/>
    </style:style>
    <style:style style:name="T21_117" style:family="text">
      <style:text-properties fo:background-color="#ffffff" fo:color="#272a34" fo:font-size="10pt" style:font-size-asian="10pt" style:font-size-complex="10pt"/>
    </style:style>
    <style:style style:name="T21_118" style:family="text">
      <style:text-properties fo:background-color="#ffffff" fo:color="#272a34" fo:font-size="10pt" style:font-size-asian="10pt" style:font-size-complex="10pt"/>
    </style:style>
    <style:style style:name="T21_119" style:family="text">
      <style:text-properties fo:background-color="#ffffff" fo:color="#272a34" fo:font-size="10pt" style:font-size-asian="10pt" style:font-size-complex="10pt"/>
    </style:style>
    <style:style style:name="T21_120" style:family="text">
      <style:text-properties fo:background-color="#ffffff" fo:color="#272a34" fo:font-size="10pt" style:font-size-asian="10pt" style:font-size-complex="10pt"/>
    </style:style>
    <style:style style:name="T21_121" style:family="text">
      <style:text-properties fo:background-color="#ffffff" fo:color="#272a34" fo:font-size="10pt" style:font-size-asian="10pt" style:font-size-complex="10pt"/>
    </style:style>
    <style:style style:name="T21_122" style:family="text">
      <style:text-properties fo:background-color="#ffffff" fo:color="#272a34" fo:font-size="10pt" style:font-size-asian="10pt" style:font-size-complex="10pt"/>
    </style:style>
    <style:style style:name="T21_123" style:family="text">
      <style:text-properties fo:background-color="#ffffff" fo:color="#272a34" fo:font-size="10pt" style:font-size-asian="10pt" style:font-size-complex="10pt"/>
    </style:style>
    <style:style style:name="T21_124" style:family="text">
      <style:text-properties fo:background-color="#ffffff" fo:color="#272a34" fo:font-size="10pt" style:font-size-asian="10pt" style:font-size-complex="10pt"/>
    </style:style>
    <style:style style:name="T21_125" style:family="text">
      <style:text-properties fo:background-color="#ffffff" fo:color="#272a34" fo:font-size="10pt" style:font-size-asian="10pt" style:font-size-complex="10pt"/>
    </style:style>
    <style:style style:name="T21_126" style:family="text">
      <style:text-properties fo:background-color="#ffffff" fo:color="#272a34" fo:font-size="10pt" style:font-size-asian="10pt" style:font-size-complex="10pt"/>
    </style:style>
    <style:style style:name="T21_127" style:family="text">
      <style:text-properties fo:background-color="#ffffff" fo:color="#272a34" fo:font-size="10pt" style:font-size-asian="10pt" style:font-size-complex="10pt"/>
    </style:style>
    <style:style style:name="T21_128" style:family="text">
      <style:text-properties fo:background-color="#ffffff" fo:color="#272a34" fo:font-size="10pt" style:font-size-asian="10pt" style:font-size-complex="10pt"/>
    </style:style>
    <style:style style:name="T21_129" style:family="text">
      <style:text-properties fo:background-color="#ffffff" fo:color="#272a34" fo:font-size="10pt" style:font-size-asian="10pt" style:font-size-complex="10pt"/>
    </style:style>
    <style:style style:name="T21_130" style:family="text">
      <style:text-properties fo:background-color="#ffffff" fo:color="#272a34" fo:font-size="10pt" style:font-size-asian="10pt" style:font-size-complex="10pt"/>
    </style:style>
    <style:style style:name="P22" style:family="paragraph" style:parent-style-name="Standard">
      <style:paragraph-properties fo:text-align="justify" fo:break-before="auto" fo:line-height="180%" style:writing-mode="lr-tb"/>
    </style:style>
    <style:style style:name="T22_1" style:family="text">
      <style:text-properties fo:background-color="#ffffff" fo:color="#272a34" fo:font-size="10pt" style:font-size-asian="10pt" style:font-size-complex="10pt"/>
    </style:style>
    <style:style style:name="P23" style:family="paragraph" style:parent-style-name="Standard">
      <style:paragraph-properties fo:text-align="justify" fo:break-before="auto" fo:line-height="180%" style:writing-mode="lr-tb"/>
    </style:style>
    <style:style style:name="T23_1" style:family="text">
      <style:text-properties fo:background-color="#ffffff" fo:color="#272a34" style:font-name="Times New Roman" style:font-name-asian="Times New Roman" style:font-name-complex="Times New Roman"/>
    </style:style>
    <style:style style:name="T23_2" style:family="text">
      <style:text-properties fo:background-color="#ffffff" fo:color="#272a34" style:font-name="Times New Roman" style:font-name-asian="Times New Roman" style:font-name-complex="Times New Roman"/>
    </style:style>
    <style:style style:name="T23_3" style:family="text">
      <style:text-properties fo:background-color="#ffffff" fo:color="#272a34" style:font-name="Times New Roman" style:font-name-asian="Times New Roman" style:font-name-complex="Times New Roman"/>
    </style:style>
    <style:style style:name="T23_4" style:family="text">
      <style:text-properties fo:background-color="#ffffff" fo:color="#272a34" style:font-name="Times New Roman" style:font-name-asian="Times New Roman" style:font-name-complex="Times New Roman"/>
    </style:style>
    <style:style style:name="T23_5" style:family="text">
      <style:text-properties fo:background-color="#ffffff" fo:color="#272a34" style:font-name="Times New Roman" style:font-name-asian="Times New Roman" style:font-name-complex="Times New Roman"/>
    </style:style>
    <style:style style:name="T23_6" style:family="text">
      <style:text-properties fo:background-color="#ffffff" fo:color="#272a34" style:font-name="Times New Roman" style:font-name-asian="Times New Roman" style:font-name-complex="Times New Roman"/>
    </style:style>
    <style:style style:name="T23_7" style:family="text">
      <style:text-properties fo:background-color="#ffffff" fo:color="#272a34" style:font-name="Times New Roman" style:font-name-asian="Times New Roman" style:font-name-complex="Times New Roman"/>
    </style:style>
    <style:style style:name="T23_8" style:family="text">
      <style:text-properties fo:background-color="#ffffff" fo:color="#272a34" style:font-name="Times New Roman" style:font-name-asian="Times New Roman" style:font-name-complex="Times New Roman"/>
    </style:style>
    <style:style style:name="T23_9" style:family="text">
      <style:text-properties fo:background-color="#ffffff" fo:color="#272a34" style:font-name="Times New Roman" style:font-name-asian="Times New Roman" style:font-name-complex="Times New Roman"/>
    </style:style>
    <style:style style:name="T23_10" style:family="text">
      <style:text-properties fo:background-color="#ffffff" fo:color="#272a34" style:font-name="Times New Roman" style:font-name-asian="Times New Roman" style:font-name-complex="Times New Roman"/>
    </style:style>
    <style:style style:name="T23_11" style:family="text">
      <style:text-properties fo:background-color="#ffffff" fo:color="#272a34" style:font-name="Times New Roman" style:font-name-asian="Times New Roman" style:font-name-complex="Times New Roman"/>
    </style:style>
    <style:style style:name="T23_12" style:family="text">
      <style:text-properties fo:background-color="#ffffff" fo:color="#272a34" style:font-name="Times New Roman" style:font-name-asian="Times New Roman" style:font-name-complex="Times New Roman"/>
    </style:style>
    <style:style style:name="T23_13" style:family="text">
      <style:text-properties fo:background-color="#ffffff" fo:color="#272a34" style:font-name="Times New Roman" style:font-name-asian="Times New Roman" style:font-name-complex="Times New Roman"/>
    </style:style>
    <style:style style:name="T23_14" style:family="text">
      <style:text-properties fo:background-color="#ffffff" fo:color="#272a34" style:font-name="Times New Roman" style:font-name-asian="Times New Roman" style:font-name-complex="Times New Roman"/>
    </style:style>
    <style:style style:name="T23_15" style:family="text">
      <style:text-properties fo:background-color="#ffffff" fo:color="#272a34" style:font-name="Times New Roman" style:font-name-asian="Times New Roman" style:font-name-complex="Times New Roman"/>
    </style:style>
    <style:style style:name="T23_16" style:family="text">
      <style:text-properties fo:background-color="#ffffff" fo:color="#272a34" style:font-name="Times New Roman" style:font-name-asian="Times New Roman" style:font-name-complex="Times New Roman"/>
    </style:style>
    <style:style style:name="T23_17" style:family="text">
      <style:text-properties fo:background-color="#ffffff" fo:color="#272a34" style:font-name="Times New Roman" style:font-name-asian="Times New Roman" style:font-name-complex="Times New Roman"/>
    </style:style>
    <style:style style:name="T23_18" style:family="text">
      <style:text-properties fo:background-color="#ffffff" fo:color="#272a34" style:font-name="Times New Roman" style:font-name-asian="Times New Roman" style:font-name-complex="Times New Roman"/>
    </style:style>
    <style:style style:name="P24" style:family="paragraph" style:parent-style-name="Standard">
      <style:paragraph-properties fo:text-align="justify" fo:break-before="auto" fo:line-height="180%" style:writing-mode="lr-tb"/>
    </style:style>
    <style:style style:name="T24_1" style:family="text">
      <style:text-properties fo:background-color="#ffffff" fo:color="#272a34" fo:font-size="10pt" style:font-size-asian="10pt" style:font-size-complex="10pt"/>
    </style:style>
    <style:style style:name="T24_2" style:family="text">
      <style:text-properties fo:background-color="#ffffff" fo:color="#272a34" fo:font-size="10pt" style:font-size-asian="10pt" style:font-size-complex="10pt"/>
    </style:style>
    <style:style style:name="T24_3" style:family="text">
      <style:text-properties fo:background-color="#ffffff" fo:color="#272a34" fo:font-size="10pt" style:font-size-asian="10pt" style:font-size-complex="10pt"/>
    </style:style>
    <style:style style:name="T24_4" style:family="text">
      <style:text-properties fo:background-color="#ffffff" fo:color="#272a34" fo:font-size="10pt" style:font-size-asian="10pt" style:font-size-complex="10pt"/>
    </style:style>
    <style:style style:name="T24_5" style:family="text">
      <style:text-properties fo:background-color="#ffffff" fo:color="#272a34" fo:font-size="10pt" style:font-size-asian="10pt" style:font-size-complex="10pt"/>
    </style:style>
    <style:style style:name="T24_6" style:family="text">
      <style:text-properties fo:background-color="#ffffff" fo:color="#272a34" fo:font-size="10pt" style:font-size-asian="10pt" style:font-size-complex="10pt"/>
    </style:style>
    <style:style style:name="T24_7" style:family="text">
      <style:text-properties fo:background-color="#ffffff" fo:color="#272a34" fo:font-size="10pt" style:font-size-asian="10pt" style:font-size-complex="10pt"/>
    </style:style>
    <style:style style:name="T24_8" style:family="text">
      <style:text-properties fo:background-color="#ffffff" fo:color="#272a34" fo:font-size="10pt" style:font-size-asian="10pt" style:font-size-complex="10pt"/>
    </style:style>
    <style:style style:name="T24_9" style:family="text">
      <style:text-properties fo:background-color="#ffffff" fo:color="#272a34" fo:font-size="10pt" style:font-size-asian="10pt" style:font-size-complex="10pt"/>
    </style:style>
    <style:style style:name="T24_10" style:family="text">
      <style:text-properties fo:background-color="#ffffff" fo:color="#272a34" fo:font-size="10pt" style:font-size-asian="10pt" style:font-size-complex="10pt"/>
    </style:style>
    <style:style style:name="T24_11" style:family="text">
      <style:text-properties fo:background-color="#ffffff" fo:color="#272a34" fo:font-size="10pt" style:font-size-asian="10pt" style:font-size-complex="10pt"/>
    </style:style>
    <style:style style:name="T24_12" style:family="text">
      <style:text-properties fo:background-color="#ffffff" fo:color="#272a34" fo:font-size="10pt" style:font-size-asian="10pt" style:font-size-complex="10pt"/>
    </style:style>
    <style:style style:name="T24_13" style:family="text">
      <style:text-properties fo:background-color="#ffffff" fo:color="#272a34" fo:font-size="10pt" style:font-size-asian="10pt" style:font-size-complex="10pt"/>
    </style:style>
    <style:style style:name="T24_14" style:family="text">
      <style:text-properties fo:background-color="#ffffff" fo:color="#272a34" fo:font-size="10pt" style:font-size-asian="10pt" style:font-size-complex="10pt"/>
    </style:style>
    <style:style style:name="T24_15" style:family="text">
      <style:text-properties fo:background-color="#ffffff" fo:color="#272a34" fo:font-size="10pt" style:font-size-asian="10pt" style:font-size-complex="10pt"/>
    </style:style>
    <style:style style:name="T24_16" style:family="text">
      <style:text-properties fo:background-color="#ffffff" fo:color="#272a34" fo:font-size="10pt" style:font-size-asian="10pt" style:font-size-complex="10pt"/>
    </style:style>
    <style:style style:name="T24_17" style:family="text">
      <style:text-properties fo:background-color="#ffffff" fo:color="#272a34" fo:font-size="10pt" style:font-size-asian="10pt" style:font-size-complex="10pt"/>
    </style:style>
    <style:style style:name="T24_18" style:family="text">
      <style:text-properties fo:background-color="#ffffff" fo:color="#272a34" fo:font-size="10pt" style:font-size-asian="10pt" style:font-size-complex="10pt"/>
    </style:style>
    <style:style style:name="T24_19" style:family="text">
      <style:text-properties fo:background-color="#ffffff" fo:color="#272a34" fo:font-size="10pt" style:font-size-asian="10pt" style:font-size-complex="10pt"/>
    </style:style>
    <style:style style:name="T24_20" style:family="text">
      <style:text-properties fo:background-color="#ffffff" fo:color="#272a34" fo:font-size="10pt" style:font-size-asian="10pt" style:font-size-complex="10pt"/>
    </style:style>
    <style:style style:name="T24_21" style:family="text">
      <style:text-properties fo:background-color="#ffffff" fo:color="#272a34" fo:font-size="10pt" style:font-size-asian="10pt" style:font-size-complex="10pt"/>
    </style:style>
    <style:style style:name="T24_22" style:family="text">
      <style:text-properties fo:background-color="#ffffff" fo:color="#272a34" fo:font-size="10pt" style:font-size-asian="10pt" style:font-size-complex="10pt"/>
    </style:style>
    <style:style style:name="T24_23" style:family="text">
      <style:text-properties fo:background-color="#ffffff" fo:color="#272a34" fo:font-size="10pt" style:font-size-asian="10pt" style:font-size-complex="10pt"/>
    </style:style>
    <style:style style:name="T24_24" style:family="text">
      <style:text-properties fo:background-color="#ffffff" fo:color="#272a34" fo:font-size="10pt" style:font-size-asian="10pt" style:font-size-complex="10pt"/>
    </style:style>
    <style:style style:name="T24_25" style:family="text">
      <style:text-properties fo:background-color="#ffffff" fo:color="#272a34" fo:font-size="10pt" style:font-size-asian="10pt" style:font-size-complex="10pt"/>
    </style:style>
    <style:style style:name="T24_26" style:family="text">
      <style:text-properties fo:background-color="#ffffff" fo:color="#272a34" fo:font-size="10pt" style:font-size-asian="10pt" style:font-size-complex="10pt"/>
    </style:style>
    <style:style style:name="T24_27" style:family="text">
      <style:text-properties fo:background-color="#ffffff" fo:color="#272a34" fo:font-size="10pt" style:font-size-asian="10pt" style:font-size-complex="10pt"/>
    </style:style>
    <style:style style:name="T24_28" style:family="text">
      <style:text-properties fo:background-color="#ffffff" fo:color="#272a34" fo:font-size="10pt" style:font-size-asian="10pt" style:font-size-complex="10pt"/>
    </style:style>
    <style:style style:name="T24_29" style:family="text">
      <style:text-properties fo:background-color="#ffffff" fo:color="#272a34" fo:font-size="10pt" style:font-size-asian="10pt" style:font-size-complex="10pt"/>
    </style:style>
    <style:style style:name="T24_30" style:family="text">
      <style:text-properties fo:background-color="#ffffff" fo:color="#272a34" fo:font-size="10pt" style:font-size-asian="10pt" style:font-size-complex="10pt"/>
    </style:style>
    <style:style style:name="T24_31" style:family="text">
      <style:text-properties fo:background-color="#ffffff" fo:color="#272a34" fo:font-size="10pt" style:font-size-asian="10pt" style:font-size-complex="10pt"/>
    </style:style>
    <style:style style:name="T24_32" style:family="text">
      <style:text-properties fo:background-color="#ffffff" fo:color="#272a34" fo:font-size="10pt" style:font-size-asian="10pt" style:font-size-complex="10pt"/>
    </style:style>
    <style:style style:name="T24_33" style:family="text">
      <style:text-properties fo:background-color="#ffffff" fo:color="#272a34" fo:font-size="10pt" style:font-size-asian="10pt" style:font-size-complex="10pt"/>
    </style:style>
    <style:style style:name="T24_34" style:family="text">
      <style:text-properties fo:background-color="#ffffff" fo:color="#272a34" fo:font-size="10pt" style:font-size-asian="10pt" style:font-size-complex="10pt"/>
    </style:style>
    <style:style style:name="T24_35" style:family="text">
      <style:text-properties fo:background-color="#ffffff" fo:color="#272a34" fo:font-size="10pt" style:font-size-asian="10pt" style:font-size-complex="10pt"/>
    </style:style>
    <style:style style:name="T24_36" style:family="text">
      <style:text-properties fo:background-color="#ffffff" fo:color="#272a34" fo:font-size="10pt" style:font-size-asian="10pt" style:font-size-complex="10pt"/>
    </style:style>
    <style:style style:name="T24_37" style:family="text">
      <style:text-properties fo:background-color="#ffffff" fo:color="#272a34" fo:font-size="10pt" style:font-size-asian="10pt" style:font-size-complex="10pt"/>
    </style:style>
    <style:style style:name="T24_38" style:family="text">
      <style:text-properties fo:background-color="#ffffff" fo:color="#272a34" fo:font-size="10pt" style:font-size-asian="10pt" style:font-size-complex="10pt"/>
    </style:style>
    <style:style style:name="T24_39" style:family="text">
      <style:text-properties fo:background-color="#ffffff" fo:color="#272a34" fo:font-size="10pt" style:font-size-asian="10pt" style:font-size-complex="10pt"/>
    </style:style>
    <style:style style:name="T24_40" style:family="text">
      <style:text-properties fo:background-color="#ffffff" fo:color="#272a34" fo:font-size="10pt" style:font-size-asian="10pt" style:font-size-complex="10pt"/>
    </style:style>
    <style:style style:name="T24_41" style:family="text">
      <style:text-properties fo:background-color="#ffffff" fo:color="#272a34" fo:font-size="10pt" style:font-size-asian="10pt" style:font-size-complex="10pt"/>
    </style:style>
    <style:style style:name="T24_42" style:family="text">
      <style:text-properties fo:background-color="#ffffff" fo:color="#272a34" fo:font-size="10pt" style:font-size-asian="10pt" style:font-size-complex="10pt"/>
    </style:style>
    <style:style style:name="T24_43" style:family="text">
      <style:text-properties fo:background-color="#ffffff" fo:color="#272a34" fo:font-size="10pt" style:font-size-asian="10pt" style:font-size-complex="10pt"/>
    </style:style>
    <style:style style:name="T24_44" style:family="text">
      <style:text-properties fo:background-color="#ffffff" fo:color="#272a34" fo:font-size="10pt" style:font-size-asian="10pt" style:font-size-complex="10pt"/>
    </style:style>
    <style:style style:name="T24_45" style:family="text">
      <style:text-properties fo:background-color="#ffffff" fo:color="#272a34" fo:font-size="10pt" style:font-size-asian="10pt" style:font-size-complex="10pt"/>
    </style:style>
    <style:style style:name="T24_46" style:family="text">
      <style:text-properties fo:background-color="#ffffff" fo:color="#272a34" fo:font-size="10pt" style:font-size-asian="10pt" style:font-size-complex="10pt"/>
    </style:style>
    <style:style style:name="T24_47" style:family="text">
      <style:text-properties fo:background-color="#ffffff" fo:color="#272a34" fo:font-size="10pt" style:font-size-asian="10pt" style:font-size-complex="10pt"/>
    </style:style>
    <style:style style:name="T24_48" style:family="text">
      <style:text-properties fo:background-color="#ffffff" fo:color="#272a34" fo:font-size="10pt" style:font-size-asian="10pt" style:font-size-complex="10pt"/>
    </style:style>
    <style:style style:name="T24_49" style:family="text">
      <style:text-properties fo:background-color="#ffffff" fo:color="#272a34" fo:font-size="10pt" style:font-size-asian="10pt" style:font-size-complex="10pt"/>
    </style:style>
    <style:style style:name="T24_50" style:family="text">
      <style:text-properties fo:background-color="#ffffff" fo:color="#272a34" fo:font-size="10pt" style:font-size-asian="10pt" style:font-size-complex="10pt"/>
    </style:style>
    <style:style style:name="T24_51" style:family="text">
      <style:text-properties fo:background-color="#ffffff" fo:color="#272a34" fo:font-size="10pt" style:font-size-asian="10pt" style:font-size-complex="10pt"/>
    </style:style>
    <style:style style:name="T24_52" style:family="text">
      <style:text-properties fo:background-color="#ffffff" fo:color="#272a34" fo:font-size="10pt" style:font-size-asian="10pt" style:font-size-complex="10pt"/>
    </style:style>
    <style:style style:name="T24_53" style:family="text">
      <style:text-properties fo:background-color="#ffffff" fo:color="#272a34" fo:font-size="10pt" style:font-size-asian="10pt" style:font-size-complex="10pt"/>
    </style:style>
    <style:style style:name="T24_54" style:family="text">
      <style:text-properties fo:background-color="#ffffff" fo:color="#272a34" fo:font-size="10pt" style:font-size-asian="10pt" style:font-size-complex="10pt"/>
    </style:style>
    <style:style style:name="T24_55" style:family="text">
      <style:text-properties fo:background-color="#ffffff" fo:color="#272a34" fo:font-size="10pt" style:font-size-asian="10pt" style:font-size-complex="10pt"/>
    </style:style>
    <style:style style:name="T24_56" style:family="text">
      <style:text-properties fo:background-color="#ffffff" fo:color="#272a34" fo:font-size="10pt" style:font-size-asian="10pt" style:font-size-complex="10pt"/>
    </style:style>
    <style:style style:name="T24_57" style:family="text">
      <style:text-properties fo:background-color="#ffffff" fo:color="#272a34" fo:font-size="10pt" style:font-size-asian="10pt" style:font-size-complex="10pt"/>
    </style:style>
    <style:style style:name="T24_58" style:family="text">
      <style:text-properties fo:background-color="#ffffff" fo:color="#272a34" fo:font-size="10pt" style:font-size-asian="10pt" style:font-size-complex="10pt"/>
    </style:style>
    <style:style style:name="T24_59" style:family="text">
      <style:text-properties fo:background-color="#ffffff" fo:color="#272a34" fo:font-size="10pt" style:font-size-asian="10pt" style:font-size-complex="10pt"/>
    </style:style>
    <style:style style:name="T24_60" style:family="text">
      <style:text-properties fo:background-color="#ffffff" fo:color="#272a34" fo:font-size="10pt" style:font-size-asian="10pt" style:font-size-complex="10pt"/>
    </style:style>
    <style:style style:name="T24_61" style:family="text">
      <style:text-properties fo:background-color="#ffffff" fo:color="#272a34" fo:font-size="10pt" style:font-size-asian="10pt" style:font-size-complex="10pt"/>
    </style:style>
    <style:style style:name="T24_62" style:family="text">
      <style:text-properties fo:background-color="#ffffff" fo:color="#272a34" fo:font-size="10pt" style:font-size-asian="10pt" style:font-size-complex="10pt"/>
    </style:style>
    <style:style style:name="T24_63" style:family="text">
      <style:text-properties fo:background-color="#ffffff" fo:color="#272a34" fo:font-size="10pt" style:font-size-asian="10pt" style:font-size-complex="10pt"/>
    </style:style>
    <style:style style:name="T24_64" style:family="text">
      <style:text-properties fo:background-color="#ffffff" fo:color="#272a34" fo:font-size="10pt" style:font-size-asian="10pt" style:font-size-complex="10pt"/>
    </style:style>
    <style:style style:name="T24_65" style:family="text">
      <style:text-properties fo:background-color="#ffffff" fo:color="#272a34" fo:font-size="10pt" style:font-size-asian="10pt" style:font-size-complex="10pt"/>
    </style:style>
    <style:style style:name="T24_66" style:family="text">
      <style:text-properties fo:background-color="#ffffff" fo:color="#272a34" fo:font-size="10pt" style:font-size-asian="10pt" style:font-size-complex="10pt"/>
    </style:style>
    <style:style style:name="T24_67" style:family="text">
      <style:text-properties fo:background-color="#ffffff" fo:color="#272a34" fo:font-size="10pt" style:font-size-asian="10pt" style:font-size-complex="10pt"/>
    </style:style>
    <style:style style:name="T24_68" style:family="text">
      <style:text-properties fo:background-color="#ffffff" fo:color="#272a34" fo:font-size="10pt" style:font-size-asian="10pt" style:font-size-complex="10pt"/>
    </style:style>
    <style:style style:name="T24_69" style:family="text">
      <style:text-properties fo:background-color="#ffffff" fo:color="#272a34" fo:font-size="10pt" style:font-size-asian="10pt" style:font-size-complex="10pt"/>
    </style:style>
    <style:style style:name="T24_70" style:family="text">
      <style:text-properties fo:background-color="#ffffff" fo:color="#272a34" fo:font-size="10pt" style:font-size-asian="10pt" style:font-size-complex="10pt"/>
    </style:style>
    <style:style style:name="T24_71" style:family="text">
      <style:text-properties fo:background-color="#ffffff" fo:color="#272a34" fo:font-size="10pt" style:font-size-asian="10pt" style:font-size-complex="10pt"/>
    </style:style>
    <style:style style:name="T24_72" style:family="text">
      <style:text-properties fo:background-color="#ffffff" fo:color="#272a34" fo:font-size="10pt" style:font-size-asian="10pt" style:font-size-complex="10pt"/>
    </style:style>
    <style:style style:name="T24_73" style:family="text">
      <style:text-properties fo:background-color="#ffffff" fo:color="#272a34" fo:font-size="10pt" style:font-size-asian="10pt" style:font-size-complex="10pt"/>
    </style:style>
    <style:style style:name="T24_74" style:family="text">
      <style:text-properties fo:background-color="#ffffff" fo:color="#272a34" fo:font-size="10pt" style:font-size-asian="10pt" style:font-size-complex="10pt"/>
    </style:style>
    <style:style style:name="T24_75" style:family="text">
      <style:text-properties fo:background-color="#ffffff" fo:color="#272a34" fo:font-size="10pt" style:font-size-asian="10pt" style:font-size-complex="10pt"/>
    </style:style>
    <style:style style:name="T24_76" style:family="text">
      <style:text-properties fo:background-color="#ffffff" fo:color="#272a34" fo:font-size="10pt" style:font-size-asian="10pt" style:font-size-complex="10pt"/>
    </style:style>
    <style:style style:name="T24_77" style:family="text">
      <style:text-properties fo:background-color="#ffffff" fo:color="#272a34" fo:font-size="10pt" style:font-size-asian="10pt" style:font-size-complex="10pt"/>
    </style:style>
    <style:style style:name="T24_78" style:family="text">
      <style:text-properties fo:background-color="#ffffff" fo:color="#272a34" fo:font-size="10pt" style:font-size-asian="10pt" style:font-size-complex="10pt"/>
    </style:style>
    <style:style style:name="T24_79" style:family="text">
      <style:text-properties fo:background-color="#ffffff" fo:color="#272a34" fo:font-size="10pt" style:font-size-asian="10pt" style:font-size-complex="10pt"/>
    </style:style>
    <style:style style:name="T24_80" style:family="text">
      <style:text-properties fo:background-color="#ffffff" fo:color="#272a34" fo:font-size="10pt" style:font-size-asian="10pt" style:font-size-complex="10pt"/>
    </style:style>
    <style:style style:name="T24_81" style:family="text">
      <style:text-properties fo:background-color="#ffffff" fo:color="#272a34" fo:font-size="10pt" style:font-size-asian="10pt" style:font-size-complex="10pt"/>
    </style:style>
    <style:style style:name="T24_82" style:family="text">
      <style:text-properties fo:background-color="#ffffff" fo:color="#272a34" fo:font-size="10pt" style:font-size-asian="10pt" style:font-size-complex="10pt"/>
    </style:style>
    <style:style style:name="T24_83" style:family="text">
      <style:text-properties fo:background-color="#ffffff" fo:color="#272a34" fo:font-size="10pt" style:font-size-asian="10pt" style:font-size-complex="10pt"/>
    </style:style>
    <style:style style:name="T24_84" style:family="text">
      <style:text-properties fo:background-color="#ffffff" fo:color="#272a34" fo:font-size="10pt" style:font-size-asian="10pt" style:font-size-complex="10pt"/>
    </style:style>
    <style:style style:name="T24_85" style:family="text">
      <style:text-properties fo:background-color="#ffffff" fo:color="#272a34" fo:font-size="10pt" style:font-size-asian="10pt" style:font-size-complex="10pt"/>
    </style:style>
    <style:style style:name="T24_86" style:family="text">
      <style:text-properties fo:background-color="#ffffff" fo:color="#272a34" fo:font-size="10pt" style:font-size-asian="10pt" style:font-size-complex="10pt"/>
    </style:style>
    <style:style style:name="T24_87" style:family="text">
      <style:text-properties fo:background-color="#ffffff" fo:color="#272a34" fo:font-size="10pt" style:font-size-asian="10pt" style:font-size-complex="10pt"/>
    </style:style>
    <style:style style:name="T24_88" style:family="text">
      <style:text-properties fo:background-color="#ffffff" fo:color="#272a34" fo:font-size="10pt" style:font-size-asian="10pt" style:font-size-complex="10pt"/>
    </style:style>
    <style:style style:name="T24_89" style:family="text">
      <style:text-properties fo:background-color="#ffffff" fo:color="#272a34" fo:font-size="10pt" style:font-size-asian="10pt" style:font-size-complex="10pt"/>
    </style:style>
    <style:style style:name="T24_90" style:family="text">
      <style:text-properties fo:background-color="#ffffff" fo:color="#272a34" fo:font-size="10pt" style:font-size-asian="10pt" style:font-size-complex="10pt"/>
    </style:style>
    <style:style style:name="T24_91" style:family="text">
      <style:text-properties fo:background-color="#ffffff" fo:color="#272a34" fo:font-size="10pt" style:font-size-asian="10pt" style:font-size-complex="10pt"/>
    </style:style>
    <style:style style:name="T24_92" style:family="text">
      <style:text-properties fo:background-color="#ffffff" fo:color="#272a34" fo:font-size="10pt" style:font-size-asian="10pt" style:font-size-complex="10pt"/>
    </style:style>
    <style:style style:name="T24_93" style:family="text">
      <style:text-properties fo:background-color="#ffffff" fo:color="#272a34" fo:font-size="10pt" style:font-size-asian="10pt" style:font-size-complex="10pt"/>
    </style:style>
    <style:style style:name="T24_94" style:family="text">
      <style:text-properties fo:background-color="#ffffff" fo:color="#272a34" fo:font-size="10pt" style:font-size-asian="10pt" style:font-size-complex="10pt"/>
    </style:style>
    <style:style style:name="T24_95" style:family="text">
      <style:text-properties fo:background-color="#ffffff" fo:color="#272a34" fo:font-size="10pt" style:font-size-asian="10pt" style:font-size-complex="10pt"/>
    </style:style>
    <style:style style:name="T24_96" style:family="text">
      <style:text-properties fo:background-color="#ffffff" fo:color="#272a34" fo:font-size="10pt" style:font-size-asian="10pt" style:font-size-complex="10pt"/>
    </style:style>
    <style:style style:name="T24_97" style:family="text">
      <style:text-properties fo:background-color="#ffffff" fo:color="#272a34" fo:font-size="10pt" style:font-size-asian="10pt" style:font-size-complex="10pt"/>
    </style:style>
    <style:style style:name="T24_98" style:family="text">
      <style:text-properties fo:background-color="#ffffff" fo:color="#272a34" fo:font-size="10pt" style:font-size-asian="10pt" style:font-size-complex="10pt"/>
    </style:style>
    <style:style style:name="T24_99" style:family="text">
      <style:text-properties fo:background-color="#ffffff" fo:color="#272a34" fo:font-size="10pt" style:font-size-asian="10pt" style:font-size-complex="10pt"/>
    </style:style>
    <style:style style:name="T24_100" style:family="text">
      <style:text-properties fo:background-color="#ffffff" fo:color="#272a34" fo:font-size="10pt" style:font-size-asian="10pt" style:font-size-complex="10pt"/>
    </style:style>
    <style:style style:name="T24_101" style:family="text">
      <style:text-properties fo:background-color="#ffffff" fo:color="#272a34" fo:font-size="10pt" style:font-size-asian="10pt" style:font-size-complex="10pt"/>
    </style:style>
    <style:style style:name="T24_102" style:family="text">
      <style:text-properties fo:background-color="#ffffff" fo:color="#272a34" fo:font-size="10pt" style:font-size-asian="10pt" style:font-size-complex="10pt"/>
    </style:style>
    <style:style style:name="T24_103" style:family="text">
      <style:text-properties fo:background-color="#ffffff" fo:color="#272a34" fo:font-size="10pt" style:font-size-asian="10pt" style:font-size-complex="10pt"/>
    </style:style>
    <style:style style:name="T24_104" style:family="text">
      <style:text-properties fo:background-color="#ffffff" fo:color="#272a34" fo:font-size="10pt" style:font-size-asian="10pt" style:font-size-complex="10pt"/>
    </style:style>
    <style:style style:name="T24_105" style:family="text">
      <style:text-properties fo:background-color="#ffffff" fo:color="#272a34" fo:font-size="10pt" style:font-size-asian="10pt" style:font-size-complex="10pt"/>
    </style:style>
    <style:style style:name="T24_106" style:family="text">
      <style:text-properties fo:background-color="#ffffff" fo:color="#272a34" fo:font-size="10pt" style:font-size-asian="10pt" style:font-size-complex="10pt"/>
    </style:style>
    <style:style style:name="T24_107" style:family="text">
      <style:text-properties fo:background-color="#ffffff" fo:color="#272a34" fo:font-size="10pt" style:font-size-asian="10pt" style:font-size-complex="10pt"/>
    </style:style>
    <style:style style:name="T24_108" style:family="text">
      <style:text-properties fo:background-color="#ffffff" fo:color="#272a34" fo:font-size="10pt" style:font-size-asian="10pt" style:font-size-complex="10pt"/>
    </style:style>
    <style:style style:name="T24_109" style:family="text">
      <style:text-properties fo:background-color="#ffffff" fo:color="#272a34" fo:font-size="10pt" style:font-size-asian="10pt" style:font-size-complex="10pt"/>
    </style:style>
    <style:style style:name="T24_110" style:family="text">
      <style:text-properties fo:background-color="#ffffff" fo:color="#272a34" fo:font-size="10pt" style:font-size-asian="10pt" style:font-size-complex="10pt"/>
    </style:style>
    <style:style style:name="T24_111" style:family="text">
      <style:text-properties fo:background-color="#ffffff" fo:color="#272a34" fo:font-size="10pt" style:font-size-asian="10pt" style:font-size-complex="10pt"/>
    </style:style>
    <style:style style:name="T24_112" style:family="text">
      <style:text-properties fo:background-color="#ffffff" fo:color="#272a34" fo:font-size="10pt" style:font-size-asian="10pt" style:font-size-complex="10pt"/>
    </style:style>
    <style:style style:name="T24_113" style:family="text">
      <style:text-properties fo:background-color="#ffffff" fo:color="#272a34" fo:font-size="10pt" style:font-size-asian="10pt" style:font-size-complex="10pt"/>
    </style:style>
    <style:style style:name="T24_114" style:family="text">
      <style:text-properties fo:background-color="#ffffff" fo:color="#272a34" fo:font-size="10pt" style:font-size-asian="10pt" style:font-size-complex="10pt"/>
    </style:style>
    <style:style style:name="T24_115" style:family="text">
      <style:text-properties fo:background-color="#ffffff" fo:color="#272a34" fo:font-size="10pt" style:font-size-asian="10pt" style:font-size-complex="10pt"/>
    </style:style>
    <style:style style:name="T24_116" style:family="text">
      <style:text-properties fo:background-color="#ffffff" fo:color="#272a34" fo:font-size="10pt" style:font-size-asian="10pt" style:font-size-complex="10pt"/>
    </style:style>
    <style:style style:name="T24_117" style:family="text">
      <style:text-properties fo:background-color="#ffffff" fo:color="#272a34" fo:font-size="10pt" style:font-size-asian="10pt" style:font-size-complex="10pt"/>
    </style:style>
    <style:style style:name="T24_118" style:family="text">
      <style:text-properties fo:background-color="#ffffff" fo:color="#272a34" fo:font-size="10pt" style:font-size-asian="10pt" style:font-size-complex="10pt"/>
    </style:style>
    <style:style style:name="T24_119" style:family="text">
      <style:text-properties fo:background-color="#ffffff" fo:color="#272a34" fo:font-size="10pt" style:font-size-asian="10pt" style:font-size-complex="10pt"/>
    </style:style>
    <style:style style:name="T24_120" style:family="text">
      <style:text-properties fo:background-color="#ffffff" fo:color="#272a34" fo:font-size="10pt" style:font-size-asian="10pt" style:font-size-complex="10pt"/>
    </style:style>
    <style:style style:name="T24_121" style:family="text">
      <style:text-properties fo:background-color="#ffffff" fo:color="#272a34" fo:font-size="10pt" style:font-size-asian="10pt" style:font-size-complex="10pt"/>
    </style:style>
    <style:style style:name="T24_122" style:family="text">
      <style:text-properties fo:background-color="#ffffff" fo:color="#272a34" fo:font-size="10pt" style:font-size-asian="10pt" style:font-size-complex="10pt"/>
    </style:style>
    <style:style style:name="T24_123" style:family="text">
      <style:text-properties fo:background-color="#ffffff" fo:color="#272a34" fo:font-size="10pt" style:font-size-asian="10pt" style:font-size-complex="10pt"/>
    </style:style>
    <style:style style:name="T24_124" style:family="text">
      <style:text-properties fo:background-color="#ffffff" fo:color="#272a34" fo:font-size="10pt" style:font-size-asian="10pt" style:font-size-complex="10pt"/>
    </style:style>
    <style:style style:name="T24_125" style:family="text">
      <style:text-properties fo:background-color="#ffffff" fo:color="#272a34" fo:font-size="10pt" style:font-size-asian="10pt" style:font-size-complex="10pt"/>
    </style:style>
    <style:style style:name="T24_126" style:family="text">
      <style:text-properties fo:background-color="#ffffff" fo:color="#272a34" fo:font-size="10pt" style:font-size-asian="10pt" style:font-size-complex="10pt"/>
    </style:style>
    <style:style style:name="T24_127" style:family="text">
      <style:text-properties fo:background-color="#ffffff" fo:color="#272a34" fo:font-size="10pt" style:font-size-asian="10pt" style:font-size-complex="10pt"/>
    </style:style>
    <style:style style:name="T24_128" style:family="text">
      <style:text-properties fo:background-color="#ffffff" fo:color="#272a34" fo:font-size="10pt" style:font-size-asian="10pt" style:font-size-complex="10pt"/>
    </style:style>
    <style:style style:name="T24_129" style:family="text">
      <style:text-properties fo:background-color="#ffffff" fo:color="#272a34" fo:font-size="10pt" style:font-size-asian="10pt" style:font-size-complex="10pt"/>
    </style:style>
    <style:style style:name="T24_130" style:family="text">
      <style:text-properties fo:background-color="#ffffff" fo:color="#272a34" fo:font-size="10pt" style:font-size-asian="10pt" style:font-size-complex="10pt"/>
    </style:style>
    <style:style style:name="T24_131" style:family="text">
      <style:text-properties fo:background-color="#ffffff" fo:color="#272a34" fo:font-size="10pt" style:font-size-asian="10pt" style:font-size-complex="10pt"/>
    </style:style>
    <style:style style:name="T24_132" style:family="text">
      <style:text-properties fo:background-color="#ffffff" fo:color="#272a34" fo:font-size="10pt" style:font-size-asian="10pt" style:font-size-complex="10pt"/>
    </style:style>
    <style:style style:name="T24_133" style:family="text">
      <style:text-properties fo:background-color="#ffffff" fo:color="#272a34" fo:font-size="10pt" style:font-size-asian="10pt" style:font-size-complex="10pt"/>
    </style:style>
    <style:style style:name="T24_134" style:family="text">
      <style:text-properties fo:background-color="#ffffff" fo:color="#272a34" fo:font-size="10pt" style:font-size-asian="10pt" style:font-size-complex="10pt"/>
    </style:style>
    <style:style style:name="T24_135" style:family="text">
      <style:text-properties fo:background-color="#ffffff" fo:color="#272a34" fo:font-size="10pt" style:font-size-asian="10pt" style:font-size-complex="10pt"/>
    </style:style>
    <style:style style:name="T24_136" style:family="text">
      <style:text-properties fo:background-color="#ffffff" fo:color="#272a34" fo:font-size="10pt" style:font-size-asian="10pt" style:font-size-complex="10pt"/>
    </style:style>
    <style:style style:name="T24_137" style:family="text">
      <style:text-properties fo:background-color="#ffffff" fo:color="#272a34" fo:font-size="10pt" style:font-size-asian="10pt" style:font-size-complex="10pt"/>
    </style:style>
    <style:style style:name="T24_138" style:family="text">
      <style:text-properties fo:background-color="#ffffff" fo:color="#272a34" fo:font-size="10pt" style:font-size-asian="10pt" style:font-size-complex="10pt"/>
    </style:style>
    <style:style style:name="T24_139" style:family="text">
      <style:text-properties fo:background-color="#ffffff" fo:color="#272a34" fo:font-size="10pt" style:font-size-asian="10pt" style:font-size-complex="10pt"/>
    </style:style>
    <style:style style:name="T24_140" style:family="text">
      <style:text-properties fo:background-color="#ffffff" fo:color="#272a34" fo:font-size="10pt" style:font-size-asian="10pt" style:font-size-complex="10pt"/>
    </style:style>
    <style:style style:name="T24_141" style:family="text">
      <style:text-properties fo:background-color="#ffffff" fo:color="#272a34" fo:font-size="10pt" style:font-size-asian="10pt" style:font-size-complex="10pt"/>
    </style:style>
    <style:style style:name="T24_142" style:family="text">
      <style:text-properties fo:background-color="#ffffff" fo:color="#272a34" fo:font-size="10pt" style:font-size-asian="10pt" style:font-size-complex="10pt"/>
    </style:style>
    <style:style style:name="T24_143" style:family="text">
      <style:text-properties fo:background-color="#ffffff" fo:color="#272a34" fo:font-size="10pt" style:font-size-asian="10pt" style:font-size-complex="10pt"/>
    </style:style>
    <style:style style:name="T24_144" style:family="text">
      <style:text-properties fo:background-color="#ffffff" fo:color="#272a34" fo:font-size="10pt" style:font-size-asian="10pt" style:font-size-complex="10pt"/>
    </style:style>
    <style:style style:name="T24_145" style:family="text">
      <style:text-properties fo:background-color="#ffffff" fo:color="#272a34" fo:font-size="10pt" style:font-size-asian="10pt" style:font-size-complex="10pt"/>
    </style:style>
    <style:style style:name="T24_146" style:family="text">
      <style:text-properties fo:background-color="#ffffff" fo:color="#272a34" fo:font-size="10pt" style:font-size-asian="10pt" style:font-size-complex="10pt"/>
    </style:style>
    <style:style style:name="T24_147" style:family="text">
      <style:text-properties fo:background-color="#ffffff" fo:color="#272a34" fo:font-size="10pt" style:font-size-asian="10pt" style:font-size-complex="10pt"/>
    </style:style>
    <style:style style:name="T24_148" style:family="text">
      <style:text-properties fo:background-color="#ffffff" fo:color="#272a34" fo:font-size="10pt" style:font-size-asian="10pt" style:font-size-complex="10pt"/>
    </style:style>
    <style:style style:name="T24_149" style:family="text">
      <style:text-properties fo:background-color="#ffffff" fo:color="#272a34" fo:font-size="10pt" style:font-size-asian="10pt" style:font-size-complex="10pt"/>
    </style:style>
    <style:style style:name="T24_150" style:family="text">
      <style:text-properties fo:background-color="#ffffff" fo:color="#272a34" fo:font-size="10pt" style:font-size-asian="10pt" style:font-size-complex="10pt"/>
    </style:style>
    <style:style style:name="T24_151" style:family="text">
      <style:text-properties fo:background-color="#ffffff" fo:color="#272a34" fo:font-size="10pt" style:font-size-asian="10pt" style:font-size-complex="10pt"/>
    </style:style>
    <style:style style:name="T24_152" style:family="text">
      <style:text-properties fo:background-color="#ffffff" fo:color="#272a34" fo:font-size="10pt" style:font-size-asian="10pt" style:font-size-complex="10pt"/>
    </style:style>
    <style:style style:name="T24_153" style:family="text">
      <style:text-properties fo:background-color="#ffffff" fo:color="#272a34" fo:font-size="10pt" style:font-size-asian="10pt" style:font-size-complex="10pt"/>
    </style:style>
    <style:style style:name="T24_154" style:family="text">
      <style:text-properties fo:background-color="#ffffff" fo:color="#272a34" fo:font-size="10pt" style:font-size-asian="10pt" style:font-size-complex="10pt"/>
    </style:style>
    <style:style style:name="T24_155" style:family="text">
      <style:text-properties fo:background-color="#ffffff" fo:color="#272a34" fo:font-size="10pt" style:font-size-asian="10pt" style:font-size-complex="10pt"/>
    </style:style>
    <style:style style:name="T24_156" style:family="text">
      <style:text-properties fo:background-color="#ffffff" fo:color="#272a34" fo:font-size="10pt" style:font-size-asian="10pt" style:font-size-complex="10pt"/>
    </style:style>
    <style:style style:name="T24_157" style:family="text">
      <style:text-properties fo:background-color="#ffffff" fo:color="#272a34" fo:font-size="10pt" style:font-size-asian="10pt" style:font-size-complex="10pt"/>
    </style:style>
    <style:style style:name="T24_158" style:family="text">
      <style:text-properties fo:background-color="#ffffff" fo:color="#272a34" fo:font-size="10pt" style:font-size-asian="10pt" style:font-size-complex="10pt"/>
    </style:style>
    <style:style style:name="T24_159" style:family="text">
      <style:text-properties fo:background-color="#ffffff" fo:color="#272a34" fo:font-size="10pt" style:font-size-asian="10pt" style:font-size-complex="10pt"/>
    </style:style>
    <style:style style:name="T24_160" style:family="text">
      <style:text-properties fo:background-color="#ffffff" fo:color="#272a34" fo:font-size="10pt" style:font-size-asian="10pt" style:font-size-complex="10pt"/>
    </style:style>
    <style:style style:name="T24_161" style:family="text">
      <style:text-properties fo:background-color="#ffffff" fo:color="#272a34" fo:font-size="10pt" style:font-size-asian="10pt" style:font-size-complex="10pt"/>
    </style:style>
    <style:style style:name="T24_162" style:family="text">
      <style:text-properties fo:background-color="#ffffff" fo:color="#272a34" fo:font-size="10pt" style:font-size-asian="10pt" style:font-size-complex="10pt"/>
    </style:style>
    <style:style style:name="T24_163" style:family="text">
      <style:text-properties fo:background-color="#ffffff" fo:color="#272a34" fo:font-size="10pt" style:font-size-asian="10pt" style:font-size-complex="10pt"/>
    </style:style>
    <style:style style:name="T24_164" style:family="text">
      <style:text-properties fo:background-color="#ffffff" fo:color="#272a34" fo:font-size="10pt" style:font-size-asian="10pt" style:font-size-complex="10pt"/>
    </style:style>
    <style:style style:name="T24_165" style:family="text">
      <style:text-properties fo:background-color="#ffffff" fo:color="#272a34" fo:font-size="10pt" style:font-size-asian="10pt" style:font-size-complex="10pt"/>
    </style:style>
    <style:style style:name="T24_166" style:family="text">
      <style:text-properties fo:background-color="#ffffff" fo:color="#272a34" fo:font-size="10pt" style:font-size-asian="10pt" style:font-size-complex="10pt"/>
    </style:style>
    <style:style style:name="T24_167" style:family="text">
      <style:text-properties fo:background-color="#ffffff" fo:color="#272a34" fo:font-size="10pt" style:font-size-asian="10pt" style:font-size-complex="10pt"/>
    </style:style>
    <style:style style:name="T24_168" style:family="text">
      <style:text-properties fo:background-color="#ffffff" fo:color="#272a34" fo:font-size="10pt" style:font-size-asian="10pt" style:font-size-complex="10pt"/>
    </style:style>
    <style:style style:name="T24_169" style:family="text">
      <style:text-properties fo:background-color="#ffffff" fo:color="#272a34" fo:font-size="10pt" style:font-size-asian="10pt" style:font-size-complex="10pt"/>
    </style:style>
    <style:style style:name="T24_170" style:family="text">
      <style:text-properties fo:background-color="#ffffff" fo:color="#272a34" fo:font-size="10pt" style:font-size-asian="10pt" style:font-size-complex="10pt"/>
    </style:style>
    <style:style style:name="T24_171" style:family="text">
      <style:text-properties fo:background-color="#ffffff" fo:color="#272a34" fo:font-size="10pt" style:font-size-asian="10pt" style:font-size-complex="10pt"/>
    </style:style>
    <style:style style:name="T24_172" style:family="text">
      <style:text-properties fo:background-color="#ffffff" fo:color="#272a34" fo:font-size="10pt" style:font-size-asian="10pt" style:font-size-complex="10pt"/>
    </style:style>
    <style:style style:name="T24_173" style:family="text">
      <style:text-properties fo:background-color="#ffffff" fo:color="#272a34" fo:font-size="10pt" style:font-size-asian="10pt" style:font-size-complex="10pt"/>
    </style:style>
    <style:style style:name="T24_174" style:family="text">
      <style:text-properties fo:background-color="#ffffff" fo:color="#272a34" fo:font-size="10pt" style:font-size-asian="10pt" style:font-size-complex="10pt"/>
    </style:style>
    <style:style style:name="T24_175" style:family="text">
      <style:text-properties fo:background-color="#ffffff" fo:color="#272a34" fo:font-size="10pt" style:font-size-asian="10pt" style:font-size-complex="10pt"/>
    </style:style>
    <style:style style:name="T24_176" style:family="text">
      <style:text-properties fo:background-color="#ffffff" fo:color="#272a34" fo:font-size="10pt" style:font-size-asian="10pt" style:font-size-complex="10pt"/>
    </style:style>
    <style:style style:name="T24_177" style:family="text">
      <style:text-properties fo:background-color="#ffffff" fo:color="#272a34" fo:font-size="10pt" style:font-size-asian="10pt" style:font-size-complex="10pt"/>
    </style:style>
    <style:style style:name="T24_178" style:family="text">
      <style:text-properties fo:background-color="#ffffff" fo:color="#272a34" fo:font-size="10pt" style:font-size-asian="10pt" style:font-size-complex="10pt"/>
    </style:style>
    <style:style style:name="T24_179" style:family="text">
      <style:text-properties fo:background-color="#ffffff" fo:color="#272a34" fo:font-size="10pt" style:font-size-asian="10pt" style:font-size-complex="10pt"/>
    </style:style>
    <style:style style:name="T24_180" style:family="text">
      <style:text-properties fo:background-color="#ffffff" fo:color="#272a34" fo:font-size="10pt" style:font-size-asian="10pt" style:font-size-complex="10pt"/>
    </style:style>
    <style:style style:name="T24_181" style:family="text">
      <style:text-properties fo:background-color="#ffffff" fo:color="#272a34" fo:font-size="10pt" style:font-size-asian="10pt" style:font-size-complex="10pt"/>
    </style:style>
    <style:style style:name="T24_182" style:family="text">
      <style:text-properties fo:background-color="#ffffff" fo:color="#272a34" fo:font-size="10pt" style:font-size-asian="10pt" style:font-size-complex="10pt"/>
    </style:style>
    <style:style style:name="T24_183" style:family="text">
      <style:text-properties fo:background-color="#ffffff" fo:color="#272a34" fo:font-size="10pt" style:font-size-asian="10pt" style:font-size-complex="10pt"/>
    </style:style>
    <style:style style:name="T24_184" style:family="text">
      <style:text-properties fo:background-color="#ffffff" fo:color="#272a34" fo:font-size="10pt" style:font-size-asian="10pt" style:font-size-complex="10pt"/>
    </style:style>
    <style:style style:name="T24_185" style:family="text">
      <style:text-properties fo:background-color="#ffffff" fo:color="#272a34" fo:font-size="10pt" style:font-size-asian="10pt" style:font-size-complex="10pt"/>
    </style:style>
    <style:style style:name="T24_186" style:family="text">
      <style:text-properties fo:background-color="#ffffff" fo:color="#272a34" fo:font-size="10pt" style:font-size-asian="10pt" style:font-size-complex="10pt"/>
    </style:style>
    <style:style style:name="T24_187" style:family="text">
      <style:text-properties fo:background-color="#ffffff" fo:color="#272a34" fo:font-size="10pt" style:font-size-asian="10pt" style:font-size-complex="10pt"/>
    </style:style>
    <style:style style:name="T24_188" style:family="text">
      <style:text-properties fo:background-color="#ffffff" fo:color="#272a34" fo:font-size="10pt" style:font-size-asian="10pt" style:font-size-complex="10pt"/>
    </style:style>
    <style:style style:name="T24_189" style:family="text">
      <style:text-properties fo:background-color="#ffffff" fo:color="#272a34" fo:font-size="10pt" style:font-size-asian="10pt" style:font-size-complex="10pt"/>
    </style:style>
    <style:style style:name="T24_190" style:family="text">
      <style:text-properties fo:background-color="#ffffff" fo:color="#272a34" fo:font-size="10pt" style:font-size-asian="10pt" style:font-size-complex="10pt"/>
    </style:style>
    <style:style style:name="T24_191" style:family="text">
      <style:text-properties fo:background-color="#ffffff" fo:color="#272a34" fo:font-size="10pt" style:font-size-asian="10pt" style:font-size-complex="10pt"/>
    </style:style>
    <style:style style:name="T24_192" style:family="text">
      <style:text-properties fo:background-color="#ffffff" fo:color="#272a34" fo:font-size="10pt" style:font-size-asian="10pt" style:font-size-complex="10pt"/>
    </style:style>
    <style:style style:name="T24_193" style:family="text">
      <style:text-properties fo:background-color="#ffffff" fo:color="#272a34" fo:font-size="10pt" style:font-size-asian="10pt" style:font-size-complex="10pt"/>
    </style:style>
    <style:style style:name="T24_194" style:family="text">
      <style:text-properties fo:background-color="#ffffff" fo:color="#272a34" fo:font-size="10pt" style:font-size-asian="10pt" style:font-size-complex="10pt"/>
    </style:style>
    <style:style style:name="T24_195" style:family="text">
      <style:text-properties fo:background-color="#ffffff" fo:color="#272a34" fo:font-size="10pt" style:font-size-asian="10pt" style:font-size-complex="10pt"/>
    </style:style>
    <style:style style:name="T24_196" style:family="text">
      <style:text-properties fo:background-color="#ffffff" fo:color="#272a34" fo:font-size="10pt" style:font-size-asian="10pt" style:font-size-complex="10pt"/>
    </style:style>
    <style:style style:name="T24_197" style:family="text">
      <style:text-properties fo:background-color="#ffffff" fo:color="#272a34" fo:font-size="10pt" style:font-size-asian="10pt" style:font-size-complex="10pt"/>
    </style:style>
    <style:style style:name="T24_198" style:family="text">
      <style:text-properties fo:background-color="#ffffff" fo:color="#272a34" fo:font-size="10pt" style:font-size-asian="10pt" style:font-size-complex="10pt"/>
    </style:style>
    <style:style style:name="T24_199" style:family="text">
      <style:text-properties fo:background-color="#ffffff" fo:color="#272a34" fo:font-size="10pt" style:font-size-asian="10pt" style:font-size-complex="10pt"/>
    </style:style>
    <style:style style:name="T24_200" style:family="text">
      <style:text-properties fo:background-color="#ffffff" fo:color="#272a34" fo:font-size="10pt" style:font-size-asian="10pt" style:font-size-complex="10pt"/>
    </style:style>
    <style:style style:name="T24_201" style:family="text">
      <style:text-properties fo:background-color="#ffffff" fo:color="#272a34" fo:font-size="10pt" style:font-size-asian="10pt" style:font-size-complex="10pt"/>
    </style:style>
    <style:style style:name="T24_202" style:family="text">
      <style:text-properties fo:background-color="#ffffff" fo:color="#272a34" fo:font-size="10pt" style:font-size-asian="10pt" style:font-size-complex="10pt"/>
    </style:style>
    <style:style style:name="T24_203" style:family="text">
      <style:text-properties fo:background-color="#ffffff" fo:color="#272a34" fo:font-size="10pt" style:font-size-asian="10pt" style:font-size-complex="10pt"/>
    </style:style>
    <style:style style:name="T24_204" style:family="text">
      <style:text-properties fo:background-color="#ffffff" fo:color="#272a34" fo:font-size="10pt" style:font-size-asian="10pt" style:font-size-complex="10pt"/>
    </style:style>
    <style:style style:name="T24_205" style:family="text">
      <style:text-properties fo:background-color="#ffffff" fo:color="#272a34" fo:font-size="10pt" style:font-size-asian="10pt" style:font-size-complex="10pt"/>
    </style:style>
    <style:style style:name="T24_206" style:family="text">
      <style:text-properties fo:background-color="#ffffff" fo:color="#272a34" fo:font-size="10pt" style:font-size-asian="10pt" style:font-size-complex="10pt"/>
    </style:style>
    <style:style style:name="T24_207" style:family="text">
      <style:text-properties fo:background-color="#ffffff" fo:color="#272a34" fo:font-size="10pt" style:font-size-asian="10pt" style:font-size-complex="10pt"/>
    </style:style>
    <style:style style:name="T24_208" style:family="text">
      <style:text-properties fo:background-color="#ffffff" fo:color="#272a34" fo:font-size="10pt" style:font-size-asian="10pt" style:font-size-complex="10pt"/>
    </style:style>
    <style:style style:name="T24_209" style:family="text">
      <style:text-properties fo:background-color="#ffffff" fo:color="#272a34" fo:font-size="10pt" style:font-size-asian="10pt" style:font-size-complex="10pt"/>
    </style:style>
    <style:style style:name="T24_210" style:family="text">
      <style:text-properties fo:background-color="#ffffff" fo:color="#272a34" fo:font-size="10pt" style:font-size-asian="10pt" style:font-size-complex="10pt"/>
    </style:style>
    <style:style style:name="T24_211" style:family="text">
      <style:text-properties fo:background-color="#ffffff" fo:color="#272a34" fo:font-size="10pt" style:font-size-asian="10pt" style:font-size-complex="10pt"/>
    </style:style>
    <style:style style:name="T24_212" style:family="text">
      <style:text-properties fo:background-color="#ffffff" fo:color="#272a34" fo:font-size="10pt" style:font-size-asian="10pt" style:font-size-complex="10pt"/>
    </style:style>
    <style:style style:name="T24_213" style:family="text">
      <style:text-properties fo:background-color="#ffffff" fo:color="#272a34" fo:font-size="10pt" style:font-size-asian="10pt" style:font-size-complex="10pt"/>
    </style:style>
    <style:style style:name="T24_214" style:family="text">
      <style:text-properties fo:background-color="#ffffff" fo:color="#272a34" fo:font-size="10pt" style:font-size-asian="10pt" style:font-size-complex="10pt"/>
    </style:style>
    <style:style style:name="T24_215" style:family="text">
      <style:text-properties fo:background-color="#ffffff" fo:color="#272a34" fo:font-size="10pt" style:font-size-asian="10pt" style:font-size-complex="10pt"/>
    </style:style>
    <style:style style:name="T24_216" style:family="text">
      <style:text-properties fo:background-color="#ffffff" fo:color="#272a34" fo:font-size="10pt" style:font-size-asian="10pt" style:font-size-complex="10pt"/>
    </style:style>
    <style:style style:name="T24_217" style:family="text">
      <style:text-properties fo:background-color="#ffffff" fo:color="#272a34" fo:font-size="10pt" style:font-size-asian="10pt" style:font-size-complex="10pt"/>
    </style:style>
    <style:style style:name="T24_218" style:family="text">
      <style:text-properties fo:background-color="#ffffff" fo:color="#272a34" fo:font-size="10pt" style:font-size-asian="10pt" style:font-size-complex="10pt"/>
    </style:style>
    <style:style style:name="T24_219" style:family="text">
      <style:text-properties fo:background-color="#ffffff" fo:color="#272a34" fo:font-size="10pt" style:font-size-asian="10pt" style:font-size-complex="10pt"/>
    </style:style>
    <style:style style:name="T24_220" style:family="text">
      <style:text-properties fo:background-color="#ffffff" fo:color="#272a34" fo:font-size="10pt" style:font-size-asian="10pt" style:font-size-complex="10pt"/>
    </style:style>
    <style:style style:name="T24_221" style:family="text">
      <style:text-properties fo:background-color="#ffffff" fo:color="#272a34" fo:font-size="10pt" style:font-size-asian="10pt" style:font-size-complex="10pt"/>
    </style:style>
    <style:style style:name="T24_222" style:family="text">
      <style:text-properties fo:background-color="#ffffff" fo:color="#272a34" fo:font-size="10pt" style:font-size-asian="10pt" style:font-size-complex="10pt"/>
    </style:style>
    <style:style style:name="T24_223" style:family="text">
      <style:text-properties fo:background-color="#ffffff" fo:color="#272a34" fo:font-size="10pt" style:font-size-asian="10pt" style:font-size-complex="10pt"/>
    </style:style>
    <style:style style:name="T24_224" style:family="text">
      <style:text-properties fo:background-color="#ffffff" fo:color="#272a34" fo:font-size="10pt" style:font-size-asian="10pt" style:font-size-complex="10pt"/>
    </style:style>
    <style:style style:name="T24_225" style:family="text">
      <style:text-properties fo:background-color="#ffffff" fo:color="#272a34" fo:font-size="10pt" style:font-size-asian="10pt" style:font-size-complex="10pt"/>
    </style:style>
    <style:style style:name="T24_226" style:family="text">
      <style:text-properties fo:background-color="#ffffff" fo:color="#272a34" fo:font-size="10pt" style:font-size-asian="10pt" style:font-size-complex="10pt"/>
    </style:style>
    <style:style style:name="T24_227" style:family="text">
      <style:text-properties fo:background-color="#ffffff" fo:color="#272a34" fo:font-size="10pt" style:font-size-asian="10pt" style:font-size-complex="10pt"/>
    </style:style>
    <style:style style:name="T24_228" style:family="text">
      <style:text-properties fo:background-color="#ffffff" fo:color="#272a34" fo:font-size="10pt" style:font-size-asian="10pt" style:font-size-complex="10pt"/>
    </style:style>
    <style:style style:name="T24_229" style:family="text">
      <style:text-properties fo:background-color="#ffffff" fo:color="#272a34" fo:font-size="10pt" style:font-size-asian="10pt" style:font-size-complex="10pt"/>
    </style:style>
    <style:style style:name="T24_230" style:family="text">
      <style:text-properties fo:background-color="#ffffff" fo:color="#272a34" fo:font-size="10pt" style:font-size-asian="10pt" style:font-size-complex="10pt"/>
    </style:style>
    <style:style style:name="T24_231" style:family="text">
      <style:text-properties fo:background-color="#ffffff" fo:color="#272a34" fo:font-size="10pt" style:font-size-asian="10pt" style:font-size-complex="10pt"/>
    </style:style>
    <style:style style:name="T24_232" style:family="text">
      <style:text-properties fo:background-color="#ffffff" fo:color="#272a34" fo:font-size="10pt" style:font-size-asian="10pt" style:font-size-complex="10pt"/>
    </style:style>
    <style:style style:name="T24_233" style:family="text">
      <style:text-properties fo:background-color="#ffffff" fo:color="#272a34" fo:font-size="10pt" style:font-size-asian="10pt" style:font-size-complex="10pt"/>
    </style:style>
    <style:style style:name="T24_234" style:family="text">
      <style:text-properties fo:background-color="#ffffff" fo:color="#272a34" fo:font-size="10pt" style:font-size-asian="10pt" style:font-size-complex="10pt"/>
    </style:style>
    <style:style style:name="T24_235" style:family="text">
      <style:text-properties fo:background-color="#ffffff" fo:color="#272a34" fo:font-size="10pt" style:font-size-asian="10pt" style:font-size-complex="10pt"/>
    </style:style>
    <style:style style:name="T24_236" style:family="text">
      <style:text-properties fo:background-color="#ffffff" fo:color="#272a34" fo:font-size="10pt" style:font-size-asian="10pt" style:font-size-complex="10pt"/>
    </style:style>
    <style:style style:name="T24_237" style:family="text">
      <style:text-properties fo:background-color="#ffffff" fo:color="#272a34" fo:font-size="10pt" style:font-size-asian="10pt" style:font-size-complex="10pt"/>
    </style:style>
    <style:style style:name="T24_238" style:family="text">
      <style:text-properties fo:background-color="#ffffff" fo:color="#272a34" fo:font-size="10pt" style:font-size-asian="10pt" style:font-size-complex="10pt"/>
    </style:style>
    <style:style style:name="T24_239" style:family="text">
      <style:text-properties fo:background-color="#ffffff" fo:color="#272a34" fo:font-size="10pt" style:font-size-asian="10pt" style:font-size-complex="10pt"/>
    </style:style>
    <style:style style:name="T24_240" style:family="text">
      <style:text-properties fo:background-color="#ffffff" fo:color="#272a34" fo:font-size="10pt" style:font-size-asian="10pt" style:font-size-complex="10pt"/>
    </style:style>
    <style:style style:name="T24_241" style:family="text">
      <style:text-properties fo:background-color="#ffffff" fo:color="#272a34" fo:font-size="10pt" style:font-size-asian="10pt" style:font-size-complex="10pt"/>
    </style:style>
    <style:style style:name="T24_242" style:family="text">
      <style:text-properties fo:background-color="#ffffff" fo:color="#272a34" fo:font-size="10pt" style:font-size-asian="10pt" style:font-size-complex="10pt"/>
    </style:style>
    <style:style style:name="T24_243" style:family="text">
      <style:text-properties fo:background-color="#ffffff" fo:color="#272a34" fo:font-size="10pt" style:font-size-asian="10pt" style:font-size-complex="10pt"/>
    </style:style>
    <style:style style:name="T24_244" style:family="text">
      <style:text-properties fo:background-color="#ffffff" fo:color="#272a34" fo:font-size="10pt" style:font-size-asian="10pt" style:font-size-complex="10pt"/>
    </style:style>
    <style:style style:name="T24_245" style:family="text">
      <style:text-properties fo:background-color="#ffffff" fo:color="#272a34" fo:font-size="10pt" style:font-size-asian="10pt" style:font-size-complex="10pt"/>
    </style:style>
    <style:style style:name="T24_246" style:family="text">
      <style:text-properties fo:background-color="#ffffff" fo:color="#272a34" fo:font-size="10pt" style:font-size-asian="10pt" style:font-size-complex="10pt"/>
    </style:style>
    <style:style style:name="T24_247" style:family="text">
      <style:text-properties fo:background-color="#ffffff" fo:color="#272a34" fo:font-size="10pt" style:font-size-asian="10pt" style:font-size-complex="10pt"/>
    </style:style>
    <style:style style:name="T24_248" style:family="text">
      <style:text-properties fo:background-color="#ffffff" fo:color="#272a34" fo:font-size="10pt" style:font-size-asian="10pt" style:font-size-complex="10pt"/>
    </style:style>
    <style:style style:name="T24_249" style:family="text">
      <style:text-properties fo:background-color="#ffffff" fo:color="#272a34" fo:font-size="10pt" style:font-size-asian="10pt" style:font-size-complex="10pt"/>
    </style:style>
    <style:style style:name="T24_250" style:family="text">
      <style:text-properties fo:background-color="#ffffff" fo:color="#272a34" fo:font-size="10pt" style:font-size-asian="10pt" style:font-size-complex="10pt"/>
    </style:style>
    <style:style style:name="T24_251" style:family="text">
      <style:text-properties fo:background-color="#ffffff" fo:color="#272a34" fo:font-size="10pt" style:font-size-asian="10pt" style:font-size-complex="10pt"/>
    </style:style>
    <style:style style:name="T24_252" style:family="text">
      <style:text-properties fo:background-color="#ffffff" fo:color="#272a34" fo:font-size="10pt" style:font-size-asian="10pt" style:font-size-complex="10pt"/>
    </style:style>
    <style:style style:name="T24_253" style:family="text">
      <style:text-properties fo:background-color="#ffffff" fo:color="#272a34" fo:font-size="10pt" style:font-size-asian="10pt" style:font-size-complex="10pt"/>
    </style:style>
    <style:style style:name="T24_254" style:family="text">
      <style:text-properties fo:background-color="#ffffff" fo:color="#272a34" fo:font-size="10pt" style:font-size-asian="10pt" style:font-size-complex="10pt"/>
    </style:style>
    <style:style style:name="T24_255" style:family="text">
      <style:text-properties fo:background-color="#ffffff" fo:color="#272a34" fo:font-size="10pt" style:font-size-asian="10pt" style:font-size-complex="10pt"/>
    </style:style>
    <style:style style:name="T24_256" style:family="text">
      <style:text-properties fo:background-color="#ffffff" fo:color="#272a34" fo:font-size="10pt" style:font-size-asian="10pt" style:font-size-complex="10pt"/>
    </style:style>
    <style:style style:name="T24_257" style:family="text">
      <style:text-properties fo:background-color="#ffffff" fo:color="#272a34" fo:font-size="10pt" style:font-size-asian="10pt" style:font-size-complex="10pt"/>
    </style:style>
    <style:style style:name="T24_258" style:family="text">
      <style:text-properties fo:background-color="#ffffff" fo:color="#272a34" fo:font-size="10pt" style:font-size-asian="10pt" style:font-size-complex="10pt"/>
    </style:style>
    <style:style style:name="T24_259" style:family="text">
      <style:text-properties fo:background-color="#ffffff" fo:color="#272a34" fo:font-size="10pt" style:font-size-asian="10pt" style:font-size-complex="10pt"/>
    </style:style>
    <style:style style:name="T24_260" style:family="text">
      <style:text-properties fo:background-color="#ffffff" fo:color="#272a34" fo:font-size="10pt" style:font-size-asian="10pt" style:font-size-complex="10pt"/>
    </style:style>
    <style:style style:name="T24_261" style:family="text">
      <style:text-properties fo:background-color="#ffffff" fo:color="#272a34" fo:font-size="10pt" style:font-size-asian="10pt" style:font-size-complex="10pt"/>
    </style:style>
    <style:style style:name="T24_262" style:family="text">
      <style:text-properties fo:background-color="#ffffff" fo:color="#272a34" fo:font-size="10pt" style:font-size-asian="10pt" style:font-size-complex="10pt"/>
    </style:style>
    <style:style style:name="T24_263" style:family="text">
      <style:text-properties fo:background-color="#ffffff" fo:color="#272a34" fo:font-size="10pt" style:font-size-asian="10pt" style:font-size-complex="10pt"/>
    </style:style>
    <style:style style:name="T24_264" style:family="text">
      <style:text-properties fo:background-color="#ffffff" fo:color="#272a34" fo:font-size="10pt" style:font-size-asian="10pt" style:font-size-complex="10pt"/>
    </style:style>
    <style:style style:name="T24_265" style:family="text">
      <style:text-properties fo:background-color="#ffffff" fo:color="#272a34" fo:font-size="10pt" style:font-size-asian="10pt" style:font-size-complex="10pt"/>
    </style:style>
    <style:style style:name="T24_266" style:family="text">
      <style:text-properties fo:background-color="#ffffff" fo:color="#272a34" fo:font-size="10pt" style:font-size-asian="10pt" style:font-size-complex="10pt"/>
    </style:style>
    <style:style style:name="T24_267" style:family="text">
      <style:text-properties fo:background-color="#ffffff" fo:color="#272a34" fo:font-size="10pt" style:font-size-asian="10pt" style:font-size-complex="10pt"/>
    </style:style>
    <style:style style:name="T24_268" style:family="text">
      <style:text-properties fo:background-color="#ffffff" fo:color="#272a34" fo:font-size="10pt" style:font-size-asian="10pt" style:font-size-complex="10pt"/>
    </style:style>
    <style:style style:name="T24_269" style:family="text">
      <style:text-properties fo:background-color="#ffffff" fo:color="#272a34" fo:font-size="10pt" style:font-size-asian="10pt" style:font-size-complex="10pt"/>
    </style:style>
    <style:style style:name="T24_270" style:family="text">
      <style:text-properties fo:background-color="#ffffff" fo:color="#272a34" fo:font-size="10pt" style:font-size-asian="10pt" style:font-size-complex="10pt"/>
    </style:style>
    <style:style style:name="T24_271" style:family="text">
      <style:text-properties fo:background-color="#ffffff" fo:color="#272a34" fo:font-size="10pt" style:font-size-asian="10pt" style:font-size-complex="10pt"/>
    </style:style>
    <style:style style:name="T24_272" style:family="text">
      <style:text-properties fo:background-color="#ffffff" fo:color="#272a34" fo:font-size="10pt" style:font-size-asian="10pt" style:font-size-complex="10pt"/>
    </style:style>
    <style:style style:name="T24_273" style:family="text">
      <style:text-properties fo:background-color="#ffffff" fo:color="#272a34" fo:font-size="10pt" style:font-size-asian="10pt" style:font-size-complex="10pt"/>
    </style:style>
    <style:style style:name="T24_274" style:family="text">
      <style:text-properties fo:background-color="#ffffff" fo:color="#272a34" fo:font-size="10pt" style:font-size-asian="10pt" style:font-size-complex="10pt"/>
    </style:style>
    <style:style style:name="T24_275" style:family="text">
      <style:text-properties fo:background-color="#ffffff" fo:color="#272a34" fo:font-size="10pt" style:font-size-asian="10pt" style:font-size-complex="10pt"/>
    </style:style>
    <style:style style:name="T24_276" style:family="text">
      <style:text-properties fo:background-color="#ffffff" fo:color="#272a34" fo:font-size="10pt" style:font-size-asian="10pt" style:font-size-complex="10pt"/>
    </style:style>
    <style:style style:name="T24_277" style:family="text">
      <style:text-properties fo:background-color="#ffffff" fo:color="#272a34" fo:font-size="10pt" style:font-size-asian="10pt" style:font-size-complex="10pt"/>
    </style:style>
    <style:style style:name="T24_278" style:family="text">
      <style:text-properties fo:background-color="#ffffff" fo:color="#272a34" fo:font-size="10pt" style:font-size-asian="10pt" style:font-size-complex="10pt"/>
    </style:style>
    <style:style style:name="T24_279" style:family="text">
      <style:text-properties fo:background-color="#ffffff" fo:color="#272a34" fo:font-size="10pt" style:font-size-asian="10pt" style:font-size-complex="10pt"/>
    </style:style>
    <style:style style:name="T24_280" style:family="text">
      <style:text-properties fo:background-color="#ffffff" fo:color="#272a34" fo:font-size="10pt" style:font-size-asian="10pt" style:font-size-complex="10pt"/>
    </style:style>
    <style:style style:name="T24_281" style:family="text">
      <style:text-properties fo:background-color="#ffffff" fo:color="#272a34" fo:font-size="10pt" style:font-size-asian="10pt" style:font-size-complex="10pt"/>
    </style:style>
    <style:style style:name="T24_282" style:family="text">
      <style:text-properties fo:background-color="#ffffff" fo:color="#272a34" fo:font-size="10pt" style:font-size-asian="10pt" style:font-size-complex="10pt"/>
    </style:style>
    <style:style style:name="T24_283" style:family="text">
      <style:text-properties fo:background-color="#ffffff" fo:color="#272a34" fo:font-size="10pt" style:font-size-asian="10pt" style:font-size-complex="10pt"/>
    </style:style>
    <style:style style:name="T24_284" style:family="text">
      <style:text-properties fo:background-color="#ffffff" fo:color="#272a34" fo:font-size="10pt" style:font-size-asian="10pt" style:font-size-complex="10pt"/>
    </style:style>
    <style:style style:name="T24_285" style:family="text">
      <style:text-properties fo:background-color="#ffffff" fo:color="#272a34" fo:font-size="10pt" style:font-size-asian="10pt" style:font-size-complex="10pt"/>
    </style:style>
    <style:style style:name="T24_286" style:family="text">
      <style:text-properties fo:background-color="#ffffff" fo:color="#272a34" fo:font-size="10pt" style:font-size-asian="10pt" style:font-size-complex="10pt"/>
    </style:style>
    <style:style style:name="T24_287" style:family="text">
      <style:text-properties fo:background-color="#ffffff" fo:color="#272a34" fo:font-size="10pt" style:font-size-asian="10pt" style:font-size-complex="10pt"/>
    </style:style>
    <style:style style:name="T24_288" style:family="text">
      <style:text-properties fo:background-color="#ffffff" fo:color="#272a34" fo:font-size="10pt" style:font-size-asian="10pt" style:font-size-complex="10pt"/>
    </style:style>
    <style:style style:name="T24_289" style:family="text">
      <style:text-properties fo:background-color="#ffffff" fo:color="#272a34" fo:font-size="10pt" style:font-size-asian="10pt" style:font-size-complex="10pt"/>
    </style:style>
    <style:style style:name="T24_290" style:family="text">
      <style:text-properties fo:background-color="#ffffff" fo:color="#272a34" fo:font-size="10pt" style:font-size-asian="10pt" style:font-size-complex="10pt"/>
    </style:style>
    <style:style style:name="T24_291" style:family="text">
      <style:text-properties fo:background-color="#ffffff" fo:color="#272a34" fo:font-size="10pt" style:font-size-asian="10pt" style:font-size-complex="10pt"/>
    </style:style>
    <style:style style:name="T24_292" style:family="text">
      <style:text-properties fo:background-color="#ffffff" fo:color="#272a34" fo:font-size="10pt" style:font-size-asian="10pt" style:font-size-complex="10pt"/>
    </style:style>
    <style:style style:name="T24_293" style:family="text">
      <style:text-properties fo:background-color="#ffffff" fo:color="#272a34" fo:font-size="10pt" style:font-size-asian="10pt" style:font-size-complex="10pt"/>
    </style:style>
    <style:style style:name="T24_294" style:family="text">
      <style:text-properties fo:background-color="#ffffff" fo:color="#272a34" fo:font-size="10pt" style:font-size-asian="10pt" style:font-size-complex="10pt"/>
    </style:style>
    <style:style style:name="T24_295" style:family="text">
      <style:text-properties fo:background-color="#ffffff" fo:color="#272a34" fo:font-size="10pt" style:font-size-asian="10pt" style:font-size-complex="10pt"/>
    </style:style>
    <style:style style:name="T24_296" style:family="text">
      <style:text-properties fo:background-color="#ffffff" fo:color="#272a34" fo:font-size="10pt" style:font-size-asian="10pt" style:font-size-complex="10pt"/>
    </style:style>
    <style:style style:name="P25" style:family="paragraph" style:parent-style-name="Standard">
      <style:paragraph-properties fo:text-align="justify" fo:break-before="auto" fo:line-height="180%" style:writing-mode="lr-tb"/>
    </style:style>
    <style:style style:name="T25_1" style:family="text">
      <style:text-properties fo:background-color="#ffffff" fo:color="#272a34" fo:font-size="10pt" style:font-size-asian="10pt" style:font-size-complex="10pt"/>
    </style:style>
    <style:style style:name="P26" style:family="paragraph" style:parent-style-name="Standard">
      <style:paragraph-properties fo:text-align="justify" fo:break-before="auto" fo:line-height="180%" style:writing-mode="lr-tb"/>
    </style:style>
    <style:style style:name="T26_1" style:family="text">
      <style:text-properties fo:background-color="#ffffff" fo:color="#272a34" style:font-name="Times New Roman" style:font-name-asian="Times New Roman" style:font-name-complex="Times New Roman"/>
    </style:style>
    <style:style style:name="T26_2" style:family="text">
      <style:text-properties fo:background-color="#ffffff" fo:color="#272a34" style:font-name="Times New Roman" style:font-name-asian="Times New Roman" style:font-name-complex="Times New Roman"/>
    </style:style>
    <style:style style:name="T26_3" style:family="text">
      <style:text-properties fo:background-color="#ffffff" fo:color="#272a34" style:font-name="Times New Roman" style:font-name-asian="Times New Roman" style:font-name-complex="Times New Roman"/>
    </style:style>
    <style:style style:name="T26_4" style:family="text">
      <style:text-properties fo:background-color="#ffffff" fo:color="#272a34" style:font-name="Times New Roman" style:font-name-asian="Times New Roman" style:font-name-complex="Times New Roman"/>
    </style:style>
    <style:style style:name="T26_5" style:family="text">
      <style:text-properties fo:background-color="#ffffff" fo:color="#272a34" style:font-name="Times New Roman" style:font-name-asian="Times New Roman" style:font-name-complex="Times New Roman"/>
    </style:style>
    <style:style style:name="T26_6" style:family="text">
      <style:text-properties fo:background-color="#ffffff" fo:color="#272a34" style:font-name="Times New Roman" style:font-name-asian="Times New Roman" style:font-name-complex="Times New Roman"/>
    </style:style>
    <style:style style:name="T26_7" style:family="text">
      <style:text-properties fo:background-color="#ffffff" fo:color="#272a34" style:font-name="Times New Roman" style:font-name-asian="Times New Roman" style:font-name-complex="Times New Roman"/>
    </style:style>
    <style:style style:name="T26_8" style:family="text">
      <style:text-properties fo:background-color="#ffffff" fo:color="#272a34" style:font-name="Times New Roman" style:font-name-asian="Times New Roman" style:font-name-complex="Times New Roman"/>
    </style:style>
    <style:style style:name="T26_9" style:family="text">
      <style:text-properties fo:background-color="#ffffff" fo:color="#272a34" style:font-name="Times New Roman" style:font-name-asian="Times New Roman" style:font-name-complex="Times New Roman"/>
    </style:style>
    <style:style style:name="T26_10" style:family="text">
      <style:text-properties fo:background-color="#ffffff" fo:color="#272a34" style:font-name="Times New Roman" style:font-name-asian="Times New Roman" style:font-name-complex="Times New Roman"/>
    </style:style>
    <style:style style:name="T26_11" style:family="text">
      <style:text-properties fo:background-color="#ffffff" fo:color="#272a34" style:font-name="Times New Roman" style:font-name-asian="Times New Roman" style:font-name-complex="Times New Roman"/>
    </style:style>
    <style:style style:name="T26_12" style:family="text">
      <style:text-properties fo:background-color="#ffffff" fo:color="#272a34" style:font-name="Times New Roman" style:font-name-asian="Times New Roman" style:font-name-complex="Times New Roman"/>
    </style:style>
    <style:style style:name="T26_13" style:family="text">
      <style:text-properties fo:background-color="#ffffff" fo:color="#272a34" style:font-name="Times New Roman" style:font-name-asian="Times New Roman" style:font-name-complex="Times New Roman"/>
    </style:style>
    <style:style style:name="T26_14" style:family="text">
      <style:text-properties fo:background-color="#ffffff" fo:color="#272a34" style:font-name="Times New Roman" style:font-name-asian="Times New Roman" style:font-name-complex="Times New Roman"/>
    </style:style>
    <style:style style:name="T26_15" style:family="text">
      <style:text-properties fo:background-color="#ffffff" fo:color="#272a34" style:font-name="Times New Roman" style:font-name-asian="Times New Roman" style:font-name-complex="Times New Roman"/>
    </style:style>
    <style:style style:name="T26_16" style:family="text">
      <style:text-properties fo:background-color="#ffffff" fo:color="#272a34" style:font-name="Times New Roman" style:font-name-asian="Times New Roman" style:font-name-complex="Times New Roman"/>
    </style:style>
    <style:style style:name="T26_17" style:family="text">
      <style:text-properties fo:background-color="#ffffff" fo:color="#272a34" style:font-name="Times New Roman" style:font-name-asian="Times New Roman" style:font-name-complex="Times New Roman"/>
    </style:style>
    <style:style style:name="T26_18" style:family="text">
      <style:text-properties fo:background-color="#ffffff" fo:color="#272a34" style:font-name="Times New Roman" style:font-name-asian="Times New Roman" style:font-name-complex="Times New Roman"/>
    </style:style>
    <style:style style:name="T26_19" style:family="text">
      <style:text-properties fo:background-color="#ffffff" fo:color="#272a34" style:font-name="Times New Roman" style:font-name-asian="Times New Roman" style:font-name-complex="Times New Roman"/>
    </style:style>
    <style:style style:name="T26_20" style:family="text">
      <style:text-properties fo:background-color="#ffffff" fo:color="#272a34" style:font-name="Times New Roman" style:font-name-asian="Times New Roman" style:font-name-complex="Times New Roman"/>
    </style:style>
    <style:style style:name="T26_21" style:family="text">
      <style:text-properties fo:background-color="#ffffff" fo:color="#272a34" style:font-name="Times New Roman" style:font-name-asian="Times New Roman" style:font-name-complex="Times New Roman"/>
    </style:style>
    <style:style style:name="T26_22" style:family="text">
      <style:text-properties fo:background-color="#ffffff" fo:color="#272a34" style:font-name="Times New Roman" style:font-name-asian="Times New Roman" style:font-name-complex="Times New Roman"/>
    </style:style>
    <style:style style:name="T26_23" style:family="text">
      <style:text-properties fo:background-color="#ffffff" fo:color="#272a34" style:font-name="Times New Roman" style:font-name-asian="Times New Roman" style:font-name-complex="Times New Roman"/>
    </style:style>
    <style:style style:name="T26_24" style:family="text">
      <style:text-properties fo:background-color="#ffffff" fo:color="#272a34" style:font-name="Times New Roman" style:font-name-asian="Times New Roman" style:font-name-complex="Times New Roman"/>
    </style:style>
    <style:style style:name="T26_25" style:family="text">
      <style:text-properties fo:background-color="#ffffff" fo:color="#272a34" style:font-name="Times New Roman" style:font-name-asian="Times New Roman" style:font-name-complex="Times New Roman"/>
    </style:style>
    <style:style style:name="T26_26" style:family="text">
      <style:text-properties fo:background-color="#ffffff" fo:color="#272a34" style:font-name="Times New Roman" style:font-name-asian="Times New Roman" style:font-name-complex="Times New Roman"/>
    </style:style>
    <style:style style:name="T26_27" style:family="text">
      <style:text-properties fo:background-color="#ffffff" fo:color="#272a34" style:font-name="Times New Roman" style:font-name-asian="Times New Roman" style:font-name-complex="Times New Roman"/>
    </style:style>
    <style:style style:name="T26_28" style:family="text">
      <style:text-properties fo:background-color="#ffffff" fo:color="#272a34" style:font-name="Times New Roman" style:font-name-asian="Times New Roman" style:font-name-complex="Times New Roman"/>
    </style:style>
    <style:style style:name="T26_29" style:family="text">
      <style:text-properties fo:background-color="#ffffff" fo:color="#272a34" style:font-name="Times New Roman" style:font-name-asian="Times New Roman" style:font-name-complex="Times New Roman"/>
    </style:style>
    <style:style style:name="T26_30" style:family="text">
      <style:text-properties fo:background-color="#ffffff" fo:color="#272a34" style:font-name="Times New Roman" style:font-name-asian="Times New Roman" style:font-name-complex="Times New Roman"/>
    </style:style>
    <style:style style:name="T26_31" style:family="text">
      <style:text-properties fo:background-color="#ffffff" fo:color="#272a34" style:font-name="Times New Roman" style:font-name-asian="Times New Roman" style:font-name-complex="Times New Roman"/>
    </style:style>
    <style:style style:name="T26_32" style:family="text">
      <style:text-properties fo:background-color="#ffffff" fo:color="#272a34" style:font-name="Times New Roman" style:font-name-asian="Times New Roman" style:font-name-complex="Times New Roman"/>
    </style:style>
    <style:style style:name="T26_33" style:family="text">
      <style:text-properties fo:background-color="#ffffff" fo:color="#272a34" style:font-name="Times New Roman" style:font-name-asian="Times New Roman" style:font-name-complex="Times New Roman"/>
    </style:style>
    <style:style style:name="T26_34" style:family="text">
      <style:text-properties fo:background-color="#ffffff" fo:color="#272a34" style:font-name="Times New Roman" style:font-name-asian="Times New Roman" style:font-name-complex="Times New Roman"/>
    </style:style>
    <style:style style:name="T26_35" style:family="text">
      <style:text-properties fo:background-color="#ffffff" fo:color="#272a34" style:font-name="Times New Roman" style:font-name-asian="Times New Roman" style:font-name-complex="Times New Roman"/>
    </style:style>
    <style:style style:name="T26_36" style:family="text">
      <style:text-properties fo:background-color="#ffffff" fo:color="#272a34" style:font-name="Times New Roman" style:font-name-asian="Times New Roman" style:font-name-complex="Times New Roman"/>
    </style:style>
    <style:style style:name="T26_37" style:family="text">
      <style:text-properties fo:background-color="#ffffff" fo:color="#272a34" style:font-name="Times New Roman" style:font-name-asian="Times New Roman" style:font-name-complex="Times New Roman"/>
    </style:style>
    <style:style style:name="T26_38" style:family="text">
      <style:text-properties fo:background-color="#ffffff" fo:color="#272a34" style:font-name="Times New Roman" style:font-name-asian="Times New Roman" style:font-name-complex="Times New Roman"/>
    </style:style>
    <style:style style:name="T26_39" style:family="text">
      <style:text-properties fo:background-color="#ffffff" fo:color="#272a34" style:font-name="Times New Roman" style:font-name-asian="Times New Roman" style:font-name-complex="Times New Roman"/>
    </style:style>
    <style:style style:name="T26_40" style:family="text">
      <style:text-properties fo:background-color="#ffffff" fo:color="#272a34"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80%" style:writing-mode="lr-tb"/>
    </style:style>
    <style:style style:name="T27_1" style:family="text">
      <style:text-properties fo:background-color="#ffffff" fo:color="#272a34" fo:font-size="10pt" style:font-size-asian="10pt" style:font-size-complex="10pt"/>
    </style:style>
    <style:style style:name="T27_2" style:family="text">
      <style:text-properties fo:background-color="#ffffff" fo:color="#272a34" fo:font-size="10pt" style:font-size-asian="10pt" style:font-size-complex="10pt"/>
    </style:style>
    <style:style style:name="T27_3" style:family="text">
      <style:text-properties fo:background-color="#ffffff" fo:color="#272a34" fo:font-size="10pt" style:font-size-asian="10pt" style:font-size-complex="10pt"/>
    </style:style>
    <style:style style:name="T27_4" style:family="text">
      <style:text-properties fo:background-color="#ffffff" fo:color="#272a34" fo:font-size="10pt" style:font-size-asian="10pt" style:font-size-complex="10pt"/>
    </style:style>
    <style:style style:name="T27_5" style:family="text">
      <style:text-properties fo:background-color="#ffffff" fo:color="#272a34" fo:font-size="10pt" style:font-size-asian="10pt" style:font-size-complex="10pt"/>
    </style:style>
    <style:style style:name="T27_6" style:family="text">
      <style:text-properties fo:background-color="#ffffff" fo:color="#272a34" fo:font-size="10pt" style:font-size-asian="10pt" style:font-size-complex="10pt"/>
    </style:style>
    <style:style style:name="T27_7" style:family="text">
      <style:text-properties fo:background-color="#ffffff" fo:color="#272a34" fo:font-size="10pt" style:font-size-asian="10pt" style:font-size-complex="10pt"/>
    </style:style>
    <style:style style:name="T27_8" style:family="text">
      <style:text-properties fo:background-color="#ffffff" fo:color="#272a34" fo:font-size="10pt" style:font-size-asian="10pt" style:font-size-complex="10pt"/>
    </style:style>
    <style:style style:name="T27_9" style:family="text">
      <style:text-properties fo:background-color="#ffffff" fo:color="#272a34" fo:font-size="10pt" style:font-size-asian="10pt" style:font-size-complex="10pt"/>
    </style:style>
    <style:style style:name="T27_10" style:family="text">
      <style:text-properties fo:background-color="#ffffff" fo:color="#272a34" fo:font-size="10pt" style:font-size-asian="10pt" style:font-size-complex="10pt"/>
    </style:style>
    <style:style style:name="T27_11" style:family="text">
      <style:text-properties fo:background-color="#ffffff" fo:color="#272a34" fo:font-size="10pt" style:font-size-asian="10pt" style:font-size-complex="10pt"/>
    </style:style>
    <style:style style:name="T27_12" style:family="text">
      <style:text-properties fo:background-color="#ffffff" fo:color="#272a34" fo:font-size="10pt" style:font-size-asian="10pt" style:font-size-complex="10pt"/>
    </style:style>
    <style:style style:name="T27_13" style:family="text">
      <style:text-properties fo:background-color="#ffffff" fo:color="#272a34" fo:font-size="10pt" style:font-size-asian="10pt" style:font-size-complex="10pt"/>
    </style:style>
    <style:style style:name="T27_14" style:family="text">
      <style:text-properties fo:background-color="#ffffff" fo:color="#272a34" fo:font-size="10pt" style:font-size-asian="10pt" style:font-size-complex="10pt"/>
    </style:style>
    <style:style style:name="T27_15" style:family="text">
      <style:text-properties fo:background-color="#ffffff" fo:color="#272a34" fo:font-size="10pt" style:font-size-asian="10pt" style:font-size-complex="10pt"/>
    </style:style>
    <style:style style:name="T27_16" style:family="text">
      <style:text-properties fo:background-color="#ffffff" fo:color="#272a34" fo:font-size="10pt" style:font-size-asian="10pt" style:font-size-complex="10pt"/>
    </style:style>
    <style:style style:name="T27_17" style:family="text">
      <style:text-properties fo:background-color="#ffffff" fo:color="#272a34" fo:font-size="10pt" style:font-size-asian="10pt" style:font-size-complex="10pt"/>
    </style:style>
    <style:style style:name="T27_18" style:family="text">
      <style:text-properties fo:background-color="#ffffff" fo:color="#272a34" fo:font-size="10pt" style:font-size-asian="10pt" style:font-size-complex="10pt"/>
    </style:style>
    <style:style style:name="T27_19" style:family="text">
      <style:text-properties fo:background-color="#ffffff" fo:color="#272a34" fo:font-size="10pt" style:font-size-asian="10pt" style:font-size-complex="10pt"/>
    </style:style>
    <style:style style:name="T27_20" style:family="text">
      <style:text-properties fo:background-color="#ffffff" fo:color="#272a34" fo:font-size="10pt" style:font-size-asian="10pt" style:font-size-complex="10pt"/>
    </style:style>
    <style:style style:name="T27_21" style:family="text">
      <style:text-properties fo:background-color="#ffffff" fo:color="#272a34" fo:font-size="10pt" style:font-size-asian="10pt" style:font-size-complex="10pt"/>
    </style:style>
    <style:style style:name="T27_22" style:family="text">
      <style:text-properties fo:background-color="#ffffff" fo:color="#272a34" fo:font-size="10pt" style:font-size-asian="10pt" style:font-size-complex="10pt"/>
    </style:style>
    <style:style style:name="T27_23" style:family="text">
      <style:text-properties fo:background-color="#ffffff" fo:color="#272a34" fo:font-size="10pt" style:font-size-asian="10pt" style:font-size-complex="10pt"/>
    </style:style>
    <style:style style:name="T27_24" style:family="text">
      <style:text-properties fo:background-color="#ffffff" fo:color="#272a34" fo:font-size="10pt" style:font-size-asian="10pt" style:font-size-complex="10pt"/>
    </style:style>
    <style:style style:name="T27_25" style:family="text">
      <style:text-properties fo:background-color="#ffffff" fo:color="#272a34" fo:font-size="10pt" style:font-size-asian="10pt" style:font-size-complex="10pt"/>
    </style:style>
    <style:style style:name="T27_26" style:family="text">
      <style:text-properties fo:background-color="#ffffff" fo:color="#272a34" fo:font-size="10pt" style:font-size-asian="10pt" style:font-size-complex="10pt"/>
    </style:style>
    <style:style style:name="T27_27" style:family="text">
      <style:text-properties fo:background-color="#ffffff" fo:color="#272a34" fo:font-size="10pt" style:font-size-asian="10pt" style:font-size-complex="10pt"/>
    </style:style>
    <style:style style:name="T27_28" style:family="text">
      <style:text-properties fo:background-color="#ffffff" fo:color="#272a34" fo:font-size="10pt" style:font-size-asian="10pt" style:font-size-complex="10pt"/>
    </style:style>
    <style:style style:name="T27_29" style:family="text">
      <style:text-properties fo:background-color="#ffffff" fo:color="#272a34" fo:font-size="10pt" style:font-size-asian="10pt" style:font-size-complex="10pt"/>
    </style:style>
    <style:style style:name="T27_30" style:family="text">
      <style:text-properties fo:background-color="#ffffff" fo:color="#272a34" fo:font-size="10pt" style:font-size-asian="10pt" style:font-size-complex="10pt"/>
    </style:style>
    <style:style style:name="T27_31" style:family="text">
      <style:text-properties fo:background-color="#ffffff" fo:color="#272a34" fo:font-size="10pt" style:font-size-asian="10pt" style:font-size-complex="10pt"/>
    </style:style>
    <style:style style:name="T27_32" style:family="text">
      <style:text-properties fo:background-color="#ffffff" fo:color="#272a34" fo:font-size="10pt" style:font-size-asian="10pt" style:font-size-complex="10pt"/>
    </style:style>
    <style:style style:name="T27_33" style:family="text">
      <style:text-properties fo:background-color="#ffffff" fo:color="#272a34" fo:font-size="10pt" style:font-size-asian="10pt" style:font-size-complex="10pt"/>
    </style:style>
    <style:style style:name="T27_34" style:family="text">
      <style:text-properties fo:background-color="#ffffff" fo:color="#272a34" fo:font-size="10pt" style:font-size-asian="10pt" style:font-size-complex="10pt"/>
    </style:style>
    <style:style style:name="T27_35" style:family="text">
      <style:text-properties fo:background-color="#ffffff" fo:color="#272a34" fo:font-size="10pt" style:font-size-asian="10pt" style:font-size-complex="10pt"/>
    </style:style>
    <style:style style:name="T27_36" style:family="text">
      <style:text-properties fo:background-color="#ffffff" fo:color="#272a34" fo:font-size="10pt" style:font-size-asian="10pt" style:font-size-complex="10pt"/>
    </style:style>
    <style:style style:name="T27_37" style:family="text">
      <style:text-properties fo:background-color="#ffffff" fo:color="#272a34" fo:font-size="10pt" style:font-size-asian="10pt" style:font-size-complex="10pt"/>
    </style:style>
    <style:style style:name="T27_38" style:family="text">
      <style:text-properties fo:background-color="#ffffff" fo:color="#272a34" fo:font-size="10pt" style:font-size-asian="10pt" style:font-size-complex="10pt"/>
    </style:style>
    <style:style style:name="T27_39" style:family="text">
      <style:text-properties fo:background-color="#ffffff" fo:color="#272a34" fo:font-size="10pt" style:font-size-asian="10pt" style:font-size-complex="10pt"/>
    </style:style>
    <style:style style:name="T27_40" style:family="text">
      <style:text-properties fo:background-color="#ffffff" fo:color="#272a34" fo:font-size="10pt" style:font-size-asian="10pt" style:font-size-complex="10pt"/>
    </style:style>
    <style:style style:name="T27_41" style:family="text">
      <style:text-properties fo:background-color="#ffffff" fo:color="#272a34" fo:font-size="10pt" style:font-size-asian="10pt" style:font-size-complex="10pt"/>
    </style:style>
    <style:style style:name="T27_42" style:family="text">
      <style:text-properties fo:background-color="#ffffff" fo:color="#272a34" fo:font-size="10pt" style:font-size-asian="10pt" style:font-size-complex="10pt"/>
    </style:style>
    <style:style style:name="T27_43" style:family="text">
      <style:text-properties fo:background-color="#ffffff" fo:color="#272a34" fo:font-size="10pt" style:font-size-asian="10pt" style:font-size-complex="10pt"/>
    </style:style>
    <style:style style:name="T27_44" style:family="text">
      <style:text-properties fo:background-color="#ffffff" fo:color="#272a34" fo:font-size="10pt" style:font-size-asian="10pt" style:font-size-complex="10pt"/>
    </style:style>
    <style:style style:name="T27_45" style:family="text">
      <style:text-properties fo:background-color="#ffffff" fo:color="#272a34" fo:font-size="10pt" style:font-size-asian="10pt" style:font-size-complex="10pt"/>
    </style:style>
    <style:style style:name="T27_46" style:family="text">
      <style:text-properties fo:background-color="#ffffff" fo:color="#272a34" fo:font-size="10pt" style:font-size-asian="10pt" style:font-size-complex="10pt"/>
    </style:style>
    <style:style style:name="T27_47" style:family="text">
      <style:text-properties fo:background-color="#ffffff" fo:color="#272a34" fo:font-size="10pt" style:font-size-asian="10pt" style:font-size-complex="10pt"/>
    </style:style>
    <style:style style:name="T27_48" style:family="text">
      <style:text-properties fo:background-color="#ffffff" fo:color="#272a34" fo:font-size="10pt" style:font-size-asian="10pt" style:font-size-complex="10pt"/>
    </style:style>
    <style:style style:name="T27_49" style:family="text">
      <style:text-properties fo:background-color="#ffffff" fo:color="#272a34" fo:font-size="10pt" style:font-size-asian="10pt" style:font-size-complex="10pt"/>
    </style:style>
    <style:style style:name="T27_50" style:family="text">
      <style:text-properties fo:background-color="#ffffff" fo:color="#272a34" fo:font-size="10pt" style:font-size-asian="10pt" style:font-size-complex="10pt"/>
    </style:style>
    <style:style style:name="T27_51" style:family="text">
      <style:text-properties fo:background-color="#ffffff" fo:color="#272a34" fo:font-size="10pt" style:font-size-asian="10pt" style:font-size-complex="10pt"/>
    </style:style>
    <style:style style:name="T27_52" style:family="text">
      <style:text-properties fo:background-color="#ffffff" fo:color="#272a34" fo:font-size="10pt" style:font-size-asian="10pt" style:font-size-complex="10pt"/>
    </style:style>
    <style:style style:name="T27_53" style:family="text">
      <style:text-properties fo:background-color="#ffffff" fo:color="#272a34" fo:font-size="10pt" style:font-size-asian="10pt" style:font-size-complex="10pt"/>
    </style:style>
    <style:style style:name="T27_54" style:family="text">
      <style:text-properties fo:background-color="#ffffff" fo:color="#272a34" fo:font-size="10pt" style:font-size-asian="10pt" style:font-size-complex="10pt"/>
    </style:style>
    <style:style style:name="T27_55" style:family="text">
      <style:text-properties fo:background-color="#ffffff" fo:color="#272a34" fo:font-size="10pt" style:font-size-asian="10pt" style:font-size-complex="10pt"/>
    </style:style>
    <style:style style:name="T27_56" style:family="text">
      <style:text-properties fo:background-color="#ffffff" fo:color="#272a34" fo:font-size="10pt" style:font-size-asian="10pt" style:font-size-complex="10pt"/>
    </style:style>
    <style:style style:name="T27_57" style:family="text">
      <style:text-properties fo:background-color="#ffffff" fo:color="#272a34" fo:font-size="10pt" style:font-size-asian="10pt" style:font-size-complex="10pt"/>
    </style:style>
    <style:style style:name="T27_58" style:family="text">
      <style:text-properties fo:background-color="#ffffff" fo:color="#272a34" fo:font-size="10pt" style:font-size-asian="10pt" style:font-size-complex="10pt"/>
    </style:style>
    <style:style style:name="T27_59" style:family="text">
      <style:text-properties fo:background-color="#ffffff" fo:color="#272a34" fo:font-size="10pt" style:font-size-asian="10pt" style:font-size-complex="10pt"/>
    </style:style>
    <style:style style:name="T27_60" style:family="text">
      <style:text-properties fo:background-color="#ffffff" fo:color="#272a34" fo:font-size="10pt" style:font-size-asian="10pt" style:font-size-complex="10pt"/>
    </style:style>
    <style:style style:name="T27_61" style:family="text">
      <style:text-properties fo:background-color="#ffffff" fo:color="#272a34" fo:font-size="10pt" style:font-size-asian="10pt" style:font-size-complex="10pt"/>
    </style:style>
    <style:style style:name="T27_62" style:family="text">
      <style:text-properties fo:background-color="#ffffff" fo:color="#272a34" fo:font-size="10pt" style:font-size-asian="10pt" style:font-size-complex="10pt"/>
    </style:style>
    <style:style style:name="T27_63" style:family="text">
      <style:text-properties fo:background-color="#ffffff" fo:color="#272a34" fo:font-size="10pt" style:font-size-asian="10pt" style:font-size-complex="10pt"/>
    </style:style>
    <style:style style:name="T27_64" style:family="text">
      <style:text-properties fo:background-color="#ffffff" fo:color="#272a34" fo:font-size="10pt" style:font-size-asian="10pt" style:font-size-complex="10pt"/>
    </style:style>
    <style:style style:name="T27_65" style:family="text">
      <style:text-properties fo:background-color="#ffffff" fo:color="#272a34" fo:font-size="10pt" style:font-size-asian="10pt" style:font-size-complex="10pt"/>
    </style:style>
    <style:style style:name="T27_66" style:family="text">
      <style:text-properties fo:background-color="#ffffff" fo:color="#272a34" fo:font-size="10pt" style:font-size-asian="10pt" style:font-size-complex="10pt"/>
    </style:style>
    <style:style style:name="T27_67" style:family="text">
      <style:text-properties fo:background-color="#ffffff" fo:color="#272a34" fo:font-size="10pt" style:font-size-asian="10pt" style:font-size-complex="10pt"/>
    </style:style>
    <style:style style:name="T27_68" style:family="text">
      <style:text-properties fo:background-color="#ffffff" fo:color="#272a34" fo:font-size="10pt" style:font-size-asian="10pt" style:font-size-complex="10pt"/>
    </style:style>
    <style:style style:name="T27_69" style:family="text">
      <style:text-properties fo:background-color="#ffffff" fo:color="#272a34" fo:font-size="10pt" style:font-size-asian="10pt" style:font-size-complex="10pt"/>
    </style:style>
    <style:style style:name="T27_70" style:family="text">
      <style:text-properties fo:background-color="#ffffff" fo:color="#272a34" fo:font-size="10pt" style:font-size-asian="10pt" style:font-size-complex="10pt"/>
    </style:style>
    <style:style style:name="T27_71" style:family="text">
      <style:text-properties fo:background-color="#ffffff" fo:color="#272a34" fo:font-size="10pt" style:font-size-asian="10pt" style:font-size-complex="10pt"/>
    </style:style>
    <style:style style:name="T27_72" style:family="text">
      <style:text-properties fo:background-color="#ffffff" fo:color="#272a34" fo:font-size="10pt" style:font-size-asian="10pt" style:font-size-complex="10pt"/>
    </style:style>
    <style:style style:name="T27_73" style:family="text">
      <style:text-properties fo:background-color="#ffffff" fo:color="#272a34" fo:font-size="10pt" style:font-size-asian="10pt" style:font-size-complex="10pt"/>
    </style:style>
    <style:style style:name="T27_74" style:family="text">
      <style:text-properties fo:background-color="#ffffff" fo:color="#272a34" fo:font-size="10pt" style:font-size-asian="10pt" style:font-size-complex="10pt"/>
    </style:style>
    <style:style style:name="T27_75" style:family="text">
      <style:text-properties fo:background-color="#ffffff" fo:color="#272a34" fo:font-size="10pt" style:font-size-asian="10pt" style:font-size-complex="10pt"/>
    </style:style>
    <style:style style:name="T27_76" style:family="text">
      <style:text-properties fo:background-color="#ffffff" fo:color="#272a34" fo:font-size="10pt" style:font-size-asian="10pt" style:font-size-complex="10pt"/>
    </style:style>
    <style:style style:name="T27_77" style:family="text">
      <style:text-properties fo:background-color="#ffffff" fo:color="#272a34" fo:font-size="10pt" style:font-size-asian="10pt" style:font-size-complex="10pt"/>
    </style:style>
    <style:style style:name="T27_78" style:family="text">
      <style:text-properties fo:background-color="#ffffff" fo:color="#272a34" fo:font-size="10pt" style:font-size-asian="10pt" style:font-size-complex="10pt"/>
    </style:style>
    <style:style style:name="T27_79" style:family="text">
      <style:text-properties fo:background-color="#ffffff" fo:color="#272a34" fo:font-size="10pt" style:font-size-asian="10pt" style:font-size-complex="10pt"/>
    </style:style>
    <style:style style:name="T27_80" style:family="text">
      <style:text-properties fo:background-color="#ffffff" fo:color="#272a34" fo:font-size="10pt" style:font-size-asian="10pt" style:font-size-complex="10pt"/>
    </style:style>
    <style:style style:name="T27_81" style:family="text">
      <style:text-properties fo:background-color="#ffffff" fo:color="#272a34" fo:font-size="10pt" style:font-size-asian="10pt" style:font-size-complex="10pt"/>
    </style:style>
    <style:style style:name="T27_82" style:family="text">
      <style:text-properties fo:background-color="#ffffff" fo:color="#272a34" fo:font-size="10pt" style:font-size-asian="10pt" style:font-size-complex="10pt"/>
    </style:style>
    <style:style style:name="T27_83" style:family="text">
      <style:text-properties fo:background-color="#ffffff" fo:color="#272a34" fo:font-size="10pt" style:font-size-asian="10pt" style:font-size-complex="10pt"/>
    </style:style>
    <style:style style:name="T27_84" style:family="text">
      <style:text-properties fo:background-color="#ffffff" fo:color="#272a34" fo:font-size="10pt" style:font-size-asian="10pt" style:font-size-complex="10pt"/>
    </style:style>
    <style:style style:name="T27_85" style:family="text">
      <style:text-properties fo:background-color="#ffffff" fo:color="#272a34" fo:font-size="10pt" style:font-size-asian="10pt" style:font-size-complex="10pt"/>
    </style:style>
    <style:style style:name="T27_86" style:family="text">
      <style:text-properties fo:background-color="#ffffff" fo:color="#272a34" fo:font-size="10pt" style:font-size-asian="10pt" style:font-size-complex="10pt"/>
    </style:style>
    <style:style style:name="T27_87" style:family="text">
      <style:text-properties fo:background-color="#ffffff" fo:color="#272a34" fo:font-size="10pt" style:font-size-asian="10pt" style:font-size-complex="10pt"/>
    </style:style>
    <style:style style:name="T27_88" style:family="text">
      <style:text-properties fo:background-color="#ffffff" fo:color="#272a34" fo:font-size="10pt" style:font-size-asian="10pt" style:font-size-complex="10pt"/>
    </style:style>
    <style:style style:name="T27_89" style:family="text">
      <style:text-properties fo:background-color="#ffffff" fo:color="#272a34" fo:font-size="10pt" style:font-size-asian="10pt" style:font-size-complex="10pt"/>
    </style:style>
    <style:style style:name="T27_90" style:family="text">
      <style:text-properties fo:background-color="#ffffff" fo:color="#272a34" fo:font-size="10pt" style:font-size-asian="10pt" style:font-size-complex="10pt"/>
    </style:style>
    <style:style style:name="T27_91" style:family="text">
      <style:text-properties fo:background-color="#ffffff" fo:color="#272a34" fo:font-size="10pt" style:font-size-asian="10pt" style:font-size-complex="10pt"/>
    </style:style>
    <style:style style:name="T27_92" style:family="text">
      <style:text-properties fo:background-color="#ffffff" fo:color="#272a34" fo:font-size="10pt" style:font-size-asian="10pt" style:font-size-complex="10pt"/>
    </style:style>
    <style:style style:name="T27_93" style:family="text">
      <style:text-properties fo:background-color="#ffffff" fo:color="#272a34" fo:font-size="10pt" style:font-size-asian="10pt" style:font-size-complex="10pt"/>
    </style:style>
    <style:style style:name="T27_94" style:family="text">
      <style:text-properties fo:background-color="#ffffff" fo:color="#272a34" fo:font-size="10pt" style:font-size-asian="10pt" style:font-size-complex="10pt"/>
    </style:style>
    <style:style style:name="T27_95" style:family="text">
      <style:text-properties fo:background-color="#ffffff" fo:color="#272a34" fo:font-size="10pt" style:font-size-asian="10pt" style:font-size-complex="10pt"/>
    </style:style>
    <style:style style:name="T27_96" style:family="text">
      <style:text-properties fo:background-color="#ffffff" fo:color="#272a34" fo:font-size="10pt" style:font-size-asian="10pt" style:font-size-complex="10pt"/>
    </style:style>
    <style:style style:name="T27_97" style:family="text">
      <style:text-properties fo:background-color="#ffffff" fo:color="#272a34" fo:font-size="10pt" style:font-size-asian="10pt" style:font-size-complex="10pt"/>
    </style:style>
    <style:style style:name="T27_98" style:family="text">
      <style:text-properties fo:background-color="#ffffff" fo:color="#272a34" fo:font-size="10pt" style:font-size-asian="10pt" style:font-size-complex="10pt"/>
    </style:style>
    <style:style style:name="T27_99" style:family="text">
      <style:text-properties fo:background-color="#ffffff" fo:color="#272a34" fo:font-size="10pt" style:font-size-asian="10pt" style:font-size-complex="10pt"/>
    </style:style>
    <style:style style:name="T27_100" style:family="text">
      <style:text-properties fo:background-color="#ffffff" fo:color="#272a34" fo:font-size="10pt" style:font-size-asian="10pt" style:font-size-complex="10pt"/>
    </style:style>
    <style:style style:name="T27_101" style:family="text">
      <style:text-properties fo:background-color="#ffffff" fo:color="#272a34" fo:font-size="10pt" style:font-size-asian="10pt" style:font-size-complex="10pt"/>
    </style:style>
    <style:style style:name="T27_102" style:family="text">
      <style:text-properties fo:background-color="#ffffff" fo:color="#272a34" fo:font-size="10pt" style:font-size-asian="10pt" style:font-size-complex="10pt"/>
    </style:style>
    <style:style style:name="T27_103" style:family="text">
      <style:text-properties fo:background-color="#ffffff" fo:color="#272a34" fo:font-size="10pt" style:font-size-asian="10pt" style:font-size-complex="10pt"/>
    </style:style>
    <style:style style:name="T27_104" style:family="text">
      <style:text-properties fo:background-color="#ffffff" fo:color="#272a34" fo:font-size="10pt" style:font-size-asian="10pt" style:font-size-complex="10pt"/>
    </style:style>
    <style:style style:name="T27_105" style:family="text">
      <style:text-properties fo:background-color="#ffffff" fo:color="#272a34" fo:font-size="10pt" style:font-size-asian="10pt" style:font-size-complex="10pt"/>
    </style:style>
    <style:style style:name="T27_106" style:family="text">
      <style:text-properties fo:background-color="#ffffff" fo:color="#272a34" fo:font-size="10pt" style:font-size-asian="10pt" style:font-size-complex="10pt"/>
    </style:style>
    <style:style style:name="T27_107" style:family="text">
      <style:text-properties fo:background-color="#ffffff" fo:color="#272a34" fo:font-size="10pt" style:font-size-asian="10pt" style:font-size-complex="10pt"/>
    </style:style>
    <style:style style:name="T27_108" style:family="text">
      <style:text-properties fo:background-color="#ffffff" fo:color="#272a34"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line-height="180%" style:writing-mode="lr-tb"/>
    </style:style>
    <style:style style:name="T28_1" style:family="text">
      <style:text-properties fo:background-color="#ffffff" fo:color="#272a34"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line-height="180%" style:writing-mode="lr-tb"/>
    </style:style>
    <style:style style:name="T29_1" style:family="text">
      <style:text-properties fo:background-color="#ffffff" fo:color="#272a34" style:font-name="Times New Roman" style:font-name-asian="Times New Roman" style:font-name-complex="Times New Roman"/>
    </style:style>
    <style:style style:name="T29_2" style:family="text">
      <style:text-properties fo:background-color="#ffffff" fo:color="#272a34" style:font-name="Times New Roman" style:font-name-asian="Times New Roman" style:font-name-complex="Times New Roman"/>
    </style:style>
    <style:style style:name="T29_3" style:family="text">
      <style:text-properties fo:background-color="#ffffff" fo:color="#272a34" style:font-name="Times New Roman" style:font-name-asian="Times New Roman" style:font-name-complex="Times New Roman"/>
    </style:style>
    <style:style style:name="T29_4" style:family="text">
      <style:text-properties fo:background-color="#ffffff" fo:color="#272a34" style:font-name="Times New Roman" style:font-name-asian="Times New Roman" style:font-name-complex="Times New Roman"/>
    </style:style>
    <style:style style:name="T29_5" style:family="text">
      <style:text-properties fo:background-color="#ffffff" fo:color="#272a34" style:font-name="Times New Roman" style:font-name-asian="Times New Roman" style:font-name-complex="Times New Roman"/>
    </style:style>
    <style:style style:name="T29_6" style:family="text">
      <style:text-properties fo:background-color="#ffffff" fo:color="#272a34" style:font-name="Times New Roman" style:font-name-asian="Times New Roman" style:font-name-complex="Times New Roman"/>
    </style:style>
    <style:style style:name="T29_7" style:family="text">
      <style:text-properties fo:background-color="#ffffff" fo:color="#272a34" style:font-name="Times New Roman" style:font-name-asian="Times New Roman" style:font-name-complex="Times New Roman"/>
    </style:style>
    <style:style style:name="T29_8" style:family="text">
      <style:text-properties fo:background-color="#ffffff" fo:color="#272a34" style:font-name="Times New Roman" style:font-name-asian="Times New Roman" style:font-name-complex="Times New Roman"/>
    </style:style>
    <style:style style:name="T29_9" style:family="text">
      <style:text-properties fo:background-color="#ffffff" fo:color="#272a34" style:font-name="Times New Roman" style:font-name-asian="Times New Roman" style:font-name-complex="Times New Roman"/>
    </style:style>
    <style:style style:name="T29_10" style:family="text">
      <style:text-properties fo:background-color="#ffffff" fo:color="#272a34" style:font-name="Times New Roman" style:font-name-asian="Times New Roman" style:font-name-complex="Times New Roman"/>
    </style:style>
    <style:style style:name="T29_11" style:family="text">
      <style:text-properties fo:background-color="#ffffff" fo:color="#272a34" style:font-name="Times New Roman" style:font-name-asian="Times New Roman" style:font-name-complex="Times New Roman"/>
    </style:style>
    <style:style style:name="T29_12" style:family="text">
      <style:text-properties fo:background-color="#ffffff" fo:color="#272a34" style:font-name="Times New Roman" style:font-name-asian="Times New Roman" style:font-name-complex="Times New Roman"/>
    </style:style>
    <style:style style:name="T29_13" style:family="text">
      <style:text-properties fo:background-color="#ffffff" fo:color="#272a34" style:font-name="Times New Roman" style:font-name-asian="Times New Roman" style:font-name-complex="Times New Roman"/>
    </style:style>
    <style:style style:name="T29_14" style:family="text">
      <style:text-properties fo:background-color="#ffffff" fo:color="#272a34" style:font-name="Times New Roman" style:font-name-asian="Times New Roman" style:font-name-complex="Times New Roman"/>
    </style:style>
    <style:style style:name="T29_15" style:family="text">
      <style:text-properties fo:background-color="#ffffff" fo:color="#272a34" style:font-name="Times New Roman" style:font-name-asian="Times New Roman" style:font-name-complex="Times New Roman"/>
    </style:style>
    <style:style style:name="T29_16" style:family="text">
      <style:text-properties fo:background-color="#ffffff" fo:color="#272a34" style:font-name="Times New Roman" style:font-name-asian="Times New Roman" style:font-name-complex="Times New Roman"/>
    </style:style>
    <style:style style:name="T29_17" style:family="text">
      <style:text-properties fo:background-color="#ffffff" fo:color="#272a34" style:font-name="Times New Roman" style:font-name-asian="Times New Roman" style:font-name-complex="Times New Roman"/>
    </style:style>
    <style:style style:name="T29_18" style:family="text">
      <style:text-properties fo:background-color="#ffffff" fo:color="#272a34" style:font-name="Times New Roman" style:font-name-asian="Times New Roman" style:font-name-complex="Times New Roman"/>
    </style:style>
    <style:style style:name="T29_19" style:family="text">
      <style:text-properties fo:background-color="#ffffff" fo:color="#272a34" style:font-name="Times New Roman" style:font-name-asian="Times New Roman" style:font-name-complex="Times New Roman"/>
    </style:style>
    <style:style style:name="T29_20" style:family="text">
      <style:text-properties fo:background-color="#ffffff" fo:color="#272a34" style:font-name="Times New Roman" style:font-name-asian="Times New Roman" style:font-name-complex="Times New Roman"/>
    </style:style>
    <style:style style:name="T29_21" style:family="text">
      <style:text-properties fo:background-color="#ffffff" fo:color="#272a34" style:font-name="Times New Roman" style:font-name-asian="Times New Roman" style:font-name-complex="Times New Roman"/>
    </style:style>
    <style:style style:name="T29_22" style:family="text">
      <style:text-properties fo:background-color="#ffffff" fo:color="#272a34" style:font-name="Times New Roman" style:font-name-asian="Times New Roman" style:font-name-complex="Times New Roman"/>
    </style:style>
    <style:style style:name="T29_23" style:family="text">
      <style:text-properties fo:background-color="#ffffff" fo:color="#272a34" style:font-name="Times New Roman" style:font-name-asian="Times New Roman" style:font-name-complex="Times New Roman"/>
    </style:style>
    <style:style style:name="T29_24" style:family="text">
      <style:text-properties fo:background-color="#ffffff" fo:color="#272a34" style:font-name="Times New Roman" style:font-name-asian="Times New Roman" style:font-name-complex="Times New Roman"/>
    </style:style>
    <style:style style:name="P30" style:family="paragraph" style:parent-style-name="Standard">
      <style:paragraph-properties fo:text-align="justify" fo:break-before="auto" fo:line-height="180%" style:writing-mode="lr-tb"/>
    </style:style>
    <style:style style:name="T30_1" style:family="text">
      <style:text-properties fo:background-color="#ffffff" fo:color="#272a34" fo:font-size="10pt" style:font-size-asian="10pt" style:font-size-complex="10pt"/>
    </style:style>
    <style:style style:name="T30_2" style:family="text">
      <style:text-properties fo:background-color="#ffffff" fo:color="#272a34" fo:font-size="10pt" style:font-size-asian="10pt" style:font-size-complex="10pt"/>
    </style:style>
    <style:style style:name="T30_3" style:family="text">
      <style:text-properties fo:background-color="#ffffff" fo:color="#272a34" fo:font-size="10pt" style:font-size-asian="10pt" style:font-size-complex="10pt"/>
    </style:style>
    <style:style style:name="T30_4" style:family="text">
      <style:text-properties fo:background-color="#ffffff" fo:color="#272a34" fo:font-size="10pt" style:font-size-asian="10pt" style:font-size-complex="10pt"/>
    </style:style>
    <style:style style:name="T30_5" style:family="text">
      <style:text-properties fo:background-color="#ffffff" fo:color="#272a34" fo:font-size="10pt" style:font-size-asian="10pt" style:font-size-complex="10pt"/>
    </style:style>
    <style:style style:name="T30_6" style:family="text">
      <style:text-properties fo:background-color="#ffffff" fo:color="#272a34" fo:font-size="10pt" style:font-size-asian="10pt" style:font-size-complex="10pt"/>
    </style:style>
    <style:style style:name="T30_7" style:family="text">
      <style:text-properties fo:background-color="#ffffff" fo:color="#272a34" fo:font-size="10pt" style:font-size-asian="10pt" style:font-size-complex="10pt"/>
    </style:style>
    <style:style style:name="T30_8" style:family="text">
      <style:text-properties fo:background-color="#ffffff" fo:color="#272a34" fo:font-size="10pt" style:font-size-asian="10pt" style:font-size-complex="10pt"/>
    </style:style>
    <style:style style:name="T30_9" style:family="text">
      <style:text-properties fo:background-color="#ffffff" fo:color="#272a34" fo:font-size="10pt" style:font-size-asian="10pt" style:font-size-complex="10pt"/>
    </style:style>
    <style:style style:name="T30_10" style:family="text">
      <style:text-properties fo:background-color="#ffffff" fo:color="#272a34" fo:font-size="10pt" style:font-size-asian="10pt" style:font-size-complex="10pt"/>
    </style:style>
    <style:style style:name="T30_11" style:family="text">
      <style:text-properties fo:background-color="#ffffff" fo:color="#272a34" fo:font-size="10pt" style:font-size-asian="10pt" style:font-size-complex="10pt"/>
    </style:style>
    <style:style style:name="T30_12" style:family="text">
      <style:text-properties fo:background-color="#ffffff" fo:color="#272a34" fo:font-size="10pt" style:font-size-asian="10pt" style:font-size-complex="10pt"/>
    </style:style>
    <style:style style:name="T30_13" style:family="text">
      <style:text-properties fo:background-color="#ffffff" fo:color="#272a34" fo:font-size="10pt" style:font-size-asian="10pt" style:font-size-complex="10pt"/>
    </style:style>
    <style:style style:name="T30_14" style:family="text">
      <style:text-properties fo:background-color="#ffffff" fo:color="#272a34" fo:font-size="10pt" style:font-size-asian="10pt" style:font-size-complex="10pt"/>
    </style:style>
    <style:style style:name="T30_15" style:family="text">
      <style:text-properties fo:background-color="#ffffff" fo:color="#272a34" fo:font-size="10pt" style:font-size-asian="10pt" style:font-size-complex="10pt"/>
    </style:style>
    <style:style style:name="T30_16" style:family="text">
      <style:text-properties fo:background-color="#ffffff" fo:color="#272a34" fo:font-size="10pt" style:font-size-asian="10pt" style:font-size-complex="10pt"/>
    </style:style>
    <style:style style:name="T30_17" style:family="text">
      <style:text-properties fo:background-color="#ffffff" fo:color="#272a34" fo:font-size="10pt" style:font-size-asian="10pt" style:font-size-complex="10pt"/>
    </style:style>
    <style:style style:name="T30_18" style:family="text">
      <style:text-properties fo:background-color="#ffffff" fo:color="#272a34" fo:font-size="10pt" style:font-size-asian="10pt" style:font-size-complex="10pt"/>
    </style:style>
    <style:style style:name="T30_19" style:family="text">
      <style:text-properties fo:background-color="#ffffff" fo:color="#272a34" fo:font-size="10pt" style:font-size-asian="10pt" style:font-size-complex="10pt"/>
    </style:style>
    <style:style style:name="T30_20" style:family="text">
      <style:text-properties fo:background-color="#ffffff" fo:color="#272a34" fo:font-size="10pt" style:font-size-asian="10pt" style:font-size-complex="10pt"/>
    </style:style>
    <style:style style:name="T30_21" style:family="text">
      <style:text-properties fo:background-color="#ffffff" fo:color="#272a34" fo:font-size="10pt" style:font-size-asian="10pt" style:font-size-complex="10pt"/>
    </style:style>
    <style:style style:name="T30_22" style:family="text">
      <style:text-properties fo:background-color="#ffffff" fo:color="#272a34" fo:font-size="10pt" style:font-size-asian="10pt" style:font-size-complex="10pt"/>
    </style:style>
    <style:style style:name="T30_23" style:family="text">
      <style:text-properties fo:background-color="#ffffff" fo:color="#272a34" fo:font-size="10pt" style:font-size-asian="10pt" style:font-size-complex="10pt"/>
    </style:style>
    <style:style style:name="T30_24" style:family="text">
      <style:text-properties fo:background-color="#ffffff" fo:color="#272a34" fo:font-size="10pt" style:font-size-asian="10pt" style:font-size-complex="10pt"/>
    </style:style>
    <style:style style:name="T30_25" style:family="text">
      <style:text-properties fo:background-color="#ffffff" fo:color="#272a34" fo:font-size="10pt" style:font-size-asian="10pt" style:font-size-complex="10pt"/>
    </style:style>
    <style:style style:name="T30_26" style:family="text">
      <style:text-properties fo:background-color="#ffffff" fo:color="#272a34" fo:font-size="10pt" style:font-size-asian="10pt" style:font-size-complex="10pt"/>
    </style:style>
    <style:style style:name="T30_27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28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29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0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1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2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3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4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5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6" style:family="text">
      <style:text-properties fo:background-color="#ffffff" fo:font-style="italic" style:font-style-asian="italic" style:font-style-complex="italic" fo:color="#272a34" fo:font-size="10pt" style:font-size-asian="10pt" style:font-size-complex="10pt"/>
    </style:style>
    <style:style style:name="T30_37" style:family="text">
      <style:text-properties fo:background-color="#ffffff" fo:color="#272a34" fo:font-size="10pt" style:font-size-asian="10pt" style:font-size-complex="10pt"/>
    </style:style>
    <style:style style:name="T30_38" style:family="text">
      <style:text-properties fo:background-color="#ffffff" fo:color="#272a34" fo:font-size="10pt" style:font-size-asian="10pt" style:font-size-complex="10pt"/>
    </style:style>
    <style:style style:name="T30_39" style:family="text">
      <style:text-properties fo:background-color="#ffffff" fo:color="#272a34" fo:font-size="10pt" style:font-size-asian="10pt" style:font-size-complex="10pt"/>
    </style:style>
    <style:style style:name="T30_40" style:family="text">
      <style:text-properties fo:background-color="#ffffff" fo:color="#272a34" fo:font-size="10pt" style:font-size-asian="10pt" style:font-size-complex="10pt"/>
    </style:style>
    <style:style style:name="T30_41" style:family="text">
      <style:text-properties fo:background-color="#ffffff" fo:color="#272a34" fo:font-size="10pt" style:font-size-asian="10pt" style:font-size-complex="10pt"/>
    </style:style>
    <style:style style:name="T30_42" style:family="text">
      <style:text-properties fo:background-color="#ffffff" fo:color="#272a34" fo:font-size="10pt" style:font-size-asian="10pt" style:font-size-complex="10pt"/>
    </style:style>
    <style:style style:name="T30_43" style:family="text">
      <style:text-properties fo:background-color="#ffffff" fo:color="#272a34" fo:font-size="10pt" style:font-size-asian="10pt" style:font-size-complex="10pt"/>
    </style:style>
    <style:style style:name="T30_44" style:family="text">
      <style:text-properties fo:background-color="#ffffff" fo:color="#272a34" fo:font-size="10pt" style:font-size-asian="10pt" style:font-size-complex="10pt"/>
    </style:style>
    <style:style style:name="T30_45" style:family="text">
      <style:text-properties fo:background-color="#ffffff" fo:color="#272a34" fo:font-size="10pt" style:font-size-asian="10pt" style:font-size-complex="10pt"/>
    </style:style>
    <style:style style:name="T30_46" style:family="text">
      <style:text-properties fo:background-color="#ffffff" fo:color="#272a34" fo:font-size="10pt" style:font-size-asian="10pt" style:font-size-complex="10pt"/>
    </style:style>
    <style:style style:name="T30_47" style:family="text">
      <style:text-properties fo:background-color="#ffffff" fo:color="#272a34" fo:font-size="10pt" style:font-size-asian="10pt" style:font-size-complex="10pt"/>
    </style:style>
    <style:style style:name="T30_48" style:family="text">
      <style:text-properties fo:background-color="#ffffff" fo:color="#272a34" fo:font-size="10pt" style:font-size-asian="10pt" style:font-size-complex="10pt"/>
    </style:style>
    <style:style style:name="T30_49" style:family="text">
      <style:text-properties fo:background-color="#ffffff" fo:color="#272a34" fo:font-size="10pt" style:font-size-asian="10pt" style:font-size-complex="10pt"/>
    </style:style>
    <style:style style:name="T30_50" style:family="text">
      <style:text-properties fo:background-color="#ffffff" fo:color="#272a34" fo:font-size="10pt" style:font-size-asian="10pt" style:font-size-complex="10pt"/>
    </style:style>
    <style:style style:name="T30_51" style:family="text">
      <style:text-properties fo:background-color="#ffffff" fo:color="#272a34" fo:font-size="10pt" style:font-size-asian="10pt" style:font-size-complex="10pt"/>
    </style:style>
    <style:style style:name="T30_52" style:family="text">
      <style:text-properties fo:background-color="#ffffff" fo:color="#272a34" fo:font-size="10pt" style:font-size-asian="10pt" style:font-size-complex="10pt"/>
    </style:style>
    <style:style style:name="T30_53" style:family="text">
      <style:text-properties fo:background-color="#ffffff" fo:color="#272a34" fo:font-size="10pt" style:font-size-asian="10pt" style:font-size-complex="10pt"/>
    </style:style>
    <style:style style:name="T30_54" style:family="text">
      <style:text-properties fo:background-color="#ffffff" fo:color="#272a34" fo:font-size="10pt" style:font-size-asian="10pt" style:font-size-complex="10pt"/>
    </style:style>
    <style:style style:name="T30_55" style:family="text">
      <style:text-properties fo:background-color="#ffffff" fo:color="#272a34" fo:font-size="10pt" style:font-size-asian="10pt" style:font-size-complex="10pt"/>
    </style:style>
    <style:style style:name="T30_56" style:family="text">
      <style:text-properties fo:background-color="#ffffff" fo:color="#272a34" fo:font-size="10pt" style:font-size-asian="10pt" style:font-size-complex="10pt"/>
    </style:style>
    <style:style style:name="T30_57" style:family="text">
      <style:text-properties fo:background-color="#ffffff" fo:color="#272a34" fo:font-size="10pt" style:font-size-asian="10pt" style:font-size-complex="10pt"/>
    </style:style>
    <style:style style:name="T30_58" style:family="text">
      <style:text-properties fo:background-color="#ffffff" fo:color="#272a34" fo:font-size="10pt" style:font-size-asian="10pt" style:font-size-complex="10pt"/>
    </style:style>
    <style:style style:name="T30_59" style:family="text">
      <style:text-properties fo:background-color="#ffffff" fo:color="#272a34" fo:font-size="10pt" style:font-size-asian="10pt" style:font-size-complex="10pt"/>
    </style:style>
    <style:style style:name="T30_60" style:family="text">
      <style:text-properties fo:background-color="#ffffff" fo:color="#272a34" fo:font-size="10pt" style:font-size-asian="10pt" style:font-size-complex="10pt"/>
    </style:style>
    <style:style style:name="T30_61" style:family="text">
      <style:text-properties fo:background-color="#ffffff" fo:color="#272a34" fo:font-size="10pt" style:font-size-asian="10pt" style:font-size-complex="10pt"/>
    </style:style>
    <style:style style:name="T30_62" style:family="text">
      <style:text-properties fo:background-color="#ffffff" fo:color="#272a34" fo:font-size="10pt" style:font-size-asian="10pt" style:font-size-complex="10pt"/>
    </style:style>
    <style:style style:name="T30_63" style:family="text">
      <style:text-properties fo:background-color="#ffffff" fo:color="#272a34" fo:font-size="10pt" style:font-size-asian="10pt" style:font-size-complex="10pt"/>
    </style:style>
    <style:style style:name="T30_64" style:family="text">
      <style:text-properties fo:background-color="#ffffff" fo:color="#272a34" fo:font-size="10pt" style:font-size-asian="10pt" style:font-size-complex="10pt"/>
    </style:style>
    <style:style style:name="T30_65" style:family="text">
      <style:text-properties fo:background-color="#ffffff" fo:color="#272a34" fo:font-size="10pt" style:font-size-asian="10pt" style:font-size-complex="10pt"/>
    </style:style>
    <style:style style:name="T30_66" style:family="text">
      <style:text-properties fo:background-color="#ffffff" fo:color="#272a34" fo:font-size="10pt" style:font-size-asian="10pt" style:font-size-complex="10pt"/>
    </style:style>
    <style:style style:name="T30_67" style:family="text">
      <style:text-properties fo:background-color="#ffffff" fo:color="#272a34" fo:font-size="10pt" style:font-size-asian="10pt" style:font-size-complex="10pt"/>
    </style:style>
    <style:style style:name="T30_68" style:family="text">
      <style:text-properties fo:background-color="#ffffff" fo:color="#272a34" fo:font-size="10pt" style:font-size-asian="10pt" style:font-size-complex="10pt"/>
    </style:style>
    <style:style style:name="T30_69" style:family="text">
      <style:text-properties fo:background-color="#ffffff" fo:color="#272a34" fo:font-size="10pt" style:font-size-asian="10pt" style:font-size-complex="10pt"/>
    </style:style>
    <style:style style:name="T30_70" style:family="text">
      <style:text-properties fo:background-color="#ffffff" fo:color="#272a34" fo:font-size="10pt" style:font-size-asian="10pt" style:font-size-complex="10pt"/>
    </style:style>
    <style:style style:name="T30_71" style:family="text">
      <style:text-properties fo:background-color="#ffffff" fo:color="#272a34" fo:font-size="10pt" style:font-size-asian="10pt" style:font-size-complex="10pt"/>
    </style:style>
    <style:style style:name="T30_72" style:family="text">
      <style:text-properties fo:background-color="#ffffff" fo:color="#272a34" fo:font-size="10pt" style:font-size-asian="10pt" style:font-size-complex="10pt"/>
    </style:style>
    <style:style style:name="T30_73" style:family="text">
      <style:text-properties fo:background-color="#ffffff" fo:color="#272a34" fo:font-size="10pt" style:font-size-asian="10pt" style:font-size-complex="10pt"/>
    </style:style>
    <style:style style:name="T30_74" style:family="text">
      <style:text-properties fo:background-color="#ffffff" fo:color="#272a34" fo:font-size="10pt" style:font-size-asian="10pt" style:font-size-complex="10pt"/>
    </style:style>
    <style:style style:name="T30_75" style:family="text">
      <style:text-properties fo:background-color="#ffffff" fo:color="#272a34" fo:font-size="10pt" style:font-size-asian="10pt" style:font-size-complex="10pt"/>
    </style:style>
    <style:style style:name="T30_76" style:family="text">
      <style:text-properties fo:background-color="#ffffff" fo:color="#272a34" fo:font-size="10pt" style:font-size-asian="10pt" style:font-size-complex="10pt"/>
    </style:style>
    <style:style style:name="T30_77" style:family="text">
      <style:text-properties fo:background-color="#ffffff" fo:color="#272a34" fo:font-size="10pt" style:font-size-asian="10pt" style:font-size-complex="10pt"/>
    </style:style>
    <style:style style:name="T30_78" style:family="text">
      <style:text-properties fo:background-color="#ffffff" fo:color="#272a34" fo:font-size="10pt" style:font-size-asian="10pt" style:font-size-complex="10pt"/>
    </style:style>
    <style:style style:name="T30_79" style:family="text">
      <style:text-properties fo:background-color="#ffffff" fo:color="#272a34" fo:font-size="10pt" style:font-size-asian="10pt" style:font-size-complex="10pt"/>
    </style:style>
    <style:style style:name="T30_80" style:family="text">
      <style:text-properties fo:background-color="#ffffff" fo:color="#272a34" fo:font-size="10pt" style:font-size-asian="10pt" style:font-size-complex="10pt"/>
    </style:style>
    <style:style style:name="T30_81" style:family="text">
      <style:text-properties fo:background-color="#ffffff" fo:color="#272a34" fo:font-size="10pt" style:font-size-asian="10pt" style:font-size-complex="10pt"/>
    </style:style>
    <style:style style:name="T30_82" style:family="text">
      <style:text-properties fo:background-color="#ffffff" fo:color="#272a34" fo:font-size="10pt" style:font-size-asian="10pt" style:font-size-complex="10pt"/>
    </style:style>
    <style:style style:name="T30_83" style:family="text">
      <style:text-properties fo:background-color="#ffffff" fo:color="#272a34" fo:font-size="10pt" style:font-size-asian="10pt" style:font-size-complex="10pt"/>
    </style:style>
    <style:style style:name="T30_84" style:family="text">
      <style:text-properties fo:background-color="#ffffff" fo:color="#272a34" fo:font-size="10pt" style:font-size-asian="10pt" style:font-size-complex="10pt"/>
    </style:style>
    <style:style style:name="T30_85" style:family="text">
      <style:text-properties fo:background-color="#ffffff" fo:color="#272a34" fo:font-size="10pt" style:font-size-asian="10pt" style:font-size-complex="10pt"/>
    </style:style>
    <style:style style:name="T30_86" style:family="text">
      <style:text-properties fo:background-color="#ffffff" fo:color="#272a34" fo:font-size="10pt" style:font-size-asian="10pt" style:font-size-complex="10pt"/>
    </style:style>
    <style:style style:name="T30_87" style:family="text">
      <style:text-properties fo:background-color="#ffffff" fo:color="#272a34" fo:font-size="10pt" style:font-size-asian="10pt" style:font-size-complex="10pt"/>
    </style:style>
    <style:style style:name="T30_88" style:family="text">
      <style:text-properties fo:background-color="#ffffff" fo:color="#272a34" fo:font-size="10pt" style:font-size-asian="10pt" style:font-size-complex="10pt"/>
    </style:style>
    <style:style style:name="T30_89" style:family="text">
      <style:text-properties fo:background-color="#ffffff" fo:color="#272a34" fo:font-size="10pt" style:font-size-asian="10pt" style:font-size-complex="10pt"/>
    </style:style>
    <style:style style:name="T30_90" style:family="text">
      <style:text-properties fo:background-color="#ffffff" fo:color="#272a34" fo:font-size="10pt" style:font-size-asian="10pt" style:font-size-complex="10pt"/>
    </style:style>
    <style:style style:name="T30_91" style:family="text">
      <style:text-properties fo:background-color="#ffffff" fo:color="#272a34" fo:font-size="10pt" style:font-size-asian="10pt" style:font-size-complex="10pt"/>
    </style:style>
    <style:style style:name="T30_92" style:family="text">
      <style:text-properties fo:background-color="#ffffff" fo:color="#272a34" fo:font-size="10pt" style:font-size-asian="10pt" style:font-size-complex="10pt"/>
    </style:style>
    <style:style style:name="T30_93" style:family="text">
      <style:text-properties fo:background-color="#ffffff" fo:color="#272a34" fo:font-size="10pt" style:font-size-asian="10pt" style:font-size-complex="10pt"/>
    </style:style>
    <style:style style:name="T30_94" style:family="text">
      <style:text-properties fo:background-color="#ffffff" fo:color="#272a34" fo:font-size="10pt" style:font-size-asian="10pt" style:font-size-complex="10pt"/>
    </style:style>
    <style:style style:name="T30_95" style:family="text">
      <style:text-properties fo:background-color="#ffffff" fo:color="#272a34" fo:font-size="10pt" style:font-size-asian="10pt" style:font-size-complex="10pt"/>
    </style:style>
    <style:style style:name="T30_96" style:family="text">
      <style:text-properties fo:background-color="#ffffff" fo:color="#272a34" fo:font-size="10pt" style:font-size-asian="10pt" style:font-size-complex="10pt"/>
    </style:style>
    <style:style style:name="T30_97" style:family="text">
      <style:text-properties fo:background-color="#ffffff" fo:color="#272a34" fo:font-size="10pt" style:font-size-asian="10pt" style:font-size-complex="10pt"/>
    </style:style>
    <style:style style:name="T30_98" style:family="text">
      <style:text-properties fo:background-color="#ffffff" fo:color="#272a34" fo:font-size="10pt" style:font-size-asian="10pt" style:font-size-complex="10pt"/>
    </style:style>
    <style:style style:name="T30_99" style:family="text">
      <style:text-properties fo:background-color="#ffffff" fo:color="#272a34" fo:font-size="10pt" style:font-size-asian="10pt" style:font-size-complex="10pt"/>
    </style:style>
    <style:style style:name="T30_100" style:family="text">
      <style:text-properties fo:background-color="#ffffff" fo:color="#272a34" fo:font-size="10pt" style:font-size-asian="10pt" style:font-size-complex="10pt"/>
    </style:style>
    <style:style style:name="T30_101" style:family="text">
      <style:text-properties fo:background-color="#ffffff" fo:color="#272a34" fo:font-size="10pt" style:font-size-asian="10pt" style:font-size-complex="10pt"/>
    </style:style>
    <style:style style:name="T30_102" style:family="text">
      <style:text-properties fo:background-color="#ffffff" fo:color="#272a34" fo:font-size="10pt" style:font-size-asian="10pt" style:font-size-complex="10pt"/>
    </style:style>
    <style:style style:name="T30_103" style:family="text">
      <style:text-properties fo:background-color="#ffffff" fo:color="#272a34" fo:font-size="10pt" style:font-size-asian="10pt" style:font-size-complex="10pt"/>
    </style:style>
    <style:style style:name="T30_104" style:family="text">
      <style:text-properties fo:background-color="#ffffff" fo:color="#272a34" fo:font-size="10pt" style:font-size-asian="10pt" style:font-size-complex="10pt"/>
    </style:style>
    <style:style style:name="T30_105" style:family="text">
      <style:text-properties fo:background-color="#ffffff" fo:color="#272a34" fo:font-size="10pt" style:font-size-asian="10pt" style:font-size-complex="10pt"/>
    </style:style>
    <style:style style:name="T30_106" style:family="text">
      <style:text-properties fo:background-color="#ffffff" fo:color="#272a34" fo:font-size="10pt" style:font-size-asian="10pt" style:font-size-complex="10pt"/>
    </style:style>
    <style:style style:name="T30_107" style:family="text">
      <style:text-properties fo:background-color="#ffffff" fo:color="#272a34" fo:font-size="10pt" style:font-size-asian="10pt" style:font-size-complex="10pt"/>
    </style:style>
    <style:style style:name="T30_108" style:family="text">
      <style:text-properties fo:background-color="#ffffff" fo:color="#272a34" fo:font-size="10pt" style:font-size-asian="10pt" style:font-size-complex="10pt"/>
    </style:style>
    <style:style style:name="T30_109" style:family="text">
      <style:text-properties fo:background-color="#ffffff" fo:color="#272a34" fo:font-size="10pt" style:font-size-asian="10pt" style:font-size-complex="10pt"/>
    </style:style>
    <style:style style:name="T30_110" style:family="text">
      <style:text-properties fo:background-color="#ffffff" fo:color="#272a34" fo:font-size="10pt" style:font-size-asian="10pt" style:font-size-complex="10pt"/>
    </style:style>
    <style:style style:name="T30_111" style:family="text">
      <style:text-properties fo:background-color="#ffffff" fo:color="#272a34" fo:font-size="10pt" style:font-size-asian="10pt" style:font-size-complex="10pt"/>
    </style:style>
    <style:style style:name="T30_112" style:family="text">
      <style:text-properties fo:background-color="#ffffff" fo:color="#272a34" fo:font-size="10pt" style:font-size-asian="10pt" style:font-size-complex="10pt"/>
    </style:style>
    <style:style style:name="T30_113" style:family="text">
      <style:text-properties fo:background-color="#ffffff" fo:color="#272a34" fo:font-size="10pt" style:font-size-asian="10pt" style:font-size-complex="10pt"/>
    </style:style>
    <style:style style:name="T30_114" style:family="text">
      <style:text-properties fo:background-color="#ffffff" fo:color="#272a34" fo:font-size="10pt" style:font-size-asian="10pt" style:font-size-complex="10pt"/>
    </style:style>
    <style:style style:name="T30_115" style:family="text">
      <style:text-properties fo:background-color="#ffffff" fo:color="#272a34" fo:font-size="10pt" style:font-size-asian="10pt" style:font-size-complex="10pt"/>
    </style:style>
    <style:style style:name="T30_116" style:family="text">
      <style:text-properties fo:background-color="#ffffff" fo:color="#272a34" fo:font-size="10pt" style:font-size-asian="10pt" style:font-size-complex="10pt"/>
    </style:style>
    <style:style style:name="T30_117" style:family="text">
      <style:text-properties fo:background-color="#ffffff" fo:color="#272a34" fo:font-size="10pt" style:font-size-asian="10pt" style:font-size-complex="10pt"/>
    </style:style>
    <style:style style:name="T30_118" style:family="text">
      <style:text-properties fo:background-color="#ffffff" fo:color="#272a34" fo:font-size="10pt" style:font-size-asian="10pt" style:font-size-complex="10pt"/>
    </style:style>
    <style:style style:name="T30_119" style:family="text">
      <style:text-properties fo:background-color="#ffffff" fo:color="#272a34" fo:font-size="10pt" style:font-size-asian="10pt" style:font-size-complex="10pt"/>
    </style:style>
    <style:style style:name="T30_120" style:family="text">
      <style:text-properties fo:background-color="#ffffff" fo:color="#272a34" fo:font-size="10pt" style:font-size-asian="10pt" style:font-size-complex="10pt"/>
    </style:style>
    <style:style style:name="T30_121" style:family="text">
      <style:text-properties fo:background-color="#ffffff" fo:color="#272a34" fo:font-size="10pt" style:font-size-asian="10pt" style:font-size-complex="10pt"/>
    </style:style>
    <style:style style:name="T30_122" style:family="text">
      <style:text-properties fo:background-color="#ffffff" fo:color="#272a34" fo:font-size="10pt" style:font-size-asian="10pt" style:font-size-complex="10pt"/>
    </style:style>
    <style:style style:name="T30_123" style:family="text">
      <style:text-properties fo:background-color="#ffffff" fo:color="#272a34" fo:font-size="10pt" style:font-size-asian="10pt" style:font-size-complex="10pt"/>
    </style:style>
    <style:style style:name="T30_124" style:family="text">
      <style:text-properties fo:background-color="#ffffff" fo:color="#272a34" fo:font-size="10pt" style:font-size-asian="10pt" style:font-size-complex="10pt"/>
    </style:style>
    <style:style style:name="T30_125" style:family="text">
      <style:text-properties fo:background-color="#ffffff" fo:color="#272a34" fo:font-size="10pt" style:font-size-asian="10pt" style:font-size-complex="10pt"/>
    </style:style>
    <style:style style:name="T30_126" style:family="text">
      <style:text-properties fo:background-color="#ffffff" fo:color="#272a34" fo:font-size="10pt" style:font-size-asian="10pt" style:font-size-complex="10pt"/>
    </style:style>
    <style:style style:name="T30_127" style:family="text">
      <style:text-properties fo:background-color="#ffffff" fo:color="#272a34" fo:font-size="10pt" style:font-size-asian="10pt" style:font-size-complex="10pt"/>
    </style:style>
    <style:style style:name="T30_128" style:family="text">
      <style:text-properties fo:background-color="#ffffff" fo:color="#272a34" fo:font-size="10pt" style:font-size-asian="10pt" style:font-size-complex="10pt"/>
    </style:style>
    <style:style style:name="T30_129" style:family="text">
      <style:text-properties fo:background-color="#ffffff" fo:color="#272a34" fo:font-size="10pt" style:font-size-asian="10pt" style:font-size-complex="10pt"/>
    </style:style>
    <style:style style:name="T30_130" style:family="text">
      <style:text-properties fo:background-color="#ffffff" fo:color="#272a34" fo:font-size="10pt" style:font-size-asian="10pt" style:font-size-complex="10pt"/>
    </style:style>
    <style:style style:name="T30_131" style:family="text">
      <style:text-properties fo:background-color="#ffffff" fo:color="#272a34" fo:font-size="10pt" style:font-size-asian="10pt" style:font-size-complex="10pt"/>
    </style:style>
    <style:style style:name="T30_132" style:family="text">
      <style:text-properties fo:background-color="#ffffff" fo:color="#272a34" fo:font-size="10pt" style:font-size-asian="10pt" style:font-size-complex="10pt"/>
    </style:style>
    <style:style style:name="T30_133" style:family="text">
      <style:text-properties fo:background-color="#ffffff" fo:color="#272a34" fo:font-size="10pt" style:font-size-asian="10pt" style:font-size-complex="10pt"/>
    </style:style>
    <style:style style:name="T30_134" style:family="text">
      <style:text-properties fo:background-color="#ffffff" fo:color="#272a34" fo:font-size="10pt" style:font-size-asian="10pt" style:font-size-complex="10pt"/>
    </style:style>
    <style:style style:name="T30_135" style:family="text">
      <style:text-properties fo:background-color="#ffffff" fo:color="#272a34" fo:font-size="10pt" style:font-size-asian="10pt" style:font-size-complex="10pt"/>
    </style:style>
    <style:style style:name="T30_136" style:family="text">
      <style:text-properties fo:background-color="#ffffff" fo:color="#272a34" fo:font-size="10pt" style:font-size-asian="10pt" style:font-size-complex="10pt"/>
    </style:style>
    <style:style style:name="T30_137" style:family="text">
      <style:text-properties fo:background-color="#ffffff" fo:color="#272a34" fo:font-size="10pt" style:font-size-asian="10pt" style:font-size-complex="10pt"/>
    </style:style>
    <style:style style:name="T30_138" style:family="text">
      <style:text-properties fo:background-color="#ffffff" fo:color="#272a34" fo:font-size="10pt" style:font-size-asian="10pt" style:font-size-complex="10pt"/>
    </style:style>
    <style:style style:name="T30_139" style:family="text">
      <style:text-properties fo:background-color="#ffffff" fo:color="#272a34" fo:font-size="10pt" style:font-size-asian="10pt" style:font-size-complex="10pt"/>
    </style:style>
    <style:style style:name="T30_140" style:family="text">
      <style:text-properties fo:background-color="#ffffff" fo:color="#272a34" fo:font-size="10pt" style:font-size-asian="10pt" style:font-size-complex="10pt"/>
    </style:style>
    <style:style style:name="T30_141" style:family="text">
      <style:text-properties fo:background-color="#ffffff" fo:color="#272a34" fo:font-size="10pt" style:font-size-asian="10pt" style:font-size-complex="10pt"/>
    </style:style>
    <style:style style:name="T30_142" style:family="text">
      <style:text-properties fo:background-color="#ffffff" fo:color="#272a34" fo:font-size="10pt" style:font-size-asian="10pt" style:font-size-complex="10pt"/>
    </style:style>
    <style:style style:name="T30_143" style:family="text">
      <style:text-properties fo:background-color="#ffffff" fo:color="#272a34" fo:font-size="10pt" style:font-size-asian="10pt" style:font-size-complex="10pt"/>
    </style:style>
    <style:style style:name="T30_144" style:family="text">
      <style:text-properties fo:background-color="#ffffff" fo:color="#272a34" fo:font-size="10pt" style:font-size-asian="10pt" style:font-size-complex="10pt"/>
    </style:style>
    <style:style style:name="T30_145" style:family="text">
      <style:text-properties fo:background-color="#ffffff" fo:color="#272a34" fo:font-size="10pt" style:font-size-asian="10pt" style:font-size-complex="10pt"/>
    </style:style>
    <style:style style:name="T30_146" style:family="text">
      <style:text-properties fo:background-color="#ffffff" fo:color="#272a34" fo:font-size="10pt" style:font-size-asian="10pt" style:font-size-complex="10pt"/>
    </style:style>
    <style:style style:name="T30_147" style:family="text">
      <style:text-properties fo:background-color="#ffffff" fo:color="#272a34" fo:font-size="10pt" style:font-size-asian="10pt" style:font-size-complex="10pt"/>
    </style:style>
    <style:style style:name="T30_148" style:family="text">
      <style:text-properties fo:background-color="#ffffff" fo:color="#272a34" fo:font-size="10pt" style:font-size-asian="10pt" style:font-size-complex="10pt"/>
    </style:style>
    <style:style style:name="T30_149" style:family="text">
      <style:text-properties fo:background-color="#ffffff" fo:color="#272a34" fo:font-size="10pt" style:font-size-asian="10pt" style:font-size-complex="10pt"/>
    </style:style>
    <style:style style:name="T30_150" style:family="text">
      <style:text-properties fo:background-color="#ffffff" fo:color="#272a34" fo:font-size="10pt" style:font-size-asian="10pt" style:font-size-complex="10pt"/>
    </style:style>
    <style:style style:name="T30_151" style:family="text">
      <style:text-properties fo:background-color="#ffffff" fo:color="#272a34" fo:font-size="10pt" style:font-size-asian="10pt" style:font-size-complex="10pt"/>
    </style:style>
    <style:style style:name="T30_152" style:family="text">
      <style:text-properties fo:background-color="#ffffff" fo:color="#272a34" fo:font-size="10pt" style:font-size-asian="10pt" style:font-size-complex="10pt"/>
    </style:style>
    <style:style style:name="T30_153" style:family="text">
      <style:text-properties fo:background-color="#ffffff" fo:color="#272a34" fo:font-size="10pt" style:font-size-asian="10pt" style:font-size-complex="10pt"/>
    </style:style>
    <style:style style:name="T30_154" style:family="text">
      <style:text-properties fo:background-color="#ffffff" fo:color="#272a34" fo:font-size="10pt" style:font-size-asian="10pt" style:font-size-complex="10pt"/>
    </style:style>
    <style:style style:name="T30_155" style:family="text">
      <style:text-properties fo:background-color="#ffffff" fo:color="#272a34" fo:font-size="10pt" style:font-size-asian="10pt" style:font-size-complex="10pt"/>
    </style:style>
    <style:style style:name="T30_156" style:family="text">
      <style:text-properties fo:background-color="#ffffff" fo:color="#272a34" fo:font-size="10pt" style:font-size-asian="10pt" style:font-size-complex="10pt"/>
    </style:style>
    <style:style style:name="T30_157" style:family="text">
      <style:text-properties fo:background-color="#ffffff" fo:color="#272a34" fo:font-size="10pt" style:font-size-asian="10pt" style:font-size-complex="10pt"/>
    </style:style>
    <style:style style:name="T30_158" style:family="text">
      <style:text-properties fo:background-color="#ffffff" fo:color="#272a34" fo:font-size="10pt" style:font-size-asian="10pt" style:font-size-complex="10pt"/>
    </style:style>
    <style:style style:name="T30_159" style:family="text">
      <style:text-properties fo:background-color="#ffffff" fo:color="#272a34" fo:font-size="10pt" style:font-size-asian="10pt" style:font-size-complex="10pt"/>
    </style:style>
    <style:style style:name="T30_160" style:family="text">
      <style:text-properties fo:background-color="#ffffff" fo:color="#272a34" fo:font-size="10pt" style:font-size-asian="10pt" style:font-size-complex="10pt"/>
    </style:style>
    <style:style style:name="T30_161" style:family="text">
      <style:text-properties fo:background-color="#ffffff" fo:color="#272a34" fo:font-size="10pt" style:font-size-asian="10pt" style:font-size-complex="10pt"/>
    </style:style>
    <style:style style:name="T30_162" style:family="text">
      <style:text-properties fo:background-color="#ffffff" fo:color="#272a34" fo:font-size="10pt" style:font-size-asian="10pt" style:font-size-complex="10pt"/>
    </style:style>
    <style:style style:name="T30_163" style:family="text">
      <style:text-properties fo:background-color="#ffffff" fo:color="#272a34" fo:font-size="10pt" style:font-size-asian="10pt" style:font-size-complex="10pt"/>
    </style:style>
    <style:style style:name="T30_164" style:family="text">
      <style:text-properties fo:background-color="#ffffff" fo:color="#272a34" fo:font-size="10pt" style:font-size-asian="10pt" style:font-size-complex="10pt"/>
    </style:style>
    <style:style style:name="T30_165" style:family="text">
      <style:text-properties fo:background-color="#ffffff" fo:color="#272a34" fo:font-size="10pt" style:font-size-asian="10pt" style:font-size-complex="10pt"/>
    </style:style>
    <style:style style:name="T30_166" style:family="text">
      <style:text-properties fo:background-color="#ffffff" fo:color="#272a34" fo:font-size="10pt" style:font-size-asian="10pt" style:font-size-complex="10pt"/>
    </style:style>
    <style:style style:name="T30_167" style:family="text">
      <style:text-properties fo:background-color="#ffffff" fo:color="#272a34" fo:font-size="10pt" style:font-size-asian="10pt" style:font-size-complex="10pt"/>
    </style:style>
    <style:style style:name="T30_168" style:family="text">
      <style:text-properties fo:background-color="#ffffff" fo:color="#272a34" fo:font-size="10pt" style:font-size-asian="10pt" style:font-size-complex="10pt"/>
    </style:style>
    <style:style style:name="T30_169" style:family="text">
      <style:text-properties fo:background-color="#ffffff" fo:color="#272a34" fo:font-size="10pt" style:font-size-asian="10pt" style:font-size-complex="10pt"/>
    </style:style>
    <style:style style:name="T30_170" style:family="text">
      <style:text-properties fo:background-color="#ffffff" fo:color="#272a34" fo:font-size="10pt" style:font-size-asian="10pt" style:font-size-complex="10pt"/>
    </style:style>
    <style:style style:name="T30_171" style:family="text">
      <style:text-properties fo:background-color="#ffffff" fo:color="#272a34" fo:font-size="10pt" style:font-size-asian="10pt" style:font-size-complex="10pt"/>
    </style:style>
    <style:style style:name="T30_172" style:family="text">
      <style:text-properties fo:background-color="#ffffff" fo:color="#272a34" fo:font-size="10pt" style:font-size-asian="10pt" style:font-size-complex="10pt"/>
    </style:style>
    <style:style style:name="T30_173" style:family="text">
      <style:text-properties fo:background-color="#ffffff" fo:color="#272a34" fo:font-size="10pt" style:font-size-asian="10pt" style:font-size-complex="10pt"/>
    </style:style>
    <style:style style:name="T30_174" style:family="text">
      <style:text-properties fo:background-color="#ffffff" fo:color="#272a34" fo:font-size="10pt" style:font-size-asian="10pt" style:font-size-complex="10pt"/>
    </style:style>
    <style:style style:name="T30_175" style:family="text">
      <style:text-properties fo:background-color="#ffffff" fo:color="#272a34" fo:font-size="10pt" style:font-size-asian="10pt" style:font-size-complex="10pt"/>
    </style:style>
    <style:style style:name="T30_176" style:family="text">
      <style:text-properties fo:background-color="#ffffff" fo:color="#272a34" fo:font-size="10pt" style:font-size-asian="10pt" style:font-size-complex="10pt"/>
    </style:style>
    <style:style style:name="T30_177" style:family="text">
      <style:text-properties fo:background-color="#ffffff" fo:color="#272a34" fo:font-size="10pt" style:font-size-asian="10pt" style:font-size-complex="10pt"/>
    </style:style>
    <style:style style:name="T30_178" style:family="text">
      <style:text-properties fo:background-color="#ffffff" fo:color="#272a34" fo:font-size="10pt" style:font-size-asian="10pt" style:font-size-complex="10pt"/>
    </style:style>
    <style:style style:name="T30_179" style:family="text">
      <style:text-properties fo:background-color="#ffffff" fo:color="#272a34" fo:font-size="10pt" style:font-size-asian="10pt" style:font-size-complex="10pt"/>
    </style:style>
    <style:style style:name="T30_180" style:family="text">
      <style:text-properties fo:background-color="#ffffff" fo:color="#272a34" fo:font-size="10pt" style:font-size-asian="10pt" style:font-size-complex="10pt"/>
    </style:style>
    <style:style style:name="T30_181" style:family="text">
      <style:text-properties fo:background-color="#ffffff" fo:color="#272a34" fo:font-size="10pt" style:font-size-asian="10pt" style:font-size-complex="10pt"/>
    </style:style>
    <style:style style:name="T30_182" style:family="text">
      <style:text-properties fo:background-color="#ffffff" fo:color="#272a34" fo:font-size="10pt" style:font-size-asian="10pt" style:font-size-complex="10pt"/>
    </style:style>
    <style:style style:name="T30_183" style:family="text">
      <style:text-properties fo:background-color="#ffffff" fo:color="#272a34" fo:font-size="10pt" style:font-size-asian="10pt" style:font-size-complex="10pt"/>
    </style:style>
    <style:style style:name="T30_184" style:family="text">
      <style:text-properties fo:background-color="#ffffff" fo:color="#272a34" fo:font-size="10pt" style:font-size-asian="10pt" style:font-size-complex="10pt"/>
    </style:style>
    <style:style style:name="T30_185" style:family="text">
      <style:text-properties fo:background-color="#ffffff" fo:color="#272a34" fo:font-size="10pt" style:font-size-asian="10pt" style:font-size-complex="10pt"/>
    </style:style>
    <style:style style:name="T30_186" style:family="text">
      <style:text-properties fo:background-color="#ffffff" fo:color="#272a34" fo:font-size="10pt" style:font-size-asian="10pt" style:font-size-complex="10pt"/>
    </style:style>
    <style:style style:name="T30_187" style:family="text">
      <style:text-properties fo:background-color="#ffffff" fo:color="#272a34" fo:font-size="10pt" style:font-size-asian="10pt" style:font-size-complex="10pt"/>
    </style:style>
    <style:style style:name="T30_188" style:family="text">
      <style:text-properties fo:background-color="#ffffff" fo:color="#272a34" fo:font-size="10pt" style:font-size-asian="10pt" style:font-size-complex="10pt"/>
    </style:style>
    <style:style style:name="T30_189" style:family="text">
      <style:text-properties fo:background-color="#ffffff" fo:color="#272a34" fo:font-size="10pt" style:font-size-asian="10pt" style:font-size-complex="10pt"/>
    </style:style>
    <style:style style:name="T30_190" style:family="text">
      <style:text-properties fo:background-color="#ffffff" fo:color="#272a34" fo:font-size="10pt" style:font-size-asian="10pt" style:font-size-complex="10pt"/>
    </style:style>
    <style:style style:name="T30_191" style:family="text">
      <style:text-properties fo:background-color="#ffffff" fo:color="#272a34" fo:font-size="10pt" style:font-size-asian="10pt" style:font-size-complex="10pt"/>
    </style:style>
    <style:style style:name="T30_192" style:family="text">
      <style:text-properties fo:background-color="#ffffff" fo:color="#272a34" fo:font-size="10pt" style:font-size-asian="10pt" style:font-size-complex="10pt"/>
    </style:style>
    <style:style style:name="T30_193" style:family="text">
      <style:text-properties fo:background-color="#ffffff" fo:color="#272a34" fo:font-size="10pt" style:font-size-asian="10pt" style:font-size-complex="10pt"/>
    </style:style>
    <style:style style:name="T30_194" style:family="text">
      <style:text-properties fo:background-color="#ffffff" fo:color="#272a34" fo:font-size="10pt" style:font-size-asian="10pt" style:font-size-complex="10pt"/>
    </style:style>
    <style:style style:name="T30_195" style:family="text">
      <style:text-properties fo:background-color="#ffffff" fo:color="#272a34" fo:font-size="10pt" style:font-size-asian="10pt" style:font-size-complex="10pt"/>
    </style:style>
    <style:style style:name="T30_196" style:family="text">
      <style:text-properties fo:background-color="#ffffff" fo:color="#272a34" fo:font-size="10pt" style:font-size-asian="10pt" style:font-size-complex="10pt"/>
    </style:style>
    <style:style style:name="T30_197" style:family="text">
      <style:text-properties fo:background-color="#ffffff" fo:color="#272a34" fo:font-size="10pt" style:font-size-asian="10pt" style:font-size-complex="10pt"/>
    </style:style>
    <style:style style:name="T30_198" style:family="text">
      <style:text-properties fo:background-color="#ffffff" fo:color="#272a34" fo:font-size="10pt" style:font-size-asian="10pt" style:font-size-complex="10pt"/>
    </style:style>
    <style:style style:name="T30_199" style:family="text">
      <style:text-properties fo:background-color="#ffffff" fo:color="#272a34" fo:font-size="10pt" style:font-size-asian="10pt" style:font-size-complex="10pt"/>
    </style:style>
    <style:style style:name="T30_200" style:family="text">
      <style:text-properties fo:background-color="#ffffff" fo:color="#272a34" fo:font-size="10pt" style:font-size-asian="10pt" style:font-size-complex="10pt"/>
    </style:style>
    <style:style style:name="T30_201" style:family="text">
      <style:text-properties fo:background-color="#ffffff" fo:color="#272a34" fo:font-size="10pt" style:font-size-asian="10pt" style:font-size-complex="10pt"/>
    </style:style>
    <style:style style:name="T30_202" style:family="text">
      <style:text-properties fo:background-color="#ffffff" fo:color="#272a34" fo:font-size="10pt" style:font-size-asian="10pt" style:font-size-complex="10pt"/>
    </style:style>
    <style:style style:name="T30_203" style:family="text">
      <style:text-properties fo:background-color="#ffffff" fo:color="#272a34" fo:font-size="10pt" style:font-size-asian="10pt" style:font-size-complex="10pt"/>
    </style:style>
    <style:style style:name="T30_204" style:family="text">
      <style:text-properties fo:background-color="#ffffff" fo:color="#272a34" fo:font-size="10pt" style:font-size-asian="10pt" style:font-size-complex="10pt"/>
    </style:style>
    <style:style style:name="T30_205" style:family="text">
      <style:text-properties fo:background-color="#ffffff" fo:color="#272a34"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line-height="180%" style:writing-mode="lr-tb"/>
    </style:style>
    <style:style style:name="T31_1" style:family="text">
      <style:text-properties fo:background-color="#ffffff" fo:color="#272a34"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80%" style:writing-mode="lr-tb"/>
    </style:style>
    <style:style style:name="T32_1" style:family="text">
      <style:text-properties fo:background-color="#ffffff" fo:color="#272a34" style:font-name="Times New Roman" style:font-name-asian="Times New Roman" style:font-name-complex="Times New Roman"/>
    </style:style>
    <style:style style:name="T32_2" style:family="text">
      <style:text-properties fo:background-color="#ffffff" fo:color="#272a34" style:font-name="Times New Roman" style:font-name-asian="Times New Roman" style:font-name-complex="Times New Roman"/>
    </style:style>
    <style:style style:name="T32_3" style:family="text">
      <style:text-properties fo:background-color="#ffffff" fo:color="#272a34" style:font-name="Times New Roman" style:font-name-asian="Times New Roman" style:font-name-complex="Times New Roman"/>
    </style:style>
    <style:style style:name="T32_4" style:family="text">
      <style:text-properties fo:background-color="#ffffff" fo:color="#272a34" style:font-name="Times New Roman" style:font-name-asian="Times New Roman" style:font-name-complex="Times New Roman"/>
    </style:style>
    <style:style style:name="T32_5" style:family="text">
      <style:text-properties fo:background-color="#ffffff" fo:color="#272a34" style:font-name="Times New Roman" style:font-name-asian="Times New Roman" style:font-name-complex="Times New Roman"/>
    </style:style>
    <style:style style:name="T32_6" style:family="text">
      <style:text-properties fo:background-color="#ffffff" fo:color="#272a34" style:font-name="Times New Roman" style:font-name-asian="Times New Roman" style:font-name-complex="Times New Roman"/>
    </style:style>
    <style:style style:name="T32_7" style:family="text">
      <style:text-properties fo:background-color="#ffffff" fo:color="#272a34" style:font-name="Times New Roman" style:font-name-asian="Times New Roman" style:font-name-complex="Times New Roman"/>
    </style:style>
    <style:style style:name="T32_8" style:family="text">
      <style:text-properties fo:background-color="#ffffff" fo:color="#272a34" style:font-name="Times New Roman" style:font-name-asian="Times New Roman" style:font-name-complex="Times New Roman"/>
    </style:style>
    <style:style style:name="P33" style:family="paragraph" style:parent-style-name="Standard">
      <style:paragraph-properties fo:text-align="justify" fo:break-before="auto" fo:line-height="180%" style:writing-mode="lr-tb"/>
    </style:style>
    <style:style style:name="T33_1" style:family="text">
      <style:text-properties fo:background-color="#ffffff" fo:color="#272a34" fo:font-size="10pt" style:font-size-asian="10pt" style:font-size-complex="10pt"/>
    </style:style>
    <style:style style:name="T33_2" style:family="text">
      <style:text-properties fo:background-color="#ffffff" fo:color="#272a34" fo:font-size="10pt" style:font-size-asian="10pt" style:font-size-complex="10pt"/>
    </style:style>
    <style:style style:name="T33_3" style:family="text">
      <style:text-properties fo:background-color="#ffffff" fo:color="#272a34" fo:font-size="10pt" style:font-size-asian="10pt" style:font-size-complex="10pt"/>
    </style:style>
    <style:style style:name="T33_4" style:family="text">
      <style:text-properties fo:background-color="#ffffff" fo:color="#272a34" fo:font-size="10pt" style:font-size-asian="10pt" style:font-size-complex="10pt"/>
    </style:style>
    <style:style style:name="T33_5" style:family="text">
      <style:text-properties fo:background-color="#ffffff" fo:color="#272a34" fo:font-size="10pt" style:font-size-asian="10pt" style:font-size-complex="10pt"/>
    </style:style>
    <style:style style:name="T33_6" style:family="text">
      <style:text-properties fo:background-color="#ffffff" fo:color="#272a34" fo:font-size="10pt" style:font-size-asian="10pt" style:font-size-complex="10pt"/>
    </style:style>
    <style:style style:name="T33_7" style:family="text">
      <style:text-properties fo:background-color="#ffffff" fo:color="#272a34" fo:font-size="10pt" style:font-size-asian="10pt" style:font-size-complex="10pt"/>
    </style:style>
    <style:style style:name="T33_8" style:family="text">
      <style:text-properties fo:background-color="#ffffff" fo:color="#272a34" fo:font-size="10pt" style:font-size-asian="10pt" style:font-size-complex="10pt"/>
    </style:style>
    <style:style style:name="T33_9" style:family="text">
      <style:text-properties fo:background-color="#ffffff" fo:color="#272a34" fo:font-size="10pt" style:font-size-asian="10pt" style:font-size-complex="10pt"/>
    </style:style>
    <style:style style:name="T33_10" style:family="text">
      <style:text-properties fo:background-color="#ffffff" fo:color="#272a34" fo:font-size="10pt" style:font-size-asian="10pt" style:font-size-complex="10pt"/>
    </style:style>
    <style:style style:name="T33_11" style:family="text">
      <style:text-properties fo:background-color="#ffffff" fo:color="#272a34" fo:font-size="10pt" style:font-size-asian="10pt" style:font-size-complex="10pt"/>
    </style:style>
    <style:style style:name="T33_12" style:family="text">
      <style:text-properties fo:background-color="#ffffff" fo:color="#272a34" fo:font-size="10pt" style:font-size-asian="10pt" style:font-size-complex="10pt"/>
    </style:style>
    <style:style style:name="T33_13" style:family="text">
      <style:text-properties fo:background-color="#ffffff" fo:color="#272a34" fo:font-size="10pt" style:font-size-asian="10pt" style:font-size-complex="10pt"/>
    </style:style>
    <style:style style:name="T33_14" style:family="text">
      <style:text-properties fo:background-color="#ffffff" fo:color="#272a34" fo:font-size="10pt" style:font-size-asian="10pt" style:font-size-complex="10pt"/>
    </style:style>
    <style:style style:name="T33_15" style:family="text">
      <style:text-properties fo:background-color="#ffffff" fo:color="#272a34" fo:font-size="10pt" style:font-size-asian="10pt" style:font-size-complex="10pt"/>
    </style:style>
    <style:style style:name="T33_16" style:family="text">
      <style:text-properties fo:background-color="#ffffff" fo:color="#272a34" fo:font-size="10pt" style:font-size-asian="10pt" style:font-size-complex="10pt"/>
    </style:style>
    <style:style style:name="T33_17" style:family="text">
      <style:text-properties fo:background-color="#ffffff" fo:color="#272a34" fo:font-size="10pt" style:font-size-asian="10pt" style:font-size-complex="10pt"/>
    </style:style>
    <style:style style:name="T33_18" style:family="text">
      <style:text-properties fo:background-color="#ffffff" fo:color="#272a34" fo:font-size="10pt" style:font-size-asian="10pt" style:font-size-complex="10pt"/>
    </style:style>
    <style:style style:name="T33_19" style:family="text">
      <style:text-properties fo:background-color="#ffffff" fo:color="#272a34" fo:font-size="10pt" style:font-size-asian="10pt" style:font-size-complex="10pt"/>
    </style:style>
    <style:style style:name="T33_20" style:family="text">
      <style:text-properties fo:background-color="#ffffff" fo:color="#272a34" fo:font-size="10pt" style:font-size-asian="10pt" style:font-size-complex="10pt"/>
    </style:style>
    <style:style style:name="T33_21" style:family="text">
      <style:text-properties fo:background-color="#ffffff" fo:color="#272a34" fo:font-size="10pt" style:font-size-asian="10pt" style:font-size-complex="10pt"/>
    </style:style>
    <style:style style:name="T33_22" style:family="text">
      <style:text-properties fo:background-color="#ffffff" fo:color="#272a34" fo:font-size="10pt" style:font-size-asian="10pt" style:font-size-complex="10pt"/>
    </style:style>
    <style:style style:name="T33_23" style:family="text">
      <style:text-properties fo:background-color="#ffffff" fo:color="#272a34" fo:font-size="10pt" style:font-size-asian="10pt" style:font-size-complex="10pt"/>
    </style:style>
    <style:style style:name="T33_24" style:family="text">
      <style:text-properties fo:background-color="#ffffff" fo:color="#272a34" fo:font-size="10pt" style:font-size-asian="10pt" style:font-size-complex="10pt"/>
    </style:style>
    <style:style style:name="T33_25" style:family="text">
      <style:text-properties fo:background-color="#ffffff" fo:color="#272a34" fo:font-size="10pt" style:font-size-asian="10pt" style:font-size-complex="10pt"/>
    </style:style>
    <style:style style:name="T33_26" style:family="text">
      <style:text-properties fo:background-color="#ffffff" fo:color="#272a34" fo:font-size="10pt" style:font-size-asian="10pt" style:font-size-complex="10pt"/>
    </style:style>
    <style:style style:name="T33_27" style:family="text">
      <style:text-properties fo:background-color="#ffffff" fo:color="#272a34" fo:font-size="10pt" style:font-size-asian="10pt" style:font-size-complex="10pt"/>
    </style:style>
    <style:style style:name="T33_28" style:family="text">
      <style:text-properties fo:background-color="#ffffff" fo:color="#272a34" fo:font-size="10pt" style:font-size-asian="10pt" style:font-size-complex="10pt"/>
    </style:style>
    <style:style style:name="T33_29" style:family="text">
      <style:text-properties fo:background-color="#ffffff" fo:color="#272a34" fo:font-size="10pt" style:font-size-asian="10pt" style:font-size-complex="10pt"/>
    </style:style>
    <style:style style:name="T33_30" style:family="text">
      <style:text-properties fo:background-color="#ffffff" fo:color="#272a34" fo:font-size="10pt" style:font-size-asian="10pt" style:font-size-complex="10pt"/>
    </style:style>
    <style:style style:name="T33_31" style:family="text">
      <style:text-properties fo:background-color="#ffffff" fo:color="#272a34" fo:font-size="10pt" style:font-size-asian="10pt" style:font-size-complex="10pt"/>
    </style:style>
    <style:style style:name="T33_32" style:family="text">
      <style:text-properties fo:background-color="#ffffff" fo:color="#272a34" fo:font-size="10pt" style:font-size-asian="10pt" style:font-size-complex="10pt"/>
    </style:style>
    <style:style style:name="T33_33" style:family="text">
      <style:text-properties fo:background-color="#ffffff" fo:color="#272a34" fo:font-size="10pt" style:font-size-asian="10pt" style:font-size-complex="10pt"/>
    </style:style>
    <style:style style:name="T33_34" style:family="text">
      <style:text-properties fo:background-color="#ffffff" fo:color="#272a34" fo:font-size="10pt" style:font-size-asian="10pt" style:font-size-complex="10pt"/>
    </style:style>
    <style:style style:name="T33_35" style:family="text">
      <style:text-properties fo:background-color="#ffffff" fo:color="#272a34" fo:font-size="10pt" style:font-size-asian="10pt" style:font-size-complex="10pt"/>
    </style:style>
    <style:style style:name="T33_36" style:family="text">
      <style:text-properties fo:background-color="#ffffff" fo:color="#272a34" fo:font-size="10pt" style:font-size-asian="10pt" style:font-size-complex="10pt"/>
    </style:style>
    <style:style style:name="T33_37" style:family="text">
      <style:text-properties fo:background-color="#ffffff" fo:color="#272a34" fo:font-size="10pt" style:font-size-asian="10pt" style:font-size-complex="10pt"/>
    </style:style>
    <style:style style:name="T33_38" style:family="text">
      <style:text-properties fo:background-color="#ffffff" fo:color="#272a34" fo:font-size="10pt" style:font-size-asian="10pt" style:font-size-complex="10pt"/>
    </style:style>
    <style:style style:name="T33_39" style:family="text">
      <style:text-properties fo:background-color="#ffffff" fo:color="#272a34" fo:font-size="10pt" style:font-size-asian="10pt" style:font-size-complex="10pt"/>
    </style:style>
    <style:style style:name="T33_40" style:family="text">
      <style:text-properties fo:background-color="#ffffff" fo:color="#272a34" fo:font-size="10pt" style:font-size-asian="10pt" style:font-size-complex="10pt"/>
    </style:style>
    <style:style style:name="T33_41" style:family="text">
      <style:text-properties fo:background-color="#ffffff" fo:color="#272a34" fo:font-size="10pt" style:font-size-asian="10pt" style:font-size-complex="10pt"/>
    </style:style>
    <style:style style:name="T33_42" style:family="text">
      <style:text-properties fo:background-color="#ffffff" fo:color="#272a34" fo:font-size="10pt" style:font-size-asian="10pt" style:font-size-complex="10pt"/>
    </style:style>
    <style:style style:name="T33_43" style:family="text">
      <style:text-properties fo:background-color="#ffffff" fo:color="#272a34" fo:font-size="10pt" style:font-size-asian="10pt" style:font-size-complex="10pt"/>
    </style:style>
    <style:style style:name="T33_44" style:family="text">
      <style:text-properties fo:background-color="#ffffff" fo:color="#272a34" fo:font-size="10pt" style:font-size-asian="10pt" style:font-size-complex="10pt"/>
    </style:style>
    <style:style style:name="T33_45" style:family="text">
      <style:text-properties fo:background-color="#ffffff" fo:color="#272a34" fo:font-size="10pt" style:font-size-asian="10pt" style:font-size-complex="10pt"/>
    </style:style>
    <style:style style:name="T33_46" style:family="text">
      <style:text-properties fo:background-color="#ffffff" fo:color="#272a34" fo:font-size="10pt" style:font-size-asian="10pt" style:font-size-complex="10pt"/>
    </style:style>
    <style:style style:name="T33_47" style:family="text">
      <style:text-properties fo:background-color="#ffffff" fo:color="#272a34" fo:font-size="10pt" style:font-size-asian="10pt" style:font-size-complex="10pt"/>
    </style:style>
    <style:style style:name="T33_48" style:family="text">
      <style:text-properties fo:background-color="#ffffff" fo:color="#272a34" fo:font-size="10pt" style:font-size-asian="10pt" style:font-size-complex="10pt"/>
    </style:style>
    <style:style style:name="T33_49" style:family="text">
      <style:text-properties fo:background-color="#ffffff" fo:color="#272a34" fo:font-size="10pt" style:font-size-asian="10pt" style:font-size-complex="10pt"/>
    </style:style>
    <style:style style:name="T33_50" style:family="text">
      <style:text-properties fo:background-color="#ffffff" fo:color="#272a34" fo:font-size="10pt" style:font-size-asian="10pt" style:font-size-complex="10pt"/>
    </style:style>
    <style:style style:name="T33_51" style:family="text">
      <style:text-properties fo:background-color="#ffffff" fo:color="#272a34" fo:font-size="10pt" style:font-size-asian="10pt" style:font-size-complex="10pt"/>
    </style:style>
    <style:style style:name="T33_52" style:family="text">
      <style:text-properties fo:background-color="#ffffff" fo:color="#272a34" fo:font-size="10pt" style:font-size-asian="10pt" style:font-size-complex="10pt"/>
    </style:style>
    <style:style style:name="T33_53" style:family="text">
      <style:text-properties fo:background-color="#ffffff" fo:color="#272a34" fo:font-size="10pt" style:font-size-asian="10pt" style:font-size-complex="10pt"/>
    </style:style>
    <style:style style:name="T33_54" style:family="text">
      <style:text-properties fo:background-color="#ffffff" fo:color="#272a34" fo:font-size="10pt" style:font-size-asian="10pt" style:font-size-complex="10pt"/>
    </style:style>
    <style:style style:name="T33_55" style:family="text">
      <style:text-properties fo:background-color="#ffffff" fo:color="#272a34" fo:font-size="10pt" style:font-size-asian="10pt" style:font-size-complex="10pt"/>
    </style:style>
    <style:style style:name="T33_56" style:family="text">
      <style:text-properties fo:background-color="#ffffff" fo:color="#272a34" fo:font-size="10pt" style:font-size-asian="10pt" style:font-size-complex="10pt"/>
    </style:style>
    <style:style style:name="T33_57" style:family="text">
      <style:text-properties fo:background-color="#ffffff" fo:color="#272a34" fo:font-size="10pt" style:font-size-asian="10pt" style:font-size-complex="10pt"/>
    </style:style>
    <style:style style:name="T33_58" style:family="text">
      <style:text-properties fo:background-color="#ffffff" fo:color="#272a34" fo:font-size="10pt" style:font-size-asian="10pt" style:font-size-complex="10pt"/>
    </style:style>
    <style:style style:name="T33_59" style:family="text">
      <style:text-properties fo:background-color="#ffffff" fo:color="#272a34" fo:font-size="10pt" style:font-size-asian="10pt" style:font-size-complex="10pt"/>
    </style:style>
    <style:style style:name="T33_60" style:family="text">
      <style:text-properties fo:background-color="#ffffff" fo:color="#272a34" fo:font-size="10pt" style:font-size-asian="10pt" style:font-size-complex="10pt"/>
    </style:style>
    <style:style style:name="T33_61" style:family="text">
      <style:text-properties fo:background-color="#ffffff" fo:color="#272a34" fo:font-size="10pt" style:font-size-asian="10pt" style:font-size-complex="10pt"/>
    </style:style>
    <style:style style:name="T33_62" style:family="text">
      <style:text-properties fo:background-color="#ffffff" fo:color="#272a34" fo:font-size="10pt" style:font-size-asian="10pt" style:font-size-complex="10pt"/>
    </style:style>
    <style:style style:name="T33_63" style:family="text">
      <style:text-properties fo:background-color="#ffffff" fo:color="#272a34" fo:font-size="10pt" style:font-size-asian="10pt" style:font-size-complex="10pt"/>
    </style:style>
    <style:style style:name="T33_64" style:family="text">
      <style:text-properties fo:background-color="#ffffff" fo:color="#272a34" fo:font-size="10pt" style:font-size-asian="10pt" style:font-size-complex="10pt"/>
    </style:style>
    <style:style style:name="T33_65" style:family="text">
      <style:text-properties fo:background-color="#ffffff" fo:color="#272a34" fo:font-size="10pt" style:font-size-asian="10pt" style:font-size-complex="10pt"/>
    </style:style>
    <style:style style:name="T33_66" style:family="text">
      <style:text-properties fo:background-color="#ffffff" fo:color="#272a34" fo:font-size="10pt" style:font-size-asian="10pt" style:font-size-complex="10pt"/>
    </style:style>
    <style:style style:name="T33_67" style:family="text">
      <style:text-properties fo:background-color="#ffffff" fo:color="#272a34" fo:font-size="10pt" style:font-size-asian="10pt" style:font-size-complex="10pt"/>
    </style:style>
    <style:style style:name="T33_68" style:family="text">
      <style:text-properties fo:background-color="#ffffff" fo:color="#272a34" fo:font-size="10pt" style:font-size-asian="10pt" style:font-size-complex="10pt"/>
    </style:style>
    <style:style style:name="T33_69" style:family="text">
      <style:text-properties fo:background-color="#ffffff" fo:color="#272a34" fo:font-size="10pt" style:font-size-asian="10pt" style:font-size-complex="10pt"/>
    </style:style>
    <style:style style:name="T33_70" style:family="text">
      <style:text-properties fo:background-color="#ffffff" fo:color="#272a34" fo:font-size="10pt" style:font-size-asian="10pt" style:font-size-complex="10pt"/>
    </style:style>
    <style:style style:name="T33_71" style:family="text">
      <style:text-properties fo:background-color="#ffffff" fo:color="#272a34" fo:font-size="10pt" style:font-size-asian="10pt" style:font-size-complex="10pt"/>
    </style:style>
    <style:style style:name="T33_72" style:family="text">
      <style:text-properties fo:background-color="#ffffff" fo:color="#272a34" fo:font-size="10pt" style:font-size-asian="10pt" style:font-size-complex="10pt"/>
    </style:style>
    <style:style style:name="T33_73" style:family="text">
      <style:text-properties fo:background-color="#ffffff" fo:color="#272a34" fo:font-size="10pt" style:font-size-asian="10pt" style:font-size-complex="10pt"/>
    </style:style>
    <style:style style:name="T33_74" style:family="text">
      <style:text-properties fo:background-color="#ffffff" fo:color="#272a34" fo:font-size="10pt" style:font-size-asian="10pt" style:font-size-complex="10pt"/>
    </style:style>
    <style:style style:name="T33_75" style:family="text">
      <style:text-properties fo:background-color="#ffffff" fo:color="#272a34" fo:font-size="10pt" style:font-size-asian="10pt" style:font-size-complex="10pt"/>
    </style:style>
    <style:style style:name="T33_76" style:family="text">
      <style:text-properties fo:background-color="#ffffff" fo:color="#272a34" fo:font-size="10pt" style:font-size-asian="10pt" style:font-size-complex="10pt"/>
    </style:style>
    <style:style style:name="T33_77" style:family="text">
      <style:text-properties fo:background-color="#ffffff" fo:color="#272a34" fo:font-size="10pt" style:font-size-asian="10pt" style:font-size-complex="10pt"/>
    </style:style>
    <style:style style:name="T33_78" style:family="text">
      <style:text-properties fo:background-color="#ffffff" fo:color="#272a34" fo:font-size="10pt" style:font-size-asian="10pt" style:font-size-complex="10pt"/>
    </style:style>
    <style:style style:name="T33_79" style:family="text">
      <style:text-properties fo:background-color="#ffffff" fo:color="#272a34" fo:font-size="10pt" style:font-size-asian="10pt" style:font-size-complex="10pt"/>
    </style:style>
    <style:style style:name="T33_80" style:family="text">
      <style:text-properties fo:background-color="#ffffff" fo:color="#272a34" fo:font-size="10pt" style:font-size-asian="10pt" style:font-size-complex="10pt"/>
    </style:style>
    <style:style style:name="T33_81" style:family="text">
      <style:text-properties fo:background-color="#ffffff" fo:color="#272a34" fo:font-size="10pt" style:font-size-asian="10pt" style:font-size-complex="10pt"/>
    </style:style>
    <style:style style:name="T33_82" style:family="text">
      <style:text-properties fo:background-color="#ffffff" fo:color="#272a34" fo:font-size="10pt" style:font-size-asian="10pt" style:font-size-complex="10pt"/>
    </style:style>
    <style:style style:name="T33_83" style:family="text">
      <style:text-properties fo:background-color="#ffffff" fo:color="#272a34" fo:font-size="10pt" style:font-size-asian="10pt" style:font-size-complex="10pt"/>
    </style:style>
    <style:style style:name="T33_84" style:family="text">
      <style:text-properties fo:background-color="#ffffff" fo:color="#272a34" fo:font-size="10pt" style:font-size-asian="10pt" style:font-size-complex="10pt"/>
    </style:style>
    <style:style style:name="T33_85" style:family="text">
      <style:text-properties fo:background-color="#ffffff" fo:color="#272a34" fo:font-size="10pt" style:font-size-asian="10pt" style:font-size-complex="10pt"/>
    </style:style>
    <style:style style:name="T33_86" style:family="text">
      <style:text-properties fo:background-color="#ffffff" fo:color="#272a34" fo:font-size="10pt" style:font-size-asian="10pt" style:font-size-complex="10pt"/>
    </style:style>
    <style:style style:name="T33_87" style:family="text">
      <style:text-properties fo:background-color="#ffffff" fo:color="#272a34" fo:font-size="10pt" style:font-size-asian="10pt" style:font-size-complex="10pt"/>
    </style:style>
    <style:style style:name="T33_88" style:family="text">
      <style:text-properties fo:background-color="#ffffff" fo:color="#272a34" fo:font-size="10pt" style:font-size-asian="10pt" style:font-size-complex="10pt"/>
    </style:style>
    <style:style style:name="T33_89" style:family="text">
      <style:text-properties fo:background-color="#ffffff" fo:color="#272a34" fo:font-size="10pt" style:font-size-asian="10pt" style:font-size-complex="10pt"/>
    </style:style>
    <style:style style:name="T33_90" style:family="text">
      <style:text-properties fo:background-color="#ffffff" fo:color="#272a34" fo:font-size="10pt" style:font-size-asian="10pt" style:font-size-complex="10pt"/>
    </style:style>
    <style:style style:name="T33_91" style:family="text">
      <style:text-properties fo:background-color="#ffffff" fo:color="#272a34" fo:font-size="10pt" style:font-size-asian="10pt" style:font-size-complex="10pt"/>
    </style:style>
    <style:style style:name="T33_92" style:family="text">
      <style:text-properties fo:background-color="#ffffff" fo:color="#272a34" fo:font-size="10pt" style:font-size-asian="10pt" style:font-size-complex="10pt"/>
    </style:style>
    <style:style style:name="T33_93" style:family="text">
      <style:text-properties fo:background-color="#ffffff" fo:color="#272a34" fo:font-size="10pt" style:font-size-asian="10pt" style:font-size-complex="10pt"/>
    </style:style>
    <style:style style:name="T33_94" style:family="text">
      <style:text-properties fo:background-color="#ffffff" fo:color="#272a34" fo:font-size="10pt" style:font-size-asian="10pt" style:font-size-complex="10pt"/>
    </style:style>
    <style:style style:name="T33_95" style:family="text">
      <style:text-properties fo:background-color="#ffffff" fo:color="#272a34" fo:font-size="10pt" style:font-size-asian="10pt" style:font-size-complex="10pt"/>
    </style:style>
    <style:style style:name="T33_96" style:family="text">
      <style:text-properties fo:background-color="#ffffff" fo:color="#272a34" fo:font-size="10pt" style:font-size-asian="10pt" style:font-size-complex="10pt"/>
    </style:style>
    <style:style style:name="T33_97" style:family="text">
      <style:text-properties fo:background-color="#ffffff" fo:color="#272a34" fo:font-size="10pt" style:font-size-asian="10pt" style:font-size-complex="10pt"/>
    </style:style>
    <style:style style:name="T33_98" style:family="text">
      <style:text-properties fo:background-color="#ffffff" fo:color="#272a34" fo:font-size="10pt" style:font-size-asian="10pt" style:font-size-complex="10pt"/>
    </style:style>
    <style:style style:name="T33_99" style:family="text">
      <style:text-properties fo:background-color="#ffffff" fo:color="#272a34" fo:font-size="10pt" style:font-size-asian="10pt" style:font-size-complex="10pt"/>
    </style:style>
    <style:style style:name="T33_100" style:family="text">
      <style:text-properties fo:background-color="#ffffff" fo:color="#272a34" fo:font-size="10pt" style:font-size-asian="10pt" style:font-size-complex="10pt"/>
    </style:style>
    <style:style style:name="T33_101" style:family="text">
      <style:text-properties fo:background-color="#ffffff" fo:color="#272a34" fo:font-size="10pt" style:font-size-asian="10pt" style:font-size-complex="10pt"/>
    </style:style>
    <style:style style:name="T33_102" style:family="text">
      <style:text-properties fo:background-color="#ffffff" fo:color="#272a34" fo:font-size="10pt" style:font-size-asian="10pt" style:font-size-complex="10pt"/>
    </style:style>
    <style:style style:name="T33_103" style:family="text">
      <style:text-properties fo:background-color="#ffffff" fo:color="#272a34" fo:font-size="10pt" style:font-size-asian="10pt" style:font-size-complex="10pt"/>
    </style:style>
    <style:style style:name="T33_104" style:family="text">
      <style:text-properties fo:background-color="#ffffff" fo:color="#272a34" fo:font-size="10pt" style:font-size-asian="10pt" style:font-size-complex="10pt"/>
    </style:style>
    <style:style style:name="T33_105" style:family="text">
      <style:text-properties fo:background-color="#ffffff" fo:color="#272a34" fo:font-size="10pt" style:font-size-asian="10pt" style:font-size-complex="10pt"/>
    </style:style>
    <style:style style:name="T33_106" style:family="text">
      <style:text-properties fo:background-color="#ffffff" fo:color="#272a34" fo:font-size="10pt" style:font-size-asian="10pt" style:font-size-complex="10pt"/>
    </style:style>
    <style:style style:name="T33_107" style:family="text">
      <style:text-properties fo:background-color="#ffffff" fo:color="#272a34" fo:font-size="10pt" style:font-size-asian="10pt" style:font-size-complex="10pt"/>
    </style:style>
    <style:style style:name="T33_108" style:family="text">
      <style:text-properties fo:background-color="#ffffff" fo:color="#272a34" fo:font-size="10pt" style:font-size-asian="10pt" style:font-size-complex="10pt"/>
    </style:style>
    <style:style style:name="T33_109" style:family="text">
      <style:text-properties fo:background-color="#ffffff" fo:color="#272a34" fo:font-size="10pt" style:font-size-asian="10pt" style:font-size-complex="10pt"/>
    </style:style>
    <style:style style:name="T33_110" style:family="text">
      <style:text-properties fo:background-color="#ffffff" fo:color="#272a34" fo:font-size="10pt" style:font-size-asian="10pt" style:font-size-complex="10pt"/>
    </style:style>
    <style:style style:name="T33_111" style:family="text">
      <style:text-properties fo:background-color="#ffffff" fo:color="#272a34" fo:font-size="10pt" style:font-size-asian="10pt" style:font-size-complex="10pt"/>
    </style:style>
    <style:style style:name="T33_112" style:family="text">
      <style:text-properties fo:background-color="#ffffff" fo:color="#272a34" fo:font-size="10pt" style:font-size-asian="10pt" style:font-size-complex="10pt"/>
    </style:style>
    <style:style style:name="T33_113" style:family="text">
      <style:text-properties fo:background-color="#ffffff" fo:color="#272a34" fo:font-size="10pt" style:font-size-asian="10pt" style:font-size-complex="10pt"/>
    </style:style>
    <style:style style:name="T33_114" style:family="text">
      <style:text-properties fo:background-color="#ffffff" fo:color="#272a34" fo:font-size="10pt" style:font-size-asian="10pt" style:font-size-complex="10pt"/>
    </style:style>
    <style:style style:name="T33_115" style:family="text">
      <style:text-properties fo:background-color="#ffffff" fo:color="#272a34" fo:font-size="10pt" style:font-size-asian="10pt" style:font-size-complex="10pt"/>
    </style:style>
    <style:style style:name="T33_116" style:family="text">
      <style:text-properties fo:background-color="#ffffff" fo:color="#272a34" fo:font-size="10pt" style:font-size-asian="10pt" style:font-size-complex="10pt"/>
    </style:style>
    <style:style style:name="T33_117" style:family="text">
      <style:text-properties fo:background-color="#ffffff" fo:color="#272a34" fo:font-size="10pt" style:font-size-asian="10pt" style:font-size-complex="10pt"/>
    </style:style>
    <style:style style:name="T33_118" style:family="text">
      <style:text-properties fo:background-color="#ffffff" fo:color="#272a34" fo:font-size="10pt" style:font-size-asian="10pt" style:font-size-complex="10pt"/>
    </style:style>
    <style:style style:name="T33_119" style:family="text">
      <style:text-properties fo:background-color="#ffffff" fo:color="#272a34" fo:font-size="10pt" style:font-size-asian="10pt" style:font-size-complex="10pt"/>
    </style:style>
    <style:style style:name="T33_120" style:family="text">
      <style:text-properties fo:background-color="#ffffff" fo:color="#272a34" fo:font-size="10pt" style:font-size-asian="10pt" style:font-size-complex="10pt"/>
    </style:style>
    <style:style style:name="T33_121" style:family="text">
      <style:text-properties fo:background-color="#ffffff" fo:color="#272a34" fo:font-size="10pt" style:font-size-asian="10pt" style:font-size-complex="10pt"/>
    </style:style>
    <style:style style:name="T33_122" style:family="text">
      <style:text-properties fo:background-color="#ffffff" fo:color="#272a34" fo:font-size="10pt" style:font-size-asian="10pt" style:font-size-complex="10pt"/>
    </style:style>
    <style:style style:name="T33_123" style:family="text">
      <style:text-properties fo:background-color="#ffffff" fo:color="#272a34" fo:font-size="10pt" style:font-size-asian="10pt" style:font-size-complex="10pt"/>
    </style:style>
    <style:style style:name="T33_124" style:family="text">
      <style:text-properties fo:background-color="#ffffff" fo:color="#272a34" fo:font-size="10pt" style:font-size-asian="10pt" style:font-size-complex="10pt"/>
    </style:style>
    <style:style style:name="T33_125" style:family="text">
      <style:text-properties fo:background-color="#ffffff" fo:color="#272a34" fo:font-size="10pt" style:font-size-asian="10pt" style:font-size-complex="10pt"/>
    </style:style>
    <style:style style:name="T33_126" style:family="text">
      <style:text-properties fo:background-color="#ffffff" fo:color="#272a34" fo:font-size="10pt" style:font-size-asian="10pt" style:font-size-complex="10pt"/>
    </style:style>
    <style:style style:name="T33_127" style:family="text">
      <style:text-properties fo:background-color="#ffffff" fo:color="#272a34" fo:font-size="10pt" style:font-size-asian="10pt" style:font-size-complex="10pt"/>
    </style:style>
    <style:style style:name="T33_128" style:family="text">
      <style:text-properties fo:background-color="#ffffff" fo:color="#272a34" fo:font-size="10pt" style:font-size-asian="10pt" style:font-size-complex="10pt"/>
    </style:style>
    <style:style style:name="T33_129" style:family="text">
      <style:text-properties fo:background-color="#ffffff" fo:color="#272a34" fo:font-size="10pt" style:font-size-asian="10pt" style:font-size-complex="10pt"/>
    </style:style>
    <style:style style:name="T33_130" style:family="text">
      <style:text-properties fo:background-color="#ffffff" fo:color="#272a34" fo:font-size="10pt" style:font-size-asian="10pt" style:font-size-complex="10pt"/>
    </style:style>
    <style:style style:name="T33_131" style:family="text">
      <style:text-properties fo:background-color="#ffffff" fo:color="#272a34" fo:font-size="10pt" style:font-size-asian="10pt" style:font-size-complex="10pt"/>
    </style:style>
    <style:style style:name="T33_132" style:family="text">
      <style:text-properties fo:background-color="#ffffff" fo:color="#272a34" fo:font-size="10pt" style:font-size-asian="10pt" style:font-size-complex="10pt"/>
    </style:style>
    <style:style style:name="T33_133" style:family="text">
      <style:text-properties fo:background-color="#ffffff" fo:color="#272a34" fo:font-size="10pt" style:font-size-asian="10pt" style:font-size-complex="10pt"/>
    </style:style>
    <style:style style:name="T33_134" style:family="text">
      <style:text-properties fo:background-color="#ffffff" fo:color="#272a34" fo:font-size="10pt" style:font-size-asian="10pt" style:font-size-complex="10pt"/>
    </style:style>
    <style:style style:name="T33_135" style:family="text">
      <style:text-properties fo:background-color="#ffffff" fo:color="#272a34" fo:font-size="10pt" style:font-size-asian="10pt" style:font-size-complex="10pt"/>
    </style:style>
    <style:style style:name="T33_136" style:family="text">
      <style:text-properties fo:background-color="#ffffff" fo:color="#272a34" fo:font-size="10pt" style:font-size-asian="10pt" style:font-size-complex="10pt"/>
    </style:style>
    <style:style style:name="T33_137" style:family="text">
      <style:text-properties fo:background-color="#ffffff" fo:color="#272a34" fo:font-size="10pt" style:font-size-asian="10pt" style:font-size-complex="10pt"/>
    </style:style>
    <style:style style:name="T33_138" style:family="text">
      <style:text-properties fo:background-color="#ffffff" fo:color="#272a34" fo:font-size="10pt" style:font-size-asian="10pt" style:font-size-complex="10pt"/>
    </style:style>
    <style:style style:name="T33_139" style:family="text">
      <style:text-properties fo:background-color="#ffffff" fo:color="#272a34" fo:font-size="10pt" style:font-size-asian="10pt" style:font-size-complex="10pt"/>
    </style:style>
    <style:style style:name="T33_140" style:family="text">
      <style:text-properties fo:background-color="#ffffff" fo:color="#272a34" fo:font-size="10pt" style:font-size-asian="10pt" style:font-size-complex="10pt"/>
    </style:style>
    <style:style style:name="T33_141" style:family="text">
      <style:text-properties fo:background-color="#ffffff" fo:color="#272a34" fo:font-size="10pt" style:font-size-asian="10pt" style:font-size-complex="10pt"/>
    </style:style>
    <style:style style:name="T33_142" style:family="text">
      <style:text-properties fo:background-color="#ffffff" fo:color="#272a34" fo:font-size="10pt" style:font-size-asian="10pt" style:font-size-complex="10pt"/>
    </style:style>
    <style:style style:name="T33_143" style:family="text">
      <style:text-properties fo:background-color="#ffffff" fo:color="#272a34" fo:font-size="10pt" style:font-size-asian="10pt" style:font-size-complex="10pt"/>
    </style:style>
    <style:style style:name="T33_144" style:family="text">
      <style:text-properties fo:background-color="#ffffff" fo:color="#272a34" fo:font-size="10pt" style:font-size-asian="10pt" style:font-size-complex="10pt"/>
    </style:style>
    <style:style style:name="T33_145" style:family="text">
      <style:text-properties fo:background-color="#ffffff" fo:color="#272a34" fo:font-size="10pt" style:font-size-asian="10pt" style:font-size-complex="10pt"/>
    </style:style>
    <style:style style:name="T33_146" style:family="text">
      <style:text-properties fo:background-color="#ffffff" fo:color="#272a34" fo:font-size="10pt" style:font-size-asian="10pt" style:font-size-complex="10pt"/>
    </style:style>
    <style:style style:name="T33_147" style:family="text">
      <style:text-properties fo:background-color="#ffffff" fo:color="#272a34" fo:font-size="10pt" style:font-size-asian="10pt" style:font-size-complex="10pt"/>
    </style:style>
    <style:style style:name="T33_148" style:family="text">
      <style:text-properties fo:background-color="#ffffff" fo:color="#272a34" fo:font-size="10pt" style:font-size-asian="10pt" style:font-size-complex="10pt"/>
    </style:style>
    <style:style style:name="T33_149" style:family="text">
      <style:text-properties fo:background-color="#ffffff" fo:color="#272a34" fo:font-size="10pt" style:font-size-asian="10pt" style:font-size-complex="10pt"/>
    </style:style>
    <style:style style:name="T33_150" style:family="text">
      <style:text-properties fo:background-color="#ffffff" fo:color="#272a34" fo:font-size="10pt" style:font-size-asian="10pt" style:font-size-complex="10pt"/>
    </style:style>
    <style:style style:name="T33_151" style:family="text">
      <style:text-properties fo:background-color="#ffffff" fo:color="#272a34" fo:font-size="10pt" style:font-size-asian="10pt" style:font-size-complex="10pt"/>
    </style:style>
    <style:style style:name="T33_152" style:family="text">
      <style:text-properties fo:background-color="#ffffff" fo:color="#272a34" fo:font-size="10pt" style:font-size-asian="10pt" style:font-size-complex="10pt"/>
    </style:style>
    <style:style style:name="T33_153" style:family="text">
      <style:text-properties fo:background-color="#ffffff" fo:color="#272a34" fo:font-size="10pt" style:font-size-asian="10pt" style:font-size-complex="10pt"/>
    </style:style>
    <style:style style:name="T33_154" style:family="text">
      <style:text-properties fo:background-color="#ffffff" fo:color="#272a34" fo:font-size="10pt" style:font-size-asian="10pt" style:font-size-complex="10pt"/>
    </style:style>
    <style:style style:name="T33_155" style:family="text">
      <style:text-properties fo:background-color="#ffffff" fo:color="#272a34" fo:font-size="10pt" style:font-size-asian="10pt" style:font-size-complex="10pt"/>
    </style:style>
    <style:style style:name="T33_156" style:family="text">
      <style:text-properties fo:background-color="#ffffff" fo:color="#272a34" fo:font-size="10pt" style:font-size-asian="10pt" style:font-size-complex="10pt"/>
    </style:style>
    <style:style style:name="T33_157" style:family="text">
      <style:text-properties fo:background-color="#ffffff" fo:color="#272a34" fo:font-size="10pt" style:font-size-asian="10pt" style:font-size-complex="10pt"/>
    </style:style>
    <style:style style:name="T33_158" style:family="text">
      <style:text-properties fo:background-color="#ffffff" fo:color="#272a34" fo:font-size="10pt" style:font-size-asian="10pt" style:font-size-complex="10pt"/>
    </style:style>
    <style:style style:name="T33_159" style:family="text">
      <style:text-properties fo:background-color="#ffffff" fo:color="#272a34" fo:font-size="10pt" style:font-size-asian="10pt" style:font-size-complex="10pt"/>
    </style:style>
    <style:style style:name="T33_160" style:family="text">
      <style:text-properties fo:background-color="#ffffff" fo:color="#272a34" fo:font-size="10pt" style:font-size-asian="10pt" style:font-size-complex="10pt"/>
    </style:style>
    <style:style style:name="T33_161" style:family="text">
      <style:text-properties fo:background-color="#ffffff" fo:color="#272a34" fo:font-size="10pt" style:font-size-asian="10pt" style:font-size-complex="10pt"/>
    </style:style>
    <style:style style:name="T33_162" style:family="text">
      <style:text-properties fo:background-color="#ffffff" fo:color="#272a34" fo:font-size="10pt" style:font-size-asian="10pt" style:font-size-complex="10pt"/>
    </style:style>
    <style:style style:name="T33_163" style:family="text">
      <style:text-properties fo:background-color="#ffffff" fo:color="#272a34" fo:font-size="10pt" style:font-size-asian="10pt" style:font-size-complex="10pt"/>
    </style:style>
    <style:style style:name="T33_164" style:family="text">
      <style:text-properties fo:background-color="#ffffff" fo:color="#272a34" fo:font-size="10pt" style:font-size-asian="10pt" style:font-size-complex="10pt"/>
    </style:style>
    <style:style style:name="T33_165" style:family="text">
      <style:text-properties fo:background-color="#ffffff" fo:color="#272a34" fo:font-size="10pt" style:font-size-asian="10pt" style:font-size-complex="10pt"/>
    </style:style>
    <style:style style:name="T33_166" style:family="text">
      <style:text-properties fo:background-color="#ffffff" fo:color="#272a34" fo:font-size="10pt" style:font-size-asian="10pt" style:font-size-complex="10pt"/>
    </style:style>
    <style:style style:name="T33_167" style:family="text">
      <style:text-properties fo:background-color="#ffffff" fo:color="#272a34" fo:font-size="10pt" style:font-size-asian="10pt" style:font-size-complex="10pt"/>
    </style:style>
    <style:style style:name="T33_168" style:family="text">
      <style:text-properties fo:background-color="#ffffff" fo:color="#272a34" fo:font-size="10pt" style:font-size-asian="10pt" style:font-size-complex="10pt"/>
    </style:style>
    <style:style style:name="T33_169" style:family="text">
      <style:text-properties fo:background-color="#ffffff" fo:color="#272a34" fo:font-size="10pt" style:font-size-asian="10pt" style:font-size-complex="10pt"/>
    </style:style>
    <style:style style:name="T33_170" style:family="text">
      <style:text-properties fo:background-color="#ffffff" fo:color="#272a34" fo:font-size="10pt" style:font-size-asian="10pt" style:font-size-complex="10pt"/>
    </style:style>
    <style:style style:name="T33_171" style:family="text">
      <style:text-properties fo:background-color="#ffffff" fo:color="#272a34" fo:font-size="10pt" style:font-size-asian="10pt" style:font-size-complex="10pt"/>
    </style:style>
    <style:style style:name="T33_172" style:family="text">
      <style:text-properties fo:background-color="#ffffff" fo:color="#272a34" fo:font-size="10pt" style:font-size-asian="10pt" style:font-size-complex="10pt"/>
    </style:style>
    <style:style style:name="T33_173" style:family="text">
      <style:text-properties fo:background-color="#ffffff" fo:color="#272a34" fo:font-size="10pt" style:font-size-asian="10pt" style:font-size-complex="10pt"/>
    </style:style>
    <style:style style:name="T33_174" style:family="text">
      <style:text-properties fo:background-color="#ffffff" fo:color="#272a34" fo:font-size="10pt" style:font-size-asian="10pt" style:font-size-complex="10pt"/>
    </style:style>
    <style:style style:name="T33_175" style:family="text">
      <style:text-properties fo:background-color="#ffffff" fo:color="#272a34" fo:font-size="10pt" style:font-size-asian="10pt" style:font-size-complex="10pt"/>
    </style:style>
    <style:style style:name="T33_176" style:family="text">
      <style:text-properties fo:background-color="#ffffff" fo:color="#272a34" fo:font-size="10pt" style:font-size-asian="10pt" style:font-size-complex="10pt"/>
    </style:style>
    <style:style style:name="T33_177" style:family="text">
      <style:text-properties fo:background-color="#ffffff" fo:color="#272a34" fo:font-size="10pt" style:font-size-asian="10pt" style:font-size-complex="10pt"/>
    </style:style>
    <style:style style:name="T33_178" style:family="text">
      <style:text-properties fo:background-color="#ffffff" fo:color="#272a34" fo:font-size="10pt" style:font-size-asian="10pt" style:font-size-complex="10pt"/>
    </style:style>
    <style:style style:name="T33_179" style:family="text">
      <style:text-properties fo:background-color="#ffffff" fo:color="#272a34" fo:font-size="10pt" style:font-size-asian="10pt" style:font-size-complex="10pt"/>
    </style:style>
    <style:style style:name="T33_180" style:family="text">
      <style:text-properties fo:background-color="#ffffff" fo:color="#272a34" fo:font-size="10pt" style:font-size-asian="10pt" style:font-size-complex="10pt"/>
    </style:style>
    <style:style style:name="T33_181" style:family="text">
      <style:text-properties fo:background-color="#ffffff" fo:color="#272a34" fo:font-size="10pt" style:font-size-asian="10pt" style:font-size-complex="10pt"/>
    </style:style>
    <style:style style:name="T33_182" style:family="text">
      <style:text-properties fo:background-color="#ffffff" fo:color="#272a34" fo:font-size="10pt" style:font-size-asian="10pt" style:font-size-complex="10pt"/>
    </style:style>
    <style:style style:name="T33_183" style:family="text">
      <style:text-properties fo:background-color="#ffffff" fo:color="#272a34" fo:font-size="10pt" style:font-size-asian="10pt" style:font-size-complex="10pt"/>
    </style:style>
    <style:style style:name="T33_184" style:family="text">
      <style:text-properties fo:background-color="#ffffff" fo:color="#272a34" fo:font-size="10pt" style:font-size-asian="10pt" style:font-size-complex="10pt"/>
    </style:style>
    <style:style style:name="T33_185" style:family="text">
      <style:text-properties fo:background-color="#ffffff" fo:color="#272a34" fo:font-size="10pt" style:font-size-asian="10pt" style:font-size-complex="10pt"/>
    </style:style>
    <style:style style:name="T33_186" style:family="text">
      <style:text-properties fo:background-color="#ffffff" fo:color="#272a34" fo:font-size="10pt" style:font-size-asian="10pt" style:font-size-complex="10pt"/>
    </style:style>
    <style:style style:name="T33_187" style:family="text">
      <style:text-properties fo:background-color="#ffffff" fo:color="#272a34" fo:font-size="10pt" style:font-size-asian="10pt" style:font-size-complex="10pt"/>
    </style:style>
    <style:style style:name="T33_188" style:family="text">
      <style:text-properties fo:background-color="#ffffff" fo:color="#272a34" fo:font-size="10pt" style:font-size-asian="10pt" style:font-size-complex="10pt"/>
    </style:style>
    <style:style style:name="T33_189" style:family="text">
      <style:text-properties fo:background-color="#ffffff" fo:color="#272a34" fo:font-size="10pt" style:font-size-asian="10pt" style:font-size-complex="10pt"/>
    </style:style>
    <style:style style:name="T33_190" style:family="text">
      <style:text-properties fo:background-color="#ffffff" fo:color="#272a34" fo:font-size="10pt" style:font-size-asian="10pt" style:font-size-complex="10pt"/>
    </style:style>
    <style:style style:name="T33_191" style:family="text">
      <style:text-properties fo:background-color="#ffffff" fo:color="#272a34" fo:font-size="10pt" style:font-size-asian="10pt" style:font-size-complex="10pt"/>
    </style:style>
    <style:style style:name="T33_192" style:family="text">
      <style:text-properties fo:background-color="#ffffff" fo:color="#272a34" fo:font-size="10pt" style:font-size-asian="10pt" style:font-size-complex="10pt"/>
    </style:style>
    <style:style style:name="T33_193" style:family="text">
      <style:text-properties fo:background-color="#ffffff" fo:color="#272a34" fo:font-size="10pt" style:font-size-asian="10pt" style:font-size-complex="10pt"/>
    </style:style>
    <style:style style:name="T33_194" style:family="text">
      <style:text-properties fo:background-color="#ffffff" fo:color="#272a34" fo:font-size="10pt" style:font-size-asian="10pt" style:font-size-complex="10pt"/>
    </style:style>
    <style:style style:name="T33_195" style:family="text">
      <style:text-properties fo:background-color="#ffffff" fo:color="#272a34" fo:font-size="10pt" style:font-size-asian="10pt" style:font-size-complex="10pt"/>
    </style:style>
    <style:style style:name="T33_196" style:family="text">
      <style:text-properties fo:background-color="#ffffff" fo:color="#272a34" fo:font-size="10pt" style:font-size-asian="10pt" style:font-size-complex="10pt"/>
    </style:style>
    <style:style style:name="T33_197" style:family="text">
      <style:text-properties fo:background-color="#ffffff" fo:color="#272a34" fo:font-size="10pt" style:font-size-asian="10pt" style:font-size-complex="10pt"/>
    </style:style>
    <style:style style:name="T33_198" style:family="text">
      <style:text-properties fo:background-color="#ffffff" fo:color="#272a34" fo:font-size="10pt" style:font-size-asian="10pt" style:font-size-complex="10pt"/>
    </style:style>
    <style:style style:name="T33_199" style:family="text">
      <style:text-properties fo:background-color="#ffffff" fo:color="#272a34" fo:font-size="10pt" style:font-size-asian="10pt" style:font-size-complex="10pt"/>
    </style:style>
    <style:style style:name="T33_200" style:family="text">
      <style:text-properties fo:background-color="#ffffff" fo:color="#272a34" fo:font-size="10pt" style:font-size-asian="10pt" style:font-size-complex="10pt"/>
    </style:style>
    <style:style style:name="T33_201" style:family="text">
      <style:text-properties fo:background-color="#ffffff" fo:color="#272a34" fo:font-size="10pt" style:font-size-asian="10pt" style:font-size-complex="10pt"/>
    </style:style>
    <style:style style:name="T33_202" style:family="text">
      <style:text-properties fo:background-color="#ffffff" fo:color="#272a34" fo:font-size="10pt" style:font-size-asian="10pt" style:font-size-complex="10pt"/>
    </style:style>
    <style:style style:name="T33_203" style:family="text">
      <style:text-properties fo:background-color="#ffffff" fo:color="#272a34" fo:font-size="10pt" style:font-size-asian="10pt" style:font-size-complex="10pt"/>
    </style:style>
    <style:style style:name="T33_204" style:family="text">
      <style:text-properties fo:background-color="#ffffff" fo:color="#272a34" fo:font-size="10pt" style:font-size-asian="10pt" style:font-size-complex="10pt"/>
    </style:style>
    <style:style style:name="T33_205" style:family="text">
      <style:text-properties fo:background-color="#ffffff" fo:color="#272a34" fo:font-size="10pt" style:font-size-asian="10pt" style:font-size-complex="10pt"/>
    </style:style>
    <style:style style:name="T33_206" style:family="text">
      <style:text-properties fo:background-color="#ffffff" fo:color="#272a34" fo:font-size="10pt" style:font-size-asian="10pt" style:font-size-complex="10pt"/>
    </style:style>
    <style:style style:name="T33_207" style:family="text">
      <style:text-properties fo:background-color="#ffffff" fo:color="#272a34" fo:font-size="10pt" style:font-size-asian="10pt" style:font-size-complex="10pt"/>
    </style:style>
    <style:style style:name="T33_208" style:family="text">
      <style:text-properties fo:background-color="#ffffff" fo:color="#272a34" fo:font-size="10pt" style:font-size-asian="10pt" style:font-size-complex="10pt"/>
    </style:style>
    <style:style style:name="T33_209" style:family="text">
      <style:text-properties fo:background-color="#ffffff" fo:color="#272a34" fo:font-size="10pt" style:font-size-asian="10pt" style:font-size-complex="10pt"/>
    </style:style>
    <style:style style:name="T33_210" style:family="text">
      <style:text-properties fo:background-color="#ffffff" fo:color="#272a34" fo:font-size="10pt" style:font-size-asian="10pt" style:font-size-complex="10pt"/>
    </style:style>
    <style:style style:name="T33_211" style:family="text">
      <style:text-properties fo:background-color="#ffffff" fo:color="#272a34" fo:font-size="10pt" style:font-size-asian="10pt" style:font-size-complex="10pt"/>
    </style:style>
    <style:style style:name="T33_212" style:family="text">
      <style:text-properties fo:background-color="#ffffff" fo:color="#272a34" fo:font-size="10pt" style:font-size-asian="10pt" style:font-size-complex="10pt"/>
    </style:style>
    <style:style style:name="T33_213" style:family="text">
      <style:text-properties fo:background-color="#ffffff" fo:color="#272a34" fo:font-size="10pt" style:font-size-asian="10pt" style:font-size-complex="10pt"/>
    </style:style>
    <style:style style:name="T33_214" style:family="text">
      <style:text-properties fo:background-color="#ffffff" fo:color="#272a34" fo:font-size="10pt" style:font-size-asian="10pt" style:font-size-complex="10pt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3_215" style:family="text">
      <style:text-properties fo:background-color="#ffffff" fo:color="#272a34"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line-height="180%" style:writing-mode="lr-tb"/>
    </style:style>
    <style:style style:name="T34_1" style:family="text">
      <style:text-properties fo:background-color="#ffffff" fo:color="#272a34"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line-height="180%" style:writing-mode="lr-tb"/>
    </style:style>
    <style:style style:name="T35_1" style:family="text">
      <style:text-properties fo:background-color="#ffffff" fo:color="#272a34" style:font-name="Times New Roman" style:font-name-asian="Times New Roman" style:font-name-complex="Times New Roman"/>
    </style:style>
    <style:style style:name="T35_2" style:family="text">
      <style:text-properties fo:background-color="#ffffff" fo:color="#272a34" style:font-name="Times New Roman" style:font-name-asian="Times New Roman" style:font-name-complex="Times New Roman"/>
    </style:style>
    <style:style style:name="T35_3" style:family="text">
      <style:text-properties fo:background-color="#ffffff" fo:color="#272a34" style:font-name="Times New Roman" style:font-name-asian="Times New Roman" style:font-name-complex="Times New Roman"/>
    </style:style>
    <style:style style:name="T35_4" style:family="text">
      <style:text-properties fo:background-color="#ffffff" fo:color="#272a34" style:font-name="Times New Roman" style:font-name-asian="Times New Roman" style:font-name-complex="Times New Roman"/>
    </style:style>
    <style:style style:name="T35_5" style:family="text">
      <style:text-properties fo:background-color="#ffffff" fo:color="#272a34" style:font-name="Times New Roman" style:font-name-asian="Times New Roman" style:font-name-complex="Times New Roman"/>
    </style:style>
    <style:style style:name="T35_6" style:family="text">
      <style:text-properties fo:background-color="#ffffff" fo:color="#272a34" style:font-name="Times New Roman" style:font-name-asian="Times New Roman" style:font-name-complex="Times New Roman"/>
    </style:style>
    <style:style style:name="T35_7" style:family="text">
      <style:text-properties fo:background-color="#ffffff" fo:color="#272a34" style:font-name="Times New Roman" style:font-name-asian="Times New Roman" style:font-name-complex="Times New Roman"/>
    </style:style>
    <style:style style:name="T35_8" style:family="text">
      <style:text-properties fo:background-color="#ffffff" fo:color="#272a34" style:font-name="Times New Roman" style:font-name-asian="Times New Roman" style:font-name-complex="Times New Roman"/>
    </style:style>
    <style:style style:name="T35_9" style:family="text">
      <style:text-properties fo:background-color="#ffffff" fo:color="#272a34" style:font-name="Times New Roman" style:font-name-asian="Times New Roman" style:font-name-complex="Times New Roman"/>
    </style:style>
    <style:style style:name="T35_10" style:family="text">
      <style:text-properties fo:background-color="#ffffff" fo:color="#272a34" style:font-name="Times New Roman" style:font-name-asian="Times New Roman" style:font-name-complex="Times New Roman"/>
    </style:style>
    <style:style style:name="T35_11" style:family="text">
      <style:text-properties fo:background-color="#ffffff" fo:color="#272a34" style:font-name="Times New Roman" style:font-name-asian="Times New Roman" style:font-name-complex="Times New Roman"/>
    </style:style>
    <style:style style:name="T35_12" style:family="text">
      <style:text-properties fo:background-color="#ffffff" fo:color="#272a34" style:font-name="Times New Roman" style:font-name-asian="Times New Roman" style:font-name-complex="Times New Roman"/>
    </style:style>
    <style:style style:name="T35_13" style:family="text">
      <style:text-properties fo:background-color="#ffffff" fo:color="#272a34" style:font-name="Times New Roman" style:font-name-asian="Times New Roman" style:font-name-complex="Times New Roman"/>
    </style:style>
    <style:style style:name="T35_14" style:family="text">
      <style:text-properties fo:background-color="#ffffff" fo:color="#272a34" style:font-name="Times New Roman" style:font-name-asian="Times New Roman" style:font-name-complex="Times New Roman"/>
    </style:style>
    <style:style style:name="T35_15" style:family="text">
      <style:text-properties fo:background-color="#ffffff" fo:color="#272a34" style:font-name="Times New Roman" style:font-name-asian="Times New Roman" style:font-name-complex="Times New Roman"/>
    </style:style>
    <style:style style:name="T35_16" style:family="text">
      <style:text-properties fo:background-color="#ffffff" fo:color="#272a34" style:font-name="Times New Roman" style:font-name-asian="Times New Roman" style:font-name-complex="Times New Roman"/>
    </style:style>
    <style:style style:name="T35_17" style:family="text">
      <style:text-properties fo:background-color="#ffffff" fo:color="#272a34" style:font-name="Times New Roman" style:font-name-asian="Times New Roman" style:font-name-complex="Times New Roman"/>
    </style:style>
    <style:style style:name="T35_18" style:family="text">
      <style:text-properties fo:background-color="#ffffff" fo:color="#272a34" style:font-name="Times New Roman" style:font-name-asian="Times New Roman" style:font-name-complex="Times New Roman"/>
    </style:style>
    <style:style style:name="T35_19" style:family="text">
      <style:text-properties fo:background-color="#ffffff" fo:color="#272a34" style:font-name="Times New Roman" style:font-name-asian="Times New Roman" style:font-name-complex="Times New Roman"/>
    </style:style>
    <style:style style:name="T35_20" style:family="text">
      <style:text-properties fo:background-color="#ffffff" fo:color="#272a34" style:font-name="Times New Roman" style:font-name-asian="Times New Roman" style:font-name-complex="Times New Roman"/>
    </style:style>
    <style:style style:name="T35_21" style:family="text">
      <style:text-properties fo:background-color="#ffffff" fo:color="#272a34" style:font-name="Times New Roman" style:font-name-asian="Times New Roman" style:font-name-complex="Times New Roman"/>
    </style:style>
    <style:style style:name="T35_22" style:family="text">
      <style:text-properties fo:background-color="#ffffff" fo:color="#272a34" style:font-name="Times New Roman" style:font-name-asian="Times New Roman" style:font-name-complex="Times New Roman"/>
    </style:style>
    <style:style style:name="T35_23" style:family="text">
      <style:text-properties fo:background-color="#ffffff" fo:color="#272a34" style:font-name="Times New Roman" style:font-name-asian="Times New Roman" style:font-name-complex="Times New Roman"/>
    </style:style>
    <style:style style:name="T35_24" style:family="text">
      <style:text-properties fo:background-color="#ffffff" fo:color="#272a34" style:font-name="Times New Roman" style:font-name-asian="Times New Roman" style:font-name-complex="Times New Roman"/>
    </style:style>
    <style:style style:name="T35_25" style:family="text">
      <style:text-properties fo:background-color="#ffffff" fo:color="#272a34" style:font-name="Times New Roman" style:font-name-asian="Times New Roman" style:font-name-complex="Times New Roman"/>
    </style:style>
    <style:style style:name="T35_26" style:family="text">
      <style:text-properties fo:background-color="#ffffff" fo:color="#272a34" style:font-name="Times New Roman" style:font-name-asian="Times New Roman" style:font-name-complex="Times New Roman"/>
    </style:style>
    <style:style style:name="T35_27" style:family="text">
      <style:text-properties fo:background-color="#ffffff" fo:color="#272a34" style:font-name="Times New Roman" style:font-name-asian="Times New Roman" style:font-name-complex="Times New Roman"/>
    </style:style>
    <style:style style:name="T35_28" style:family="text">
      <style:text-properties fo:background-color="#ffffff" fo:color="#272a34" style:font-name="Times New Roman" style:font-name-asian="Times New Roman" style:font-name-complex="Times New Roman"/>
    </style:style>
    <style:style style:name="T35_29" style:family="text">
      <style:text-properties fo:background-color="#ffffff" fo:color="#272a34" style:font-name="Times New Roman" style:font-name-asian="Times New Roman" style:font-name-complex="Times New Roman"/>
    </style:style>
    <style:style style:name="T35_30" style:family="text">
      <style:text-properties fo:background-color="#ffffff" fo:color="#272a34" style:font-name="Times New Roman" style:font-name-asian="Times New Roman" style:font-name-complex="Times New Roman"/>
    </style:style>
    <style:style style:name="T35_31" style:family="text">
      <style:text-properties fo:background-color="#ffffff" fo:color="#272a34" style:font-name="Times New Roman" style:font-name-asian="Times New Roman" style:font-name-complex="Times New Roman"/>
    </style:style>
    <style:style style:name="T35_32" style:family="text">
      <style:text-properties fo:background-color="#ffffff" fo:color="#272a34" style:font-name="Times New Roman" style:font-name-asian="Times New Roman" style:font-name-complex="Times New Roman"/>
    </style:style>
    <style:style style:name="T35_33" style:family="text">
      <style:text-properties fo:background-color="#ffffff" fo:color="#272a34" style:font-name="Times New Roman" style:font-name-asian="Times New Roman" style:font-name-complex="Times New Roman"/>
    </style:style>
    <style:style style:name="T35_34" style:family="text">
      <style:text-properties fo:background-color="#ffffff" fo:color="#272a34" style:font-name="Times New Roman" style:font-name-asian="Times New Roman" style:font-name-complex="Times New Roman"/>
    </style:style>
    <style:style style:name="T35_35" style:family="text">
      <style:text-properties fo:background-color="#ffffff" fo:color="#272a34" style:font-name="Times New Roman" style:font-name-asian="Times New Roman" style:font-name-complex="Times New Roman"/>
    </style:style>
    <style:style style:name="T35_36" style:family="text">
      <style:text-properties fo:background-color="#ffffff" fo:color="#272a34" style:font-name="Times New Roman" style:font-name-asian="Times New Roman" style:font-name-complex="Times New Roman"/>
    </style:style>
    <style:style style:name="T35_37" style:family="text">
      <style:text-properties fo:background-color="#ffffff" fo:color="#272a34" style:font-name="Times New Roman" style:font-name-asian="Times New Roman" style:font-name-complex="Times New Roman"/>
    </style:style>
    <style:style style:name="T35_38" style:family="text">
      <style:text-properties fo:background-color="#ffffff" fo:color="#272a34" style:font-name="Times New Roman" style:font-name-asian="Times New Roman" style:font-name-complex="Times New Roman"/>
    </style:style>
    <style:style style:name="P36" style:family="paragraph" style:parent-style-name="Standard">
      <style:paragraph-properties fo:text-align="justify" fo:break-before="auto" fo:line-height="180%" style:writing-mode="lr-tb"/>
    </style:style>
    <style:style style:name="T36_1" style:family="text">
      <style:text-properties fo:background-color="#ffffff" fo:color="#272a34" fo:font-size="10pt" style:font-size-asian="10pt" style:font-size-complex="10pt"/>
    </style:style>
    <style:style style:name="T36_2" style:family="text">
      <style:text-properties fo:background-color="#ffffff" fo:color="#272a34" fo:font-size="10pt" style:font-size-asian="10pt" style:font-size-complex="10pt"/>
    </style:style>
    <style:style style:name="T36_3" style:family="text">
      <style:text-properties fo:background-color="#ffffff" fo:color="#272a34" fo:font-size="10pt" style:font-size-asian="10pt" style:font-size-complex="10pt"/>
    </style:style>
    <style:style style:name="T36_4" style:family="text">
      <style:text-properties fo:background-color="#ffffff" fo:color="#272a34" fo:font-size="10pt" style:font-size-asian="10pt" style:font-size-complex="10pt"/>
    </style:style>
    <style:style style:name="T36_5" style:family="text">
      <style:text-properties fo:background-color="#ffffff" fo:color="#272a34" fo:font-size="10pt" style:font-size-asian="10pt" style:font-size-complex="10pt"/>
    </style:style>
    <style:style style:name="T36_6" style:family="text">
      <style:text-properties fo:background-color="#ffffff" fo:color="#272a34" fo:font-size="10pt" style:font-size-asian="10pt" style:font-size-complex="10pt"/>
    </style:style>
    <style:style style:name="T36_7" style:family="text">
      <style:text-properties fo:background-color="#ffffff" fo:color="#272a34" fo:font-size="10pt" style:font-size-asian="10pt" style:font-size-complex="10pt"/>
    </style:style>
    <style:style style:name="T36_8" style:family="text">
      <style:text-properties fo:background-color="#ffffff" fo:color="#272a34" fo:font-size="10pt" style:font-size-asian="10pt" style:font-size-complex="10pt"/>
    </style:style>
    <style:style style:name="T36_9" style:family="text">
      <style:text-properties fo:background-color="#ffffff" fo:color="#272a34" fo:font-size="10pt" style:font-size-asian="10pt" style:font-size-complex="10pt"/>
    </style:style>
    <style:style style:name="T36_10" style:family="text">
      <style:text-properties fo:background-color="#ffffff" fo:color="#272a34" fo:font-size="10pt" style:font-size-asian="10pt" style:font-size-complex="10pt"/>
    </style:style>
    <style:style style:name="T36_11" style:family="text">
      <style:text-properties fo:background-color="#ffffff" fo:color="#272a34" fo:font-size="10pt" style:font-size-asian="10pt" style:font-size-complex="10pt"/>
    </style:style>
    <style:style style:name="T36_12" style:family="text">
      <style:text-properties fo:background-color="#ffffff" fo:color="#272a34" fo:font-size="10pt" style:font-size-asian="10pt" style:font-size-complex="10pt"/>
    </style:style>
    <style:style style:name="T36_13" style:family="text">
      <style:text-properties fo:background-color="#ffffff" fo:color="#272a34" fo:font-size="10pt" style:font-size-asian="10pt" style:font-size-complex="10pt"/>
    </style:style>
    <style:style style:name="T36_14" style:family="text">
      <style:text-properties fo:background-color="#ffffff" fo:color="#272a34" fo:font-size="10pt" style:font-size-asian="10pt" style:font-size-complex="10pt"/>
    </style:style>
    <style:style style:name="T36_15" style:family="text">
      <style:text-properties fo:background-color="#ffffff" fo:color="#272a34" fo:font-size="10pt" style:font-size-asian="10pt" style:font-size-complex="10pt"/>
    </style:style>
    <style:style style:name="T36_16" style:family="text">
      <style:text-properties fo:background-color="#ffffff" fo:color="#272a34" fo:font-size="10pt" style:font-size-asian="10pt" style:font-size-complex="10pt"/>
    </style:style>
    <style:style style:name="T36_17" style:family="text">
      <style:text-properties fo:background-color="#ffffff" fo:color="#272a34" fo:font-size="10pt" style:font-size-asian="10pt" style:font-size-complex="10pt"/>
    </style:style>
    <style:style style:name="T36_18" style:family="text">
      <style:text-properties fo:background-color="#ffffff" fo:color="#272a34" fo:font-size="10pt" style:font-size-asian="10pt" style:font-size-complex="10pt"/>
    </style:style>
    <style:style style:name="T36_19" style:family="text">
      <style:text-properties fo:background-color="#ffffff" fo:color="#272a34" fo:font-size="10pt" style:font-size-asian="10pt" style:font-size-complex="10pt"/>
    </style:style>
    <style:style style:name="T36_20" style:family="text">
      <style:text-properties fo:background-color="#ffffff" fo:color="#272a34" fo:font-size="10pt" style:font-size-asian="10pt" style:font-size-complex="10pt"/>
    </style:style>
    <style:style style:name="T36_21" style:family="text">
      <style:text-properties fo:background-color="#ffffff" fo:color="#272a34" fo:font-size="10pt" style:font-size-asian="10pt" style:font-size-complex="10pt"/>
    </style:style>
    <style:style style:name="T36_22" style:family="text">
      <style:text-properties fo:background-color="#ffffff" fo:color="#272a34" fo:font-size="10pt" style:font-size-asian="10pt" style:font-size-complex="10pt"/>
    </style:style>
    <style:style style:name="T36_23" style:family="text">
      <style:text-properties fo:background-color="#ffffff" fo:color="#272a34" fo:font-size="10pt" style:font-size-asian="10pt" style:font-size-complex="10pt"/>
    </style:style>
    <style:style style:name="T36_24" style:family="text">
      <style:text-properties fo:background-color="#ffffff" fo:color="#272a34" fo:font-size="10pt" style:font-size-asian="10pt" style:font-size-complex="10pt"/>
    </style:style>
    <style:style style:name="T36_25" style:family="text">
      <style:text-properties fo:background-color="#ffffff" fo:color="#272a34" fo:font-size="10pt" style:font-size-asian="10pt" style:font-size-complex="10pt"/>
    </style:style>
    <style:style style:name="T36_26" style:family="text">
      <style:text-properties fo:background-color="#ffffff" fo:color="#272a34" fo:font-size="10pt" style:font-size-asian="10pt" style:font-size-complex="10pt"/>
    </style:style>
    <style:style style:name="T36_27" style:family="text">
      <style:text-properties fo:background-color="#ffffff" fo:color="#272a34" fo:font-size="10pt" style:font-size-asian="10pt" style:font-size-complex="10pt"/>
    </style:style>
    <style:style style:name="T36_28" style:family="text">
      <style:text-properties fo:background-color="#ffffff" fo:color="#272a34" fo:font-size="10pt" style:font-size-asian="10pt" style:font-size-complex="10pt"/>
    </style:style>
    <style:style style:name="T36_29" style:family="text">
      <style:text-properties fo:background-color="#ffffff" fo:color="#272a34" fo:font-size="10pt" style:font-size-asian="10pt" style:font-size-complex="10pt"/>
    </style:style>
    <style:style style:name="T36_30" style:family="text">
      <style:text-properties fo:background-color="#ffffff" fo:color="#272a34"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line-height="180%" style:writing-mode="lr-tb"/>
    </style:style>
    <style:style style:name="T37_1" style:family="text">
      <style:text-properties fo:background-color="#ffffff" fo:color="#272a34" fo:font-size="10pt" style:font-size-asian="10pt" style:font-size-complex="10pt"/>
    </style:style>
    <style:style style:name="P38" style:family="paragraph" style:parent-style-name="Standard">
      <style:paragraph-properties fo:text-align="justify" fo:break-before="auto" fo:line-height="180%" style:writing-mode="lr-tb"/>
    </style:style>
    <style:style style:name="T38_1" style:family="text">
      <style:text-properties fo:background-color="#ffffff" fo:color="#272a34" style:font-name="Times New Roman" style:font-name-asian="Times New Roman" style:font-name-complex="Times New Roman"/>
    </style:style>
    <style:style style:name="T38_2" style:family="text">
      <style:text-properties fo:background-color="#ffffff" fo:color="#272a34" style:font-name="Times New Roman" style:font-name-asian="Times New Roman" style:font-name-complex="Times New Roman"/>
    </style:style>
    <style:style style:name="T38_3" style:family="text">
      <style:text-properties fo:background-color="#ffffff" fo:color="#272a34" style:font-name="Times New Roman" style:font-name-asian="Times New Roman" style:font-name-complex="Times New Roman"/>
    </style:style>
    <style:style style:name="T38_4" style:family="text">
      <style:text-properties fo:background-color="#ffffff" fo:color="#272a34" style:font-name="Times New Roman" style:font-name-asian="Times New Roman" style:font-name-complex="Times New Roman"/>
    </style:style>
    <style:style style:name="T38_5" style:family="text">
      <style:text-properties fo:background-color="#ffffff" fo:color="#272a34" style:font-name="Times New Roman" style:font-name-asian="Times New Roman" style:font-name-complex="Times New Roman"/>
    </style:style>
    <style:style style:name="T38_6" style:family="text">
      <style:text-properties fo:background-color="#ffffff" fo:color="#272a34" style:font-name="Times New Roman" style:font-name-asian="Times New Roman" style:font-name-complex="Times New Roman"/>
    </style:style>
    <style:style style:name="T38_7" style:family="text">
      <style:text-properties fo:background-color="#ffffff" fo:color="#272a34" style:font-name="Times New Roman" style:font-name-asian="Times New Roman" style:font-name-complex="Times New Roman"/>
    </style:style>
    <style:style style:name="T38_8" style:family="text">
      <style:text-properties fo:background-color="#ffffff" fo:color="#272a34" style:font-name="Times New Roman" style:font-name-asian="Times New Roman" style:font-name-complex="Times New Roman"/>
    </style:style>
    <style:style style:name="T38_9" style:family="text">
      <style:text-properties fo:background-color="#ffffff" fo:color="#272a34" style:font-name="Times New Roman" style:font-name-asian="Times New Roman" style:font-name-complex="Times New Roman"/>
    </style:style>
    <style:style style:name="T38_10" style:family="text">
      <style:text-properties fo:background-color="#ffffff" fo:color="#272a34" style:font-name="Times New Roman" style:font-name-asian="Times New Roman" style:font-name-complex="Times New Roman"/>
    </style:style>
    <style:style style:name="T38_11" style:family="text">
      <style:text-properties fo:background-color="#ffffff" fo:color="#272a34" style:font-name="Times New Roman" style:font-name-asian="Times New Roman" style:font-name-complex="Times New Roman"/>
    </style:style>
    <style:style style:name="T38_12" style:family="text">
      <style:text-properties fo:background-color="#ffffff" fo:color="#272a34" style:font-name="Times New Roman" style:font-name-asian="Times New Roman" style:font-name-complex="Times New Roman"/>
    </style:style>
    <style:style style:name="T38_13" style:family="text">
      <style:text-properties fo:background-color="#ffffff" fo:color="#272a34" style:font-name="Times New Roman" style:font-name-asian="Times New Roman" style:font-name-complex="Times New Roman"/>
    </style:style>
    <style:style style:name="T38_14" style:family="text">
      <style:text-properties fo:background-color="#ffffff" fo:color="#272a34" style:font-name="Times New Roman" style:font-name-asian="Times New Roman" style:font-name-complex="Times New Roman"/>
    </style:style>
    <style:style style:name="T38_15" style:family="text">
      <style:text-properties fo:background-color="#ffffff" fo:color="#272a34" style:font-name="Times New Roman" style:font-name-asian="Times New Roman" style:font-name-complex="Times New Roman"/>
    </style:style>
    <style:style style:name="T38_16" style:family="text">
      <style:text-properties fo:background-color="#ffffff" fo:color="#272a34" style:font-name="Times New Roman" style:font-name-asian="Times New Roman" style:font-name-complex="Times New Roman"/>
    </style:style>
    <style:style style:name="T38_17" style:family="text">
      <style:text-properties fo:background-color="#ffffff" fo:color="#272a34" style:font-name="Times New Roman" style:font-name-asian="Times New Roman" style:font-name-complex="Times New Roman"/>
    </style:style>
    <style:style style:name="T38_18" style:family="text">
      <style:text-properties fo:background-color="#ffffff" fo:color="#272a34" style:font-name="Times New Roman" style:font-name-asian="Times New Roman" style:font-name-complex="Times New Roman"/>
    </style:style>
    <style:style style:name="T38_19" style:family="text">
      <style:text-properties fo:background-color="#ffffff" fo:color="#272a34" style:font-name="Times New Roman" style:font-name-asian="Times New Roman" style:font-name-complex="Times New Roman"/>
    </style:style>
    <style:style style:name="T38_20" style:family="text">
      <style:text-properties fo:background-color="#ffffff" fo:color="#272a34" style:font-name="Times New Roman" style:font-name-asian="Times New Roman" style:font-name-complex="Times New Roman"/>
    </style:style>
    <style:style style:name="P39" style:family="paragraph" style:parent-style-name="Standard">
      <style:paragraph-properties fo:text-align="justify" fo:break-before="auto" fo:line-height="180%" style:writing-mode="lr-tb"/>
    </style:style>
    <style:style style:name="T39_1" style:family="text">
      <style:text-properties fo:background-color="#ffffff" fo:color="#272a34" fo:font-size="10pt" style:font-size-asian="10pt" style:font-size-complex="10pt"/>
    </style:style>
    <style:style style:name="T39_2" style:family="text">
      <style:text-properties fo:background-color="#ffffff" fo:color="#272a34" fo:font-size="10pt" style:font-size-asian="10pt" style:font-size-complex="10pt"/>
    </style:style>
    <style:style style:name="T39_3" style:family="text">
      <style:text-properties fo:background-color="#ffffff" fo:color="#272a34" fo:font-size="10pt" style:font-size-asian="10pt" style:font-size-complex="10pt"/>
    </style:style>
    <style:style style:name="T39_4" style:family="text">
      <style:text-properties fo:background-color="#ffffff" fo:color="#272a34" fo:font-size="10pt" style:font-size-asian="10pt" style:font-size-complex="10pt"/>
    </style:style>
    <style:style style:name="P40" style:family="paragraph" style:parent-style-name="Standard">
      <style:paragraph-properties fo:text-align="justify" fo:break-before="auto" fo:line-height="180%" style:writing-mode="lr-tb"/>
    </style:style>
    <style:style style:name="T40_1" style:family="text">
      <style:text-properties fo:background-color="#ffffff" fo:color="#272a34"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line-height="180%" style:writing-mode="lr-tb"/>
    </style:style>
    <style:style style:name="T41_1" style:family="text">
      <style:text-properties fo:background-color="#ffffff" fo:color="#272a34" style:font-name="Times New Roman" style:font-name-asian="Times New Roman" style:font-name-complex="Times New Roman"/>
    </style:style>
    <style:style style:name="T41_2" style:family="text">
      <style:text-properties fo:background-color="#ffffff" fo:color="#272a34" style:font-name="Times New Roman" style:font-name-asian="Times New Roman" style:font-name-complex="Times New Roman"/>
    </style:style>
    <style:style style:name="T41_3" style:family="text">
      <style:text-properties fo:background-color="#ffffff" fo:color="#272a34" style:font-name="Times New Roman" style:font-name-asian="Times New Roman" style:font-name-complex="Times New Roman"/>
    </style:style>
    <style:style style:name="T41_4" style:family="text">
      <style:text-properties fo:background-color="#ffffff" fo:color="#272a34" style:font-name="Times New Roman" style:font-name-asian="Times New Roman" style:font-name-complex="Times New Roman"/>
    </style:style>
    <style:style style:name="T41_5" style:family="text">
      <style:text-properties fo:background-color="#ffffff" fo:color="#272a34" style:font-name="Times New Roman" style:font-name-asian="Times New Roman" style:font-name-complex="Times New Roman"/>
    </style:style>
    <style:style style:name="T41_6" style:family="text">
      <style:text-properties fo:background-color="#ffffff" fo:color="#272a34" style:font-name="Times New Roman" style:font-name-asian="Times New Roman" style:font-name-complex="Times New Roman"/>
    </style:style>
    <style:style style:name="T41_7" style:family="text">
      <style:text-properties fo:background-color="#ffffff" fo:color="#272a34" style:font-name="Times New Roman" style:font-name-asian="Times New Roman" style:font-name-complex="Times New Roman"/>
    </style:style>
    <style:style style:name="T41_8" style:family="text">
      <style:text-properties fo:background-color="#ffffff" fo:color="#272a34" style:font-name="Times New Roman" style:font-name-asian="Times New Roman" style:font-name-complex="Times New Roman"/>
    </style:style>
    <style:style style:name="T41_9" style:family="text">
      <style:text-properties fo:background-color="#ffffff" fo:color="#272a34" style:font-name="Times New Roman" style:font-name-asian="Times New Roman" style:font-name-complex="Times New Roman"/>
    </style:style>
    <style:style style:name="T41_10" style:family="text">
      <style:text-properties fo:background-color="#ffffff" fo:color="#272a34" style:font-name="Times New Roman" style:font-name-asian="Times New Roman" style:font-name-complex="Times New Roman"/>
    </style:style>
    <style:style style:name="T41_11" style:family="text">
      <style:text-properties fo:background-color="#ffffff" fo:color="#272a34" style:font-name="Times New Roman" style:font-name-asian="Times New Roman" style:font-name-complex="Times New Roman"/>
    </style:style>
    <style:style style:name="T41_12" style:family="text">
      <style:text-properties fo:background-color="#ffffff" fo:color="#272a34" style:font-name="Times New Roman" style:font-name-asian="Times New Roman" style:font-name-complex="Times New Roman"/>
    </style:style>
    <style:style style:name="T41_13" style:family="text">
      <style:text-properties fo:background-color="#ffffff" fo:color="#272a34" style:font-name="Times New Roman" style:font-name-asian="Times New Roman" style:font-name-complex="Times New Roman"/>
    </style:style>
    <style:style style:name="T41_14" style:family="text">
      <style:text-properties fo:background-color="#ffffff" fo:color="#272a34" style:font-name="Times New Roman" style:font-name-asian="Times New Roman" style:font-name-complex="Times New Roman"/>
    </style:style>
    <style:style style:name="T41_15" style:family="text">
      <style:text-properties fo:background-color="#ffffff" fo:color="#272a34" style:font-name="Times New Roman" style:font-name-asian="Times New Roman" style:font-name-complex="Times New Roman"/>
    </style:style>
    <style:style style:name="T41_16" style:family="text">
      <style:text-properties fo:background-color="#ffffff" fo:color="#272a34" style:font-name="Times New Roman" style:font-name-asian="Times New Roman" style:font-name-complex="Times New Roman"/>
    </style:style>
    <style:style style:name="T41_17" style:family="text">
      <style:text-properties fo:background-color="#ffffff" fo:color="#272a34" style:font-name="Times New Roman" style:font-name-asian="Times New Roman" style:font-name-complex="Times New Roman"/>
    </style:style>
    <style:style style:name="T41_18" style:family="text">
      <style:text-properties fo:background-color="#ffffff" fo:color="#272a34" style:font-name="Times New Roman" style:font-name-asian="Times New Roman" style:font-name-complex="Times New Roman"/>
    </style:style>
    <style:style style:name="T41_19" style:family="text">
      <style:text-properties fo:background-color="#ffffff" fo:color="#272a34" style:font-name="Times New Roman" style:font-name-asian="Times New Roman" style:font-name-complex="Times New Roman"/>
    </style:style>
    <style:style style:name="T41_20" style:family="text">
      <style:text-properties fo:background-color="#ffffff" fo:color="#272a34"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line-height="180%" style:writing-mode="lr-tb"/>
    </style:style>
    <style:style style:name="T42_1" style:family="text">
      <style:text-properties fo:background-color="#ffffff" fo:color="#272a34" fo:font-size="10pt" style:font-size-asian="10pt" style:font-size-complex="10pt"/>
    </style:style>
    <style:style style:name="T42_2" style:family="text">
      <style:text-properties fo:background-color="#ffffff" fo:color="#272a34" fo:font-size="10pt" style:font-size-asian="10pt" style:font-size-complex="10pt"/>
    </style:style>
    <style:style style:name="T42_3" style:family="text">
      <style:text-properties fo:background-color="#ffffff" fo:color="#272a34" fo:font-size="10pt" style:font-size-asian="10pt" style:font-size-complex="10pt"/>
    </style:style>
    <style:style style:name="T42_4" style:family="text">
      <style:text-properties fo:background-color="#ffffff" fo:color="#272a34" fo:font-size="10pt" style:font-size-asian="10pt" style:font-size-complex="10pt"/>
    </style:style>
    <style:style style:name="T42_5" style:family="text">
      <style:text-properties fo:background-color="#ffffff" fo:color="#272a34" fo:font-size="10pt" style:font-size-asian="10pt" style:font-size-complex="10pt"/>
    </style:style>
    <style:style style:name="T42_6" style:family="text">
      <style:text-properties fo:background-color="#ffffff" fo:color="#272a34" fo:font-size="10pt" style:font-size-asian="10pt" style:font-size-complex="10pt"/>
    </style:style>
    <style:style style:name="T42_7" style:family="text">
      <style:text-properties fo:background-color="#ffffff" fo:color="#272a34" fo:font-size="10pt" style:font-size-asian="10pt" style:font-size-complex="10pt"/>
    </style:style>
    <style:style style:name="T42_8" style:family="text">
      <style:text-properties fo:background-color="#ffffff" fo:color="#272a34" fo:font-size="10pt" style:font-size-asian="10pt" style:font-size-complex="10pt"/>
    </style:style>
    <style:style style:name="T42_9" style:family="text">
      <style:text-properties fo:background-color="#ffffff" fo:color="#272a34" fo:font-size="10pt" style:font-size-asian="10pt" style:font-size-complex="10pt"/>
    </style:style>
    <style:style style:name="T42_10" style:family="text">
      <style:text-properties fo:background-color="#ffffff" fo:color="#272a34" fo:font-size="10pt" style:font-size-asian="10pt" style:font-size-complex="10pt"/>
    </style:style>
    <style:style style:name="T42_11" style:family="text">
      <style:text-properties fo:background-color="#ffffff" fo:color="#272a34" fo:font-size="10pt" style:font-size-asian="10pt" style:font-size-complex="10pt"/>
    </style:style>
    <style:style style:name="T42_12" style:family="text">
      <style:text-properties fo:background-color="#ffffff" fo:color="#272a34" fo:font-size="10pt" style:font-size-asian="10pt" style:font-size-complex="10pt"/>
    </style:style>
    <style:style style:name="T42_13" style:family="text">
      <style:text-properties fo:background-color="#ffffff" fo:color="#272a34" fo:font-size="10pt" style:font-size-asian="10pt" style:font-size-complex="10pt"/>
    </style:style>
    <style:style style:name="T42_14" style:family="text">
      <style:text-properties fo:background-color="#ffffff" fo:color="#272a34" fo:font-size="10pt" style:font-size-asian="10pt" style:font-size-complex="10pt"/>
    </style:style>
    <style:style style:name="T42_15" style:family="text">
      <style:text-properties fo:background-color="#ffffff" fo:color="#272a34" fo:font-size="10pt" style:font-size-asian="10pt" style:font-size-complex="10pt"/>
    </style:style>
    <style:style style:name="T42_16" style:family="text">
      <style:text-properties fo:background-color="#ffffff" fo:color="#272a34" fo:font-size="10pt" style:font-size-asian="10pt" style:font-size-complex="10pt"/>
    </style:style>
    <style:style style:name="T42_17" style:family="text">
      <style:text-properties fo:background-color="#ffffff" fo:color="#272a34" fo:font-size="10pt" style:font-size-asian="10pt" style:font-size-complex="10pt"/>
    </style:style>
    <style:style style:name="T42_18" style:family="text">
      <style:text-properties fo:background-color="#ffffff" fo:color="#272a34" fo:font-size="10pt" style:font-size-asian="10pt" style:font-size-complex="10pt"/>
    </style:style>
    <style:style style:name="T42_19" style:family="text">
      <style:text-properties fo:background-color="#ffffff" fo:color="#272a34" fo:font-size="10pt" style:font-size-asian="10pt" style:font-size-complex="10pt"/>
    </style:style>
    <style:style style:name="T42_20" style:family="text">
      <style:text-properties fo:background-color="#ffffff" fo:color="#272a34" fo:font-size="10pt" style:font-size-asian="10pt" style:font-size-complex="10pt"/>
    </style:style>
    <style:style style:name="T42_21" style:family="text">
      <style:text-properties fo:background-color="#ffffff" fo:color="#272a34" fo:font-size="10pt" style:font-size-asian="10pt" style:font-size-complex="10pt"/>
    </style:style>
    <style:style style:name="T42_22" style:family="text">
      <style:text-properties fo:background-color="#ffffff" fo:color="#272a34" fo:font-size="10pt" style:font-size-asian="10pt" style:font-size-complex="10pt"/>
    </style:style>
    <style:style style:name="T42_23" style:family="text">
      <style:text-properties fo:background-color="#ffffff" fo:color="#272a34" fo:font-size="10pt" style:font-size-asian="10pt" style:font-size-complex="10pt"/>
    </style:style>
    <style:style style:name="T42_24" style:family="text">
      <style:text-properties fo:background-color="#ffffff" fo:color="#272a34" fo:font-size="10pt" style:font-size-asian="10pt" style:font-size-complex="10pt"/>
    </style:style>
    <style:style style:name="T42_25" style:family="text">
      <style:text-properties fo:background-color="#ffffff" fo:color="#272a34" fo:font-size="10pt" style:font-size-asian="10pt" style:font-size-complex="10pt"/>
    </style:style>
    <style:style style:name="T42_26" style:family="text">
      <style:text-properties fo:background-color="#ffffff" fo:color="#272a34" fo:font-size="10pt" style:font-size-asian="10pt" style:font-size-complex="10pt"/>
    </style:style>
    <style:style style:name="T42_27" style:family="text">
      <style:text-properties fo:background-color="#ffffff" fo:color="#272a34" fo:font-size="10pt" style:font-size-asian="10pt" style:font-size-complex="10pt"/>
    </style:style>
    <style:style style:name="T42_28" style:family="text">
      <style:text-properties fo:background-color="#ffffff" fo:color="#272a34" fo:font-size="10pt" style:font-size-asian="10pt" style:font-size-complex="10pt"/>
    </style:style>
    <style:style style:name="T42_29" style:family="text">
      <style:text-properties fo:background-color="#ffffff" fo:color="#272a34" fo:font-size="10pt" style:font-size-asian="10pt" style:font-size-complex="10pt"/>
    </style:style>
    <style:style style:name="T42_30" style:family="text">
      <style:text-properties fo:background-color="#ffffff" fo:color="#272a34" fo:font-size="10pt" style:font-size-asian="10pt" style:font-size-complex="10pt"/>
    </style:style>
    <style:style style:name="T42_31" style:family="text">
      <style:text-properties fo:background-color="#ffffff" fo:color="#272a34" fo:font-size="10pt" style:font-size-asian="10pt" style:font-size-complex="10pt"/>
    </style:style>
    <style:style style:name="T42_32" style:family="text">
      <style:text-properties fo:background-color="#ffffff" fo:color="#272a34" fo:font-size="10pt" style:font-size-asian="10pt" style:font-size-complex="10pt"/>
    </style:style>
    <style:style style:name="T42_33" style:family="text">
      <style:text-properties fo:background-color="#ffffff" fo:color="#272a34" fo:font-size="10pt" style:font-size-asian="10pt" style:font-size-complex="10pt"/>
    </style:style>
    <style:style style:name="T42_34" style:family="text">
      <style:text-properties fo:background-color="#ffffff" fo:color="#272a34" fo:font-size="10pt" style:font-size-asian="10pt" style:font-size-complex="10pt"/>
    </style:style>
    <style:style style:name="T42_35" style:family="text">
      <style:text-properties fo:background-color="#ffffff" fo:color="#272a34" fo:font-size="10pt" style:font-size-asian="10pt" style:font-size-complex="10pt"/>
    </style:style>
    <style:style style:name="T42_36" style:family="text">
      <style:text-properties fo:background-color="#ffffff" fo:color="#272a34" fo:font-size="10pt" style:font-size-asian="10pt" style:font-size-complex="10pt"/>
    </style:style>
    <style:style style:name="T42_37" style:family="text">
      <style:text-properties fo:background-color="#ffffff" fo:color="#272a34" fo:font-size="10pt" style:font-size-asian="10pt" style:font-size-complex="10pt"/>
    </style:style>
    <style:style style:name="T42_38" style:family="text">
      <style:text-properties fo:background-color="#ffffff" fo:color="#272a34" fo:font-size="10pt" style:font-size-asian="10pt" style:font-size-complex="10pt"/>
    </style:style>
    <style:style style:name="T42_39" style:family="text">
      <style:text-properties fo:background-color="#ffffff" fo:color="#272a34" fo:font-size="10pt" style:font-size-asian="10pt" style:font-size-complex="10pt"/>
    </style:style>
    <style:style style:name="T42_40" style:family="text">
      <style:text-properties fo:background-color="#ffffff" fo:color="#272a34" fo:font-size="10pt" style:font-size-asian="10pt" style:font-size-complex="10pt"/>
    </style:style>
    <style:style style:name="T42_41" style:family="text">
      <style:text-properties fo:background-color="#ffffff" fo:color="#272a34" fo:font-size="10pt" style:font-size-asian="10pt" style:font-size-complex="10pt"/>
    </style:style>
    <style:style style:name="T42_42" style:family="text">
      <style:text-properties fo:background-color="#ffffff" fo:color="#272a34" fo:font-size="10pt" style:font-size-asian="10pt" style:font-size-complex="10pt"/>
    </style:style>
    <style:style style:name="T42_43" style:family="text">
      <style:text-properties fo:background-color="#ffffff" fo:color="#272a34" fo:font-size="10pt" style:font-size-asian="10pt" style:font-size-complex="10pt"/>
    </style:style>
    <style:style style:name="T42_44" style:family="text">
      <style:text-properties fo:background-color="#ffffff" fo:color="#272a34" fo:font-size="10pt" style:font-size-asian="10pt" style:font-size-complex="10pt"/>
    </style:style>
    <style:style style:name="T42_45" style:family="text">
      <style:text-properties fo:background-color="#ffffff" fo:color="#272a34" fo:font-size="10pt" style:font-size-asian="10pt" style:font-size-complex="10pt"/>
    </style:style>
    <style:style style:name="T42_46" style:family="text">
      <style:text-properties fo:background-color="#ffffff" fo:color="#272a34" fo:font-size="10pt" style:font-size-asian="10pt" style:font-size-complex="10pt"/>
    </style:style>
    <style:style style:name="T42_47" style:family="text">
      <style:text-properties fo:background-color="#ffffff" fo:color="#272a34" fo:font-size="10pt" style:font-size-asian="10pt" style:font-size-complex="10pt"/>
    </style:style>
    <style:style style:name="T42_48" style:family="text">
      <style:text-properties fo:background-color="#ffffff" fo:color="#272a34" fo:font-size="10pt" style:font-size-asian="10pt" style:font-size-complex="10pt"/>
    </style:style>
    <style:style style:name="T42_49" style:family="text">
      <style:text-properties fo:background-color="#ffffff" fo:color="#272a34" fo:font-size="10pt" style:font-size-asian="10pt" style:font-size-complex="10pt"/>
    </style:style>
    <style:style style:name="T42_50" style:family="text">
      <style:text-properties fo:background-color="#ffffff" fo:color="#272a34" fo:font-size="10pt" style:font-size-asian="10pt" style:font-size-complex="10pt"/>
    </style:style>
    <style:style style:name="T42_51" style:family="text">
      <style:text-properties fo:background-color="#ffffff" fo:color="#272a34" fo:font-size="10pt" style:font-size-asian="10pt" style:font-size-complex="10pt"/>
    </style:style>
    <style:style style:name="T42_52" style:family="text">
      <style:text-properties fo:background-color="#ffffff" fo:color="#272a34" fo:font-size="10pt" style:font-size-asian="10pt" style:font-size-complex="10pt"/>
    </style:style>
    <style:style style:name="T42_53" style:family="text">
      <style:text-properties fo:background-color="#ffffff" fo:color="#272a34" fo:font-size="10pt" style:font-size-asian="10pt" style:font-size-complex="10pt"/>
    </style:style>
    <style:style style:name="T42_54" style:family="text">
      <style:text-properties fo:background-color="#ffffff" fo:color="#272a34" fo:font-size="10pt" style:font-size-asian="10pt" style:font-size-complex="10pt"/>
    </style:style>
    <style:style style:name="T42_55" style:family="text">
      <style:text-properties fo:background-color="#ffffff" fo:color="#272a34" fo:font-size="10pt" style:font-size-asian="10pt" style:font-size-complex="10pt"/>
    </style:style>
    <style:style style:name="T42_56" style:family="text">
      <style:text-properties fo:background-color="#ffffff" fo:color="#272a34" fo:font-size="10pt" style:font-size-asian="10pt" style:font-size-complex="10pt"/>
    </style:style>
    <style:style style:name="T42_57" style:family="text">
      <style:text-properties fo:background-color="#ffffff" fo:color="#272a34" fo:font-size="10pt" style:font-size-asian="10pt" style:font-size-complex="10pt"/>
    </style:style>
    <style:style style:name="T42_58" style:family="text">
      <style:text-properties fo:background-color="#ffffff" fo:color="#272a34" fo:font-size="10pt" style:font-size-asian="10pt" style:font-size-complex="10pt"/>
    </style:style>
    <style:style style:name="T42_59" style:family="text">
      <style:text-properties fo:background-color="#ffffff" fo:color="#272a34" fo:font-size="10pt" style:font-size-asian="10pt" style:font-size-complex="10pt"/>
    </style:style>
    <style:style style:name="T42_60" style:family="text">
      <style:text-properties fo:background-color="#ffffff" fo:color="#272a34" fo:font-size="10pt" style:font-size-asian="10pt" style:font-size-complex="10pt"/>
    </style:style>
    <style:style style:name="T42_61" style:family="text">
      <style:text-properties fo:background-color="#ffffff" fo:color="#272a34" fo:font-size="10pt" style:font-size-asian="10pt" style:font-size-complex="10pt"/>
    </style:style>
    <style:style style:name="T42_62" style:family="text">
      <style:text-properties fo:background-color="#ffffff" fo:color="#272a34" fo:font-size="10pt" style:font-size-asian="10pt" style:font-size-complex="10pt"/>
    </style:style>
    <style:style style:name="T42_63" style:family="text">
      <style:text-properties fo:background-color="#ffffff" fo:color="#272a34" fo:font-size="10pt" style:font-size-asian="10pt" style:font-size-complex="10pt"/>
    </style:style>
    <style:style style:name="T42_64" style:family="text">
      <style:text-properties fo:background-color="#ffffff" fo:color="#272a34" fo:font-size="10pt" style:font-size-asian="10pt" style:font-size-complex="10pt"/>
    </style:style>
    <style:style style:name="T42_65" style:family="text">
      <style:text-properties fo:background-color="#ffffff" fo:color="#272a34" fo:font-size="10pt" style:font-size-asian="10pt" style:font-size-complex="10pt"/>
    </style:style>
    <style:style style:name="T42_66" style:family="text">
      <style:text-properties fo:background-color="#ffffff" fo:color="#272a34" fo:font-size="10pt" style:font-size-asian="10pt" style:font-size-complex="10pt"/>
    </style:style>
    <style:style style:name="T42_67" style:family="text">
      <style:text-properties fo:background-color="#ffffff" fo:color="#272a34" fo:font-size="10pt" style:font-size-asian="10pt" style:font-size-complex="10pt"/>
    </style:style>
    <style:style style:name="T42_68" style:family="text">
      <style:text-properties fo:background-color="#ffffff" fo:color="#272a34" fo:font-size="10pt" style:font-size-asian="10pt" style:font-size-complex="10pt"/>
    </style:style>
    <style:style style:name="T42_69" style:family="text">
      <style:text-properties fo:background-color="#ffffff" fo:color="#272a34" fo:font-size="10pt" style:font-size-asian="10pt" style:font-size-complex="10pt"/>
    </style:style>
    <style:style style:name="T42_70" style:family="text">
      <style:text-properties fo:background-color="#ffffff" fo:color="#272a34" fo:font-size="10pt" style:font-size-asian="10pt" style:font-size-complex="10pt"/>
    </style:style>
    <style:style style:name="T42_71" style:family="text">
      <style:text-properties fo:background-color="#ffffff" fo:color="#272a34" fo:font-size="10pt" style:font-size-asian="10pt" style:font-size-complex="10pt"/>
    </style:style>
    <style:style style:name="T42_72" style:family="text">
      <style:text-properties fo:background-color="#ffffff" fo:color="#272a34" fo:font-size="10pt" style:font-size-asian="10pt" style:font-size-complex="10pt"/>
    </style:style>
    <style:style style:name="T42_73" style:family="text">
      <style:text-properties fo:background-color="#ffffff" fo:color="#272a34" fo:font-size="10pt" style:font-size-asian="10pt" style:font-size-complex="10pt"/>
    </style:style>
    <style:style style:name="T42_74" style:family="text">
      <style:text-properties fo:background-color="#ffffff" fo:color="#272a34" fo:font-size="10pt" style:font-size-asian="10pt" style:font-size-complex="10pt"/>
    </style:style>
    <style:style style:name="T42_75" style:family="text">
      <style:text-properties fo:background-color="#ffffff" fo:color="#272a34" fo:font-size="10pt" style:font-size-asian="10pt" style:font-size-complex="10pt"/>
    </style:style>
    <style:style style:name="T42_76" style:family="text">
      <style:text-properties fo:background-color="#ffffff" fo:color="#272a34" fo:font-size="10pt" style:font-size-asian="10pt" style:font-size-complex="10pt"/>
    </style:style>
    <style:style style:name="T42_77" style:family="text">
      <style:text-properties fo:background-color="#ffffff" fo:color="#272a34" fo:font-size="10pt" style:font-size-asian="10pt" style:font-size-complex="10pt"/>
    </style:style>
    <style:style style:name="T42_78" style:family="text">
      <style:text-properties fo:background-color="#ffffff" fo:color="#272a34" fo:font-size="10pt" style:font-size-asian="10pt" style:font-size-complex="10pt"/>
    </style:style>
    <style:style style:name="T42_79" style:family="text">
      <style:text-properties fo:background-color="#ffffff" fo:color="#272a34" fo:font-size="10pt" style:font-size-asian="10pt" style:font-size-complex="10pt"/>
    </style:style>
    <style:style style:name="T42_80" style:family="text">
      <style:text-properties fo:background-color="#ffffff" fo:color="#272a34" fo:font-size="10pt" style:font-size-asian="10pt" style:font-size-complex="10pt"/>
    </style:style>
    <style:style style:name="T42_81" style:family="text">
      <style:text-properties fo:background-color="#ffffff" fo:color="#272a34" fo:font-size="10pt" style:font-size-asian="10pt" style:font-size-complex="10pt"/>
    </style:style>
    <style:style style:name="T42_82" style:family="text">
      <style:text-properties fo:background-color="#ffffff" fo:color="#272a34" fo:font-size="10pt" style:font-size-asian="10pt" style:font-size-complex="10pt"/>
    </style:style>
    <style:style style:name="T42_83" style:family="text">
      <style:text-properties fo:background-color="#ffffff" fo:color="#272a34" fo:font-size="10pt" style:font-size-asian="10pt" style:font-size-complex="10pt"/>
    </style:style>
    <style:style style:name="T42_84" style:family="text">
      <style:text-properties fo:background-color="#ffffff" fo:color="#272a34" fo:font-size="10pt" style:font-size-asian="10pt" style:font-size-complex="10pt"/>
    </style:style>
    <style:style style:name="T42_85" style:family="text">
      <style:text-properties fo:background-color="#ffffff" fo:color="#272a34" fo:font-size="10pt" style:font-size-asian="10pt" style:font-size-complex="10pt"/>
    </style:style>
    <style:style style:name="T42_86" style:family="text">
      <style:text-properties fo:background-color="#ffffff" fo:color="#272a34" fo:font-size="10pt" style:font-size-asian="10pt" style:font-size-complex="10pt"/>
    </style:style>
    <style:style style:name="T42_87" style:family="text">
      <style:text-properties fo:background-color="#ffffff" fo:color="#272a34" fo:font-size="10pt" style:font-size-asian="10pt" style:font-size-complex="10pt"/>
    </style:style>
    <style:style style:name="T42_88" style:family="text">
      <style:text-properties fo:background-color="#ffffff" fo:color="#272a34" fo:font-size="10pt" style:font-size-asian="10pt" style:font-size-complex="10pt"/>
    </style:style>
    <style:style style:name="T42_89" style:family="text">
      <style:text-properties fo:background-color="#ffffff" fo:color="#272a34" fo:font-size="10pt" style:font-size-asian="10pt" style:font-size-complex="10pt"/>
    </style:style>
    <style:style style:name="T42_90" style:family="text">
      <style:text-properties fo:background-color="#ffffff" fo:color="#272a34" fo:font-size="10pt" style:font-size-asian="10pt" style:font-size-complex="10pt"/>
    </style:style>
    <style:style style:name="T42_91" style:family="text">
      <style:text-properties fo:background-color="#ffffff" fo:color="#272a34" fo:font-size="10pt" style:font-size-asian="10pt" style:font-size-complex="10pt"/>
    </style:style>
    <style:style style:name="T42_92" style:family="text">
      <style:text-properties fo:background-color="#ffffff" fo:color="#272a34" fo:font-size="10pt" style:font-size-asian="10pt" style:font-size-complex="10pt"/>
    </style:style>
    <style:style style:name="T42_93" style:family="text">
      <style:text-properties fo:background-color="#ffffff" fo:color="#272a34" fo:font-size="10pt" style:font-size-asian="10pt" style:font-size-complex="10pt"/>
    </style:style>
    <style:style style:name="T42_94" style:family="text">
      <style:text-properties fo:background-color="#ffffff" fo:color="#272a34" fo:font-size="10pt" style:font-size-asian="10pt" style:font-size-complex="10pt"/>
    </style:style>
    <style:style style:name="T42_95" style:family="text">
      <style:text-properties fo:background-color="#ffffff" fo:color="#272a34" fo:font-size="10pt" style:font-size-asian="10pt" style:font-size-complex="10pt"/>
    </style:style>
    <style:style style:name="T42_96" style:family="text">
      <style:text-properties fo:background-color="#ffffff" fo:color="#272a34" fo:font-size="10pt" style:font-size-asian="10pt" style:font-size-complex="10pt"/>
    </style:style>
    <style:style style:name="T42_97" style:family="text">
      <style:text-properties fo:background-color="#ffffff" fo:color="#272a34" fo:font-size="10pt" style:font-size-asian="10pt" style:font-size-complex="10pt"/>
    </style:style>
    <style:style style:name="T42_98" style:family="text">
      <style:text-properties fo:background-color="#ffffff" fo:color="#272a34" fo:font-size="10pt" style:font-size-asian="10pt" style:font-size-complex="10pt"/>
    </style:style>
    <style:style style:name="T42_99" style:family="text">
      <style:text-properties fo:background-color="#ffffff" fo:color="#272a34" fo:font-size="10pt" style:font-size-asian="10pt" style:font-size-complex="10pt"/>
    </style:style>
    <style:style style:name="T42_100" style:family="text">
      <style:text-properties fo:background-color="#ffffff" fo:color="#272a34" fo:font-size="10pt" style:font-size-asian="10pt" style:font-size-complex="10pt"/>
    </style:style>
    <style:style style:name="T42_101" style:family="text">
      <style:text-properties fo:background-color="#ffffff" fo:color="#272a34" fo:font-size="10pt" style:font-size-asian="10pt" style:font-size-complex="10pt"/>
    </style:style>
    <style:style style:name="T42_102" style:family="text">
      <style:text-properties fo:background-color="#ffffff" fo:color="#272a34" fo:font-size="10pt" style:font-size-asian="10pt" style:font-size-complex="10pt"/>
    </style:style>
    <style:style style:name="T42_103" style:family="text">
      <style:text-properties fo:background-color="#ffffff" fo:color="#272a34" fo:font-size="10pt" style:font-size-asian="10pt" style:font-size-complex="10pt"/>
    </style:style>
    <style:style style:name="T42_104" style:family="text">
      <style:text-properties fo:background-color="#ffffff" fo:color="#272a34" fo:font-size="10pt" style:font-size-asian="10pt" style:font-size-complex="10pt"/>
    </style:style>
    <style:style style:name="T42_105" style:family="text">
      <style:text-properties fo:background-color="#ffffff" fo:color="#272a34" fo:font-size="10pt" style:font-size-asian="10pt" style:font-size-complex="10pt"/>
    </style:style>
    <style:style style:name="T42_106" style:family="text">
      <style:text-properties fo:background-color="#ffffff" fo:color="#272a34" fo:font-size="10pt" style:font-size-asian="10pt" style:font-size-complex="10pt"/>
    </style:style>
    <style:style style:name="T42_107" style:family="text">
      <style:text-properties fo:background-color="#ffffff" fo:color="#272a34" fo:font-size="10pt" style:font-size-asian="10pt" style:font-size-complex="10pt"/>
    </style:style>
    <style:style style:name="T42_108" style:family="text">
      <style:text-properties fo:background-color="#ffffff" fo:color="#272a34" fo:font-size="10pt" style:font-size-asian="10pt" style:font-size-complex="10pt"/>
    </style:style>
    <style:style style:name="T42_109" style:family="text">
      <style:text-properties fo:background-color="#ffffff" fo:color="#272a34" fo:font-size="10pt" style:font-size-asian="10pt" style:font-size-complex="10pt"/>
    </style:style>
    <style:style style:name="T42_110" style:family="text">
      <style:text-properties fo:background-color="#ffffff" fo:color="#272a34" fo:font-size="10pt" style:font-size-asian="10pt" style:font-size-complex="10pt"/>
    </style:style>
    <style:style style:name="T42_111" style:family="text">
      <style:text-properties fo:background-color="#ffffff" fo:color="#272a34" fo:font-size="10pt" style:font-size-asian="10pt" style:font-size-complex="10pt"/>
    </style:style>
    <style:style style:name="T42_112" style:family="text">
      <style:text-properties fo:background-color="#ffffff" fo:color="#272a34" fo:font-size="10pt" style:font-size-asian="10pt" style:font-size-complex="10pt"/>
    </style:style>
    <style:style style:name="T42_113" style:family="text">
      <style:text-properties fo:background-color="#ffffff" fo:color="#272a34" fo:font-size="10pt" style:font-size-asian="10pt" style:font-size-complex="10pt"/>
    </style:style>
    <style:style style:name="T42_114" style:family="text">
      <style:text-properties fo:background-color="#ffffff" fo:color="#272a34" fo:font-size="10pt" style:font-size-asian="10pt" style:font-size-complex="10pt"/>
    </style:style>
    <style:style style:name="T42_115" style:family="text">
      <style:text-properties fo:background-color="#ffffff" fo:color="#272a34" fo:font-size="10pt" style:font-size-asian="10pt" style:font-size-complex="10pt"/>
    </style:style>
    <style:style style:name="T42_116" style:family="text">
      <style:text-properties fo:background-color="#ffffff" fo:color="#272a34" fo:font-size="10pt" style:font-size-asian="10pt" style:font-size-complex="10pt"/>
    </style:style>
    <style:style style:name="T42_117" style:family="text">
      <style:text-properties fo:background-color="#ffffff" fo:color="#272a34" fo:font-size="10pt" style:font-size-asian="10pt" style:font-size-complex="10pt"/>
    </style:style>
    <style:style style:name="T42_118" style:family="text">
      <style:text-properties fo:background-color="#ffffff" fo:color="#272a34" fo:font-size="10pt" style:font-size-asian="10pt" style:font-size-complex="10pt"/>
    </style:style>
    <style:style style:name="T42_119" style:family="text">
      <style:text-properties fo:background-color="#ffffff" fo:color="#272a34" fo:font-size="10pt" style:font-size-asian="10pt" style:font-size-complex="10pt"/>
    </style:style>
    <style:style style:name="T42_120" style:family="text">
      <style:text-properties fo:background-color="#ffffff" fo:color="#272a34" fo:font-size="10pt" style:font-size-asian="10pt" style:font-size-complex="10pt"/>
    </style:style>
    <style:style style:name="T42_121" style:family="text">
      <style:text-properties fo:background-color="#ffffff" fo:color="#272a34" fo:font-size="10pt" style:font-size-asian="10pt" style:font-size-complex="10pt"/>
    </style:style>
    <style:style style:name="T42_122" style:family="text">
      <style:text-properties fo:background-color="#ffffff" fo:color="#272a34" fo:font-size="10pt" style:font-size-asian="10pt" style:font-size-complex="10pt"/>
    </style:style>
    <style:style style:name="T42_123" style:family="text">
      <style:text-properties fo:background-color="#ffffff" fo:color="#272a34" fo:font-size="10pt" style:font-size-asian="10pt" style:font-size-complex="10pt"/>
    </style:style>
    <style:style style:name="T42_124" style:family="text">
      <style:text-properties fo:background-color="#ffffff" fo:color="#272a34" fo:font-size="10pt" style:font-size-asian="10pt" style:font-size-complex="10pt"/>
    </style:style>
    <style:style style:name="T42_125" style:family="text">
      <style:text-properties fo:background-color="#ffffff" fo:color="#272a34" fo:font-size="10pt" style:font-size-asian="10pt" style:font-size-complex="10pt"/>
    </style:style>
    <style:style style:name="T42_126" style:family="text">
      <style:text-properties fo:background-color="#ffffff" fo:color="#272a34" fo:font-size="10pt" style:font-size-asian="10pt" style:font-size-complex="10pt"/>
    </style:style>
    <style:style style:name="T42_127" style:family="text">
      <style:text-properties fo:background-color="#ffffff" fo:color="#272a34" fo:font-size="10pt" style:font-size-asian="10pt" style:font-size-complex="10pt"/>
    </style:style>
    <style:style style:name="T42_128" style:family="text">
      <style:text-properties fo:background-color="#ffffff" fo:color="#272a34" fo:font-size="10pt" style:font-size-asian="10pt" style:font-size-complex="10pt"/>
    </style:style>
    <style:style style:name="T42_129" style:family="text">
      <style:text-properties fo:background-color="#ffffff" fo:color="#272a34" fo:font-size="10pt" style:font-size-asian="10pt" style:font-size-complex="10pt"/>
    </style:style>
    <style:style style:name="T42_130" style:family="text">
      <style:text-properties fo:background-color="#ffffff" fo:color="#272a34" fo:font-size="10pt" style:font-size-asian="10pt" style:font-size-complex="10pt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text-align="justify" fo:break-before="auto" fo:line-height="180%" style:writing-mode="lr-tb"/>
    </style:style>
    <style:style style:name="T43_1" style:family="text">
      <style:text-properties fo:background-color="#ffffff" fo:color="#272a34" fo:font-size="10pt" style:font-size-asian="10pt" style:font-size-complex="10pt"/>
    </style:style>
    <style:style style:name="P44" style:family="paragraph" style:parent-style-name="Standard">
      <style:paragraph-properties fo:text-align="justify" fo:break-before="auto" fo:line-height="180%" style:writing-mode="lr-tb"/>
    </style:style>
    <style:style style:name="T44_1" style:family="text">
      <style:text-properties fo:background-color="#ffffff" fo:color="#272a34" style:font-name="Times New Roman" style:font-name-asian="Times New Roman" style:font-name-complex="Times New Roman"/>
    </style:style>
    <style:style style:name="T44_2" style:family="text">
      <style:text-properties fo:background-color="#ffffff" fo:color="#272a34" style:font-name="Times New Roman" style:font-name-asian="Times New Roman" style:font-name-complex="Times New Roman"/>
    </style:style>
    <style:style style:name="T44_3" style:family="text">
      <style:text-properties fo:background-color="#ffffff" fo:color="#272a34" style:font-name="Times New Roman" style:font-name-asian="Times New Roman" style:font-name-complex="Times New Roman"/>
    </style:style>
    <style:style style:name="T44_4" style:family="text">
      <style:text-properties fo:background-color="#ffffff" fo:color="#272a34" style:font-name="Times New Roman" style:font-name-asian="Times New Roman" style:font-name-complex="Times New Roman"/>
    </style:style>
    <style:style style:name="T44_5" style:family="text">
      <style:text-properties fo:background-color="#ffffff" fo:color="#272a34" style:font-name="Times New Roman" style:font-name-asian="Times New Roman" style:font-name-complex="Times New Roman"/>
    </style:style>
    <style:style style:name="T44_6" style:family="text">
      <style:text-properties fo:background-color="#ffffff" fo:color="#272a34" style:font-name="Times New Roman" style:font-name-asian="Times New Roman" style:font-name-complex="Times New Roman"/>
    </style:style>
    <style:style style:name="T44_7" style:family="text">
      <style:text-properties fo:background-color="#ffffff" fo:color="#272a34" style:font-name="Times New Roman" style:font-name-asian="Times New Roman" style:font-name-complex="Times New Roman"/>
    </style:style>
    <style:style style:name="T44_8" style:family="text">
      <style:text-properties fo:background-color="#ffffff" fo:color="#272a34" style:font-name="Times New Roman" style:font-name-asian="Times New Roman" style:font-name-complex="Times New Roman"/>
    </style:style>
    <style:style style:name="T44_9" style:family="text">
      <style:text-properties fo:background-color="#ffffff" fo:color="#272a34" style:font-name="Times New Roman" style:font-name-asian="Times New Roman" style:font-name-complex="Times New Roman"/>
    </style:style>
    <style:style style:name="T44_10" style:family="text">
      <style:text-properties fo:background-color="#ffffff" fo:color="#272a34" style:font-name="Times New Roman" style:font-name-asian="Times New Roman" style:font-name-complex="Times New Roman"/>
    </style:style>
    <style:style style:name="T44_11" style:family="text">
      <style:text-properties fo:background-color="#ffffff" fo:color="#272a34" style:font-name="Times New Roman" style:font-name-asian="Times New Roman" style:font-name-complex="Times New Roman"/>
    </style:style>
    <style:style style:name="T44_12" style:family="text">
      <style:text-properties fo:background-color="#ffffff" fo:color="#272a34" style:font-name="Times New Roman" style:font-name-asian="Times New Roman" style:font-name-complex="Times New Roman"/>
    </style:style>
    <style:style style:name="T44_13" style:family="text">
      <style:text-properties fo:background-color="#ffffff" fo:color="#272a34" style:font-name="Times New Roman" style:font-name-asian="Times New Roman" style:font-name-complex="Times New Roman"/>
    </style:style>
    <style:style style:name="T44_14" style:family="text">
      <style:text-properties fo:background-color="#ffffff" fo:color="#272a34" style:font-name="Times New Roman" style:font-name-asian="Times New Roman" style:font-name-complex="Times New Roman"/>
    </style:style>
    <style:style style:name="T44_15" style:family="text">
      <style:text-properties fo:background-color="#ffffff" fo:color="#272a34" style:font-name="Times New Roman" style:font-name-asian="Times New Roman" style:font-name-complex="Times New Roman"/>
    </style:style>
    <style:style style:name="T44_16" style:family="text">
      <style:text-properties fo:background-color="#ffffff" fo:color="#272a34" style:font-name="Times New Roman" style:font-name-asian="Times New Roman" style:font-name-complex="Times New Roman"/>
    </style:style>
    <style:style style:name="T44_17" style:family="text">
      <style:text-properties fo:background-color="#ffffff" fo:color="#272a34" style:font-name="Times New Roman" style:font-name-asian="Times New Roman" style:font-name-complex="Times New Roman"/>
    </style:style>
    <style:style style:name="T44_18" style:family="text">
      <style:text-properties fo:background-color="#ffffff" fo:color="#272a34" style:font-name="Times New Roman" style:font-name-asian="Times New Roman" style:font-name-complex="Times New Roman"/>
    </style:style>
    <style:style style:name="T44_19" style:family="text">
      <style:text-properties fo:background-color="#ffffff" fo:color="#272a34" style:font-name="Times New Roman" style:font-name-asian="Times New Roman" style:font-name-complex="Times New Roman"/>
    </style:style>
    <style:style style:name="T44_20" style:family="text">
      <style:text-properties fo:background-color="#ffffff" fo:color="#272a34" style:font-name="Times New Roman" style:font-name-asian="Times New Roman" style:font-name-complex="Times New Roman"/>
    </style:style>
    <style:style style:name="T44_21" style:family="text">
      <style:text-properties fo:background-color="#ffffff" fo:color="#272a34" style:font-name="Times New Roman" style:font-name-asian="Times New Roman" style:font-name-complex="Times New Roman"/>
    </style:style>
    <style:style style:name="T44_22" style:family="text">
      <style:text-properties fo:background-color="#ffffff" fo:color="#272a34" style:font-name="Times New Roman" style:font-name-asian="Times New Roman" style:font-name-complex="Times New Roman"/>
    </style:style>
    <style:style style:name="T44_23" style:family="text">
      <style:text-properties fo:background-color="#ffffff" fo:color="#272a34" style:font-name="Times New Roman" style:font-name-asian="Times New Roman" style:font-name-complex="Times New Roman"/>
    </style:style>
    <style:style style:name="T44_24" style:family="text">
      <style:text-properties fo:background-color="#ffffff" fo:color="#272a34" style:font-name="Times New Roman" style:font-name-asian="Times New Roman" style:font-name-complex="Times New Roman"/>
    </style:style>
    <style:style style:name="T44_25" style:family="text">
      <style:text-properties fo:background-color="#ffffff" fo:color="#272a34" style:font-name="Times New Roman" style:font-name-asian="Times New Roman" style:font-name-complex="Times New Roman"/>
    </style:style>
    <style:style style:name="T44_26" style:family="text">
      <style:text-properties fo:background-color="#ffffff" fo:color="#272a34" style:font-name="Times New Roman" style:font-name-asian="Times New Roman" style:font-name-complex="Times New Roman"/>
    </style:style>
    <style:style style:name="T44_27" style:family="text">
      <style:text-properties fo:background-color="#ffffff" fo:color="#272a34" style:font-name="Times New Roman" style:font-name-asian="Times New Roman" style:font-name-complex="Times New Roman"/>
    </style:style>
    <style:style style:name="T44_28" style:family="text">
      <style:text-properties fo:background-color="#ffffff" fo:color="#272a34" style:font-name="Times New Roman" style:font-name-asian="Times New Roman" style:font-name-complex="Times New Roman"/>
    </style:style>
    <style:style style:name="T44_29" style:family="text">
      <style:text-properties fo:background-color="#ffffff" fo:color="#272a34" style:font-name="Times New Roman" style:font-name-asian="Times New Roman" style:font-name-complex="Times New Roman"/>
    </style:style>
    <style:style style:name="T44_30" style:family="text">
      <style:text-properties fo:background-color="#ffffff" fo:color="#272a34" style:font-name="Times New Roman" style:font-name-asian="Times New Roman" style:font-name-complex="Times New Roman"/>
    </style:style>
    <style:style style:name="T44_31" style:family="text">
      <style:text-properties fo:background-color="#ffffff" fo:color="#272a34" style:font-name="Times New Roman" style:font-name-asian="Times New Roman" style:font-name-complex="Times New Roman"/>
    </style:style>
    <style:style style:name="T44_32" style:family="text">
      <style:text-properties fo:background-color="#ffffff" fo:color="#272a34" style:font-name="Times New Roman" style:font-name-asian="Times New Roman" style:font-name-complex="Times New Roman"/>
    </style:style>
    <style:style style:name="T44_33" style:family="text">
      <style:text-properties fo:background-color="#ffffff" fo:color="#272a34" style:font-name="Times New Roman" style:font-name-asian="Times New Roman" style:font-name-complex="Times New Roman"/>
    </style:style>
    <style:style style:name="T44_34" style:family="text">
      <style:text-properties fo:background-color="#ffffff" fo:color="#272a34" style:font-name="Times New Roman" style:font-name-asian="Times New Roman" style:font-name-complex="Times New Roman"/>
    </style:style>
    <style:style style:name="T44_35" style:family="text">
      <style:text-properties fo:background-color="#ffffff" fo:color="#272a34" style:font-name="Times New Roman" style:font-name-asian="Times New Roman" style:font-name-complex="Times New Roman"/>
    </style:style>
    <style:style style:name="T44_36" style:family="text">
      <style:text-properties fo:background-color="#ffffff" fo:color="#272a34" style:font-name="Times New Roman" style:font-name-asian="Times New Roman" style:font-name-complex="Times New Roman"/>
    </style:style>
    <style:style style:name="T44_37" style:family="text">
      <style:text-properties fo:background-color="#ffffff" fo:color="#272a34" style:font-name="Times New Roman" style:font-name-asian="Times New Roman" style:font-name-complex="Times New Roman"/>
    </style:style>
    <style:style style:name="T44_38" style:family="text">
      <style:text-properties fo:background-color="#ffffff" fo:color="#272a34" style:font-name="Times New Roman" style:font-name-asian="Times New Roman" style:font-name-complex="Times New Roman"/>
    </style:style>
    <style:style style:name="T44_39" style:family="text">
      <style:text-properties fo:background-color="#ffffff" fo:color="#272a34" style:font-name="Times New Roman" style:font-name-asian="Times New Roman" style:font-name-complex="Times New Roman"/>
    </style:style>
    <style:style style:name="T44_40" style:family="text">
      <style:text-properties fo:background-color="#ffffff" fo:color="#272a34" style:font-name="Times New Roman" style:font-name-asian="Times New Roman" style:font-name-complex="Times New Roman"/>
    </style:style>
    <style:style style:name="T44_41" style:family="text">
      <style:text-properties fo:background-color="#ffffff" fo:color="#272a34" style:font-name="Times New Roman" style:font-name-asian="Times New Roman" style:font-name-complex="Times New Roman"/>
    </style:style>
    <style:style style:name="T44_42" style:family="text">
      <style:text-properties fo:background-color="#ffffff" fo:color="#272a34" style:font-name="Times New Roman" style:font-name-asian="Times New Roman" style:font-name-complex="Times New Roman"/>
    </style:style>
    <style:style style:name="T44_43" style:family="text">
      <style:text-properties fo:background-color="#ffffff" fo:color="#272a34" style:font-name="Times New Roman" style:font-name-asian="Times New Roman" style:font-name-complex="Times New Roman"/>
    </style:style>
    <style:style style:name="T44_44" style:family="text">
      <style:text-properties fo:background-color="#ffffff" fo:color="#272a34" style:font-name="Times New Roman" style:font-name-asian="Times New Roman" style:font-name-complex="Times New Roman"/>
    </style:style>
    <style:style style:name="T44_45" style:family="text">
      <style:text-properties fo:background-color="#ffffff" fo:color="#272a34" style:font-name="Times New Roman" style:font-name-asian="Times New Roman" style:font-name-complex="Times New Roman"/>
    </style:style>
    <style:style style:name="T44_46" style:family="text">
      <style:text-properties fo:background-color="#ffffff" fo:color="#272a34" style:font-name="Times New Roman" style:font-name-asian="Times New Roman" style:font-name-complex="Times New Roman"/>
    </style:style>
    <style:style style:name="T44_47" style:family="text">
      <style:text-properties fo:background-color="#ffffff" fo:color="#272a34" style:font-name="Times New Roman" style:font-name-asian="Times New Roman" style:font-name-complex="Times New Roman"/>
    </style:style>
    <style:style style:name="T44_48" style:family="text">
      <style:text-properties fo:background-color="#ffffff" fo:color="#272a34" style:font-name="Times New Roman" style:font-name-asian="Times New Roman" style:font-name-complex="Times New Roman"/>
    </style:style>
    <style:style style:name="T44_49" style:family="text">
      <style:text-properties fo:background-color="#ffffff" fo:color="#272a34" style:font-name="Times New Roman" style:font-name-asian="Times New Roman" style:font-name-complex="Times New Roman"/>
    </style:style>
    <style:style style:name="T44_50" style:family="text">
      <style:text-properties fo:background-color="#ffffff" fo:color="#272a34" style:font-name="Times New Roman" style:font-name-asian="Times New Roman" style:font-name-complex="Times New Roman"/>
    </style:style>
    <style:style style:name="T44_51" style:family="text">
      <style:text-properties fo:background-color="#ffffff" fo:color="#272a34" style:font-name="Times New Roman" style:font-name-asian="Times New Roman" style:font-name-complex="Times New Roman"/>
    </style:style>
    <style:style style:name="T44_52" style:family="text">
      <style:text-properties fo:background-color="#ffffff" fo:color="#272a34" style:font-name="Times New Roman" style:font-name-asian="Times New Roman" style:font-name-complex="Times New Roman"/>
    </style:style>
    <style:style style:name="T44_53" style:family="text">
      <style:text-properties fo:background-color="#ffffff" fo:color="#272a34" style:font-name="Times New Roman" style:font-name-asian="Times New Roman" style:font-name-complex="Times New Roman"/>
    </style:style>
    <style:style style:name="T44_54" style:family="text">
      <style:text-properties fo:background-color="#ffffff" fo:color="#272a34" style:font-name="Times New Roman" style:font-name-asian="Times New Roman" style:font-name-complex="Times New Roman"/>
    </style:style>
    <style:style style:name="T44_55" style:family="text">
      <style:text-properties fo:background-color="#ffffff" fo:color="#272a34" style:font-name="Times New Roman" style:font-name-asian="Times New Roman" style:font-name-complex="Times New Roman"/>
    </style:style>
    <style:style style:name="T44_56" style:family="text">
      <style:text-properties fo:background-color="#ffffff" fo:color="#272a34" style:font-name="Times New Roman" style:font-name-asian="Times New Roman" style:font-name-complex="Times New Roman"/>
    </style:style>
    <style:style style:name="T44_57" style:family="text">
      <style:text-properties fo:background-color="#ffffff" fo:color="#272a34" style:font-name="Times New Roman" style:font-name-asian="Times New Roman" style:font-name-complex="Times New Roman"/>
    </style:style>
    <style:style style:name="T44_58" style:family="text">
      <style:text-properties fo:background-color="#ffffff" fo:color="#272a34" style:font-name="Times New Roman" style:font-name-asian="Times New Roman" style:font-name-complex="Times New Roman"/>
    </style:style>
    <style:style style:name="T44_59" style:family="text">
      <style:text-properties fo:background-color="#ffffff" fo:color="#272a34" style:font-name="Times New Roman" style:font-name-asian="Times New Roman" style:font-name-complex="Times New Roman"/>
    </style:style>
    <style:style style:name="T44_60" style:family="text">
      <style:text-properties fo:background-color="#ffffff" fo:color="#272a34" style:font-name="Times New Roman" style:font-name-asian="Times New Roman" style:font-name-complex="Times New Roman"/>
    </style:style>
    <style:style style:name="T44_61" style:family="text">
      <style:text-properties fo:background-color="#ffffff" fo:color="#272a34" style:font-name="Times New Roman" style:font-name-asian="Times New Roman" style:font-name-complex="Times New Roman"/>
    </style:style>
    <style:style style:name="T44_62" style:family="text">
      <style:text-properties fo:background-color="#ffffff" fo:color="#272a34" style:font-name="Times New Roman" style:font-name-asian="Times New Roman" style:font-name-complex="Times New Roman"/>
    </style:style>
    <style:style style:name="T44_63" style:family="text">
      <style:text-properties fo:background-color="#ffffff" fo:color="#272a34" style:font-name="Times New Roman" style:font-name-asian="Times New Roman" style:font-name-complex="Times New Roman"/>
    </style:style>
    <style:style style:name="T44_64" style:family="text">
      <style:text-properties fo:background-color="#ffffff" fo:color="#272a34" style:font-name="Times New Roman" style:font-name-asian="Times New Roman" style:font-name-complex="Times New Roman"/>
    </style:style>
    <style:style style:name="T44_65" style:family="text">
      <style:text-properties fo:background-color="#ffffff" fo:color="#272a34" style:font-name="Times New Roman" style:font-name-asian="Times New Roman" style:font-name-complex="Times New Roman"/>
    </style:style>
    <style:style style:name="T44_66" style:family="text">
      <style:text-properties fo:background-color="#ffffff" fo:color="#272a34" style:font-name="Times New Roman" style:font-name-asian="Times New Roman" style:font-name-complex="Times New Roman"/>
    </style:style>
    <style:style style:name="T44_67" style:family="text">
      <style:text-properties fo:background-color="#ffffff" fo:color="#272a34" style:font-name="Times New Roman" style:font-name-asian="Times New Roman" style:font-name-complex="Times New Roman"/>
    </style:style>
    <style:style style:name="T44_68" style:family="text">
      <style:text-properties fo:background-color="#ffffff" fo:color="#272a34"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justify" fo:break-before="auto" fo:line-height="180%" style:writing-mode="lr-tb"/>
    </style:style>
    <style:style style:name="T45_1" style:family="text">
      <style:text-properties fo:background-color="#ffffff" fo:color="#272a34" fo:font-size="10pt" style:font-size-asian="10pt" style:font-size-complex="10pt"/>
    </style:style>
    <style:style style:name="T45_2" style:family="text">
      <style:text-properties fo:background-color="#ffffff" fo:color="#272a34" fo:font-size="10pt" style:font-size-asian="10pt" style:font-size-complex="10pt"/>
    </style:style>
    <style:style style:name="T45_3" style:family="text">
      <style:text-properties fo:background-color="#ffffff" fo:color="#272a34" fo:font-size="10pt" style:font-size-asian="10pt" style:font-size-complex="10pt"/>
    </style:style>
    <style:style style:name="T45_4" style:family="text">
      <style:text-properties fo:background-color="#ffffff" fo:color="#272a34" fo:font-size="10pt" style:font-size-asian="10pt" style:font-size-complex="10pt"/>
    </style:style>
    <style:style style:name="T45_5" style:family="text">
      <style:text-properties fo:background-color="#ffffff" fo:color="#272a34" fo:font-size="10pt" style:font-size-asian="10pt" style:font-size-complex="10pt"/>
    </style:style>
    <style:style style:name="T45_6" style:family="text">
      <style:text-properties fo:background-color="#ffffff" fo:color="#272a34" fo:font-size="10pt" style:font-size-asian="10pt" style:font-size-complex="10pt"/>
    </style:style>
    <style:style style:name="T45_7" style:family="text">
      <style:text-properties fo:background-color="#ffffff" fo:color="#272a34" fo:font-size="10pt" style:font-size-asian="10pt" style:font-size-complex="10pt"/>
    </style:style>
    <style:style style:name="T45_8" style:family="text">
      <style:text-properties fo:background-color="#ffffff" fo:color="#272a34" fo:font-size="10pt" style:font-size-asian="10pt" style:font-size-complex="10pt"/>
    </style:style>
    <style:style style:name="T45_9" style:family="text">
      <style:text-properties fo:background-color="#ffffff" fo:color="#272a34" fo:font-size="10pt" style:font-size-asian="10pt" style:font-size-complex="10pt"/>
    </style:style>
    <style:style style:name="T45_10" style:family="text">
      <style:text-properties fo:background-color="#ffffff" fo:color="#272a34" fo:font-size="10pt" style:font-size-asian="10pt" style:font-size-complex="10pt"/>
    </style:style>
    <style:style style:name="T45_11" style:family="text">
      <style:text-properties fo:background-color="#ffffff" fo:color="#272a34" fo:font-size="10pt" style:font-size-asian="10pt" style:font-size-complex="10pt"/>
    </style:style>
    <style:style style:name="T45_12" style:family="text">
      <style:text-properties fo:background-color="#ffffff" fo:color="#272a34" fo:font-size="10pt" style:font-size-asian="10pt" style:font-size-complex="10pt"/>
    </style:style>
    <style:style style:name="T45_13" style:family="text">
      <style:text-properties fo:background-color="#ffffff" fo:color="#272a34" fo:font-size="10pt" style:font-size-asian="10pt" style:font-size-complex="10pt"/>
    </style:style>
    <style:style style:name="T45_14" style:family="text">
      <style:text-properties fo:background-color="#ffffff" fo:color="#272a34" fo:font-size="10pt" style:font-size-asian="10pt" style:font-size-complex="10pt"/>
    </style:style>
    <style:style style:name="T45_15" style:family="text">
      <style:text-properties fo:background-color="#ffffff" fo:color="#272a34" fo:font-size="10pt" style:font-size-asian="10pt" style:font-size-complex="10pt"/>
    </style:style>
    <style:style style:name="T45_16" style:family="text">
      <style:text-properties fo:background-color="#ffffff" fo:color="#272a34" fo:font-size="10pt" style:font-size-asian="10pt" style:font-size-complex="10pt"/>
    </style:style>
    <style:style style:name="T45_17" style:family="text">
      <style:text-properties fo:background-color="#ffffff" fo:color="#272a34" fo:font-size="10pt" style:font-size-asian="10pt" style:font-size-complex="10pt"/>
    </style:style>
    <style:style style:name="T45_18" style:family="text">
      <style:text-properties fo:background-color="#ffffff" fo:color="#272a34" fo:font-size="10pt" style:font-size-asian="10pt" style:font-size-complex="10pt"/>
    </style:style>
    <style:style style:name="T45_19" style:family="text">
      <style:text-properties fo:background-color="#ffffff" fo:color="#272a34" fo:font-size="10pt" style:font-size-asian="10pt" style:font-size-complex="10pt"/>
    </style:style>
    <style:style style:name="T45_20" style:family="text">
      <style:text-properties fo:background-color="#ffffff" fo:color="#272a34" fo:font-size="10pt" style:font-size-asian="10pt" style:font-size-complex="10pt"/>
    </style:style>
    <style:style style:name="T45_21" style:family="text">
      <style:text-properties fo:background-color="#ffffff" fo:color="#272a34" fo:font-size="10pt" style:font-size-asian="10pt" style:font-size-complex="10pt"/>
    </style:style>
    <style:style style:name="T45_22" style:family="text">
      <style:text-properties fo:background-color="#ffffff" fo:color="#272a34" fo:font-size="10pt" style:font-size-asian="10pt" style:font-size-complex="10pt"/>
    </style:style>
    <style:style style:name="T45_23" style:family="text">
      <style:text-properties fo:background-color="#ffffff" fo:color="#272a34" fo:font-size="10pt" style:font-size-asian="10pt" style:font-size-complex="10pt"/>
    </style:style>
    <style:style style:name="T45_24" style:family="text">
      <style:text-properties fo:background-color="#ffffff" fo:color="#272a34" fo:font-size="10pt" style:font-size-asian="10pt" style:font-size-complex="10pt"/>
    </style:style>
    <style:style style:name="T45_25" style:family="text">
      <style:text-properties fo:background-color="#ffffff" fo:color="#272a34" fo:font-size="10pt" style:font-size-asian="10pt" style:font-size-complex="10pt"/>
    </style:style>
    <style:style style:name="T45_26" style:family="text">
      <style:text-properties fo:background-color="#ffffff" fo:color="#272a34" fo:font-size="10pt" style:font-size-asian="10pt" style:font-size-complex="10pt"/>
    </style:style>
    <style:style style:name="T45_27" style:family="text">
      <style:text-properties fo:background-color="#ffffff" fo:color="#272a34" fo:font-size="10pt" style:font-size-asian="10pt" style:font-size-complex="10pt"/>
    </style:style>
    <style:style style:name="T45_28" style:family="text">
      <style:text-properties fo:background-color="#ffffff" fo:color="#272a34" fo:font-size="10pt" style:font-size-asian="10pt" style:font-size-complex="10pt"/>
    </style:style>
    <style:style style:name="T45_29" style:family="text">
      <style:text-properties fo:background-color="#ffffff" fo:color="#272a34" fo:font-size="10pt" style:font-size-asian="10pt" style:font-size-complex="10pt"/>
    </style:style>
    <style:style style:name="T45_30" style:family="text">
      <style:text-properties fo:background-color="#ffffff" fo:color="#272a34" fo:font-size="10pt" style:font-size-asian="10pt" style:font-size-complex="10pt"/>
    </style:style>
    <style:style style:name="T45_31" style:family="text">
      <style:text-properties fo:background-color="#ffffff" fo:color="#272a34" fo:font-size="10pt" style:font-size-asian="10pt" style:font-size-complex="10pt"/>
    </style:style>
    <style:style style:name="T45_32" style:family="text">
      <style:text-properties fo:background-color="#ffffff" fo:color="#272a34" fo:font-size="10pt" style:font-size-asian="10pt" style:font-size-complex="10pt"/>
    </style:style>
    <style:style style:name="T45_33" style:family="text">
      <style:text-properties fo:background-color="#ffffff" fo:color="#272a34" fo:font-size="10pt" style:font-size-asian="10pt" style:font-size-complex="10pt"/>
    </style:style>
    <style:style style:name="T45_34" style:family="text">
      <style:text-properties fo:background-color="#ffffff" fo:color="#272a34" fo:font-size="10pt" style:font-size-asian="10pt" style:font-size-complex="10pt"/>
    </style:style>
    <style:style style:name="T45_35" style:family="text">
      <style:text-properties fo:background-color="#ffffff" fo:color="#272a34" fo:font-size="10pt" style:font-size-asian="10pt" style:font-size-complex="10pt"/>
    </style:style>
    <style:style style:name="T45_36" style:family="text">
      <style:text-properties fo:background-color="#ffffff" fo:color="#272a34" fo:font-size="10pt" style:font-size-asian="10pt" style:font-size-complex="10pt"/>
    </style:style>
    <style:style style:name="T45_37" style:family="text">
      <style:text-properties fo:background-color="#ffffff" fo:color="#272a34" fo:font-size="10pt" style:font-size-asian="10pt" style:font-size-complex="10pt"/>
    </style:style>
    <style:style style:name="T45_38" style:family="text">
      <style:text-properties fo:background-color="#ffffff" fo:color="#272a34" fo:font-size="10pt" style:font-size-asian="10pt" style:font-size-complex="10pt"/>
    </style:style>
    <style:style style:name="T45_39" style:family="text">
      <style:text-properties fo:background-color="#ffffff" fo:color="#272a34" fo:font-size="10pt" style:font-size-asian="10pt" style:font-size-complex="10pt"/>
    </style:style>
    <style:style style:name="T45_40" style:family="text">
      <style:text-properties fo:background-color="#ffffff" fo:color="#272a34" fo:font-size="10pt" style:font-size-asian="10pt" style:font-size-complex="10pt"/>
    </style:style>
    <style:style style:name="T45_41" style:family="text">
      <style:text-properties fo:background-color="#ffffff" fo:color="#272a34" fo:font-size="10pt" style:font-size-asian="10pt" style:font-size-complex="10pt"/>
    </style:style>
    <style:style style:name="T45_42" style:family="text">
      <style:text-properties fo:background-color="#ffffff" fo:color="#272a34" fo:font-size="10pt" style:font-size-asian="10pt" style:font-size-complex="10pt"/>
    </style:style>
    <style:style style:name="T45_43" style:family="text">
      <style:text-properties fo:background-color="#ffffff" fo:color="#272a34" fo:font-size="10pt" style:font-size-asian="10pt" style:font-size-complex="10pt"/>
    </style:style>
    <style:style style:name="T45_44" style:family="text">
      <style:text-properties fo:background-color="#ffffff" fo:color="#272a34" fo:font-size="10pt" style:font-size-asian="10pt" style:font-size-complex="10pt"/>
    </style:style>
    <style:style style:name="T45_45" style:family="text">
      <style:text-properties fo:background-color="#ffffff" fo:color="#272a34" fo:font-size="10pt" style:font-size-asian="10pt" style:font-size-complex="10pt"/>
    </style:style>
    <style:style style:name="T45_46" style:family="text">
      <style:text-properties fo:background-color="#ffffff" fo:color="#272a34" fo:font-size="10pt" style:font-size-asian="10pt" style:font-size-complex="10pt"/>
    </style:style>
    <style:style style:name="T45_47" style:family="text">
      <style:text-properties fo:background-color="#ffffff" fo:color="#272a34" fo:font-size="10pt" style:font-size-asian="10pt" style:font-size-complex="10pt"/>
    </style:style>
    <style:style style:name="T45_48" style:family="text">
      <style:text-properties fo:background-color="#ffffff" fo:color="#272a34" fo:font-size="10pt" style:font-size-asian="10pt" style:font-size-complex="10pt"/>
    </style:style>
    <style:style style:name="T45_49" style:family="text">
      <style:text-properties fo:background-color="#ffffff" fo:color="#272a34" fo:font-size="10pt" style:font-size-asian="10pt" style:font-size-complex="10pt"/>
    </style:style>
    <style:style style:name="T45_50" style:family="text">
      <style:text-properties fo:background-color="#ffffff" fo:color="#272a34" fo:font-size="10pt" style:font-size-asian="10pt" style:font-size-complex="10pt"/>
    </style:style>
    <style:style style:name="T45_51" style:family="text">
      <style:text-properties fo:background-color="#ffffff" fo:color="#272a34" fo:font-size="10pt" style:font-size-asian="10pt" style:font-size-complex="10pt"/>
    </style:style>
    <style:style style:name="T45_52" style:family="text">
      <style:text-properties fo:background-color="#ffffff" fo:color="#272a34" fo:font-size="10pt" style:font-size-asian="10pt" style:font-size-complex="10pt"/>
    </style:style>
    <style:style style:name="T45_53" style:family="text">
      <style:text-properties fo:background-color="#ffffff" fo:color="#272a34" fo:font-size="10pt" style:font-size-asian="10pt" style:font-size-complex="10pt"/>
    </style:style>
    <style:style style:name="T45_54" style:family="text">
      <style:text-properties fo:background-color="#ffffff" fo:color="#272a34" fo:font-size="10pt" style:font-size-asian="10pt" style:font-size-complex="10pt"/>
    </style:style>
    <style:style style:name="T45_55" style:family="text">
      <style:text-properties fo:background-color="#ffffff" fo:color="#272a34" fo:font-size="10pt" style:font-size-asian="10pt" style:font-size-complex="10pt"/>
    </style:style>
    <style:style style:name="T45_56" style:family="text">
      <style:text-properties fo:background-color="#ffffff" fo:color="#272a34" fo:font-size="10pt" style:font-size-asian="10pt" style:font-size-complex="10pt"/>
    </style:style>
    <style:style style:name="T45_57" style:family="text">
      <style:text-properties fo:background-color="#ffffff" fo:color="#272a34" fo:font-size="10pt" style:font-size-asian="10pt" style:font-size-complex="10pt"/>
    </style:style>
    <style:style style:name="T45_58" style:family="text">
      <style:text-properties fo:background-color="#ffffff" fo:color="#272a34" fo:font-size="10pt" style:font-size-asian="10pt" style:font-size-complex="10pt"/>
    </style:style>
    <style:style style:name="T45_59" style:family="text">
      <style:text-properties fo:background-color="#ffffff" fo:color="#272a34" fo:font-size="10pt" style:font-size-asian="10pt" style:font-size-complex="10pt"/>
    </style:style>
    <style:style style:name="T45_60" style:family="text">
      <style:text-properties fo:background-color="#ffffff" fo:color="#272a34" fo:font-size="10pt" style:font-size-asian="10pt" style:font-size-complex="10pt"/>
    </style:style>
    <style:style style:name="T45_61" style:family="text">
      <style:text-properties fo:background-color="#ffffff" fo:color="#272a34" fo:font-size="10pt" style:font-size-asian="10pt" style:font-size-complex="10pt"/>
    </style:style>
    <style:style style:name="T45_62" style:family="text">
      <style:text-properties fo:background-color="#ffffff" fo:color="#272a34" fo:font-size="10pt" style:font-size-asian="10pt" style:font-size-complex="10pt"/>
    </style:style>
    <style:style style:name="T45_63" style:family="text">
      <style:text-properties fo:background-color="#ffffff" fo:color="#272a34" fo:font-size="10pt" style:font-size-asian="10pt" style:font-size-complex="10pt"/>
    </style:style>
    <style:style style:name="T45_64" style:family="text">
      <style:text-properties fo:background-color="#ffffff" fo:color="#272a34" fo:font-size="10pt" style:font-size-asian="10pt" style:font-size-complex="10pt"/>
    </style:style>
    <style:style style:name="T45_65" style:family="text">
      <style:text-properties fo:background-color="#ffffff" fo:color="#272a34" fo:font-size="10pt" style:font-size-asian="10pt" style:font-size-complex="10pt"/>
    </style:style>
    <style:style style:name="T45_66" style:family="text">
      <style:text-properties fo:background-color="#ffffff" fo:color="#272a34" fo:font-size="10pt" style:font-size-asian="10pt" style:font-size-complex="10pt"/>
    </style:style>
    <style:style style:name="T45_67" style:family="text">
      <style:text-properties fo:background-color="#ffffff" fo:color="#272a34" fo:font-size="10pt" style:font-size-asian="10pt" style:font-size-complex="10pt"/>
    </style:style>
    <style:style style:name="T45_68" style:family="text">
      <style:text-properties fo:background-color="#ffffff" fo:color="#272a34" fo:font-size="10pt" style:font-size-asian="10pt" style:font-size-complex="10pt"/>
    </style:style>
    <style:style style:name="T45_69" style:family="text">
      <style:text-properties fo:background-color="#ffffff" fo:color="#272a34" fo:font-size="10pt" style:font-size-asian="10pt" style:font-size-complex="10pt"/>
    </style:style>
    <style:style style:name="T45_70" style:family="text">
      <style:text-properties fo:background-color="#ffffff" fo:color="#272a34" fo:font-size="10pt" style:font-size-asian="10pt" style:font-size-complex="10pt"/>
    </style:style>
    <style:style style:name="T45_71" style:family="text">
      <style:text-properties fo:background-color="#ffffff" fo:color="#272a34" fo:font-size="10pt" style:font-size-asian="10pt" style:font-size-complex="10pt"/>
    </style:style>
    <style:style style:name="T45_72" style:family="text">
      <style:text-properties fo:background-color="#ffffff" fo:color="#272a34" fo:font-size="10pt" style:font-size-asian="10pt" style:font-size-complex="10pt"/>
    </style:style>
    <style:style style:name="T45_73" style:family="text">
      <style:text-properties fo:background-color="#ffffff" fo:color="#272a34" fo:font-size="10pt" style:font-size-asian="10pt" style:font-size-complex="10pt"/>
    </style:style>
    <style:style style:name="T45_74" style:family="text">
      <style:text-properties fo:background-color="#ffffff" fo:color="#272a34" fo:font-size="10pt" style:font-size-asian="10pt" style:font-size-complex="10pt"/>
    </style:style>
    <style:style style:name="T45_75" style:family="text">
      <style:text-properties fo:background-color="#ffffff" fo:color="#272a34" fo:font-size="10pt" style:font-size-asian="10pt" style:font-size-complex="10pt"/>
    </style:style>
    <style:style style:name="T45_76" style:family="text">
      <style:text-properties fo:background-color="#ffffff" fo:color="#272a34" fo:font-size="10pt" style:font-size-asian="10pt" style:font-size-complex="10pt"/>
    </style:style>
    <style:style style:name="T45_77" style:family="text">
      <style:text-properties fo:background-color="#ffffff" fo:color="#272a34" fo:font-size="10pt" style:font-size-asian="10pt" style:font-size-complex="10pt"/>
    </style:style>
    <style:style style:name="T45_78" style:family="text">
      <style:text-properties fo:background-color="#ffffff" fo:color="#272a34" fo:font-size="10pt" style:font-size-asian="10pt" style:font-size-complex="10pt"/>
    </style:style>
    <style:style style:name="T45_79" style:family="text">
      <style:text-properties fo:background-color="#ffffff" fo:color="#272a34" fo:font-size="10pt" style:font-size-asian="10pt" style:font-size-complex="10pt"/>
    </style:style>
    <style:style style:name="T45_80" style:family="text">
      <style:text-properties fo:background-color="#ffffff" fo:color="#272a34" fo:font-size="10pt" style:font-size-asian="10pt" style:font-size-complex="10pt"/>
    </style:style>
    <style:style style:name="T45_81" style:family="text">
      <style:text-properties fo:background-color="#ffffff" fo:color="#272a34" fo:font-size="10pt" style:font-size-asian="10pt" style:font-size-complex="10pt"/>
    </style:style>
    <style:style style:name="T45_82" style:family="text">
      <style:text-properties fo:background-color="#ffffff" fo:color="#272a34" fo:font-size="10pt" style:font-size-asian="10pt" style:font-size-complex="10pt"/>
    </style:style>
    <style:style style:name="T45_83" style:family="text">
      <style:text-properties fo:background-color="#ffffff" fo:color="#272a34" fo:font-size="10pt" style:font-size-asian="10pt" style:font-size-complex="10pt"/>
    </style:style>
    <style:style style:name="T45_84" style:family="text">
      <style:text-properties fo:background-color="#ffffff" fo:color="#272a34" fo:font-size="10pt" style:font-size-asian="10pt" style:font-size-complex="10pt"/>
    </style:style>
    <style:style style:name="T45_85" style:family="text">
      <style:text-properties fo:background-color="#ffffff" fo:color="#272a34" fo:font-size="10pt" style:font-size-asian="10pt" style:font-size-complex="10pt"/>
    </style:style>
    <style:style style:name="T45_86" style:family="text">
      <style:text-properties fo:background-color="#ffffff" fo:color="#272a34" fo:font-size="10pt" style:font-size-asian="10pt" style:font-size-complex="10pt"/>
    </style:style>
    <style:style style:name="T45_87" style:family="text">
      <style:text-properties fo:background-color="#ffffff" fo:color="#272a34" fo:font-size="10pt" style:font-size-asian="10pt" style:font-size-complex="10pt"/>
    </style:style>
    <style:style style:name="T45_88" style:family="text">
      <style:text-properties fo:background-color="#ffffff" fo:color="#272a34" fo:font-size="10pt" style:font-size-asian="10pt" style:font-size-complex="10pt"/>
    </style:style>
    <style:style style:name="T45_89" style:family="text">
      <style:text-properties fo:background-color="#ffffff" fo:color="#272a34" fo:font-size="10pt" style:font-size-asian="10pt" style:font-size-complex="10pt"/>
    </style:style>
    <style:style style:name="T45_90" style:family="text">
      <style:text-properties fo:background-color="#ffffff" fo:color="#272a34" fo:font-size="10pt" style:font-size-asian="10pt" style:font-size-complex="10pt"/>
    </style:style>
    <style:style style:name="T45_91" style:family="text">
      <style:text-properties fo:background-color="#ffffff" fo:color="#272a34" fo:font-size="10pt" style:font-size-asian="10pt" style:font-size-complex="10pt"/>
    </style:style>
    <style:style style:name="T45_92" style:family="text">
      <style:text-properties fo:background-color="#ffffff" fo:color="#272a34" fo:font-size="10pt" style:font-size-asian="10pt" style:font-size-complex="10pt"/>
    </style:style>
    <style:style style:name="T45_93" style:family="text">
      <style:text-properties fo:background-color="#ffffff" fo:color="#272a34" fo:font-size="10pt" style:font-size-asian="10pt" style:font-size-complex="10pt"/>
    </style:style>
    <style:style style:name="T45_94" style:family="text">
      <style:text-properties fo:background-color="#ffffff" fo:color="#272a34" fo:font-size="10pt" style:font-size-asian="10pt" style:font-size-complex="10pt"/>
    </style:style>
    <style:style style:name="T45_95" style:family="text">
      <style:text-properties fo:background-color="#ffffff" fo:color="#272a34" fo:font-size="10pt" style:font-size-asian="10pt" style:font-size-complex="10pt"/>
    </style:style>
    <style:style style:name="T45_96" style:family="text">
      <style:text-properties fo:background-color="#ffffff" fo:color="#272a34" fo:font-size="10pt" style:font-size-asian="10pt" style:font-size-complex="10pt"/>
    </style:style>
    <style:style style:name="T45_97" style:family="text">
      <style:text-properties fo:background-color="#ffffff" fo:color="#272a34" fo:font-size="10pt" style:font-size-asian="10pt" style:font-size-complex="10pt"/>
    </style:style>
    <style:style style:name="T45_98" style:family="text">
      <style:text-properties fo:background-color="#ffffff" fo:color="#272a34" fo:font-size="10pt" style:font-size-asian="10pt" style:font-size-complex="10pt"/>
    </style:style>
    <style:style style:name="T45_99" style:family="text">
      <style:text-properties fo:background-color="#ffffff" fo:color="#272a34" fo:font-size="10pt" style:font-size-asian="10pt" style:font-size-complex="10pt"/>
    </style:style>
    <style:style style:name="T45_100" style:family="text">
      <style:text-properties fo:background-color="#ffffff" fo:color="#272a34" fo:font-size="10pt" style:font-size-asian="10pt" style:font-size-complex="10pt"/>
    </style:style>
    <style:style style:name="T45_101" style:family="text">
      <style:text-properties fo:background-color="#ffffff" fo:color="#272a34" fo:font-size="10pt" style:font-size-asian="10pt" style:font-size-complex="10pt"/>
    </style:style>
    <style:style style:name="T45_102" style:family="text">
      <style:text-properties fo:background-color="#ffffff" fo:color="#272a34" fo:font-size="10pt" style:font-size-asian="10pt" style:font-size-complex="10pt"/>
    </style:style>
    <style:style style:name="T45_103" style:family="text">
      <style:text-properties fo:background-color="#ffffff" fo:color="#272a34" fo:font-size="10pt" style:font-size-asian="10pt" style:font-size-complex="10pt"/>
    </style:style>
    <style:style style:name="T45_104" style:family="text">
      <style:text-properties fo:background-color="#ffffff" fo:color="#272a34" fo:font-size="10pt" style:font-size-asian="10pt" style:font-size-complex="10pt"/>
    </style:style>
    <style:style style:name="T45_105" style:family="text">
      <style:text-properties fo:background-color="#ffffff" fo:color="#272a34" fo:font-size="10pt" style:font-size-asian="10pt" style:font-size-complex="10pt"/>
    </style:style>
    <style:style style:name="T45_106" style:family="text">
      <style:text-properties fo:background-color="#ffffff" fo:color="#272a34" fo:font-size="10pt" style:font-size-asian="10pt" style:font-size-complex="10pt"/>
    </style:style>
    <style:style style:name="T45_107" style:family="text">
      <style:text-properties fo:background-color="#ffffff" fo:color="#272a34" fo:font-size="10pt" style:font-size-asian="10pt" style:font-size-complex="10pt"/>
    </style:style>
    <style:style style:name="T45_108" style:family="text">
      <style:text-properties fo:background-color="#ffffff" fo:color="#272a34" fo:font-size="10pt" style:font-size-asian="10pt" style:font-size-complex="10pt"/>
    </style:style>
    <style:style style:name="T45_109" style:family="text">
      <style:text-properties fo:background-color="#ffffff" fo:color="#272a34" fo:font-size="10pt" style:font-size-asian="10pt" style:font-size-complex="10pt"/>
    </style:style>
    <style:style style:name="T45_110" style:family="text">
      <style:text-properties fo:background-color="#ffffff" fo:color="#272a34" fo:font-size="10pt" style:font-size-asian="10pt" style:font-size-complex="10pt"/>
    </style:style>
    <style:style style:name="T45_111" style:family="text">
      <style:text-properties fo:background-color="#ffffff" fo:color="#272a34" fo:font-size="10pt" style:font-size-asian="10pt" style:font-size-complex="10pt"/>
    </style:style>
    <style:style style:name="T45_112" style:family="text">
      <style:text-properties fo:background-color="#ffffff" fo:color="#272a34" fo:font-size="10pt" style:font-size-asian="10pt" style:font-size-complex="10pt"/>
    </style:style>
    <style:style style:name="T45_113" style:family="text">
      <style:text-properties fo:background-color="#ffffff" fo:color="#272a34" fo:font-size="10pt" style:font-size-asian="10pt" style:font-size-complex="10pt"/>
    </style:style>
    <style:style style:name="T45_114" style:family="text">
      <style:text-properties fo:background-color="#ffffff" fo:color="#272a34" fo:font-size="10pt" style:font-size-asian="10pt" style:font-size-complex="10pt"/>
    </style:style>
    <style:style style:name="T45_115" style:family="text">
      <style:text-properties fo:background-color="#ffffff" fo:color="#272a34" fo:font-size="10pt" style:font-size-asian="10pt" style:font-size-complex="10pt"/>
    </style:style>
    <style:style style:name="T45_116" style:family="text">
      <style:text-properties fo:background-color="#ffffff" fo:color="#272a34" fo:font-size="10pt" style:font-size-asian="10pt" style:font-size-complex="10pt"/>
    </style:style>
    <style:style style:name="T45_117" style:family="text">
      <style:text-properties fo:background-color="#ffffff" fo:color="#272a34" fo:font-size="10pt" style:font-size-asian="10pt" style:font-size-complex="10pt"/>
    </style:style>
    <style:style style:name="T45_118" style:family="text">
      <style:text-properties fo:background-color="#ffffff" fo:color="#272a34" fo:font-size="10pt" style:font-size-asian="10pt" style:font-size-complex="10pt"/>
    </style:style>
    <style:style style:name="T45_119" style:family="text">
      <style:text-properties fo:background-color="#ffffff" fo:color="#272a34" fo:font-size="10pt" style:font-size-asian="10pt" style:font-size-complex="10pt"/>
    </style:style>
    <style:style style:name="T45_120" style:family="text">
      <style:text-properties fo:background-color="#ffffff" fo:color="#272a34" fo:font-size="10pt" style:font-size-asian="10pt" style:font-size-complex="10pt"/>
    </style:style>
    <style:style style:name="T45_121" style:family="text">
      <style:text-properties fo:background-color="#ffffff" fo:color="#272a34" fo:font-size="10pt" style:font-size-asian="10pt" style:font-size-complex="10pt"/>
    </style:style>
    <style:style style:name="T45_122" style:family="text">
      <style:text-properties fo:background-color="#ffffff" fo:color="#272a34" fo:font-size="10pt" style:font-size-asian="10pt" style:font-size-complex="10pt"/>
    </style:style>
    <style:style style:name="T45_123" style:family="text">
      <style:text-properties fo:background-color="#ffffff" fo:color="#272a34" fo:font-size="10pt" style:font-size-asian="10pt" style:font-size-complex="10pt"/>
    </style:style>
    <style:style style:name="T45_124" style:family="text">
      <style:text-properties fo:background-color="#ffffff" fo:color="#272a34" fo:font-size="10pt" style:font-size-asian="10pt" style:font-size-complex="10pt"/>
    </style:style>
    <style:style style:name="T45_125" style:family="text">
      <style:text-properties fo:background-color="#ffffff" fo:color="#272a34" fo:font-size="10pt" style:font-size-asian="10pt" style:font-size-complex="10pt"/>
    </style:style>
    <style:style style:name="T45_126" style:family="text">
      <style:text-properties fo:background-color="#ffffff" fo:color="#272a34" fo:font-size="10pt" style:font-size-asian="10pt" style:font-size-complex="10pt"/>
    </style:style>
    <style:style style:name="T45_127" style:family="text">
      <style:text-properties fo:background-color="#ffffff" fo:color="#272a34" fo:font-size="10pt" style:font-size-asian="10pt" style:font-size-complex="10pt"/>
    </style:style>
    <style:style style:name="T45_128" style:family="text">
      <style:text-properties fo:background-color="#ffffff" fo:color="#272a34" fo:font-size="10pt" style:font-size-asian="10pt" style:font-size-complex="10pt"/>
    </style:style>
    <style:style style:name="T45_129" style:family="text">
      <style:text-properties fo:background-color="#ffffff" fo:color="#272a34" fo:font-size="10pt" style:font-size-asian="10pt" style:font-size-complex="10pt"/>
    </style:style>
    <style:style style:name="T45_130" style:family="text">
      <style:text-properties fo:background-color="#ffffff" fo:color="#272a34" fo:font-size="10pt" style:font-size-asian="10pt" style:font-size-complex="10pt"/>
    </style:style>
    <style:style style:name="T45_131" style:family="text">
      <style:text-properties fo:background-color="#ffffff" fo:color="#272a34" fo:font-size="10pt" style:font-size-asian="10pt" style:font-size-complex="10pt"/>
    </style:style>
    <style:style style:name="T45_132" style:family="text">
      <style:text-properties fo:background-color="#ffffff" fo:color="#272a34" fo:font-size="10pt" style:font-size-asian="10pt" style:font-size-complex="10pt"/>
    </style:style>
    <style:style style:name="T45_133" style:family="text">
      <style:text-properties fo:background-color="#ffffff" fo:color="#272a34" fo:font-size="10pt" style:font-size-asian="10pt" style:font-size-complex="10pt"/>
    </style:style>
    <style:style style:name="T45_134" style:family="text">
      <style:text-properties fo:background-color="#ffffff" fo:color="#272a34" fo:font-size="10pt" style:font-size-asian="10pt" style:font-size-complex="10pt"/>
    </style:style>
    <style:style style:name="T45_135" style:family="text">
      <style:text-properties fo:background-color="#ffffff" fo:color="#272a34" fo:font-size="10pt" style:font-size-asian="10pt" style:font-size-complex="10pt"/>
    </style:style>
    <style:style style:name="T45_136" style:family="text">
      <style:text-properties fo:background-color="#ffffff" fo:color="#272a34" fo:font-size="10pt" style:font-size-asian="10pt" style:font-size-complex="10pt"/>
    </style:style>
    <style:style style:name="T45_137" style:family="text">
      <style:text-properties fo:background-color="#ffffff" fo:color="#272a34" fo:font-size="10pt" style:font-size-asian="10pt" style:font-size-complex="10pt"/>
    </style:style>
    <style:style style:name="T45_138" style:family="text">
      <style:text-properties fo:background-color="#ffffff" fo:color="#272a34" fo:font-size="10pt" style:font-size-asian="10pt" style:font-size-complex="10pt"/>
    </style:style>
    <style:style style:name="T45_139" style:family="text">
      <style:text-properties fo:background-color="#ffffff" fo:color="#272a34" fo:font-size="10pt" style:font-size-asian="10pt" style:font-size-complex="10pt"/>
    </style:style>
    <style:style style:name="T45_140" style:family="text">
      <style:text-properties fo:background-color="#ffffff" fo:color="#272a34" fo:font-size="10pt" style:font-size-asian="10pt" style:font-size-complex="10pt"/>
    </style:style>
    <style:style style:name="T45_141" style:family="text">
      <style:text-properties fo:background-color="#ffffff" fo:color="#272a34" fo:font-size="10pt" style:font-size-asian="10pt" style:font-size-complex="10pt"/>
    </style:style>
    <style:style style:name="T45_142" style:family="text">
      <style:text-properties fo:background-color="#ffffff" fo:color="#272a34" fo:font-size="10pt" style:font-size-asian="10pt" style:font-size-complex="10pt"/>
    </style:style>
    <style:style style:name="T45_143" style:family="text">
      <style:text-properties fo:background-color="#ffffff" fo:color="#272a34" fo:font-size="10pt" style:font-size-asian="10pt" style:font-size-complex="10pt"/>
    </style:style>
    <style:style style:name="T45_144" style:family="text">
      <style:text-properties fo:background-color="#ffffff" fo:color="#272a34" fo:font-size="10pt" style:font-size-asian="10pt" style:font-size-complex="10pt"/>
    </style:style>
    <style:style style:name="T45_145" style:family="text">
      <style:text-properties fo:background-color="#ffffff" fo:color="#272a34" fo:font-size="10pt" style:font-size-asian="10pt" style:font-size-complex="10pt"/>
    </style:style>
    <style:style style:name="T45_146" style:family="text">
      <style:text-properties fo:background-color="#ffffff" fo:color="#272a34" fo:font-size="10pt" style:font-size-asian="10pt" style:font-size-complex="10pt"/>
    </style:style>
    <style:style style:name="T45_147" style:family="text">
      <style:text-properties fo:background-color="#ffffff" fo:color="#272a34" fo:font-size="10pt" style:font-size-asian="10pt" style:font-size-complex="10pt"/>
    </style:style>
    <style:style style:name="T45_148" style:family="text">
      <style:text-properties fo:background-color="#ffffff" fo:color="#272a34" fo:font-size="10pt" style:font-size-asian="10pt" style:font-size-complex="10pt"/>
    </style:style>
    <style:style style:name="T45_149" style:family="text">
      <style:text-properties fo:background-color="#ffffff" fo:color="#272a34" fo:font-size="10pt" style:font-size-asian="10pt" style:font-size-complex="10pt"/>
    </style:style>
    <style:style style:name="T45_150" style:family="text">
      <style:text-properties fo:background-color="#ffffff" fo:color="#272a34" fo:font-size="10pt" style:font-size-asian="10pt" style:font-size-complex="10pt"/>
    </style:style>
    <style:style style:name="T45_151" style:family="text">
      <style:text-properties fo:background-color="#ffffff" fo:color="#272a34" fo:font-size="10pt" style:font-size-asian="10pt" style:font-size-complex="10pt"/>
    </style:style>
    <style:style style:name="T45_152" style:family="text">
      <style:text-properties fo:background-color="#ffffff" fo:color="#272a34" fo:font-size="10pt" style:font-size-asian="10pt" style:font-size-complex="10pt"/>
    </style:style>
    <style:style style:name="T45_153" style:family="text">
      <style:text-properties fo:background-color="#ffffff" fo:color="#272a34" fo:font-size="10pt" style:font-size-asian="10pt" style:font-size-complex="10pt"/>
    </style:style>
    <style:style style:name="T45_154" style:family="text">
      <style:text-properties fo:background-color="#ffffff" fo:color="#272a34" fo:font-size="10pt" style:font-size-asian="10pt" style:font-size-complex="10pt"/>
    </style:style>
    <style:style style:name="T45_155" style:family="text">
      <style:text-properties fo:background-color="#ffffff" fo:color="#272a34" fo:font-size="10pt" style:font-size-asian="10pt" style:font-size-complex="10pt"/>
    </style:style>
    <style:style style:name="T45_156" style:family="text">
      <style:text-properties fo:background-color="#ffffff" fo:color="#272a34" fo:font-size="10pt" style:font-size-asian="10pt" style:font-size-complex="10pt"/>
    </style:style>
    <style:style style:name="T45_157" style:family="text">
      <style:text-properties fo:background-color="#ffffff" fo:color="#272a34" fo:font-size="10pt" style:font-size-asian="10pt" style:font-size-complex="10pt"/>
    </style:style>
    <style:style style:name="T45_158" style:family="text">
      <style:text-properties fo:background-color="#ffffff" fo:color="#272a34" fo:font-size="10pt" style:font-size-asian="10pt" style:font-size-complex="10pt"/>
    </style:style>
    <style:style style:name="T45_159" style:family="text">
      <style:text-properties fo:background-color="#ffffff" fo:color="#272a34" fo:font-size="10pt" style:font-size-asian="10pt" style:font-size-complex="10pt"/>
    </style:style>
    <style:style style:name="T45_160" style:family="text">
      <style:text-properties fo:background-color="#ffffff" fo:color="#272a34" fo:font-size="10pt" style:font-size-asian="10pt" style:font-size-complex="10pt"/>
    </style:style>
    <style:style style:name="T45_161" style:family="text">
      <style:text-properties fo:background-color="#ffffff" fo:color="#272a34" fo:font-size="10pt" style:font-size-asian="10pt" style:font-size-complex="10pt"/>
    </style:style>
    <style:style style:name="T45_162" style:family="text">
      <style:text-properties fo:background-color="#ffffff" fo:color="#272a34" fo:font-size="10pt" style:font-size-asian="10pt" style:font-size-complex="10pt"/>
    </style:style>
    <style:style style:name="T45_163" style:family="text">
      <style:text-properties fo:background-color="#ffffff" fo:color="#272a34" fo:font-size="10pt" style:font-size-asian="10pt" style:font-size-complex="10pt"/>
    </style:style>
    <style:style style:name="T45_164" style:family="text">
      <style:text-properties fo:background-color="#ffffff" fo:color="#272a34" fo:font-size="10pt" style:font-size-asian="10pt" style:font-size-complex="10pt"/>
    </style:style>
    <style:style style:name="T45_165" style:family="text">
      <style:text-properties fo:background-color="#ffffff" fo:color="#272a34" fo:font-size="10pt" style:font-size-asian="10pt" style:font-size-complex="10pt"/>
    </style:style>
    <style:style style:name="T45_166" style:family="text">
      <style:text-properties fo:background-color="#ffffff" fo:color="#272a34" fo:font-size="10pt" style:font-size-asian="10pt" style:font-size-complex="10pt"/>
    </style:style>
    <style:style style:name="T45_167" style:family="text">
      <style:text-properties fo:background-color="#ffffff" fo:color="#272a34" fo:font-size="10pt" style:font-size-asian="10pt" style:font-size-complex="10pt"/>
    </style:style>
    <style:style style:name="T45_168" style:family="text">
      <style:text-properties fo:background-color="#ffffff" fo:color="#272a34" fo:font-size="10pt" style:font-size-asian="10pt" style:font-size-complex="10pt"/>
    </style:style>
    <style:style style:name="T45_169" style:family="text">
      <style:text-properties fo:background-color="#ffffff" fo:color="#272a34" fo:font-size="10pt" style:font-size-asian="10pt" style:font-size-complex="10pt"/>
    </style:style>
    <style:style style:name="T45_170" style:family="text">
      <style:text-properties fo:background-color="#ffffff" fo:color="#272a34" fo:font-size="10pt" style:font-size-asian="10pt" style:font-size-complex="10pt"/>
    </style:style>
    <style:style style:name="T45_171" style:family="text">
      <style:text-properties fo:background-color="#ffffff" fo:color="#272a34" fo:font-size="10pt" style:font-size-asian="10pt" style:font-size-complex="10pt"/>
    </style:style>
    <style:style style:name="T45_172" style:family="text">
      <style:text-properties fo:background-color="#ffffff" fo:color="#272a34" fo:font-size="10pt" style:font-size-asian="10pt" style:font-size-complex="10pt"/>
    </style:style>
    <style:style style:name="T45_173" style:family="text">
      <style:text-properties fo:background-color="#ffffff" fo:color="#272a34" fo:font-size="10pt" style:font-size-asian="10pt" style:font-size-complex="10pt"/>
    </style:style>
    <style:style style:name="T45_174" style:family="text">
      <style:text-properties fo:background-color="#ffffff" fo:color="#272a34" fo:font-size="10pt" style:font-size-asian="10pt" style:font-size-complex="10pt"/>
    </style:style>
    <style:style style:name="T45_175" style:family="text">
      <style:text-properties fo:background-color="#ffffff" fo:color="#272a34" fo:font-size="10pt" style:font-size-asian="10pt" style:font-size-complex="10pt"/>
    </style:style>
    <style:style style:name="T45_176" style:family="text">
      <style:text-properties fo:background-color="#ffffff" fo:color="#272a34" fo:font-size="10pt" style:font-size-asian="10pt" style:font-size-complex="10pt"/>
    </style:style>
    <style:style style:name="T45_177" style:family="text">
      <style:text-properties fo:background-color="#ffffff" fo:color="#272a34" fo:font-size="10pt" style:font-size-asian="10pt" style:font-size-complex="10pt"/>
    </style:style>
    <style:style style:name="T45_178" style:family="text">
      <style:text-properties fo:background-color="#ffffff" fo:color="#272a34" fo:font-size="10pt" style:font-size-asian="10pt" style:font-size-complex="10pt"/>
    </style:style>
    <style:style style:name="T45_179" style:family="text">
      <style:text-properties fo:background-color="#ffffff" fo:color="#272a34" fo:font-size="10pt" style:font-size-asian="10pt" style:font-size-complex="10pt"/>
    </style:style>
    <style:style style:name="T45_180" style:family="text">
      <style:text-properties fo:background-color="#ffffff" fo:color="#272a34" fo:font-size="10pt" style:font-size-asian="10pt" style:font-size-complex="10pt"/>
    </style:style>
    <style:style style:name="T45_181" style:family="text">
      <style:text-properties fo:background-color="#ffffff" fo:color="#272a34" fo:font-size="10pt" style:font-size-asian="10pt" style:font-size-complex="10pt"/>
    </style:style>
    <style:style style:name="T45_182" style:family="text">
      <style:text-properties fo:background-color="#ffffff" fo:color="#272a34" fo:font-size="10pt" style:font-size-asian="10pt" style:font-size-complex="10pt"/>
    </style:style>
    <style:style style:name="T45_183" style:family="text">
      <style:text-properties fo:background-color="#ffffff" fo:color="#272a34" fo:font-size="10pt" style:font-size-asian="10pt" style:font-size-complex="10pt"/>
    </style:style>
    <style:style style:name="T45_184" style:family="text">
      <style:text-properties fo:background-color="#ffffff" fo:color="#272a34" fo:font-size="10pt" style:font-size-asian="10pt" style:font-size-complex="10pt"/>
    </style:style>
    <style:style style:name="T45_185" style:family="text">
      <style:text-properties fo:background-color="#ffffff" fo:color="#272a34" fo:font-size="10pt" style:font-size-asian="10pt" style:font-size-complex="10pt"/>
    </style:style>
    <style:style style:name="T45_186" style:family="text">
      <style:text-properties fo:background-color="#ffffff" fo:color="#272a34" fo:font-size="10pt" style:font-size-asian="10pt" style:font-size-complex="10pt"/>
    </style:style>
    <style:style style:name="T45_187" style:family="text">
      <style:text-properties fo:background-color="#ffffff" fo:color="#272a34" fo:font-size="10pt" style:font-size-asian="10pt" style:font-size-complex="10pt"/>
    </style:style>
    <style:style style:name="T45_188" style:family="text">
      <style:text-properties fo:background-color="#ffffff" fo:color="#272a34" fo:font-size="10pt" style:font-size-asian="10pt" style:font-size-complex="10pt"/>
    </style:style>
    <style:style style:name="T45_189" style:family="text">
      <style:text-properties fo:background-color="#ffffff" fo:color="#272a34" fo:font-size="10pt" style:font-size-asian="10pt" style:font-size-complex="10pt"/>
    </style:style>
    <style:style style:name="T45_190" style:family="text">
      <style:text-properties fo:background-color="#ffffff" fo:color="#272a34" fo:font-size="10pt" style:font-size-asian="10pt" style:font-size-complex="10pt"/>
    </style:style>
    <style:style style:name="T45_191" style:family="text">
      <style:text-properties fo:background-color="#ffffff" fo:color="#272a34" fo:font-size="10pt" style:font-size-asian="10pt" style:font-size-complex="10pt"/>
    </style:style>
    <style:style style:name="T45_192" style:family="text">
      <style:text-properties fo:background-color="#ffffff" fo:color="#272a34" fo:font-size="10pt" style:font-size-asian="10pt" style:font-size-complex="10pt"/>
    </style:style>
    <style:style style:name="T45_193" style:family="text">
      <style:text-properties fo:background-color="#ffffff" fo:color="#272a34" fo:font-size="10pt" style:font-size-asian="10pt" style:font-size-complex="10pt"/>
    </style:style>
    <style:style style:name="T45_194" style:family="text">
      <style:text-properties fo:background-color="#ffffff" fo:color="#272a34" fo:font-size="10pt" style:font-size-asian="10pt" style:font-size-complex="10pt"/>
    </style:style>
    <style:style style:name="P46" style:family="paragraph" style:parent-style-name="Standard">
      <style:paragraph-properties fo:text-align="justify" fo:break-before="auto" fo:line-height="180%" style:writing-mode="lr-tb"/>
    </style:style>
    <style:style style:name="T46_1" style:family="text">
      <style:text-properties fo:background-color="#ffffff" fo:color="#272a34" fo:font-size="10pt" style:font-size-asian="10pt" style:font-size-complex="10pt"/>
    </style:style>
    <style:style style:name="P47" style:family="paragraph" style:parent-style-name="Standard">
      <style:paragraph-properties fo:text-align="justify" fo:break-before="auto" fo:line-height="180%" style:writing-mode="lr-tb"/>
    </style:style>
    <style:style style:name="T47_1" style:family="text">
      <style:text-properties fo:background-color="#ffffff" fo:color="#272a34" style:font-name="Times New Roman" style:font-name-asian="Times New Roman" style:font-name-complex="Times New Roman"/>
    </style:style>
    <style:style style:name="T47_2" style:family="text">
      <style:text-properties fo:background-color="#ffffff" fo:color="#272a34" style:font-name="Times New Roman" style:font-name-asian="Times New Roman" style:font-name-complex="Times New Roman"/>
    </style:style>
    <style:style style:name="T47_3" style:family="text">
      <style:text-properties fo:background-color="#ffffff" fo:color="#272a34" style:font-name="Times New Roman" style:font-name-asian="Times New Roman" style:font-name-complex="Times New Roman"/>
    </style:style>
    <style:style style:name="T47_4" style:family="text">
      <style:text-properties fo:background-color="#ffffff" fo:color="#272a34" style:font-name="Times New Roman" style:font-name-asian="Times New Roman" style:font-name-complex="Times New Roman"/>
    </style:style>
    <style:style style:name="T47_5" style:family="text">
      <style:text-properties fo:background-color="#ffffff" fo:color="#272a34" style:font-name="Times New Roman" style:font-name-asian="Times New Roman" style:font-name-complex="Times New Roman"/>
    </style:style>
    <style:style style:name="T47_6" style:family="text">
      <style:text-properties fo:background-color="#ffffff" fo:color="#272a34" style:font-name="Times New Roman" style:font-name-asian="Times New Roman" style:font-name-complex="Times New Roman"/>
    </style:style>
    <style:style style:name="T47_7" style:family="text">
      <style:text-properties fo:background-color="#ffffff" fo:color="#272a34" style:font-name="Times New Roman" style:font-name-asian="Times New Roman" style:font-name-complex="Times New Roman"/>
    </style:style>
    <style:style style:name="T47_8" style:family="text">
      <style:text-properties fo:background-color="#ffffff" fo:color="#272a34" style:font-name="Times New Roman" style:font-name-asian="Times New Roman" style:font-name-complex="Times New Roman"/>
    </style:style>
    <style:style style:name="T47_9" style:family="text">
      <style:text-properties fo:background-color="#ffffff" fo:color="#272a34" style:font-name="Times New Roman" style:font-name-asian="Times New Roman" style:font-name-complex="Times New Roman"/>
    </style:style>
    <style:style style:name="T47_10" style:family="text">
      <style:text-properties fo:background-color="#ffffff" fo:color="#272a34" style:font-name="Times New Roman" style:font-name-asian="Times New Roman" style:font-name-complex="Times New Roman"/>
    </style:style>
    <style:style style:name="T47_11" style:family="text">
      <style:text-properties fo:background-color="#ffffff" fo:color="#272a34" style:font-name="Times New Roman" style:font-name-asian="Times New Roman" style:font-name-complex="Times New Roman"/>
    </style:style>
    <style:style style:name="T47_12" style:family="text">
      <style:text-properties fo:background-color="#ffffff" fo:color="#272a34" style:font-name="Times New Roman" style:font-name-asian="Times New Roman" style:font-name-complex="Times New Roman"/>
    </style:style>
    <style:style style:name="T47_13" style:family="text">
      <style:text-properties fo:background-color="#ffffff" fo:color="#272a34" style:font-name="Times New Roman" style:font-name-asian="Times New Roman" style:font-name-complex="Times New Roman"/>
    </style:style>
    <style:style style:name="T47_14" style:family="text">
      <style:text-properties fo:background-color="#ffffff" fo:color="#272a34" style:font-name="Times New Roman" style:font-name-asian="Times New Roman" style:font-name-complex="Times New Roman"/>
    </style:style>
    <style:style style:name="T47_15" style:family="text">
      <style:text-properties fo:background-color="#ffffff" fo:color="#272a34" style:font-name="Times New Roman" style:font-name-asian="Times New Roman" style:font-name-complex="Times New Roman"/>
    </style:style>
    <style:style style:name="T47_16" style:family="text">
      <style:text-properties fo:background-color="#ffffff" fo:color="#272a34" style:font-name="Times New Roman" style:font-name-asian="Times New Roman" style:font-name-complex="Times New Roman"/>
    </style:style>
    <style:style style:name="T47_17" style:family="text">
      <style:text-properties fo:background-color="#ffffff" fo:color="#272a34" style:font-name="Times New Roman" style:font-name-asian="Times New Roman" style:font-name-complex="Times New Roman"/>
    </style:style>
    <style:style style:name="T47_18" style:family="text">
      <style:text-properties fo:background-color="#ffffff" fo:color="#272a34" style:font-name="Times New Roman" style:font-name-asian="Times New Roman" style:font-name-complex="Times New Roman"/>
    </style:style>
    <style:style style:name="T47_19" style:family="text">
      <style:text-properties fo:background-color="#ffffff" fo:color="#272a34" style:font-name="Times New Roman" style:font-name-asian="Times New Roman" style:font-name-complex="Times New Roman"/>
    </style:style>
    <style:style style:name="T47_20" style:family="text">
      <style:text-properties fo:background-color="#ffffff" fo:color="#272a34" style:font-name="Times New Roman" style:font-name-asian="Times New Roman" style:font-name-complex="Times New Roman"/>
    </style:style>
    <style:style style:name="T47_21" style:family="text">
      <style:text-properties fo:background-color="#ffffff" fo:color="#272a34" style:font-name="Times New Roman" style:font-name-asian="Times New Roman" style:font-name-complex="Times New Roman"/>
    </style:style>
    <style:style style:name="T47_22" style:family="text">
      <style:text-properties fo:background-color="#ffffff" fo:color="#272a34" style:font-name="Times New Roman" style:font-name-asian="Times New Roman" style:font-name-complex="Times New Roman"/>
    </style:style>
    <style:style style:name="T47_23" style:family="text">
      <style:text-properties fo:background-color="#ffffff" fo:color="#272a34" style:font-name="Times New Roman" style:font-name-asian="Times New Roman" style:font-name-complex="Times New Roman"/>
    </style:style>
    <style:style style:name="T47_24" style:family="text">
      <style:text-properties fo:background-color="#ffffff" fo:color="#272a34" style:font-name="Times New Roman" style:font-name-asian="Times New Roman" style:font-name-complex="Times New Roman"/>
    </style:style>
    <style:style style:name="T47_25" style:family="text">
      <style:text-properties fo:background-color="#ffffff" fo:color="#272a34" style:font-name="Times New Roman" style:font-name-asian="Times New Roman" style:font-name-complex="Times New Roman"/>
    </style:style>
    <style:style style:name="T47_26" style:family="text">
      <style:text-properties fo:background-color="#ffffff" fo:color="#272a34" style:font-name="Times New Roman" style:font-name-asian="Times New Roman" style:font-name-complex="Times New Roman"/>
    </style:style>
    <style:style style:name="T47_27" style:family="text">
      <style:text-properties fo:background-color="#ffffff" fo:color="#272a34" style:font-name="Times New Roman" style:font-name-asian="Times New Roman" style:font-name-complex="Times New Roman"/>
    </style:style>
    <style:style style:name="T47_28" style:family="text">
      <style:text-properties fo:background-color="#ffffff" fo:color="#272a34" style:font-name="Times New Roman" style:font-name-asian="Times New Roman" style:font-name-complex="Times New Roman"/>
    </style:style>
    <style:style style:name="T47_29" style:family="text">
      <style:text-properties fo:background-color="#ffffff" fo:color="#272a34" style:font-name="Times New Roman" style:font-name-asian="Times New Roman" style:font-name-complex="Times New Roman"/>
    </style:style>
    <style:style style:name="T47_30" style:family="text">
      <style:text-properties fo:background-color="#ffffff" fo:color="#272a34" style:font-name="Times New Roman" style:font-name-asian="Times New Roman" style:font-name-complex="Times New Roman"/>
    </style:style>
    <style:style style:name="P48" style:family="paragraph" style:parent-style-name="Standard">
      <style:paragraph-properties fo:text-align="justify" fo:break-before="auto" fo:line-height="180%" style:writing-mode="lr-tb"/>
    </style:style>
    <style:style style:name="T48_1" style:family="text">
      <style:text-properties fo:background-color="#ffffff" fo:color="#272a34" fo:font-size="10pt" style:font-size-asian="10pt" style:font-size-complex="10pt"/>
    </style:style>
    <style:style style:name="T48_2" style:family="text">
      <style:text-properties fo:background-color="#ffffff" fo:color="#272a34" fo:font-size="10pt" style:font-size-asian="10pt" style:font-size-complex="10pt"/>
    </style:style>
    <style:style style:name="T48_3" style:family="text">
      <style:text-properties fo:background-color="#ffffff" fo:color="#272a34" fo:font-size="10pt" style:font-size-asian="10pt" style:font-size-complex="10pt"/>
    </style:style>
    <style:style style:name="T48_4" style:family="text">
      <style:text-properties fo:background-color="#ffffff" fo:color="#272a34" fo:font-size="10pt" style:font-size-asian="10pt" style:font-size-complex="10pt"/>
    </style:style>
    <style:style style:name="T48_5" style:family="text">
      <style:text-properties fo:background-color="#ffffff" fo:color="#272a34" fo:font-size="10pt" style:font-size-asian="10pt" style:font-size-complex="10pt"/>
    </style:style>
    <style:style style:name="T48_6" style:family="text">
      <style:text-properties fo:background-color="#ffffff" fo:color="#272a34" fo:font-size="10pt" style:font-size-asian="10pt" style:font-size-complex="10pt"/>
    </style:style>
    <style:style style:name="T48_7" style:family="text">
      <style:text-properties fo:background-color="#ffffff" fo:color="#272a34" fo:font-size="10pt" style:font-size-asian="10pt" style:font-size-complex="10pt"/>
    </style:style>
    <style:style style:name="T48_8" style:family="text">
      <style:text-properties fo:background-color="#ffffff" fo:color="#272a34" fo:font-size="10pt" style:font-size-asian="10pt" style:font-size-complex="10pt"/>
    </style:style>
    <style:style style:name="T48_9" style:family="text">
      <style:text-properties fo:background-color="#ffffff" fo:color="#272a34" fo:font-size="10pt" style:font-size-asian="10pt" style:font-size-complex="10pt"/>
    </style:style>
    <style:style style:name="T48_10" style:family="text">
      <style:text-properties fo:background-color="#ffffff" fo:color="#272a34" fo:font-size="10pt" style:font-size-asian="10pt" style:font-size-complex="10pt"/>
    </style:style>
    <style:style style:name="T48_11" style:family="text">
      <style:text-properties fo:background-color="#ffffff" fo:color="#272a34" fo:font-size="10pt" style:font-size-asian="10pt" style:font-size-complex="10pt"/>
    </style:style>
    <style:style style:name="T48_12" style:family="text">
      <style:text-properties fo:background-color="#ffffff" fo:color="#272a34" fo:font-size="10pt" style:font-size-asian="10pt" style:font-size-complex="10pt"/>
    </style:style>
    <style:style style:name="T48_13" style:family="text">
      <style:text-properties fo:background-color="#ffffff" fo:color="#272a34" fo:font-size="10pt" style:font-size-asian="10pt" style:font-size-complex="10pt"/>
    </style:style>
    <style:style style:name="T48_14" style:family="text">
      <style:text-properties fo:background-color="#ffffff" fo:color="#272a34" fo:font-size="10pt" style:font-size-asian="10pt" style:font-size-complex="10pt"/>
    </style:style>
    <style:style style:name="T48_15" style:family="text">
      <style:text-properties fo:background-color="#ffffff" fo:color="#272a34" fo:font-size="10pt" style:font-size-asian="10pt" style:font-size-complex="10pt"/>
    </style:style>
    <style:style style:name="T48_16" style:family="text">
      <style:text-properties fo:background-color="#ffffff" fo:color="#272a34" fo:font-size="10pt" style:font-size-asian="10pt" style:font-size-complex="10pt"/>
    </style:style>
    <style:style style:name="T48_17" style:family="text">
      <style:text-properties fo:background-color="#ffffff" fo:color="#272a34" fo:font-size="10pt" style:font-size-asian="10pt" style:font-size-complex="10pt"/>
    </style:style>
    <style:style style:name="T48_18" style:family="text">
      <style:text-properties fo:background-color="#ffffff" fo:color="#272a34" fo:font-size="10pt" style:font-size-asian="10pt" style:font-size-complex="10pt"/>
    </style:style>
    <style:style style:name="T48_19" style:family="text">
      <style:text-properties fo:background-color="#ffffff" fo:color="#272a34" fo:font-size="10pt" style:font-size-asian="10pt" style:font-size-complex="10pt"/>
    </style:style>
    <style:style style:name="T48_20" style:family="text">
      <style:text-properties fo:background-color="#ffffff" fo:color="#272a34" fo:font-size="10pt" style:font-size-asian="10pt" style:font-size-complex="10pt"/>
    </style:style>
    <style:style style:name="T48_21" style:family="text">
      <style:text-properties fo:background-color="#ffffff" fo:color="#272a34" fo:font-size="10pt" style:font-size-asian="10pt" style:font-size-complex="10pt"/>
    </style:style>
    <style:style style:name="T48_22" style:family="text">
      <style:text-properties fo:background-color="#ffffff" fo:color="#272a34" fo:font-size="10pt" style:font-size-asian="10pt" style:font-size-complex="10pt"/>
    </style:style>
    <style:style style:name="T48_23" style:family="text">
      <style:text-properties fo:background-color="#ffffff" fo:color="#272a34" fo:font-size="10pt" style:font-size-asian="10pt" style:font-size-complex="10pt"/>
    </style:style>
    <style:style style:name="T48_24" style:family="text">
      <style:text-properties fo:background-color="#ffffff" fo:color="#272a34" fo:font-size="10pt" style:font-size-asian="10pt" style:font-size-complex="10pt"/>
    </style:style>
    <style:style style:name="T48_25" style:family="text">
      <style:text-properties fo:background-color="#ffffff" fo:color="#272a34" fo:font-size="10pt" style:font-size-asian="10pt" style:font-size-complex="10pt"/>
    </style:style>
    <style:style style:name="T48_26" style:family="text">
      <style:text-properties fo:background-color="#ffffff" fo:color="#272a34" fo:font-size="10pt" style:font-size-asian="10pt" style:font-size-complex="10pt"/>
    </style:style>
    <style:style style:name="T48_27" style:family="text">
      <style:text-properties fo:background-color="#ffffff" fo:color="#272a34" fo:font-size="10pt" style:font-size-asian="10pt" style:font-size-complex="10pt"/>
    </style:style>
    <style:style style:name="T48_28" style:family="text">
      <style:text-properties fo:background-color="#ffffff" fo:color="#272a34" fo:font-size="10pt" style:font-size-asian="10pt" style:font-size-complex="10pt"/>
    </style:style>
    <style:style style:name="T48_29" style:family="text">
      <style:text-properties fo:background-color="#ffffff" fo:color="#272a34" fo:font-size="10pt" style:font-size-asian="10pt" style:font-size-complex="10pt"/>
    </style:style>
    <style:style style:name="T48_30" style:family="text">
      <style:text-properties fo:background-color="#ffffff" fo:color="#272a34" fo:font-size="10pt" style:font-size-asian="10pt" style:font-size-complex="10pt"/>
    </style:style>
    <style:style style:name="T48_31" style:family="text">
      <style:text-properties fo:background-color="#ffffff" fo:color="#272a34" fo:font-size="10pt" style:font-size-asian="10pt" style:font-size-complex="10pt"/>
    </style:style>
    <style:style style:name="T48_32" style:family="text">
      <style:text-properties fo:background-color="#ffffff" fo:color="#272a34" fo:font-size="10pt" style:font-size-asian="10pt" style:font-size-complex="10pt"/>
    </style:style>
    <style:style style:name="T48_33" style:family="text">
      <style:text-properties fo:background-color="#ffffff" fo:color="#272a34" fo:font-size="10pt" style:font-size-asian="10pt" style:font-size-complex="10pt"/>
    </style:style>
    <style:style style:name="T48_34" style:family="text">
      <style:text-properties fo:background-color="#ffffff" fo:color="#272a34" fo:font-size="10pt" style:font-size-asian="10pt" style:font-size-complex="10pt"/>
    </style:style>
    <style:style style:name="T48_35" style:family="text">
      <style:text-properties fo:background-color="#ffffff" fo:color="#272a34" fo:font-size="10pt" style:font-size-asian="10pt" style:font-size-complex="10pt"/>
    </style:style>
    <style:style style:name="T48_36" style:family="text">
      <style:text-properties fo:background-color="#ffffff" fo:color="#272a34" fo:font-size="10pt" style:font-size-asian="10pt" style:font-size-complex="10pt"/>
    </style:style>
    <style:style style:name="T48_37" style:family="text">
      <style:text-properties fo:background-color="#ffffff" fo:color="#272a34" fo:font-size="10pt" style:font-size-asian="10pt" style:font-size-complex="10pt"/>
    </style:style>
    <style:style style:name="T48_38" style:family="text">
      <style:text-properties fo:background-color="#ffffff" fo:color="#272a34" fo:font-size="10pt" style:font-size-asian="10pt" style:font-size-complex="10pt"/>
    </style:style>
    <style:style style:name="T48_39" style:family="text">
      <style:text-properties fo:background-color="#ffffff" fo:color="#272a34" fo:font-size="10pt" style:font-size-asian="10pt" style:font-size-complex="10pt"/>
    </style:style>
    <style:style style:name="T48_40" style:family="text">
      <style:text-properties fo:background-color="#ffffff" fo:color="#272a34" fo:font-size="10pt" style:font-size-asian="10pt" style:font-size-complex="10pt"/>
    </style:style>
    <style:style style:name="T48_41" style:family="text">
      <style:text-properties fo:background-color="#ffffff" fo:color="#272a34" fo:font-size="10pt" style:font-size-asian="10pt" style:font-size-complex="10pt"/>
    </style:style>
    <style:style style:name="T48_42" style:family="text">
      <style:text-properties fo:background-color="#ffffff" fo:color="#272a34" fo:font-size="10pt" style:font-size-asian="10pt" style:font-size-complex="10pt"/>
    </style:style>
    <style:style style:name="T48_43" style:family="text">
      <style:text-properties fo:background-color="#ffffff" fo:color="#272a34" fo:font-size="10pt" style:font-size-asian="10pt" style:font-size-complex="10pt"/>
    </style:style>
    <style:style style:name="T48_44" style:family="text">
      <style:text-properties fo:background-color="#ffffff" fo:color="#272a34" fo:font-size="10pt" style:font-size-asian="10pt" style:font-size-complex="10pt"/>
    </style:style>
    <style:style style:name="T48_45" style:family="text">
      <style:text-properties fo:background-color="#ffffff" fo:color="#272a34" fo:font-size="10pt" style:font-size-asian="10pt" style:font-size-complex="10pt"/>
    </style:style>
    <style:style style:name="T48_46" style:family="text">
      <style:text-properties fo:background-color="#ffffff" fo:color="#272a34" fo:font-size="10pt" style:font-size-asian="10pt" style:font-size-complex="10pt"/>
    </style:style>
    <style:style style:name="T48_47" style:family="text">
      <style:text-properties fo:background-color="#ffffff" fo:color="#272a34" fo:font-size="10pt" style:font-size-asian="10pt" style:font-size-complex="10pt"/>
    </style:style>
    <style:style style:name="T48_48" style:family="text">
      <style:text-properties fo:background-color="#ffffff" fo:color="#272a34" fo:font-size="10pt" style:font-size-asian="10pt" style:font-size-complex="10pt"/>
    </style:style>
    <style:style style:name="T48_49" style:family="text">
      <style:text-properties fo:background-color="#ffffff" fo:color="#272a34" fo:font-size="10pt" style:font-size-asian="10pt" style:font-size-complex="10pt"/>
    </style:style>
    <style:style style:name="T48_50" style:family="text">
      <style:text-properties fo:background-color="#ffffff" fo:color="#272a34" fo:font-size="10pt" style:font-size-asian="10pt" style:font-size-complex="10pt"/>
    </style:style>
    <style:style style:name="T48_51" style:family="text">
      <style:text-properties fo:background-color="#ffffff" fo:color="#272a34" fo:font-size="10pt" style:font-size-asian="10pt" style:font-size-complex="10pt"/>
    </style:style>
    <style:style style:name="T48_52" style:family="text">
      <style:text-properties fo:background-color="#ffffff" fo:color="#272a34" fo:font-size="10pt" style:font-size-asian="10pt" style:font-size-complex="10pt"/>
    </style:style>
    <style:style style:name="T48_53" style:family="text">
      <style:text-properties fo:background-color="#ffffff" fo:color="#272a34" fo:font-size="10pt" style:font-size-asian="10pt" style:font-size-complex="10pt"/>
    </style:style>
    <style:style style:name="T48_54" style:family="text">
      <style:text-properties fo:background-color="#ffffff" fo:color="#272a34" fo:font-size="10pt" style:font-size-asian="10pt" style:font-size-complex="10pt"/>
    </style:style>
    <style:style style:name="T48_55" style:family="text">
      <style:text-properties fo:background-color="#ffffff" fo:color="#272a34" fo:font-size="10pt" style:font-size-asian="10pt" style:font-size-complex="10pt"/>
    </style:style>
    <style:style style:name="T48_56" style:family="text">
      <style:text-properties fo:background-color="#ffffff" fo:color="#272a34" fo:font-size="10pt" style:font-size-asian="10pt" style:font-size-complex="10pt"/>
    </style:style>
    <style:style style:name="T48_57" style:family="text">
      <style:text-properties fo:background-color="#ffffff" fo:color="#272a34" fo:font-size="10pt" style:font-size-asian="10pt" style:font-size-complex="10pt"/>
    </style:style>
    <style:style style:name="T48_58" style:family="text">
      <style:text-properties fo:background-color="#ffffff" fo:color="#272a34" fo:font-size="10pt" style:font-size-asian="10pt" style:font-size-complex="10pt"/>
    </style:style>
    <style:style style:name="T48_59" style:family="text">
      <style:text-properties fo:background-color="#ffffff" fo:color="#272a34" fo:font-size="10pt" style:font-size-asian="10pt" style:font-size-complex="10pt"/>
    </style:style>
    <style:style style:name="T48_60" style:family="text">
      <style:text-properties fo:background-color="#ffffff" fo:color="#272a34" fo:font-size="10pt" style:font-size-asian="10pt" style:font-size-complex="10pt"/>
    </style:style>
    <style:style style:name="T48_61" style:family="text">
      <style:text-properties fo:background-color="#ffffff" fo:color="#272a34" fo:font-size="10pt" style:font-size-asian="10pt" style:font-size-complex="10pt"/>
    </style:style>
    <style:style style:name="T48_62" style:family="text">
      <style:text-properties fo:background-color="#ffffff" fo:color="#272a34" fo:font-size="10pt" style:font-size-asian="10pt" style:font-size-complex="10pt"/>
    </style:style>
    <style:style style:name="T48_63" style:family="text">
      <style:text-properties fo:background-color="#ffffff" fo:color="#272a34" fo:font-size="10pt" style:font-size-asian="10pt" style:font-size-complex="10pt"/>
    </style:style>
    <style:style style:name="T48_64" style:family="text">
      <style:text-properties fo:background-color="#ffffff" fo:color="#272a34" fo:font-size="10pt" style:font-size-asian="10pt" style:font-size-complex="10pt"/>
    </style:style>
    <style:style style:name="T48_65" style:family="text">
      <style:text-properties fo:background-color="#ffffff" fo:color="#272a34" fo:font-size="10pt" style:font-size-asian="10pt" style:font-size-complex="10pt"/>
    </style:style>
    <style:style style:name="T48_66" style:family="text">
      <style:text-properties fo:background-color="#ffffff" fo:color="#272a34" fo:font-size="10pt" style:font-size-asian="10pt" style:font-size-complex="10pt"/>
    </style:style>
    <style:style style:name="T48_67" style:family="text">
      <style:text-properties fo:background-color="#ffffff" fo:color="#272a34" fo:font-size="10pt" style:font-size-asian="10pt" style:font-size-complex="10pt"/>
    </style:style>
    <style:style style:name="T48_68" style:family="text">
      <style:text-properties fo:background-color="#ffffff" fo:color="#272a34" fo:font-size="10pt" style:font-size-asian="10pt" style:font-size-complex="10pt"/>
    </style:style>
    <style:style style:name="T48_69" style:family="text">
      <style:text-properties fo:background-color="#ffffff" fo:color="#272a34" fo:font-size="10pt" style:font-size-asian="10pt" style:font-size-complex="10pt"/>
    </style:style>
    <style:style style:name="T48_70" style:family="text">
      <style:text-properties fo:background-color="#ffffff" fo:color="#272a34" fo:font-size="10pt" style:font-size-asian="10pt" style:font-size-complex="10pt"/>
    </style:style>
    <style:style style:name="T48_71" style:family="text">
      <style:text-properties fo:background-color="#ffffff" fo:color="#272a34" fo:font-size="10pt" style:font-size-asian="10pt" style:font-size-complex="10pt"/>
    </style:style>
    <style:style style:name="T48_72" style:family="text">
      <style:text-properties fo:background-color="#ffffff" fo:color="#272a34" fo:font-size="10pt" style:font-size-asian="10pt" style:font-size-complex="10pt"/>
    </style:style>
    <style:style style:name="T48_73" style:family="text">
      <style:text-properties fo:background-color="#ffffff" fo:color="#272a34" fo:font-size="10pt" style:font-size-asian="10pt" style:font-size-complex="10pt"/>
    </style:style>
    <style:style style:name="T48_74" style:family="text">
      <style:text-properties fo:background-color="#ffffff" fo:color="#272a34" fo:font-size="10pt" style:font-size-asian="10pt" style:font-size-complex="10pt"/>
    </style:style>
    <style:style style:name="T48_75" style:family="text">
      <style:text-properties fo:background-color="#ffffff" fo:color="#272a34" fo:font-size="10pt" style:font-size-asian="10pt" style:font-size-complex="10pt"/>
    </style:style>
    <style:style style:name="T48_76" style:family="text">
      <style:text-properties fo:background-color="#ffffff" fo:color="#272a34" fo:font-size="10pt" style:font-size-asian="10pt" style:font-size-complex="10pt"/>
    </style:style>
    <style:style style:name="T48_77" style:family="text">
      <style:text-properties fo:background-color="#ffffff" fo:color="#272a34" fo:font-size="10pt" style:font-size-asian="10pt" style:font-size-complex="10pt"/>
    </style:style>
    <style:style style:name="T48_78" style:family="text">
      <style:text-properties fo:background-color="#ffffff" fo:color="#272a34" fo:font-size="10pt" style:font-size-asian="10pt" style:font-size-complex="10pt"/>
    </style:style>
    <style:style style:name="T48_79" style:family="text">
      <style:text-properties fo:background-color="#ffffff" fo:color="#272a34" fo:font-size="10pt" style:font-size-asian="10pt" style:font-size-complex="10pt"/>
    </style:style>
    <style:style style:name="T48_80" style:family="text">
      <style:text-properties fo:background-color="#ffffff" fo:color="#272a34" fo:font-size="10pt" style:font-size-asian="10pt" style:font-size-complex="10pt"/>
    </style:style>
    <style:style style:name="T48_81" style:family="text">
      <style:text-properties fo:background-color="#ffffff" fo:color="#272a34" fo:font-size="10pt" style:font-size-asian="10pt" style:font-size-complex="10pt"/>
    </style:style>
    <style:style style:name="T48_82" style:family="text">
      <style:text-properties fo:background-color="#ffffff" fo:color="#272a34" fo:font-size="10pt" style:font-size-asian="10pt" style:font-size-complex="10pt"/>
    </style:style>
    <style:style style:name="T48_83" style:family="text">
      <style:text-properties fo:background-color="#ffffff" fo:color="#272a34" fo:font-size="10pt" style:font-size-asian="10pt" style:font-size-complex="10pt"/>
    </style:style>
    <style:style style:name="T48_84" style:family="text">
      <style:text-properties fo:background-color="#ffffff" fo:color="#272a34" fo:font-size="10pt" style:font-size-asian="10pt" style:font-size-complex="10pt"/>
    </style:style>
    <style:style style:name="T48_85" style:family="text">
      <style:text-properties fo:background-color="#ffffff" fo:color="#272a34" fo:font-size="10pt" style:font-size-asian="10pt" style:font-size-complex="10pt"/>
    </style:style>
    <style:style style:name="T48_86" style:family="text">
      <style:text-properties fo:background-color="#ffffff" fo:color="#272a34" fo:font-size="10pt" style:font-size-asian="10pt" style:font-size-complex="10pt"/>
    </style:style>
    <style:style style:name="T48_87" style:family="text">
      <style:text-properties fo:background-color="#ffffff" fo:color="#272a34" fo:font-size="10pt" style:font-size-asian="10pt" style:font-size-complex="10pt"/>
    </style:style>
    <style:style style:name="T48_88" style:family="text">
      <style:text-properties fo:background-color="#ffffff" fo:color="#272a34" fo:font-size="10pt" style:font-size-asian="10pt" style:font-size-complex="10pt"/>
    </style:style>
    <style:style style:name="T48_89" style:family="text">
      <style:text-properties fo:background-color="#ffffff" fo:color="#272a34" fo:font-size="10pt" style:font-size-asian="10pt" style:font-size-complex="10pt"/>
    </style:style>
    <style:style style:name="T48_90" style:family="text">
      <style:text-properties fo:background-color="#ffffff" fo:color="#272a34" fo:font-size="10pt" style:font-size-asian="10pt" style:font-size-complex="10pt"/>
    </style:style>
    <style:style style:name="T48_91" style:family="text">
      <style:text-properties fo:background-color="#ffffff" fo:color="#272a34" fo:font-size="10pt" style:font-size-asian="10pt" style:font-size-complex="10pt"/>
    </style:style>
    <style:style style:name="T48_92" style:family="text">
      <style:text-properties fo:background-color="#ffffff" fo:color="#272a34" fo:font-size="10pt" style:font-size-asian="10pt" style:font-size-complex="10pt"/>
    </style:style>
    <style:style style:name="T48_93" style:family="text">
      <style:text-properties fo:background-color="#ffffff" fo:color="#272a34" fo:font-size="10pt" style:font-size-asian="10pt" style:font-size-complex="10pt"/>
    </style:style>
    <style:style style:name="T48_94" style:family="text">
      <style:text-properties fo:background-color="#ffffff" fo:color="#272a34" fo:font-size="10pt" style:font-size-asian="10pt" style:font-size-complex="10pt"/>
    </style:style>
    <style:style style:name="T48_95" style:family="text">
      <style:text-properties fo:background-color="#ffffff" fo:color="#272a34" fo:font-size="10pt" style:font-size-asian="10pt" style:font-size-complex="10pt"/>
    </style:style>
    <style:style style:name="T48_96" style:family="text">
      <style:text-properties fo:background-color="#ffffff" fo:color="#272a34" fo:font-size="10pt" style:font-size-asian="10pt" style:font-size-complex="10pt"/>
    </style:style>
    <style:style style:name="T48_97" style:family="text">
      <style:text-properties fo:background-color="#ffffff" fo:color="#272a34" fo:font-size="10pt" style:font-size-asian="10pt" style:font-size-complex="10pt"/>
    </style:style>
    <style:style style:name="T48_98" style:family="text">
      <style:text-properties fo:background-color="#ffffff" fo:color="#272a34" fo:font-size="10pt" style:font-size-asian="10pt" style:font-size-complex="10pt"/>
    </style:style>
    <style:style style:name="T48_99" style:family="text">
      <style:text-properties fo:background-color="#ffffff" fo:color="#272a34" fo:font-size="10pt" style:font-size-asian="10pt" style:font-size-complex="10pt"/>
    </style:style>
    <style:style style:name="T48_100" style:family="text">
      <style:text-properties fo:background-color="#ffffff" fo:color="#272a34" fo:font-size="10pt" style:font-size-asian="10pt" style:font-size-complex="10pt"/>
    </style:style>
    <style:style style:name="T48_101" style:family="text">
      <style:text-properties fo:background-color="#ffffff" fo:color="#272a34" fo:font-size="10pt" style:font-size-asian="10pt" style:font-size-complex="10pt"/>
    </style:style>
    <style:style style:name="T48_102" style:family="text">
      <style:text-properties fo:background-color="#ffffff" fo:color="#272a34" fo:font-size="10pt" style:font-size-asian="10pt" style:font-size-complex="10pt"/>
    </style:style>
    <style:style style:name="T48_103" style:family="text">
      <style:text-properties fo:background-color="#ffffff" fo:color="#272a34" fo:font-size="10pt" style:font-size-asian="10pt" style:font-size-complex="10pt"/>
    </style:style>
    <style:style style:name="T48_104" style:family="text">
      <style:text-properties fo:background-color="#ffffff" fo:color="#272a34" fo:font-size="10pt" style:font-size-asian="10pt" style:font-size-complex="10pt"/>
    </style:style>
    <style:style style:name="T48_105" style:family="text">
      <style:text-properties fo:background-color="#ffffff" fo:color="#272a34" fo:font-size="10pt" style:font-size-asian="10pt" style:font-size-complex="10pt"/>
    </style:style>
    <style:style style:name="T48_106" style:family="text">
      <style:text-properties fo:background-color="#ffffff" fo:color="#272a34" fo:font-size="10pt" style:font-size-asian="10pt" style:font-size-complex="10pt"/>
    </style:style>
    <style:style style:name="T48_107" style:family="text">
      <style:text-properties fo:background-color="#ffffff" fo:color="#272a34" fo:font-size="10pt" style:font-size-asian="10pt" style:font-size-complex="10pt"/>
    </style:style>
    <style:style style:name="T48_108" style:family="text">
      <style:text-properties fo:background-color="#ffffff" fo:color="#272a34" fo:font-size="10pt" style:font-size-asian="10pt" style:font-size-complex="10pt"/>
    </style:style>
    <style:style style:name="T48_109" style:family="text">
      <style:text-properties fo:background-color="#ffffff" fo:color="#272a34" fo:font-size="10pt" style:font-size-asian="10pt" style:font-size-complex="10pt"/>
    </style:style>
    <style:style style:name="T48_110" style:family="text">
      <style:text-properties fo:background-color="#ffffff" fo:color="#272a34" fo:font-size="10pt" style:font-size-asian="10pt" style:font-size-complex="10pt"/>
    </style:style>
    <style:style style:name="T48_111" style:family="text">
      <style:text-properties fo:background-color="#ffffff" fo:color="#272a34" fo:font-size="10pt" style:font-size-asian="10pt" style:font-size-complex="10pt"/>
    </style:style>
    <style:style style:name="T48_112" style:family="text">
      <style:text-properties fo:background-color="#ffffff" fo:color="#272a34" fo:font-size="10pt" style:font-size-asian="10pt" style:font-size-complex="10pt"/>
    </style:style>
    <style:style style:name="T48_113" style:family="text">
      <style:text-properties fo:background-color="#ffffff" fo:color="#272a34" fo:font-size="10pt" style:font-size-asian="10pt" style:font-size-complex="10pt"/>
    </style:style>
    <style:style style:name="T48_114" style:family="text">
      <style:text-properties fo:background-color="#ffffff" fo:color="#272a34" fo:font-size="10pt" style:font-size-asian="10pt" style:font-size-complex="10pt"/>
    </style:style>
    <style:style style:name="T48_115" style:family="text">
      <style:text-properties fo:background-color="#ffffff" fo:color="#272a34" fo:font-size="10pt" style:font-size-asian="10pt" style:font-size-complex="10pt"/>
    </style:style>
    <style:style style:name="T48_116" style:family="text">
      <style:text-properties fo:background-color="#ffffff" fo:color="#272a34" fo:font-size="10pt" style:font-size-asian="10pt" style:font-size-complex="10pt"/>
    </style:style>
    <style:style style:name="T48_117" style:family="text">
      <style:text-properties fo:background-color="#ffffff" fo:color="#272a34" fo:font-size="10pt" style:font-size-asian="10pt" style:font-size-complex="10pt"/>
    </style:style>
    <style:style style:name="T48_118" style:family="text">
      <style:text-properties fo:background-color="#ffffff" fo:color="#272a34" fo:font-size="10pt" style:font-size-asian="10pt" style:font-size-complex="10pt"/>
    </style:style>
    <style:style style:name="T48_119" style:family="text">
      <style:text-properties fo:background-color="#ffffff" fo:color="#272a34" fo:font-size="10pt" style:font-size-asian="10pt" style:font-size-complex="10pt"/>
    </style:style>
    <style:style style:name="T48_120" style:family="text">
      <style:text-properties fo:background-color="#ffffff" fo:color="#272a34" fo:font-size="10pt" style:font-size-asian="10pt" style:font-size-complex="10pt"/>
    </style:style>
    <style:style style:name="T48_121" style:family="text">
      <style:text-properties fo:background-color="#ffffff" fo:color="#272a34" fo:font-size="10pt" style:font-size-asian="10pt" style:font-size-complex="10pt"/>
    </style:style>
    <style:style style:name="T48_122" style:family="text">
      <style:text-properties fo:background-color="#ffffff" fo:color="#272a34" fo:font-size="10pt" style:font-size-asian="10pt" style:font-size-complex="10pt"/>
    </style:style>
    <style:style style:name="T48_123" style:family="text">
      <style:text-properties fo:background-color="#ffffff" fo:color="#272a34" fo:font-size="10pt" style:font-size-asian="10pt" style:font-size-complex="10pt"/>
    </style:style>
    <style:style style:name="T48_124" style:family="text">
      <style:text-properties fo:background-color="#ffffff" fo:color="#272a34" fo:font-size="10pt" style:font-size-asian="10pt" style:font-size-complex="10pt"/>
    </style:style>
    <style:style style:name="T48_125" style:family="text">
      <style:text-properties fo:background-color="#ffffff" fo:color="#272a34" fo:font-size="10pt" style:font-size-asian="10pt" style:font-size-complex="10pt"/>
    </style:style>
    <style:style style:name="T48_126" style:family="text">
      <style:text-properties fo:background-color="#ffffff" fo:color="#272a34" fo:font-size="10pt" style:font-size-asian="10pt" style:font-size-complex="10pt"/>
    </style:style>
    <style:style style:name="T48_127" style:family="text">
      <style:text-properties fo:background-color="#ffffff" fo:color="#272a34" fo:font-size="10pt" style:font-size-asian="10pt" style:font-size-complex="10pt"/>
    </style:style>
    <style:style style:name="T48_128" style:family="text">
      <style:text-properties fo:background-color="#ffffff" fo:color="#272a34" fo:font-size="10pt" style:font-size-asian="10pt" style:font-size-complex="10pt"/>
    </style:style>
    <style:style style:name="T48_129" style:family="text">
      <style:text-properties fo:background-color="#ffffff" fo:color="#272a34" fo:font-size="10pt" style:font-size-asian="10pt" style:font-size-complex="10pt"/>
    </style:style>
    <style:style style:name="T48_130" style:family="text">
      <style:text-properties fo:background-color="#ffffff" fo:color="#272a34" fo:font-size="10pt" style:font-size-asian="10pt" style:font-size-complex="10pt"/>
    </style:style>
    <style:style style:name="T48_131" style:family="text">
      <style:text-properties fo:background-color="#ffffff" fo:color="#272a34" fo:font-size="10pt" style:font-size-asian="10pt" style:font-size-complex="10pt"/>
    </style:style>
    <style:style style:name="T48_132" style:family="text">
      <style:text-properties fo:background-color="#ffffff" fo:color="#272a34" fo:font-size="10pt" style:font-size-asian="10pt" style:font-size-complex="10pt"/>
    </style:style>
    <style:style style:name="T48_133" style:family="text">
      <style:text-properties fo:background-color="#ffffff" fo:color="#272a34" fo:font-size="10pt" style:font-size-asian="10pt" style:font-size-complex="10pt"/>
    </style:style>
    <style:style style:name="T48_134" style:family="text">
      <style:text-properties fo:background-color="#ffffff" fo:color="#272a34" fo:font-size="10pt" style:font-size-asian="10pt" style:font-size-complex="10pt"/>
    </style:style>
    <style:style style:name="T48_135" style:family="text">
      <style:text-properties fo:background-color="#ffffff" fo:color="#272a34" fo:font-size="10pt" style:font-size-asian="10pt" style:font-size-complex="10pt"/>
    </style:style>
    <style:style style:name="T48_136" style:family="text">
      <style:text-properties fo:background-color="#ffffff" fo:color="#272a34" fo:font-size="10pt" style:font-size-asian="10pt" style:font-size-complex="10pt"/>
    </style:style>
    <style:style style:name="T48_137" style:family="text">
      <style:text-properties fo:background-color="#ffffff" fo:color="#272a34" fo:font-size="10pt" style:font-size-asian="10pt" style:font-size-complex="10pt"/>
    </style:style>
    <style:style style:name="T48_138" style:family="text">
      <style:text-properties fo:background-color="#ffffff" fo:color="#272a34" fo:font-size="10pt" style:font-size-asian="10pt" style:font-size-complex="10pt"/>
    </style:style>
    <style:style style:name="T48_139" style:family="text">
      <style:text-properties fo:background-color="#ffffff" fo:color="#272a34" fo:font-size="10pt" style:font-size-asian="10pt" style:font-size-complex="10pt"/>
    </style:style>
    <style:style style:name="T48_140" style:family="text">
      <style:text-properties fo:background-color="#ffffff" fo:color="#272a34" fo:font-size="10pt" style:font-size-asian="10pt" style:font-size-complex="10pt"/>
    </style:style>
    <style:style style:name="T48_141" style:family="text">
      <style:text-properties fo:background-color="#ffffff" fo:color="#272a34" fo:font-size="10pt" style:font-size-asian="10pt" style:font-size-complex="10pt"/>
    </style:style>
    <style:style style:name="T48_142" style:family="text">
      <style:text-properties fo:background-color="#ffffff" fo:color="#272a34" fo:font-size="10pt" style:font-size-asian="10pt" style:font-size-complex="10pt"/>
    </style:style>
    <style:style style:name="T48_143" style:family="text">
      <style:text-properties fo:background-color="#ffffff" fo:color="#272a34" fo:font-size="10pt" style:font-size-asian="10pt" style:font-size-complex="10pt"/>
    </style:style>
    <style:style style:name="T48_144" style:family="text">
      <style:text-properties fo:background-color="#ffffff" fo:color="#272a34" fo:font-size="10pt" style:font-size-asian="10pt" style:font-size-complex="10pt"/>
    </style:style>
    <style:style style:name="T48_145" style:family="text">
      <style:text-properties fo:background-color="#ffffff" fo:color="#272a34" fo:font-size="10pt" style:font-size-asian="10pt" style:font-size-complex="10pt"/>
    </style:style>
    <style:style style:name="T48_146" style:family="text">
      <style:text-properties fo:background-color="#ffffff" fo:color="#272a34" fo:font-size="10pt" style:font-size-asian="10pt" style:font-size-complex="10pt"/>
    </style:style>
    <style:style style:name="T48_147" style:family="text">
      <style:text-properties fo:background-color="#ffffff" fo:color="#272a34" fo:font-size="10pt" style:font-size-asian="10pt" style:font-size-complex="10pt"/>
    </style:style>
    <style:style style:name="T48_148" style:family="text">
      <style:text-properties fo:background-color="#ffffff" fo:color="#272a34" fo:font-size="10pt" style:font-size-asian="10pt" style:font-size-complex="10pt"/>
    </style:style>
    <style:style style:name="T48_149" style:family="text">
      <style:text-properties fo:background-color="#ffffff" fo:color="#272a34" fo:font-size="10pt" style:font-size-asian="10pt" style:font-size-complex="10pt"/>
    </style:style>
    <style:style style:name="T48_150" style:family="text">
      <style:text-properties fo:background-color="#ffffff" fo:color="#272a34" fo:font-size="10pt" style:font-size-asian="10pt" style:font-size-complex="10pt"/>
    </style:style>
    <style:style style:name="T48_151" style:family="text">
      <style:text-properties fo:background-color="#ffffff" fo:color="#272a34" fo:font-size="10pt" style:font-size-asian="10pt" style:font-size-complex="10pt"/>
    </style:style>
    <style:style style:name="T48_152" style:family="text">
      <style:text-properties fo:background-color="#ffffff" fo:color="#272a34" fo:font-size="10pt" style:font-size-asian="10pt" style:font-size-complex="10pt"/>
    </style:style>
    <style:style style:name="T48_153" style:family="text">
      <style:text-properties fo:background-color="#ffffff" fo:color="#272a34" fo:font-size="10pt" style:font-size-asian="10pt" style:font-size-complex="10pt"/>
    </style:style>
    <style:style style:name="T48_154" style:family="text">
      <style:text-properties fo:background-color="#ffffff" fo:color="#272a34" fo:font-size="10pt" style:font-size-asian="10pt" style:font-size-complex="10pt"/>
    </style:style>
    <style:style style:name="T48_155" style:family="text">
      <style:text-properties fo:background-color="#ffffff" fo:color="#272a34" fo:font-size="10pt" style:font-size-asian="10pt" style:font-size-complex="10pt"/>
    </style:style>
    <style:style style:name="T48_156" style:family="text">
      <style:text-properties fo:background-color="#ffffff" fo:color="#272a34" fo:font-size="10pt" style:font-size-asian="10pt" style:font-size-complex="10pt"/>
    </style:style>
    <style:style style:name="T48_157" style:family="text">
      <style:text-properties fo:background-color="#ffffff" fo:color="#272a34" fo:font-size="10pt" style:font-size-asian="10pt" style:font-size-complex="10pt"/>
    </style:style>
    <style:style style:name="T48_158" style:family="text">
      <style:text-properties fo:background-color="#ffffff" fo:color="#272a34" fo:font-size="10pt" style:font-size-asian="10pt" style:font-size-complex="10pt"/>
    </style:style>
    <style:style style:name="T48_159" style:family="text">
      <style:text-properties fo:background-color="#ffffff" fo:color="#272a34" fo:font-size="10pt" style:font-size-asian="10pt" style:font-size-complex="10pt"/>
    </style:style>
    <style:style style:name="T48_160" style:family="text">
      <style:text-properties fo:background-color="#ffffff" fo:color="#272a34" fo:font-size="10pt" style:font-size-asian="10pt" style:font-size-complex="10pt"/>
    </style:style>
    <style:style style:name="T48_161" style:family="text">
      <style:text-properties fo:background-color="#ffffff" fo:color="#272a34" fo:font-size="10pt" style:font-size-asian="10pt" style:font-size-complex="10pt"/>
    </style:style>
    <style:style style:name="T48_162" style:family="text">
      <style:text-properties fo:background-color="#ffffff" fo:color="#272a34" fo:font-size="10pt" style:font-size-asian="10pt" style:font-size-complex="10pt"/>
    </style:style>
    <style:style style:name="T48_163" style:family="text">
      <style:text-properties fo:background-color="#ffffff" fo:color="#272a34" fo:font-size="10pt" style:font-size-asian="10pt" style:font-size-complex="10pt"/>
    </style:style>
    <style:style style:name="T48_164" style:family="text">
      <style:text-properties fo:background-color="#ffffff" fo:color="#272a34" fo:font-size="10pt" style:font-size-asian="10pt" style:font-size-complex="10pt"/>
    </style:style>
    <style:style style:name="T48_165" style:family="text">
      <style:text-properties fo:background-color="#ffffff" fo:color="#272a34" fo:font-size="10pt" style:font-size-asian="10pt" style:font-size-complex="10pt"/>
    </style:style>
    <style:style style:name="T48_166" style:family="text">
      <style:text-properties fo:background-color="#ffffff" fo:color="#272a34" fo:font-size="10pt" style:font-size-asian="10pt" style:font-size-complex="10pt"/>
    </style:style>
    <style:style style:name="T48_167" style:family="text">
      <style:text-properties fo:background-color="#ffffff" fo:color="#272a34" fo:font-size="10pt" style:font-size-asian="10pt" style:font-size-complex="10pt"/>
    </style:style>
    <style:style style:name="T48_168" style:family="text">
      <style:text-properties fo:background-color="#ffffff" fo:color="#272a34" fo:font-size="10pt" style:font-size-asian="10pt" style:font-size-complex="10pt"/>
    </style:style>
    <style:style style:name="T48_169" style:family="text">
      <style:text-properties fo:background-color="#ffffff" fo:color="#272a34" fo:font-size="10pt" style:font-size-asian="10pt" style:font-size-complex="10pt"/>
    </style:style>
    <style:style style:name="T48_170" style:family="text">
      <style:text-properties fo:background-color="#ffffff" fo:color="#272a34" fo:font-size="10pt" style:font-size-asian="10pt" style:font-size-complex="10pt"/>
    </style:style>
    <style:style style:name="T48_171" style:family="text">
      <style:text-properties fo:background-color="#ffffff" fo:color="#272a34" fo:font-size="10pt" style:font-size-asian="10pt" style:font-size-complex="10pt"/>
    </style:style>
    <style:style style:name="T48_172" style:family="text">
      <style:text-properties fo:background-color="#ffffff" fo:color="#272a34" fo:font-size="10pt" style:font-size-asian="10pt" style:font-size-complex="10pt"/>
    </style:style>
    <style:style style:name="T48_173" style:family="text">
      <style:text-properties fo:background-color="#ffffff" fo:color="#272a34" fo:font-size="10pt" style:font-size-asian="10pt" style:font-size-complex="10pt"/>
    </style:style>
    <style:style style:name="T48_174" style:family="text">
      <style:text-properties fo:background-color="#ffffff" fo:color="#272a34" fo:font-size="10pt" style:font-size-asian="10pt" style:font-size-complex="10pt"/>
    </style:style>
    <style:style style:name="T48_175" style:family="text">
      <style:text-properties fo:background-color="#ffffff" fo:color="#272a34" fo:font-size="10pt" style:font-size-asian="10pt" style:font-size-complex="10pt"/>
    </style:style>
    <style:style style:name="T48_176" style:family="text">
      <style:text-properties fo:background-color="#ffffff" fo:color="#272a34" fo:font-size="10pt" style:font-size-asian="10pt" style:font-size-complex="10pt"/>
    </style:style>
    <style:style style:name="T48_177" style:family="text">
      <style:text-properties fo:background-color="#ffffff" fo:color="#272a34" fo:font-size="10pt" style:font-size-asian="10pt" style:font-size-complex="10pt"/>
    </style:style>
    <style:style style:name="T48_178" style:family="text">
      <style:text-properties fo:background-color="#ffffff" fo:color="#272a34" fo:font-size="10pt" style:font-size-asian="10pt" style:font-size-complex="10pt"/>
    </style:style>
    <style:style style:name="T48_179" style:family="text">
      <style:text-properties fo:background-color="#ffffff" fo:color="#272a34" fo:font-size="10pt" style:font-size-asian="10pt" style:font-size-complex="10pt"/>
    </style:style>
    <style:style style:name="T48_180" style:family="text">
      <style:text-properties fo:background-color="#ffffff" fo:color="#272a34" fo:font-size="10pt" style:font-size-asian="10pt" style:font-size-complex="10pt"/>
    </style:style>
    <style:style style:name="T48_181" style:family="text">
      <style:text-properties fo:background-color="#ffffff" fo:color="#272a34" fo:font-size="10pt" style:font-size-asian="10pt" style:font-size-complex="10pt"/>
    </style:style>
    <style:style style:name="T48_182" style:family="text">
      <style:text-properties fo:background-color="#ffffff" fo:color="#272a34" fo:font-size="10pt" style:font-size-asian="10pt" style:font-size-complex="10pt"/>
    </style:style>
    <style:style style:name="T48_183" style:family="text">
      <style:text-properties fo:background-color="#ffffff" fo:color="#272a34" fo:font-size="10pt" style:font-size-asian="10pt" style:font-size-complex="10pt"/>
    </style:style>
    <style:style style:name="T48_184" style:family="text">
      <style:text-properties fo:background-color="#ffffff" fo:color="#272a34" fo:font-size="10pt" style:font-size-asian="10pt" style:font-size-complex="10pt"/>
    </style:style>
    <style:style style:name="T48_185" style:family="text">
      <style:text-properties fo:background-color="#ffffff" fo:color="#272a34" fo:font-size="10pt" style:font-size-asian="10pt" style:font-size-complex="10pt"/>
    </style:style>
    <style:style style:name="T48_186" style:family="text">
      <style:text-properties fo:background-color="#ffffff" fo:color="#272a34" fo:font-size="10pt" style:font-size-asian="10pt" style:font-size-complex="10pt"/>
    </style:style>
    <style:style style:name="T48_187" style:family="text">
      <style:text-properties fo:background-color="#ffffff" fo:color="#272a34" fo:font-size="10pt" style:font-size-asian="10pt" style:font-size-complex="10pt"/>
    </style:style>
    <style:style style:name="T48_188" style:family="text">
      <style:text-properties fo:background-color="#ffffff" fo:color="#272a34" fo:font-size="10pt" style:font-size-asian="10pt" style:font-size-complex="10pt"/>
    </style:style>
    <style:style style:name="T48_189" style:family="text">
      <style:text-properties fo:background-color="#ffffff" fo:color="#272a34" fo:font-size="10pt" style:font-size-asian="10pt" style:font-size-complex="10pt"/>
    </style:style>
    <style:style style:name="T48_190" style:family="text">
      <style:text-properties fo:background-color="#ffffff" fo:color="#272a34" fo:font-size="10pt" style:font-size-asian="10pt" style:font-size-complex="10pt"/>
    </style:style>
    <style:style style:name="T48_191" style:family="text">
      <style:text-properties fo:background-color="#ffffff" fo:color="#272a34" fo:font-size="10pt" style:font-size-asian="10pt" style:font-size-complex="10pt"/>
    </style:style>
    <style:style style:name="T48_192" style:family="text">
      <style:text-properties fo:background-color="#ffffff" fo:color="#272a34" fo:font-size="10pt" style:font-size-asian="10pt" style:font-size-complex="10pt"/>
    </style:style>
    <style:style style:name="T48_193" style:family="text">
      <style:text-properties fo:background-color="#ffffff" fo:color="#272a34" fo:font-size="10pt" style:font-size-asian="10pt" style:font-size-complex="10pt"/>
    </style:style>
    <style:style style:name="T48_194" style:family="text">
      <style:text-properties fo:background-color="#ffffff" fo:color="#272a34" fo:font-size="10pt" style:font-size-asian="10pt" style:font-size-complex="10pt"/>
    </style:style>
    <style:style style:name="T48_195" style:family="text">
      <style:text-properties fo:background-color="#ffffff" fo:color="#272a34" fo:font-size="10pt" style:font-size-asian="10pt" style:font-size-complex="10pt"/>
    </style:style>
    <style:style style:name="T48_196" style:family="text">
      <style:text-properties fo:background-color="#ffffff" fo:color="#272a34" fo:font-size="10pt" style:font-size-asian="10pt" style:font-size-complex="10pt"/>
    </style:style>
    <style:style style:name="T48_197" style:family="text">
      <style:text-properties fo:background-color="#ffffff" fo:color="#272a34" fo:font-size="10pt" style:font-size-asian="10pt" style:font-size-complex="10pt"/>
    </style:style>
    <style:style style:name="T48_198" style:family="text">
      <style:text-properties fo:background-color="#ffffff" fo:color="#272a34" fo:font-size="10pt" style:font-size-asian="10pt" style:font-size-complex="10pt"/>
    </style:style>
    <style:style style:name="T48_199" style:family="text">
      <style:text-properties fo:background-color="#ffffff" fo:color="#272a34" fo:font-size="10pt" style:font-size-asian="10pt" style:font-size-complex="10pt"/>
    </style:style>
    <style:style style:name="T48_200" style:family="text">
      <style:text-properties fo:background-color="#ffffff" fo:color="#272a34" fo:font-size="10pt" style:font-size-asian="10pt" style:font-size-complex="10pt"/>
    </style:style>
    <style:style style:name="T48_201" style:family="text">
      <style:text-properties fo:background-color="#ffffff" fo:color="#272a34" fo:font-size="10pt" style:font-size-asian="10pt" style:font-size-complex="10pt"/>
    </style:style>
    <style:style style:name="T48_202" style:family="text">
      <style:text-properties fo:background-color="#ffffff" fo:color="#272a34" fo:font-size="10pt" style:font-size-asian="10pt" style:font-size-complex="10pt"/>
    </style:style>
    <style:style style:name="T48_203" style:family="text">
      <style:text-properties fo:background-color="#ffffff" fo:color="#272a34" fo:font-size="10pt" style:font-size-asian="10pt" style:font-size-complex="10pt"/>
    </style:style>
    <style:style style:name="T48_204" style:family="text">
      <style:text-properties fo:background-color="#ffffff" fo:color="#272a34" fo:font-size="10pt" style:font-size-asian="10pt" style:font-size-complex="10pt"/>
    </style:style>
    <style:style style:name="T48_205" style:family="text">
      <style:text-properties fo:background-color="#ffffff" fo:color="#272a34" fo:font-size="10pt" style:font-size-asian="10pt" style:font-size-complex="10pt"/>
    </style:style>
    <style:style style:name="T48_206" style:family="text">
      <style:text-properties fo:background-color="#ffffff" fo:color="#272a34" fo:font-size="10pt" style:font-size-asian="10pt" style:font-size-complex="10pt"/>
    </style:style>
    <style:style style:name="T48_207" style:family="text">
      <style:text-properties fo:background-color="#ffffff" fo:color="#272a34" fo:font-size="10pt" style:font-size-asian="10pt" style:font-size-complex="10pt"/>
    </style:style>
    <style:style style:name="T48_208" style:family="text">
      <style:text-properties fo:background-color="#ffffff" fo:color="#272a34" fo:font-size="10pt" style:font-size-asian="10pt" style:font-size-complex="10pt"/>
    </style:style>
    <style:style style:name="T48_209" style:family="text">
      <style:text-properties fo:background-color="#ffffff" fo:color="#272a34" fo:font-size="10pt" style:font-size-asian="10pt" style:font-size-complex="10pt"/>
    </style:style>
    <style:style style:name="P49" style:family="paragraph" style:parent-style-name="Standard">
      <style:paragraph-properties fo:text-align="justify" fo:break-before="auto" fo:line-height="180%" style:writing-mode="lr-tb"/>
    </style:style>
    <style:style style:name="T49_1" style:family="text">
      <style:text-properties fo:background-color="#ffffff" fo:color="#272a34" fo:font-size="10pt" style:font-size-asian="10pt" style:font-size-complex="10pt"/>
    </style:style>
    <style:style style:name="T49_2" style:family="text">
      <style:text-properties fo:background-color="#ffffff" fo:color="#272a34" fo:font-size="10pt" style:font-size-asian="10pt" style:font-size-complex="10pt"/>
    </style:style>
    <style:style style:name="T49_3" style:family="text">
      <style:text-properties fo:background-color="#ffffff" fo:color="#272a34" fo:font-size="10pt" style:font-size-asian="10pt" style:font-size-complex="10pt"/>
    </style:style>
    <style:style style:name="T49_4" style:family="text">
      <style:text-properties fo:background-color="#ffffff" fo:color="#272a34" fo:font-size="10pt" style:font-size-asian="10pt" style:font-size-complex="10pt"/>
    </style:style>
    <style:style style:name="T49_5" style:family="text">
      <style:text-properties fo:background-color="#ffffff" fo:color="#272a34" fo:font-size="10pt" style:font-size-asian="10pt" style:font-size-complex="10pt"/>
    </style:style>
    <style:style style:name="T49_6" style:family="text">
      <style:text-properties fo:background-color="#ffffff" fo:color="#272a34" fo:font-size="10pt" style:font-size-asian="10pt" style:font-size-complex="10pt"/>
    </style:style>
    <style:style style:name="T49_7" style:family="text">
      <style:text-properties fo:background-color="#ffffff" fo:color="#272a34" fo:font-size="10pt" style:font-size-asian="10pt" style:font-size-complex="10pt"/>
    </style:style>
    <style:style style:name="T49_8" style:family="text">
      <style:text-properties fo:background-color="#ffffff" fo:color="#272a34" fo:font-size="10pt" style:font-size-asian="10pt" style:font-size-complex="10pt"/>
    </style:style>
    <style:style style:name="T49_9" style:family="text">
      <style:text-properties fo:background-color="#ffffff" fo:color="#272a34" fo:font-size="10pt" style:font-size-asian="10pt" style:font-size-complex="10pt"/>
    </style:style>
    <style:style style:name="T49_10" style:family="text">
      <style:text-properties fo:background-color="#ffffff" fo:color="#272a34" fo:font-size="10pt" style:font-size-asian="10pt" style:font-size-complex="10pt"/>
    </style:style>
    <style:style style:name="T49_11" style:family="text">
      <style:text-properties fo:background-color="#ffffff" fo:color="#272a34" fo:font-size="10pt" style:font-size-asian="10pt" style:font-size-complex="10pt"/>
    </style:style>
    <style:style style:name="T49_12" style:family="text">
      <style:text-properties fo:background-color="#ffffff" fo:color="#272a34" fo:font-size="10pt" style:font-size-asian="10pt" style:font-size-complex="10pt"/>
    </style:style>
    <style:style style:name="T49_13" style:family="text">
      <style:text-properties fo:background-color="#ffffff" fo:color="#272a34" fo:font-size="10pt" style:font-size-asian="10pt" style:font-size-complex="10pt"/>
    </style:style>
    <style:style style:name="T49_14" style:family="text">
      <style:text-properties fo:background-color="#ffffff" fo:color="#272a34" fo:font-size="10pt" style:font-size-asian="10pt" style:font-size-complex="10pt"/>
    </style:style>
    <style:style style:name="T49_15" style:family="text">
      <style:text-properties fo:background-color="#ffffff" fo:color="#272a34" fo:font-size="10pt" style:font-size-asian="10pt" style:font-size-complex="10pt"/>
    </style:style>
    <style:style style:name="T49_16" style:family="text">
      <style:text-properties fo:background-color="#ffffff" fo:color="#272a34" fo:font-size="10pt" style:font-size-asian="10pt" style:font-size-complex="10pt"/>
    </style:style>
    <style:style style:name="T49_17" style:family="text">
      <style:text-properties fo:background-color="#ffffff" fo:color="#272a34" fo:font-size="10pt" style:font-size-asian="10pt" style:font-size-complex="10pt"/>
    </style:style>
    <style:style style:name="T49_18" style:family="text">
      <style:text-properties fo:background-color="#ffffff" fo:color="#272a34" fo:font-size="10pt" style:font-size-asian="10pt" style:font-size-complex="10pt"/>
    </style:style>
    <style:style style:name="P50" style:family="paragraph" style:parent-style-name="Standard">
      <style:paragraph-properties fo:text-align="justify" fo:break-before="auto" fo:line-height="180%" style:writing-mode="lr-tb"/>
    </style:style>
    <style:style style:name="T50_1" style:family="text">
      <style:text-properties fo:background-color="#ffffff" fo:color="#272a34" fo:font-size="10pt" style:font-size-asian="10pt" style:font-size-complex="10pt"/>
    </style:style>
    <style:style style:name="P51" style:family="paragraph" style:parent-style-name="Standard">
      <style:paragraph-properties fo:break-before="auto" fo:line-height="180%" style:writing-mode="lr-tb"/>
    </style:style>
    <style:style style:name="T51_1" style:family="text">
      <style:text-properties fo:background-color="#ffffff" fo:color="#272a34" style:font-name="Times New Roman" style:font-name-asian="Times New Roman" style:font-name-complex="Times New Roman"/>
    </style:style>
    <style:style style:name="T51_2" style:family="text">
      <style:text-properties fo:background-color="#ffffff" fo:color="#272a34" style:font-name="Times New Roman" style:font-name-asian="Times New Roman" style:font-name-complex="Times New Roman"/>
    </style:style>
    <style:style style:name="T51_3" style:family="text">
      <style:text-properties fo:background-color="#ffffff" fo:color="#272a34" style:font-name="Times New Roman" style:font-name-asian="Times New Roman" style:font-name-complex="Times New Roman"/>
    </style:style>
    <style:style style:name="T51_4" style:family="text">
      <style:text-properties fo:background-color="#ffffff" fo:color="#272a34" style:font-name="Times New Roman" style:font-name-asian="Times New Roman" style:font-name-complex="Times New Roman"/>
    </style:style>
    <style:style style:name="T51_5" style:family="text">
      <style:text-properties fo:background-color="#ffffff" fo:color="#272a34" style:font-name="Times New Roman" style:font-name-asian="Times New Roman" style:font-name-complex="Times New Roman"/>
    </style:style>
    <style:style style:name="T51_6" style:family="text">
      <style:text-properties fo:background-color="#ffffff" fo:color="#272a34" style:font-name="Times New Roman" style:font-name-asian="Times New Roman" style:font-name-complex="Times New Roman"/>
    </style:style>
    <style:style style:name="T51_7" style:family="text">
      <style:text-properties fo:background-color="#ffffff" fo:color="#272a34" style:font-name="Times New Roman" style:font-name-asian="Times New Roman" style:font-name-complex="Times New Roman"/>
    </style:style>
    <style:style style:name="T51_8" style:family="text">
      <style:text-properties fo:background-color="#ffffff" fo:color="#272a34" style:font-name="Times New Roman" style:font-name-asian="Times New Roman" style:font-name-complex="Times New Roman"/>
    </style:style>
    <style:style style:name="T51_9" style:family="text">
      <style:text-properties fo:background-color="#ffffff" fo:color="#272a34" style:font-name="Times New Roman" style:font-name-asian="Times New Roman" style:font-name-complex="Times New Roman"/>
    </style:style>
    <style:style style:name="T51_10" style:family="text">
      <style:text-properties fo:background-color="#ffffff" fo:color="#272a34" style:font-name="Times New Roman" style:font-name-asian="Times New Roman" style:font-name-complex="Times New Roman"/>
    </style:style>
    <style:style style:name="T51_11" style:family="text">
      <style:text-properties fo:background-color="#ffffff" fo:color="#272a34" style:font-name="Times New Roman" style:font-name-asian="Times New Roman" style:font-name-complex="Times New Roman"/>
    </style:style>
    <style:style style:name="T51_12" style:family="text">
      <style:text-properties fo:background-color="#ffffff" fo:color="#272a34"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80%" style:writing-mode="lr-tb"/>
    </style:style>
    <style:style style:name="T52_1" style:family="text">
      <style:text-properties fo:background-color="#ffffff" fo:color="#272a34" fo:font-size="10pt" style:font-size-asian="10pt" style:font-size-complex="10pt"/>
    </style:style>
    <style:style style:name="T52_2" style:family="text">
      <style:text-properties fo:background-color="#ffffff" fo:color="#272a34" fo:font-size="10pt" style:font-size-asian="10pt" style:font-size-complex="10pt"/>
    </style:style>
    <style:style style:name="T52_3" style:family="text">
      <style:text-properties fo:background-color="#ffffff" fo:color="#272a34" fo:font-size="10pt" style:font-size-asian="10pt" style:font-size-complex="10pt"/>
    </style:style>
    <style:style style:name="T52_4" style:family="text">
      <style:text-properties fo:background-color="#ffffff" fo:color="#272a34" fo:font-size="10pt" style:font-size-asian="10pt" style:font-size-complex="10pt"/>
    </style:style>
    <style:style style:name="T52_5" style:family="text">
      <style:text-properties fo:background-color="#ffffff" fo:color="#272a34" fo:font-size="10pt" style:font-size-asian="10pt" style:font-size-complex="10pt"/>
    </style:style>
    <style:style style:name="T52_6" style:family="text">
      <style:text-properties fo:background-color="#ffffff" fo:color="#272a34" fo:font-size="10pt" style:font-size-asian="10pt" style:font-size-complex="10pt"/>
    </style:style>
    <style:style style:name="T52_7" style:family="text">
      <style:text-properties fo:background-color="#ffffff" fo:color="#272a34" fo:font-size="10pt" style:font-size-asian="10pt" style:font-size-complex="10pt"/>
    </style:style>
    <style:style style:name="T52_8" style:family="text">
      <style:text-properties fo:background-color="#ffffff" fo:color="#272a34" fo:font-size="10pt" style:font-size-asian="10pt" style:font-size-complex="10pt"/>
    </style:style>
    <style:style style:name="T52_9" style:family="text">
      <style:text-properties fo:background-color="#ffffff" fo:color="#272a34" fo:font-size="10pt" style:font-size-asian="10pt" style:font-size-complex="10pt"/>
    </style:style>
    <style:style style:name="T52_10" style:family="text">
      <style:text-properties fo:background-color="#ffffff" fo:color="#272a34" fo:font-size="10pt" style:font-size-asian="10pt" style:font-size-complex="10pt"/>
    </style:style>
    <style:style style:name="T52_11" style:family="text">
      <style:text-properties fo:background-color="#ffffff" fo:color="#272a34" fo:font-size="10pt" style:font-size-asian="10pt" style:font-size-complex="10pt"/>
    </style:style>
    <style:style style:name="T52_12" style:family="text">
      <style:text-properties fo:background-color="#ffffff" fo:color="#272a34" fo:font-size="10pt" style:font-size-asian="10pt" style:font-size-complex="10pt"/>
    </style:style>
    <style:style style:name="T52_13" style:family="text">
      <style:text-properties fo:background-color="#ffffff" fo:color="#272a34" fo:font-size="10pt" style:font-size-asian="10pt" style:font-size-complex="10pt"/>
    </style:style>
    <style:style style:name="T52_14" style:family="text">
      <style:text-properties fo:background-color="#ffffff" fo:color="#272a34" fo:font-size="10pt" style:font-size-asian="10pt" style:font-size-complex="10pt"/>
    </style:style>
    <style:style style:name="T52_15" style:family="text">
      <style:text-properties fo:background-color="#ffffff" fo:color="#272a34" fo:font-size="10pt" style:font-size-asian="10pt" style:font-size-complex="10pt"/>
    </style:style>
    <style:style style:name="T52_16" style:family="text">
      <style:text-properties fo:background-color="#ffffff" fo:color="#272a34" fo:font-size="10pt" style:font-size-asian="10pt" style:font-size-complex="10pt"/>
    </style:style>
    <style:style style:name="T52_17" style:family="text">
      <style:text-properties fo:background-color="#ffffff" fo:color="#272a34" fo:font-size="10pt" style:font-size-asian="10pt" style:font-size-complex="10pt"/>
    </style:style>
    <style:style style:name="T52_18" style:family="text">
      <style:text-properties fo:background-color="#ffffff" fo:color="#272a34" fo:font-size="10pt" style:font-size-asian="10pt" style:font-size-complex="10pt"/>
    </style:style>
    <style:style style:name="T52_19" style:family="text">
      <style:text-properties fo:background-color="#ffffff" fo:color="#272a34" fo:font-size="10pt" style:font-size-asian="10pt" style:font-size-complex="10pt"/>
    </style:style>
    <style:style style:name="T52_20" style:family="text">
      <style:text-properties fo:background-color="#ffffff" fo:color="#272a34" fo:font-size="10pt" style:font-size-asian="10pt" style:font-size-complex="10pt"/>
    </style:style>
    <style:style style:name="T52_21" style:family="text">
      <style:text-properties fo:background-color="#ffffff" fo:color="#272a34" fo:font-size="10pt" style:font-size-asian="10pt" style:font-size-complex="10pt"/>
    </style:style>
    <style:style style:name="T52_22" style:family="text">
      <style:text-properties fo:background-color="#ffffff" fo:color="#272a34" fo:font-size="10pt" style:font-size-asian="10pt" style:font-size-complex="10pt"/>
    </style:style>
    <style:style style:name="T52_23" style:family="text">
      <style:text-properties fo:background-color="#ffffff" fo:color="#272a34" fo:font-size="10pt" style:font-size-asian="10pt" style:font-size-complex="10pt"/>
    </style:style>
    <style:style style:name="T52_24" style:family="text">
      <style:text-properties fo:background-color="#ffffff" fo:color="#272a34" fo:font-size="10pt" style:font-size-asian="10pt" style:font-size-complex="10pt"/>
    </style:style>
    <style:style style:name="T52_25" style:family="text">
      <style:text-properties fo:background-color="#ffffff" fo:color="#272a34" fo:font-size="10pt" style:font-size-asian="10pt" style:font-size-complex="10pt"/>
    </style:style>
    <style:style style:name="T52_26" style:family="text">
      <style:text-properties fo:background-color="#ffffff" fo:color="#272a34" fo:font-size="10pt" style:font-size-asian="10pt" style:font-size-complex="10pt"/>
    </style:style>
    <style:style style:name="T52_27" style:family="text">
      <style:text-properties fo:background-color="#ffffff" fo:color="#272a34" fo:font-size="10pt" style:font-size-asian="10pt" style:font-size-complex="10pt"/>
    </style:style>
    <style:style style:name="T52_28" style:family="text">
      <style:text-properties fo:background-color="#ffffff" fo:color="#272a34" fo:font-size="10pt" style:font-size-asian="10pt" style:font-size-complex="10pt"/>
    </style:style>
    <style:style style:name="T52_29" style:family="text">
      <style:text-properties fo:background-color="#ffffff" fo:color="#272a34" fo:font-size="10pt" style:font-size-asian="10pt" style:font-size-complex="10pt"/>
    </style:style>
    <style:style style:name="T52_30" style:family="text">
      <style:text-properties fo:background-color="#ffffff" fo:color="#272a34" fo:font-size="10pt" style:font-size-asian="10pt" style:font-size-complex="10pt"/>
    </style:style>
    <style:style style:name="T52_31" style:family="text">
      <style:text-properties fo:background-color="#ffffff" fo:color="#272a34" fo:font-size="10pt" style:font-size-asian="10pt" style:font-size-complex="10pt"/>
    </style:style>
    <style:style style:name="T52_32" style:family="text">
      <style:text-properties fo:background-color="#ffffff" fo:color="#272a34" fo:font-size="10pt" style:font-size-asian="10pt" style:font-size-complex="10pt"/>
    </style:style>
    <style:style style:name="T52_33" style:family="text">
      <style:text-properties fo:background-color="#ffffff" fo:color="#272a34" fo:font-size="10pt" style:font-size-asian="10pt" style:font-size-complex="10pt"/>
    </style:style>
    <style:style style:name="T52_34" style:family="text">
      <style:text-properties fo:background-color="#ffffff" fo:color="#272a34" fo:font-size="10pt" style:font-size-asian="10pt" style:font-size-complex="10pt"/>
    </style:style>
    <style:style style:name="T52_35" style:family="text">
      <style:text-properties fo:background-color="#ffffff" fo:color="#272a34" fo:font-size="10pt" style:font-size-asian="10pt" style:font-size-complex="10pt"/>
    </style:style>
    <style:style style:name="T52_36" style:family="text">
      <style:text-properties fo:background-color="#ffffff" fo:color="#272a34" fo:font-size="10pt" style:font-size-asian="10pt" style:font-size-complex="10pt"/>
    </style:style>
    <style:style style:name="T52_37" style:family="text">
      <style:text-properties fo:background-color="#ffffff" fo:color="#272a34" fo:font-size="10pt" style:font-size-asian="10pt" style:font-size-complex="10pt"/>
    </style:style>
    <style:style style:name="T52_38" style:family="text">
      <style:text-properties fo:background-color="#ffffff" fo:color="#272a34" fo:font-size="10pt" style:font-size-asian="10pt" style:font-size-complex="10pt"/>
    </style:style>
    <style:style style:name="T52_39" style:family="text">
      <style:text-properties fo:background-color="#ffffff" fo:color="#272a34" fo:font-size="10pt" style:font-size-asian="10pt" style:font-size-complex="10pt"/>
    </style:style>
    <style:style style:name="T52_40" style:family="text">
      <style:text-properties fo:background-color="#ffffff" fo:color="#272a34" fo:font-size="10pt" style:font-size-asian="10pt" style:font-size-complex="10pt"/>
    </style:style>
    <style:style style:name="T52_41" style:family="text">
      <style:text-properties fo:background-color="#ffffff" fo:color="#272a34" fo:font-size="10pt" style:font-size-asian="10pt" style:font-size-complex="10pt"/>
    </style:style>
    <style:style style:name="T52_42" style:family="text">
      <style:text-properties fo:background-color="#ffffff" fo:color="#272a34" fo:font-size="10pt" style:font-size-asian="10pt" style:font-size-complex="10pt"/>
    </style:style>
    <style:style style:name="T52_43" style:family="text">
      <style:text-properties fo:background-color="#ffffff" fo:color="#272a34" fo:font-size="10pt" style:font-size-asian="10pt" style:font-size-complex="10pt"/>
    </style:style>
    <style:style style:name="T52_44" style:family="text">
      <style:text-properties fo:background-color="#ffffff" fo:color="#272a34" fo:font-size="10pt" style:font-size-asian="10pt" style:font-size-complex="10pt"/>
    </style:style>
    <style:style style:name="T52_45" style:family="text">
      <style:text-properties fo:background-color="#ffffff" fo:color="#272a34" fo:font-size="10pt" style:font-size-asian="10pt" style:font-size-complex="10pt"/>
    </style:style>
    <style:style style:name="T52_46" style:family="text">
      <style:text-properties fo:background-color="#ffffff" fo:color="#272a34" fo:font-size="10pt" style:font-size-asian="10pt" style:font-size-complex="10pt"/>
    </style:style>
    <style:style style:name="T52_47" style:family="text">
      <style:text-properties fo:background-color="#ffffff" fo:color="#272a34" fo:font-size="10pt" style:font-size-asian="10pt" style:font-size-complex="10pt"/>
    </style:style>
    <style:style style:name="T52_48" style:family="text">
      <style:text-properties fo:background-color="#ffffff" fo:color="#272a34" fo:font-size="10pt" style:font-size-asian="10pt" style:font-size-complex="10pt"/>
    </style:style>
    <style:style style:name="T52_49" style:family="text">
      <style:text-properties fo:background-color="#ffffff" fo:color="#272a34" fo:font-size="10pt" style:font-size-asian="10pt" style:font-size-complex="10pt"/>
    </style:style>
    <style:style style:name="T52_50" style:family="text">
      <style:text-properties fo:background-color="#ffffff" fo:color="#272a34" fo:font-size="10pt" style:font-size-asian="10pt" style:font-size-complex="10pt"/>
    </style:style>
    <style:style style:name="T52_51" style:family="text">
      <style:text-properties fo:background-color="#ffffff" fo:color="#272a34" fo:font-size="10pt" style:font-size-asian="10pt" style:font-size-complex="10pt"/>
    </style:style>
    <style:style style:name="T52_52" style:family="text">
      <style:text-properties fo:background-color="#ffffff" fo:color="#272a34" fo:font-size="10pt" style:font-size-asian="10pt" style:font-size-complex="10pt"/>
    </style:style>
    <style:style style:name="T52_53" style:family="text">
      <style:text-properties fo:background-color="#ffffff" fo:color="#272a34" fo:font-size="10pt" style:font-size-asian="10pt" style:font-size-complex="10pt"/>
    </style:style>
    <style:style style:name="T52_54" style:family="text">
      <style:text-properties fo:background-color="#ffffff" fo:color="#272a34" fo:font-size="10pt" style:font-size-asian="10pt" style:font-size-complex="10pt"/>
    </style:style>
    <style:style style:name="T52_55" style:family="text">
      <style:text-properties fo:background-color="#ffffff" fo:color="#272a34" fo:font-size="10pt" style:font-size-asian="10pt" style:font-size-complex="10pt"/>
    </style:style>
    <style:style style:name="T52_56" style:family="text">
      <style:text-properties fo:background-color="#ffffff" fo:color="#272a34" fo:font-size="10pt" style:font-size-asian="10pt" style:font-size-complex="10pt"/>
    </style:style>
    <style:style style:name="T52_57" style:family="text">
      <style:text-properties fo:background-color="#ffffff" fo:color="#272a34" fo:font-size="10pt" style:font-size-asian="10pt" style:font-size-complex="10pt"/>
    </style:style>
    <style:style style:name="T52_58" style:family="text">
      <style:text-properties fo:background-color="#ffffff" fo:color="#272a34" fo:font-size="10pt" style:font-size-asian="10pt" style:font-size-complex="10pt"/>
    </style:style>
    <style:style style:name="T52_59" style:family="text">
      <style:text-properties fo:background-color="#ffffff" fo:color="#272a34" fo:font-size="10pt" style:font-size-asian="10pt" style:font-size-complex="10pt"/>
    </style:style>
    <style:style style:name="T52_60" style:family="text">
      <style:text-properties fo:background-color="#ffffff" fo:color="#272a34" fo:font-size="10pt" style:font-size-asian="10pt" style:font-size-complex="10pt"/>
    </style:style>
    <style:style style:name="T52_61" style:family="text">
      <style:text-properties fo:background-color="#ffffff" fo:color="#272a34" fo:font-size="10pt" style:font-size-asian="10pt" style:font-size-complex="10pt"/>
    </style:style>
    <style:style style:name="T52_62" style:family="text">
      <style:text-properties fo:background-color="#ffffff" fo:color="#272a34" fo:font-size="10pt" style:font-size-asian="10pt" style:font-size-complex="10pt"/>
    </style:style>
    <style:style style:name="T52_63" style:family="text">
      <style:text-properties fo:background-color="#ffffff" fo:color="#272a34" fo:font-size="10pt" style:font-size-asian="10pt" style:font-size-complex="10pt"/>
    </style:style>
    <style:style style:name="T52_64" style:family="text">
      <style:text-properties fo:background-color="#ffffff" fo:color="#272a34" fo:font-size="10pt" style:font-size-asian="10pt" style:font-size-complex="10pt"/>
    </style:style>
    <style:style style:name="T52_65" style:family="text">
      <style:text-properties fo:background-color="#ffffff" fo:color="#272a34" fo:font-size="10pt" style:font-size-asian="10pt" style:font-size-complex="10pt"/>
    </style:style>
    <style:style style:name="T52_66" style:family="text">
      <style:text-properties fo:background-color="#ffffff" fo:color="#272a34" fo:font-size="10pt" style:font-size-asian="10pt" style:font-size-complex="10pt"/>
    </style:style>
    <style:style style:name="T52_67" style:family="text">
      <style:text-properties fo:background-color="#ffffff" fo:color="#272a34" fo:font-size="10pt" style:font-size-asian="10pt" style:font-size-complex="10pt"/>
    </style:style>
    <style:style style:name="T52_68" style:family="text">
      <style:text-properties fo:background-color="#ffffff" fo:color="#272a34" fo:font-size="10pt" style:font-size-asian="10pt" style:font-size-complex="10pt"/>
    </style:style>
    <style:style style:name="T52_69" style:family="text">
      <style:text-properties fo:background-color="#ffffff" fo:color="#272a34" fo:font-size="10pt" style:font-size-asian="10pt" style:font-size-complex="10pt"/>
    </style:style>
    <style:style style:name="T52_70" style:family="text">
      <style:text-properties fo:background-color="#ffffff" fo:color="#272a34" fo:font-size="10pt" style:font-size-asian="10pt" style:font-size-complex="10pt"/>
    </style:style>
    <style:style style:name="T52_71" style:family="text">
      <style:text-properties fo:background-color="#ffffff" fo:color="#272a34" fo:font-size="10pt" style:font-size-asian="10pt" style:font-size-complex="10pt"/>
    </style:style>
    <style:style style:name="T52_72" style:family="text">
      <style:text-properties fo:background-color="#ffffff" fo:color="#272a34" fo:font-size="10pt" style:font-size-asian="10pt" style:font-size-complex="10pt"/>
    </style:style>
    <style:style style:name="P53" style:family="paragraph" style:parent-style-name="Standard">
      <style:paragraph-properties fo:break-before="auto" fo:line-height="180%" style:writing-mode="lr-tb"/>
    </style:style>
    <style:style style:name="T53_1" style:family="text">
      <style:text-properties fo:background-color="#ffffff" fo:color="#272a34" fo:font-size="10pt" style:font-size-asian="10pt" style:font-size-complex="10pt"/>
    </style:style>
    <style:style style:name="P54" style:family="paragraph" style:parent-style-name="Standard">
      <style:paragraph-properties fo:break-before="auto" fo:line-height="180%" style:writing-mode="lr-tb"/>
    </style:style>
    <style:style style:name="T54_1" style:family="text">
      <style:text-properties fo:background-color="#ffffff" fo:color="#272a34" style:font-name="Times New Roman" style:font-name-asian="Times New Roman" style:font-name-complex="Times New Roman"/>
    </style:style>
    <style:style style:name="T54_2" style:family="text">
      <style:text-properties fo:background-color="#ffffff" fo:color="#272a34" style:font-name="Times New Roman" style:font-name-asian="Times New Roman" style:font-name-complex="Times New Roman"/>
    </style:style>
    <style:style style:name="T54_3" style:family="text">
      <style:text-properties fo:background-color="#ffffff" fo:color="#272a34" style:font-name="Times New Roman" style:font-name-asian="Times New Roman" style:font-name-complex="Times New Roman"/>
    </style:style>
    <style:style style:name="T54_4" style:family="text">
      <style:text-properties fo:background-color="#ffffff" fo:color="#272a34" style:font-name="Times New Roman" style:font-name-asian="Times New Roman" style:font-name-complex="Times New Roman"/>
    </style:style>
    <style:style style:name="T54_5" style:family="text">
      <style:text-properties fo:background-color="#ffffff" fo:color="#272a34" style:font-name="Times New Roman" style:font-name-asian="Times New Roman" style:font-name-complex="Times New Roman"/>
    </style:style>
    <style:style style:name="T54_6" style:family="text">
      <style:text-properties fo:background-color="#ffffff" fo:color="#272a34" style:font-name="Times New Roman" style:font-name-asian="Times New Roman" style:font-name-complex="Times New Roman"/>
    </style:style>
    <style:style style:name="T54_7" style:family="text">
      <style:text-properties fo:background-color="#ffffff" fo:color="#272a34" style:font-name="Times New Roman" style:font-name-asian="Times New Roman" style:font-name-complex="Times New Roman"/>
    </style:style>
    <style:style style:name="T54_8" style:family="text">
      <style:text-properties fo:background-color="#ffffff" fo:color="#272a34" style:font-name="Times New Roman" style:font-name-asian="Times New Roman" style:font-name-complex="Times New Roman"/>
    </style:style>
    <style:style style:name="T54_9" style:family="text">
      <style:text-properties fo:background-color="#ffffff" fo:color="#272a34" style:font-name="Times New Roman" style:font-name-asian="Times New Roman" style:font-name-complex="Times New Roman"/>
    </style:style>
    <style:style style:name="T54_10" style:family="text">
      <style:text-properties fo:background-color="#ffffff" fo:color="#272a34" style:font-name="Times New Roman" style:font-name-asian="Times New Roman" style:font-name-complex="Times New Roman"/>
    </style:style>
    <style:style style:name="T54_11" style:family="text">
      <style:text-properties fo:background-color="#ffffff" fo:color="#272a34" style:font-name="Times New Roman" style:font-name-asian="Times New Roman" style:font-name-complex="Times New Roman"/>
    </style:style>
    <style:style style:name="T54_12" style:family="text">
      <style:text-properties fo:background-color="#ffffff" fo:color="#272a34" style:font-name="Times New Roman" style:font-name-asian="Times New Roman" style:font-name-complex="Times New Roman"/>
    </style:style>
    <style:style style:name="T54_13" style:family="text">
      <style:text-properties fo:background-color="#ffffff" fo:color="#272a34" style:font-name="Times New Roman" style:font-name-asian="Times New Roman" style:font-name-complex="Times New Roman"/>
    </style:style>
    <style:style style:name="T54_14" style:family="text">
      <style:text-properties fo:background-color="#ffffff" fo:color="#272a34" style:font-name="Times New Roman" style:font-name-asian="Times New Roman" style:font-name-complex="Times New Roman"/>
    </style:style>
    <style:style style:name="T54_15" style:family="text">
      <style:text-properties fo:background-color="#ffffff" fo:color="#272a34" style:font-name="Times New Roman" style:font-name-asian="Times New Roman" style:font-name-complex="Times New Roman"/>
    </style:style>
    <style:style style:name="T54_16" style:family="text">
      <style:text-properties fo:background-color="#ffffff" fo:color="#272a34" style:font-name="Times New Roman" style:font-name-asian="Times New Roman" style:font-name-complex="Times New Roman"/>
    </style:style>
    <style:style style:name="T54_17" style:family="text">
      <style:text-properties fo:background-color="#ffffff" fo:color="#272a34" style:font-name="Times New Roman" style:font-name-asian="Times New Roman" style:font-name-complex="Times New Roman"/>
    </style:style>
    <style:style style:name="T54_18" style:family="text">
      <style:text-properties fo:background-color="#ffffff" fo:color="#272a34" style:font-name="Times New Roman" style:font-name-asian="Times New Roman" style:font-name-complex="Times New Roman"/>
    </style:style>
    <style:style style:name="T54_19" style:family="text">
      <style:text-properties fo:background-color="#ffffff" fo:color="#272a34" style:font-name="Times New Roman" style:font-name-asian="Times New Roman" style:font-name-complex="Times New Roman"/>
    </style:style>
    <style:style style:name="T54_20" style:family="text">
      <style:text-properties fo:background-color="#ffffff" fo:color="#272a34" style:font-name="Times New Roman" style:font-name-asian="Times New Roman" style:font-name-complex="Times New Roman"/>
    </style:style>
    <style:style style:name="T54_21" style:family="text">
      <style:text-properties fo:background-color="#ffffff" fo:color="#272a34" style:font-name="Times New Roman" style:font-name-asian="Times New Roman" style:font-name-complex="Times New Roman"/>
    </style:style>
    <style:style style:name="T54_22" style:family="text">
      <style:text-properties fo:background-color="#ffffff" fo:color="#272a34"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80%" style:writing-mode="lr-tb"/>
    </style:style>
    <style:style style:name="T55_1" style:family="text">
      <style:text-properties fo:background-color="#ffffff" fo:color="#272a34" fo:font-size="10pt" style:font-size-asian="10pt" style:font-size-complex="10pt"/>
    </style:style>
    <style:style style:name="T55_2" style:family="text">
      <style:text-properties fo:background-color="#ffffff" fo:color="#272a34" fo:font-size="10pt" style:font-size-asian="10pt" style:font-size-complex="10pt"/>
    </style:style>
    <style:style style:name="T55_3" style:family="text">
      <style:text-properties fo:background-color="#ffffff" fo:color="#272a34" fo:font-size="10pt" style:font-size-asian="10pt" style:font-size-complex="10pt"/>
    </style:style>
    <style:style style:name="T55_4" style:family="text">
      <style:text-properties fo:background-color="#ffffff" fo:color="#272a34" fo:font-size="10pt" style:font-size-asian="10pt" style:font-size-complex="10pt"/>
    </style:style>
    <style:style style:name="T55_5" style:family="text">
      <style:text-properties fo:background-color="#ffffff" fo:color="#272a34" fo:font-size="10pt" style:font-size-asian="10pt" style:font-size-complex="10pt"/>
    </style:style>
    <style:style style:name="T55_6" style:family="text">
      <style:text-properties fo:background-color="#ffffff" fo:color="#272a34" fo:font-size="10pt" style:font-size-asian="10pt" style:font-size-complex="10pt"/>
    </style:style>
    <style:style style:name="T55_7" style:family="text">
      <style:text-properties fo:background-color="#ffffff" fo:color="#272a34" fo:font-size="10pt" style:font-size-asian="10pt" style:font-size-complex="10pt"/>
    </style:style>
    <style:style style:name="T55_8" style:family="text">
      <style:text-properties fo:background-color="#ffffff" fo:color="#272a34" fo:font-size="10pt" style:font-size-asian="10pt" style:font-size-complex="10pt"/>
    </style:style>
    <style:style style:name="T55_9" style:family="text">
      <style:text-properties fo:background-color="#ffffff" fo:color="#272a34" fo:font-size="10pt" style:font-size-asian="10pt" style:font-size-complex="10pt"/>
    </style:style>
    <style:style style:name="T55_10" style:family="text">
      <style:text-properties fo:background-color="#ffffff" fo:color="#272a34" fo:font-size="10pt" style:font-size-asian="10pt" style:font-size-complex="10pt"/>
    </style:style>
    <style:style style:name="T55_11" style:family="text">
      <style:text-properties fo:background-color="#ffffff" fo:color="#272a34" fo:font-size="10pt" style:font-size-asian="10pt" style:font-size-complex="10pt"/>
    </style:style>
    <style:style style:name="T55_12" style:family="text">
      <style:text-properties fo:background-color="#ffffff" fo:color="#272a34" fo:font-size="10pt" style:font-size-asian="10pt" style:font-size-complex="10pt"/>
    </style:style>
    <style:style style:name="T55_13" style:family="text">
      <style:text-properties fo:background-color="#ffffff" fo:color="#272a34" fo:font-size="10pt" style:font-size-asian="10pt" style:font-size-complex="10pt"/>
    </style:style>
    <style:style style:name="T55_14" style:family="text">
      <style:text-properties fo:background-color="#ffffff" fo:color="#272a34" fo:font-size="10pt" style:font-size-asian="10pt" style:font-size-complex="10pt"/>
    </style:style>
    <style:style style:name="T55_15" style:family="text">
      <style:text-properties fo:background-color="#ffffff" fo:color="#272a34" fo:font-size="10pt" style:font-size-asian="10pt" style:font-size-complex="10pt"/>
    </style:style>
    <style:style style:name="T55_16" style:family="text">
      <style:text-properties fo:background-color="#ffffff" fo:color="#272a34" fo:font-size="10pt" style:font-size-asian="10pt" style:font-size-complex="10pt"/>
    </style:style>
    <style:style style:name="T55_17" style:family="text">
      <style:text-properties fo:background-color="#ffffff" fo:color="#272a34" fo:font-size="10pt" style:font-size-asian="10pt" style:font-size-complex="10pt"/>
    </style:style>
    <style:style style:name="T55_18" style:family="text">
      <style:text-properties fo:background-color="#ffffff" fo:color="#272a34" fo:font-size="10pt" style:font-size-asian="10pt" style:font-size-complex="10pt"/>
    </style:style>
    <style:style style:name="T55_19" style:family="text">
      <style:text-properties fo:background-color="#ffffff" fo:color="#272a34" fo:font-size="10pt" style:font-size-asian="10pt" style:font-size-complex="10pt"/>
    </style:style>
    <style:style style:name="T55_20" style:family="text">
      <style:text-properties fo:background-color="#ffffff" fo:color="#272a34" fo:font-size="10pt" style:font-size-asian="10pt" style:font-size-complex="10pt"/>
    </style:style>
    <style:style style:name="T55_21" style:family="text">
      <style:text-properties fo:background-color="#ffffff" fo:color="#272a34" fo:font-size="10pt" style:font-size-asian="10pt" style:font-size-complex="10pt"/>
    </style:style>
    <style:style style:name="T55_22" style:family="text">
      <style:text-properties fo:background-color="#ffffff" fo:color="#272a34" fo:font-size="10pt" style:font-size-asian="10pt" style:font-size-complex="10pt"/>
    </style:style>
    <style:style style:name="T55_23" style:family="text">
      <style:text-properties fo:background-color="#ffffff" fo:color="#272a34" fo:font-size="10pt" style:font-size-asian="10pt" style:font-size-complex="10pt"/>
    </style:style>
    <style:style style:name="T55_24" style:family="text">
      <style:text-properties fo:background-color="#ffffff" fo:color="#272a34" fo:font-size="10pt" style:font-size-asian="10pt" style:font-size-complex="10pt"/>
    </style:style>
    <style:style style:name="T55_25" style:family="text">
      <style:text-properties fo:background-color="#ffffff" fo:color="#272a34" fo:font-size="10pt" style:font-size-asian="10pt" style:font-size-complex="10pt"/>
    </style:style>
    <style:style style:name="T55_26" style:family="text">
      <style:text-properties fo:background-color="#ffffff" fo:color="#272a34" fo:font-size="10pt" style:font-size-asian="10pt" style:font-size-complex="10pt"/>
    </style:style>
    <style:style style:name="T55_27" style:family="text">
      <style:text-properties fo:background-color="#ffffff" fo:color="#272a34" fo:font-size="10pt" style:font-size-asian="10pt" style:font-size-complex="10pt"/>
    </style:style>
    <style:style style:name="T55_28" style:family="text">
      <style:text-properties fo:background-color="#ffffff" fo:color="#272a34" fo:font-size="10pt" style:font-size-asian="10pt" style:font-size-complex="10pt"/>
    </style:style>
    <style:style style:name="T55_29" style:family="text">
      <style:text-properties fo:background-color="#ffffff" fo:color="#272a34" fo:font-size="10pt" style:font-size-asian="10pt" style:font-size-complex="10pt"/>
    </style:style>
    <style:style style:name="T55_30" style:family="text">
      <style:text-properties fo:background-color="#ffffff" fo:color="#272a34" fo:font-size="10pt" style:font-size-asian="10pt" style:font-size-complex="10pt"/>
    </style:style>
    <style:style style:name="T55_31" style:family="text">
      <style:text-properties fo:background-color="#ffffff" fo:color="#272a34" fo:font-size="10pt" style:font-size-asian="10pt" style:font-size-complex="10pt"/>
    </style:style>
    <style:style style:name="T55_32" style:family="text">
      <style:text-properties fo:background-color="#ffffff" fo:color="#272a34" fo:font-size="10pt" style:font-size-asian="10pt" style:font-size-complex="10pt"/>
    </style:style>
    <style:style style:name="T55_33" style:family="text">
      <style:text-properties fo:background-color="#ffffff" fo:color="#272a34" fo:font-size="10pt" style:font-size-asian="10pt" style:font-size-complex="10pt"/>
    </style:style>
    <style:style style:name="T55_34" style:family="text">
      <style:text-properties fo:background-color="#ffffff" fo:color="#272a34" fo:font-size="10pt" style:font-size-asian="10pt" style:font-size-complex="10pt"/>
    </style:style>
    <style:style style:name="T55_35" style:family="text">
      <style:text-properties fo:background-color="#ffffff" fo:color="#272a34" fo:font-size="10pt" style:font-size-asian="10pt" style:font-size-complex="10pt"/>
    </style:style>
    <style:style style:name="T55_36" style:family="text">
      <style:text-properties fo:background-color="#ffffff" fo:color="#272a34" fo:font-size="10pt" style:font-size-asian="10pt" style:font-size-complex="10pt"/>
    </style:style>
    <style:style style:name="T55_37" style:family="text">
      <style:text-properties fo:background-color="#ffffff" fo:color="#272a34" fo:font-size="10pt" style:font-size-asian="10pt" style:font-size-complex="10pt"/>
    </style:style>
    <style:style style:name="T55_38" style:family="text">
      <style:text-properties fo:background-color="#ffffff" fo:color="#272a34" fo:font-size="10pt" style:font-size-asian="10pt" style:font-size-complex="10pt"/>
    </style:style>
    <style:style style:name="T55_39" style:family="text">
      <style:text-properties fo:background-color="#ffffff" fo:color="#272a34" fo:font-size="10pt" style:font-size-asian="10pt" style:font-size-complex="10pt"/>
    </style:style>
    <style:style style:name="T55_40" style:family="text">
      <style:text-properties fo:background-color="#ffffff" fo:color="#272a34" fo:font-size="10pt" style:font-size-asian="10pt" style:font-size-complex="10pt"/>
    </style:style>
    <style:style style:name="T55_41" style:family="text">
      <style:text-properties fo:background-color="#ffffff" fo:color="#272a34" fo:font-size="10pt" style:font-size-asian="10pt" style:font-size-complex="10pt"/>
    </style:style>
    <style:style style:name="T55_42" style:family="text">
      <style:text-properties fo:background-color="#ffffff" fo:color="#272a34" fo:font-size="10pt" style:font-size-asian="10pt" style:font-size-complex="10pt"/>
    </style:style>
    <style:style style:name="T55_43" style:family="text">
      <style:text-properties fo:background-color="#ffffff" fo:color="#272a34" fo:font-size="10pt" style:font-size-asian="10pt" style:font-size-complex="10pt"/>
    </style:style>
    <style:style style:name="T55_44" style:family="text">
      <style:text-properties fo:background-color="#ffffff" fo:color="#272a34" fo:font-size="10pt" style:font-size-asian="10pt" style:font-size-complex="10pt"/>
    </style:style>
    <style:style style:name="T55_45" style:family="text">
      <style:text-properties fo:background-color="#ffffff" fo:color="#272a34" fo:font-size="10pt" style:font-size-asian="10pt" style:font-size-complex="10pt"/>
    </style:style>
    <style:style style:name="T55_46" style:family="text">
      <style:text-properties fo:background-color="#ffffff" fo:color="#272a34" fo:font-size="10pt" style:font-size-asian="10pt" style:font-size-complex="10pt"/>
    </style:style>
    <style:style style:name="T55_47" style:family="text">
      <style:text-properties fo:background-color="#ffffff" fo:color="#272a34" fo:font-size="10pt" style:font-size-asian="10pt" style:font-size-complex="10pt"/>
    </style:style>
    <style:style style:name="T55_48" style:family="text">
      <style:text-properties fo:background-color="#ffffff" fo:color="#272a34" fo:font-size="10pt" style:font-size-asian="10pt" style:font-size-complex="10pt"/>
    </style:style>
    <style:style style:name="T55_49" style:family="text">
      <style:text-properties fo:background-color="#ffffff" fo:color="#272a34" fo:font-size="10pt" style:font-size-asian="10pt" style:font-size-complex="10pt"/>
    </style:style>
    <style:style style:name="T55_50" style:family="text">
      <style:text-properties fo:background-color="#ffffff" fo:color="#272a34" fo:font-size="10pt" style:font-size-asian="10pt" style:font-size-complex="10pt"/>
    </style:style>
    <style:style style:name="T55_51" style:family="text">
      <style:text-properties fo:background-color="#ffffff" fo:color="#272a34" fo:font-size="10pt" style:font-size-asian="10pt" style:font-size-complex="10pt"/>
    </style:style>
    <style:style style:name="T55_52" style:family="text">
      <style:text-properties fo:background-color="#ffffff" fo:color="#272a34" fo:font-size="10pt" style:font-size-asian="10pt" style:font-size-complex="10pt"/>
    </style:style>
    <style:style style:name="T55_53" style:family="text">
      <style:text-properties fo:background-color="#ffffff" fo:color="#272a34" fo:font-size="10pt" style:font-size-asian="10pt" style:font-size-complex="10pt"/>
    </style:style>
    <style:style style:name="T55_54" style:family="text">
      <style:text-properties fo:background-color="#ffffff" fo:color="#272a34" fo:font-size="10pt" style:font-size-asian="10pt" style:font-size-complex="10pt"/>
    </style:style>
    <style:style style:name="T55_55" style:family="text">
      <style:text-properties fo:background-color="#ffffff" fo:color="#272a34" fo:font-size="10pt" style:font-size-asian="10pt" style:font-size-complex="10pt"/>
    </style:style>
    <style:style style:name="T55_56" style:family="text">
      <style:text-properties fo:background-color="#ffffff" fo:color="#272a34" fo:font-size="10pt" style:font-size-asian="10pt" style:font-size-complex="10pt"/>
    </style:style>
    <style:style style:name="T55_57" style:family="text">
      <style:text-properties fo:background-color="#ffffff" fo:color="#272a34" fo:font-size="10pt" style:font-size-asian="10pt" style:font-size-complex="10pt"/>
    </style:style>
    <style:style style:name="T55_58" style:family="text">
      <style:text-properties fo:background-color="#ffffff" fo:color="#272a34" fo:font-size="10pt" style:font-size-asian="10pt" style:font-size-complex="10pt"/>
    </style:style>
    <style:style style:name="T55_59" style:family="text">
      <style:text-properties fo:background-color="#ffffff" fo:color="#272a34" fo:font-size="10pt" style:font-size-asian="10pt" style:font-size-complex="10pt"/>
    </style:style>
    <style:style style:name="T55_60" style:family="text">
      <style:text-properties fo:background-color="#ffffff" fo:color="#272a34" fo:font-size="10pt" style:font-size-asian="10pt" style:font-size-complex="10pt"/>
    </style:style>
    <style:style style:name="T55_61" style:family="text">
      <style:text-properties fo:background-color="#ffffff" fo:color="#272a34" fo:font-size="10pt" style:font-size-asian="10pt" style:font-size-complex="10pt"/>
    </style:style>
    <style:style style:name="T55_62" style:family="text">
      <style:text-properties fo:background-color="#ffffff" fo:color="#272a34" fo:font-size="10pt" style:font-size-asian="10pt" style:font-size-complex="10pt"/>
    </style:style>
    <style:style style:name="T55_63" style:family="text">
      <style:text-properties fo:background-color="#ffffff" fo:color="#272a34" fo:font-size="10pt" style:font-size-asian="10pt" style:font-size-complex="10pt"/>
    </style:style>
    <style:style style:name="T55_64" style:family="text">
      <style:text-properties fo:background-color="#ffffff" fo:color="#272a34" fo:font-size="10pt" style:font-size-asian="10pt" style:font-size-complex="10pt"/>
    </style:style>
    <style:style style:name="T55_65" style:family="text">
      <style:text-properties fo:background-color="#ffffff" fo:color="#272a34" fo:font-size="10pt" style:font-size-asian="10pt" style:font-size-complex="10pt"/>
    </style:style>
    <style:style style:name="T55_66" style:family="text">
      <style:text-properties fo:background-color="#ffffff" fo:color="#272a34" fo:font-size="10pt" style:font-size-asian="10pt" style:font-size-complex="10pt"/>
    </style:style>
    <style:style style:name="T55_67" style:family="text">
      <style:text-properties fo:background-color="#ffffff" fo:color="#272a34" fo:font-size="10pt" style:font-size-asian="10pt" style:font-size-complex="10pt"/>
    </style:style>
    <style:style style:name="T55_68" style:family="text">
      <style:text-properties fo:background-color="#ffffff" fo:color="#272a34" fo:font-size="10pt" style:font-size-asian="10pt" style:font-size-complex="10pt"/>
    </style:style>
    <style:style style:name="T55_69" style:family="text">
      <style:text-properties fo:background-color="#ffffff" fo:color="#272a34" fo:font-size="10pt" style:font-size-asian="10pt" style:font-size-complex="10pt"/>
    </style:style>
    <style:style style:name="T55_70" style:family="text">
      <style:text-properties fo:background-color="#ffffff" fo:color="#272a34" fo:font-size="10pt" style:font-size-asian="10pt" style:font-size-complex="10pt"/>
    </style:style>
    <style:style style:name="T55_71" style:family="text">
      <style:text-properties fo:background-color="#ffffff" fo:color="#272a34" fo:font-size="10pt" style:font-size-asian="10pt" style:font-size-complex="10pt"/>
    </style:style>
    <style:style style:name="T55_72" style:family="text">
      <style:text-properties fo:background-color="#ffffff" fo:color="#272a34" fo:font-size="10pt" style:font-size-asian="10pt" style:font-size-complex="10pt"/>
    </style:style>
    <style:style style:name="T55_73" style:family="text">
      <style:text-properties fo:background-color="#ffffff" fo:color="#272a34" fo:font-size="10pt" style:font-size-asian="10pt" style:font-size-complex="10pt"/>
    </style:style>
    <style:style style:name="T55_74" style:family="text">
      <style:text-properties fo:background-color="#ffffff" fo:color="#272a34" fo:font-size="10pt" style:font-size-asian="10pt" style:font-size-complex="10pt"/>
    </style:style>
    <style:style style:name="T55_75" style:family="text">
      <style:text-properties fo:background-color="#ffffff" fo:color="#272a34" fo:font-size="10pt" style:font-size-asian="10pt" style:font-size-complex="10pt"/>
    </style:style>
    <style:style style:name="T55_76" style:family="text">
      <style:text-properties fo:background-color="#ffffff" fo:color="#272a34" fo:font-size="10pt" style:font-size-asian="10pt" style:font-size-complex="10pt"/>
    </style:style>
    <style:style style:name="P56" style:family="paragraph" style:parent-style-name="Standard">
      <style:paragraph-properties fo:break-before="auto" fo:line-height="180%" style:writing-mode="lr-tb"/>
    </style:style>
    <style:style style:name="T56_1" style:family="text">
      <style:text-properties fo:background-color="#ffffff" fo:color="#272a34" fo:font-size="10pt" style:font-size-asian="10pt" style:font-size-complex="10pt"/>
    </style:style>
    <style:style style:name="T56_2" style:family="text">
      <style:text-properties fo:background-color="#ffffff" fo:color="#272a34" fo:font-size="10pt" style:font-size-asian="10pt" style:font-size-complex="10pt"/>
    </style:style>
    <style:style style:name="T56_3" style:family="text">
      <style:text-properties fo:background-color="#ffffff" fo:color="#272a34" fo:font-size="10pt" style:font-size-asian="10pt" style:font-size-complex="10pt"/>
    </style:style>
    <style:style style:name="T56_4" style:family="text">
      <style:text-properties fo:background-color="#ffffff" fo:color="#272a34" fo:font-size="10pt" style:font-size-asian="10pt" style:font-size-complex="10pt"/>
    </style:style>
    <style:style style:name="T56_5" style:family="text">
      <style:text-properties fo:background-color="#ffffff" fo:color="#272a34" fo:font-size="10pt" style:font-size-asian="10pt" style:font-size-complex="10pt"/>
    </style:style>
    <style:style style:name="T56_6" style:family="text">
      <style:text-properties fo:background-color="#ffffff" fo:color="#272a34" fo:font-size="10pt" style:font-size-asian="10pt" style:font-size-complex="10pt"/>
    </style:style>
    <style:style style:name="T56_7" style:family="text">
      <style:text-properties fo:background-color="#ffffff" fo:color="#272a34" fo:font-size="10pt" style:font-size-asian="10pt" style:font-size-complex="10pt"/>
    </style:style>
    <style:style style:name="T56_8" style:family="text">
      <style:text-properties fo:background-color="#ffffff" fo:color="#272a34" fo:font-size="10pt" style:font-size-asian="10pt" style:font-size-complex="10pt"/>
    </style:style>
    <style:style style:name="T56_9" style:family="text">
      <style:text-properties fo:background-color="#ffffff" fo:color="#272a34" fo:font-size="10pt" style:font-size-asian="10pt" style:font-size-complex="10pt"/>
    </style:style>
    <style:style style:name="T56_10" style:family="text">
      <style:text-properties fo:background-color="#ffffff" fo:color="#272a34" fo:font-size="10pt" style:font-size-asian="10pt" style:font-size-complex="10pt"/>
    </style:style>
    <style:style style:name="T56_11" style:family="text">
      <style:text-properties fo:background-color="#ffffff" fo:color="#272a34" fo:font-size="10pt" style:font-size-asian="10pt" style:font-size-complex="10pt"/>
    </style:style>
    <style:style style:name="T56_12" style:family="text">
      <style:text-properties fo:background-color="#ffffff" fo:color="#272a34" fo:font-size="10pt" style:font-size-asian="10pt" style:font-size-complex="10pt"/>
    </style:style>
    <style:style style:name="T56_13" style:family="text">
      <style:text-properties fo:background-color="#ffffff" fo:color="#272a34" fo:font-size="10pt" style:font-size-asian="10pt" style:font-size-complex="10pt"/>
    </style:style>
    <style:style style:name="T56_14" style:family="text">
      <style:text-properties fo:background-color="#ffffff" fo:color="#272a34" fo:font-size="10pt" style:font-size-asian="10pt" style:font-size-complex="10pt"/>
    </style:style>
    <style:style style:name="T56_15" style:family="text">
      <style:text-properties fo:background-color="#ffffff" fo:color="#272a34" fo:font-size="10pt" style:font-size-asian="10pt" style:font-size-complex="10pt"/>
    </style:style>
    <style:style style:name="T56_16" style:family="text">
      <style:text-properties fo:background-color="#ffffff" fo:color="#272a34" fo:font-size="10pt" style:font-size-asian="10pt" style:font-size-complex="10pt"/>
    </style:style>
    <style:style style:name="T56_17" style:family="text">
      <style:text-properties fo:background-color="#ffffff" fo:color="#272a34" fo:font-size="10pt" style:font-size-asian="10pt" style:font-size-complex="10pt"/>
    </style:style>
    <style:style style:name="T56_18" style:family="text">
      <style:text-properties fo:background-color="#ffffff" fo:color="#272a34" fo:font-size="10pt" style:font-size-asian="10pt" style:font-size-complex="10pt"/>
    </style:style>
    <style:style style:name="T56_19" style:family="text">
      <style:text-properties fo:background-color="#ffffff" fo:color="#272a34" fo:font-size="10pt" style:font-size-asian="10pt" style:font-size-complex="10pt"/>
    </style:style>
    <style:style style:name="T56_20" style:family="text">
      <style:text-properties fo:background-color="#ffffff" fo:color="#272a34" fo:font-size="10pt" style:font-size-asian="10pt" style:font-size-complex="10pt"/>
    </style:style>
    <style:style style:name="P57" style:family="paragraph" style:parent-style-name="Standard">
      <style:paragraph-properties fo:break-before="auto" fo:line-height="180%" style:writing-mode="lr-tb"/>
    </style:style>
    <style:style style:name="T57_1" style:family="text">
      <style:text-properties fo:background-color="#ffffff" fo:color="#272a34" fo:font-size="10pt" style:font-size-asian="10pt" style:font-size-complex="10pt"/>
    </style:style>
    <style:style style:name="P58" style:family="paragraph" style:parent-style-name="Standard">
      <style:paragraph-properties fo:break-before="auto" fo:line-height="180%" style:writing-mode="lr-tb"/>
    </style:style>
    <style:style style:name="T58_1" style:family="text">
      <style:text-properties fo:background-color="#ffffff" fo:color="#272a34" style:font-name="Times New Roman" style:font-name-asian="Times New Roman" style:font-name-complex="Times New Roman"/>
    </style:style>
    <style:style style:name="T58_2" style:family="text">
      <style:text-properties fo:background-color="#ffffff" fo:color="#272a34" style:font-name="Times New Roman" style:font-name-asian="Times New Roman" style:font-name-complex="Times New Roman"/>
    </style:style>
    <style:style style:name="T58_3" style:family="text">
      <style:text-properties fo:background-color="#ffffff" fo:color="#272a34" style:font-name="Times New Roman" style:font-name-asian="Times New Roman" style:font-name-complex="Times New Roman"/>
    </style:style>
    <style:style style:name="T58_4" style:family="text">
      <style:text-properties fo:background-color="#ffffff" fo:color="#272a34" style:font-name="Times New Roman" style:font-name-asian="Times New Roman" style:font-name-complex="Times New Roman"/>
    </style:style>
    <style:style style:name="T58_5" style:family="text">
      <style:text-properties fo:background-color="#ffffff" fo:color="#272a34" style:font-name="Times New Roman" style:font-name-asian="Times New Roman" style:font-name-complex="Times New Roman"/>
    </style:style>
    <style:style style:name="T58_6" style:family="text">
      <style:text-properties fo:background-color="#ffffff" fo:color="#272a34" style:font-name="Times New Roman" style:font-name-asian="Times New Roman" style:font-name-complex="Times New Roman"/>
    </style:style>
    <style:style style:name="T58_7" style:family="text">
      <style:text-properties fo:background-color="#ffffff" fo:color="#272a34" style:font-name="Times New Roman" style:font-name-asian="Times New Roman" style:font-name-complex="Times New Roman"/>
    </style:style>
    <style:style style:name="T58_8" style:family="text">
      <style:text-properties fo:background-color="#ffffff" fo:color="#272a34" style:font-name="Times New Roman" style:font-name-asian="Times New Roman" style:font-name-complex="Times New Roman"/>
    </style:style>
    <style:style style:name="T58_9" style:family="text">
      <style:text-properties fo:background-color="#ffffff" fo:color="#272a34" style:font-name="Times New Roman" style:font-name-asian="Times New Roman" style:font-name-complex="Times New Roman"/>
    </style:style>
    <style:style style:name="T58_10" style:family="text">
      <style:text-properties fo:background-color="#ffffff" fo:color="#272a34" style:font-name="Times New Roman" style:font-name-asian="Times New Roman" style:font-name-complex="Times New Roman"/>
    </style:style>
    <style:style style:name="T58_11" style:family="text">
      <style:text-properties fo:background-color="#ffffff" fo:color="#272a34" style:font-name="Times New Roman" style:font-name-asian="Times New Roman" style:font-name-complex="Times New Roman"/>
    </style:style>
    <style:style style:name="T58_12" style:family="text">
      <style:text-properties fo:background-color="#ffffff" fo:color="#272a34" style:font-name="Times New Roman" style:font-name-asian="Times New Roman" style:font-name-complex="Times New Roman"/>
    </style:style>
    <style:style style:name="T58_13" style:family="text">
      <style:text-properties fo:background-color="#ffffff" fo:color="#272a34" style:font-name="Times New Roman" style:font-name-asian="Times New Roman" style:font-name-complex="Times New Roman"/>
    </style:style>
    <style:style style:name="T58_14" style:family="text">
      <style:text-properties fo:background-color="#ffffff" fo:color="#272a34" style:font-name="Times New Roman" style:font-name-asian="Times New Roman" style:font-name-complex="Times New Roman"/>
    </style:style>
    <style:style style:name="T58_15" style:family="text">
      <style:text-properties fo:background-color="#ffffff" fo:color="#272a34" style:font-name="Times New Roman" style:font-name-asian="Times New Roman" style:font-name-complex="Times New Roman"/>
    </style:style>
    <style:style style:name="T58_16" style:family="text">
      <style:text-properties fo:background-color="#ffffff" fo:color="#272a34" style:font-name="Times New Roman" style:font-name-asian="Times New Roman" style:font-name-complex="Times New Roman"/>
    </style:style>
    <style:style style:name="T58_17" style:family="text">
      <style:text-properties fo:background-color="#ffffff" fo:color="#272a34" style:font-name="Times New Roman" style:font-name-asian="Times New Roman" style:font-name-complex="Times New Roman"/>
    </style:style>
    <style:style style:name="T58_18" style:family="text">
      <style:text-properties fo:background-color="#ffffff" fo:color="#272a34" style:font-name="Times New Roman" style:font-name-asian="Times New Roman" style:font-name-complex="Times New Roman"/>
    </style:style>
    <style:style style:name="T58_19" style:family="text">
      <style:text-properties fo:background-color="#ffffff" fo:color="#272a34" style:font-name="Times New Roman" style:font-name-asian="Times New Roman" style:font-name-complex="Times New Roman"/>
    </style:style>
    <style:style style:name="T58_20" style:family="text">
      <style:text-properties fo:background-color="#ffffff" fo:color="#272a34"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80%" style:writing-mode="lr-tb"/>
    </style:style>
    <style:style style:name="T59_1" style:family="text">
      <style:text-properties fo:background-color="#ffffff" fo:color="#272a34" fo:font-size="10pt" style:font-size-asian="10pt" style:font-size-complex="10pt"/>
    </style:style>
    <style:style style:name="T59_2" style:family="text">
      <style:text-properties fo:background-color="#ffffff" fo:color="#272a34" fo:font-size="10pt" style:font-size-asian="10pt" style:font-size-complex="10pt"/>
    </style:style>
    <style:style style:name="T59_3" style:family="text">
      <style:text-properties fo:background-color="#ffffff" fo:color="#272a34" fo:font-size="10pt" style:font-size-asian="10pt" style:font-size-complex="10pt"/>
    </style:style>
    <style:style style:name="T59_4" style:family="text">
      <style:text-properties fo:background-color="#ffffff" fo:color="#272a34" fo:font-size="10pt" style:font-size-asian="10pt" style:font-size-complex="10pt"/>
    </style:style>
    <style:style style:name="T59_5" style:family="text">
      <style:text-properties fo:background-color="#ffffff" fo:color="#272a34" fo:font-size="10pt" style:font-size-asian="10pt" style:font-size-complex="10pt"/>
    </style:style>
    <style:style style:name="T59_6" style:family="text">
      <style:text-properties fo:background-color="#ffffff" fo:color="#272a34" fo:font-size="10pt" style:font-size-asian="10pt" style:font-size-complex="10pt"/>
    </style:style>
    <style:style style:name="T59_7" style:family="text">
      <style:text-properties fo:background-color="#ffffff" fo:color="#272a34" fo:font-size="10pt" style:font-size-asian="10pt" style:font-size-complex="10pt"/>
    </style:style>
    <style:style style:name="T59_8" style:family="text">
      <style:text-properties fo:background-color="#ffffff" fo:color="#272a34" fo:font-size="10pt" style:font-size-asian="10pt" style:font-size-complex="10pt"/>
    </style:style>
    <style:style style:name="T59_9" style:family="text">
      <style:text-properties fo:background-color="#ffffff" fo:color="#272a34" fo:font-size="10pt" style:font-size-asian="10pt" style:font-size-complex="10pt"/>
    </style:style>
    <style:style style:name="T59_10" style:family="text">
      <style:text-properties fo:background-color="#ffffff" fo:color="#272a34" fo:font-size="10pt" style:font-size-asian="10pt" style:font-size-complex="10pt"/>
    </style:style>
    <style:style style:name="T59_11" style:family="text">
      <style:text-properties fo:background-color="#ffffff" fo:color="#272a34" fo:font-size="10pt" style:font-size-asian="10pt" style:font-size-complex="10pt"/>
    </style:style>
    <style:style style:name="T59_12" style:family="text">
      <style:text-properties fo:background-color="#ffffff" fo:color="#272a34" fo:font-size="10pt" style:font-size-asian="10pt" style:font-size-complex="10pt"/>
    </style:style>
    <style:style style:name="T59_13" style:family="text">
      <style:text-properties fo:background-color="#ffffff" fo:color="#272a34" fo:font-size="10pt" style:font-size-asian="10pt" style:font-size-complex="10pt"/>
    </style:style>
    <style:style style:name="T59_14" style:family="text">
      <style:text-properties fo:background-color="#ffffff" fo:color="#272a34" fo:font-size="10pt" style:font-size-asian="10pt" style:font-size-complex="10pt"/>
    </style:style>
    <style:style style:name="T59_15" style:family="text">
      <style:text-properties fo:background-color="#ffffff" fo:color="#272a34" fo:font-size="10pt" style:font-size-asian="10pt" style:font-size-complex="10pt"/>
    </style:style>
    <style:style style:name="T59_16" style:family="text">
      <style:text-properties fo:background-color="#ffffff" fo:color="#272a34" fo:font-size="10pt" style:font-size-asian="10pt" style:font-size-complex="10pt"/>
    </style:style>
    <style:style style:name="T59_17" style:family="text">
      <style:text-properties fo:background-color="#ffffff" fo:color="#272a34" fo:font-size="10pt" style:font-size-asian="10pt" style:font-size-complex="10pt"/>
    </style:style>
    <style:style style:name="T59_18" style:family="text">
      <style:text-properties fo:background-color="#ffffff" fo:color="#272a34" fo:font-size="10pt" style:font-size-asian="10pt" style:font-size-complex="10pt"/>
    </style:style>
    <style:style style:name="T59_19" style:family="text">
      <style:text-properties fo:background-color="#ffffff" fo:color="#272a34" fo:font-size="10pt" style:font-size-asian="10pt" style:font-size-complex="10pt"/>
    </style:style>
    <style:style style:name="T59_20" style:family="text">
      <style:text-properties fo:background-color="#ffffff" fo:color="#272a34" fo:font-size="10pt" style:font-size-asian="10pt" style:font-size-complex="10pt"/>
    </style:style>
    <style:style style:name="T59_21" style:family="text">
      <style:text-properties fo:background-color="#ffffff" fo:color="#272a34" fo:font-size="10pt" style:font-size-asian="10pt" style:font-size-complex="10pt"/>
    </style:style>
    <style:style style:name="T59_22" style:family="text">
      <style:text-properties fo:background-color="#ffffff" fo:color="#272a34" fo:font-size="10pt" style:font-size-asian="10pt" style:font-size-complex="10pt"/>
    </style:style>
    <style:style style:name="T59_23" style:family="text">
      <style:text-properties fo:background-color="#ffffff" fo:color="#272a34" fo:font-size="10pt" style:font-size-asian="10pt" style:font-size-complex="10pt"/>
    </style:style>
    <style:style style:name="T59_24" style:family="text">
      <style:text-properties fo:background-color="#ffffff" fo:color="#272a34" fo:font-size="10pt" style:font-size-asian="10pt" style:font-size-complex="10pt"/>
    </style:style>
    <style:style style:name="T59_25" style:family="text">
      <style:text-properties fo:background-color="#ffffff" fo:color="#272a34" fo:font-size="10pt" style:font-size-asian="10pt" style:font-size-complex="10pt"/>
    </style:style>
    <style:style style:name="T59_26" style:family="text">
      <style:text-properties fo:background-color="#ffffff" fo:color="#272a34" fo:font-size="10pt" style:font-size-asian="10pt" style:font-size-complex="10pt"/>
    </style:style>
    <style:style style:name="T59_27" style:family="text">
      <style:text-properties fo:background-color="#ffffff" fo:color="#272a34" fo:font-size="10pt" style:font-size-asian="10pt" style:font-size-complex="10pt"/>
    </style:style>
    <style:style style:name="T59_28" style:family="text">
      <style:text-properties fo:background-color="#ffffff" fo:color="#272a34" fo:font-size="10pt" style:font-size-asian="10pt" style:font-size-complex="10pt"/>
    </style:style>
    <style:style style:name="T59_29" style:family="text">
      <style:text-properties fo:background-color="#ffffff" fo:color="#272a34" fo:font-size="10pt" style:font-size-asian="10pt" style:font-size-complex="10pt"/>
    </style:style>
    <style:style style:name="T59_30" style:family="text">
      <style:text-properties fo:background-color="#ffffff" fo:color="#272a34" fo:font-size="10pt" style:font-size-asian="10pt" style:font-size-complex="10pt"/>
    </style:style>
    <style:style style:name="T59_31" style:family="text">
      <style:text-properties fo:background-color="#ffffff" fo:color="#272a34" fo:font-size="10pt" style:font-size-asian="10pt" style:font-size-complex="10pt"/>
    </style:style>
    <style:style style:name="T59_32" style:family="text">
      <style:text-properties fo:background-color="#ffffff" fo:color="#272a34" fo:font-size="10pt" style:font-size-asian="10pt" style:font-size-complex="10pt"/>
    </style:style>
    <style:style style:name="T59_33" style:family="text">
      <style:text-properties fo:background-color="#ffffff" fo:color="#272a34" fo:font-size="10pt" style:font-size-asian="10pt" style:font-size-complex="10pt"/>
    </style:style>
    <style:style style:name="T59_34" style:family="text">
      <style:text-properties fo:background-color="#ffffff" fo:color="#272a34" fo:font-size="10pt" style:font-size-asian="10pt" style:font-size-complex="10pt"/>
    </style:style>
    <style:style style:name="T59_35" style:family="text">
      <style:text-properties fo:background-color="#ffffff" fo:color="#272a34" fo:font-size="10pt" style:font-size-asian="10pt" style:font-size-complex="10pt"/>
    </style:style>
    <style:style style:name="T59_36" style:family="text">
      <style:text-properties fo:background-color="#ffffff" fo:color="#272a34" fo:font-size="10pt" style:font-size-asian="10pt" style:font-size-complex="10pt"/>
    </style:style>
    <style:style style:name="T59_37" style:family="text">
      <style:text-properties fo:background-color="#ffffff" fo:color="#272a34" fo:font-size="10pt" style:font-size-asian="10pt" style:font-size-complex="10pt"/>
    </style:style>
    <style:style style:name="T59_38" style:family="text">
      <style:text-properties fo:background-color="#ffffff" fo:color="#272a34" fo:font-size="10pt" style:font-size-asian="10pt" style:font-size-complex="10pt"/>
    </style:style>
    <style:style style:name="T59_39" style:family="text">
      <style:text-properties fo:background-color="#ffffff" fo:color="#272a34" fo:font-size="10pt" style:font-size-asian="10pt" style:font-size-complex="10pt"/>
    </style:style>
    <style:style style:name="T59_40" style:family="text">
      <style:text-properties fo:background-color="#ffffff" fo:color="#272a34" fo:font-size="10pt" style:font-size-asian="10pt" style:font-size-complex="10pt"/>
    </style:style>
    <style:style style:name="T59_41" style:family="text">
      <style:text-properties fo:background-color="#ffffff" fo:color="#272a34" fo:font-size="10pt" style:font-size-asian="10pt" style:font-size-complex="10pt"/>
    </style:style>
    <style:style style:name="T59_42" style:family="text">
      <style:text-properties fo:background-color="#ffffff" fo:color="#272a34" fo:font-size="10pt" style:font-size-asian="10pt" style:font-size-complex="10pt"/>
    </style:style>
    <style:style style:name="T59_43" style:family="text">
      <style:text-properties fo:background-color="#ffffff" fo:color="#272a34" fo:font-size="10pt" style:font-size-asian="10pt" style:font-size-complex="10pt"/>
    </style:style>
    <style:style style:name="T59_44" style:family="text">
      <style:text-properties fo:background-color="#ffffff" fo:color="#272a34" fo:font-size="10pt" style:font-size-asian="10pt" style:font-size-complex="10pt"/>
    </style:style>
    <style:style style:name="T59_45" style:family="text">
      <style:text-properties fo:background-color="#ffffff" fo:color="#272a34" fo:font-size="10pt" style:font-size-asian="10pt" style:font-size-complex="10pt"/>
    </style:style>
    <style:style style:name="T59_46" style:family="text">
      <style:text-properties fo:background-color="#ffffff" fo:color="#272a34" fo:font-size="10pt" style:font-size-asian="10pt" style:font-size-complex="10pt"/>
    </style:style>
    <style:style style:name="T59_47" style:family="text">
      <style:text-properties fo:background-color="#ffffff" fo:color="#272a34" fo:font-size="10pt" style:font-size-asian="10pt" style:font-size-complex="10pt"/>
    </style:style>
    <style:style style:name="T59_48" style:family="text">
      <style:text-properties fo:background-color="#ffffff" fo:color="#272a34" fo:font-size="10pt" style:font-size-asian="10pt" style:font-size-complex="10pt"/>
    </style:style>
    <style:style style:name="T59_49" style:family="text">
      <style:text-properties fo:background-color="#ffffff" fo:color="#272a34" fo:font-size="10pt" style:font-size-asian="10pt" style:font-size-complex="10pt"/>
    </style:style>
    <style:style style:name="T59_50" style:family="text">
      <style:text-properties fo:background-color="#ffffff" fo:color="#272a34" fo:font-size="10pt" style:font-size-asian="10pt" style:font-size-complex="10pt"/>
    </style:style>
    <style:style style:name="T59_51" style:family="text">
      <style:text-properties fo:background-color="#ffffff" fo:color="#272a34" fo:font-size="10pt" style:font-size-asian="10pt" style:font-size-complex="10pt"/>
    </style:style>
    <style:style style:name="T59_52" style:family="text">
      <style:text-properties fo:background-color="#ffffff" fo:color="#272a34" fo:font-size="10pt" style:font-size-asian="10pt" style:font-size-complex="10pt"/>
    </style:style>
    <style:style style:name="T59_53" style:family="text">
      <style:text-properties fo:background-color="#ffffff" fo:color="#272a34" fo:font-size="10pt" style:font-size-asian="10pt" style:font-size-complex="10pt"/>
    </style:style>
    <style:style style:name="T59_54" style:family="text">
      <style:text-properties fo:background-color="#ffffff" fo:color="#272a34" fo:font-size="10pt" style:font-size-asian="10pt" style:font-size-complex="10pt"/>
    </style:style>
    <style:style style:name="T59_55" style:family="text">
      <style:text-properties fo:background-color="#ffffff" fo:color="#272a34" fo:font-size="10pt" style:font-size-asian="10pt" style:font-size-complex="10pt"/>
    </style:style>
    <style:style style:name="T59_56" style:family="text">
      <style:text-properties fo:background-color="#ffffff" fo:color="#272a34" fo:font-size="10pt" style:font-size-asian="10pt" style:font-size-complex="10pt"/>
    </style:style>
    <style:style style:name="T59_57" style:family="text">
      <style:text-properties fo:background-color="#ffffff" fo:color="#272a34" fo:font-size="10pt" style:font-size-asian="10pt" style:font-size-complex="10pt"/>
    </style:style>
    <style:style style:name="T59_58" style:family="text">
      <style:text-properties fo:background-color="#ffffff" fo:color="#272a34" fo:font-size="10pt" style:font-size-asian="10pt" style:font-size-complex="10pt"/>
    </style:style>
    <style:style style:name="T59_59" style:family="text">
      <style:text-properties fo:background-color="#ffffff" fo:color="#272a34" fo:font-size="10pt" style:font-size-asian="10pt" style:font-size-complex="10pt"/>
    </style:style>
    <style:style style:name="T59_60" style:family="text">
      <style:text-properties fo:background-color="#ffffff" fo:color="#272a34" fo:font-size="10pt" style:font-size-asian="10pt" style:font-size-complex="10pt"/>
    </style:style>
    <style:style style:name="T59_61" style:family="text">
      <style:text-properties fo:background-color="#ffffff" fo:color="#272a34" fo:font-size="10pt" style:font-size-asian="10pt" style:font-size-complex="10pt"/>
    </style:style>
    <style:style style:name="T59_62" style:family="text">
      <style:text-properties fo:background-color="#ffffff" fo:color="#272a34" fo:font-size="10pt" style:font-size-asian="10pt" style:font-size-complex="10pt"/>
    </style:style>
    <style:style style:name="T59_63" style:family="text">
      <style:text-properties fo:background-color="#ffffff" fo:color="#272a34" fo:font-size="10pt" style:font-size-asian="10pt" style:font-size-complex="10pt"/>
    </style:style>
    <style:style style:name="T59_64" style:family="text">
      <style:text-properties fo:background-color="#ffffff" fo:color="#272a34" fo:font-size="10pt" style:font-size-asian="10pt" style:font-size-complex="10pt"/>
    </style:style>
    <style:style style:name="T59_65" style:family="text">
      <style:text-properties fo:background-color="#ffffff" fo:color="#272a34" fo:font-size="10pt" style:font-size-asian="10pt" style:font-size-complex="10pt"/>
    </style:style>
    <style:style style:name="T59_66" style:family="text">
      <style:text-properties fo:background-color="#ffffff" fo:color="#272a34" fo:font-size="10pt" style:font-size-asian="10pt" style:font-size-complex="10pt"/>
    </style:style>
    <style:style style:name="T59_67" style:family="text">
      <style:text-properties fo:background-color="#ffffff" fo:color="#272a34" fo:font-size="10pt" style:font-size-asian="10pt" style:font-size-complex="10pt"/>
    </style:style>
    <style:style style:name="T59_68" style:family="text">
      <style:text-properties fo:background-color="#ffffff" fo:color="#272a34" fo:font-size="10pt" style:font-size-asian="10pt" style:font-size-complex="10pt"/>
    </style:style>
    <style:style style:name="T59_69" style:family="text">
      <style:text-properties fo:background-color="#ffffff" fo:color="#272a34" fo:font-size="10pt" style:font-size-asian="10pt" style:font-size-complex="10pt"/>
    </style:style>
    <style:style style:name="T59_70" style:family="text">
      <style:text-properties fo:background-color="#ffffff" fo:color="#272a34" fo:font-size="10pt" style:font-size-asian="10pt" style:font-size-complex="10pt"/>
    </style:style>
    <style:style style:name="T59_71" style:family="text">
      <style:text-properties fo:background-color="#ffffff" fo:color="#272a34" fo:font-size="10pt" style:font-size-asian="10pt" style:font-size-complex="10pt"/>
    </style:style>
    <style:style style:name="T59_72" style:family="text">
      <style:text-properties fo:background-color="#ffffff" fo:color="#272a34" fo:font-size="10pt" style:font-size-asian="10pt" style:font-size-complex="10pt"/>
    </style:style>
    <style:style style:name="T59_73" style:family="text">
      <style:text-properties fo:background-color="#ffffff" fo:color="#272a34" fo:font-size="10pt" style:font-size-asian="10pt" style:font-size-complex="10pt"/>
    </style:style>
    <style:style style:name="T59_74" style:family="text">
      <style:text-properties fo:background-color="#ffffff" fo:color="#272a34" fo:font-size="10pt" style:font-size-asian="10pt" style:font-size-complex="10pt"/>
    </style:style>
    <style:style style:name="T59_75" style:family="text">
      <style:text-properties fo:background-color="#ffffff" fo:color="#272a34" fo:font-size="10pt" style:font-size-asian="10pt" style:font-size-complex="10pt"/>
    </style:style>
    <style:style style:name="T59_76" style:family="text">
      <style:text-properties fo:background-color="#ffffff" fo:color="#272a34" fo:font-size="10pt" style:font-size-asian="10pt" style:font-size-complex="10pt"/>
    </style:style>
    <style:style style:name="T59_77" style:family="text">
      <style:text-properties fo:background-color="#ffffff" fo:color="#272a34" fo:font-size="10pt" style:font-size-asian="10pt" style:font-size-complex="10pt"/>
    </style:style>
    <style:style style:name="T59_78" style:family="text">
      <style:text-properties fo:background-color="#ffffff" fo:color="#272a34" fo:font-size="10pt" style:font-size-asian="10pt" style:font-size-complex="10pt"/>
    </style:style>
    <style:style style:name="T59_79" style:family="text">
      <style:text-properties fo:background-color="#ffffff" fo:color="#272a34" fo:font-size="10pt" style:font-size-asian="10pt" style:font-size-complex="10pt"/>
    </style:style>
    <style:style style:name="T59_80" style:family="text">
      <style:text-properties fo:background-color="#ffffff" fo:color="#272a34" fo:font-size="10pt" style:font-size-asian="10pt" style:font-size-complex="10pt"/>
    </style:style>
    <style:style style:name="T59_81" style:family="text">
      <style:text-properties fo:background-color="#ffffff" fo:color="#272a34" fo:font-size="10pt" style:font-size-asian="10pt" style:font-size-complex="10pt"/>
    </style:style>
    <style:style style:name="T59_82" style:family="text">
      <style:text-properties fo:background-color="#ffffff" fo:color="#272a34" fo:font-size="10pt" style:font-size-asian="10pt" style:font-size-complex="10pt"/>
    </style:style>
    <style:style style:name="T59_83" style:family="text">
      <style:text-properties fo:background-color="#ffffff" fo:color="#272a34" fo:font-size="10pt" style:font-size-asian="10pt" style:font-size-complex="10pt"/>
    </style:style>
    <style:style style:name="T59_84" style:family="text">
      <style:text-properties fo:background-color="#ffffff" fo:color="#272a34" fo:font-size="10pt" style:font-size-asian="10pt" style:font-size-complex="10pt"/>
    </style:style>
    <style:style style:name="T59_85" style:family="text">
      <style:text-properties fo:background-color="#ffffff" fo:color="#272a34" fo:font-size="10pt" style:font-size-asian="10pt" style:font-size-complex="10pt"/>
    </style:style>
    <style:style style:name="T59_86" style:family="text">
      <style:text-properties fo:background-color="#ffffff" fo:color="#272a34" fo:font-size="10pt" style:font-size-asian="10pt" style:font-size-complex="10pt"/>
    </style:style>
    <style:style style:name="T59_87" style:family="text">
      <style:text-properties fo:background-color="#ffffff" fo:color="#272a34" fo:font-size="10pt" style:font-size-asian="10pt" style:font-size-complex="10pt"/>
    </style:style>
    <style:style style:name="T59_88" style:family="text">
      <style:text-properties fo:background-color="#ffffff" fo:color="#272a34" fo:font-size="10pt" style:font-size-asian="10pt" style:font-size-complex="10pt"/>
    </style:style>
    <style:style style:name="T59_89" style:family="text">
      <style:text-properties fo:background-color="#ffffff" fo:color="#272a34" fo:font-size="10pt" style:font-size-asian="10pt" style:font-size-complex="10pt"/>
    </style:style>
    <style:style style:name="T59_90" style:family="text">
      <style:text-properties fo:background-color="#ffffff" fo:color="#272a34" fo:font-size="10pt" style:font-size-asian="10pt" style:font-size-complex="10pt"/>
    </style:style>
    <style:style style:name="T59_91" style:family="text">
      <style:text-properties fo:background-color="#ffffff" fo:color="#272a34" fo:font-size="10pt" style:font-size-asian="10pt" style:font-size-complex="10pt"/>
    </style:style>
    <style:style style:name="T59_92" style:family="text">
      <style:text-properties fo:background-color="#ffffff" fo:color="#272a34" fo:font-size="10pt" style:font-size-asian="10pt" style:font-size-complex="10pt"/>
    </style:style>
    <style:style style:name="T59_93" style:family="text">
      <style:text-properties fo:background-color="#ffffff" fo:color="#272a34" fo:font-size="10pt" style:font-size-asian="10pt" style:font-size-complex="10pt"/>
    </style:style>
    <style:style style:name="T59_94" style:family="text">
      <style:text-properties fo:background-color="#ffffff" fo:color="#272a34" fo:font-size="10pt" style:font-size-asian="10pt" style:font-size-complex="10pt"/>
    </style:style>
    <style:style style:name="T59_95" style:family="text">
      <style:text-properties fo:background-color="#ffffff" fo:color="#272a34" fo:font-size="10pt" style:font-size-asian="10pt" style:font-size-complex="10pt"/>
    </style:style>
    <style:style style:name="T59_96" style:family="text">
      <style:text-properties fo:background-color="#ffffff" fo:color="#272a34" fo:font-size="10pt" style:font-size-asian="10pt" style:font-size-complex="10pt"/>
    </style:style>
    <style:style style:name="T59_97" style:family="text">
      <style:text-properties fo:background-color="#ffffff" fo:color="#272a34" fo:font-size="10pt" style:font-size-asian="10pt" style:font-size-complex="10pt"/>
    </style:style>
    <style:style style:name="T59_98" style:family="text">
      <style:text-properties fo:background-color="#ffffff" fo:color="#272a34" fo:font-size="10pt" style:font-size-asian="10pt" style:font-size-complex="10pt"/>
    </style:style>
    <style:style style:name="T59_99" style:family="text">
      <style:text-properties fo:background-color="#ffffff" fo:color="#272a34" fo:font-size="10pt" style:font-size-asian="10pt" style:font-size-complex="10pt"/>
    </style:style>
    <style:style style:name="T59_100" style:family="text">
      <style:text-properties fo:background-color="#ffffff" fo:color="#272a34" fo:font-size="10pt" style:font-size-asian="10pt" style:font-size-complex="10pt"/>
    </style:style>
    <style:style style:name="T59_101" style:family="text">
      <style:text-properties fo:background-color="#ffffff" fo:color="#272a34" fo:font-size="10pt" style:font-size-asian="10pt" style:font-size-complex="10pt"/>
    </style:style>
    <style:style style:name="T59_102" style:family="text">
      <style:text-properties fo:background-color="#ffffff" fo:color="#272a34" fo:font-size="10pt" style:font-size-asian="10pt" style:font-size-complex="10pt"/>
    </style:style>
    <style:style style:name="T59_103" style:family="text">
      <style:text-properties fo:background-color="#ffffff" fo:color="#272a34" fo:font-size="10pt" style:font-size-asian="10pt" style:font-size-complex="10pt"/>
    </style:style>
    <style:style style:name="T59_104" style:family="text">
      <style:text-properties fo:background-color="#ffffff" fo:color="#272a34" fo:font-size="10pt" style:font-size-asian="10pt" style:font-size-complex="10pt"/>
    </style:style>
    <style:style style:name="T59_105" style:family="text">
      <style:text-properties fo:background-color="#ffffff" fo:color="#272a34" fo:font-size="10pt" style:font-size-asian="10pt" style:font-size-complex="10pt"/>
    </style:style>
    <style:style style:name="T59_106" style:family="text">
      <style:text-properties fo:background-color="#ffffff" fo:color="#272a34" fo:font-size="10pt" style:font-size-asian="10pt" style:font-size-complex="10pt"/>
    </style:style>
    <style:style style:name="T59_107" style:family="text">
      <style:text-properties fo:background-color="#ffffff" fo:color="#272a34" fo:font-size="10pt" style:font-size-asian="10pt" style:font-size-complex="10pt"/>
    </style:style>
    <style:style style:name="T59_108" style:family="text">
      <style:text-properties fo:background-color="#ffffff" fo:color="#272a34" fo:font-size="10pt" style:font-size-asian="10pt" style:font-size-complex="10pt"/>
    </style:style>
    <style:style style:name="T59_109" style:family="text">
      <style:text-properties fo:background-color="#ffffff" fo:color="#272a34" fo:font-size="10pt" style:font-size-asian="10pt" style:font-size-complex="10pt"/>
    </style:style>
    <style:style style:name="T59_110" style:family="text">
      <style:text-properties fo:background-color="#ffffff" fo:color="#272a34" fo:font-size="10pt" style:font-size-asian="10pt" style:font-size-complex="10pt"/>
    </style:style>
    <style:style style:name="T59_111" style:family="text">
      <style:text-properties fo:background-color="#ffffff" fo:color="#272a34" fo:font-size="10pt" style:font-size-asian="10pt" style:font-size-complex="10pt"/>
    </style:style>
    <style:style style:name="T59_112" style:family="text">
      <style:text-properties fo:background-color="#ffffff" fo:color="#272a34" fo:font-size="10pt" style:font-size-asian="10pt" style:font-size-complex="10pt"/>
    </style:style>
    <style:style style:name="T59_113" style:family="text">
      <style:text-properties fo:background-color="#ffffff" fo:color="#272a34" fo:font-size="10pt" style:font-size-asian="10pt" style:font-size-complex="10pt"/>
    </style:style>
    <style:style style:name="T59_114" style:family="text">
      <style:text-properties fo:background-color="#ffffff" fo:color="#272a34" fo:font-size="10pt" style:font-size-asian="10pt" style:font-size-complex="10pt"/>
    </style:style>
    <style:style style:name="T59_115" style:family="text">
      <style:text-properties fo:background-color="#ffffff" fo:color="#272a34" fo:font-size="10pt" style:font-size-asian="10pt" style:font-size-complex="10pt"/>
    </style:style>
    <style:style style:name="T59_116" style:family="text">
      <style:text-properties fo:background-color="#ffffff" fo:color="#272a34" fo:font-size="10pt" style:font-size-asian="10pt" style:font-size-complex="10pt"/>
    </style:style>
    <style:style style:name="T59_117" style:family="text">
      <style:text-properties fo:background-color="#ffffff" fo:color="#272a34" fo:font-size="10pt" style:font-size-asian="10pt" style:font-size-complex="10pt"/>
    </style:style>
    <style:style style:name="T59_118" style:family="text">
      <style:text-properties fo:background-color="#ffffff" fo:color="#272a34" fo:font-size="10pt" style:font-size-asian="10pt" style:font-size-complex="10pt"/>
    </style:style>
    <style:style style:name="T59_119" style:family="text">
      <style:text-properties fo:background-color="#ffffff" fo:color="#272a34" fo:font-size="10pt" style:font-size-asian="10pt" style:font-size-complex="10pt"/>
    </style:style>
    <style:style style:name="T59_120" style:family="text">
      <style:text-properties fo:background-color="#ffffff" fo:color="#272a34" fo:font-size="10pt" style:font-size-asian="10pt" style:font-size-complex="10pt"/>
    </style:style>
    <style:style style:name="T59_121" style:family="text">
      <style:text-properties fo:background-color="#ffffff" fo:color="#272a34" fo:font-size="10pt" style:font-size-asian="10pt" style:font-size-complex="10pt"/>
    </style:style>
    <style:style style:name="T59_122" style:family="text">
      <style:text-properties fo:background-color="#ffffff" fo:color="#272a34" fo:font-size="10pt" style:font-size-asian="10pt" style:font-size-complex="10pt"/>
    </style:style>
    <style:style style:name="T59_123" style:family="text">
      <style:text-properties fo:background-color="#ffffff" fo:color="#272a34" fo:font-size="10pt" style:font-size-asian="10pt" style:font-size-complex="10pt"/>
    </style:style>
    <style:style style:name="T59_124" style:family="text">
      <style:text-properties fo:background-color="#ffffff" fo:color="#272a34" fo:font-size="10pt" style:font-size-asian="10pt" style:font-size-complex="10pt"/>
    </style:style>
    <style:style style:name="T59_125" style:family="text">
      <style:text-properties fo:background-color="#ffffff" fo:color="#272a34" fo:font-size="10pt" style:font-size-asian="10pt" style:font-size-complex="10pt"/>
    </style:style>
    <style:style style:name="T59_126" style:family="text">
      <style:text-properties fo:background-color="#ffffff" fo:color="#272a34" fo:font-size="10pt" style:font-size-asian="10pt" style:font-size-complex="10pt"/>
    </style:style>
    <style:style style:name="T59_127" style:family="text">
      <style:text-properties fo:background-color="#ffffff" fo:color="#272a34" fo:font-size="10pt" style:font-size-asian="10pt" style:font-size-complex="10pt"/>
    </style:style>
    <style:style style:name="T59_128" style:family="text">
      <style:text-properties fo:background-color="#ffffff" fo:color="#272a34" fo:font-size="10pt" style:font-size-asian="10pt" style:font-size-complex="10pt"/>
    </style:style>
    <style:style style:name="T59_129" style:family="text">
      <style:text-properties fo:background-color="#ffffff" fo:color="#272a34" fo:font-size="10pt" style:font-size-asian="10pt" style:font-size-complex="10pt"/>
    </style:style>
    <style:style style:name="T59_130" style:family="text">
      <style:text-properties fo:background-color="#ffffff" fo:color="#272a34" fo:font-size="10pt" style:font-size-asian="10pt" style:font-size-complex="10pt"/>
    </style:style>
    <style:style style:name="T59_131" style:family="text">
      <style:text-properties fo:background-color="#ffffff" fo:color="#272a34" fo:font-size="10pt" style:font-size-asian="10pt" style:font-size-complex="10pt"/>
    </style:style>
    <style:style style:name="T59_132" style:family="text">
      <style:text-properties fo:background-color="#ffffff" fo:color="#272a34" fo:font-size="10pt" style:font-size-asian="10pt" style:font-size-complex="10pt"/>
    </style:style>
    <style:style style:name="T59_133" style:family="text">
      <style:text-properties fo:background-color="#ffffff" fo:color="#272a34" fo:font-size="10pt" style:font-size-asian="10pt" style:font-size-complex="10pt"/>
    </style:style>
    <style:style style:name="T59_134" style:family="text">
      <style:text-properties fo:background-color="#ffffff" fo:color="#272a34" fo:font-size="10pt" style:font-size-asian="10pt" style:font-size-complex="10pt"/>
    </style:style>
    <style:style style:name="T59_135" style:family="text">
      <style:text-properties fo:background-color="#ffffff" fo:color="#272a34" fo:font-size="10pt" style:font-size-asian="10pt" style:font-size-complex="10pt"/>
    </style:style>
    <style:style style:name="T59_136" style:family="text">
      <style:text-properties fo:background-color="#ffffff" fo:color="#272a34" fo:font-size="10pt" style:font-size-asian="10pt" style:font-size-complex="10pt"/>
    </style:style>
    <style:style style:name="T59_137" style:family="text">
      <style:text-properties fo:background-color="#ffffff" fo:color="#272a34" fo:font-size="10pt" style:font-size-asian="10pt" style:font-size-complex="10pt"/>
    </style:style>
    <style:style style:name="T59_138" style:family="text">
      <style:text-properties fo:background-color="#ffffff" fo:color="#272a34" fo:font-size="10pt" style:font-size-asian="10pt" style:font-size-complex="10pt"/>
    </style:style>
    <style:style style:name="T59_139" style:family="text">
      <style:text-properties fo:background-color="#ffffff" fo:color="#272a34" fo:font-size="10pt" style:font-size-asian="10pt" style:font-size-complex="10pt"/>
    </style:style>
    <style:style style:name="T59_140" style:family="text">
      <style:text-properties fo:background-color="#ffffff" fo:color="#272a34" fo:font-size="10pt" style:font-size-asian="10pt" style:font-size-complex="10pt"/>
    </style:style>
    <style:style style:name="T59_141" style:family="text">
      <style:text-properties fo:background-color="#ffffff" fo:color="#272a34" fo:font-size="10pt" style:font-size-asian="10pt" style:font-size-complex="10pt"/>
    </style:style>
    <style:style style:name="T59_142" style:family="text">
      <style:text-properties fo:background-color="#ffffff" fo:color="#272a34" fo:font-size="10pt" style:font-size-asian="10pt" style:font-size-complex="10pt"/>
    </style:style>
    <style:style style:name="T59_143" style:family="text">
      <style:text-properties fo:background-color="#ffffff" fo:color="#272a34" fo:font-size="10pt" style:font-size-asian="10pt" style:font-size-complex="10pt"/>
    </style:style>
    <style:style style:name="T59_144" style:family="text">
      <style:text-properties fo:background-color="#ffffff" fo:color="#272a34" fo:font-size="10pt" style:font-size-asian="10pt" style:font-size-complex="10pt"/>
    </style:style>
    <style:style style:name="T59_145" style:family="text">
      <style:text-properties fo:background-color="#ffffff" fo:color="#272a34" fo:font-size="10pt" style:font-size-asian="10pt" style:font-size-complex="10pt"/>
    </style:style>
    <style:style style:name="T59_146" style:family="text">
      <style:text-properties fo:background-color="#ffffff" fo:color="#272a34" fo:font-size="10pt" style:font-size-asian="10pt" style:font-size-complex="10pt"/>
    </style:style>
    <style:style style:name="T59_147" style:family="text">
      <style:text-properties fo:background-color="#ffffff" fo:color="#272a34" fo:font-size="10pt" style:font-size-asian="10pt" style:font-size-complex="10pt"/>
    </style:style>
    <style:style style:name="T59_148" style:family="text">
      <style:text-properties fo:background-color="#ffffff" fo:color="#272a34" fo:font-size="10pt" style:font-size-asian="10pt" style:font-size-complex="10pt"/>
    </style:style>
    <style:style style:name="T59_149" style:family="text">
      <style:text-properties fo:background-color="#ffffff" fo:color="#272a34" fo:font-size="10pt" style:font-size-asian="10pt" style:font-size-complex="10pt"/>
    </style:style>
    <style:style style:name="T59_150" style:family="text">
      <style:text-properties fo:background-color="#ffffff" fo:color="#272a34" fo:font-size="10pt" style:font-size-asian="10pt" style:font-size-complex="10pt"/>
    </style:style>
    <style:style style:name="T59_151" style:family="text">
      <style:text-properties fo:background-color="#ffffff" fo:color="#272a34" fo:font-size="10pt" style:font-size-asian="10pt" style:font-size-complex="10pt"/>
    </style:style>
    <style:style style:name="T59_152" style:family="text">
      <style:text-properties fo:background-color="#ffffff" fo:color="#272a34" fo:font-size="10pt" style:font-size-asian="10pt" style:font-size-complex="10pt"/>
    </style:style>
    <style:style style:name="T59_153" style:family="text">
      <style:text-properties fo:background-color="#ffffff" fo:color="#272a34" fo:font-size="10pt" style:font-size-asian="10pt" style:font-size-complex="10pt"/>
    </style:style>
    <style:style style:name="T59_154" style:family="text">
      <style:text-properties fo:background-color="#ffffff" fo:color="#272a34" fo:font-size="10pt" style:font-size-asian="10pt" style:font-size-complex="10pt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break-before="auto" fo:line-height="180%" style:writing-mode="lr-tb"/>
    </style:style>
    <style:style style:name="T60_1" style:family="text">
      <style:text-properties fo:background-color="#ffffff" fo:color="#272a34" fo:font-size="10pt" style:font-size-asian="10pt" style:font-size-complex="10pt"/>
    </style:style>
    <style:style style:name="P61" style:family="paragraph" style:parent-style-name="Standard">
      <style:paragraph-properties fo:break-before="auto" fo:line-height="180%" style:writing-mode="lr-tb"/>
    </style:style>
    <style:style style:name="T61_1" style:family="text">
      <style:text-properties fo:background-color="#ffffff" fo:color="#272a34" style:font-name="Times New Roman" style:font-name-asian="Times New Roman" style:font-name-complex="Times New Roman"/>
    </style:style>
    <style:style style:name="T61_2" style:family="text">
      <style:text-properties fo:background-color="#ffffff" fo:color="#272a34" style:font-name="Times New Roman" style:font-name-asian="Times New Roman" style:font-name-complex="Times New Roman"/>
    </style:style>
    <style:style style:name="T61_3" style:family="text">
      <style:text-properties fo:background-color="#ffffff" fo:color="#272a34" style:font-name="Times New Roman" style:font-name-asian="Times New Roman" style:font-name-complex="Times New Roman"/>
    </style:style>
    <style:style style:name="T61_4" style:family="text">
      <style:text-properties fo:background-color="#ffffff" fo:color="#272a34" style:font-name="Times New Roman" style:font-name-asian="Times New Roman" style:font-name-complex="Times New Roman"/>
    </style:style>
    <style:style style:name="T61_5" style:family="text">
      <style:text-properties fo:background-color="#ffffff" fo:color="#272a34" style:font-name="Times New Roman" style:font-name-asian="Times New Roman" style:font-name-complex="Times New Roman"/>
    </style:style>
    <style:style style:name="T61_6" style:family="text">
      <style:text-properties fo:background-color="#ffffff" fo:color="#272a34" style:font-name="Times New Roman" style:font-name-asian="Times New Roman" style:font-name-complex="Times New Roman"/>
    </style:style>
    <style:style style:name="T61_7" style:family="text">
      <style:text-properties fo:background-color="#ffffff" fo:color="#272a34" style:font-name="Times New Roman" style:font-name-asian="Times New Roman" style:font-name-complex="Times New Roman"/>
    </style:style>
    <style:style style:name="T61_8" style:family="text">
      <style:text-properties fo:background-color="#ffffff" fo:color="#272a34" style:font-name="Times New Roman" style:font-name-asian="Times New Roman" style:font-name-complex="Times New Roman"/>
    </style:style>
    <style:style style:name="T61_9" style:family="text">
      <style:text-properties fo:background-color="#ffffff" fo:color="#272a34" style:font-name="Times New Roman" style:font-name-asian="Times New Roman" style:font-name-complex="Times New Roman"/>
    </style:style>
    <style:style style:name="T61_10" style:family="text">
      <style:text-properties fo:background-color="#ffffff" fo:color="#272a34"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80%" style:writing-mode="lr-tb"/>
    </style:style>
    <style:style style:name="T62_1" style:family="text">
      <style:text-properties fo:background-color="#ffffff" fo:color="#272a34" fo:font-size="10pt" style:font-size-asian="10pt" style:font-size-complex="10pt"/>
    </style:style>
    <style:style style:name="T62_2" style:family="text">
      <style:text-properties fo:background-color="#ffffff" fo:color="#272a34" fo:font-size="10pt" style:font-size-asian="10pt" style:font-size-complex="10pt"/>
    </style:style>
    <style:style style:name="T62_3" style:family="text">
      <style:text-properties fo:background-color="#ffffff" fo:color="#272a34" fo:font-size="10pt" style:font-size-asian="10pt" style:font-size-complex="10pt"/>
    </style:style>
    <style:style style:name="T62_4" style:family="text">
      <style:text-properties fo:background-color="#ffffff" fo:color="#272a34" fo:font-size="10pt" style:font-size-asian="10pt" style:font-size-complex="10pt"/>
    </style:style>
    <style:style style:name="T62_5" style:family="text">
      <style:text-properties fo:background-color="#ffffff" fo:color="#272a34" fo:font-size="10pt" style:font-size-asian="10pt" style:font-size-complex="10pt"/>
    </style:style>
    <style:style style:name="T62_6" style:family="text">
      <style:text-properties fo:background-color="#ffffff" fo:color="#272a34" fo:font-size="10pt" style:font-size-asian="10pt" style:font-size-complex="10pt"/>
    </style:style>
    <style:style style:name="T62_7" style:family="text">
      <style:text-properties fo:background-color="#ffffff" fo:color="#272a34" fo:font-size="10pt" style:font-size-asian="10pt" style:font-size-complex="10pt"/>
    </style:style>
    <style:style style:name="T62_8" style:family="text">
      <style:text-properties fo:background-color="#ffffff" fo:color="#272a34" fo:font-size="10pt" style:font-size-asian="10pt" style:font-size-complex="10pt"/>
    </style:style>
    <style:style style:name="T62_9" style:family="text">
      <style:text-properties fo:background-color="#ffffff" fo:color="#272a34" fo:font-size="10pt" style:font-size-asian="10pt" style:font-size-complex="10pt"/>
    </style:style>
    <style:style style:name="T62_10" style:family="text">
      <style:text-properties fo:background-color="#ffffff" fo:color="#272a34" fo:font-size="10pt" style:font-size-asian="10pt" style:font-size-complex="10pt"/>
    </style:style>
    <style:style style:name="T62_11" style:family="text">
      <style:text-properties fo:background-color="#ffffff" fo:color="#272a34" fo:font-size="10pt" style:font-size-asian="10pt" style:font-size-complex="10pt"/>
    </style:style>
    <style:style style:name="T62_12" style:family="text">
      <style:text-properties fo:background-color="#ffffff" fo:color="#272a34" fo:font-size="10pt" style:font-size-asian="10pt" style:font-size-complex="10pt"/>
    </style:style>
    <style:style style:name="T62_13" style:family="text">
      <style:text-properties fo:background-color="#ffffff" fo:color="#272a34" fo:font-size="10pt" style:font-size-asian="10pt" style:font-size-complex="10pt"/>
    </style:style>
    <style:style style:name="T62_14" style:family="text">
      <style:text-properties fo:background-color="#ffffff" fo:color="#272a34" fo:font-size="10pt" style:font-size-asian="10pt" style:font-size-complex="10pt"/>
    </style:style>
    <style:style style:name="T62_15" style:family="text">
      <style:text-properties fo:background-color="#ffffff" fo:color="#272a34" fo:font-size="10pt" style:font-size-asian="10pt" style:font-size-complex="10pt"/>
    </style:style>
    <style:style style:name="T62_16" style:family="text">
      <style:text-properties fo:background-color="#ffffff" fo:color="#272a34" fo:font-size="10pt" style:font-size-asian="10pt" style:font-size-complex="10pt"/>
    </style:style>
    <style:style style:name="T62_17" style:family="text">
      <style:text-properties fo:background-color="#ffffff" fo:color="#272a34" fo:font-size="10pt" style:font-size-asian="10pt" style:font-size-complex="10pt"/>
    </style:style>
    <style:style style:name="T62_18" style:family="text">
      <style:text-properties fo:background-color="#ffffff" fo:color="#272a34" fo:font-size="10pt" style:font-size-asian="10pt" style:font-size-complex="10pt"/>
    </style:style>
    <style:style style:name="T62_19" style:family="text">
      <style:text-properties fo:background-color="#ffffff" fo:color="#272a34" fo:font-size="10pt" style:font-size-asian="10pt" style:font-size-complex="10pt"/>
    </style:style>
    <style:style style:name="T62_20" style:family="text">
      <style:text-properties fo:background-color="#ffffff" fo:color="#272a34" fo:font-size="10pt" style:font-size-asian="10pt" style:font-size-complex="10pt"/>
    </style:style>
    <style:style style:name="T62_21" style:family="text">
      <style:text-properties fo:background-color="#ffffff" fo:color="#272a34" fo:font-size="10pt" style:font-size-asian="10pt" style:font-size-complex="10pt"/>
    </style:style>
    <style:style style:name="T62_22" style:family="text">
      <style:text-properties fo:background-color="#ffffff" fo:color="#272a34" fo:font-size="10pt" style:font-size-asian="10pt" style:font-size-complex="10pt"/>
    </style:style>
    <style:style style:name="T62_23" style:family="text">
      <style:text-properties fo:background-color="#ffffff" fo:color="#272a34" fo:font-size="10pt" style:font-size-asian="10pt" style:font-size-complex="10pt"/>
    </style:style>
    <style:style style:name="T62_24" style:family="text">
      <style:text-properties fo:background-color="#ffffff" fo:color="#272a34" fo:font-size="10pt" style:font-size-asian="10pt" style:font-size-complex="10pt"/>
    </style:style>
    <style:style style:name="T62_25" style:family="text">
      <style:text-properties fo:background-color="#ffffff" fo:color="#272a34" fo:font-size="10pt" style:font-size-asian="10pt" style:font-size-complex="10pt"/>
    </style:style>
    <style:style style:name="T62_26" style:family="text">
      <style:text-properties fo:background-color="#ffffff" fo:color="#272a34" fo:font-size="10pt" style:font-size-asian="10pt" style:font-size-complex="10pt"/>
    </style:style>
    <style:style style:name="T62_27" style:family="text">
      <style:text-properties fo:background-color="#ffffff" fo:color="#272a34" fo:font-size="10pt" style:font-size-asian="10pt" style:font-size-complex="10pt"/>
    </style:style>
    <style:style style:name="T62_28" style:family="text">
      <style:text-properties fo:background-color="#ffffff" fo:color="#272a34" fo:font-size="10pt" style:font-size-asian="10pt" style:font-size-complex="10pt"/>
    </style:style>
    <style:style style:name="T62_29" style:family="text">
      <style:text-properties fo:background-color="#ffffff" fo:color="#272a34" fo:font-size="10pt" style:font-size-asian="10pt" style:font-size-complex="10pt"/>
    </style:style>
    <style:style style:name="T62_30" style:family="text">
      <style:text-properties fo:background-color="#ffffff" fo:color="#272a34" fo:font-size="10pt" style:font-size-asian="10pt" style:font-size-complex="10pt"/>
    </style:style>
    <style:style style:name="T62_31" style:family="text">
      <style:text-properties fo:background-color="#ffffff" fo:color="#272a34" fo:font-size="10pt" style:font-size-asian="10pt" style:font-size-complex="10pt"/>
    </style:style>
    <style:style style:name="T62_32" style:family="text">
      <style:text-properties fo:background-color="#ffffff" fo:color="#272a34" fo:font-size="10pt" style:font-size-asian="10pt" style:font-size-complex="10pt"/>
    </style:style>
    <style:style style:name="T62_33" style:family="text">
      <style:text-properties fo:background-color="#ffffff" fo:color="#272a34" fo:font-size="10pt" style:font-size-asian="10pt" style:font-size-complex="10pt"/>
    </style:style>
    <style:style style:name="T62_34" style:family="text">
      <style:text-properties fo:background-color="#ffffff" fo:color="#272a34" fo:font-size="10pt" style:font-size-asian="10pt" style:font-size-complex="10pt"/>
    </style:style>
    <style:style style:name="T62_35" style:family="text">
      <style:text-properties fo:background-color="#ffffff" fo:color="#272a34" fo:font-size="10pt" style:font-size-asian="10pt" style:font-size-complex="10pt"/>
    </style:style>
    <style:style style:name="T62_36" style:family="text">
      <style:text-properties fo:background-color="#ffffff" fo:color="#272a34" fo:font-size="10pt" style:font-size-asian="10pt" style:font-size-complex="10pt"/>
    </style:style>
    <style:style style:name="T62_37" style:family="text">
      <style:text-properties fo:background-color="#ffffff" fo:color="#272a34" fo:font-size="10pt" style:font-size-asian="10pt" style:font-size-complex="10pt"/>
    </style:style>
    <style:style style:name="T62_38" style:family="text">
      <style:text-properties fo:background-color="#ffffff" fo:color="#272a34" fo:font-size="10pt" style:font-size-asian="10pt" style:font-size-complex="10pt"/>
    </style:style>
    <style:style style:name="T62_39" style:family="text">
      <style:text-properties fo:background-color="#ffffff" fo:color="#272a34" fo:font-size="10pt" style:font-size-asian="10pt" style:font-size-complex="10pt"/>
    </style:style>
    <style:style style:name="T62_40" style:family="text">
      <style:text-properties fo:background-color="#ffffff" fo:color="#272a34" fo:font-size="10pt" style:font-size-asian="10pt" style:font-size-complex="10pt"/>
    </style:style>
    <style:style style:name="T62_41" style:family="text">
      <style:text-properties fo:background-color="#ffffff" fo:color="#272a34" fo:font-size="10pt" style:font-size-asian="10pt" style:font-size-complex="10pt"/>
    </style:style>
    <style:style style:name="T62_42" style:family="text">
      <style:text-properties fo:background-color="#ffffff" fo:color="#272a34" fo:font-size="10pt" style:font-size-asian="10pt" style:font-size-complex="10pt"/>
    </style:style>
    <style:style style:name="T62_43" style:family="text">
      <style:text-properties fo:background-color="#ffffff" fo:color="#272a34" fo:font-size="10pt" style:font-size-asian="10pt" style:font-size-complex="10pt"/>
    </style:style>
    <style:style style:name="T62_44" style:family="text">
      <style:text-properties fo:background-color="#ffffff" fo:color="#272a34" fo:font-size="10pt" style:font-size-asian="10pt" style:font-size-complex="10pt"/>
    </style:style>
    <style:style style:name="T62_45" style:family="text">
      <style:text-properties fo:background-color="#ffffff" fo:color="#272a34" fo:font-size="10pt" style:font-size-asian="10pt" style:font-size-complex="10pt"/>
    </style:style>
    <style:style style:name="T62_46" style:family="text">
      <style:text-properties fo:background-color="#ffffff" fo:color="#272a34" fo:font-size="10pt" style:font-size-asian="10pt" style:font-size-complex="10pt"/>
    </style:style>
    <style:style style:name="T62_47" style:family="text">
      <style:text-properties fo:background-color="#ffffff" fo:color="#272a34" fo:font-size="10pt" style:font-size-asian="10pt" style:font-size-complex="10pt"/>
    </style:style>
    <style:style style:name="T62_48" style:family="text">
      <style:text-properties fo:background-color="#ffffff" fo:color="#272a34" fo:font-size="10pt" style:font-size-asian="10pt" style:font-size-complex="10pt"/>
    </style:style>
    <style:style style:name="T62_49" style:family="text">
      <style:text-properties fo:background-color="#ffffff" fo:color="#272a34" fo:font-size="10pt" style:font-size-asian="10pt" style:font-size-complex="10pt"/>
    </style:style>
    <style:style style:name="T62_50" style:family="text">
      <style:text-properties fo:background-color="#ffffff" fo:color="#272a34" fo:font-size="10pt" style:font-size-asian="10pt" style:font-size-complex="10pt"/>
    </style:style>
    <style:style style:name="T62_51" style:family="text">
      <style:text-properties fo:background-color="#ffffff" fo:color="#272a34" fo:font-size="10pt" style:font-size-asian="10pt" style:font-size-complex="10pt"/>
    </style:style>
    <style:style style:name="T62_52" style:family="text">
      <style:text-properties fo:background-color="#ffffff" fo:color="#272a34" fo:font-size="10pt" style:font-size-asian="10pt" style:font-size-complex="10pt"/>
    </style:style>
    <style:style style:name="T62_53" style:family="text">
      <style:text-properties fo:background-color="#ffffff" fo:color="#272a34" fo:font-size="10pt" style:font-size-asian="10pt" style:font-size-complex="10pt"/>
    </style:style>
    <style:style style:name="T62_54" style:family="text">
      <style:text-properties fo:background-color="#ffffff" fo:color="#272a34" fo:font-size="10pt" style:font-size-asian="10pt" style:font-size-complex="10pt"/>
    </style:style>
    <style:style style:name="T62_55" style:family="text">
      <style:text-properties fo:background-color="#ffffff" fo:color="#272a34" fo:font-size="10pt" style:font-size-asian="10pt" style:font-size-complex="10pt"/>
    </style:style>
    <style:style style:name="T62_56" style:family="text">
      <style:text-properties fo:background-color="#ffffff" fo:color="#272a34" fo:font-size="10pt" style:font-size-asian="10pt" style:font-size-complex="10pt"/>
    </style:style>
    <style:style style:name="T62_57" style:family="text">
      <style:text-properties fo:background-color="#ffffff" fo:color="#272a34" fo:font-size="10pt" style:font-size-asian="10pt" style:font-size-complex="10pt"/>
    </style:style>
    <style:style style:name="T62_58" style:family="text">
      <style:text-properties fo:background-color="#ffffff" fo:color="#272a34" fo:font-size="10pt" style:font-size-asian="10pt" style:font-size-complex="10pt"/>
    </style:style>
    <style:style style:name="T62_59" style:family="text">
      <style:text-properties fo:background-color="#ffffff" fo:color="#272a34" fo:font-size="10pt" style:font-size-asian="10pt" style:font-size-complex="10pt"/>
    </style:style>
    <style:style style:name="T62_60" style:family="text">
      <style:text-properties fo:background-color="#ffffff" fo:color="#272a34" fo:font-size="10pt" style:font-size-asian="10pt" style:font-size-complex="10pt"/>
    </style:style>
    <style:style style:name="T62_61" style:family="text">
      <style:text-properties fo:background-color="#ffffff" fo:color="#272a34" fo:font-size="10pt" style:font-size-asian="10pt" style:font-size-complex="10pt"/>
    </style:style>
    <style:style style:name="T62_62" style:family="text">
      <style:text-properties fo:background-color="#ffffff" fo:color="#272a34" fo:font-size="10pt" style:font-size-asian="10pt" style:font-size-complex="10pt"/>
    </style:style>
    <style:style style:name="T62_63" style:family="text">
      <style:text-properties fo:background-color="#ffffff" fo:color="#272a34" fo:font-size="10pt" style:font-size-asian="10pt" style:font-size-complex="10pt"/>
    </style:style>
    <style:style style:name="T62_64" style:family="text">
      <style:text-properties fo:background-color="#ffffff" fo:color="#272a34" fo:font-size="10pt" style:font-size-asian="10pt" style:font-size-complex="10pt"/>
    </style:style>
    <style:style style:name="T62_65" style:family="text">
      <style:text-properties fo:background-color="#ffffff" fo:color="#272a34" fo:font-size="10pt" style:font-size-asian="10pt" style:font-size-complex="10pt"/>
    </style:style>
    <style:style style:name="T62_66" style:family="text">
      <style:text-properties fo:background-color="#ffffff" fo:color="#272a34" fo:font-size="10pt" style:font-size-asian="10pt" style:font-size-complex="10pt"/>
    </style:style>
    <style:style style:name="T62_67" style:family="text">
      <style:text-properties fo:background-color="#ffffff" fo:color="#272a34" fo:font-size="10pt" style:font-size-asian="10pt" style:font-size-complex="10pt"/>
    </style:style>
    <style:style style:name="T62_68" style:family="text">
      <style:text-properties fo:background-color="#ffffff" fo:color="#272a34" fo:font-size="10pt" style:font-size-asian="10pt" style:font-size-complex="10pt"/>
    </style:style>
    <style:style style:name="T62_69" style:family="text">
      <style:text-properties fo:background-color="#ffffff" fo:color="#272a34" fo:font-size="10pt" style:font-size-asian="10pt" style:font-size-complex="10pt"/>
    </style:style>
    <style:style style:name="T62_70" style:family="text">
      <style:text-properties fo:background-color="#ffffff" fo:color="#272a34" fo:font-size="10pt" style:font-size-asian="10pt" style:font-size-complex="10pt"/>
    </style:style>
    <style:style style:name="T62_71" style:family="text">
      <style:text-properties fo:background-color="#ffffff" fo:color="#272a34" fo:font-size="10pt" style:font-size-asian="10pt" style:font-size-complex="10pt"/>
    </style:style>
    <style:style style:name="T62_72" style:family="text">
      <style:text-properties fo:background-color="#ffffff" fo:color="#272a34" fo:font-size="10pt" style:font-size-asian="10pt" style:font-size-complex="10pt"/>
    </style:style>
    <style:style style:name="T62_73" style:family="text">
      <style:text-properties fo:background-color="#ffffff" fo:color="#272a34" fo:font-size="10pt" style:font-size-asian="10pt" style:font-size-complex="10pt"/>
    </style:style>
    <style:style style:name="T62_74" style:family="text">
      <style:text-properties fo:background-color="#ffffff" fo:color="#272a34" fo:font-size="10pt" style:font-size-asian="10pt" style:font-size-complex="10pt"/>
    </style:style>
    <style:style style:name="T62_75" style:family="text">
      <style:text-properties fo:background-color="#ffffff" fo:color="#272a34" fo:font-size="10pt" style:font-size-asian="10pt" style:font-size-complex="10pt"/>
    </style:style>
    <style:style style:name="T62_76" style:family="text">
      <style:text-properties fo:background-color="#ffffff" fo:color="#272a34" fo:font-size="10pt" style:font-size-asian="10pt" style:font-size-complex="10pt"/>
    </style:style>
    <style:style style:name="T62_77" style:family="text">
      <style:text-properties fo:background-color="#ffffff" fo:color="#272a34" fo:font-size="10pt" style:font-size-asian="10pt" style:font-size-complex="10pt"/>
    </style:style>
    <style:style style:name="T62_78" style:family="text">
      <style:text-properties fo:background-color="#ffffff" fo:color="#272a34" fo:font-size="10pt" style:font-size-asian="10pt" style:font-size-complex="10pt"/>
    </style:style>
    <style:style style:name="T62_79" style:family="text">
      <style:text-properties fo:background-color="#ffffff" fo:color="#272a34" fo:font-size="10pt" style:font-size-asian="10pt" style:font-size-complex="10pt"/>
    </style:style>
    <style:style style:name="T62_80" style:family="text">
      <style:text-properties fo:background-color="#ffffff" fo:color="#272a34" fo:font-size="10pt" style:font-size-asian="10pt" style:font-size-complex="10pt"/>
    </style:style>
    <style:style style:name="T62_81" style:family="text">
      <style:text-properties fo:background-color="#ffffff" fo:color="#272a34" fo:font-size="10pt" style:font-size-asian="10pt" style:font-size-complex="10pt"/>
    </style:style>
    <style:style style:name="T62_82" style:family="text">
      <style:text-properties fo:background-color="#ffffff" fo:color="#272a34" fo:font-size="10pt" style:font-size-asian="10pt" style:font-size-complex="10pt"/>
    </style:style>
    <style:style style:name="T62_83" style:family="text">
      <style:text-properties fo:background-color="#ffffff" fo:color="#272a34" fo:font-size="10pt" style:font-size-asian="10pt" style:font-size-complex="10pt"/>
    </style:style>
    <style:style style:name="T62_84" style:family="text">
      <style:text-properties fo:background-color="#ffffff" fo:color="#272a34" fo:font-size="10pt" style:font-size-asian="10pt" style:font-size-complex="10pt"/>
    </style:style>
    <style:style style:name="T62_85" style:family="text">
      <style:text-properties fo:background-color="#ffffff" fo:color="#272a34" fo:font-size="10pt" style:font-size-asian="10pt" style:font-size-complex="10pt"/>
    </style:style>
    <style:style style:name="T62_86" style:family="text">
      <style:text-properties fo:background-color="#ffffff" fo:color="#272a34" fo:font-size="10pt" style:font-size-asian="10pt" style:font-size-complex="10pt"/>
    </style:style>
    <style:style style:name="T62_87" style:family="text">
      <style:text-properties fo:background-color="#ffffff" fo:color="#272a34" fo:font-size="10pt" style:font-size-asian="10pt" style:font-size-complex="10pt"/>
    </style:style>
    <style:style style:name="T62_88" style:family="text">
      <style:text-properties fo:background-color="#ffffff" fo:color="#272a34" fo:font-size="10pt" style:font-size-asian="10pt" style:font-size-complex="10pt"/>
    </style:style>
    <style:style style:name="T62_89" style:family="text">
      <style:text-properties fo:background-color="#ffffff" fo:color="#272a34" fo:font-size="10pt" style:font-size-asian="10pt" style:font-size-complex="10pt"/>
    </style:style>
    <style:style style:name="T62_90" style:family="text">
      <style:text-properties fo:background-color="#ffffff" fo:color="#272a34" fo:font-size="10pt" style:font-size-asian="10pt" style:font-size-complex="10pt"/>
    </style:style>
    <style:style style:name="T62_91" style:family="text">
      <style:text-properties fo:background-color="#ffffff" fo:color="#272a34" fo:font-size="10pt" style:font-size-asian="10pt" style:font-size-complex="10pt"/>
    </style:style>
    <style:style style:name="T62_92" style:family="text">
      <style:text-properties fo:background-color="#ffffff" fo:color="#272a34" fo:font-size="10pt" style:font-size-asian="10pt" style:font-size-complex="10pt"/>
    </style:style>
    <style:style style:name="T62_93" style:family="text">
      <style:text-properties fo:background-color="#ffffff" fo:color="#272a34" fo:font-size="10pt" style:font-size-asian="10pt" style:font-size-complex="10pt"/>
    </style:style>
    <style:style style:name="T62_94" style:family="text">
      <style:text-properties fo:background-color="#ffffff" fo:color="#272a34" fo:font-size="10pt" style:font-size-asian="10pt" style:font-size-complex="10pt"/>
    </style:style>
    <style:style style:name="T62_95" style:family="text">
      <style:text-properties fo:background-color="#ffffff" fo:color="#272a34" fo:font-size="10pt" style:font-size-asian="10pt" style:font-size-complex="10pt"/>
    </style:style>
    <style:style style:name="T62_96" style:family="text">
      <style:text-properties fo:background-color="#ffffff" fo:color="#272a34" fo:font-size="10pt" style:font-size-asian="10pt" style:font-size-complex="10pt"/>
    </style:style>
    <style:style style:name="T62_97" style:family="text">
      <style:text-properties fo:background-color="#ffffff" fo:color="#272a34" fo:font-size="10pt" style:font-size-asian="10pt" style:font-size-complex="10pt"/>
    </style:style>
    <style:style style:name="T62_98" style:family="text">
      <style:text-properties fo:background-color="#ffffff" fo:color="#272a34" fo:font-size="10pt" style:font-size-asian="10pt" style:font-size-complex="10pt"/>
    </style:style>
    <style:style style:name="T62_99" style:family="text">
      <style:text-properties fo:background-color="#ffffff" fo:color="#272a34" fo:font-size="10pt" style:font-size-asian="10pt" style:font-size-complex="10pt"/>
    </style:style>
    <style:style style:name="T62_100" style:family="text">
      <style:text-properties fo:background-color="#ffffff" fo:color="#272a34" fo:font-size="10pt" style:font-size-asian="10pt" style:font-size-complex="10pt"/>
    </style:style>
    <style:style style:name="T62_101" style:family="text">
      <style:text-properties fo:background-color="#ffffff" fo:color="#272a34" fo:font-size="10pt" style:font-size-asian="10pt" style:font-size-complex="10pt"/>
    </style:style>
    <style:style style:name="T62_102" style:family="text">
      <style:text-properties fo:background-color="#ffffff" fo:color="#272a34" fo:font-size="10pt" style:font-size-asian="10pt" style:font-size-complex="10pt"/>
    </style:style>
    <style:style style:name="T62_103" style:family="text">
      <style:text-properties fo:background-color="#ffffff" fo:color="#272a34" fo:font-size="10pt" style:font-size-asian="10pt" style:font-size-complex="10pt"/>
    </style:style>
    <style:style style:name="T62_104" style:family="text">
      <style:text-properties fo:background-color="#ffffff" fo:color="#272a34" fo:font-size="10pt" style:font-size-asian="10pt" style:font-size-complex="10pt"/>
    </style:style>
    <style:style style:name="T62_105" style:family="text">
      <style:text-properties fo:background-color="#ffffff" fo:color="#272a34" fo:font-size="10pt" style:font-size-asian="10pt" style:font-size-complex="10pt"/>
    </style:style>
    <style:style style:name="T62_106" style:family="text">
      <style:text-properties fo:background-color="#ffffff" fo:color="#272a34" fo:font-size="10pt" style:font-size-asian="10pt" style:font-size-complex="10pt"/>
    </style:style>
    <style:style style:name="T62_107" style:family="text">
      <style:text-properties fo:background-color="#ffffff" fo:color="#272a34" fo:font-size="10pt" style:font-size-asian="10pt" style:font-size-complex="10pt"/>
    </style:style>
    <style:style style:name="T62_108" style:family="text">
      <style:text-properties fo:background-color="#ffffff" fo:color="#272a34" fo:font-size="10pt" style:font-size-asian="10pt" style:font-size-complex="10pt"/>
    </style:style>
    <style:style style:name="T62_109" style:family="text">
      <style:text-properties fo:background-color="#ffffff" fo:color="#272a34" fo:font-size="10pt" style:font-size-asian="10pt" style:font-size-complex="10pt"/>
    </style:style>
    <style:style style:name="T62_110" style:family="text">
      <style:text-properties fo:background-color="#ffffff" fo:color="#272a34" fo:font-size="10pt" style:font-size-asian="10pt" style:font-size-complex="10pt"/>
    </style:style>
    <style:style style:name="T62_111" style:family="text">
      <style:text-properties fo:background-color="#ffffff" fo:color="#272a34" fo:font-size="10pt" style:font-size-asian="10pt" style:font-size-complex="10pt"/>
    </style:style>
    <style:style style:name="T62_112" style:family="text">
      <style:text-properties fo:background-color="#ffffff" fo:color="#272a34" fo:font-size="10pt" style:font-size-asian="10pt" style:font-size-complex="10pt"/>
    </style:style>
    <style:style style:name="T62_113" style:family="text">
      <style:text-properties fo:background-color="#ffffff" fo:color="#272a34" fo:font-size="10pt" style:font-size-asian="10pt" style:font-size-complex="10pt"/>
    </style:style>
    <style:style style:name="T62_114" style:family="text">
      <style:text-properties fo:background-color="#ffffff" fo:color="#272a34" fo:font-size="10pt" style:font-size-asian="10pt" style:font-size-complex="10pt"/>
    </style:style>
    <style:style style:name="T62_115" style:family="text">
      <style:text-properties fo:background-color="#ffffff" fo:color="#272a34" fo:font-size="10pt" style:font-size-asian="10pt" style:font-size-complex="10pt"/>
    </style:style>
    <style:style style:name="T62_116" style:family="text">
      <style:text-properties fo:background-color="#ffffff" fo:color="#272a34" fo:font-size="10pt" style:font-size-asian="10pt" style:font-size-complex="10pt"/>
    </style:style>
    <style:style style:name="T62_117" style:family="text">
      <style:text-properties fo:background-color="#ffffff" fo:color="#272a34" fo:font-size="10pt" style:font-size-asian="10pt" style:font-size-complex="10pt"/>
    </style:style>
    <style:style style:name="T62_118" style:family="text">
      <style:text-properties fo:background-color="#ffffff" fo:color="#272a34" fo:font-size="10pt" style:font-size-asian="10pt" style:font-size-complex="10pt"/>
    </style:style>
    <style:style style:name="T62_119" style:family="text">
      <style:text-properties fo:background-color="#ffffff" fo:color="#272a34" fo:font-size="10pt" style:font-size-asian="10pt" style:font-size-complex="10pt"/>
    </style:style>
    <style:style style:name="T62_120" style:family="text">
      <style:text-properties fo:background-color="#ffffff" fo:color="#272a34" fo:font-size="10pt" style:font-size-asian="10pt" style:font-size-complex="10pt"/>
    </style:style>
    <style:style style:name="T62_121" style:family="text">
      <style:text-properties fo:background-color="#ffffff" fo:color="#272a34" fo:font-size="10pt" style:font-size-asian="10pt" style:font-size-complex="10pt"/>
    </style:style>
    <style:style style:name="T62_122" style:family="text">
      <style:text-properties fo:background-color="#ffffff" fo:color="#272a34" fo:font-size="10pt" style:font-size-asian="10pt" style:font-size-complex="10pt"/>
    </style:style>
    <style:style style:name="P63" style:family="paragraph" style:parent-style-name="Standard">
      <style:paragraph-properties fo:break-before="auto" fo:line-height="150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Zodiak</text:span><text:span text:style-name="T1_2">:<text:s/></text:span><text:span text:style-name="T1_3">Jak</text:span><text:span text:style-name="T1_4"><text:s/></text:span><text:span text:style-name="T1_5">się</text:span><text:span text:style-name="T1_6"><text:s/></text:span><text:span text:style-name="T1_7">czuje</text:span><text:span text:style-name="T1_8"><text:s/></text:span><text:span text:style-name="T1_9">zdobywca</text:span><text:span text:style-name="T1_10"><text:s/></text:span><text:span text:style-name="T1_11">aż</text:span><text:span text:style-name="T1_12"><text:s/></text:span><text:span text:style-name="T1_13">dwóch</text:span><text:span text:style-name="T1_14"><text:s/></text:span><text:span text:style-name="T1_15">Oskarów</text:span><text:span text:style-name="T1_16"><text:s/></text:span><text:span text:style-name="T1_17">z</text:span><text:span text:style-name="T1_18"><text:s/></text:span><text:span text:style-name="T1_19">poprzedniej</text:span><text:span text:style-name="T1_20"><text:s/></text:span><text:span text:style-name="T1_21">edycji</text:span><text:span text:style-name="T1_22">?</text:span></text:p>
      <text:p text:style-name="P2"><text:span text:style-name="T2_1">Tost</text:span><text:span text:style-name="T2_2">:<text:s/></text:span><text:span text:style-name="T2_3">Nie</text:span><text:span text:style-name="T2_4"><text:s/></text:span><text:span text:style-name="T2_5">ukrywam</text:span><text:span text:style-name="T2_6">,<text:s/></text:span><text:span text:style-name="T2_7">że</text:span><text:span text:style-name="T2_8"><text:s/></text:span><text:span text:style-name="T2_9">czuję</text:span><text:span text:style-name="T2_10"><text:s/></text:span><text:span text:style-name="T2_11">się</text:span><text:span text:style-name="T2_12"><text:s/></text:span><text:span text:style-name="T2_13">w</text:span><text:span text:style-name="T2_14"><text:s/></text:span><text:span text:style-name="T2_15">pewnym</text:span><text:span text:style-name="T2_16"><text:s/></text:span><text:span text:style-name="T2_17">sensie</text:span><text:span text:style-name="T2_18"><text:s/></text:span><text:span text:style-name="T2_19">spełniony</text:span><text:span text:style-name="T2_20">.<text:s/></text:span><text:span text:style-name="T2_21">Zwłaszcza</text:span><text:span text:style-name="T2_22"><text:s/></text:span><text:span text:style-name="T2_23">po</text:span><text:span text:style-name="T2_24"><text:s/></text:span><text:span text:style-name="T2_25">wielu</text:span><text:span text:style-name="T2_26"><text:s/></text:span><text:span text:style-name="T2_27">miesiącach</text:span><text:span text:style-name="T2_28"><text:s/></text:span><text:span text:style-name="T2_29">ślęczenia</text:span><text:span text:style-name="T2_30"><text:s/></text:span><text:span text:style-name="T2_31">nad</text:span><text:span text:style-name="T2_32"><text:s/></text:span><text:span text:style-name="T2_33">opowiadaniem</text:span><text:span text:style-name="T2_34">,<text:s/></text:span><text:span text:style-name="T2_35">którego</text:span><text:span text:style-name="T2_36"><text:s/></text:span><text:span text:style-name="T2_37">tworzenie</text:span><text:span text:style-name="T2_38"><text:s/></text:span><text:span text:style-name="T2_39">pełne</text:span><text:span text:style-name="T2_40"><text:s/></text:span><text:span text:style-name="T2_41">było</text:span><text:span text:style-name="T2_42"><text:s/></text:span><text:span text:style-name="T2_43">powracającego</text:span><text:span text:style-name="T2_44"><text:s/></text:span><text:span text:style-name="T2_45">braku</text:span><text:span text:style-name="T2_46"><text:s/></text:span><text:span text:style-name="T2_47">chęci</text:span><text:span text:style-name="T2_48">,<text:s/></text:span><text:span text:style-name="T2_49">chłodnego</text:span><text:span text:style-name="T2_50"><text:s/></text:span><text:span text:style-name="T2_51">przyjęcia</text:span><text:span text:style-name="T2_52"><text:s/></text:span><text:span text:style-name="T2_53">przez</text:span><text:span text:style-name="T2_54"><text:s/></text:span><text:span text:style-name="T2_55">najbliższych</text:span><text:span text:style-name="T2_56"><text:s/></text:span><text:span text:style-name="T2_57">znajomych</text:span><text:span text:style-name="T2_58"><text:s/></text:span><text:span text:style-name="T2_59">czy</text:span><text:span text:style-name="T2_60"><text:s/></text:span><text:span text:style-name="T2_61">też</text:span><text:span text:style-name="T2_62"><text:s/></text:span><text:span text:style-name="T2_63">kpin</text:span><text:span text:style-name="T2_64"><text:s/></text:span><text:span text:style-name="T2_65">ciągnących</text:span><text:span text:style-name="T2_66"><text:s/></text:span><text:span text:style-name="T2_67">się</text:span><text:span text:style-name="T2_68"><text:s/></text:span><text:span text:style-name="T2_69">właściwie</text:span><text:span text:style-name="T2_70"><text:s/></text:span><text:span text:style-name="T2_71">od</text:span><text:span text:style-name="T2_72"><text:s/></text:span><text:span text:style-name="T2_73">początku</text:span><text:span text:style-name="T2_74">.<text:s/></text:span><text:span text:style-name="T2_75">Cieszę</text:span><text:span text:style-name="T2_76"><text:s/></text:span><text:span text:style-name="T2_77">się</text:span><text:span text:style-name="T2_78">,<text:s/></text:span><text:span text:style-name="T2_79">że</text:span><text:span text:style-name="T2_80"><text:s/></text:span><text:span text:style-name="T2_81">ktoś</text:span><text:span text:style-name="T2_82">,<text:s/></text:span><text:span text:style-name="T2_83">kto</text:span><text:span text:style-name="T2_84"><text:s/></text:span><text:span text:style-name="T2_85">przeczytał</text:span><text:span text:style-name="T2_86"><text:s/></text:span><text:span text:style-name="T2_87">moje</text:span><text:span text:style-name="T2_88"><text:s/></text:span><text:span text:style-name="T2_89">wypociny</text:span><text:span text:style-name="T2_90">,<text:s/></text:span><text:span text:style-name="T2_91">uznał</text:span><text:span text:style-name="T2_92">,<text:s/></text:span><text:span text:style-name="T2_93">że</text:span><text:span text:style-name="T2_94"><text:s/></text:span><text:span text:style-name="T2_95">są</text:span><text:span text:style-name="T2_96"><text:s/></text:span><text:span text:style-name="T2_97">coś</text:span><text:span text:style-name="T2_98"><text:s/></text:span><text:span text:style-name="T2_99">warte</text:span><text:span text:style-name="T2_100">.</text:span></text:p>
      <text:p text:style-name="P3"><text:span text:style-name="T3_1"><text:s/></text:span></text:p>
      <text:p text:style-name="P4"><text:span text:style-name="T4_1">Z</text:span><text:span text:style-name="T4_2">:<text:s/></text:span><text:span text:style-name="T4_3">Jak</text:span><text:span text:style-name="T4_4"><text:s/></text:span><text:span text:style-name="T4_5">zareagowałeś</text:span><text:span text:style-name="T4_6"><text:s/></text:span><text:span text:style-name="T4_7">na</text:span><text:span text:style-name="T4_8"><text:s/></text:span><text:span text:style-name="T4_9">wygraną</text:span><text:span text:style-name="T4_10">?</text:span></text:p>
      <text:p text:style-name="P5"><text:span text:style-name="T5_1">T</text:span><text:span text:style-name="T5_2">:<text:s/></text:span><text:span text:style-name="T5_3">Drobnym</text:span><text:span text:style-name="T5_4"><text:s/></text:span><text:span text:style-name="T5_5">uśmieszkiem</text:span><text:span text:style-name="T5_6">.<text:s/></text:span><text:span text:style-name="T5_7">Oczekiwanie</text:span><text:span text:style-name="T5_8"><text:s/></text:span><text:span text:style-name="T5_9">na</text:span><text:span text:style-name="T5_10"><text:s/></text:span><text:span text:style-name="T5_11">wyniki</text:span><text:span text:style-name="T5_12"><text:s/></text:span><text:span text:style-name="T5_13">Oskarów</text:span><text:span text:style-name="T5_14"><text:s/></text:span><text:span text:style-name="T5_15">było</text:span><text:span text:style-name="T5_16"><text:s/></text:span><text:span text:style-name="T5_17">zabawne</text:span><text:span text:style-name="T5_18">,<text:s/></text:span><text:span text:style-name="T5_19">biorąc</text:span><text:span text:style-name="T5_20"><text:s/></text:span><text:span text:style-name="T5_21">pod</text:span><text:span text:style-name="T5_22"><text:s/></text:span><text:span text:style-name="T5_23">uwagę</text:span><text:span text:style-name="T5_24"><text:s/></text:span><text:span text:style-name="T5_25">datę</text:span><text:span text:style-name="T5_26"><text:s/></text:span><text:span text:style-name="T5_27">publikacji</text:span><text:span text:style-name="T5_28"><text:s/></text:span><text:span text:style-name="T5_29">oddalającą</text:span><text:span text:style-name="T5_30"><text:s/></text:span><text:span text:style-name="T5_31">się</text:span><text:span text:style-name="T5_32"><text:s/></text:span><text:span text:style-name="T5_33">z</text:span><text:span text:style-name="T5_34"><text:s/></text:span><text:span text:style-name="T5_35">każdym</text:span><text:span text:style-name="T5_36"><text:s/></text:span><text:span text:style-name="T5_37">dniem</text:span><text:span text:style-name="T5_38"><text:s/></text:span><text:span text:style-name="T5_39">przez</text:span><text:span text:style-name="T5_40"><text:s/></text:span><text:span text:style-name="T5_41">natłok</text:span><text:span text:style-name="T5_42"><text:s/></text:span><text:span text:style-name="T5_43">materiału</text:span><text:span text:style-name="T5_44">.<text:s/></text:span><text:span text:style-name="T5_45">A</text:span><text:span text:style-name="T5_46"><text:s/></text:span><text:span text:style-name="T5_47">reakcja</text:span><text:span text:style-name="T5_48"><text:s/></text:span><text:span text:style-name="T5_49">była</text:span><text:span text:style-name="T5_50"><text:s/></text:span><text:span text:style-name="T5_51">drobniejsza</text:span><text:span text:style-name="T5_52">,<text:s/></text:span><text:span text:style-name="T5_53">niż</text:span><text:span text:style-name="T5_54"><text:s/></text:span><text:span text:style-name="T5_55">wam</text:span><text:span text:style-name="T5_56"><text:s/></text:span><text:span text:style-name="T5_57">się</text:span><text:span text:style-name="T5_58"><text:s/></text:span><text:span text:style-name="T5_59">wydaje</text:span><text:span text:style-name="T5_60">,<text:s/></text:span><text:span text:style-name="T5_61">bo</text:span><text:span text:style-name="T5_62"><text:s/></text:span><text:span text:style-name="T5_63">moja</text:span><text:span text:style-name="T5_64"><text:s/></text:span><text:span text:style-name="T5_65">działalność</text:span><text:span text:style-name="T5_66"><text:s/></text:span><text:span text:style-name="T5_67">w</text:span><text:span text:style-name="T5_68"><text:s/></text:span><text:span text:style-name="T5_69">fandomie</text:span><text:span text:style-name="T5_70"><text:s/></text:span><text:span text:style-name="T5_71">schodzi</text:span><text:span text:style-name="T5_72"><text:s/></text:span><text:span text:style-name="T5_73">już</text:span><text:span text:style-name="T5_74"><text:s/></text:span><text:span text:style-name="T5_75">na</text:span><text:span text:style-name="T5_76"><text:s/></text:span><text:span text:style-name="T5_77">drugi</text:span><text:span text:style-name="T5_78"><text:s/></text:span><text:span text:style-name="T5_79">plan</text:span><text:span text:style-name="T5_80">,<text:s/></text:span><text:span text:style-name="T5_81">przygnieciona</text:span><text:span text:style-name="T5_82"><text:s/></text:span><text:span text:style-name="T5_83">przez</text:span><text:span text:style-name="T5_84"><text:s/></text:span><text:span text:style-name="T5_85">pracę</text:span><text:span text:style-name="T5_86">,<text:s/></text:span><text:span text:style-name="T5_87">studia</text:span><text:span text:style-name="T5_88"><text:s/></text:span><text:span text:style-name="T5_89">i</text:span><text:span text:style-name="T5_90"><text:s/></text:span><text:span text:style-name="T5_91">zbliżające</text:span><text:span text:style-name="T5_92"><text:s/></text:span><text:span text:style-name="T5_93">się</text:span><text:span text:style-name="T5_94"><text:s/></text:span><text:span text:style-name="T5_95">przygotowania</text:span><text:span text:style-name="T5_96"><text:s/></text:span><text:span text:style-name="T5_97">do</text:span><text:span text:style-name="T5_98"><text:s/></text:span><text:span text:style-name="T5_99">ślubu</text:span><text:span text:style-name="T5_100">.</text:span></text:p>
      <text:p text:style-name="P6"><text:span text:style-name="T6_1"><text:s/></text:span></text:p>
      <text:p text:style-name="P7"><text:span text:style-name="T7_1">Cahan</text:span><text:span text:style-name="T7_2">:<text:s/></text:span><text:span text:style-name="T7_3">Skąd</text:span><text:span text:style-name="T7_4"><text:s/></text:span><text:span text:style-name="T7_5">pomysł</text:span><text:span text:style-name="T7_6"><text:s/></text:span><text:span text:style-name="T7_7">na</text:span><text:span text:style-name="T7_8"><text:s/></text:span><text:span text:style-name="T7_9">napisanie</text:span><text:span text:style-name="T7_10"><text:s/>“</text:span><text:span text:style-name="T7_11">Smoczych</text:span><text:span text:style-name="T7_12"><text:s/></text:span><text:span text:style-name="T7_13">Łez</text:span><text:span text:style-name="T7_14">”?<text:s/></text:span><text:span text:style-name="T7_15">Jak</text:span><text:span text:style-name="T7_16"><text:s/></text:span><text:span text:style-name="T7_17">wyglądało</text:span><text:span text:style-name="T7_18"><text:s/></text:span><text:span text:style-name="T7_19">powstawanie</text:span><text:span text:style-name="T7_20"><text:s/></text:span><text:span text:style-name="T7_21">tego</text:span><text:span text:style-name="T7_22"><text:s/></text:span><text:span text:style-name="T7_23">fanfika</text:span><text:span text:style-name="T7_24"><text:s/></text:span><text:span text:style-name="T7_25">od</text:span><text:span text:style-name="T7_26"><text:s/></text:span><text:span text:style-name="T7_27">kuchni</text:span><text:span text:style-name="T7_28">?</text:span></text:p>
      <text:p text:style-name="P8"><text:span text:style-name="T8_1">T</text:span><text:span text:style-name="T8_2">:<text:s/></text:span><text:span text:style-name="T8_3">W</text:span><text:span text:style-name="T8_4"><text:s/></text:span><text:span text:style-name="T8_5">trakcie</text:span><text:span text:style-name="T8_6"><text:s/></text:span><text:span text:style-name="T8_7">drugiego</text:span><text:span text:style-name="T8_8"><text:s/></text:span><text:span text:style-name="T8_9">sezonu</text:span><text:span text:style-name="T8_10"><text:s/></text:span><text:span text:style-name="T8_11">dostaliśmy</text:span><text:span text:style-name="T8_12"><text:s/></text:span><text:span text:style-name="T8_13">teaser</text:span><text:span text:style-name="T8_14"><text:s/></text:span><text:span text:style-name="T8_15">dotyczący</text:span><text:span text:style-name="T8_16"><text:s/></text:span><text:span text:style-name="T8_17">fabuły</text:span><text:span text:style-name="T8_18"><text:s/></text:span><text:span text:style-name="T8_19">odcinka</text:span><text:span text:style-name="T8_20"><text:s/>"</text:span><text:span text:style-name="T8_21">Secret</text:span><text:span text:style-name="T8_22"><text:s/></text:span><text:span text:style-name="T8_23">of</text:span><text:span text:style-name="T8_24"><text:s/></text:span><text:span text:style-name="T8_25">my</text:span><text:span text:style-name="T8_26"><text:s/></text:span><text:span text:style-name="T8_27">Excess</text:span><text:span text:style-name="T8_28">".<text:s/></text:span><text:span text:style-name="T8_29">Według</text:span><text:span text:style-name="T8_30"><text:s/></text:span><text:span text:style-name="T8_31">niego</text:span><text:span text:style-name="T8_32"><text:s/></text:span><text:span text:style-name="T8_33">Spike</text:span><text:span text:style-name="T8_34"><text:s/></text:span><text:span text:style-name="T8_35">miał</text:span><text:span text:style-name="T8_36"><text:s/></text:span><text:span text:style-name="T8_37">odwrócić</text:span><text:span text:style-name="T8_38"><text:s/></text:span><text:span text:style-name="T8_39">się</text:span><text:span text:style-name="T8_40"><text:s/></text:span><text:span text:style-name="T8_41">od</text:span><text:span text:style-name="T8_42"><text:s/></text:span><text:span text:style-name="T8_43">swoich</text:span><text:span text:style-name="T8_44"><text:s/></text:span><text:span text:style-name="T8_45">bliskich</text:span><text:span text:style-name="T8_46"><text:s/></text:span><text:span text:style-name="T8_47">i</text:span><text:span text:style-name="T8_48"><text:s/></text:span><text:span text:style-name="T8_49">oszaleć</text:span><text:span text:style-name="T8_50"><text:s/></text:span><text:span text:style-name="T8_51">przez</text:span><text:span text:style-name="T8_52"><text:s/></text:span><text:span text:style-name="T8_53">budzącą</text:span><text:span text:style-name="T8_54"><text:s/></text:span><text:span text:style-name="T8_55">się</text:span><text:span text:style-name="T8_56"><text:s/></text:span><text:span text:style-name="T8_57">w</text:span><text:span text:style-name="T8_58"><text:s/></text:span><text:span text:style-name="T8_59">nim</text:span><text:span text:style-name="T8_60"><text:s/></text:span><text:span text:style-name="T8_61">smoczą</text:span><text:span text:style-name="T8_62"><text:s/></text:span><text:span text:style-name="T8_63">naturę</text:span><text:span text:style-name="T8_64">.<text:s/></text:span><text:span text:style-name="T8_65">Ten</text:span><text:span text:style-name="T8_66"><text:s/></text:span><text:span text:style-name="T8_67">pomysł</text:span><text:span text:style-name="T8_68"><text:s/></text:span><text:span text:style-name="T8_69">bardzo</text:span><text:span text:style-name="T8_70"><text:s/></text:span><text:span text:style-name="T8_71">mi</text:span><text:span text:style-name="T8_72"><text:s/></text:span><text:span text:style-name="T8_73">się</text:span><text:span text:style-name="T8_74"><text:s/></text:span><text:span text:style-name="T8_75">spodobał</text:span><text:span text:style-name="T8_76"><text:s/></text:span><text:span text:style-name="T8_77">i</text:span><text:span text:style-name="T8_78"><text:s/></text:span><text:span text:style-name="T8_79">zaowocował</text:span><text:span text:style-name="T8_80"><text:s/></text:span><text:span text:style-name="T8_81">napisaniem</text:span><text:span text:style-name="T8_82"><text:s/></text:span><text:span text:style-name="T8_83">pierwszych</text:span><text:span text:style-name="T8_84"><text:s/></text:span><text:span text:style-name="T8_85">rozdziałów</text:span><text:span text:style-name="T8_86"><text:s/></text:span><text:span text:style-name="T8_87">opowiadania</text:span><text:span text:style-name="T8_88">.</text:span></text:p>
      <text:p text:style-name="P9"><text:span text:style-name="T9_1"><text:s/></text:span></text:p>
      <text:p text:style-name="P10"><text:span text:style-name="T10_1">Z</text:span><text:span text:style-name="T10_2">:<text:s/></text:span><text:span text:style-name="T10_3">Czy</text:span><text:span text:style-name="T10_4"><text:s/></text:span><text:span text:style-name="T10_5">cała</text:span><text:span text:style-name="T10_6"><text:s/></text:span><text:span text:style-name="T10_7">historia</text:span><text:span text:style-name="T10_8"><text:s/></text:span><text:span text:style-name="T10_9">była</text:span><text:span text:style-name="T10_10"><text:s/></text:span><text:span text:style-name="T10_11">od</text:span><text:span text:style-name="T10_12"><text:s/></text:span><text:span text:style-name="T10_13">początku</text:span><text:span text:style-name="T10_14"><text:s/></text:span><text:span text:style-name="T10_15">zaplanowana</text:span><text:span text:style-name="T10_16"><text:s/></text:span><text:span text:style-name="T10_17">z</text:span><text:span text:style-name="T10_18"><text:s/></text:span><text:span text:style-name="T10_19">najdrobniejszymi</text:span><text:span text:style-name="T10_20"><text:s/></text:span><text:span text:style-name="T10_21">szczegółami</text:span><text:span text:style-name="T10_22">?</text:span></text:p>
      <text:p text:style-name="P11"><text:span text:style-name="T11_1">T</text:span><text:span text:style-name="T11_2">:<text:s/></text:span><text:span text:style-name="T11_3">Nie</text:span><text:span text:style-name="T11_4">.<text:s/></text:span><text:span text:style-name="T11_5">Miał</text:span><text:span text:style-name="T11_6"><text:s/></text:span><text:span text:style-name="T11_7">być</text:span><text:span text:style-name="T11_8"><text:s/></text:span><text:span text:style-name="T11_9">mniejszy</text:span><text:span text:style-name="T11_10">.<text:s/></text:span><text:span text:style-name="T11_11">Liczyłem</text:span><text:span text:style-name="T11_12">,<text:s/></text:span><text:span text:style-name="T11_13">że</text:span><text:span text:style-name="T11_14"><text:s/></text:span><text:span text:style-name="T11_15">zamknę</text:span><text:span text:style-name="T11_16"><text:s/></text:span><text:span text:style-name="T11_17">się</text:span><text:span text:style-name="T11_18"><text:s/></text:span><text:span text:style-name="T11_19">w</text:span><text:span text:style-name="T11_20"><text:s/>12<text:s/></text:span><text:span text:style-name="T11_21">rozdziałach</text:span><text:span text:style-name="T11_22">,<text:s/></text:span><text:span text:style-name="T11_23">jednak</text:span><text:span text:style-name="T11_24"><text:s/></text:span><text:span text:style-name="T11_25">okazało</text:span><text:span text:style-name="T11_26"><text:s/></text:span><text:span text:style-name="T11_27">się</text:span><text:span text:style-name="T11_28">,<text:s/></text:span><text:span text:style-name="T11_29">że</text:span><text:span text:style-name="T11_30"><text:s/></text:span><text:span text:style-name="T11_31">pozwoliłem</text:span><text:span text:style-name="T11_32"><text:s/></text:span><text:span text:style-name="T11_33">sobie</text:span><text:span text:style-name="T11_34"><text:s/></text:span><text:span text:style-name="T11_35">na</text:span><text:span text:style-name="T11_36"><text:s/></text:span><text:span text:style-name="T11_37">zbyt</text:span><text:span text:style-name="T11_38"><text:s/></text:span><text:span text:style-name="T11_39">wiele</text:span><text:span text:style-name="T11_40">,<text:s/></text:span><text:span text:style-name="T11_41">żeby</text:span><text:span text:style-name="T11_42"><text:s/></text:span><text:span text:style-name="T11_43">uciąć</text:span><text:span text:style-name="T11_44"><text:s/></text:span><text:span text:style-name="T11_45">wszystko</text:span><text:span text:style-name="T11_46"><text:s/></text:span><text:span text:style-name="T11_47">i</text:span><text:span text:style-name="T11_48"><text:s/></text:span><text:span text:style-name="T11_49">brutalnie</text:span><text:span text:style-name="T11_50"><text:s/></text:span><text:span text:style-name="T11_51">zamknąć</text:span><text:span text:style-name="T11_52"><text:s/></text:span><text:span text:style-name="T11_53">wątki</text:span><text:span text:style-name="T11_54">.<text:s/></text:span><text:span text:style-name="T11_55">Wszystko</text:span><text:span text:style-name="T11_56"><text:s/></text:span><text:span text:style-name="T11_57">miało</text:span><text:span text:style-name="T11_58"><text:s/></text:span><text:span text:style-name="T11_59">toczyć</text:span><text:span text:style-name="T11_60"><text:s/></text:span><text:span text:style-name="T11_61">się</text:span><text:span text:style-name="T11_62"><text:s/></text:span><text:span text:style-name="T11_63">między</text:span><text:span text:style-name="T11_64"><text:s/></text:span><text:span text:style-name="T11_65">Twilight</text:span><text:span text:style-name="T11_66"><text:s/></text:span><text:span text:style-name="T11_67">a</text:span><text:span text:style-name="T11_68"><text:s/></text:span><text:span text:style-name="T11_69">Spike</text:span><text:span text:style-name="T11_70">'</text:span><text:span text:style-name="T11_71">iem</text:span><text:span text:style-name="T11_72">,<text:s/></text:span><text:span text:style-name="T11_73">jednak</text:span><text:span text:style-name="T11_74"><text:s/></text:span><text:span text:style-name="T11_75">z</text:span><text:span text:style-name="T11_76"><text:s/></text:span><text:span text:style-name="T11_77">biegiem</text:span><text:span text:style-name="T11_78"><text:s/></text:span><text:span text:style-name="T11_79">opowiadania</text:span><text:span text:style-name="T11_80"><text:s/></text:span><text:span text:style-name="T11_81">pojawił</text:span><text:span text:style-name="T11_82"><text:s/></text:span><text:span text:style-name="T11_83">się</text:span><text:span text:style-name="T11_84"><text:s/></text:span><text:span text:style-name="T11_85">Keegen</text:span><text:span text:style-name="T11_86">,<text:s/></text:span><text:span text:style-name="T11_87">szukająca</text:span><text:span text:style-name="T11_88"><text:s/></text:span><text:span text:style-name="T11_89">nowego</text:span><text:span text:style-name="T11_90"><text:s/></text:span><text:span text:style-name="T11_91">domu</text:span><text:span text:style-name="T11_92"><text:s/></text:span><text:span text:style-name="T11_93">Zecora</text:span><text:span text:style-name="T11_94">,<text:s/></text:span><text:span text:style-name="T11_95">a</text:span><text:span text:style-name="T11_96"><text:s/></text:span><text:span text:style-name="T11_97">także</text:span><text:span text:style-name="T11_98"><text:s/></text:span><text:span text:style-name="T11_99">budzący</text:span><text:span text:style-name="T11_100"><text:s/></text:span><text:span text:style-name="T11_101">się</text:span><text:span text:style-name="T11_102"><text:s/></text:span><text:span text:style-name="T11_103">wątek</text:span><text:span text:style-name="T11_104"><text:s/></text:span><text:span text:style-name="T11_105">poprzednika</text:span><text:span text:style-name="T11_106"><text:s/></text:span><text:span text:style-name="T11_107">Twilight</text:span><text:span text:style-name="T11_108">,<text:s/></text:span><text:span text:style-name="T11_109">pierwszego</text:span><text:span text:style-name="T11_110"><text:s/></text:span><text:span text:style-name="T11_111">kuca</text:span><text:span text:style-name="T11_112">,<text:s/></text:span><text:span text:style-name="T11_113">który</text:span><text:span text:style-name="T11_114"><text:s/></text:span><text:span text:style-name="T11_115">udomowił</text:span><text:span text:style-name="T11_116"><text:s/></text:span><text:span text:style-name="T11_117">smoka</text:span><text:span text:style-name="T11_118">.<text:s/></text:span><text:span text:style-name="T11_119">W</text:span><text:span text:style-name="T11_120"><text:s/></text:span><text:span text:style-name="T11_121">okolicach</text:span><text:span text:style-name="T11_122"><text:s/>25<text:s/></text:span><text:span text:style-name="T11_123">rozdziału</text:span><text:span text:style-name="T11_124"><text:s/></text:span><text:span text:style-name="T11_125">przysiadłem</text:span><text:span text:style-name="T11_126"><text:s/></text:span><text:span text:style-name="T11_127">sobie</text:span><text:span text:style-name="T11_128"><text:s/></text:span><text:span text:style-name="T11_129">z</text:span><text:span text:style-name="T11_130"><text:s/></text:span><text:span text:style-name="T11_131">Kredke</text:span><text:span text:style-name="T11_132">,<text:s/></text:span><text:span text:style-name="T11_133">zebraliśmy</text:span><text:span text:style-name="T11_134"><text:s/></text:span><text:span text:style-name="T11_135">w</text:span><text:span text:style-name="T11_136"><text:s/></text:span><text:span text:style-name="T11_137">całość</text:span><text:span text:style-name="T11_138"><text:s/></text:span><text:span text:style-name="T11_139">to</text:span><text:span text:style-name="T11_140">,<text:s/></text:span><text:span text:style-name="T11_141">co</text:span><text:span text:style-name="T11_142"><text:s/></text:span><text:span text:style-name="T11_143">już</text:span><text:span text:style-name="T11_144"><text:s/></text:span><text:span text:style-name="T11_145">napisałem</text:span><text:span text:style-name="T11_146"><text:s/></text:span><text:span text:style-name="T11_147">i</text:span><text:span text:style-name="T11_148"><text:s/></text:span><text:span text:style-name="T11_149">uznałem</text:span><text:span text:style-name="T11_150">,<text:s/></text:span><text:span text:style-name="T11_151">że</text:span><text:span text:style-name="T11_152"><text:s/></text:span><text:span text:style-name="T11_153">wobec</text:span><text:span text:style-name="T11_154"><text:s/></text:span><text:span text:style-name="T11_155">tak</text:span><text:span text:style-name="T11_156"><text:s/></text:span><text:span text:style-name="T11_157">wielkiego</text:span><text:span text:style-name="T11_158"><text:s/></text:span><text:span text:style-name="T11_159">potencjału</text:span><text:span text:style-name="T11_160"><text:s/></text:span><text:span text:style-name="T11_161">nie</text:span><text:span text:style-name="T11_162"><text:s/></text:span><text:span text:style-name="T11_163">ma</text:span><text:span text:style-name="T11_164"><text:s/></text:span><text:span text:style-name="T11_165">już</text:span><text:span text:style-name="T11_166"><text:s/></text:span><text:span text:style-name="T11_167">odwrotu</text:span><text:span text:style-name="T11_168">.<text:s/></text:span><text:span text:style-name="T11_169">Z</text:span><text:span text:style-name="T11_170"><text:s/></text:span><text:span text:style-name="T11_171">tego</text:span><text:span text:style-name="T11_172"><text:s/></text:span><text:span text:style-name="T11_173">musi</text:span><text:span text:style-name="T11_174"><text:s/></text:span><text:span text:style-name="T11_175">wyjść</text:span><text:span text:style-name="T11_176"><text:s/></text:span><text:span text:style-name="T11_177">coś</text:span><text:span text:style-name="T11_178"><text:s/></text:span><text:span text:style-name="T11_179">ogromnego</text:span><text:span text:style-name="T11_180">.<text:s/></text:span><text:span text:style-name="T11_181">Następnym</text:span><text:span text:style-name="T11_182"><text:s/></text:span><text:span text:style-name="T11_183">planem</text:span><text:span text:style-name="T11_184"><text:s/></text:span><text:span text:style-name="T11_185">było</text:span><text:span text:style-name="T11_186"><text:s/></text:span><text:span text:style-name="T11_187">zamknięcie</text:span><text:span text:style-name="T11_188"><text:s/></text:span><text:span text:style-name="T11_189">się</text:span><text:span text:style-name="T11_190"><text:s/></text:span><text:span text:style-name="T11_191">w</text:span><text:span text:style-name="T11_192"><text:s/>50<text:s/></text:span><text:span text:style-name="T11_193">rozdziałach</text:span><text:span text:style-name="T11_194">.<text:s/></text:span><text:span text:style-name="T11_195">Potem</text:span><text:span text:style-name="T11_196"><text:s/></text:span><text:span text:style-name="T11_197">jednak</text:span><text:span text:style-name="T11_198"><text:s/></text:span><text:span text:style-name="T11_199">Keegen</text:span><text:span text:style-name="T11_200"><text:s/></text:span><text:span text:style-name="T11_201">tak</text:span><text:span text:style-name="T11_202"><text:s/></text:span><text:span text:style-name="T11_203">mnie</text:span><text:span text:style-name="T11_204"><text:s/></text:span><text:span text:style-name="T11_205">pochłonął</text:span><text:span text:style-name="T11_206">,<text:s/></text:span><text:span text:style-name="T11_207">że</text:span><text:span text:style-name="T11_208"><text:s/></text:span><text:span text:style-name="T11_209">musiałem</text:span><text:span text:style-name="T11_210"><text:s/></text:span><text:span text:style-name="T11_211">w</text:span><text:span text:style-name="T11_212"><text:s/></text:span><text:span text:style-name="T11_213">jego</text:span><text:span text:style-name="T11_214"><text:s/></text:span><text:span text:style-name="T11_215">życie</text:span><text:span text:style-name="T11_216"><text:s/></text:span><text:span text:style-name="T11_217">wpleść</text:span><text:span text:style-name="T11_218"><text:s/></text:span><text:span text:style-name="T11_219">jeszcze</text:span><text:span text:style-name="T11_220"><text:s/></text:span><text:span text:style-name="T11_221">jeden</text:span><text:span text:style-name="T11_222"><text:s/></text:span><text:span text:style-name="T11_223">wątek</text:span><text:span text:style-name="T11_224">.<text:s/></text:span><text:span text:style-name="T11_225">Tak</text:span><text:span text:style-name="T11_226"><text:s/></text:span><text:span text:style-name="T11_227">narodziła</text:span><text:span text:style-name="T11_228"><text:s/></text:span><text:span text:style-name="T11_229">się</text:span><text:span text:style-name="T11_230"><text:s/></text:span><text:span text:style-name="T11_231">Lea</text:span><text:span text:style-name="T11_232">,<text:s/></text:span><text:span text:style-name="T11_233">Drace</text:span><text:span text:style-name="T11_234"><text:s/></text:span><text:span text:style-name="T11_235">i</text:span><text:span text:style-name="T11_236"><text:s/></text:span><text:span text:style-name="T11_237">ich</text:span><text:span text:style-name="T11_238"><text:s/></text:span><text:span text:style-name="T11_239">smocza</text:span><text:span text:style-name="T11_240"><text:s/></text:span><text:span text:style-name="T11_241">kolonia</text:span><text:span text:style-name="T11_242">.<text:s/></text:span><text:span text:style-name="T11_243">To</text:span><text:span text:style-name="T11_244"><text:s/></text:span><text:span text:style-name="T11_245">wszystko</text:span><text:span text:style-name="T11_246"><text:s/></text:span><text:span text:style-name="T11_247">złożyło</text:span><text:span text:style-name="T11_248"><text:s/></text:span><text:span text:style-name="T11_249">się</text:span><text:span text:style-name="T11_250"><text:s/></text:span><text:span text:style-name="T11_251">na</text:span><text:span text:style-name="T11_252"><text:s/>80<text:s/></text:span><text:span text:style-name="T11_253">rozdziałów</text:span><text:span text:style-name="T11_254">,<text:s/></text:span><text:span text:style-name="T11_255">które</text:span><text:span text:style-name="T11_256"><text:s/></text:span><text:span text:style-name="T11_257">dopełniły</text:span><text:span text:style-name="T11_258"><text:s/></text:span><text:span text:style-name="T11_259">jego</text:span><text:span text:style-name="T11_260"><text:s/></text:span><text:span text:style-name="T11_261">historię</text:span><text:span text:style-name="T11_262">.<text:s/></text:span><text:span text:style-name="T11_263">Bo</text:span><text:span text:style-name="T11_264"><text:s/></text:span><text:span text:style-name="T11_265">koniec</text:span><text:span text:style-name="T11_266"><text:s/></text:span><text:span text:style-name="T11_267">końców</text:span><text:span text:style-name="T11_268"><text:s/></text:span><text:span text:style-name="T11_269">zamiast</text:span><text:span text:style-name="T11_270"><text:s/></text:span><text:span text:style-name="T11_271">historii</text:span><text:span text:style-name="T11_272"><text:s/></text:span><text:span text:style-name="T11_273">Spike</text:span><text:span text:style-name="T11_274">'</text:span><text:span text:style-name="T11_275">a</text:span><text:span text:style-name="T11_276"><text:s/></text:span><text:span text:style-name="T11_277">wyszła</text:span><text:span text:style-name="T11_278"><text:s/></text:span><text:span text:style-name="T11_279">mi</text:span><text:span text:style-name="T11_280"><text:s/></text:span><text:span text:style-name="T11_281">z</text:span><text:span text:style-name="T11_282"><text:s/></text:span><text:span text:style-name="T11_283">tego</text:span><text:span text:style-name="T11_284"><text:s/></text:span><text:span text:style-name="T11_285">historia</text:span><text:span text:style-name="T11_286"><text:s/></text:span><text:span text:style-name="T11_287">Keegena</text:span><text:span text:style-name="T11_288">.<text:s/></text:span><text:span text:style-name="T11_289">Ta</text:span><text:span text:style-name="T11_290"><text:s/></text:span><text:span text:style-name="T11_291">ostatnia</text:span><text:span text:style-name="T11_292"><text:s/></text:span><text:span text:style-name="T11_293">myśl</text:span><text:span text:style-name="T11_294"><text:s/></text:span><text:span text:style-name="T11_295">może</text:span><text:span text:style-name="T11_296"><text:s/></text:span><text:span text:style-name="T11_297">wiele</text:span><text:span text:style-name="T11_298"><text:s/></text:span><text:span text:style-name="T11_299">powiedzieć</text:span><text:span text:style-name="T11_300"><text:s/></text:span><text:span text:style-name="T11_301">o</text:span><text:span text:style-name="T11_302"><text:s/></text:span><text:span text:style-name="T11_303">powstawaniu</text:span><text:span text:style-name="T11_304"><text:s/></text:span><text:span text:style-name="T11_305">tego</text:span><text:span text:style-name="T11_306"><text:s/></text:span><text:span text:style-name="T11_307">opowiadania</text:span><text:span text:style-name="T11_308">,<text:s/></text:span><text:span text:style-name="T11_309">skoro</text:span><text:span text:style-name="T11_310"><text:s/></text:span><text:span text:style-name="T11_311">postać</text:span><text:span text:style-name="T11_312"><text:s/></text:span><text:span text:style-name="T11_313">poboczna</text:span><text:span text:style-name="T11_314">,<text:s/></text:span><text:span text:style-name="T11_315">która</text:span><text:span text:style-name="T11_316"><text:s/></text:span><text:span text:style-name="T11_317">przez</text:span><text:span text:style-name="T11_318"><text:s/></text:span><text:span text:style-name="T11_319">pierwsze</text:span><text:span text:style-name="T11_320"><text:s/></text:span><text:span text:style-name="T11_321">kilka</text:span><text:span text:style-name="T11_322"><text:s/></text:span><text:span text:style-name="T11_323">rozdziałów</text:span><text:span text:style-name="T11_324"><text:s/></text:span><text:span text:style-name="T11_325">w</text:span><text:span text:style-name="T11_326"><text:s/></text:span><text:span text:style-name="T11_327">ogóle</text:span><text:span text:style-name="T11_328"><text:s/></text:span><text:span text:style-name="T11_329">nie</text:span><text:span text:style-name="T11_330"><text:s/></text:span><text:span text:style-name="T11_331">istniała</text:span><text:span text:style-name="T11_332">,<text:s/></text:span><text:span text:style-name="T11_333">chwilę</text:span><text:span text:style-name="T11_334"><text:s/></text:span><text:span text:style-name="T11_335">później</text:span><text:span text:style-name="T11_336"><text:s/></text:span><text:span text:style-name="T11_337">miała</text:span><text:span text:style-name="T11_338"><text:s/></text:span><text:span text:style-name="T11_339">być</text:span><text:span text:style-name="T11_340"><text:s/></text:span><text:span text:style-name="T11_341">właściwie</text:span><text:span text:style-name="T11_342"><text:s/></text:span><text:span text:style-name="T11_343">pobocznym</text:span><text:span text:style-name="T11_344"><text:s/></text:span><text:span text:style-name="T11_345">bohaterem</text:span><text:span text:style-name="T11_346">,<text:s/></text:span><text:span text:style-name="T11_347">koniec</text:span><text:span text:style-name="T11_348"><text:s/></text:span><text:span text:style-name="T11_349">końców</text:span><text:span text:style-name="T11_350"><text:s/></text:span><text:span text:style-name="T11_351">stworzyła</text:span><text:span text:style-name="T11_352"><text:s/></text:span><text:span text:style-name="T11_353">materiał</text:span><text:span text:style-name="T11_354"><text:s/></text:span><text:span text:style-name="T11_355">na</text:span><text:span text:style-name="T11_356"><text:s/>80-</text:span><text:span text:style-name="T11_357">rozdziałową</text:span><text:span text:style-name="T11_358"><text:s/></text:span><text:span text:style-name="T11_359">historię</text:span><text:span text:style-name="T11_360"><text:s/></text:span><text:span text:style-name="T11_361">kręcącą</text:span><text:span text:style-name="T11_362"><text:s/></text:span><text:span text:style-name="T11_363">się</text:span><text:span text:style-name="T11_364"><text:s/></text:span><text:span text:style-name="T11_365">właściwie</text:span><text:span text:style-name="T11_366"><text:s/></text:span><text:span text:style-name="T11_367">wokół</text:span><text:span text:style-name="T11_368"><text:s/></text:span><text:span text:style-name="T11_369">niej</text:span><text:span text:style-name="T11_370">.<text:s/></text:span><text:span text:style-name="T11_371">Nie</text:span><text:span text:style-name="T11_372"><text:s/></text:span><text:span text:style-name="T11_373">było</text:span><text:span text:style-name="T11_374"><text:s/></text:span><text:span text:style-name="T11_375">żadnego</text:span><text:span text:style-name="T11_376"><text:s/></text:span><text:span text:style-name="T11_377">planu</text:span><text:span text:style-name="T11_378">...</text:span></text:p>
      <text:p text:style-name="P12"><text:span text:style-name="T12_1"><text:s/></text:span></text:p>
      <text:p text:style-name="P13"><text:span text:style-name="T13_1">C</text:span><text:span text:style-name="T13_2">:<text:s/></text:span><text:span text:style-name="T13_3">Co</text:span><text:span text:style-name="T13_4"><text:s/></text:span><text:span text:style-name="T13_5">myślisz</text:span><text:span text:style-name="T13_6"><text:s/></text:span><text:span text:style-name="T13_7">o</text:span><text:span text:style-name="T13_8"><text:s/></text:span><text:span text:style-name="T13_9">swoich</text:span><text:span text:style-name="T13_10"><text:s/></text:span><text:span text:style-name="T13_11">czytelnikach</text:span><text:span text:style-name="T13_12">?<text:s/></text:span><text:span text:style-name="T13_13">Uważasz</text:span><text:span text:style-name="T13_14">,<text:s/></text:span><text:span text:style-name="T13_15">że</text:span><text:span text:style-name="T13_16"><text:s/></text:span><text:span text:style-name="T13_17">otrzymałeś</text:span><text:span text:style-name="T13_18"><text:s/></text:span><text:span text:style-name="T13_19">dość</text:span><text:span text:style-name="T13_20"><text:s/></text:span><text:span text:style-name="T13_21">atencji</text:span><text:span text:style-name="T13_22"><text:s/></text:span><text:span text:style-name="T13_23">i</text:span><text:span text:style-name="T13_24"><text:s/></text:span><text:span text:style-name="T13_25">konstruktywnych</text:span><text:span text:style-name="T13_26"><text:s/></text:span><text:span text:style-name="T13_27">komentarzy</text:span><text:span text:style-name="T13_28">?</text:span></text:p>
      <text:p text:style-name="P14"><text:span text:style-name="T14_1">T</text:span><text:span text:style-name="T14_2">:<text:s/></text:span><text:span text:style-name="T14_3">Co</text:span><text:span text:style-name="T14_4"><text:s/></text:span><text:span text:style-name="T14_5">do</text:span><text:span text:style-name="T14_6"><text:s/></text:span><text:span text:style-name="T14_7">atencji</text:span><text:span text:style-name="T14_8">...<text:s/></text:span><text:span text:style-name="T14_9">Na</text:span><text:span text:style-name="T14_10"><text:s/></text:span><text:span text:style-name="T14_11">początku</text:span><text:span text:style-name="T14_12"><text:s/></text:span><text:span text:style-name="T14_13">było</text:span><text:span text:style-name="T14_14"><text:s/></text:span><text:span text:style-name="T14_15">mi</text:span><text:span text:style-name="T14_16"><text:s/></text:span><text:span text:style-name="T14_17">jej</text:span><text:span text:style-name="T14_18"><text:s/></text:span><text:span text:style-name="T14_19">za</text:span><text:span text:style-name="T14_20"><text:s/></text:span><text:span text:style-name="T14_21">mało</text:span><text:span text:style-name="T14_22">.<text:s/></text:span><text:span text:style-name="T14_23">Żądałem</text:span><text:span text:style-name="T14_24"><text:s/></text:span><text:span text:style-name="T14_25">atencji</text:span><text:span text:style-name="T14_26"><text:s/></text:span><text:span text:style-name="T14_27">jak</text:span><text:span text:style-name="T14_28"><text:s/></text:span><text:span text:style-name="T14_29">narkoman</text:span><text:span text:style-name="T14_30">,<text:s/></text:span><text:span text:style-name="T14_31">co</text:span><text:span text:style-name="T14_32"><text:s/></text:span><text:span text:style-name="T14_33">doprowadzało</text:span><text:span text:style-name="T14_34"><text:s/></text:span><text:span text:style-name="T14_35">do</text:span><text:span text:style-name="T14_36"><text:s/></text:span><text:span text:style-name="T14_37">tego</text:span><text:span text:style-name="T14_38">,<text:s/></text:span><text:span text:style-name="T14_39">że</text:span><text:span text:style-name="T14_40"><text:s/></text:span><text:span text:style-name="T14_41">wtedy</text:span><text:span text:style-name="T14_42">,<text:s/></text:span><text:span text:style-name="T14_43">kiedy</text:span><text:span text:style-name="T14_44"><text:s/></text:span><text:span text:style-name="T14_45">jeszcze</text:span><text:span text:style-name="T14_46"><text:s/></text:span><text:span text:style-name="T14_47">byłem</text:span><text:span text:style-name="T14_48"><text:s/></text:span><text:span text:style-name="T14_49">pisarskim</text:span><text:span text:style-name="T14_50"><text:s/></text:span><text:span text:style-name="T14_51">zerem</text:span><text:span text:style-name="T14_52">,<text:s/></text:span><text:span text:style-name="T14_53">tak</text:span><text:span text:style-name="T14_54"><text:s/></text:span><text:span text:style-name="T14_55">obrzydziłem</text:span><text:span text:style-name="T14_56"><text:s/></text:span><text:span text:style-name="T14_57">swoim</text:span><text:span text:style-name="T14_58"><text:s/></text:span><text:span text:style-name="T14_59">najbliższym</text:span><text:span text:style-name="T14_60"><text:s/></text:span><text:span text:style-name="T14_61">znajomym</text:span><text:span text:style-name="T14_62"><text:s/></text:span><text:span text:style-name="T14_63">lekturę</text:span><text:span text:style-name="T14_64"><text:s/></text:span><text:span text:style-name="T14_65">mojego</text:span><text:span text:style-name="T14_66"><text:s/></text:span><text:span text:style-name="T14_67">opowiadania</text:span><text:span text:style-name="T14_68">,<text:s/></text:span><text:span text:style-name="T14_69">że</text:span><text:span text:style-name="T14_70"><text:s/></text:span><text:span text:style-name="T14_71">do</text:span><text:span text:style-name="T14_72"><text:s/></text:span><text:span text:style-name="T14_73">tej</text:span><text:span text:style-name="T14_74"><text:s/></text:span><text:span text:style-name="T14_75">pory</text:span><text:span text:style-name="T14_76"><text:s/></text:span><text:span text:style-name="T14_77">szydzą</text:span><text:span text:style-name="T14_78"><text:s/></text:span><text:span text:style-name="T14_79">z</text:span><text:span text:style-name="T14_80"><text:s/></text:span><text:span text:style-name="T14_81">niego</text:span><text:span text:style-name="T14_82"><text:s/></text:span><text:span text:style-name="T14_83">i</text:span><text:span text:style-name="T14_84"><text:s/></text:span><text:span text:style-name="T14_85">chyba</text:span><text:span text:style-name="T14_86"><text:s/></text:span><text:span text:style-name="T14_87">nigdy</text:span><text:span text:style-name="T14_88"><text:s/></text:span><text:span text:style-name="T14_89">już</text:span><text:span text:style-name="T14_90"><text:s/></text:span><text:span text:style-name="T14_91">się</text:span><text:span text:style-name="T14_92"><text:s/></text:span><text:span text:style-name="T14_93">za</text:span><text:span text:style-name="T14_94"><text:s/></text:span><text:span text:style-name="T14_95">nie</text:span><text:span text:style-name="T14_96"><text:s/></text:span><text:span text:style-name="T14_97">nie</text:span><text:span text:style-name="T14_98"><text:s/></text:span><text:span text:style-name="T14_99">wezmą</text:span><text:span text:style-name="T14_100">.<text:s/></text:span><text:span text:style-name="T14_101">Cóż</text:span><text:span text:style-name="T14_102">,<text:s/></text:span><text:span text:style-name="T14_103">popełnianie</text:span><text:span text:style-name="T14_104"><text:s/></text:span><text:span text:style-name="T14_105">błędów</text:span><text:span text:style-name="T14_106"><text:s/></text:span><text:span text:style-name="T14_107">to</text:span><text:span text:style-name="T14_108"><text:s/></text:span><text:span text:style-name="T14_109">prawo</text:span><text:span text:style-name="T14_110"><text:s/></text:span><text:span text:style-name="T14_111">głupiego</text:span><text:span text:style-name="T14_112"><text:s/></text:span><text:span text:style-name="T14_113">nastolatka</text:span><text:span text:style-name="T14_114">.<text:s/></text:span><text:span text:style-name="T14_115">Potem</text:span><text:span text:style-name="T14_116"><text:s/></text:span><text:span text:style-name="T14_117">jednak</text:span><text:span text:style-name="T14_118"><text:s/></text:span><text:span text:style-name="T14_119">trochę</text:span><text:span text:style-name="T14_120"><text:s/></text:span><text:span text:style-name="T14_121">się</text:span><text:span text:style-name="T14_122"><text:s/></text:span><text:span text:style-name="T14_123">rozwinąłem</text:span><text:span text:style-name="T14_124"><text:s/></text:span><text:span text:style-name="T14_125">psychicznie</text:span><text:span text:style-name="T14_126"><text:s/></text:span><text:span text:style-name="T14_127">i</text:span><text:span text:style-name="T14_128"><text:s/></text:span><text:span text:style-name="T14_129">społecznie</text:span><text:span text:style-name="T14_130">,<text:s/></text:span><text:span text:style-name="T14_131">a</text:span><text:span text:style-name="T14_132"><text:s/></text:span><text:span text:style-name="T14_133">moje</text:span><text:span text:style-name="T14_134"><text:s/></text:span><text:span text:style-name="T14_135">opowiadanie</text:span><text:span text:style-name="T14_136"><text:s/></text:span><text:span text:style-name="T14_137">niezależnie</text:span><text:span text:style-name="T14_138"><text:s/></text:span><text:span text:style-name="T14_139">ode</text:span><text:span text:style-name="T14_140"><text:s/></text:span><text:span text:style-name="T14_141">mnie</text:span><text:span text:style-name="T14_142"><text:s/></text:span><text:span text:style-name="T14_143">zdobyło</text:span><text:span text:style-name="T14_144"><text:s/></text:span><text:span text:style-name="T14_145">sobie</text:span><text:span text:style-name="T14_146"><text:s/></text:span><text:span text:style-name="T14_147">dużą</text:span><text:span text:style-name="T14_148"><text:s/></text:span><text:span text:style-name="T14_149">popularność</text:span><text:span text:style-name="T14_150"><text:s/></text:span><text:span text:style-name="T14_151">w</text:span><text:span text:style-name="T14_152"><text:s/></text:span><text:span text:style-name="T14_153">fandomie</text:span><text:span text:style-name="T14_154">.<text:s/></text:span><text:span text:style-name="T14_155">Problemem</text:span><text:span text:style-name="T14_156"><text:s/></text:span><text:span text:style-name="T14_157">było</text:span><text:span text:style-name="T14_158"><text:s/></text:span><text:span text:style-name="T14_159">to</text:span><text:span text:style-name="T14_160">,<text:s/></text:span><text:span text:style-name="T14_161">że</text:span><text:span text:style-name="T14_162"><text:s/></text:span><text:span text:style-name="T14_163">żyło</text:span><text:span text:style-name="T14_164"><text:s/></text:span><text:span text:style-name="T14_165">sobie</text:span><text:span text:style-name="T14_166"><text:s/></text:span><text:span text:style-name="T14_167">własnym</text:span><text:span text:style-name="T14_168"><text:s/></text:span><text:span text:style-name="T14_169">życiem</text:span><text:span text:style-name="T14_170">,<text:s/></text:span><text:span text:style-name="T14_171">a</text:span><text:span text:style-name="T14_172"><text:s/></text:span><text:span text:style-name="T14_173">ja</text:span><text:span text:style-name="T14_174"><text:s/></text:span><text:span text:style-name="T14_175">o</text:span><text:span text:style-name="T14_176"><text:s/></text:span><text:span text:style-name="T14_177">jego</text:span><text:span text:style-name="T14_178"><text:s/></text:span><text:span text:style-name="T14_179">popularności</text:span><text:span text:style-name="T14_180"><text:s/></text:span><text:span text:style-name="T14_181">nie</text:span><text:span text:style-name="T14_182"><text:s/></text:span><text:span text:style-name="T14_183">miałem</text:span><text:span text:style-name="T14_184"><text:s/></text:span><text:span text:style-name="T14_185">pojęcia</text:span><text:span text:style-name="T14_186">.<text:s/></text:span><text:span text:style-name="T14_187">Stąd</text:span><text:span text:style-name="T14_188"><text:s/></text:span><text:span text:style-name="T14_189">moje</text:span><text:span text:style-name="T14_190"><text:s/></text:span><text:span text:style-name="T14_191">wielokrotne</text:span><text:span text:style-name="T14_192"><text:s/></text:span><text:span text:style-name="T14_193">rozmowy</text:span><text:span text:style-name="T14_194"><text:s/></text:span><text:span text:style-name="T14_195">z</text:span><text:span text:style-name="T14_196"><text:s/></text:span><text:span text:style-name="T14_197">Kredke</text:span><text:span text:style-name="T14_198">,<text:s/></text:span><text:span text:style-name="T14_199">który</text:span><text:span text:style-name="T14_200"><text:s/></text:span><text:span text:style-name="T14_201">przekonywał</text:span><text:span text:style-name="T14_202"><text:s/></text:span><text:span text:style-name="T14_203">mnie</text:span><text:span text:style-name="T14_204">,<text:s/></text:span><text:span text:style-name="T14_205">że</text:span><text:span text:style-name="T14_206"><text:s/></text:span><text:span text:style-name="T14_207">ludzie</text:span><text:span text:style-name="T14_208"><text:s/></text:span><text:span text:style-name="T14_209">je</text:span><text:span text:style-name="T14_210"><text:s/></text:span><text:span text:style-name="T14_211">znają</text:span><text:span text:style-name="T14_212">,<text:s/></text:span><text:span text:style-name="T14_213">podczas</text:span><text:span text:style-name="T14_214"><text:s/></text:span><text:span text:style-name="T14_215">gdy</text:span><text:span text:style-name="T14_216"><text:s/></text:span><text:span text:style-name="T14_217">ja</text:span><text:span text:style-name="T14_218"><text:s/></text:span><text:span text:style-name="T14_219">z</text:span><text:span text:style-name="T14_220"><text:s/></text:span><text:span text:style-name="T14_221">braku</text:span><text:span text:style-name="T14_222"><text:s/></text:span><text:span text:style-name="T14_223">feedbacku</text:span><text:span text:style-name="T14_224"><text:s/></text:span><text:span text:style-name="T14_225">ciągle</text:span><text:span text:style-name="T14_226"><text:s/></text:span><text:span text:style-name="T14_227">narzekałem</text:span><text:span text:style-name="T14_228">,<text:s/></text:span><text:span text:style-name="T14_229">że</text:span><text:span text:style-name="T14_230"><text:s/>"</text:span><text:span text:style-name="T14_231">nikt</text:span><text:span text:style-name="T14_232"><text:s/></text:span><text:span text:style-name="T14_233">mnie</text:span><text:span text:style-name="T14_234"><text:s/></text:span><text:span text:style-name="T14_235">nie</text:span><text:span text:style-name="T14_236"><text:s/></text:span><text:span text:style-name="T14_237">czyta</text:span><text:span text:style-name="T14_238">,<text:s/></text:span><text:span text:style-name="T14_239">nie</text:span><text:span text:style-name="T14_240"><text:s/></text:span><text:span text:style-name="T14_241">mam</text:span><text:span text:style-name="T14_242"><text:s/></text:span><text:span text:style-name="T14_243">po</text:span><text:span text:style-name="T14_244"><text:s/></text:span><text:span text:style-name="T14_245">co</text:span><text:span text:style-name="T14_246"><text:s/></text:span><text:span text:style-name="T14_247">pisać</text:span><text:span text:style-name="T14_248">"...<text:s/></text:span><text:span text:style-name="T14_249">Koniec</text:span><text:span text:style-name="T14_250"><text:s/></text:span><text:span text:style-name="T14_251">końców</text:span><text:span text:style-name="T14_252"><text:s/></text:span><text:span text:style-name="T14_253">jednak</text:span><text:span text:style-name="T14_254"><text:s/></text:span><text:span text:style-name="T14_255">sława</text:span><text:span text:style-name="T14_256"><text:s/>“</text:span><text:span text:style-name="T14_257">Łez</text:span><text:span text:style-name="T14_258">”<text:s/></text:span><text:span text:style-name="T14_259">chyba</text:span><text:span text:style-name="T14_260"><text:s/></text:span><text:span text:style-name="T14_261">mnie</text:span><text:span text:style-name="T14_262"><text:s/></text:span><text:span text:style-name="T14_263">przerosła</text:span><text:span text:style-name="T14_264">,<text:s/></text:span><text:span text:style-name="T14_265">bo</text:span><text:span text:style-name="T14_266"><text:s/></text:span><text:span text:style-name="T14_267">w</text:span><text:span text:style-name="T14_268"><text:s/></text:span><text:span text:style-name="T14_269">wielu</text:span><text:span text:style-name="T14_270"><text:s/></text:span><text:span text:style-name="T14_271">społecznościach</text:span><text:span text:style-name="T14_272"><text:s/></text:span><text:span text:style-name="T14_273">prędzej</text:span><text:span text:style-name="T14_274"><text:s/></text:span><text:span text:style-name="T14_275">jestem</text:span><text:span text:style-name="T14_276"><text:s/></text:span><text:span text:style-name="T14_277">przedstawiany</text:span><text:span text:style-name="T14_278"><text:s/></text:span><text:span text:style-name="T14_279">jako</text:span><text:span text:style-name="T14_280"><text:s/>"</text:span><text:span text:style-name="T14_281">ten</text:span><text:span text:style-name="T14_282">,<text:s/></text:span><text:span text:style-name="T14_283">co</text:span><text:span text:style-name="T14_284"><text:s/></text:span><text:span text:style-name="T14_285">napisał</text:span><text:span text:style-name="T14_286"><text:s/>“</text:span><text:span text:style-name="T14_287">Smocze</text:span><text:span text:style-name="T14_288"><text:s/></text:span><text:span text:style-name="T14_289">Łzy</text:span><text:span text:style-name="T14_290">”"<text:s/></text:span><text:span text:style-name="T14_291">niż</text:span><text:span text:style-name="T14_292"><text:s/></text:span><text:span text:style-name="T14_293">jako</text:span><text:span text:style-name="T14_294"><text:s/></text:span><text:span text:style-name="T14_295">Tost</text:span><text:span text:style-name="T14_296"><text:s/></text:span><text:span text:style-name="T14_297">czy</text:span><text:span text:style-name="T14_298"><text:s/></text:span><text:span text:style-name="T14_299">po</text:span><text:span text:style-name="T14_300"><text:s/></text:span><text:span text:style-name="T14_301">prostu</text:span><text:span text:style-name="T14_302"><text:s/></text:span><text:span text:style-name="T14_303">Adrian</text:span><text:span text:style-name="T14_304">.<text:s/>:</text:span><text:span text:style-name="T14_305">T</text:span></text:p>
      <text:p text:style-name="P15"><text:span text:style-name="T15_1">A</text:span><text:span text:style-name="T15_2"><text:s/></text:span><text:span text:style-name="T15_3">konstruktywnych</text:span><text:span text:style-name="T15_4"><text:s/></text:span><text:span text:style-name="T15_5">komentarzy</text:span><text:span text:style-name="T15_6"><text:s/></text:span><text:span text:style-name="T15_7">zawsze</text:span><text:span text:style-name="T15_8"><text:s/></text:span><text:span text:style-name="T15_9">było</text:span><text:span text:style-name="T15_10"><text:s/></text:span><text:span text:style-name="T15_11">mi</text:span><text:span text:style-name="T15_12"><text:s/></text:span><text:span text:style-name="T15_13">mało</text:span><text:span text:style-name="T15_14">.<text:s/></text:span><text:span text:style-name="T15_15">Większość</text:span><text:span text:style-name="T15_16"><text:s/></text:span><text:span text:style-name="T15_17">osób</text:span><text:span text:style-name="T15_18"><text:s/></text:span><text:span text:style-name="T15_19">komentujących</text:span><text:span text:style-name="T15_20"><text:s/></text:span><text:span text:style-name="T15_21">opowiadanie</text:span><text:span text:style-name="T15_22"><text:s/></text:span><text:span text:style-name="T15_23">mówiło</text:span><text:span text:style-name="T15_24">,<text:s/></text:span><text:span text:style-name="T15_25">że</text:span><text:span text:style-name="T15_26"><text:s/>"</text:span><text:span text:style-name="T15_27">wszystko</text:span><text:span text:style-name="T15_28"><text:s/></text:span><text:span text:style-name="T15_29">jest</text:span><text:span text:style-name="T15_30"><text:s/></text:span><text:span text:style-name="T15_31">fajne</text:span><text:span text:style-name="T15_32">",<text:s/></text:span><text:span text:style-name="T15_33">co</text:span><text:span text:style-name="T15_34"><text:s/></text:span><text:span text:style-name="T15_35">nie</text:span><text:span text:style-name="T15_36"><text:s/></text:span><text:span text:style-name="T15_37">mówiło</text:span><text:span text:style-name="T15_38"><text:s/></text:span><text:span text:style-name="T15_39">mi</text:span><text:span text:style-name="T15_40"><text:s/></text:span><text:span text:style-name="T15_41">kompletnie</text:span><text:span text:style-name="T15_42"><text:s/></text:span><text:span text:style-name="T15_43">nic</text:span><text:span text:style-name="T15_44">,<text:s/>"</text:span><text:span text:style-name="T15_45">twój</text:span><text:span text:style-name="T15_46"><text:s/></text:span><text:span text:style-name="T15_47">fanfic</text:span><text:span text:style-name="T15_48"><text:s/></text:span><text:span text:style-name="T15_49">ssie</text:span><text:span text:style-name="T15_50">",<text:s/></text:span><text:span text:style-name="T15_51">co</text:span><text:span text:style-name="T15_52"><text:s/></text:span><text:span text:style-name="T15_53">również</text:span><text:span text:style-name="T15_54"><text:s/></text:span><text:span text:style-name="T15_55">nie</text:span><text:span text:style-name="T15_56"><text:s/></text:span><text:span text:style-name="T15_57">pomagało</text:span><text:span text:style-name="T15_58">,<text:s/></text:span><text:span text:style-name="T15_59">czy</text:span><text:span text:style-name="T15_60"><text:s/></text:span><text:span text:style-name="T15_61">też</text:span><text:span text:style-name="T15_62"><text:s/>"</text:span><text:span text:style-name="T15_63">ło</text:span><text:span text:style-name="T15_64"><text:s/></text:span><text:span text:style-name="T15_65">Jezu</text:span><text:span text:style-name="T15_66">,<text:s/></text:span><text:span text:style-name="T15_67">za</text:span><text:span text:style-name="T15_68"><text:s/></text:span><text:span text:style-name="T15_69">długie</text:span><text:span text:style-name="T15_70">,<text:s/></text:span><text:span text:style-name="T15_71">nie</text:span><text:span text:style-name="T15_72"><text:s/></text:span><text:span text:style-name="T15_73">chce</text:span><text:span text:style-name="T15_74"><text:s/></text:span><text:span text:style-name="T15_75">mi</text:span><text:span text:style-name="T15_76"><text:s/></text:span><text:span text:style-name="T15_77">się</text:span><text:span text:style-name="T15_78"><text:s/></text:span><text:span text:style-name="T15_79">czytać</text:span><text:span text:style-name="T15_80">",<text:s/></text:span><text:span text:style-name="T15_81">co</text:span><text:span text:style-name="T15_82"><text:s/></text:span><text:span text:style-name="T15_83">mówiło</text:span><text:span text:style-name="T15_84"><text:s/></text:span><text:span text:style-name="T15_85">mi</text:span><text:span text:style-name="T15_86"><text:s/></text:span><text:span text:style-name="T15_87">wiele</text:span><text:span text:style-name="T15_88"><text:s/></text:span><text:span text:style-name="T15_89">o</text:span><text:span text:style-name="T15_90"><text:s/></text:span><text:span text:style-name="T15_91">ich</text:span><text:span text:style-name="T15_92"><text:s/></text:span><text:span text:style-name="T15_93">braku</text:span><text:span text:style-name="T15_94"><text:s/></text:span><text:span text:style-name="T15_95">zdolności</text:span><text:span text:style-name="T15_96"><text:s/></text:span><text:span text:style-name="T15_97">do</text:span><text:span text:style-name="T15_98"><text:s/></text:span><text:span text:style-name="T15_99">czytania</text:span><text:span text:style-name="T15_100"><text:s/></text:span><text:span text:style-name="T15_101">czegokolwiek</text:span><text:span text:style-name="T15_102">,<text:s/></text:span><text:span text:style-name="T15_103">co</text:span><text:span text:style-name="T15_104"><text:s/></text:span><text:span text:style-name="T15_105">nie</text:span><text:span text:style-name="T15_106"><text:s/></text:span><text:span text:style-name="T15_107">jest</text:span><text:span text:style-name="T15_108"><text:s/></text:span><text:span text:style-name="T15_109">komiksem</text:span><text:span text:style-name="T15_110"><text:s/></text:span><text:span text:style-name="T15_111">albo</text:span><text:span text:style-name="T15_112"><text:s/></text:span><text:span text:style-name="T15_113">nalepką</text:span><text:span text:style-name="T15_114"><text:s/></text:span><text:span text:style-name="T15_115">Domestosa</text:span><text:span text:style-name="T15_116">.<text:s/></text:span><text:span text:style-name="T15_117">Ledwie</text:span><text:span text:style-name="T15_118"><text:s/></text:span><text:span text:style-name="T15_119">kilka</text:span><text:span text:style-name="T15_120"><text:s/></text:span><text:span text:style-name="T15_121">osób</text:span><text:span text:style-name="T15_122"><text:s/></text:span><text:span text:style-name="T15_123">miało</text:span><text:span text:style-name="T15_124"><text:s/></text:span><text:span text:style-name="T15_125">chęć</text:span><text:span text:style-name="T15_126">,<text:s/></text:span><text:span text:style-name="T15_127">żeby</text:span><text:span text:style-name="T15_128"><text:s/></text:span><text:span text:style-name="T15_129">przysiąść</text:span><text:span text:style-name="T15_130"><text:s/></text:span><text:span text:style-name="T15_131">i</text:span><text:span text:style-name="T15_132"><text:s/></text:span><text:span text:style-name="T15_133">naprawiać</text:span><text:span text:style-name="T15_134"><text:s/></text:span><text:span text:style-name="T15_135">moje</text:span><text:span text:style-name="T15_136"><text:s/></text:span><text:span text:style-name="T15_137">błędy</text:span><text:span text:style-name="T15_138">.<text:s/></text:span><text:span text:style-name="T15_139">Dziękuję</text:span><text:span text:style-name="T15_140"><text:s/></text:span><text:span text:style-name="T15_141">zwłaszcza</text:span><text:span text:style-name="T15_142"><text:s/></text:span><text:span text:style-name="T15_143">Kredke</text:span><text:span text:style-name="T15_144"><text:s/></text:span><text:span text:style-name="T15_145">i</text:span><text:span text:style-name="T15_146"><text:s/></text:span><text:span text:style-name="T15_147">innym</text:span><text:span text:style-name="T15_148"><text:s/></text:span><text:span text:style-name="T15_149">z</text:span><text:span text:style-name="T15_150"><text:s/></text:span><text:span text:style-name="T15_151">TSa</text:span><text:span text:style-name="T15_152">,<text:s/></text:span><text:span text:style-name="T15_153">którzy</text:span><text:span text:style-name="T15_154"><text:s/></text:span><text:span text:style-name="T15_155">swego</text:span><text:span text:style-name="T15_156"><text:s/></text:span><text:span text:style-name="T15_157">czasu</text:span><text:span text:style-name="T15_158"><text:s/></text:span><text:span text:style-name="T15_159">walili</text:span><text:span text:style-name="T15_160"><text:s/></text:span><text:span text:style-name="T15_161">we</text:span><text:span text:style-name="T15_162"><text:s/></text:span><text:span text:style-name="T15_163">mnie</text:span><text:span text:style-name="T15_164"><text:s/></text:span><text:span text:style-name="T15_165">dłutami</text:span><text:span text:style-name="T15_166"><text:s/></text:span><text:span text:style-name="T15_167">krytyki</text:span><text:span text:style-name="T15_168">,<text:s/></text:span><text:span text:style-name="T15_169">żeby</text:span><text:span text:style-name="T15_170"><text:s/></text:span><text:span text:style-name="T15_171">koniec</text:span><text:span text:style-name="T15_172"><text:s/></text:span><text:span text:style-name="T15_173">końców</text:span><text:span text:style-name="T15_174"><text:s/></text:span><text:span text:style-name="T15_175">wyciosać</text:span><text:span text:style-name="T15_176"><text:s/></text:span><text:span text:style-name="T15_177">ze</text:span><text:span text:style-name="T15_178"><text:s/></text:span><text:span text:style-name="T15_179">mnie</text:span><text:span text:style-name="T15_180"><text:s/></text:span><text:span text:style-name="T15_181">coś</text:span><text:span text:style-name="T15_182">,<text:s/></text:span><text:span text:style-name="T15_183">co</text:span><text:span text:style-name="T15_184"><text:s/></text:span><text:span text:style-name="T15_185">miało</text:span><text:span text:style-name="T15_186"><text:s/></text:span><text:span text:style-name="T15_187">jakieś</text:span><text:span text:style-name="T15_188"><text:s/></text:span><text:span text:style-name="T15_189">sensowne</text:span><text:span text:style-name="T15_190"><text:s/></text:span><text:span text:style-name="T15_191">kształty</text:span><text:span text:style-name="T15_192">.</text:span></text:p>
      <text:p text:style-name="P16"><text:span text:style-name="T16_1"><text:s/></text:span></text:p>
      <text:p text:style-name="P17"><text:span text:style-name="T17_1">C</text:span><text:span text:style-name="T17_2">:<text:s/></text:span><text:span text:style-name="T17_3">Co</text:span><text:span text:style-name="T17_4"><text:s/></text:span><text:span text:style-name="T17_5">dało</text:span><text:span text:style-name="T17_6"><text:s/></text:span><text:span text:style-name="T17_7">ci</text:span><text:span text:style-name="T17_8"><text:s/></text:span><text:span text:style-name="T17_9">pisanie</text:span><text:span text:style-name="T17_10"><text:s/></text:span><text:span text:style-name="T17_11">fanfików</text:span><text:span text:style-name="T17_12"><text:s/></text:span><text:span text:style-name="T17_13">o</text:span><text:span text:style-name="T17_14"><text:s/></text:span><text:span text:style-name="T17_15">kucykach</text:span><text:span text:style-name="T17_16">?<text:s/></text:span><text:span text:style-name="T17_17">Czy</text:span><text:span text:style-name="T17_18"><text:s/></text:span><text:span text:style-name="T17_19">uważasz</text:span><text:span text:style-name="T17_20">,<text:s/></text:span><text:span text:style-name="T17_21">że</text:span><text:span text:style-name="T17_22"><text:s/></text:span><text:span text:style-name="T17_23">warto</text:span><text:span text:style-name="T17_24"><text:s/></text:span><text:span text:style-name="T17_25">pisać</text:span><text:span text:style-name="T17_26">,<text:s/></text:span><text:span text:style-name="T17_27">a</text:span><text:span text:style-name="T17_28"><text:s/></text:span><text:span text:style-name="T17_29">jeśli</text:span><text:span text:style-name="T17_30"><text:s/></text:span><text:span text:style-name="T17_31">tak</text:span><text:span text:style-name="T17_32">,<text:s/></text:span><text:span text:style-name="T17_33">to</text:span><text:span text:style-name="T17_34"><text:s/></text:span><text:span text:style-name="T17_35">dlaczego</text:span><text:span text:style-name="T17_36">?</text:span></text:p>
      <text:p text:style-name="P18"><text:span text:style-name="T18_1">T</text:span><text:span text:style-name="T18_2">:<text:s/></text:span><text:span text:style-name="T18_3">Oczywiście</text:span><text:span text:style-name="T18_4">,<text:s/></text:span><text:span text:style-name="T18_5">że</text:span><text:span text:style-name="T18_6"><text:s/></text:span><text:span text:style-name="T18_7">warto</text:span><text:span text:style-name="T18_8"><text:s/></text:span><text:span text:style-name="T18_9">pisać</text:span><text:span text:style-name="T18_10">!<text:s/></text:span><text:span text:style-name="T18_11">Pisanie</text:span><text:span text:style-name="T18_12"><text:s/></text:span><text:span text:style-name="T18_13">bardzo</text:span><text:span text:style-name="T18_14"><text:s/></text:span><text:span text:style-name="T18_15">rozwija</text:span><text:span text:style-name="T18_16"><text:s/></text:span><text:span text:style-name="T18_17">umiejętności</text:span><text:span text:style-name="T18_18"><text:s/></text:span><text:span text:style-name="T18_19">władania</text:span><text:span text:style-name="T18_20"><text:s/></text:span><text:span text:style-name="T18_21">językiem</text:span><text:span text:style-name="T18_22">,<text:s/></text:span><text:span text:style-name="T18_23">z</text:span><text:span text:style-name="T18_24"><text:s/></text:span><text:span text:style-name="T18_25">czasem</text:span><text:span text:style-name="T18_26"><text:s/></text:span><text:span text:style-name="T18_27">prowadzi</text:span><text:span text:style-name="T18_28"><text:s/></text:span><text:span text:style-name="T18_29">też</text:span><text:span text:style-name="T18_30"><text:s/></text:span><text:span text:style-name="T18_31">do</text:span><text:span text:style-name="T18_32"><text:s/></text:span><text:span text:style-name="T18_33">wzrostu</text:span><text:span text:style-name="T18_34"><text:s/></text:span><text:span text:style-name="T18_35">naszego</text:span><text:span text:style-name="T18_36"><text:s/></text:span><text:span text:style-name="T18_37">zasobu</text:span><text:span text:style-name="T18_38"><text:s/></text:span><text:span text:style-name="T18_39">słów</text:span><text:span text:style-name="T18_40">,<text:s/></text:span><text:span text:style-name="T18_41">łatwiejszego</text:span><text:span text:style-name="T18_42"><text:s/></text:span><text:span text:style-name="T18_43">formułowania</text:span><text:span text:style-name="T18_44"><text:s/></text:span><text:span text:style-name="T18_45">myśli</text:span><text:span text:style-name="T18_46"><text:s/></text:span><text:span text:style-name="T18_47">czy</text:span><text:span text:style-name="T18_48"><text:s/></text:span><text:span text:style-name="T18_49">wreszcie</text:span><text:span text:style-name="T18_50"><text:s/></text:span><text:span text:style-name="T18_51">do</text:span><text:span text:style-name="T18_52"><text:s/></text:span><text:span text:style-name="T18_53">poprawy</text:span><text:span text:style-name="T18_54"><text:s/></text:span><text:span text:style-name="T18_55">naszych</text:span><text:span text:style-name="T18_56"><text:s/></text:span><text:span text:style-name="T18_57">wypowiedzi</text:span><text:span text:style-name="T18_58">.<text:s/></text:span><text:span text:style-name="T18_59">Umiejętność</text:span><text:span text:style-name="T18_60"><text:s/></text:span><text:span text:style-name="T18_61">władania</text:span><text:span text:style-name="T18_62"><text:s/></text:span><text:span text:style-name="T18_63">językiem</text:span><text:span text:style-name="T18_64"><text:s/></text:span><text:span text:style-name="T18_65">jest</text:span><text:span text:style-name="T18_66"><text:s/></text:span><text:span text:style-name="T18_67">dosyć</text:span><text:span text:style-name="T18_68"><text:s/></text:span><text:span text:style-name="T18_69">uniwersalnym</text:span><text:span text:style-name="T18_70"><text:s/></text:span><text:span text:style-name="T18_71">talentem</text:span><text:span text:style-name="T18_72">,<text:s/></text:span><text:span text:style-name="T18_73">który</text:span><text:span text:style-name="T18_74"><text:s/></text:span><text:span text:style-name="T18_75">objawia</text:span><text:span text:style-name="T18_76"><text:s/></text:span><text:span text:style-name="T18_77">się</text:span><text:span text:style-name="T18_78"><text:s/></text:span><text:span text:style-name="T18_79">i</text:span><text:span text:style-name="T18_80"><text:s/></text:span><text:span text:style-name="T18_81">pomaga</text:span><text:span text:style-name="T18_82"><text:s/></text:span><text:span text:style-name="T18_83">niemal</text:span><text:span text:style-name="T18_84"><text:s/></text:span><text:span text:style-name="T18_85">na</text:span><text:span text:style-name="T18_86"><text:s/></text:span><text:span text:style-name="T18_87">każdym</text:span><text:span text:style-name="T18_88"><text:s/></text:span><text:span text:style-name="T18_89">polu</text:span><text:span text:style-name="T18_90"><text:s/></text:span><text:span text:style-name="T18_91">od</text:span><text:span text:style-name="T18_92"><text:s/></text:span><text:span text:style-name="T18_93">rozmowy</text:span><text:span text:style-name="T18_94"><text:s/></text:span><text:span text:style-name="T18_95">o</text:span><text:span text:style-name="T18_96"><text:s/></text:span><text:span text:style-name="T18_97">pracę</text:span><text:span text:style-name="T18_98"><text:s/></text:span><text:span text:style-name="T18_99">po</text:span><text:span text:style-name="T18_100"><text:s/></text:span><text:span text:style-name="T18_101">czarowanie</text:span><text:span text:style-name="T18_102"><text:s/></text:span><text:span text:style-name="T18_103">płci</text:span><text:span text:style-name="T18_104"><text:s/></text:span><text:span text:style-name="T18_105">przeciwnej</text:span><text:span text:style-name="T18_106">.<text:s/></text:span><text:span text:style-name="T18_107">Zwłaszcza</text:span><text:span text:style-name="T18_108"><text:s/></text:span><text:span text:style-name="T18_109">w</text:span><text:span text:style-name="T18_110"><text:s/></text:span><text:span text:style-name="T18_111">tym</text:span><text:span text:style-name="T18_112"><text:s/></text:span><text:span text:style-name="T18_113">drugim</text:span><text:span text:style-name="T18_114"><text:s/></text:span><text:span text:style-name="T18_115">jestem</text:span><text:span text:style-name="T18_116"><text:s/></text:span><text:span text:style-name="T18_117">zresztą</text:span><text:span text:style-name="T18_118"><text:s/></text:span><text:span text:style-name="T18_119">nienajgorszy</text:span><text:span text:style-name="T18_120"><text:s/></text:span><text:span text:style-name="T18_121">i</text:span><text:span text:style-name="T18_122"><text:s/></text:span><text:span text:style-name="T18_123">śmiem</text:span><text:span text:style-name="T18_124"><text:s/></text:span><text:span text:style-name="T18_125">twierdzić</text:span><text:span text:style-name="T18_126">,<text:s/></text:span><text:span text:style-name="T18_127">że</text:span><text:span text:style-name="T18_128"><text:s/></text:span><text:span text:style-name="T18_129">nigdy</text:span><text:span text:style-name="T18_130"><text:s/></text:span><text:span text:style-name="T18_131">by</text:span><text:span text:style-name="T18_132"><text:s/></text:span><text:span text:style-name="T18_133">mi</text:span><text:span text:style-name="T18_134"><text:s/></text:span><text:span text:style-name="T18_135">to</text:span><text:span text:style-name="T18_136"><text:s/></text:span><text:span text:style-name="T18_137">nie</text:span><text:span text:style-name="T18_138"><text:s/></text:span><text:span text:style-name="T18_139">przyszło</text:span><text:span text:style-name="T18_140">,<text:s/></text:span><text:span text:style-name="T18_141">gdyby</text:span><text:span text:style-name="T18_142"><text:s/></text:span><text:span text:style-name="T18_143">nie</text:span><text:span text:style-name="T18_144"><text:s/></text:span><text:span text:style-name="T18_145">tworzenie</text:span><text:span text:style-name="T18_146"><text:s/>“</text:span><text:span text:style-name="T18_147">Smoczych</text:span><text:span text:style-name="T18_148"><text:s/></text:span><text:span text:style-name="T18_149">Łez</text:span><text:span text:style-name="T18_150">”.<text:s/></text:span><draw:frame svg:x="0cm" svg:y="0cm" svg:width="0.706cm" svg:height="0.706cm" draw:style-name="FR1" text:anchor-type="as-char" draw:z-index="0"><draw:image xlink:href="Pictures/image1.png" xlink:type="simple" xlink:show="embed" xlink:actuate="onLoad"/><svg:desc>;)</svg:desc></draw:frame></text:p>
      <text:p text:style-name="P19"><text:span text:style-name="T19_1"><text:s/></text:span></text:p>
      <text:p text:style-name="P20"><text:span text:style-name="T20_1">Z</text:span><text:span text:style-name="T20_2">:<text:s/>“</text:span><text:span text:style-name="T20_3">Smocze</text:span><text:span text:style-name="T20_4"><text:s/></text:span><text:span text:style-name="T20_5">Łzy</text:span><text:span text:style-name="T20_6">”<text:s/></text:span><text:span text:style-name="T20_7">to</text:span><text:span text:style-name="T20_8"><text:s/></text:span><text:span text:style-name="T20_9">twój</text:span><text:span text:style-name="T20_10"><text:s/></text:span><text:span text:style-name="T20_11">pierwszy</text:span><text:span text:style-name="T20_12"><text:s/></text:span><text:span text:style-name="T20_13">fanfik</text:span><text:span text:style-name="T20_14">.<text:s/></text:span><text:span text:style-name="T20_15">Czy</text:span><text:span text:style-name="T20_16"><text:s/></text:span><text:span text:style-name="T20_17">łączy</text:span><text:span text:style-name="T20_18"><text:s/></text:span><text:span text:style-name="T20_19">cię</text:span><text:span text:style-name="T20_20"><text:s/></text:span><text:span text:style-name="T20_21">z</text:span><text:span text:style-name="T20_22"><text:s/></text:span><text:span text:style-name="T20_23">nim</text:span><text:span text:style-name="T20_24"><text:s/></text:span><text:span text:style-name="T20_25">jakaś</text:span><text:span text:style-name="T20_26"><text:s/></text:span><text:span text:style-name="T20_27">więź</text:span><text:span text:style-name="T20_28"><text:s/></text:span><text:span text:style-name="T20_29">emocjonalna</text:span><text:span text:style-name="T20_30">?</text:span></text:p>
      <text:p text:style-name="P21"><text:span text:style-name="T21_1">T</text:span><text:span text:style-name="T21_2">:<text:s/>“</text:span><text:span text:style-name="T21_3">Smocze</text:span><text:span text:style-name="T21_4"><text:s/></text:span><text:span text:style-name="T21_5">Łzy</text:span><text:span text:style-name="T21_6">”<text:s/></text:span><text:span text:style-name="T21_7">to</text:span><text:span text:style-name="T21_8"><text:s/></text:span><text:span text:style-name="T21_9">było</text:span><text:span text:style-name="T21_10"><text:s/></text:span><text:span text:style-name="T21_11">moje</text:span><text:span text:style-name="T21_12"><text:s/></text:span><text:span text:style-name="T21_13">poletko</text:span><text:span text:style-name="T21_14"><text:s/></text:span><text:span text:style-name="T21_15">do</text:span><text:span text:style-name="T21_16"><text:s/></text:span><text:span text:style-name="T21_17">treningu</text:span><text:span text:style-name="T21_18"><text:s/></text:span><text:span text:style-name="T21_19">pisarskiego</text:span><text:span text:style-name="T21_20">.<text:s/></text:span><text:span text:style-name="T21_21">Pierwsze</text:span><text:span text:style-name="T21_22"><text:s/></text:span><text:span text:style-name="T21_23">rozdziały</text:span><text:span text:style-name="T21_24"><text:s/></text:span><text:span text:style-name="T21_25">były</text:span><text:span text:style-name="T21_26"><text:s/></text:span><text:span text:style-name="T21_27">niekończącym</text:span><text:span text:style-name="T21_28"><text:s/></text:span><text:span text:style-name="T21_29">się</text:span><text:span text:style-name="T21_30"><text:s/></text:span><text:span text:style-name="T21_31">pasmem</text:span><text:span text:style-name="T21_32"><text:s/></text:span><text:span text:style-name="T21_33">eksperymentów</text:span><text:span text:style-name="T21_34">,<text:s/></text:span><text:span text:style-name="T21_35">a</text:span><text:span text:style-name="T21_36"><text:s/></text:span><text:span text:style-name="T21_37">wraz</text:span><text:span text:style-name="T21_38"><text:s/></text:span><text:span text:style-name="T21_39">z</text:span><text:span text:style-name="T21_40"><text:s/></text:span><text:span text:style-name="T21_41">tokiem</text:span><text:span text:style-name="T21_42"><text:s/></text:span><text:span text:style-name="T21_43">opowiadania</text:span><text:span text:style-name="T21_44"><text:s/></text:span><text:span text:style-name="T21_45">uczyłem</text:span><text:span text:style-name="T21_46"><text:s/></text:span><text:span text:style-name="T21_47">się</text:span><text:span text:style-name="T21_48"><text:s/></text:span><text:span text:style-name="T21_49">nowych</text:span><text:span text:style-name="T21_50"><text:s/></text:span><text:span text:style-name="T21_51">form</text:span><text:span text:style-name="T21_52"><text:s/></text:span><text:span text:style-name="T21_53">narracji</text:span><text:span text:style-name="T21_54">,<text:s/></text:span><text:span text:style-name="T21_55">efektywniejszego</text:span><text:span text:style-name="T21_56"><text:s/></text:span><text:span text:style-name="T21_57">wpływania</text:span><text:span text:style-name="T21_58"><text:s/></text:span><text:span text:style-name="T21_59">na</text:span><text:span text:style-name="T21_60"><text:s/></text:span><text:span text:style-name="T21_61">emocje</text:span><text:span text:style-name="T21_62"><text:s/></text:span><text:span text:style-name="T21_63">czytelnika</text:span><text:span text:style-name="T21_64"><text:s/></text:span><text:span text:style-name="T21_65">i</text:span><text:span text:style-name="T21_66"><text:s/></text:span><text:span text:style-name="T21_67">wszystkich</text:span><text:span text:style-name="T21_68"><text:s/></text:span><text:span text:style-name="T21_69">innych</text:span><text:span text:style-name="T21_70"><text:s/></text:span><text:span text:style-name="T21_71">zdolności</text:span><text:span text:style-name="T21_72"><text:s/></text:span><text:span text:style-name="T21_73">nabytych</text:span><text:span text:style-name="T21_74"><text:s/></text:span><text:span text:style-name="T21_75">z</text:span><text:span text:style-name="T21_76"><text:s/></text:span><text:span text:style-name="T21_77">ciągłego</text:span><text:span text:style-name="T21_78"><text:s/></text:span><text:span text:style-name="T21_79">podpatrywania</text:span><text:span text:style-name="T21_80"><text:s/></text:span><text:span text:style-name="T21_81">Tolkiena</text:span><text:span text:style-name="T21_82">,<text:s/></text:span><text:span text:style-name="T21_83">Huxleya</text:span><text:span text:style-name="T21_84"><text:s/></text:span><text:span text:style-name="T21_85">czy</text:span><text:span text:style-name="T21_86"><text:s/></text:span><text:span text:style-name="T21_87">Orwella</text:span><text:span text:style-name="T21_88">.<text:s/></text:span><text:span text:style-name="T21_89">Na</text:span><text:span text:style-name="T21_90"><text:s/></text:span><text:span text:style-name="T21_91">tym</text:span><text:span text:style-name="T21_92"><text:s/></text:span><text:span text:style-name="T21_93">opowiadaniu</text:span><text:span text:style-name="T21_94"><text:s/></text:span><text:span text:style-name="T21_95">uczyłem</text:span><text:span text:style-name="T21_96"><text:s/></text:span><text:span text:style-name="T21_97">się</text:span><text:span text:style-name="T21_98"><text:s/></text:span><text:span text:style-name="T21_99">przyjmować</text:span><text:span text:style-name="T21_100"><text:s/></text:span><text:span text:style-name="T21_101">krytykę</text:span><text:span text:style-name="T21_102">,<text:s/></text:span><text:span text:style-name="T21_103">obelgi</text:span><text:span text:style-name="T21_104"><text:s/></text:span><text:span text:style-name="T21_105">i</text:span><text:span text:style-name="T21_106"><text:s/></text:span><text:span text:style-name="T21_107">pochwały</text:span><text:span text:style-name="T21_108">.<text:s/></text:span><text:span text:style-name="T21_109">Napisanie</text:span><text:span text:style-name="T21_110">,<text:s/></text:span><text:span text:style-name="T21_111">że</text:span><text:span text:style-name="T21_112"><text:s/></text:span><text:span text:style-name="T21_113">łączy</text:span><text:span text:style-name="T21_114"><text:s/></text:span><text:span text:style-name="T21_115">mnie</text:span><text:span text:style-name="T21_116"><text:s/></text:span><text:span text:style-name="T21_117">z</text:span><text:span text:style-name="T21_118"><text:s/></text:span><text:span text:style-name="T21_119">nim</text:span><text:span text:style-name="T21_120"><text:s/></text:span><text:span text:style-name="T21_121">JAKAŚ</text:span><text:span text:style-name="T21_122"><text:s/></text:span><text:span text:style-name="T21_123">więź</text:span><text:span text:style-name="T21_124"><text:s/></text:span><text:span text:style-name="T21_125">emocjonalna</text:span><text:span text:style-name="T21_126"><text:s/></text:span><text:span text:style-name="T21_127">to</text:span><text:span text:style-name="T21_128"><text:s/></text:span><text:span text:style-name="T21_129">niedopowiedzenie</text:span><text:span text:style-name="T21_130">.</text:span></text:p>
      <text:p text:style-name="P22"><text:span text:style-name="T22_1"><text:s/></text:span></text:p>
      <text:p text:style-name="P23"><text:span text:style-name="T23_1">Z</text:span><text:span text:style-name="T23_2">:<text:s/></text:span><text:span text:style-name="T23_3">Który</text:span><text:span text:style-name="T23_4"><text:s/></text:span><text:span text:style-name="T23_5">bohater</text:span><text:span text:style-name="T23_6"><text:s/></text:span><text:span text:style-name="T23_7">był</text:span><text:span text:style-name="T23_8">/</text:span><text:span text:style-name="T23_9">jest</text:span><text:span text:style-name="T23_10"><text:s/></text:span><text:span text:style-name="T23_11">twoim</text:span><text:span text:style-name="T23_12"><text:s/></text:span><text:span text:style-name="T23_13">oczkiem</text:span><text:span text:style-name="T23_14"><text:s/></text:span><text:span text:style-name="T23_15">w</text:span><text:span text:style-name="T23_16"><text:s/></text:span><text:span text:style-name="T23_17">głowie</text:span><text:span text:style-name="T23_18">?</text:span></text:p>
      <text:p text:style-name="P24"><text:span text:style-name="T24_1">T</text:span><text:span text:style-name="T24_2">:<text:s/></text:span><text:span text:style-name="T24_3">Cóż</text:span><text:span text:style-name="T24_4"><text:s/></text:span><text:span text:style-name="T24_5">powiedzieć</text:span><text:span text:style-name="T24_6">?<text:s/></text:span><text:span text:style-name="T24_7">Keegen</text:span><text:span text:style-name="T24_8">.<text:s/></text:span><text:span text:style-name="T24_9">Jemu</text:span><text:span text:style-name="T24_10"><text:s/></text:span><text:span text:style-name="T24_11">poświęciłem</text:span><text:span text:style-name="T24_12"><text:s/></text:span><text:span text:style-name="T24_13">najwięcej</text:span><text:span text:style-name="T24_14"><text:s/></text:span><text:span text:style-name="T24_15">czasu</text:span><text:span text:style-name="T24_16">,<text:s/></text:span><text:span text:style-name="T24_17">jego</text:span><text:span text:style-name="T24_18"><text:s/></text:span><text:span text:style-name="T24_19">wewnętrzna</text:span><text:span text:style-name="T24_20"><text:s/></text:span><text:span text:style-name="T24_21">przemiana</text:span><text:span text:style-name="T24_22"><text:s/></text:span><text:span text:style-name="T24_23">i</text:span><text:span text:style-name="T24_24"><text:s/></text:span><text:span text:style-name="T24_25">dorastanie</text:span><text:span text:style-name="T24_26"><text:s/></text:span><text:span text:style-name="T24_27">to</text:span><text:span text:style-name="T24_28"><text:s/></text:span><text:span text:style-name="T24_29">główny</text:span><text:span text:style-name="T24_30"><text:s/></text:span><text:span text:style-name="T24_31">temat</text:span><text:span text:style-name="T24_32"><text:s/></text:span><text:span text:style-name="T24_33">większości</text:span><text:span text:style-name="T24_34"><text:s/></text:span><text:span text:style-name="T24_35">rozdziałów</text:span><text:span text:style-name="T24_36">.<text:s/></text:span><text:span text:style-name="T24_37">Jak</text:span><text:span text:style-name="T24_38"><text:s/></text:span><text:span text:style-name="T24_39">wiele</text:span><text:span text:style-name="T24_40"><text:s/></text:span><text:span text:style-name="T24_41">postaci</text:span><text:span text:style-name="T24_42"><text:s/></text:span><text:span text:style-name="T24_43">z</text:span><text:span text:style-name="T24_44"><text:s/></text:span><text:span text:style-name="T24_45">opowiadania</text:span><text:span text:style-name="T24_46">,<text:s/></text:span><text:span text:style-name="T24_47">jest</text:span><text:span text:style-name="T24_48"><text:s/></text:span><text:span text:style-name="T24_49">on</text:span><text:span text:style-name="T24_50"><text:s/></text:span><text:span text:style-name="T24_51">wynikiem</text:span><text:span text:style-name="T24_52"><text:s/></text:span><text:span text:style-name="T24_53">wyprojektowania</text:span><text:span text:style-name="T24_54"><text:s/></text:span><text:span text:style-name="T24_55">na</text:span><text:span text:style-name="T24_56"><text:s/></text:span><text:span text:style-name="T24_57">niego</text:span><text:span text:style-name="T24_58"><text:s/></text:span><text:span text:style-name="T24_59">wielu</text:span><text:span text:style-name="T24_60"><text:s/></text:span><text:span text:style-name="T24_61">części</text:span><text:span text:style-name="T24_62"><text:s/></text:span><text:span text:style-name="T24_63">mojej</text:span><text:span text:style-name="T24_64"><text:s/></text:span><text:span text:style-name="T24_65">osobowości</text:span><text:span text:style-name="T24_66"><text:s/></text:span><text:span text:style-name="T24_67">przeszłych</text:span><text:span text:style-name="T24_68"><text:s/></text:span><text:span text:style-name="T24_69">lub</text:span><text:span text:style-name="T24_70"><text:s/></text:span><text:span text:style-name="T24_71">obecnych</text:span><text:span text:style-name="T24_72">,<text:s/></text:span><text:span text:style-name="T24_73">głównie</text:span><text:span text:style-name="T24_74"><text:s/></text:span><text:span text:style-name="T24_75">mojego</text:span><text:span text:style-name="T24_76"><text:s/></text:span><text:span text:style-name="T24_77">dawnego</text:span><text:span text:style-name="T24_78"><text:s/></text:span><text:span text:style-name="T24_79">cynizmu</text:span><text:span text:style-name="T24_80">,<text:s/></text:span><text:span text:style-name="T24_81">epizodycznego</text:span><text:span text:style-name="T24_82"><text:s/></text:span><text:span text:style-name="T24_83">nihilizmu</text:span><text:span text:style-name="T24_84">,<text:s/></text:span><text:span text:style-name="T24_85">siedzącej</text:span><text:span text:style-name="T24_86"><text:s/></text:span><text:span text:style-name="T24_87">gdzieś</text:span><text:span text:style-name="T24_88"><text:s/></text:span><text:span text:style-name="T24_89">w</text:span><text:span text:style-name="T24_90"><text:s/></text:span><text:span text:style-name="T24_91">duszy</text:span><text:span text:style-name="T24_92"><text:s/></text:span><text:span text:style-name="T24_93">niechęci</text:span><text:span text:style-name="T24_94"><text:s/></text:span><text:span text:style-name="T24_95">do</text:span><text:span text:style-name="T24_96"><text:s/></text:span><text:span text:style-name="T24_97">ludzi</text:span><text:span text:style-name="T24_98">,<text:s/></text:span><text:span text:style-name="T24_99">ale</text:span><text:span text:style-name="T24_100"><text:s/></text:span><text:span text:style-name="T24_101">też</text:span><text:span text:style-name="T24_102"><text:s/></text:span><text:span text:style-name="T24_103">żądzy</text:span><text:span text:style-name="T24_104"><text:s/></text:span><text:span text:style-name="T24_105">odkrywania</text:span><text:span text:style-name="T24_106">,<text:s/></text:span><text:span text:style-name="T24_107">zdobywania</text:span><text:span text:style-name="T24_108"><text:s/></text:span><text:span text:style-name="T24_109">wiedzy</text:span><text:span text:style-name="T24_110"><text:s/></text:span><text:span text:style-name="T24_111">i</text:span><text:span text:style-name="T24_112"><text:s/></text:span><text:span text:style-name="T24_113">wielu</text:span><text:span text:style-name="T24_114"><text:s/></text:span><text:span text:style-name="T24_115">innych</text:span><text:span text:style-name="T24_116">.<text:s/></text:span><text:span text:style-name="T24_117">Keegen</text:span><text:span text:style-name="T24_118"><text:s/></text:span><text:span text:style-name="T24_119">był</text:span><text:span text:style-name="T24_120"><text:s/></text:span><text:span text:style-name="T24_121">mną</text:span><text:span text:style-name="T24_122"><text:s/></text:span><text:span text:style-name="T24_123">w</text:span><text:span text:style-name="T24_124"><text:s/></text:span><text:span text:style-name="T24_125">wieku</text:span><text:span text:style-name="T24_126"><text:s/></text:span><text:span text:style-name="T24_127">wczesnolicealnym</text:span><text:span text:style-name="T24_128">...<text:s/></text:span><text:span text:style-name="T24_129">wiecznym</text:span><text:span text:style-name="T24_130"><text:s/></text:span><text:span text:style-name="T24_131">buntownikiem</text:span><text:span text:style-name="T24_132">,<text:s/></text:span><text:span text:style-name="T24_133">stroniącym</text:span><text:span text:style-name="T24_134"><text:s/></text:span><text:span text:style-name="T24_135">od</text:span><text:span text:style-name="T24_136"><text:s/></text:span><text:span text:style-name="T24_137">ludzi</text:span><text:span text:style-name="T24_138">,<text:s/></text:span><text:span text:style-name="T24_139">obrzydliwie</text:span><text:span text:style-name="T24_140"><text:s/></text:span><text:span text:style-name="T24_141">pysznym</text:span><text:span text:style-name="T24_142">,<text:s/></text:span><text:span text:style-name="T24_143">przekonanym</text:span><text:span text:style-name="T24_144"><text:s/></text:span><text:span text:style-name="T24_145">o</text:span><text:span text:style-name="T24_146"><text:s/></text:span><text:span text:style-name="T24_147">swojej</text:span><text:span text:style-name="T24_148"><text:s/></text:span><text:span text:style-name="T24_149">wyższości</text:span><text:span text:style-name="T24_150">,<text:s/></text:span><text:span text:style-name="T24_151">dążącym</text:span><text:span text:style-name="T24_152"><text:s/></text:span><text:span text:style-name="T24_153">jedynie</text:span><text:span text:style-name="T24_154"><text:s/></text:span><text:span text:style-name="T24_155">do</text:span><text:span text:style-name="T24_156"><text:s/></text:span><text:span text:style-name="T24_157">samodoskonalenia</text:span><text:span text:style-name="T24_158">,<text:s/></text:span><text:span text:style-name="T24_159">niepotrzebującym</text:span><text:span text:style-name="T24_160"><text:s/></text:span><text:span text:style-name="T24_161">niczyjej</text:span><text:span text:style-name="T24_162"><text:s/></text:span><text:span text:style-name="T24_163">uwagi</text:span><text:span text:style-name="T24_164">,<text:s/></text:span><text:span text:style-name="T24_165">pochwały</text:span><text:span text:style-name="T24_166">,<text:s/></text:span><text:span text:style-name="T24_167">niczego</text:span><text:span text:style-name="T24_168"><text:s/></text:span><text:span text:style-name="T24_169">poza</text:span><text:span text:style-name="T24_170"><text:s/></text:span><text:span text:style-name="T24_171">świętym</text:span><text:span text:style-name="T24_172"><text:s/></text:span><text:span text:style-name="T24_173">spokojem</text:span><text:span text:style-name="T24_174">.<text:s/></text:span><text:span text:style-name="T24_175">Wlałem</text:span><text:span text:style-name="T24_176"><text:s/></text:span><text:span text:style-name="T24_177">w</text:span><text:span text:style-name="T24_178"><text:s/></text:span><text:span text:style-name="T24_179">Keegena</text:span><text:span text:style-name="T24_180"><text:s/></text:span><text:span text:style-name="T24_181">wiele</text:span><text:span text:style-name="T24_182"><text:s/></text:span><text:span text:style-name="T24_183">ze</text:span><text:span text:style-name="T24_184"><text:s/></text:span><text:span text:style-name="T24_185">mnie</text:span><text:span text:style-name="T24_186">,<text:s/></text:span><text:span text:style-name="T24_187">stąd</text:span><text:span text:style-name="T24_188"><text:s/></text:span><text:span text:style-name="T24_189">po</text:span><text:span text:style-name="T24_190"><text:s/></text:span><text:span text:style-name="T24_191">latach</text:span><text:span text:style-name="T24_192">,<text:s/></text:span><text:span text:style-name="T24_193">kiedy</text:span><text:span text:style-name="T24_194"><text:s/></text:span><text:span text:style-name="T24_195">wracam</text:span><text:span text:style-name="T24_196"><text:s/></text:span><text:span text:style-name="T24_197">do</text:span><text:span text:style-name="T24_198"><text:s/></text:span><text:span text:style-name="T24_199">opowiadania</text:span><text:span text:style-name="T24_200"><text:s/></text:span><text:span text:style-name="T24_201">i</text:span><text:span text:style-name="T24_202"><text:s/></text:span><text:span text:style-name="T24_203">obserwuję</text:span><text:span text:style-name="T24_204"><text:s/></text:span><text:span text:style-name="T24_205">jego</text:span><text:span text:style-name="T24_206"><text:s/></text:span><text:span text:style-name="T24_207">przemyślenia</text:span><text:span text:style-name="T24_208">,<text:s/></text:span><text:span text:style-name="T24_209">jakże</text:span><text:span text:style-name="T24_210"><text:s/></text:span><text:span text:style-name="T24_211">szczere</text:span><text:span text:style-name="T24_212"><text:s/></text:span><text:span text:style-name="T24_213">i</text:span><text:span text:style-name="T24_214"><text:s/></text:span><text:span text:style-name="T24_215">płynące</text:span><text:span text:style-name="T24_216"><text:s/></text:span><text:span text:style-name="T24_217">z</text:span><text:span text:style-name="T24_218"><text:s/></text:span><text:span text:style-name="T24_219">moich</text:span><text:span text:style-name="T24_220"><text:s/></text:span><text:span text:style-name="T24_221">aktualnych</text:span><text:span text:style-name="T24_222"><text:s/></text:span><text:span text:style-name="T24_223">wówczas</text:span><text:span text:style-name="T24_224"><text:s/></text:span><text:span text:style-name="T24_225">poglądów</text:span><text:span text:style-name="T24_226">,<text:s/></text:span><text:span text:style-name="T24_227">jestem</text:span><text:span text:style-name="T24_228"><text:s/></text:span><text:span text:style-name="T24_229">pod</text:span><text:span text:style-name="T24_230"><text:s/></text:span><text:span text:style-name="T24_231">wrażeniem</text:span><text:span text:style-name="T24_232"><text:s/></text:span><text:span text:style-name="T24_233">tego</text:span><text:span text:style-name="T24_234">,<text:s/></text:span><text:span text:style-name="T24_235">jak</text:span><text:span text:style-name="T24_236"><text:s/></text:span><text:span text:style-name="T24_237">bardzo</text:span><text:span text:style-name="T24_238"><text:s/></text:span><text:span text:style-name="T24_239">się</text:span><text:span text:style-name="T24_240"><text:s/></text:span><text:span text:style-name="T24_241">zmieniłem</text:span><text:span text:style-name="T24_242">.<text:s/></text:span><text:span text:style-name="T24_243">Zdecydowanie</text:span><text:span text:style-name="T24_244"><text:s/></text:span><text:span text:style-name="T24_245">jest</text:span><text:span text:style-name="T24_246"><text:s/></text:span><text:span text:style-name="T24_247">moim</text:span><text:span text:style-name="T24_248"><text:s/></text:span><text:span text:style-name="T24_249">oczkiem</text:span><text:span text:style-name="T24_250"><text:s/></text:span><text:span text:style-name="T24_251">w</text:span><text:span text:style-name="T24_252"><text:s/></text:span><text:span text:style-name="T24_253">głowie</text:span><text:span text:style-name="T24_254">.<text:s/></text:span><text:span text:style-name="T24_255">Zakonserwowaną</text:span><text:span text:style-name="T24_256">,<text:s/></text:span><text:span text:style-name="T24_257">mroczną</text:span><text:span text:style-name="T24_258"><text:s/></text:span><text:span text:style-name="T24_259">częścią</text:span><text:span text:style-name="T24_260"><text:s/></text:span><text:span text:style-name="T24_261">mnie</text:span><text:span text:style-name="T24_262"><text:s/></text:span><text:span text:style-name="T24_263">puszczoną</text:span><text:span text:style-name="T24_264"><text:s/></text:span><text:span text:style-name="T24_265">samopas</text:span><text:span text:style-name="T24_266"><text:s/></text:span><text:span text:style-name="T24_267">w</text:span><text:span text:style-name="T24_268"><text:s/></text:span><text:span text:style-name="T24_269">fikcyjnym</text:span><text:span text:style-name="T24_270"><text:s/></text:span><text:span text:style-name="T24_271">świecie</text:span><text:span text:style-name="T24_272">,<text:s/></text:span><text:span text:style-name="T24_273">gdzie</text:span><text:span text:style-name="T24_274"><text:s/></text:span><text:span text:style-name="T24_275">nie</text:span><text:span text:style-name="T24_276"><text:s/></text:span><text:span text:style-name="T24_277">istnieją</text:span><text:span text:style-name="T24_278"><text:s/></text:span><text:span text:style-name="T24_279">dla</text:span><text:span text:style-name="T24_280"><text:s/></text:span><text:span text:style-name="T24_281">niej</text:span><text:span text:style-name="T24_282"><text:s/></text:span><text:span text:style-name="T24_283">granice</text:span><text:span text:style-name="T24_284">.<text:s/></text:span><text:span text:style-name="T24_285">Historią</text:span><text:span text:style-name="T24_286">,<text:s/></text:span><text:span text:style-name="T24_287">której</text:span><text:span text:style-name="T24_288"><text:s/></text:span><text:span text:style-name="T24_289">sam</text:span><text:span text:style-name="T24_290"><text:s/></text:span><text:span text:style-name="T24_291">się</text:span><text:span text:style-name="T24_292"><text:s/></text:span><text:span text:style-name="T24_293">czasami</text:span><text:span text:style-name="T24_294"><text:s/></text:span><text:span text:style-name="T24_295">boję</text:span><text:span text:style-name="T24_296">.</text:span></text:p>
      <text:p text:style-name="P25"><text:span text:style-name="T25_1"><text:s/></text:span></text:p>
      <text:p text:style-name="P26"><text:span text:style-name="T26_1">C</text:span><text:span text:style-name="T26_2">:<text:s/></text:span><text:span text:style-name="T26_3">Jesteś</text:span><text:span text:style-name="T26_4"><text:s/></text:span><text:span text:style-name="T26_5">znany</text:span><text:span text:style-name="T26_6"><text:s/></text:span><text:span text:style-name="T26_7">głównie</text:span><text:span text:style-name="T26_8"><text:s/></text:span><text:span text:style-name="T26_9">jako</text:span><text:span text:style-name="T26_10"><text:s/></text:span><text:span text:style-name="T26_11">autor</text:span><text:span text:style-name="T26_12"><text:s/>:\”</text:span><text:span text:style-name="T26_13">Smoczych</text:span><text:span text:style-name="T26_14"><text:s/></text:span><text:span text:style-name="T26_15">Łez</text:span><text:span text:style-name="T26_16">”,<text:s/></text:span><text:span text:style-name="T26_17">ale</text:span><text:span text:style-name="T26_18"><text:s/></text:span><text:span text:style-name="T26_19">pisałeś</text:span><text:span text:style-name="T26_20"><text:s/></text:span><text:span text:style-name="T26_21">też</text:span><text:span text:style-name="T26_22"><text:s/></text:span><text:span text:style-name="T26_23">inne</text:span><text:span text:style-name="T26_24"><text:s/></text:span><text:span text:style-name="T26_25">fanfiki</text:span><text:span text:style-name="T26_26">.<text:s/></text:span><text:span text:style-name="T26_27">Z</text:span><text:span text:style-name="T26_28"><text:s/></text:span><text:span text:style-name="T26_29">których</text:span><text:span text:style-name="T26_30"><text:s/></text:span><text:span text:style-name="T26_31">jesteś</text:span><text:span text:style-name="T26_32"><text:s/></text:span><text:span text:style-name="T26_33">najbardziej</text:span><text:span text:style-name="T26_34"><text:s/></text:span><text:span text:style-name="T26_35">zadowolony</text:span><text:span text:style-name="T26_36"><text:s/></text:span><text:span text:style-name="T26_37">i</text:span><text:span text:style-name="T26_38"><text:s/></text:span><text:span text:style-name="T26_39">dlaczego</text:span><text:span text:style-name="T26_40">?</text:span></text:p>
      <text:p text:style-name="P27"><text:span text:style-name="T27_1">T</text:span><text:span text:style-name="T27_2">:<text:s/></text:span><text:span text:style-name="T27_3">Z</text:span><text:span text:style-name="T27_4"><text:s/></text:span><text:span text:style-name="T27_5">późniejszych</text:span><text:span text:style-name="T27_6">.<text:s/></text:span><text:span text:style-name="T27_7">To</text:span><text:span text:style-name="T27_8"><text:s/></text:span><text:span text:style-name="T27_9">powie</text:span><text:span text:style-name="T27_10"><text:s/></text:span><text:span text:style-name="T27_11">każdy</text:span><text:span text:style-name="T27_12"><text:s/></text:span><text:span text:style-name="T27_13">artysta</text:span><text:span text:style-name="T27_14">,<text:s/></text:span><text:span text:style-name="T27_15">czy</text:span><text:span text:style-name="T27_16"><text:s/></text:span><text:span text:style-name="T27_17">to</text:span><text:span text:style-name="T27_18"><text:s/></text:span><text:span text:style-name="T27_19">rysownik</text:span><text:span text:style-name="T27_20">,<text:s/></text:span><text:span text:style-name="T27_21">czy</text:span><text:span text:style-name="T27_22"><text:s/></text:span><text:span text:style-name="T27_23">pisarz</text:span><text:span text:style-name="T27_24">.<text:s/></text:span><text:span text:style-name="T27_25">Wraz</text:span><text:span text:style-name="T27_26"><text:s/></text:span><text:span text:style-name="T27_27">z</text:span><text:span text:style-name="T27_28"><text:s/></text:span><text:span text:style-name="T27_29">czasem</text:span><text:span text:style-name="T27_30"><text:s/></text:span><text:span text:style-name="T27_31">umiejętności</text:span><text:span text:style-name="T27_32"><text:s/></text:span><text:span text:style-name="T27_33">w</text:span><text:span text:style-name="T27_34"><text:s/></text:span><text:span text:style-name="T27_35">danym</text:span><text:span text:style-name="T27_36"><text:s/></text:span><text:span text:style-name="T27_37">rzemiośle</text:span><text:span text:style-name="T27_38"><text:s/></text:span><text:span text:style-name="T27_39">rosną</text:span><text:span text:style-name="T27_40">,<text:s/></text:span><text:span text:style-name="T27_41">a</text:span><text:span text:style-name="T27_42"><text:s/></text:span><text:span text:style-name="T27_43">więc</text:span><text:span text:style-name="T27_44"><text:s/></text:span><text:span text:style-name="T27_45">późniejsze</text:span><text:span text:style-name="T27_46"><text:s/></text:span><text:span text:style-name="T27_47">dzieła</text:span><text:span text:style-name="T27_48"><text:s/></text:span><text:span text:style-name="T27_49">zawsze</text:span><text:span text:style-name="T27_50"><text:s/></text:span><text:span text:style-name="T27_51">zdają</text:span><text:span text:style-name="T27_52"><text:s/></text:span><text:span text:style-name="T27_53">się</text:span><text:span text:style-name="T27_54"><text:s/></text:span><text:span text:style-name="T27_55">lepsze</text:span><text:span text:style-name="T27_56"><text:s/></text:span><text:span text:style-name="T27_57">i</text:span><text:span text:style-name="T27_58"><text:s/></text:span><text:span text:style-name="T27_59">bardziej</text:span><text:span text:style-name="T27_60"><text:s/></text:span><text:span text:style-name="T27_61">dopieszczone</text:span><text:span text:style-name="T27_62"><text:s/></text:span><text:span text:style-name="T27_63">niż</text:span><text:span text:style-name="T27_64"><text:s/></text:span><text:span text:style-name="T27_65">dawne</text:span><text:span text:style-name="T27_66"><text:s/></text:span><text:span text:style-name="T27_67">płody</text:span><text:span text:style-name="T27_68"><text:s/></text:span><text:span text:style-name="T27_69">naszej</text:span><text:span text:style-name="T27_70"><text:s/></text:span><text:span text:style-name="T27_71">pracy</text:span><text:span text:style-name="T27_72">.<text:s/></text:span><text:span text:style-name="T27_73">Stąd</text:span><text:span text:style-name="T27_74"><text:s/></text:span><text:span text:style-name="T27_75">obecnie</text:span><text:span text:style-name="T27_76"><text:s/></text:span><text:span text:style-name="T27_77">bardziej</text:span><text:span text:style-name="T27_78"><text:s/></text:span><text:span text:style-name="T27_79">zachęcam</text:span><text:span text:style-name="T27_80"><text:s/></text:span><text:span text:style-name="T27_81">do</text:span><text:span text:style-name="T27_82"><text:s/></text:span><text:span text:style-name="T27_83">lektury</text:span><text:span text:style-name="T27_84"><text:s/></text:span><text:span text:style-name="T27_85">wciąż</text:span><text:span text:style-name="T27_86"><text:s/>(</text:span><text:span text:style-name="T27_87">baaaardzo</text:span><text:span text:style-name="T27_88"><text:s/></text:span><text:span text:style-name="T27_89">powoli</text:span><text:span text:style-name="T27_90">)<text:s/></text:span><text:span text:style-name="T27_91">pisanego</text:span><text:span text:style-name="T27_92"><text:s/>"</text:span><text:span text:style-name="T27_93">Przymierza</text:span><text:span text:style-name="T27_94">"<text:s/></text:span><text:span text:style-name="T27_95">niż</text:span><text:span text:style-name="T27_96"><text:s/></text:span><text:span text:style-name="T27_97">starych</text:span><text:span text:style-name="T27_98">,<text:s/></text:span><text:span text:style-name="T27_99">bardzo</text:span><text:span text:style-name="T27_100"><text:s/></text:span><text:span text:style-name="T27_101">naiwnych</text:span><text:span text:style-name="T27_102">,<text:s/></text:span><text:span text:style-name="T27_103">młodzieńczych</text:span><text:span text:style-name="T27_104"><text:s/>"</text:span><text:span text:style-name="T27_105">Smoczych</text:span><text:span text:style-name="T27_106"><text:s/></text:span><text:span text:style-name="T27_107">Łez</text:span><text:span text:style-name="T27_108">".</text:span></text:p>
      <text:p text:style-name="P28"><text:span text:style-name="T28_1"><text:s/></text:span></text:p>
      <text:p text:style-name="P29"><text:span text:style-name="T29_1">C</text:span><text:span text:style-name="T29_2">:<text:s/></text:span><text:span text:style-name="T29_3">Jaki</text:span><text:span text:style-name="T29_4"><text:s/></text:span><text:span text:style-name="T29_5">jesteś</text:span><text:span text:style-name="T29_6"><text:s/></text:span><text:span text:style-name="T29_7">w</text:span><text:span text:style-name="T29_8"><text:s/></text:span><text:span text:style-name="T29_9">prawdziwym</text:span><text:span text:style-name="T29_10"><text:s/></text:span><text:span text:style-name="T29_11">życiu</text:span><text:span text:style-name="T29_12">,<text:s/></text:span><text:span text:style-name="T29_13">możesz</text:span><text:span text:style-name="T29_14"><text:s/></text:span><text:span text:style-name="T29_15">się</text:span><text:span text:style-name="T29_16"><text:s/></text:span><text:span text:style-name="T29_17">z</text:span><text:span text:style-name="T29_18"><text:s/></text:span><text:span text:style-name="T29_19">nami</text:span><text:span text:style-name="T29_20"><text:s/></text:span><text:span text:style-name="T29_21">czymś</text:span><text:span text:style-name="T29_22"><text:s/></text:span><text:span text:style-name="T29_23">podzielić</text:span><text:span text:style-name="T29_24">?</text:span></text:p>
      <text:p text:style-name="P30"><text:span text:style-name="T30_1">T</text:span><text:span text:style-name="T30_2">:<text:s/></text:span><text:span text:style-name="T30_3">Żeby</text:span><text:span text:style-name="T30_4"><text:s/></text:span><text:span text:style-name="T30_5">się</text:span><text:span text:style-name="T30_6"><text:s/></text:span><text:span text:style-name="T30_7">tego</text:span><text:span text:style-name="T30_8"><text:s/></text:span><text:span text:style-name="T30_9">dowiedzieć</text:span><text:span text:style-name="T30_10">,<text:s/></text:span><text:span text:style-name="T30_11">lepiej</text:span><text:span text:style-name="T30_12"><text:s/></text:span><text:span text:style-name="T30_13">pytać</text:span><text:span text:style-name="T30_14"><text:s/></text:span><text:span text:style-name="T30_15">osób</text:span><text:span text:style-name="T30_16"><text:s/></text:span><text:span text:style-name="T30_17">z</text:span><text:span text:style-name="T30_18"><text:s/></text:span><text:span text:style-name="T30_19">mojego</text:span><text:span text:style-name="T30_20"><text:s/></text:span><text:span text:style-name="T30_21">otoczenia</text:span><text:span text:style-name="T30_22"><text:s/></text:span><text:span text:style-name="T30_23">niż</text:span><text:span text:style-name="T30_24"><text:s/></text:span><text:span text:style-name="T30_25">mnie</text:span><text:span text:style-name="T30_26">.<text:s/></text:span><text:span text:style-name="T30_27">Nemo</text:span><text:span text:style-name="T30_28"><text:s/></text:span><text:span text:style-name="T30_29">iudex</text:span><text:span text:style-name="T30_30"><text:s/></text:span><text:span text:style-name="T30_31">in</text:span><text:span text:style-name="T30_32"><text:s/></text:span><text:span text:style-name="T30_33">causa</text:span><text:span text:style-name="T30_34"><text:s/></text:span><text:span text:style-name="T30_35">sua</text:span><text:span text:style-name="T30_36">.</text:span><text:span text:style-name="T30_37"><text:s/></text:span><text:span text:style-name="T30_38">Ja</text:span><text:span text:style-name="T30_39"><text:s/></text:span><text:span text:style-name="T30_40">powiem</text:span><text:span text:style-name="T30_41"><text:s/></text:span><text:span text:style-name="T30_42">najwyżej</text:span><text:span text:style-name="T30_43"><text:s/></text:span><text:span text:style-name="T30_44">o</text:span><text:span text:style-name="T30_45"><text:s/></text:span><text:span text:style-name="T30_46">zainteresowaniach</text:span><text:span text:style-name="T30_47">,<text:s/></text:span><text:span text:style-name="T30_48">a</text:span><text:span text:style-name="T30_49"><text:s/></text:span><text:span text:style-name="T30_50">jaki</text:span><text:span text:style-name="T30_51"><text:s/></text:span><text:span text:style-name="T30_52">jestem</text:span><text:span text:style-name="T30_53">,<text:s/></text:span><text:span text:style-name="T30_54">dowiadujcie</text:span><text:span text:style-name="T30_55"><text:s/></text:span><text:span text:style-name="T30_56">się</text:span><text:span text:style-name="T30_57"><text:s/></text:span><text:span text:style-name="T30_58">od</text:span><text:span text:style-name="T30_59"><text:s/></text:span><text:span text:style-name="T30_60">warszawskich</text:span><text:span text:style-name="T30_61"><text:s/></text:span><text:span text:style-name="T30_62">kuców</text:span><text:span text:style-name="T30_63">.<text:s/></text:span><text:span text:style-name="T30_64">Lubię</text:span><text:span text:style-name="T30_65"><text:s/></text:span><text:span text:style-name="T30_66">gry</text:span><text:span text:style-name="T30_67"><text:s/></text:span><text:span text:style-name="T30_68">komputerowe</text:span><text:span text:style-name="T30_69">,<text:s/></text:span><text:span text:style-name="T30_70">siłownię</text:span><text:span text:style-name="T30_71">,<text:s/></text:span><text:span text:style-name="T30_72">rower</text:span><text:span text:style-name="T30_73"><text:s/></text:span><text:span text:style-name="T30_74">i</text:span><text:span text:style-name="T30_75"><text:s/></text:span><text:span text:style-name="T30_76">gotowanie</text:span><text:span text:style-name="T30_77">.<text:s/></text:span><text:span text:style-name="T30_78">Moim</text:span><text:span text:style-name="T30_79"><text:s/></text:span><text:span text:style-name="T30_80">oczkiem</text:span><text:span text:style-name="T30_81"><text:s/></text:span><text:span text:style-name="T30_82">w</text:span><text:span text:style-name="T30_83"><text:s/></text:span><text:span text:style-name="T30_84">głowie</text:span><text:span text:style-name="T30_85"><text:s/></text:span><text:span text:style-name="T30_86">jest</text:span><text:span text:style-name="T30_87"><text:s/></text:span><text:span text:style-name="T30_88">historia</text:span><text:span text:style-name="T30_89">,<text:s/></text:span><text:span text:style-name="T30_90">głównie</text:span><text:span text:style-name="T30_91"><text:s/></text:span><text:span text:style-name="T30_92">Starożytny</text:span><text:span text:style-name="T30_93"><text:s/></text:span><text:span text:style-name="T30_94">Bliski</text:span><text:span text:style-name="T30_95"><text:s/></text:span><text:span text:style-name="T30_96">Wschód</text:span><text:span text:style-name="T30_97">,<text:s/></text:span><text:span text:style-name="T30_98">co</text:span><text:span text:style-name="T30_99"><text:s/></text:span><text:span text:style-name="T30_100">bardzo</text:span><text:span text:style-name="T30_101"><text:s/></text:span><text:span text:style-name="T30_102">ułatwia</text:span><text:span text:style-name="T30_103"><text:s/></text:span><text:span text:style-name="T30_104">zrozumienie</text:span><text:span text:style-name="T30_105"><text:s/></text:span><text:span text:style-name="T30_106">i</text:span><text:span text:style-name="T30_107"><text:s/></text:span><text:span text:style-name="T30_108">interpretację</text:span><text:span text:style-name="T30_109"><text:s/></text:span><text:span text:style-name="T30_110">Biblii</text:span><text:span text:style-name="T30_111">.<text:s/></text:span><text:span text:style-name="T30_112">Moje</text:span><text:span text:style-name="T30_113"><text:s/></text:span><text:span text:style-name="T30_114">życie</text:span><text:span text:style-name="T30_115"><text:s/></text:span><text:span text:style-name="T30_116">bardzo</text:span><text:span text:style-name="T30_117"><text:s/></text:span><text:span text:style-name="T30_118">się</text:span><text:span text:style-name="T30_119"><text:s/></text:span><text:span text:style-name="T30_120">zmieniło</text:span><text:span text:style-name="T30_121"><text:s/></text:span><text:span text:style-name="T30_122">w</text:span><text:span text:style-name="T30_123"><text:s/>18<text:s/></text:span><text:span text:style-name="T30_124">roku</text:span><text:span text:style-name="T30_125"><text:s/></text:span><text:span text:style-name="T30_126">życia</text:span><text:span text:style-name="T30_127">,<text:s/></text:span><text:span text:style-name="T30_128">kiedy</text:span><text:span text:style-name="T30_129"><text:s/></text:span><text:span text:style-name="T30_130">to</text:span><text:span text:style-name="T30_131"><text:s/></text:span><text:span text:style-name="T30_132">nawróciłem</text:span><text:span text:style-name="T30_133"><text:s/></text:span><text:span text:style-name="T30_134">się</text:span><text:span text:style-name="T30_135"><text:s/></text:span><text:span text:style-name="T30_136">na</text:span><text:span text:style-name="T30_137"><text:s/></text:span><text:span text:style-name="T30_138">chrześcijaństwo</text:span><text:span text:style-name="T30_139"><text:s/></text:span><text:span text:style-name="T30_140">i</text:span><text:span text:style-name="T30_141"><text:s/></text:span><text:span text:style-name="T30_142">nie</text:span><text:span text:style-name="T30_143"><text:s/></text:span><text:span text:style-name="T30_144">umiem</text:span><text:span text:style-name="T30_145"><text:s/></text:span><text:span text:style-name="T30_146">mówić</text:span><text:span text:style-name="T30_147"><text:s/></text:span><text:span text:style-name="T30_148">o</text:span><text:span text:style-name="T30_149"><text:s/></text:span><text:span text:style-name="T30_150">sobie</text:span><text:span text:style-name="T30_151"><text:s/></text:span><text:span text:style-name="T30_152">inaczej</text:span><text:span text:style-name="T30_153"><text:s/></text:span><text:span text:style-name="T30_154">jak</text:span><text:span text:style-name="T30_155"><text:s/></text:span><text:span text:style-name="T30_156">przez</text:span><text:span text:style-name="T30_157"><text:s/></text:span><text:span text:style-name="T30_158">pryzmat</text:span><text:span text:style-name="T30_159"><text:s/></text:span><text:span text:style-name="T30_160">tego</text:span><text:span text:style-name="T30_161"><text:s/></text:span><text:span text:style-name="T30_162">kluczowego</text:span><text:span text:style-name="T30_163"><text:s/></text:span><text:span text:style-name="T30_164">wydarzenia</text:span><text:span text:style-name="T30_165">.<text:s/></text:span><text:span text:style-name="T30_166">Z</text:span><text:span text:style-name="T30_167"><text:s/></text:span><text:span text:style-name="T30_168">pysznego</text:span><text:span text:style-name="T30_169">,<text:s/></text:span><text:span text:style-name="T30_170">nienawidzącego</text:span><text:span text:style-name="T30_171"><text:s/></text:span><text:span text:style-name="T30_172">innych</text:span><text:span text:style-name="T30_173">,<text:s/></text:span><text:span text:style-name="T30_174">małego</text:span><text:span text:style-name="T30_175">,<text:s/></text:span><text:span text:style-name="T30_176">zawistnego</text:span><text:span text:style-name="T30_177"><text:s/></text:span><text:span text:style-name="T30_178">człowieczka</text:span><text:span text:style-name="T30_179"><text:s/></text:span><text:span text:style-name="T30_180">Jezus</text:span><text:span text:style-name="T30_181"><text:s/></text:span><text:span text:style-name="T30_182">ulepił</text:span><text:span text:style-name="T30_183"><text:s/></text:span><text:span text:style-name="T30_184">nowe</text:span><text:span text:style-name="T30_185"><text:s/></text:span><text:span text:style-name="T30_186">stworzenie</text:span><text:span text:style-name="T30_187">,<text:s/></text:span><text:span text:style-name="T30_188">które</text:span><text:span text:style-name="T30_189"><text:s/></text:span><text:span text:style-name="T30_190">cieszy</text:span><text:span text:style-name="T30_191"><text:s/></text:span><text:span text:style-name="T30_192">się</text:span><text:span text:style-name="T30_193"><text:s/></text:span><text:span text:style-name="T30_194">z</text:span><text:span text:style-name="T30_195"><text:s/></text:span><text:span text:style-name="T30_196">każdego</text:span><text:span text:style-name="T30_197"><text:s/></text:span><text:span text:style-name="T30_198">dnia</text:span><text:span text:style-name="T30_199"><text:s/></text:span><text:span text:style-name="T30_200">danego</text:span><text:span text:style-name="T30_201"><text:s/></text:span><text:span text:style-name="T30_202">przez</text:span><text:span text:style-name="T30_203"><text:s/></text:span><text:span text:style-name="T30_204">Boga</text:span><text:span text:style-name="T30_205">.</text:span></text:p>
      <text:p text:style-name="P31"><text:span text:style-name="T31_1"><text:s/></text:span></text:p>
      <text:p text:style-name="P32"><text:span text:style-name="T32_1">Z</text:span><text:span text:style-name="T32_2">:<text:s/></text:span><text:span text:style-name="T32_3">Czym</text:span><text:span text:style-name="T32_4"><text:s/></text:span><text:span text:style-name="T32_5">się</text:span><text:span text:style-name="T32_6"><text:s/></text:span><text:span text:style-name="T32_7">zajmujesz</text:span><text:span text:style-name="T32_8">?</text:span></text:p>
      <text:p text:style-name="P33"><text:span text:style-name="T33_1">T</text:span><text:span text:style-name="T33_2">:<text:s/></text:span><text:span text:style-name="T33_3">Po</text:span><text:span text:style-name="T33_4"><text:s/></text:span><text:span text:style-name="T33_5">tym</text:span><text:span text:style-name="T33_6">,<text:s/></text:span><text:span text:style-name="T33_7">co</text:span><text:span text:style-name="T33_8"><text:s/></text:span><text:span text:style-name="T33_9">napisałem</text:span><text:span text:style-name="T33_10">,<text:s/></text:span><text:span text:style-name="T33_11">może</text:span><text:span text:style-name="T33_12"><text:s/></text:span><text:span text:style-name="T33_13">to</text:span><text:span text:style-name="T33_14"><text:s/></text:span><text:span text:style-name="T33_15">być</text:span><text:span text:style-name="T33_16"><text:s/></text:span><text:span text:style-name="T33_17">zaskakujące</text:span><text:span text:style-name="T33_18">,<text:s/></text:span><text:span text:style-name="T33_19">ale</text:span><text:span text:style-name="T33_20"><text:s/></text:span><text:span text:style-name="T33_21">jestem</text:span><text:span text:style-name="T33_22"><text:s/></text:span><text:span text:style-name="T33_23">programistą</text:span><text:span text:style-name="T33_24">.<text:s/></text:span><text:span text:style-name="T33_25">Po</text:span><text:span text:style-name="T33_26"><text:s/></text:span><text:span text:style-name="T33_27">semestrze</text:span><text:span text:style-name="T33_28"><text:s/></text:span><text:span text:style-name="T33_29">studiów</text:span><text:span text:style-name="T33_30"><text:s/></text:span><text:span text:style-name="T33_31">prawniczych</text:span><text:span text:style-name="T33_32"><text:s/></text:span><text:span text:style-name="T33_33">przypadkiem</text:span><text:span text:style-name="T33_34"><text:s/></text:span><text:span text:style-name="T33_35">dostałem</text:span><text:span text:style-name="T33_36"><text:s/></text:span><text:span text:style-name="T33_37">się</text:span><text:span text:style-name="T33_38"><text:s/></text:span><text:span text:style-name="T33_39">do</text:span><text:span text:style-name="T33_40"><text:s/></text:span><text:span text:style-name="T33_41">pracy</text:span><text:span text:style-name="T33_42">,<text:s/></text:span><text:span text:style-name="T33_43">w</text:span><text:span text:style-name="T33_44"><text:s/></text:span><text:span text:style-name="T33_45">której</text:span><text:span text:style-name="T33_46"><text:s/></text:span><text:span text:style-name="T33_47">również</text:span><text:span text:style-name="T33_48"><text:s/></text:span><text:span text:style-name="T33_49">za</text:span><text:span text:style-name="T33_50"><text:s/></text:span><text:span text:style-name="T33_51">sprawą</text:span><text:span text:style-name="T33_52"><text:s/></text:span><text:span text:style-name="T33_53">wielu</text:span><text:span text:style-name="T33_54"><text:s/></text:span><text:span text:style-name="T33_55">zrządzeń</text:span><text:span text:style-name="T33_56"><text:s/></text:span><text:span text:style-name="T33_57">losu</text:span><text:span text:style-name="T33_58"><text:s/></text:span><text:span text:style-name="T33_59">bez</text:span><text:span text:style-name="T33_60"><text:s/></text:span><text:span text:style-name="T33_61">ŻADNEGO</text:span><text:span text:style-name="T33_62"><text:s/></text:span><text:span text:style-name="T33_63">doświadczenia</text:span><text:span text:style-name="T33_64"><text:s/></text:span><text:span text:style-name="T33_65">wylądowałem</text:span><text:span text:style-name="T33_66"><text:s/></text:span><text:span text:style-name="T33_67">wśród</text:span><text:span text:style-name="T33_68"><text:s/></text:span><text:span text:style-name="T33_69">firmowych</text:span><text:span text:style-name="T33_70"><text:s/></text:span><text:span text:style-name="T33_71">informatyków</text:span><text:span text:style-name="T33_72"><text:s/></text:span><text:span text:style-name="T33_73">jako</text:span><text:span text:style-name="T33_74"><text:s/></text:span><text:span text:style-name="T33_75">początkujący</text:span><text:span text:style-name="T33_76"><text:s/></text:span><text:span text:style-name="T33_77">programista</text:span><text:span text:style-name="T33_78">.<text:s/></text:span><text:span text:style-name="T33_79">Okazało</text:span><text:span text:style-name="T33_80"><text:s/></text:span><text:span text:style-name="T33_81">się</text:span><text:span text:style-name="T33_82">,<text:s/></text:span><text:span text:style-name="T33_83">że</text:span><text:span text:style-name="T33_84"><text:s/></text:span><text:span text:style-name="T33_85">mimo</text:span><text:span text:style-name="T33_86"><text:s/></text:span><text:span text:style-name="T33_87">całkowitego</text:span><text:span text:style-name="T33_88"><text:s/></text:span><text:span text:style-name="T33_89">braku</text:span><text:span text:style-name="T33_90"><text:s/></text:span><text:span text:style-name="T33_91">wcześniejszej</text:span><text:span text:style-name="T33_92"><text:s/></text:span><text:span text:style-name="T33_93">edukacji</text:span><text:span text:style-name="T33_94"><text:s/></text:span><text:span text:style-name="T33_95">w</text:span><text:span text:style-name="T33_96"><text:s/></text:span><text:span text:style-name="T33_97">tym</text:span><text:span text:style-name="T33_98"><text:s/></text:span><text:span text:style-name="T33_99">kierunku</text:span><text:span text:style-name="T33_100"><text:s/></text:span><text:span text:style-name="T33_101">zakochałem</text:span><text:span text:style-name="T33_102"><text:s/></text:span><text:span text:style-name="T33_103">się</text:span><text:span text:style-name="T33_104"><text:s/></text:span><text:span text:style-name="T33_105">w</text:span><text:span text:style-name="T33_106"><text:s/></text:span><text:span text:style-name="T33_107">programowaniu</text:span><text:span text:style-name="T33_108">,<text:s/></text:span><text:span text:style-name="T33_109">więc</text:span><text:span text:style-name="T33_110"><text:s/></text:span><text:span text:style-name="T33_111">rzuciłem</text:span><text:span text:style-name="T33_112"><text:s/></text:span><text:span text:style-name="T33_113">prawo</text:span><text:span text:style-name="T33_114"><text:s/></text:span><text:span text:style-name="T33_115">i</text:span><text:span text:style-name="T33_116"><text:s/></text:span><text:span text:style-name="T33_117">postanowiłem</text:span><text:span text:style-name="T33_118"><text:s/></text:span><text:span text:style-name="T33_119">iść</text:span><text:span text:style-name="T33_120"><text:s/></text:span><text:span text:style-name="T33_121">za</text:span><text:span text:style-name="T33_122"><text:s/></text:span><text:span text:style-name="T33_123">ciosem</text:span><text:span text:style-name="T33_124">.<text:s/></text:span><text:span text:style-name="T33_125">Obecnie</text:span><text:span text:style-name="T33_126"><text:s/></text:span><text:span text:style-name="T33_127">studiuję</text:span><text:span text:style-name="T33_128"><text:s/></text:span><text:span text:style-name="T33_129">informatykę</text:span><text:span text:style-name="T33_130"><text:s/></text:span><text:span text:style-name="T33_131">i</text:span><text:span text:style-name="T33_132"><text:s/></text:span><text:span text:style-name="T33_133">rozglądam</text:span><text:span text:style-name="T33_134"><text:s/></text:span><text:span text:style-name="T33_135">się</text:span><text:span text:style-name="T33_136"><text:s/></text:span><text:span text:style-name="T33_137">za</text:span><text:span text:style-name="T33_138"><text:s/></text:span><text:span text:style-name="T33_139">jakąś</text:span><text:span text:style-name="T33_140"><text:s/></text:span><text:span text:style-name="T33_141">konkretniejszą</text:span><text:span text:style-name="T33_142"><text:s/></text:span><text:span text:style-name="T33_143">pracą</text:span><text:span text:style-name="T33_144"><text:s/></text:span><text:span text:style-name="T33_145">w</text:span><text:span text:style-name="T33_146"><text:s/></text:span><text:span text:style-name="T33_147">zawodzie</text:span><text:span text:style-name="T33_148">.<text:s/></text:span><text:span text:style-name="T33_149">W</text:span><text:span text:style-name="T33_150"><text:s/></text:span><text:span text:style-name="T33_151">wolnych</text:span><text:span text:style-name="T33_152"><text:s/></text:span><text:span text:style-name="T33_153">chwilach</text:span><text:span text:style-name="T33_154"><text:s/></text:span><text:span text:style-name="T33_155">robię</text:span><text:span text:style-name="T33_156"><text:s/></text:span><text:span text:style-name="T33_157">strony</text:span><text:span text:style-name="T33_158"><text:s/></text:span><text:span text:style-name="T33_159">internetowe</text:span><text:span text:style-name="T33_160"><text:s/></text:span><text:span text:style-name="T33_161">na</text:span><text:span text:style-name="T33_162"><text:s/></text:span><text:span text:style-name="T33_163">zamówienie</text:span><text:span text:style-name="T33_164"><text:s/></text:span><text:span text:style-name="T33_165">czy</text:span><text:span text:style-name="T33_166"><text:s/></text:span><text:span text:style-name="T33_167">też</text:span><text:span text:style-name="T33_168"><text:s/></text:span><text:span text:style-name="T33_169">zajmuję</text:span><text:span text:style-name="T33_170"><text:s/></text:span><text:span text:style-name="T33_171">się</text:span><text:span text:style-name="T33_172"><text:s/></text:span><text:span text:style-name="T33_173">stawianiem</text:span><text:span text:style-name="T33_174"><text:s/></text:span><text:span text:style-name="T33_175">sieci</text:span><text:span text:style-name="T33_176"><text:s/></text:span><text:span text:style-name="T33_177">w</text:span><text:span text:style-name="T33_178"><text:s/></text:span><text:span text:style-name="T33_179">firmach</text:span><text:span text:style-name="T33_180">.<text:s/></text:span><text:span text:style-name="T33_181">W</text:span><text:span text:style-name="T33_182"><text:s/></text:span><text:span text:style-name="T33_183">przyszłości</text:span><text:span text:style-name="T33_184"><text:s/></text:span><text:span text:style-name="T33_185">planuję</text:span><text:span text:style-name="T33_186"><text:s/></text:span><text:span text:style-name="T33_187">tworzyć</text:span><text:span text:style-name="T33_188"><text:s/></text:span><text:span text:style-name="T33_189">gry</text:span><text:span text:style-name="T33_190"><text:s/></text:span><text:span text:style-name="T33_191">komputerowe</text:span><text:span text:style-name="T33_192">.<text:s/></text:span><text:span text:style-name="T33_193">Chociaż</text:span><text:span text:style-name="T33_194"><text:s/></text:span><text:span text:style-name="T33_195">kto</text:span><text:span text:style-name="T33_196"><text:s/></text:span><text:span text:style-name="T33_197">wie</text:span><text:span text:style-name="T33_198">...<text:s/></text:span><text:span text:style-name="T33_199">Może</text:span><text:span text:style-name="T33_200"><text:s/></text:span><text:span text:style-name="T33_201">pójdę</text:span><text:span text:style-name="T33_202"><text:s/></text:span><text:span text:style-name="T33_203">na</text:span><text:span text:style-name="T33_204"><text:s/></text:span><text:span text:style-name="T33_205">teologię</text:span><text:span text:style-name="T33_206">.<text:s/></text:span><text:span text:style-name="T33_207">Życie</text:span><text:span text:style-name="T33_208"><text:s/></text:span><text:span text:style-name="T33_209">jest</text:span><text:span text:style-name="T33_210"><text:s/></text:span><text:span text:style-name="T33_211">bardzo</text:span><text:span text:style-name="T33_212"><text:s/></text:span><text:span text:style-name="T33_213">nieprzewidywalne</text:span><text:span text:style-name="T33_214">.<text:s/></text:span><draw:frame svg:x="0cm" svg:y="0cm" svg:width="0.706cm" svg:height="0.706cm" draw:style-name="FR2" text:anchor-type="as-char" draw:z-index="0"><draw:image xlink:href="Pictures/image2.png" xlink:type="simple" xlink:show="embed" xlink:actuate="onLoad"/><svg:desc>:)</svg:desc></draw:frame><text:span text:style-name="T33_215"><text:s/></text:span></text:p>
      <text:p text:style-name="P34"><text:span text:style-name="T34_1"><text:s/></text:span></text:p>
      <text:p text:style-name="P35"><text:span text:style-name="T35_1">Z</text:span><text:span text:style-name="T35_2">:<text:s/></text:span><text:span text:style-name="T35_3">Osobiste</text:span><text:span text:style-name="T35_4"><text:s/></text:span><text:span text:style-name="T35_5">pytanie</text:span><text:span text:style-name="T35_6">:<text:s/></text:span><text:span text:style-name="T35_7">czy</text:span><text:span text:style-name="T35_8"><text:s/></text:span><text:span text:style-name="T35_9">umieszczenie</text:span><text:span text:style-name="T35_10"><text:s/></text:span><text:span text:style-name="T35_11">Zecory</text:span><text:span text:style-name="T35_12"><text:s/></text:span><text:span text:style-name="T35_13">jako</text:span><text:span text:style-name="T35_14"><text:s/></text:span><text:span text:style-name="T35_15">jednej</text:span><text:span text:style-name="T35_16"><text:s/></text:span><text:span text:style-name="T35_17">z</text:span><text:span text:style-name="T35_18"><text:s/></text:span><text:span text:style-name="T35_19">głównych</text:span><text:span text:style-name="T35_20"><text:s/></text:span><text:span text:style-name="T35_21">bohaterek</text:span><text:span text:style-name="T35_22"><text:s/></text:span><text:span text:style-name="T35_23">jest</text:span><text:span text:style-name="T35_24"><text:s/></text:span><text:span text:style-name="T35_25">dziełem</text:span><text:span text:style-name="T35_26"><text:s/></text:span><text:span text:style-name="T35_27">przypadku</text:span><text:span text:style-name="T35_28">,<text:s/></text:span><text:span text:style-name="T35_29">chłodnej</text:span><text:span text:style-name="T35_30"><text:s/></text:span><text:span text:style-name="T35_31">kalkulacji</text:span><text:span text:style-name="T35_32"><text:s/></text:span><text:span text:style-name="T35_33">czy</text:span><text:span text:style-name="T35_34"><text:s/></text:span><text:span text:style-name="T35_35">osobistych</text:span><text:span text:style-name="T35_36"><text:s/></text:span><text:span text:style-name="T35_37">preferencji</text:span><text:span text:style-name="T35_38">?</text:span></text:p>
      <text:p text:style-name="P36"><text:span text:style-name="T36_1">T</text:span><text:span text:style-name="T36_2">:<text:s/></text:span><text:span text:style-name="T36_3">Zecora</text:span><text:span text:style-name="T36_4"><text:s/></text:span><text:span text:style-name="T36_5">nawinęła</text:span><text:span text:style-name="T36_6"><text:s/></text:span><text:span text:style-name="T36_7">się</text:span><text:span text:style-name="T36_8"><text:s/></text:span><text:span text:style-name="T36_9">przypadkiem</text:span><text:span text:style-name="T36_10">.<text:s/></text:span><text:span text:style-name="T36_11">W</text:span><text:span text:style-name="T36_12"><text:s/></text:span><text:span text:style-name="T36_13">końcu</text:span><text:span text:style-name="T36_14"><text:s/></text:span><text:span text:style-name="T36_15">spalono</text:span><text:span text:style-name="T36_16"><text:s/></text:span><text:span text:style-name="T36_17">jej</text:span><text:span text:style-name="T36_18"><text:s/></text:span><text:span text:style-name="T36_19">dom</text:span><text:span text:style-name="T36_20">.<text:s/></text:span><text:span text:style-name="T36_21">Potem</text:span><text:span text:style-name="T36_22"><text:s/></text:span><text:span text:style-name="T36_23">wszystko</text:span><text:span text:style-name="T36_24"><text:s/></text:span><text:span text:style-name="T36_25">poszło</text:span><text:span text:style-name="T36_26"><text:s/></text:span><text:span text:style-name="T36_27">za</text:span><text:span text:style-name="T36_28"><text:s/></text:span><text:span text:style-name="T36_29">ciosem</text:span><text:span text:style-name="T36_30">...</text:span></text:p>
      <text:p text:style-name="P37"><text:span text:style-name="T37_1"><text:s/></text:span></text:p>
      <text:p text:style-name="P38"><text:span text:style-name="T38_1">Z</text:span><text:span text:style-name="T38_2">:<text:s/></text:span><text:span text:style-name="T38_3">Który</text:span><text:span text:style-name="T38_4"><text:s/></text:span><text:span text:style-name="T38_5">kucyk</text:span><text:span text:style-name="T38_6"><text:s/>(</text:span><text:span text:style-name="T38_7">bądź</text:span><text:span text:style-name="T38_8"><text:s/></text:span><text:span text:style-name="T38_9">i</text:span><text:span text:style-name="T38_10"><text:s/></text:span><text:span text:style-name="T38_11">nie</text:span><text:span text:style-name="T38_12">-</text:span><text:span text:style-name="T38_13">kucyk</text:span><text:span text:style-name="T38_14">)<text:s/></text:span><text:span text:style-name="T38_15">jest</text:span><text:span text:style-name="T38_16"><text:s/></text:span><text:span text:style-name="T38_17">twoim</text:span><text:span text:style-name="T38_18"><text:s/></text:span><text:span text:style-name="T38_19">ulubionym</text:span><text:span text:style-name="T38_20">?</text:span></text:p>
      <text:p text:style-name="P39"><text:span text:style-name="T39_1">T</text:span><text:span text:style-name="T39_2">:<text:s/></text:span><text:span text:style-name="T39_3">Spike</text:span><text:span text:style-name="T39_4">.</text:span></text:p>
      <text:p text:style-name="P40"><text:span text:style-name="T40_1"><text:s/></text:span></text:p>
      <text:p text:style-name="P41"><text:span text:style-name="T41_1">Z</text:span><text:span text:style-name="T41_2">:<text:s/></text:span><text:span text:style-name="T41_3">Jakie</text:span><text:span text:style-name="T41_4"><text:s/></text:span><text:span text:style-name="T41_5">jest</text:span><text:span text:style-name="T41_6"><text:s/></text:span><text:span text:style-name="T41_7">Twoje</text:span><text:span text:style-name="T41_8"><text:s/></text:span><text:span text:style-name="T41_9">stanowisko</text:span><text:span text:style-name="T41_10"><text:s/></text:span><text:span text:style-name="T41_11">wobec</text:span><text:span text:style-name="T41_12"><text:s/></text:span><text:span text:style-name="T41_13">zarzutów</text:span><text:span text:style-name="T41_14"><text:s/></text:span><text:span text:style-name="T41_15">o</text:span><text:span text:style-name="T41_16"><text:s/></text:span><text:span text:style-name="T41_17">legendarną</text:span><text:span text:style-name="T41_18"><text:s/></text:span><text:span text:style-name="T41_19">klatkę</text:span><text:span text:style-name="T41_20">?</text:span></text:p>
      <text:p text:style-name="P42"><text:span text:style-name="T42_1">T</text:span><text:span text:style-name="T42_2">:<text:s/></text:span><text:span text:style-name="T42_3">Klatka</text:span><text:span text:style-name="T42_4"><text:s/></text:span><text:span text:style-name="T42_5">istniała</text:span><text:span text:style-name="T42_6">,<text:s/></text:span><text:span text:style-name="T42_7">bo</text:span><text:span text:style-name="T42_8"><text:s/></text:span><text:span text:style-name="T42_9">za</text:span><text:span text:style-name="T42_10"><text:s/></text:span><text:span text:style-name="T42_11">późno</text:span><text:span text:style-name="T42_12"><text:s/></text:span><text:span text:style-name="T42_13">wpadłem</text:span><text:span text:style-name="T42_14"><text:s/></text:span><text:span text:style-name="T42_15">na</text:span><text:span text:style-name="T42_16"><text:s/></text:span><text:span text:style-name="T42_17">pomysł</text:span><text:span text:style-name="T42_18"><text:s/></text:span><text:span text:style-name="T42_19">smoczej</text:span><text:span text:style-name="T42_20"><text:s/></text:span><text:span text:style-name="T42_21">kolonii</text:span><text:span text:style-name="T42_22">.<text:s/></text:span><text:span text:style-name="T42_23">Keegen</text:span><text:span text:style-name="T42_24"><text:s/></text:span><text:span text:style-name="T42_25">siedział</text:span><text:span text:style-name="T42_26"><text:s/></text:span><text:span text:style-name="T42_27">w</text:span><text:span text:style-name="T42_28"><text:s/></text:span><text:span text:style-name="T42_29">klatce</text:span><text:span text:style-name="T42_30">.<text:s/></text:span><text:span text:style-name="T42_31">Nagle</text:span><text:span text:style-name="T42_32"><text:s/></text:span><text:span text:style-name="T42_33">wpadłem</text:span><text:span text:style-name="T42_34"><text:s/></text:span><text:span text:style-name="T42_35">na</text:span><text:span text:style-name="T42_36"><text:s/></text:span><text:span text:style-name="T42_37">pomysł</text:span><text:span text:style-name="T42_38">,<text:s/></text:span><text:span text:style-name="T42_39">co</text:span><text:span text:style-name="T42_40"><text:s/></text:span><text:span text:style-name="T42_41">zrobić</text:span><text:span text:style-name="T42_42"><text:s/></text:span><text:span text:style-name="T42_43">z</text:span><text:span text:style-name="T42_44"><text:s/></text:span><text:span text:style-name="T42_45">nim</text:span><text:span text:style-name="T42_46"><text:s/></text:span><text:span text:style-name="T42_47">po</text:span><text:span text:style-name="T42_48"><text:s/></text:span><text:span text:style-name="T42_49">wyjściu</text:span><text:span text:style-name="T42_50"><text:s/></text:span><text:span text:style-name="T42_51">z</text:span><text:span text:style-name="T42_52"><text:s/></text:span><text:span text:style-name="T42_53">klatki</text:span><text:span text:style-name="T42_54">.<text:s/></text:span><text:span text:style-name="T42_55">I</text:span><text:span text:style-name="T42_56"><text:s/></text:span><text:span text:style-name="T42_57">musiałem</text:span><text:span text:style-name="T42_58"><text:s/></text:span><text:span text:style-name="T42_59">stworzyć</text:span><text:span text:style-name="T42_60"><text:s/></text:span><text:span text:style-name="T42_61">CAAAAAAAŁY</text:span><text:span text:style-name="T42_62"><text:s/></text:span><text:span text:style-name="T42_63">wątek</text:span><text:span text:style-name="T42_64">,<text:s/></text:span><text:span text:style-name="T42_65">a</text:span><text:span text:style-name="T42_66"><text:s/></text:span><text:span text:style-name="T42_67">następnie</text:span><text:span text:style-name="T42_68"><text:s/></text:span><text:span text:style-name="T42_69">zmieścić</text:span><text:span text:style-name="T42_70"><text:s/></text:span><text:span text:style-name="T42_71">go</text:span><text:span text:style-name="T42_72"><text:s/></text:span><text:span text:style-name="T42_73">bardzo</text:span><text:span text:style-name="T42_74"><text:s/></text:span><text:span text:style-name="T42_75">szybko</text:span><text:span text:style-name="T42_76">,<text:s/></text:span><text:span text:style-name="T42_77">ZANIM</text:span><text:span text:style-name="T42_78"><text:s/></text:span><text:span text:style-name="T42_79">z</text:span><text:span text:style-name="T42_80"><text:s/></text:span><text:span text:style-name="T42_81">niej</text:span><text:span text:style-name="T42_82"><text:s/></text:span><text:span text:style-name="T42_83">wyjdzie</text:span><text:span text:style-name="T42_84">.<text:s/></text:span><text:span text:style-name="T42_85">Kto</text:span><text:span text:style-name="T42_86"><text:s/></text:span><text:span text:style-name="T42_87">czytał</text:span><text:span text:style-name="T42_88">,<text:s/></text:span><text:span text:style-name="T42_89">ten</text:span><text:span text:style-name="T42_90"><text:s/></text:span><text:span text:style-name="T42_91">wie</text:span><text:span text:style-name="T42_92">,<text:s/></text:span><text:span text:style-name="T42_93">że</text:span><text:span text:style-name="T42_94"><text:s/></text:span><text:span text:style-name="T42_95">żeby</text:span><text:span text:style-name="T42_96"><text:s/></text:span><text:span text:style-name="T42_97">wszystko</text:span><text:span text:style-name="T42_98"><text:s/></text:span><text:span text:style-name="T42_99">grało</text:span><text:span text:style-name="T42_100">,<text:s/></text:span><text:span text:style-name="T42_101">cały</text:span><text:span text:style-name="T42_102"><text:s/></text:span><text:span text:style-name="T42_103">wątek</text:span><text:span text:style-name="T42_104"><text:s/></text:span><text:span text:style-name="T42_105">musiał</text:span><text:span text:style-name="T42_106"><text:s/></text:span><text:span text:style-name="T42_107">być</text:span><text:span text:style-name="T42_108"><text:s/></text:span><text:span text:style-name="T42_109">całkowicie</text:span><text:span text:style-name="T42_110"><text:s/></text:span><text:span text:style-name="T42_111">zamknięty</text:span><text:span text:style-name="T42_112">,<text:s/></text:span><text:span text:style-name="T42_113">toteż</text:span><text:span text:style-name="T42_114"><text:s/></text:span><text:span text:style-name="T42_115">nie</text:span><text:span text:style-name="T42_116"><text:s/></text:span><text:span text:style-name="T42_117">miałem</text:span><text:span text:style-name="T42_118"><text:s/></text:span><text:span text:style-name="T42_119">zbyt</text:span><text:span text:style-name="T42_120"><text:s/></text:span><text:span text:style-name="T42_121">wiele</text:span><text:span text:style-name="T42_122"><text:s/></text:span><text:span text:style-name="T42_123">możliwości</text:span><text:span text:style-name="T42_124">.<text:s/></text:span><text:span text:style-name="T42_125">Musiał</text:span><text:span text:style-name="T42_126"><text:s/></text:span><text:span text:style-name="T42_127">tam</text:span><text:span text:style-name="T42_128"><text:s/></text:span><text:span text:style-name="T42_129">posiedzieć</text:span><text:span text:style-name="T42_130"><text:s/></text:span><draw:frame svg:x="0cm" svg:y="0cm" svg:width="0.423cm" svg:height="0.423cm" draw:style-name="FR3" text:anchor-type="as-char" draw:z-index="0"><draw:image xlink:href="Pictures/image3.png" xlink:type="simple" xlink:show="embed" xlink:actuate="onLoad"/><svg:desc>:v</svg:desc></draw:frame></text:p>
      <text:p text:style-name="P43"><text:span text:style-name="T43_1"><text:s/></text:span></text:p>
      <text:p text:style-name="P44"><text:span text:style-name="T44_1">C</text:span><text:span text:style-name="T44_2">:<text:s/></text:span><text:span text:style-name="T44_3">Zarówno</text:span><text:span text:style-name="T44_4"><text:s/>“</text:span><text:span text:style-name="T44_5">Smocze</text:span><text:span text:style-name="T44_6"><text:s/></text:span><text:span text:style-name="T44_7">Łzy</text:span><text:span text:style-name="T44_8">”,<text:s/></text:span><text:span text:style-name="T44_9">jak</text:span><text:span text:style-name="T44_10"><text:s/></text:span><text:span text:style-name="T44_11">i</text:span><text:span text:style-name="T44_12"><text:s/>“</text:span><text:span text:style-name="T44_13">Przymierze</text:span><text:span text:style-name="T44_14">”<text:s/></text:span><text:span text:style-name="T44_15">wydają</text:span><text:span text:style-name="T44_16"><text:s/></text:span><text:span text:style-name="T44_17">się</text:span><text:span text:style-name="T44_18"><text:s/></text:span><text:span text:style-name="T44_19">być</text:span><text:span text:style-name="T44_20"><text:s/></text:span><text:span text:style-name="T44_21">dość</text:span><text:span text:style-name="T44_22"><text:s/></text:span><text:span text:style-name="T44_23">ambitnymi</text:span><text:span text:style-name="T44_24"><text:s/></text:span><text:span text:style-name="T44_25">projektami</text:span><text:span text:style-name="T44_26">,<text:s/></text:span><text:span text:style-name="T44_27">na</text:span><text:span text:style-name="T44_28"><text:s/></text:span><text:span text:style-name="T44_29">dodatek</text:span><text:span text:style-name="T44_30"><text:s/></text:span><text:span text:style-name="T44_31">są</text:span><text:span text:style-name="T44_32"><text:s/></text:span><text:span text:style-name="T44_33">ze</text:span><text:span text:style-name="T44_34"><text:s/></text:span><text:span text:style-name="T44_35">sobą</text:span><text:span text:style-name="T44_36"><text:s/></text:span><text:span text:style-name="T44_37">powiązane</text:span><text:span text:style-name="T44_38">.<text:s/></text:span><text:span text:style-name="T44_39">Jak</text:span><text:span text:style-name="T44_40"><text:s/></text:span><text:span text:style-name="T44_41">rozumiem</text:span><text:span text:style-name="T44_42">,<text:s/></text:span><text:span text:style-name="T44_43">masz</text:span><text:span text:style-name="T44_44"><text:s/></text:span><text:span text:style-name="T44_45">w</text:span><text:span text:style-name="T44_46"><text:s/></text:span><text:span text:style-name="T44_47">pełni</text:span><text:span text:style-name="T44_48"><text:s/></text:span><text:span text:style-name="T44_49">rozplanowaną</text:span><text:span text:style-name="T44_50"><text:s/></text:span><text:span text:style-name="T44_51">historię</text:span><text:span text:style-name="T44_52"><text:s/></text:span><text:span text:style-name="T44_53">Equestrii</text:span><text:span text:style-name="T44_54">.<text:s/></text:span><text:span text:style-name="T44_55">Zamierzasz</text:span><text:span text:style-name="T44_56"><text:s/></text:span><text:span text:style-name="T44_57">coś</text:span><text:span text:style-name="T44_58"><text:s/></text:span><text:span text:style-name="T44_59">jeszcze</text:span><text:span text:style-name="T44_60"><text:s/></text:span><text:span text:style-name="T44_61">pisać</text:span><text:span text:style-name="T44_62"><text:s/></text:span><text:span text:style-name="T44_63">w</text:span><text:span text:style-name="T44_64"><text:s/></text:span><text:span text:style-name="T44_65">tym</text:span><text:span text:style-name="T44_66"><text:s/></text:span><text:span text:style-name="T44_67">uniwersum</text:span><text:span text:style-name="T44_68">?</text:span></text:p>
      <text:p text:style-name="P45"><text:span text:style-name="T45_1">T</text:span><text:span text:style-name="T45_2">:<text:s/></text:span><text:span text:style-name="T45_3">O</text:span><text:span text:style-name="T45_4"><text:s/></text:span><text:span text:style-name="T45_5">tak</text:span><text:span text:style-name="T45_6">,<text:s/></text:span><text:span text:style-name="T45_7">to</text:span><text:span text:style-name="T45_8"><text:s/></text:span><text:span text:style-name="T45_9">jest</text:span><text:span text:style-name="T45_10"><text:s/></text:span><text:span text:style-name="T45_11">efekt</text:span><text:span text:style-name="T45_12"><text:s/></text:span><text:span text:style-name="T45_13">wielu</text:span><text:span text:style-name="T45_14"><text:s/></text:span><text:span text:style-name="T45_15">nocy</text:span><text:span text:style-name="T45_16"><text:s/></text:span><text:span text:style-name="T45_17">spędzonych</text:span><text:span text:style-name="T45_18"><text:s/></text:span><text:span text:style-name="T45_19">na</text:span><text:span text:style-name="T45_20"><text:s/></text:span><text:span text:style-name="T45_21">TeamSpeaku</text:span><text:span text:style-name="T45_22">.<text:s/></text:span><text:span text:style-name="T45_23">Wszystko</text:span><text:span text:style-name="T45_24"><text:s/></text:span><text:span text:style-name="T45_25">się</text:span><text:span text:style-name="T45_26"><text:s/></text:span><text:span text:style-name="T45_27">zazębia</text:span><text:span text:style-name="T45_28">,<text:s/></text:span><text:span text:style-name="T45_29">mam</text:span><text:span text:style-name="T45_30"><text:s/></text:span><text:span text:style-name="T45_31">pomysł</text:span><text:span text:style-name="T45_32"><text:s/></text:span><text:span text:style-name="T45_33">na</text:span><text:span text:style-name="T45_34"><text:s/></text:span><text:span text:style-name="T45_35">historię</text:span><text:span text:style-name="T45_36"><text:s/></text:span><text:span text:style-name="T45_37">i</text:span><text:span text:style-name="T45_38"><text:s/></text:span><text:span text:style-name="T45_39">powiązanie</text:span><text:span text:style-name="T45_40"><text:s/></text:span><text:span text:style-name="T45_41">wszystkich</text:span><text:span text:style-name="T45_42"><text:s/></text:span><text:span text:style-name="T45_43">głównych</text:span><text:span text:style-name="T45_44"><text:s/></text:span><text:span text:style-name="T45_45">ras</text:span><text:span text:style-name="T45_46">,<text:s/></text:span><text:span text:style-name="T45_47">historię</text:span><text:span text:style-name="T45_48"><text:s/></text:span><text:span text:style-name="T45_49">changelingów</text:span><text:span text:style-name="T45_50">,<text:s/></text:span><text:span text:style-name="T45_51">kryształowych</text:span><text:span text:style-name="T45_52"><text:s/></text:span><text:span text:style-name="T45_53">kuców</text:span><text:span text:style-name="T45_54">,<text:s/></text:span><text:span text:style-name="T45_55">draconequi</text:span><text:span text:style-name="T45_56">,<text:s/></text:span><text:span text:style-name="T45_57">alikornów</text:span><text:span text:style-name="T45_58">,<text:s/></text:span><text:span text:style-name="T45_59">jednorożców</text:span><text:span text:style-name="T45_60"><text:s/></text:span><text:span text:style-name="T45_61">etc</text:span><text:span text:style-name="T45_62">.<text:s/></text:span><text:span text:style-name="T45_63">Jedyne</text:span><text:span text:style-name="T45_64">,<text:s/></text:span><text:span text:style-name="T45_65">czego</text:span><text:span text:style-name="T45_66"><text:s/></text:span><text:span text:style-name="T45_67">nie</text:span><text:span text:style-name="T45_68"><text:s/></text:span><text:span text:style-name="T45_69">mam</text:span><text:span text:style-name="T45_70">,<text:s/></text:span><text:span text:style-name="T45_71">to</text:span><text:span text:style-name="T45_72"><text:s/></text:span><text:span text:style-name="T45_73">czas</text:span><text:span text:style-name="T45_74">,<text:s/></text:span><text:span text:style-name="T45_75">żeby</text:span><text:span text:style-name="T45_76"><text:s/></text:span><text:span text:style-name="T45_77">to</text:span><text:span text:style-name="T45_78"><text:s/></text:span><text:span text:style-name="T45_79">wszystko</text:span><text:span text:style-name="T45_80"><text:s/></text:span><text:span text:style-name="T45_81">napisać</text:span><text:span text:style-name="T45_82">.<text:s/></text:span><text:span text:style-name="T45_83">Przez</text:span><text:span text:style-name="T45_84"><text:s/></text:span><text:span text:style-name="T45_85">rok</text:span><text:span text:style-name="T45_86"><text:s/></text:span><text:span text:style-name="T45_87">nie</text:span><text:span text:style-name="T45_88"><text:s/></text:span><text:span text:style-name="T45_89">napisałem</text:span><text:span text:style-name="T45_90"><text:s/></text:span><text:span text:style-name="T45_91">prawie</text:span><text:span text:style-name="T45_92"><text:s/></text:span><text:span text:style-name="T45_93">żadnego</text:span><text:span text:style-name="T45_94"><text:s/></text:span><text:span text:style-name="T45_95">zdania</text:span><text:span text:style-name="T45_96">.<text:s/></text:span><text:span text:style-name="T45_97">Wszystko</text:span><text:span text:style-name="T45_98"><text:s/></text:span><text:span text:style-name="T45_99">wisi</text:span><text:span text:style-name="T45_100"><text:s/></text:span><text:span text:style-name="T45_101">i</text:span><text:span text:style-name="T45_102"><text:s/></text:span><text:span text:style-name="T45_103">czeka</text:span><text:span text:style-name="T45_104"><text:s/></text:span><text:span text:style-name="T45_105">na</text:span><text:span text:style-name="T45_106"><text:s/></text:span><text:span text:style-name="T45_107">lepsze</text:span><text:span text:style-name="T45_108"><text:s/></text:span><text:span text:style-name="T45_109">czasy</text:span><text:span text:style-name="T45_110">.<text:s/></text:span><text:span text:style-name="T45_111">Dopiero</text:span><text:span text:style-name="T45_112"><text:s/></text:span><text:span text:style-name="T45_113">kilka</text:span><text:span text:style-name="T45_114"><text:s/></text:span><text:span text:style-name="T45_115">miesięcy</text:span><text:span text:style-name="T45_116"><text:s/></text:span><text:span text:style-name="T45_117">temu</text:span><text:span text:style-name="T45_118"><text:s/></text:span><text:span text:style-name="T45_119">odgrzebałem</text:span><text:span text:style-name="T45_120"><text:s/>“</text:span><text:span text:style-name="T45_121">Przymierze</text:span><text:span text:style-name="T45_122">”,<text:s/></text:span><text:span text:style-name="T45_123">przeczytałem</text:span><text:span text:style-name="T45_124"><text:s/></text:span><text:span text:style-name="T45_125">je</text:span><text:span text:style-name="T45_126"><text:s/></text:span><text:span text:style-name="T45_127">całe</text:span><text:span text:style-name="T45_128"><text:s/></text:span><text:span text:style-name="T45_129">i</text:span><text:span text:style-name="T45_130"><text:s/></text:span><text:span text:style-name="T45_131">powoli</text:span><text:span text:style-name="T45_132"><text:s/></text:span><text:span text:style-name="T45_133">przymierzam</text:span><text:span text:style-name="T45_134"><text:s/></text:span><text:span text:style-name="T45_135">się</text:span><text:span text:style-name="T45_136"><text:s/></text:span><text:span text:style-name="T45_137">do</text:span><text:span text:style-name="T45_138"><text:s/></text:span><text:span text:style-name="T45_139">powrotu</text:span><text:span text:style-name="T45_140"><text:s/></text:span><text:span text:style-name="T45_141">do</text:span><text:span text:style-name="T45_142"><text:s/></text:span><text:span text:style-name="T45_143">pisania</text:span><text:span text:style-name="T45_144"><text:s/></text:span><text:span text:style-name="T45_145">go</text:span><text:span text:style-name="T45_146"><text:s/></text:span><text:span text:style-name="T45_147">dalej</text:span><text:span text:style-name="T45_148">.<text:s/></text:span><text:span text:style-name="T45_149">Jeśli</text:span><text:span text:style-name="T45_150"><text:s/></text:span><text:span text:style-name="T45_151">nigdy</text:span><text:span text:style-name="T45_152"><text:s/></text:span><text:span text:style-name="T45_153">się</text:span><text:span text:style-name="T45_154"><text:s/></text:span><text:span text:style-name="T45_155">nie</text:span><text:span text:style-name="T45_156"><text:s/></text:span><text:span text:style-name="T45_157">zepnę</text:span><text:span text:style-name="T45_158">,<text:s/></text:span><text:span text:style-name="T45_159">to</text:span><text:span text:style-name="T45_160"><text:s/></text:span><text:span text:style-name="T45_161">w</text:span><text:span text:style-name="T45_162"><text:s/></text:span><text:span text:style-name="T45_163">końcu</text:span><text:span text:style-name="T45_164"><text:s/></text:span><text:span text:style-name="T45_165">daruję</text:span><text:span text:style-name="T45_166"><text:s/></text:span><text:span text:style-name="T45_167">sobie</text:span><text:span text:style-name="T45_168"><text:s/></text:span><text:span text:style-name="T45_169">pisanie</text:span><text:span text:style-name="T45_170"><text:s/></text:span><text:span text:style-name="T45_171">opowiadania</text:span><text:span text:style-name="T45_172">,<text:s/></text:span><text:span text:style-name="T45_173">tylko</text:span><text:span text:style-name="T45_174"><text:s/></text:span><text:span text:style-name="T45_175">streszczę</text:span><text:span text:style-name="T45_176"><text:s/></text:span><text:span text:style-name="T45_177">mój</text:span><text:span text:style-name="T45_178"><text:s/></text:span><text:span text:style-name="T45_179">headcanon</text:span><text:span text:style-name="T45_180"><text:s/></text:span><text:span text:style-name="T45_181">tworzony</text:span><text:span text:style-name="T45_182"><text:s/></text:span><text:span text:style-name="T45_183">przez</text:span><text:span text:style-name="T45_184"><text:s/></text:span><text:span text:style-name="T45_185">lata</text:span><text:span text:style-name="T45_186"><text:s/></text:span><text:span text:style-name="T45_187">w</text:span><text:span text:style-name="T45_188"><text:s/></text:span><text:span text:style-name="T45_189">jakiś</text:span><text:span text:style-name="T45_190"><text:s/></text:span><text:span text:style-name="T45_191">spójny</text:span><text:span text:style-name="T45_192"><text:s/></text:span><text:span text:style-name="T45_193">sposób</text:span><text:span text:style-name="T45_194">.</text:span></text:p>
      <text:p text:style-name="P46"><text:span text:style-name="T46_1"><text:s/></text:span></text:p>
      <text:p text:style-name="P47"><text:span text:style-name="T47_1">C</text:span><text:span text:style-name="T47_2">:<text:s/></text:span><text:span text:style-name="T47_3">Czytasz</text:span><text:span text:style-name="T47_4"><text:s/></text:span><text:span text:style-name="T47_5">inne</text:span><text:span text:style-name="T47_6"><text:s/></text:span><text:span text:style-name="T47_7">fanfiki</text:span><text:span text:style-name="T47_8">?<text:s/></text:span><text:span text:style-name="T47_9">Jeśli</text:span><text:span text:style-name="T47_10"><text:s/></text:span><text:span text:style-name="T47_11">tak</text:span><text:span text:style-name="T47_12">,<text:s/></text:span><text:span text:style-name="T47_13">to</text:span><text:span text:style-name="T47_14"><text:s/></text:span><text:span text:style-name="T47_15">który</text:span><text:span text:style-name="T47_16"><text:s/></text:span><text:span text:style-name="T47_17">z</text:span><text:span text:style-name="T47_18"><text:s/></text:span><text:span text:style-name="T47_19">nich</text:span><text:span text:style-name="T47_20"><text:s/></text:span><text:span text:style-name="T47_21">jest</text:span><text:span text:style-name="T47_22"><text:s/></text:span><text:span text:style-name="T47_23">twoim</text:span><text:span text:style-name="T47_24"><text:s/></text:span><text:span text:style-name="T47_25">ulubionym</text:span><text:span text:style-name="T47_26"><text:s/></text:span><text:span text:style-name="T47_27">i</text:span><text:span text:style-name="T47_28"><text:s/></text:span><text:span text:style-name="T47_29">dlaczego</text:span><text:span text:style-name="T47_30">?</text:span></text:p>
      <text:p text:style-name="P48"><text:span text:style-name="T48_1">T</text:span><text:span text:style-name="T48_2">:<text:s/></text:span><text:span text:style-name="T48_3">Niestety</text:span><text:span text:style-name="T48_4"><text:s/></text:span><text:span text:style-name="T48_5">nie</text:span><text:span text:style-name="T48_6">.<text:s/></text:span><text:span text:style-name="T48_7">Może</text:span><text:span text:style-name="T48_8"><text:s/></text:span><text:span text:style-name="T48_9">poza</text:span><text:span text:style-name="T48_10"><text:s/>“</text:span><text:span text:style-name="T48_11">Fallout</text:span><text:span text:style-name="T48_12"><text:s/></text:span><text:span text:style-name="T48_13">Equestria</text:span><text:span text:style-name="T48_14">”,<text:s/></text:span><text:span text:style-name="T48_15">który</text:span><text:span text:style-name="T48_16"><text:s/></text:span><text:span text:style-name="T48_17">przeczytałem</text:span><text:span text:style-name="T48_18"><text:s/></text:span><text:span text:style-name="T48_19">po</text:span><text:span text:style-name="T48_20"><text:s/></text:span><text:span text:style-name="T48_21">łebkach</text:span><text:span text:style-name="T48_22"><text:s/></text:span><text:span text:style-name="T48_23">w</text:span><text:span text:style-name="T48_24"><text:s/></text:span><text:span text:style-name="T48_25">związku</text:span><text:span text:style-name="T48_26"><text:s/></text:span><text:span text:style-name="T48_27">z</text:span><text:span text:style-name="T48_28"><text:s/></text:span><text:span text:style-name="T48_29">fascynacją</text:span><text:span text:style-name="T48_30"><text:s/></text:span><text:span text:style-name="T48_31">oboma</text:span><text:span text:style-name="T48_32"><text:s/></text:span><text:span text:style-name="T48_33">światami</text:span><text:span text:style-name="T48_34">.<text:s/></text:span><text:span text:style-name="T48_35">Wybaczcie</text:span><text:span text:style-name="T48_36">,<text:s/></text:span><text:span text:style-name="T48_37">ale</text:span><text:span text:style-name="T48_38"><text:s/></text:span><text:span text:style-name="T48_39">życie</text:span><text:span text:style-name="T48_40"><text:s/></text:span><text:span text:style-name="T48_41">jest</text:span><text:span text:style-name="T48_42"><text:s/></text:span><text:span text:style-name="T48_43">za</text:span><text:span text:style-name="T48_44"><text:s/></text:span><text:span text:style-name="T48_45">krótkie</text:span><text:span text:style-name="T48_46">,<text:s/></text:span><text:span text:style-name="T48_47">żeby</text:span><text:span text:style-name="T48_48"><text:s/></text:span><text:span text:style-name="T48_49">czytać</text:span><text:span text:style-name="T48_50"><text:s/></text:span><text:span text:style-name="T48_51">słabe</text:span><text:span text:style-name="T48_52"><text:s/></text:span><text:span text:style-name="T48_53">książki</text:span><text:span text:style-name="T48_54">...<text:s/></text:span><text:span text:style-name="T48_55">Nawet</text:span><text:span text:style-name="T48_56"><text:s/></text:span><text:span text:style-name="T48_57">jeśli</text:span><text:span text:style-name="T48_58"><text:s/></text:span><text:span text:style-name="T48_59">istnieją</text:span><text:span text:style-name="T48_60"><text:s/></text:span><text:span text:style-name="T48_61">jakieś</text:span><text:span text:style-name="T48_62"><text:s/></text:span><text:span text:style-name="T48_63">naprawdę</text:span><text:span text:style-name="T48_64"><text:s/></text:span><text:span text:style-name="T48_65">dobre</text:span><text:span text:style-name="T48_66"><text:s/></text:span><text:span text:style-name="T48_67">fanfiki</text:span><text:span text:style-name="T48_68">,<text:s/></text:span><text:span text:style-name="T48_69">mamy</text:span><text:span text:style-name="T48_70"><text:s/></text:span><text:span text:style-name="T48_71">ograniczoną</text:span><text:span text:style-name="T48_72"><text:s/></text:span><text:span text:style-name="T48_73">liczbę</text:span><text:span text:style-name="T48_74"><text:s/></text:span><text:span text:style-name="T48_75">minut</text:span><text:span text:style-name="T48_76"><text:s/></text:span><text:span text:style-name="T48_77">w</text:span><text:span text:style-name="T48_78"><text:s/></text:span><text:span text:style-name="T48_79">tym</text:span><text:span text:style-name="T48_80"><text:s/></text:span><text:span text:style-name="T48_81">życiu</text:span><text:span text:style-name="T48_82"><text:s/></text:span><text:span text:style-name="T48_83">i</text:span><text:span text:style-name="T48_84"><text:s/></text:span><text:span text:style-name="T48_85">wolę</text:span><text:span text:style-name="T48_86"><text:s/></text:span><text:span text:style-name="T48_87">czytać</text:span><text:span text:style-name="T48_88"><text:s/></text:span><text:span text:style-name="T48_89">klasyki</text:span><text:span text:style-name="T48_90"><text:s/></text:span><text:span text:style-name="T48_91">europejskiej</text:span><text:span text:style-name="T48_92"><text:s/></text:span><text:span text:style-name="T48_93">literatury</text:span><text:span text:style-name="T48_94">,<text:s/></text:span><text:span text:style-name="T48_95">żeby</text:span><text:span text:style-name="T48_96"><text:s/></text:span><text:span text:style-name="T48_97">przyssać</text:span><text:span text:style-name="T48_98"><text:s/></text:span><text:span text:style-name="T48_99">się</text:span><text:span text:style-name="T48_100"><text:s/></text:span><text:span text:style-name="T48_101">do</text:span><text:span text:style-name="T48_102"><text:s/></text:span><text:span text:style-name="T48_103">matecznika</text:span><text:span text:style-name="T48_104"><text:s/></text:span><text:span text:style-name="T48_105">naszej</text:span><text:span text:style-name="T48_106"><text:s/></text:span><text:span text:style-name="T48_107">cywiliazacji</text:span><text:span text:style-name="T48_108"><text:s/>(</text:span><text:span text:style-name="T48_109">czy</text:span><text:span text:style-name="T48_110"><text:s/></text:span><text:span text:style-name="T48_111">choćby</text:span><text:span text:style-name="T48_112"><text:s/></text:span><text:span text:style-name="T48_113">po</text:span><text:span text:style-name="T48_114"><text:s/></text:span><text:span text:style-name="T48_115">raz</text:span><text:span text:style-name="T48_116"><text:s/></text:span><text:span text:style-name="T48_117">kolejny</text:span><text:span text:style-name="T48_118"><text:s/></text:span><text:span text:style-name="T48_119">przeczytać</text:span><text:span text:style-name="T48_120"><text:s/></text:span><text:span text:style-name="T48_121">Biblię</text:span><text:span text:style-name="T48_122">,<text:s/></text:span><text:span text:style-name="T48_123">żeby</text:span><text:span text:style-name="T48_124"><text:s/></text:span><text:span text:style-name="T48_125">więcej</text:span><text:span text:style-name="T48_126"><text:s/></text:span><text:span text:style-name="T48_127">z</text:span><text:span text:style-name="T48_128"><text:s/></text:span><text:span text:style-name="T48_129">niej</text:span><text:span text:style-name="T48_130"><text:s/></text:span><text:span text:style-name="T48_131">zrozumieć</text:span><text:span text:style-name="T48_132">)<text:s/></text:span><text:span text:style-name="T48_133">niż</text:span><text:span text:style-name="T48_134"><text:s/></text:span><text:span text:style-name="T48_135">przebierać</text:span><text:span text:style-name="T48_136"><text:s/></text:span><text:span text:style-name="T48_137">bez</text:span><text:span text:style-name="T48_138"><text:s/></text:span><text:span text:style-name="T48_139">końca</text:span><text:span text:style-name="T48_140"><text:s/></text:span><text:span text:style-name="T48_141">pośród</text:span><text:span text:style-name="T48_142"><text:s/></text:span><text:span text:style-name="T48_143">dziesiątek</text:span><text:span text:style-name="T48_144"><text:s/></text:span><text:span text:style-name="T48_145">tekstów</text:span><text:span text:style-name="T48_146"><text:s/></text:span><text:span text:style-name="T48_147">losowej</text:span><text:span text:style-name="T48_148"><text:s/></text:span><text:span text:style-name="T48_149">jakości</text:span><text:span text:style-name="T48_150"><text:s/></text:span><text:span text:style-name="T48_151">w</text:span><text:span text:style-name="T48_152"><text:s/></text:span><text:span text:style-name="T48_153">poszukiwaniu</text:span><text:span text:style-name="T48_154"><text:s/></text:span><text:span text:style-name="T48_155">pereł</text:span><text:span text:style-name="T48_156">.<text:s/></text:span><text:span text:style-name="T48_157">Może</text:span><text:span text:style-name="T48_158"><text:s/></text:span><text:span text:style-name="T48_159">po</text:span><text:span text:style-name="T48_160"><text:s/></text:span><text:span text:style-name="T48_161">śmierci</text:span><text:span text:style-name="T48_162"><text:s/></text:span><text:span text:style-name="T48_163">będzie</text:span><text:span text:style-name="T48_164"><text:s/></text:span><text:span text:style-name="T48_165">jeszcze</text:span><text:span text:style-name="T48_166"><text:s/></text:span><text:span text:style-name="T48_167">dostęp</text:span><text:span text:style-name="T48_168"><text:s/></text:span><text:span text:style-name="T48_169">do</text:span><text:span text:style-name="T48_170"><text:s/></text:span><text:span text:style-name="T48_171">internetu</text:span><text:span text:style-name="T48_172"><text:s/></text:span><text:span text:style-name="T48_173">i</text:span><text:span text:style-name="T48_174"><text:s/></text:span><text:span text:style-name="T48_175">wtedy</text:span><text:span text:style-name="T48_176"><text:s/></text:span><text:span text:style-name="T48_177">nadrobię</text:span><text:span text:style-name="T48_178"><text:s/></text:span><text:span text:style-name="T48_179">stare</text:span><text:span text:style-name="T48_180"><text:s/></text:span><text:span text:style-name="T48_181">dzieła</text:span><text:span text:style-name="T48_182">,<text:s/></text:span><text:span text:style-name="T48_183">aczkolwiek</text:span><text:span text:style-name="T48_184"><text:s/></text:span><text:span text:style-name="T48_185">wtedy</text:span><text:span text:style-name="T48_186"><text:s/></text:span><text:span text:style-name="T48_187">również</text:span><text:span text:style-name="T48_188"><text:s/></text:span><text:span text:style-name="T48_189">wydaje</text:span><text:span text:style-name="T48_190"><text:s/></text:span><text:span text:style-name="T48_191">mi</text:span><text:span text:style-name="T48_192"><text:s/></text:span><text:span text:style-name="T48_193">się</text:span><text:span text:style-name="T48_194">,<text:s/></text:span><text:span text:style-name="T48_195">że</text:span><text:span text:style-name="T48_196"><text:s/></text:span><text:span text:style-name="T48_197">będę</text:span><text:span text:style-name="T48_198"><text:s/></text:span><text:span text:style-name="T48_199">miał</text:span><text:span text:style-name="T48_200"><text:s/></text:span><text:span text:style-name="T48_201">inne</text:span><text:span text:style-name="T48_202"><text:s/></text:span><text:span text:style-name="T48_203">rzeczy</text:span><text:span text:style-name="T48_204"><text:s/></text:span><text:span text:style-name="T48_205">do</text:span><text:span text:style-name="T48_206"><text:s/></text:span><text:span text:style-name="T48_207">roboty</text:span><text:span text:style-name="T48_208">.<text:s/>:</text:span><text:span text:style-name="T48_209">T</text:span></text:p>
      <text:p text:style-name="P49"><text:span text:style-name="T49_1">Taki</text:span><text:span text:style-name="T49_2"><text:s/></text:span><text:span text:style-name="T49_3">z</text:span><text:span text:style-name="T49_4"><text:s/></text:span><text:span text:style-name="T49_5">niego</text:span><text:span text:style-name="T49_6"><text:s/></text:span><text:span text:style-name="T49_7">hipokryta</text:span><text:span text:style-name="T49_8">,<text:s/></text:span><text:span text:style-name="T49_9">chociaż</text:span><text:span text:style-name="T49_10"><text:s/></text:span><text:span text:style-name="T49_11">pisze</text:span><text:span text:style-name="T49_12">,<text:s/></text:span><text:span text:style-name="T49_13">sam</text:span><text:span text:style-name="T49_14"><text:s/></text:span><text:span text:style-name="T49_15">nie</text:span><text:span text:style-name="T49_16"><text:s/></text:span><text:span text:style-name="T49_17">czyta</text:span><text:span text:style-name="T49_18">...</text:span></text:p>
      <text:p text:style-name="P50"><text:span text:style-name="T50_1"><text:s/></text:span></text:p>
      <text:p text:style-name="P51"><text:span text:style-name="T51_1">Z</text:span><text:span text:style-name="T51_2">:<text:s/></text:span><text:span text:style-name="T51_3">Skąd</text:span><text:span text:style-name="T51_4"><text:s/></text:span><text:span text:style-name="T51_5">wzięło</text:span><text:span text:style-name="T51_6"><text:s/></text:span><text:span text:style-name="T51_7">się</text:span><text:span text:style-name="T51_8"><text:s/></text:span><text:span text:style-name="T51_9">przezwisko</text:span><text:span text:style-name="T51_10"><text:s/>“</text:span><text:span text:style-name="T51_11">Tost</text:span><text:span text:style-name="T51_12">”?</text:span></text:p>
      <text:p text:style-name="P52"><text:span text:style-name="T52_1">T</text:span><text:span text:style-name="T52_2">:<text:s/></text:span><text:span text:style-name="T52_3">Historia</text:span><text:span text:style-name="T52_4"><text:s/></text:span><text:span text:style-name="T52_5">tego</text:span><text:span text:style-name="T52_6"><text:s/></text:span><text:span text:style-name="T52_7">nicku</text:span><text:span text:style-name="T52_8"><text:s/></text:span><text:span text:style-name="T52_9">jest</text:span><text:span text:style-name="T52_10"><text:s/></text:span><text:span text:style-name="T52_11">tak</text:span><text:span text:style-name="T52_12"><text:s/></text:span><text:span text:style-name="T52_13">mało</text:span><text:span text:style-name="T52_14"><text:s/></text:span><text:span text:style-name="T52_15">fascynująca</text:span><text:span text:style-name="T52_16">,<text:s/></text:span><text:span text:style-name="T52_17">że</text:span><text:span text:style-name="T52_18"><text:s/></text:span><text:span text:style-name="T52_19">zamiast</text:span><text:span text:style-name="T52_20"><text:s/></text:span><text:span text:style-name="T52_21">tego</text:span><text:span text:style-name="T52_22"><text:s/></text:span><text:span text:style-name="T52_23">radzę</text:span><text:span text:style-name="T52_24"><text:s/></text:span><text:span text:style-name="T52_25">wam</text:span><text:span text:style-name="T52_26"><text:s/></text:span><text:span text:style-name="T52_27">przeczytać</text:span><text:span text:style-name="T52_28"><text:s/></text:span><text:span text:style-name="T52_29">składankę</text:span><text:span text:style-name="T52_30"><text:s/></text:span><text:span text:style-name="T52_31">kawałów</text:span><text:span text:style-name="T52_32"><text:s/></text:span><text:span text:style-name="T52_33">Strasburgera</text:span><text:span text:style-name="T52_34">.<text:s/></text:span><text:span text:style-name="T52_35">Aby</text:span><text:span text:style-name="T52_36"><text:s/></text:span><text:span text:style-name="T52_37">zaspokoić</text:span><text:span text:style-name="T52_38"><text:s/></text:span><text:span text:style-name="T52_39">ciekawość</text:span><text:span text:style-name="T52_40">,<text:s/></text:span><text:span text:style-name="T52_41">powiem</text:span><text:span text:style-name="T52_42">,<text:s/></text:span><text:span text:style-name="T52_43">że</text:span><text:span text:style-name="T52_44"><text:s/></text:span><text:span text:style-name="T52_45">nie</text:span><text:span text:style-name="T52_46"><text:s/></text:span><text:span text:style-name="T52_47">wiąże</text:span><text:span text:style-name="T52_48"><text:s/></text:span><text:span text:style-name="T52_49">się</text:span><text:span text:style-name="T52_50"><text:s/></text:span><text:span text:style-name="T52_51">z</text:span><text:span text:style-name="T52_52"><text:s/></text:span><text:span text:style-name="T52_53">nim</text:span><text:span text:style-name="T52_54"><text:s/></text:span><text:span text:style-name="T52_55">nic</text:span><text:span text:style-name="T52_56">,<text:s/></text:span><text:span text:style-name="T52_57">czego</text:span><text:span text:style-name="T52_58"><text:s/></text:span><text:span text:style-name="T52_59">nie</text:span><text:span text:style-name="T52_60"><text:s/></text:span><text:span text:style-name="T52_61">da</text:span><text:span text:style-name="T52_62"><text:s/></text:span><text:span text:style-name="T52_63">się</text:span><text:span text:style-name="T52_64"><text:s/></text:span><text:span text:style-name="T52_65">określić</text:span><text:span text:style-name="T52_66"><text:s/></text:span><text:span text:style-name="T52_67">terminem</text:span><text:span text:style-name="T52_68"><text:s/>"</text:span><text:span text:style-name="T52_69">losowe</text:span><text:span text:style-name="T52_70"><text:s/></text:span><text:span text:style-name="T52_71">śmieszki</text:span><text:span text:style-name="T52_72">".</text:span></text:p>
      <text:p text:style-name="P53"><text:span text:style-name="T53_1"><text:s/></text:span></text:p>
      <text:p text:style-name="P54"><text:span text:style-name="T54_1">Z</text:span><text:span text:style-name="T54_2">:<text:s/></text:span><text:span text:style-name="T54_3">Skąd</text:span><text:span text:style-name="T54_4"><text:s/></text:span><text:span text:style-name="T54_5">pomysł</text:span><text:span text:style-name="T54_6"><text:s/></text:span><text:span text:style-name="T54_7">na</text:span><text:span text:style-name="T54_8"><text:s/></text:span><text:span text:style-name="T54_9">innowacyjny</text:span><text:span text:style-name="T54_10">,<text:s/></text:span><text:span text:style-name="T54_11">ale</text:span><text:span text:style-name="T54_12"><text:s/></text:span><text:span text:style-name="T54_13">świetnie</text:span><text:span text:style-name="T54_14"><text:s/></text:span><text:span text:style-name="T54_15">napisany</text:span><text:span text:style-name="T54_16"><text:s/></text:span><text:span text:style-name="T54_17">fanfik</text:span><text:span text:style-name="T54_18"><text:s/>“</text:span><text:span text:style-name="T54_19">Klacze</text:span><text:span text:style-name="T54_20"><text:s/></text:span><text:span text:style-name="T54_21">Łzy</text:span><text:span text:style-name="T54_22">”?</text:span></text:p>
      <text:p text:style-name="P55"><text:span text:style-name="T55_1">T</text:span><text:span text:style-name="T55_2">:<text:s/></text:span><text:span text:style-name="T55_3">Czasem</text:span><text:span text:style-name="T55_4"><text:s/></text:span><text:span text:style-name="T55_5">krótsze</text:span><text:span text:style-name="T55_6"><text:s/></text:span><text:span text:style-name="T55_7">formy</text:span><text:span text:style-name="T55_8"><text:s/></text:span><text:span text:style-name="T55_9">są</text:span><text:span text:style-name="T55_10"><text:s/></text:span><text:span text:style-name="T55_11">bardziej</text:span><text:span text:style-name="T55_12"><text:s/></text:span><text:span text:style-name="T55_13">wymagające</text:span><text:span text:style-name="T55_14"><text:s/></text:span><text:span text:style-name="T55_15">od</text:span><text:span text:style-name="T55_16"><text:s/></text:span><text:span text:style-name="T55_17">autora</text:span><text:span text:style-name="T55_18"><text:s/></text:span><text:span text:style-name="T55_19">niż</text:span><text:span text:style-name="T55_20"><text:s/></text:span><text:span text:style-name="T55_21">długie</text:span><text:span text:style-name="T55_22"><text:s/></text:span><text:span text:style-name="T55_23">epopeje</text:span><text:span text:style-name="T55_24">.<text:s/></text:span><text:span text:style-name="T55_25">Napisanie</text:span><text:span text:style-name="T55_26"><text:s/></text:span><text:span text:style-name="T55_27">krótkiego</text:span><text:span text:style-name="T55_28"><text:s/></text:span><text:span text:style-name="T55_29">fanfika</text:span><text:span text:style-name="T55_30"><text:s/></text:span><text:span text:style-name="T55_31">to</text:span><text:span text:style-name="T55_32"><text:s/></text:span><text:span text:style-name="T55_33">było</text:span><text:span text:style-name="T55_34"><text:s/></text:span><text:span text:style-name="T55_35">dla</text:span><text:span text:style-name="T55_36"><text:s/></text:span><text:span text:style-name="T55_37">mnie</text:span><text:span text:style-name="T55_38"><text:s/></text:span><text:span text:style-name="T55_39">nie</text:span><text:span text:style-name="T55_40"><text:s/></text:span><text:span text:style-name="T55_41">lada</text:span><text:span text:style-name="T55_42"><text:s/></text:span><text:span text:style-name="T55_43">wyzwanie</text:span><text:span text:style-name="T55_44">,<text:s/></text:span><text:span text:style-name="T55_45">czego</text:span><text:span text:style-name="T55_46"><text:s/></text:span><text:span text:style-name="T55_47">dowodem</text:span><text:span text:style-name="T55_48"><text:s/></text:span><text:span text:style-name="T55_49">jest</text:span><text:span text:style-name="T55_50"><text:s/></text:span><text:span text:style-name="T55_51">to</text:span><text:span text:style-name="T55_52">,<text:s/></text:span><text:span text:style-name="T55_53">że</text:span><text:span text:style-name="T55_54"><text:s/></text:span><text:span text:style-name="T55_55">każda</text:span><text:span text:style-name="T55_56"><text:s/></text:span><text:span text:style-name="T55_57">odpowiedź</text:span><text:span text:style-name="T55_58"><text:s/></text:span><text:span text:style-name="T55_59">na</text:span><text:span text:style-name="T55_60"><text:s/></text:span><text:span text:style-name="T55_61">pytanie</text:span><text:span text:style-name="T55_62"><text:s/></text:span><text:span text:style-name="T55_63">w</text:span><text:span text:style-name="T55_64"><text:s/></text:span><text:span text:style-name="T55_65">tym</text:span><text:span text:style-name="T55_66"><text:s/></text:span><text:span text:style-name="T55_67">wywiadzie</text:span><text:span text:style-name="T55_68"><text:s/></text:span><text:span text:style-name="T55_69">ma</text:span><text:span text:style-name="T55_70"><text:s/></text:span><text:span text:style-name="T55_71">co</text:span><text:span text:style-name="T55_72"><text:s/></text:span><text:span text:style-name="T55_73">najmniej</text:span><text:span text:style-name="T55_74"><text:s/>12<text:s/></text:span><text:span text:style-name="T55_75">linijek</text:span><text:span text:style-name="T55_76">.</text:span></text:p>
      <text:p text:style-name="P56"><text:span text:style-name="T56_1">A</text:span><text:span text:style-name="T56_2"><text:s/></text:span><text:span text:style-name="T56_3">tak</text:span><text:span text:style-name="T56_4"><text:s/></text:span><text:span text:style-name="T56_5">naprawdę</text:span><text:span text:style-name="T56_6">,<text:s/></text:span><text:span text:style-name="T56_7">to</text:span><text:span text:style-name="T56_8">...<text:s/></text:span><text:span text:style-name="T56_9">napisałem</text:span><text:span text:style-name="T56_10"><text:s/></text:span><text:span text:style-name="T56_11">go</text:span><text:span text:style-name="T56_12"><text:s/></text:span><text:span text:style-name="T56_13">bodaj</text:span><text:span text:style-name="T56_14"><text:s/></text:span><text:span text:style-name="T56_15">na</text:span><text:span text:style-name="T56_16"><text:s/>1<text:s/></text:span><text:span text:style-name="T56_17">kwietnia</text:span><text:span text:style-name="T56_18"><text:s/>2014<text:s/></text:span><text:span text:style-name="T56_19">roku</text:span><text:span text:style-name="T56_20">.</text:span></text:p>
      <text:p text:style-name="P57"><text:span text:style-name="T57_1"><text:s/></text:span></text:p>
      <text:p text:style-name="P58"><text:span text:style-name="T58_1">Z</text:span><text:span text:style-name="T58_2">:<text:s/></text:span><text:span text:style-name="T58_3">Co</text:span><text:span text:style-name="T58_4"><text:s/></text:span><text:span text:style-name="T58_5">Cię</text:span><text:span text:style-name="T58_6"><text:s/></text:span><text:span text:style-name="T58_7">popchnęło</text:span><text:span text:style-name="T58_8"><text:s/></text:span><text:span text:style-name="T58_9">do</text:span><text:span text:style-name="T58_10"><text:s/></text:span><text:span text:style-name="T58_11">oglądania</text:span><text:span text:style-name="T58_12"><text:s/></text:span><text:span text:style-name="T58_13">serialu</text:span><text:span text:style-name="T58_14"><text:s/>“</text:span><text:span text:style-name="T58_15">dla</text:span><text:span text:style-name="T58_16"><text:s/></text:span><text:span text:style-name="T58_17">małych</text:span><text:span text:style-name="T58_18"><text:s/></text:span><text:span text:style-name="T58_19">dziewczynek</text:span><text:span text:style-name="T58_20">”?</text:span></text:p>
      <text:p text:style-name="P59"><text:span text:style-name="T59_1">T</text:span><text:span text:style-name="T59_2">:<text:s/></text:span><text:span text:style-name="T59_3">Flashowe</text:span><text:span text:style-name="T59_4"><text:s/></text:span><text:span text:style-name="T59_5">animacje</text:span><text:span text:style-name="T59_6">.<text:s/></text:span><text:span text:style-name="T59_7">Dobra</text:span><text:span text:style-name="T59_8"><text:s/></text:span><text:span text:style-name="T59_9">muzyka</text:span><text:span text:style-name="T59_10">.<text:s/></text:span><text:span text:style-name="T59_11">Fascynująca</text:span><text:span text:style-name="T59_12"><text:s/></text:span><text:span text:style-name="T59_13">kreska</text:span><text:span text:style-name="T59_14">.<text:s/></text:span><text:span text:style-name="T59_15">Zacząłem</text:span><text:span text:style-name="T59_16"><text:s/></text:span><text:span text:style-name="T59_17">oglądać</text:span><text:span text:style-name="T59_18"><text:s/></text:span><text:span text:style-name="T59_19">kuce</text:span><text:span text:style-name="T59_20"><text:s/></text:span><text:span text:style-name="T59_21">trochę</text:span><text:span text:style-name="T59_22"><text:s/></text:span><text:span text:style-name="T59_23">po</text:span><text:span text:style-name="T59_24"><text:s/></text:span><text:span text:style-name="T59_25">premierze</text:span><text:span text:style-name="T59_26"><text:s/>"</text:span><text:span text:style-name="T59_27">Winter</text:span><text:span text:style-name="T59_28"><text:s/></text:span><text:span text:style-name="T59_29">Wrap</text:span><text:span text:style-name="T59_30"><text:s/></text:span><text:span text:style-name="T59_31">Up</text:span><text:span text:style-name="T59_32">",<text:s/></text:span><text:span text:style-name="T59_33">a</text:span><text:span text:style-name="T59_34"><text:s/></text:span><text:span text:style-name="T59_35">ta</text:span><text:span text:style-name="T59_36"><text:s/></text:span><text:span text:style-name="T59_37">piosenka</text:span><text:span text:style-name="T59_38"><text:s/></text:span><text:span text:style-name="T59_39">była</text:span><text:span text:style-name="T59_40"><text:s/></text:span><text:span text:style-name="T59_41">pierwszym</text:span><text:span text:style-name="T59_42">,<text:s/></text:span><text:span text:style-name="T59_43">co</text:span><text:span text:style-name="T59_44"><text:s/></text:span><text:span text:style-name="T59_45">zobaczyłem</text:span><text:span text:style-name="T59_46">.<text:s/></text:span><text:span text:style-name="T59_47">Obejrzałem</text:span><text:span text:style-name="T59_48"><text:s/></text:span><text:span text:style-name="T59_49">ten</text:span><text:span text:style-name="T59_50"><text:s/></text:span><text:span text:style-name="T59_51">odcinek</text:span><text:span text:style-name="T59_52">,<text:s/></text:span><text:span text:style-name="T59_53">chociaż</text:span><text:span text:style-name="T59_54"><text:s/></text:span><text:span text:style-name="T59_55">wiedziałem</text:span><text:span text:style-name="T59_56">,<text:s/></text:span><text:span text:style-name="T59_57">że</text:span><text:span text:style-name="T59_58"><text:s/></text:span><text:span text:style-name="T59_59">oglądam</text:span><text:span text:style-name="T59_60"><text:s/></text:span><text:span text:style-name="T59_61">kucyki</text:span><text:span text:style-name="T59_62">,<text:s/></text:span><text:span text:style-name="T59_63">ale</text:span><text:span text:style-name="T59_64"><text:s/></text:span><text:span text:style-name="T59_65">muzyka</text:span><text:span text:style-name="T59_66"><text:s/></text:span><text:span text:style-name="T59_67">była</text:span><text:span text:style-name="T59_68"><text:s/></text:span><text:span text:style-name="T59_69">tak</text:span><text:span text:style-name="T59_70"><text:s/></text:span><text:span text:style-name="T59_71">dobra</text:span><text:span text:style-name="T59_72">,<text:s/></text:span><text:span text:style-name="T59_73">głosy</text:span><text:span text:style-name="T59_74"><text:s/></text:span><text:span text:style-name="T59_75">tak</text:span><text:span text:style-name="T59_76"><text:s/></text:span><text:span text:style-name="T59_77">przyjazne</text:span><text:span text:style-name="T59_78">,<text:s/></text:span><text:span text:style-name="T59_79">a</text:span><text:span text:style-name="T59_80"><text:s/></text:span><text:span text:style-name="T59_81">cała</text:span><text:span text:style-name="T59_82"><text:s/></text:span><text:span text:style-name="T59_83">fabuła</text:span><text:span text:style-name="T59_84"><text:s/></text:span><text:span text:style-name="T59_85">tak</text:span><text:span text:style-name="T59_86"><text:s/></text:span><text:span text:style-name="T59_87">dziwnie</text:span><text:span text:style-name="T59_88"><text:s/></text:span><text:span text:style-name="T59_89">naiwna</text:span><text:span text:style-name="T59_90"><text:s/></text:span><text:span text:style-name="T59_91">i</text:span><text:span text:style-name="T59_92"><text:s/></text:span><text:span text:style-name="T59_93">ciekawa</text:span><text:span text:style-name="T59_94">,<text:s/></text:span><text:span text:style-name="T59_95">że</text:span><text:span text:style-name="T59_96"><text:s/></text:span><text:span text:style-name="T59_97">chciałem</text:span><text:span text:style-name="T59_98"><text:s/></text:span><text:span text:style-name="T59_99">WINCYJ</text:span><text:span text:style-name="T59_100">.<text:s/></text:span><text:span text:style-name="T59_101">Potem</text:span><text:span text:style-name="T59_102"><text:s/></text:span><text:span text:style-name="T59_103">wylądowałem</text:span><text:span text:style-name="T59_104"><text:s/></text:span><text:span text:style-name="T59_105">na</text:span><text:span text:style-name="T59_106"><text:s/></text:span><text:span text:style-name="T59_107">ponymeecie</text:span><text:span text:style-name="T59_108"><text:s/></text:span><text:span text:style-name="T59_109">w</text:span><text:span text:style-name="T59_110"><text:s/></text:span><text:span text:style-name="T59_111">Warszawie</text:span><text:span text:style-name="T59_112">,<text:s/></text:span><text:span text:style-name="T59_113">a</text:span><text:span text:style-name="T59_114"><text:s/></text:span><text:span text:style-name="T59_115">dalej</text:span><text:span text:style-name="T59_116"><text:s/></text:span><text:span text:style-name="T59_117">już</text:span><text:span text:style-name="T59_118"><text:s/></text:span><text:span text:style-name="T59_119">poszło</text:span><text:span text:style-name="T59_120"><text:s/></text:span><text:span text:style-name="T59_121">i</text:span><text:span text:style-name="T59_122"><text:s/></text:span><text:span text:style-name="T59_123">nie</text:span><text:span text:style-name="T59_124"><text:s/></text:span><text:span text:style-name="T59_125">puściło</text:span><text:span text:style-name="T59_126">.<text:s/></text:span><text:span text:style-name="T59_127">Aż</text:span><text:span text:style-name="T59_128"><text:s/></text:span><text:span text:style-name="T59_129">do</text:span><text:span text:style-name="T59_130"><text:s/></text:span><text:span text:style-name="T59_131">ostatniego</text:span><text:span text:style-name="T59_132"><text:s/></text:span><text:span text:style-name="T59_133">czasu</text:span><text:span text:style-name="T59_134">,<text:s/></text:span><text:span text:style-name="T59_135">kiedy</text:span><text:span text:style-name="T59_136"><text:s/></text:span><text:span text:style-name="T59_137">fandom</text:span><text:span text:style-name="T59_138"><text:s/></text:span><text:span text:style-name="T59_139">umar</text:span><text:span text:style-name="T59_140">,<text:s/></text:span><text:span text:style-name="T59_141">a</text:span><text:span text:style-name="T59_142"><text:s/></text:span><text:span text:style-name="T59_143">mnie</text:span><text:span text:style-name="T59_144"><text:s/></text:span><text:span text:style-name="T59_145">odciągnęła</text:span><text:span text:style-name="T59_146"><text:s/></text:span><text:span text:style-name="T59_147">praca</text:span><text:span text:style-name="T59_148">,<text:s/></text:span><text:span text:style-name="T59_149">studia</text:span><text:span text:style-name="T59_150"><text:s/></text:span><text:span text:style-name="T59_151">i</text:span><text:span text:style-name="T59_152"><text:s/></text:span><text:span text:style-name="T59_153">kobieta</text:span><text:span text:style-name="T59_154">.<text:s/></text:span><draw:frame svg:x="0cm" svg:y="0cm" svg:width="0.423cm" svg:height="0.423cm" draw:style-name="FR4" text:anchor-type="as-char" draw:z-index="0"><draw:image xlink:href="Pictures/image4.png" xlink:type="simple" xlink:show="embed" xlink:actuate="onLoad"/><svg:desc>:v</svg:desc></draw:frame></text:p>
      <text:p text:style-name="P60"><text:span text:style-name="T60_1"><text:s/></text:span></text:p>
      <text:p text:style-name="P61"><text:span text:style-name="T61_1">Z</text:span><text:span text:style-name="T61_2">:<text:s/></text:span><text:span text:style-name="T61_3">Czy</text:span><text:span text:style-name="T61_4"><text:s/></text:span><text:span text:style-name="T61_5">czytasz</text:span><text:span text:style-name="T61_6"><text:s/></text:span><text:span text:style-name="T61_7">nasz</text:span><text:span text:style-name="T61_8"><text:s/></text:span><text:span text:style-name="T61_9">fanzin</text:span><text:span text:style-name="T61_10">?</text:span></text:p>
      <text:p text:style-name="P62"><text:span text:style-name="T62_1">T</text:span><text:span text:style-name="T62_2">:<text:s/>(</text:span><text:span text:style-name="T62_3">Najpierw</text:span><text:span text:style-name="T62_4"><text:s/></text:span><text:span text:style-name="T62_5">przez</text:span><text:span text:style-name="T62_6"><text:s/></text:span><text:span text:style-name="T62_7">dłuższy</text:span><text:span text:style-name="T62_8"><text:s/></text:span><text:span text:style-name="T62_9">czas</text:span><text:span text:style-name="T62_10"><text:s/></text:span><text:span text:style-name="T62_11">zachodziłem</text:span><text:span text:style-name="T62_12"><text:s/></text:span><text:span text:style-name="T62_13">w</text:span><text:span text:style-name="T62_14"><text:s/></text:span><text:span text:style-name="T62_15">głowę</text:span><text:span text:style-name="T62_16">,<text:s/></text:span><text:span text:style-name="T62_17">co</text:span><text:span text:style-name="T62_18"><text:s/></text:span><text:span text:style-name="T62_19">to</text:span><text:span text:style-name="T62_20"><text:s/></text:span><text:span text:style-name="T62_21">właściwie</text:span><text:span text:style-name="T62_22"><text:s/></text:span><text:span text:style-name="T62_23">znaczy</text:span><text:span text:style-name="T62_24"><text:s/>"</text:span><text:span text:style-name="T62_25">fanzin</text:span><text:span text:style-name="T62_26">").<text:s/></text:span><text:span text:style-name="T62_27">Okazjonalnie</text:span><text:span text:style-name="T62_28">,<text:s/></text:span><text:span text:style-name="T62_29">kiedy</text:span><text:span text:style-name="T62_30"><text:s/></text:span><text:span text:style-name="T62_31">ktoś</text:span><text:span text:style-name="T62_32"><text:s/></text:span><text:span text:style-name="T62_33">raczy</text:span><text:span text:style-name="T62_34"><text:s/></text:span><text:span text:style-name="T62_35">podrzucić</text:span><text:span text:style-name="T62_36"><text:s/></text:span><text:span text:style-name="T62_37">mi</text:span><text:span text:style-name="T62_38"><text:s/></text:span><text:span text:style-name="T62_39">jakiś</text:span><text:span text:style-name="T62_40"><text:s/></text:span><text:span text:style-name="T62_41">ciekawy</text:span><text:span text:style-name="T62_42"><text:s/></text:span><text:span text:style-name="T62_43">materiał</text:span><text:span text:style-name="T62_44">.<text:s/></text:span><text:span text:style-name="T62_45">Zwykle</text:span><text:span text:style-name="T62_46"><text:s/></text:span><text:span text:style-name="T62_47">jest</text:span><text:span text:style-name="T62_48"><text:s/></text:span><text:span text:style-name="T62_49">to</text:span><text:span text:style-name="T62_50"><text:s/></text:span><text:span text:style-name="T62_51">tekst</text:span><text:span text:style-name="T62_52"><text:s/></text:span><text:span text:style-name="T62_53">autorstwa</text:span><text:span text:style-name="T62_54"><text:s/></text:span><text:span text:style-name="T62_55">znajomego</text:span><text:span text:style-name="T62_56">,<text:s/></text:span><text:span text:style-name="T62_57">recenzja</text:span><text:span text:style-name="T62_58"><text:s/></text:span><text:span text:style-name="T62_59">jego</text:span><text:span text:style-name="T62_60"><text:s/></text:span><text:span text:style-name="T62_61">fanfika</text:span><text:span text:style-name="T62_62"><text:s/></text:span><text:span text:style-name="T62_63">czy</text:span><text:span text:style-name="T62_64"><text:s/></text:span><text:span text:style-name="T62_65">też</text:span><text:span text:style-name="T62_66"><text:s/></text:span><text:span text:style-name="T62_67">inne</text:span><text:span text:style-name="T62_68"><text:s/></text:span><text:span text:style-name="T62_69">wydarzenia</text:span><text:span text:style-name="T62_70"><text:s/></text:span><text:span text:style-name="T62_71">podobnej</text:span><text:span text:style-name="T62_72"><text:s/></text:span><text:span text:style-name="T62_73">natury</text:span><text:span text:style-name="T62_74">.<text:s/></text:span><text:span text:style-name="T62_75">Niestety</text:span><text:span text:style-name="T62_76"><text:s/></text:span><text:span text:style-name="T62_77">moje</text:span><text:span text:style-name="T62_78"><text:s/></text:span><text:span text:style-name="T62_79">lata</text:span><text:span text:style-name="T62_80"><text:s/></text:span><text:span text:style-name="T62_81">istnienia</text:span><text:span text:style-name="T62_82"><text:s/></text:span><text:span text:style-name="T62_83">w</text:span><text:span text:style-name="T62_84"><text:s/></text:span><text:span text:style-name="T62_85">fandomie</text:span><text:span text:style-name="T62_86"><text:s/></text:span><text:span text:style-name="T62_87">stają</text:span><text:span text:style-name="T62_88"><text:s/></text:span><text:span text:style-name="T62_89">się</text:span><text:span text:style-name="T62_90"><text:s/></text:span><text:span text:style-name="T62_91">powoli</text:span><text:span text:style-name="T62_92"><text:s/></text:span><text:span text:style-name="T62_93">jedynie</text:span><text:span text:style-name="T62_94"><text:s/></text:span><text:span text:style-name="T62_95">wspomnieniem</text:span><text:span text:style-name="T62_96">,<text:s/></text:span><text:span text:style-name="T62_97">więc</text:span><text:span text:style-name="T62_98"><text:s/></text:span><text:span text:style-name="T62_99">i</text:span><text:span text:style-name="T62_100"><text:s/></text:span><text:span text:style-name="T62_101">kontakt</text:span><text:span text:style-name="T62_102"><text:s/></text:span><text:span text:style-name="T62_103">z</text:span><text:span text:style-name="T62_104"><text:s/></text:span><text:span text:style-name="T62_105">ważniejszymi</text:span><text:span text:style-name="T62_106"><text:s/></text:span><text:span text:style-name="T62_107">źródłami</text:span><text:span text:style-name="T62_108"><text:s/></text:span><text:span text:style-name="T62_109">wiedzy</text:span><text:span text:style-name="T62_110"><text:s/></text:span><text:span text:style-name="T62_111">o</text:span><text:span text:style-name="T62_112"><text:s/></text:span><text:span text:style-name="T62_113">życiu</text:span><text:span text:style-name="T62_114"><text:s/></text:span><text:span text:style-name="T62_115">stada</text:span><text:span text:style-name="T62_116"><text:s/></text:span><text:span text:style-name="T62_117">jakoś</text:span><text:span text:style-name="T62_118"><text:s/></text:span><text:span text:style-name="T62_119">się</text:span><text:span text:style-name="T62_120"><text:s/></text:span><text:span text:style-name="T62_121">zaciera</text:span><text:span text:style-name="T62_122">.</text:span></text:p>
      <text:p text:style-name="P6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